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able-cell-properties fo:border-bottom="none" fo:border-left="none" fo:border-right="none" fo:border-top="2.01pt solid #000000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able-cell-properties fo:border-bottom="none" fo:border-left="none" fo:border-right="none" fo:border-top="2.01pt solid #000000"/>
    </style:style>
    <style:style style:name="ce5" style:family="table-cell" style:parent-style-name="Default" style:data-style-name="N115"/>
    <style:style style:name="ce6" style:family="table-cell" style:parent-style-name="Default" style:data-style-name="N115">
      <style:table-cell-properties fo:border-bottom="none" fo:border-left="none" fo:border-right="none" fo:border-top="2.01pt solid #000000"/>
    </style:style>
    <style:style style:name="ce7" style:family="table-cell" style:parent-style-name="Default" style:data-style-name="N109"/>
    <style:style style:name="ce8" style:family="table-cell" style:parent-style-name="Default" style:data-style-name="N109">
      <style:table-cell-properties fo:border-bottom="none" fo:border-left="none" fo:border-right="none" fo:border-top="2.01pt solid #000000"/>
    </style:style>
    <style:style style:name="ce9" style:family="table-cell" style:parent-style-name="Default" style:data-style-name="N113"/>
    <style:style style:name="ce10" style:family="table-cell" style:parent-style-name="Default" style:data-style-name="N108">
      <style:table-cell-properties fo:border-bottom="none" fo:border-left="none" fo:border-right="none" fo:border-top="0.74pt solid #000000"/>
    </style:style>
    <style:style style:name="ce11" style:family="table-cell" style:parent-style-name="Default" style:data-style-name="N108">
      <style:table-cell-properties fo:border-bottom="0.74pt solid #000000" fo:border-left="none" fo:border-right="none" fo:border-top="none"/>
    </style:style>
    <style:style style:name="ce12" style:family="table-cell" style:parent-style-name="Default" style:data-style-name="N115">
      <style:table-cell-properties fo:border-bottom="none" fo:border-left="none" fo:border-right="none" fo:border-top="0.74pt solid #000000"/>
    </style:style>
    <style:style style:name="ce13" style:family="table-cell" style:parent-style-name="Default" style:data-style-name="N115">
      <style:table-cell-properties fo:border-bottom="0.74pt solid #000000" fo:border-left="none" fo:border-right="none" fo:border-top="none"/>
    </style:style>
    <style:style style:name="ce14" style:family="table-cell" style:parent-style-name="Default" style:data-style-name="N107">
      <style:map style:condition="is-true-formula([.D3]&gt;[.D2])" style:apply-style-name="Sans_20_nom1" style:base-cell-address="Feuille2.D3"/>
    </style:style>
    <style:style style:name="ce15" style:family="table-cell" style:parent-style-name="Default" style:data-style-name="N107">
      <style:map style:condition="is-true-formula([.D4]&gt;[.D3])" style:apply-style-name="Sans_20_nom1" style:base-cell-address="Feuille2.D4"/>
    </style:style>
    <style:style style:name="ce16" style:family="table-cell" style:parent-style-name="Default" style:data-style-name="N107">
      <style:map style:condition="is-true-formula([.D5]&gt;[.D4])" style:apply-style-name="Sans_20_nom1" style:base-cell-address="Feuille2.D5"/>
    </style:style>
    <style:style style:name="ce17" style:family="table-cell" style:parent-style-name="Default" style:data-style-name="N107">
      <style:map style:condition="is-true-formula([.D6]&gt;[.D5])" style:apply-style-name="Sans_20_nom1" style:base-cell-address="Feuille2.D6"/>
    </style:style>
    <style:style style:name="ce18" style:family="table-cell" style:parent-style-name="Default" style:data-style-name="N107">
      <style:map style:condition="is-true-formula([.D7]&gt;[.D6])" style:apply-style-name="Sans_20_nom1" style:base-cell-address="Feuille2.D7"/>
    </style:style>
    <style:style style:name="ce19" style:family="table-cell" style:parent-style-name="Default" style:data-style-name="N107">
      <style:map style:condition="is-true-formula([.D8]&gt;[.D7])" style:apply-style-name="Sans_20_nom1" style:base-cell-address="Feuille2.D8"/>
    </style:style>
    <style:style style:name="ce20" style:family="table-cell" style:parent-style-name="Default" style:data-style-name="N107">
      <style:map style:condition="is-true-formula([.D9]&gt;[.D8])" style:apply-style-name="Sans_20_nom1" style:base-cell-address="Feuille2.D9"/>
    </style:style>
    <style:style style:name="ce21" style:family="table-cell" style:parent-style-name="Default" style:data-style-name="N107">
      <style:map style:condition="is-true-formula([.D10]&gt;[.D9])" style:apply-style-name="Sans_20_nom1" style:base-cell-address="Feuille2.D10"/>
    </style:style>
    <style:style style:name="ce22" style:family="table-cell" style:parent-style-name="Default" style:data-style-name="N107">
      <style:map style:condition="is-true-formula([.D11]&gt;[.D10])" style:apply-style-name="Sans_20_nom1" style:base-cell-address="Feuille2.D11"/>
    </style:style>
    <style:style style:name="ce23" style:family="table-cell" style:parent-style-name="Default" style:data-style-name="N107">
      <style:map style:condition="is-true-formula([.D12]&gt;[.D11])" style:apply-style-name="Sans_20_nom1" style:base-cell-address="Feuille2.D12"/>
    </style:style>
    <style:style style:name="ce24" style:family="table-cell" style:parent-style-name="Default" style:data-style-name="N107">
      <style:map style:condition="is-true-formula([.D13]&gt;[.D12])" style:apply-style-name="Sans_20_nom1" style:base-cell-address="Feuille2.D13"/>
    </style:style>
    <style:style style:name="ce25" style:family="table-cell" style:parent-style-name="Default" style:data-style-name="N107">
      <style:map style:condition="is-true-formula([.D14]&gt;[.D13])" style:apply-style-name="Sans_20_nom1" style:base-cell-address="Feuille2.D14"/>
    </style:style>
    <style:style style:name="ce26" style:family="table-cell" style:parent-style-name="Default" style:data-style-name="N107">
      <style:map style:condition="is-true-formula([.D15]&gt;[.D14])" style:apply-style-name="Sans_20_nom1" style:base-cell-address="Feuille2.D15"/>
    </style:style>
    <style:style style:name="ce27" style:family="table-cell" style:parent-style-name="Default" style:data-style-name="N107">
      <style:map style:condition="is-true-formula([.D16]&gt;[.D15])" style:apply-style-name="Sans_20_nom1" style:base-cell-address="Feuille2.D16"/>
    </style:style>
    <style:style style:name="ce28" style:family="table-cell" style:parent-style-name="Default" style:data-style-name="N107">
      <style:map style:condition="is-true-formula([.D17]&gt;[.D16])" style:apply-style-name="Sans_20_nom1" style:base-cell-address="Feuille2.D17"/>
    </style:style>
    <style:style style:name="ce29" style:family="table-cell" style:parent-style-name="Default" style:data-style-name="N107">
      <style:map style:condition="is-true-formula([.D18]&gt;[.D17])" style:apply-style-name="Sans_20_nom1" style:base-cell-address="Feuille2.D18"/>
    </style:style>
    <style:style style:name="ce30" style:family="table-cell" style:parent-style-name="Default" style:data-style-name="N107">
      <style:map style:condition="is-true-formula([.D19]&gt;[.D18])" style:apply-style-name="Sans_20_nom1" style:base-cell-address="Feuille2.D19"/>
    </style:style>
    <style:style style:name="ce31" style:family="table-cell" style:parent-style-name="Default" style:data-style-name="N107">
      <style:map style:condition="is-true-formula([.D20]&gt;[.D19])" style:apply-style-name="Sans_20_nom1" style:base-cell-address="Feuille2.D20"/>
    </style:style>
    <style:style style:name="ce32" style:family="table-cell" style:parent-style-name="Default" style:data-style-name="N107">
      <style:map style:condition="is-true-formula([.D21]&gt;[.D20])" style:apply-style-name="Sans_20_nom1" style:base-cell-address="Feuille2.D21"/>
    </style:style>
    <style:style style:name="ce33" style:family="table-cell" style:parent-style-name="Default" style:data-style-name="N107">
      <style:map style:condition="is-true-formula([.D22]&gt;[.D21])" style:apply-style-name="Sans_20_nom1" style:base-cell-address="Feuille2.D22"/>
    </style:style>
    <style:style style:name="ce34" style:family="table-cell" style:parent-style-name="Default" style:data-style-name="N107">
      <style:map style:condition="is-true-formula([.D23]&gt;[.D22])" style:apply-style-name="Sans_20_nom1" style:base-cell-address="Feuille2.D23"/>
    </style:style>
    <style:style style:name="ce35" style:family="table-cell" style:parent-style-name="Default" style:data-style-name="N107">
      <style:map style:condition="is-true-formula([.D24]&gt;[.D23])" style:apply-style-name="Sans_20_nom1" style:base-cell-address="Feuille2.D24"/>
    </style:style>
    <style:style style:name="ce36" style:family="table-cell" style:parent-style-name="Default" style:data-style-name="N107">
      <style:map style:condition="is-true-formula([.D25]&gt;[.D24])" style:apply-style-name="Sans_20_nom1" style:base-cell-address="Feuille2.D25"/>
    </style:style>
    <style:style style:name="ce37" style:family="table-cell" style:parent-style-name="Default" style:data-style-name="N107">
      <style:map style:condition="is-true-formula([.D26]&gt;[.D25])" style:apply-style-name="Sans_20_nom1" style:base-cell-address="Feuille2.D26"/>
    </style:style>
    <style:style style:name="ce38" style:family="table-cell" style:parent-style-name="Default" style:data-style-name="N107">
      <style:map style:condition="is-true-formula([.D27]&gt;[.D26])" style:apply-style-name="Sans_20_nom1" style:base-cell-address="Feuille2.D27"/>
    </style:style>
    <style:style style:name="ce39" style:family="table-cell" style:parent-style-name="Default" style:data-style-name="N107">
      <style:map style:condition="is-true-formula([.D28]&gt;[.D27])" style:apply-style-name="Sans_20_nom1" style:base-cell-address="Feuille2.D28"/>
    </style:style>
    <style:style style:name="ce40" style:family="table-cell" style:parent-style-name="Default" style:data-style-name="N107">
      <style:map style:condition="is-true-formula([.D29]&gt;[.D28])" style:apply-style-name="Sans_20_nom1" style:base-cell-address="Feuille2.D29"/>
    </style:style>
    <style:style style:name="ce41" style:family="table-cell" style:parent-style-name="Default" style:data-style-name="N107">
      <style:map style:condition="is-true-formula([.D30]&gt;[.D29])" style:apply-style-name="Sans_20_nom1" style:base-cell-address="Feuille2.D30"/>
    </style:style>
    <style:style style:name="ce42" style:family="table-cell" style:parent-style-name="Default" style:data-style-name="N107">
      <style:map style:condition="is-true-formula([.D31]&gt;[.D30])" style:apply-style-name="Sans_20_nom1" style:base-cell-address="Feuille2.D31"/>
    </style:style>
    <style:style style:name="ce43" style:family="table-cell" style:parent-style-name="Default" style:data-style-name="N107">
      <style:map style:condition="is-true-formula([.D32]&gt;[.D31])" style:apply-style-name="Sans_20_nom1" style:base-cell-address="Feuille2.D32"/>
    </style:style>
    <style:style style:name="ce44" style:family="table-cell" style:parent-style-name="Default" style:data-style-name="N107">
      <style:map style:condition="is-true-formula([.D33]&gt;[.D32])" style:apply-style-name="Sans_20_nom1" style:base-cell-address="Feuille2.D33"/>
    </style:style>
    <style:style style:name="ce45" style:family="table-cell" style:parent-style-name="Default" style:data-style-name="N107">
      <style:map style:condition="is-true-formula([.D34]&gt;[.D33])" style:apply-style-name="Sans_20_nom1" style:base-cell-address="Feuille2.D34"/>
    </style:style>
    <style:style style:name="ce46" style:family="table-cell" style:parent-style-name="Default" style:data-style-name="N107">
      <style:map style:condition="is-true-formula([.D35]&gt;[.D34])" style:apply-style-name="Sans_20_nom1" style:base-cell-address="Feuille2.D35"/>
    </style:style>
    <style:style style:name="ce47" style:family="table-cell" style:parent-style-name="Default" style:data-style-name="N107">
      <style:map style:condition="is-true-formula([.D36]&gt;[.D35])" style:apply-style-name="Sans_20_nom1" style:base-cell-address="Feuille2.D36"/>
    </style:style>
    <style:style style:name="ce48" style:family="table-cell" style:parent-style-name="Default" style:data-style-name="N107">
      <style:map style:condition="is-true-formula([.D37]&gt;[.D36])" style:apply-style-name="Sans_20_nom1" style:base-cell-address="Feuille2.D37"/>
    </style:style>
    <style:style style:name="ce49" style:family="table-cell" style:parent-style-name="Default" style:data-style-name="N107">
      <style:map style:condition="is-true-formula([.D38]&gt;[.D37])" style:apply-style-name="Sans_20_nom1" style:base-cell-address="Feuille2.D38"/>
    </style:style>
    <style:style style:name="ce50" style:family="table-cell" style:parent-style-name="Default" style:data-style-name="N107">
      <style:map style:condition="is-true-formula([.D39]&gt;[.D38])" style:apply-style-name="Sans_20_nom1" style:base-cell-address="Feuille2.D39"/>
    </style:style>
    <style:style style:name="ce51" style:family="table-cell" style:parent-style-name="Default" style:data-style-name="N107">
      <style:map style:condition="is-true-formula([.D40]&gt;[.D39])" style:apply-style-name="Sans_20_nom1" style:base-cell-address="Feuille2.D40"/>
    </style:style>
    <style:style style:name="ce52" style:family="table-cell" style:parent-style-name="Default" style:data-style-name="N107">
      <style:map style:condition="is-true-formula([.D41]&gt;[.D40])" style:apply-style-name="Sans_20_nom1" style:base-cell-address="Feuille2.D41"/>
    </style:style>
    <style:style style:name="ce53" style:family="table-cell" style:parent-style-name="Default" style:data-style-name="N107">
      <style:map style:condition="is-true-formula([.D42]&gt;[.D41])" style:apply-style-name="Sans_20_nom1" style:base-cell-address="Feuille2.D42"/>
    </style:style>
    <style:style style:name="ce54" style:family="table-cell" style:parent-style-name="Default" style:data-style-name="N107">
      <style:map style:condition="is-true-formula([.D43]&gt;[.D42])" style:apply-style-name="Sans_20_nom1" style:base-cell-address="Feuille2.D43"/>
    </style:style>
    <style:style style:name="ce55" style:family="table-cell" style:parent-style-name="Default" style:data-style-name="N107">
      <style:map style:condition="is-true-formula([.D44]&gt;[.D43])" style:apply-style-name="Sans_20_nom1" style:base-cell-address="Feuille2.D44"/>
    </style:style>
    <style:style style:name="ce56" style:family="table-cell" style:parent-style-name="Default" style:data-style-name="N107">
      <style:map style:condition="is-true-formula([.D45]&gt;[.D44])" style:apply-style-name="Sans_20_nom1" style:base-cell-address="Feuille2.D45"/>
    </style:style>
    <style:style style:name="ce57" style:family="table-cell" style:parent-style-name="Default" style:data-style-name="N107">
      <style:map style:condition="is-true-formula([.D46]&gt;[.D45])" style:apply-style-name="Sans_20_nom1" style:base-cell-address="Feuille2.D46"/>
    </style:style>
    <style:style style:name="ce58" style:family="table-cell" style:parent-style-name="Default" style:data-style-name="N107">
      <style:map style:condition="is-true-formula([.D47]&gt;[.D46])" style:apply-style-name="Sans_20_nom1" style:base-cell-address="Feuille2.D47"/>
    </style:style>
    <style:style style:name="ce59" style:family="table-cell" style:parent-style-name="Default" style:data-style-name="N107">
      <style:map style:condition="is-true-formula([.D48]&gt;[.D47])" style:apply-style-name="Sans_20_nom1" style:base-cell-address="Feuille2.D48"/>
    </style:style>
    <style:style style:name="ce60" style:family="table-cell" style:parent-style-name="Default" style:data-style-name="N107">
      <style:map style:condition="is-true-formula([.D49]&gt;[.D48])" style:apply-style-name="Sans_20_nom1" style:base-cell-address="Feuille2.D49"/>
    </style:style>
    <style:style style:name="ce61" style:family="table-cell" style:parent-style-name="Default" style:data-style-name="N107">
      <style:map style:condition="is-true-formula([.D50]&gt;[.D49])" style:apply-style-name="Sans_20_nom1" style:base-cell-address="Feuille2.D50"/>
    </style:style>
    <style:style style:name="ce62" style:family="table-cell" style:parent-style-name="Default" style:data-style-name="N107">
      <style:map style:condition="is-true-formula([.D51]&gt;[.D50])" style:apply-style-name="Sans_20_nom1" style:base-cell-address="Feuille2.D51"/>
    </style:style>
    <style:style style:name="ce63" style:family="table-cell" style:parent-style-name="Default" style:data-style-name="N107">
      <style:map style:condition="is-true-formula([.D52]&gt;[.D51])" style:apply-style-name="Sans_20_nom1" style:base-cell-address="Feuille2.D52"/>
    </style:style>
    <style:style style:name="ce64" style:family="table-cell" style:parent-style-name="Default" style:data-style-name="N107">
      <style:map style:condition="is-true-formula([.D53]&gt;[.D52])" style:apply-style-name="Sans_20_nom1" style:base-cell-address="Feuille2.D53"/>
    </style:style>
    <style:style style:name="ce65" style:family="table-cell" style:parent-style-name="Default" style:data-style-name="N107">
      <style:map style:condition="is-true-formula([.D54]&gt;[.D53])" style:apply-style-name="Sans_20_nom1" style:base-cell-address="Feuille2.D54"/>
    </style:style>
    <style:style style:name="ce66" style:family="table-cell" style:parent-style-name="Default" style:data-style-name="N107">
      <style:map style:condition="is-true-formula([.D55]&gt;[.D54])" style:apply-style-name="Sans_20_nom1" style:base-cell-address="Feuille2.D55"/>
    </style:style>
    <style:style style:name="ce67" style:family="table-cell" style:parent-style-name="Default" style:data-style-name="N107">
      <style:map style:condition="is-true-formula([.D56]&gt;[.D55])" style:apply-style-name="Sans_20_nom1" style:base-cell-address="Feuille2.D56"/>
    </style:style>
    <style:style style:name="ce68" style:family="table-cell" style:parent-style-name="Default" style:data-style-name="N107">
      <style:map style:condition="is-true-formula([.D57]&gt;[.D56])" style:apply-style-name="Sans_20_nom1" style:base-cell-address="Feuille2.D57"/>
    </style:style>
    <style:style style:name="ce69" style:family="table-cell" style:parent-style-name="Default" style:data-style-name="N107">
      <style:map style:condition="is-true-formula([.D58]&gt;[.D57])" style:apply-style-name="Sans_20_nom1" style:base-cell-address="Feuille2.D58"/>
    </style:style>
    <style:style style:name="ce70" style:family="table-cell" style:parent-style-name="Default" style:data-style-name="N107">
      <style:map style:condition="is-true-formula([.D59]&gt;[.D58])" style:apply-style-name="Sans_20_nom1" style:base-cell-address="Feuille2.D59"/>
    </style:style>
    <style:style style:name="ce71" style:family="table-cell" style:parent-style-name="Default" style:data-style-name="N107">
      <style:map style:condition="is-true-formula([.D60]&gt;[.D59])" style:apply-style-name="Sans_20_nom1" style:base-cell-address="Feuille2.D60"/>
    </style:style>
    <style:style style:name="ce72" style:family="table-cell" style:parent-style-name="Default" style:data-style-name="N107">
      <style:map style:condition="is-true-formula([.D61]&gt;[.D60])" style:apply-style-name="Sans_20_nom1" style:base-cell-address="Feuille2.D61"/>
    </style:style>
    <style:style style:name="ce73" style:family="table-cell" style:parent-style-name="Default" style:data-style-name="N107">
      <style:map style:condition="is-true-formula([.D62]&gt;[.D61])" style:apply-style-name="Sans_20_nom1" style:base-cell-address="Feuille2.D62"/>
    </style:style>
    <style:style style:name="ce74" style:family="table-cell" style:parent-style-name="Default" style:data-style-name="N107">
      <style:map style:condition="is-true-formula([.D63]&gt;[.D62])" style:apply-style-name="Sans_20_nom1" style:base-cell-address="Feuille2.D63"/>
    </style:style>
    <style:style style:name="ce75" style:family="table-cell" style:parent-style-name="Default" style:data-style-name="N107">
      <style:map style:condition="is-true-formula([.D64]&gt;[.D63])" style:apply-style-name="Sans_20_nom1" style:base-cell-address="Feuille2.D64"/>
    </style:style>
    <style:style style:name="ce76" style:family="table-cell" style:parent-style-name="Default" style:data-style-name="N107">
      <style:map style:condition="is-true-formula([.D65]&gt;[.D64])" style:apply-style-name="Sans_20_nom1" style:base-cell-address="Feuille2.D65"/>
    </style:style>
    <style:style style:name="ce77" style:family="table-cell" style:parent-style-name="Default" style:data-style-name="N107">
      <style:map style:condition="is-true-formula([.D66]&gt;[.D65])" style:apply-style-name="Sans_20_nom1" style:base-cell-address="Feuille2.D66"/>
    </style:style>
    <style:style style:name="ce78" style:family="table-cell" style:parent-style-name="Default" style:data-style-name="N107">
      <style:map style:condition="is-true-formula([.D67]&gt;[.D66])" style:apply-style-name="Sans_20_nom1" style:base-cell-address="Feuille2.D67"/>
    </style:style>
    <style:style style:name="ce79" style:family="table-cell" style:parent-style-name="Default" style:data-style-name="N107">
      <style:map style:condition="is-true-formula([.D68]&gt;[.D67])" style:apply-style-name="Sans_20_nom1" style:base-cell-address="Feuille2.D68"/>
    </style:style>
    <style:style style:name="ce80" style:family="table-cell" style:parent-style-name="Default" style:data-style-name="N107">
      <style:map style:condition="is-true-formula([.D69]&gt;[.D68])" style:apply-style-name="Sans_20_nom1" style:base-cell-address="Feuille2.D69"/>
    </style:style>
    <style:style style:name="ce81" style:family="table-cell" style:parent-style-name="Default" style:data-style-name="N107">
      <style:map style:condition="is-true-formula([.D70]&gt;[.D69])" style:apply-style-name="Sans_20_nom1" style:base-cell-address="Feuille2.D70"/>
    </style:style>
    <style:style style:name="ce82" style:family="table-cell" style:parent-style-name="Default" style:data-style-name="N107">
      <style:map style:condition="is-true-formula([.D71]&gt;[.D70])" style:apply-style-name="Sans_20_nom1" style:base-cell-address="Feuille2.D71"/>
    </style:style>
    <style:style style:name="ce83" style:family="table-cell" style:parent-style-name="Default" style:data-style-name="N107">
      <style:map style:condition="is-true-formula([.D72]&gt;[.D71])" style:apply-style-name="Sans_20_nom1" style:base-cell-address="Feuille2.D72"/>
    </style:style>
    <style:style style:name="ce84" style:family="table-cell" style:parent-style-name="Default" style:data-style-name="N107">
      <style:map style:condition="is-true-formula([.D73]&gt;[.D72])" style:apply-style-name="Sans_20_nom1" style:base-cell-address="Feuille2.D73"/>
    </style:style>
    <style:style style:name="ce85" style:family="table-cell" style:parent-style-name="Default" style:data-style-name="N107">
      <style:map style:condition="is-true-formula([.D74]&gt;[.D73])" style:apply-style-name="Sans_20_nom1" style:base-cell-address="Feuille2.D74"/>
    </style:style>
    <style:style style:name="ce86" style:family="table-cell" style:parent-style-name="Default" style:data-style-name="N107">
      <style:map style:condition="is-true-formula([.D75]&gt;[.D74])" style:apply-style-name="Sans_20_nom1" style:base-cell-address="Feuille2.D75"/>
    </style:style>
    <style:style style:name="ce87" style:family="table-cell" style:parent-style-name="Default" style:data-style-name="N107">
      <style:map style:condition="is-true-formula([.D76]&gt;[.D75])" style:apply-style-name="Sans_20_nom1" style:base-cell-address="Feuille2.D76"/>
    </style:style>
    <style:style style:name="ce88" style:family="table-cell" style:parent-style-name="Default" style:data-style-name="N107">
      <style:map style:condition="is-true-formula([.D77]&gt;[.D76])" style:apply-style-name="Sans_20_nom1" style:base-cell-address="Feuille2.D77"/>
    </style:style>
    <style:style style:name="ce89" style:family="table-cell" style:parent-style-name="Default" style:data-style-name="N107">
      <style:map style:condition="is-true-formula([.D78]&gt;[.D77])" style:apply-style-name="Sans_20_nom1" style:base-cell-address="Feuille2.D78"/>
    </style:style>
    <style:style style:name="ce90" style:family="table-cell" style:parent-style-name="Default" style:data-style-name="N107">
      <style:map style:condition="is-true-formula([.D79]&gt;[.D78])" style:apply-style-name="Sans_20_nom1" style:base-cell-address="Feuille2.D79"/>
    </style:style>
    <style:style style:name="ce91" style:family="table-cell" style:parent-style-name="Default" style:data-style-name="N107">
      <style:map style:condition="is-true-formula([.D80]&gt;[.D79])" style:apply-style-name="Sans_20_nom1" style:base-cell-address="Feuille2.D80"/>
    </style:style>
    <style:style style:name="ce92" style:family="table-cell" style:parent-style-name="Default" style:data-style-name="N107">
      <style:map style:condition="is-true-formula([.D81]&gt;[.D80])" style:apply-style-name="Sans_20_nom1" style:base-cell-address="Feuille2.D81"/>
    </style:style>
    <style:style style:name="ce93" style:family="table-cell" style:parent-style-name="Default" style:data-style-name="N107">
      <style:map style:condition="is-true-formula([.D82]&gt;[.D81])" style:apply-style-name="Sans_20_nom1" style:base-cell-address="Feuille2.D82"/>
    </style:style>
    <style:style style:name="ce94" style:family="table-cell" style:parent-style-name="Default" style:data-style-name="N107">
      <style:map style:condition="is-true-formula([.D83]&gt;[.D82])" style:apply-style-name="Sans_20_nom1" style:base-cell-address="Feuille2.D83"/>
    </style:style>
    <style:style style:name="ce95" style:family="table-cell" style:parent-style-name="Default" style:data-style-name="N107">
      <style:map style:condition="is-true-formula([.D84]&gt;[.D83])" style:apply-style-name="Sans_20_nom1" style:base-cell-address="Feuille2.D84"/>
    </style:style>
    <style:style style:name="ce96" style:family="table-cell" style:parent-style-name="Default" style:data-style-name="N107">
      <style:map style:condition="is-true-formula([.D85]&gt;[.D84])" style:apply-style-name="Sans_20_nom1" style:base-cell-address="Feuille2.D85"/>
    </style:style>
    <style:style style:name="ce97" style:family="table-cell" style:parent-style-name="Default" style:data-style-name="N107">
      <style:map style:condition="is-true-formula([.D86]&gt;[.D85])" style:apply-style-name="Sans_20_nom1" style:base-cell-address="Feuille2.D86"/>
    </style:style>
    <style:style style:name="ce98" style:family="table-cell" style:parent-style-name="Default" style:data-style-name="N107">
      <style:map style:condition="is-true-formula([.D87]&gt;[.D86])" style:apply-style-name="Sans_20_nom1" style:base-cell-address="Feuille2.D87"/>
    </style:style>
    <style:style style:name="ce99" style:family="table-cell" style:parent-style-name="Default" style:data-style-name="N107">
      <style:map style:condition="is-true-formula([.D88]&gt;[.D87])" style:apply-style-name="Sans_20_nom1" style:base-cell-address="Feuille2.D88"/>
    </style:style>
    <style:style style:name="ce100" style:family="table-cell" style:parent-style-name="Default" style:data-style-name="N107">
      <style:map style:condition="is-true-formula([.D89]&gt;[.D88])" style:apply-style-name="Sans_20_nom1" style:base-cell-address="Feuille2.D89"/>
    </style:style>
    <style:style style:name="ce101" style:family="table-cell" style:parent-style-name="Default" style:data-style-name="N107">
      <style:map style:condition="is-true-formula([.D90]&gt;[.D89])" style:apply-style-name="Sans_20_nom1" style:base-cell-address="Feuille2.D90"/>
    </style:style>
    <style:style style:name="ce102" style:family="table-cell" style:parent-style-name="Default" style:data-style-name="N107">
      <style:map style:condition="is-true-formula([.D91]&gt;[.D90])" style:apply-style-name="Sans_20_nom1" style:base-cell-address="Feuille2.D91"/>
    </style:style>
    <style:style style:name="ce103" style:family="table-cell" style:parent-style-name="Default" style:data-style-name="N107">
      <style:map style:condition="is-true-formula([.D92]&gt;[.D91])" style:apply-style-name="Sans_20_nom1" style:base-cell-address="Feuille2.D92"/>
    </style:style>
    <style:style style:name="ce104" style:family="table-cell" style:parent-style-name="Default" style:data-style-name="N107">
      <style:map style:condition="is-true-formula([.D93]&gt;[.D92])" style:apply-style-name="Sans_20_nom1" style:base-cell-address="Feuille2.D93"/>
    </style:style>
    <style:style style:name="ce105" style:family="table-cell" style:parent-style-name="Default" style:data-style-name="N107">
      <style:map style:condition="is-true-formula([.D94]&gt;[.D93])" style:apply-style-name="Sans_20_nom1" style:base-cell-address="Feuille2.D94"/>
    </style:style>
    <style:style style:name="ce106" style:family="table-cell" style:parent-style-name="Default" style:data-style-name="N107">
      <style:map style:condition="is-true-formula([.D95]&gt;[.D94])" style:apply-style-name="Sans_20_nom1" style:base-cell-address="Feuille2.D95"/>
    </style:style>
    <style:style style:name="ce107" style:family="table-cell" style:parent-style-name="Default" style:data-style-name="N107">
      <style:map style:condition="is-true-formula([.D96]&gt;[.D95])" style:apply-style-name="Sans_20_nom1" style:base-cell-address="Feuille2.D96"/>
    </style:style>
    <style:style style:name="ce108" style:family="table-cell" style:parent-style-name="Default" style:data-style-name="N107">
      <style:map style:condition="is-true-formula([.D97]&gt;[.D96])" style:apply-style-name="Sans_20_nom1" style:base-cell-address="Feuille2.D97"/>
    </style:style>
    <style:style style:name="ce109" style:family="table-cell" style:parent-style-name="Default" style:data-style-name="N107">
      <style:map style:condition="is-true-formula([.D98]&gt;[.D97])" style:apply-style-name="Sans_20_nom1" style:base-cell-address="Feuille2.D98"/>
    </style:style>
    <style:style style:name="ce110" style:family="table-cell" style:parent-style-name="Default" style:data-style-name="N107">
      <style:map style:condition="is-true-formula([.D99]&gt;[.D98])" style:apply-style-name="Sans_20_nom1" style:base-cell-address="Feuille2.D99"/>
    </style:style>
    <style:style style:name="ce111" style:family="table-cell" style:parent-style-name="Default" style:data-style-name="N107">
      <style:map style:condition="is-true-formula([.D100]&gt;[.D99])" style:apply-style-name="Sans_20_nom1" style:base-cell-address="Feuille2.D100"/>
    </style:style>
    <style:style style:name="ce112" style:family="table-cell" style:parent-style-name="Default" style:data-style-name="N107">
      <style:map style:condition="is-true-formula([.D101]&gt;[.D100])" style:apply-style-name="Sans_20_nom1" style:base-cell-address="Feuille2.D101"/>
    </style:style>
    <style:style style:name="ce113" style:family="table-cell" style:parent-style-name="Default" style:data-style-name="N107">
      <style:map style:condition="is-true-formula([.D102]&gt;[.D101])" style:apply-style-name="Sans_20_nom1" style:base-cell-address="Feuille2.D102"/>
    </style:style>
    <style:style style:name="ce114" style:family="table-cell" style:parent-style-name="Default" style:data-style-name="N107">
      <style:map style:condition="is-true-formula([.D103]&gt;[.D102])" style:apply-style-name="Sans_20_nom1" style:base-cell-address="Feuille2.D103"/>
    </style:style>
    <style:style style:name="ce115" style:family="table-cell" style:parent-style-name="Default" style:data-style-name="N107">
      <style:map style:condition="is-true-formula([.D104]&gt;[.D103])" style:apply-style-name="Sans_20_nom1" style:base-cell-address="Feuille2.D104"/>
    </style:style>
    <style:style style:name="ce116" style:family="table-cell" style:parent-style-name="Default" style:data-style-name="N107">
      <style:map style:condition="is-true-formula([.D105]&gt;[.D104])" style:apply-style-name="Sans_20_nom1" style:base-cell-address="Feuille2.D105"/>
    </style:style>
    <style:style style:name="ce117" style:family="table-cell" style:parent-style-name="Default" style:data-style-name="N107">
      <style:map style:condition="is-true-formula([.D106]&gt;[.D105])" style:apply-style-name="Sans_20_nom1" style:base-cell-address="Feuille2.D106"/>
    </style:style>
    <style:style style:name="ce118" style:family="table-cell" style:parent-style-name="Default" style:data-style-name="N107">
      <style:map style:condition="is-true-formula([.D107]&gt;[.D106])" style:apply-style-name="Sans_20_nom1" style:base-cell-address="Feuille2.D107"/>
    </style:style>
    <style:style style:name="ce119" style:family="table-cell" style:parent-style-name="Default" style:data-style-name="N107">
      <style:map style:condition="is-true-formula([.D108]&gt;[.D107])" style:apply-style-name="Sans_20_nom1" style:base-cell-address="Feuille2.D108"/>
    </style:style>
    <style:style style:name="ce120" style:family="table-cell" style:parent-style-name="Default" style:data-style-name="N107">
      <style:map style:condition="is-true-formula([.D109]&gt;[.D108])" style:apply-style-name="Sans_20_nom1" style:base-cell-address="Feuille2.D109"/>
    </style:style>
    <style:style style:name="ce121" style:family="table-cell" style:parent-style-name="Default" style:data-style-name="N107">
      <style:map style:condition="is-true-formula([.D110]&gt;[.D109])" style:apply-style-name="Sans_20_nom1" style:base-cell-address="Feuille2.D110"/>
    </style:style>
    <style:style style:name="ce122" style:family="table-cell" style:parent-style-name="Default" style:data-style-name="N107">
      <style:map style:condition="is-true-formula([.D111]&gt;[.D110])" style:apply-style-name="Sans_20_nom1" style:base-cell-address="Feuille2.D111"/>
    </style:style>
    <style:style style:name="ce123" style:family="table-cell" style:parent-style-name="Default" style:data-style-name="N107">
      <style:map style:condition="is-true-formula([.D112]&gt;[.D111])" style:apply-style-name="Sans_20_nom1" style:base-cell-address="Feuille2.D112"/>
    </style:style>
    <style:style style:name="ce124" style:family="table-cell" style:parent-style-name="Default" style:data-style-name="N107">
      <style:map style:condition="is-true-formula([.D113]&gt;[.D112])" style:apply-style-name="Sans_20_nom1" style:base-cell-address="Feuille2.D113"/>
    </style:style>
    <style:style style:name="ce125" style:family="table-cell" style:parent-style-name="Default" style:data-style-name="N107">
      <style:map style:condition="is-true-formula([.D114]&gt;[.D113])" style:apply-style-name="Sans_20_nom1" style:base-cell-address="Feuille2.D114"/>
    </style:style>
    <style:style style:name="ce126" style:family="table-cell" style:parent-style-name="Default" style:data-style-name="N107">
      <style:map style:condition="is-true-formula([.D115]&gt;[.D114])" style:apply-style-name="Sans_20_nom1" style:base-cell-address="Feuille2.D115"/>
    </style:style>
    <style:style style:name="ce127" style:family="table-cell" style:parent-style-name="Default" style:data-style-name="N107">
      <style:map style:condition="is-true-formula([.D116]&gt;[.D115])" style:apply-style-name="Sans_20_nom1" style:base-cell-address="Feuille2.D116"/>
    </style:style>
    <style:style style:name="ce128" style:family="table-cell" style:parent-style-name="Default" style:data-style-name="N107">
      <style:map style:condition="is-true-formula([.D117]&gt;[.D116])" style:apply-style-name="Sans_20_nom1" style:base-cell-address="Feuille2.D117"/>
    </style:style>
    <style:style style:name="ce129" style:family="table-cell" style:parent-style-name="Default" style:data-style-name="N107">
      <style:map style:condition="is-true-formula([.D118]&gt;[.D117])" style:apply-style-name="Sans_20_nom1" style:base-cell-address="Feuille2.D118"/>
    </style:style>
    <style:style style:name="ce130" style:family="table-cell" style:parent-style-name="Default" style:data-style-name="N107">
      <style:map style:condition="is-true-formula([.D119]&gt;[.D118])" style:apply-style-name="Sans_20_nom1" style:base-cell-address="Feuille2.D119"/>
    </style:style>
    <style:style style:name="ce131" style:family="table-cell" style:parent-style-name="Default" style:data-style-name="N107">
      <style:map style:condition="is-true-formula([.D120]&gt;[.D119])" style:apply-style-name="Sans_20_nom1" style:base-cell-address="Feuille2.D120"/>
    </style:style>
    <style:style style:name="ce132" style:family="table-cell" style:parent-style-name="Default" style:data-style-name="N107">
      <style:map style:condition="is-true-formula([.D121]&gt;[.D120])" style:apply-style-name="Sans_20_nom1" style:base-cell-address="Feuille2.D121"/>
    </style:style>
    <style:style style:name="ce133" style:family="table-cell" style:parent-style-name="Default" style:data-style-name="N107">
      <style:map style:condition="is-true-formula([.D122]&gt;[.D121])" style:apply-style-name="Sans_20_nom1" style:base-cell-address="Feuille2.D122"/>
    </style:style>
    <style:style style:name="ce134" style:family="table-cell" style:parent-style-name="Default" style:data-style-name="N107">
      <style:map style:condition="is-true-formula([.D123]&gt;[.D122])" style:apply-style-name="Sans_20_nom1" style:base-cell-address="Feuille2.D123"/>
    </style:style>
    <style:style style:name="ce135" style:family="table-cell" style:parent-style-name="Default" style:data-style-name="N107">
      <style:map style:condition="is-true-formula([.D124]&gt;[.D123])" style:apply-style-name="Sans_20_nom1" style:base-cell-address="Feuille2.D124"/>
    </style:style>
    <style:style style:name="ce136" style:family="table-cell" style:parent-style-name="Default" style:data-style-name="N107">
      <style:map style:condition="is-true-formula([.D125]&gt;[.D124])" style:apply-style-name="Sans_20_nom1" style:base-cell-address="Feuille2.D125"/>
    </style:style>
    <style:style style:name="ce137" style:family="table-cell" style:parent-style-name="Default" style:data-style-name="N107">
      <style:map style:condition="is-true-formula([.D126]&gt;[.D125])" style:apply-style-name="Sans_20_nom1" style:base-cell-address="Feuille2.D126"/>
    </style:style>
    <style:style style:name="ce138" style:family="table-cell" style:parent-style-name="Default" style:data-style-name="N107">
      <style:map style:condition="is-true-formula([.D127]&gt;[.D126])" style:apply-style-name="Sans_20_nom1" style:base-cell-address="Feuille2.D127"/>
    </style:style>
    <style:style style:name="ce139" style:family="table-cell" style:parent-style-name="Default" style:data-style-name="N107">
      <style:map style:condition="is-true-formula([.D128]&gt;[.D127])" style:apply-style-name="Sans_20_nom1" style:base-cell-address="Feuille2.D128"/>
    </style:style>
    <style:style style:name="ce140" style:family="table-cell" style:parent-style-name="Default" style:data-style-name="N107">
      <style:map style:condition="is-true-formula([.D129]&gt;[.D128])" style:apply-style-name="Sans_20_nom1" style:base-cell-address="Feuille2.D129"/>
    </style:style>
    <style:style style:name="ce141" style:family="table-cell" style:parent-style-name="Default" style:data-style-name="N107">
      <style:map style:condition="is-true-formula([.D130]&gt;[.D129])" style:apply-style-name="Sans_20_nom1" style:base-cell-address="Feuille2.D130"/>
    </style:style>
    <style:style style:name="ce142" style:family="table-cell" style:parent-style-name="Default" style:data-style-name="N107">
      <style:map style:condition="is-true-formula([.D131]&gt;[.D130])" style:apply-style-name="Sans_20_nom1" style:base-cell-address="Feuille2.D131"/>
    </style:style>
    <style:style style:name="ce143" style:family="table-cell" style:parent-style-name="Default" style:data-style-name="N107">
      <style:map style:condition="is-true-formula([.D132]&gt;[.D131])" style:apply-style-name="Sans_20_nom1" style:base-cell-address="Feuille2.D132"/>
    </style:style>
    <style:style style:name="ce144" style:family="table-cell" style:parent-style-name="Default" style:data-style-name="N107">
      <style:map style:condition="is-true-formula([.D133]&gt;[.D132])" style:apply-style-name="Sans_20_nom1" style:base-cell-address="Feuille2.D133"/>
    </style:style>
    <style:style style:name="ce145" style:family="table-cell" style:parent-style-name="Default" style:data-style-name="N107">
      <style:map style:condition="is-true-formula([.D134]&gt;[.D133])" style:apply-style-name="Sans_20_nom1" style:base-cell-address="Feuille2.D134"/>
    </style:style>
    <style:style style:name="ce146" style:family="table-cell" style:parent-style-name="Default" style:data-style-name="N107">
      <style:map style:condition="is-true-formula([.D135]&gt;[.D134])" style:apply-style-name="Sans_20_nom1" style:base-cell-address="Feuille2.D135"/>
    </style:style>
    <style:style style:name="ce147" style:family="table-cell" style:parent-style-name="Default" style:data-style-name="N107">
      <style:map style:condition="is-true-formula([.D136]&gt;[.D135])" style:apply-style-name="Sans_20_nom1" style:base-cell-address="Feuille2.D136"/>
    </style:style>
    <style:style style:name="ce148" style:family="table-cell" style:parent-style-name="Default" style:data-style-name="N107">
      <style:map style:condition="is-true-formula([.D137]&gt;[.D136])" style:apply-style-name="Sans_20_nom1" style:base-cell-address="Feuille2.D137"/>
    </style:style>
    <style:style style:name="ce149" style:family="table-cell" style:parent-style-name="Default" style:data-style-name="N107">
      <style:map style:condition="is-true-formula([.D138]&gt;[.D137])" style:apply-style-name="Sans_20_nom1" style:base-cell-address="Feuille2.D138"/>
    </style:style>
    <style:style style:name="ce150" style:family="table-cell" style:parent-style-name="Default" style:data-style-name="N107">
      <style:table-cell-properties fo:border-bottom="none" fo:border-left="none" fo:border-right="none" fo:border-top="0.74pt solid #000000"/>
    </style:style>
    <style:style style:name="ce151" style:family="table-cell" style:parent-style-name="Default" style:data-style-name="N107">
      <style:table-cell-properties fo:border-bottom="0.74pt solid #000000" fo:border-left="none" fo:border-right="none" fo:border-top="none"/>
    </style:style>
    <style:style style:name="ce152" style:family="table-cell" style:parent-style-name="Default" style:data-style-name="N116"/>
    <style:style style:name="ce153" style:family="table-cell" style:parent-style-name="Default" style:data-style-name="N116">
      <style:table-cell-properties fo:border-bottom="none" fo:border-left="none" fo:border-right="none" fo:border-top="2.01pt solid #000000"/>
    </style:style>
    <style:style style:name="ce154" style:family="table-cell" style:parent-style-name="Default" style:data-style-name="N116">
      <style:table-cell-properties fo:border-bottom="none" fo:border-left="none" fo:border-right="none" fo:border-top="0.74pt solid #000000"/>
    </style:style>
    <style:style style:name="ce155" style:family="table-cell" style:parent-style-name="Default" style:data-style-name="N116">
      <style:table-cell-properties fo:border-bottom="0.74pt solid #000000" fo:border-left="none" fo:border-right="none" fo:border-top="none"/>
    </style:style>
    <style:style style:name="ce156" style:family="table-cell" style:parent-style-name="Default">
      <style:table-cell-properties fo:border-bottom="none" fo:border-left="none" fo:border-right="none" fo:border-top="0.74pt solid #000000"/>
    </style:style>
    <style:style style:name="ce157" style:family="table-cell" style:parent-style-name="Default">
      <style:table-cell-properties fo:border-bottom="0.74pt solid #000000" fo:border-left="none" fo:border-right="none" fo:border-top="none"/>
    </style:style>
    <style:style style:name="ce158" style:family="table-cell" style:parent-style-name="Default" style:data-style-name="N0"/>
    <style:style style:name="ce15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160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268.51mm" svg:height="146.89mm" svg:x="145.1mm" svg:y="11.68mm">
            <loext:p draw:notify-on-update-of-ranges="data.C2:data.C2 data.E3:data.E328 data.E2:data.E2 data.C3:data.C3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8.51mm" svg:height="146.89mm" svg:x="199.26mm" svg:y="207.73mm">
            <loext:p draw:notify-on-update-of-ranges="data.E236:data.E328 data.E2:data.E2 data.C236:data.C3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1" table:default-cell-style-name="ce3"/>
        <table:table-column table:style-name="co1" table:default-cell-style-name="ce1"/>
        <table:table-column table:style-name="co3" table:default-cell-style-name="ce7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illis()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float" office:value="16459" calcext:value-type="float">
            <text:p>16459 ms</text:p>
          </table:table-cell>
          <table:table-cell office:value-type="float" office:value="4309" calcext:value-type="float">
            <text:p>4309 µs</text:p>
          </table:table-cell>
          <table:table-cell table:style-name="ce5" table:formula="of:=[.B3]*340/2000" office:value-type="float" office:value="732.53" calcext:value-type="float">
            <text:p>732,53 mm</text:p>
          </table:table-cell>
          <table:table-cell table:formula="of:=0" office:value-type="float" office:value="0" calcext:value-type="float">
            <text:p>0 ms</text:p>
          </table:table-cell>
          <table:table-cell table:formula="of:=[.D3]/1000*[.$E$330]" office:value-type="float" office:value="0" calcext:value-type="float">
            <text:p>0 l</text:p>
          </table:table-cell>
        </table:table-row>
        <table:table-row table:style-name="ro1">
          <table:table-cell office:value-type="float" office:value="21661" calcext:value-type="float">
            <text:p>21661 ms</text:p>
          </table:table-cell>
          <table:table-cell office:value-type="float" office:value="4398" calcext:value-type="float">
            <text:p>4398 µs</text:p>
          </table:table-cell>
          <table:table-cell table:style-name="ce5" table:formula="of:=[.B4]*340/2000" office:value-type="float" office:value="747.66" calcext:value-type="float">
            <text:p>747,66 mm</text:p>
          </table:table-cell>
          <table:table-cell table:formula="of:=[.A4]-[.$A$3]" office:value-type="float" office:value="5202" calcext:value-type="float">
            <text:p>5202 ms</text:p>
          </table:table-cell>
          <table:table-cell table:formula="of:=[.D4]/1000*[.$E$330]" office:value-type="float" office:value="2.58333818163684" calcext:value-type="float">
            <text:p>2,58333818163684 l</text:p>
          </table:table-cell>
        </table:table-row>
        <table:table-row table:style-name="ro1">
          <table:table-cell office:value-type="float" office:value="26864" calcext:value-type="float">
            <text:p>26864 ms</text:p>
          </table:table-cell>
          <table:table-cell office:value-type="float" office:value="4319" calcext:value-type="float">
            <text:p>4319 µs</text:p>
          </table:table-cell>
          <table:table-cell table:style-name="ce5" table:formula="of:=[.B5]*340/2000" office:value-type="float" office:value="734.23" calcext:value-type="float">
            <text:p>734,23 mm</text:p>
          </table:table-cell>
          <table:table-cell table:formula="of:=[.A5]-[.$A$3]" office:value-type="float" office:value="10405" calcext:value-type="float">
            <text:p>10405 ms</text:p>
          </table:table-cell>
          <table:table-cell table:formula="of:=[.D5]/1000*[.$E$330]" office:value-type="float" office:value="5.167172968076" calcext:value-type="float">
            <text:p>5,167172968076 l</text:p>
          </table:table-cell>
        </table:table-row>
        <table:table-row table:style-name="ro1">
          <table:table-cell office:value-type="float" office:value="32069" calcext:value-type="float">
            <text:p>32069 ms</text:p>
          </table:table-cell>
          <table:table-cell office:value-type="float" office:value="4164" calcext:value-type="float">
            <text:p>4164 µs</text:p>
          </table:table-cell>
          <table:table-cell table:style-name="ce5" table:formula="of:=[.B6]*340/2000" office:value-type="float" office:value="707.88" calcext:value-type="float">
            <text:p>707,88 mm</text:p>
          </table:table-cell>
          <table:table-cell table:formula="of:=[.A6]-[.$A$3]" office:value-type="float" office:value="15610" calcext:value-type="float">
            <text:p>15610 ms</text:p>
          </table:table-cell>
          <table:table-cell table:formula="of:=[.D6]/1000*[.$E$330]" office:value-type="float" office:value="7.75200096411978" calcext:value-type="float">
            <text:p>7,75200096411978 l</text:p>
          </table:table-cell>
        </table:table-row>
        <table:table-row table:style-name="ro1">
          <table:table-cell office:value-type="float" office:value="37271" calcext:value-type="float">
            <text:p>37271 ms</text:p>
          </table:table-cell>
          <table:table-cell office:value-type="float" office:value="4162" calcext:value-type="float">
            <text:p>4162 µs</text:p>
          </table:table-cell>
          <table:table-cell table:style-name="ce5" table:formula="of:=[.B7]*340/2000" office:value-type="float" office:value="707.54" calcext:value-type="float">
            <text:p>707,54 mm</text:p>
          </table:table-cell>
          <table:table-cell table:formula="of:=[.A7]-[.$A$3]" office:value-type="float" office:value="20812" calcext:value-type="float">
            <text:p>20812 ms</text:p>
          </table:table-cell>
          <table:table-cell table:formula="of:=[.D7]/1000*[.$E$330]" office:value-type="float" office:value="10.3353391457566" calcext:value-type="float">
            <text:p>10,3353391457566 l</text:p>
          </table:table-cell>
        </table:table-row>
        <table:table-row table:style-name="ro1">
          <table:table-cell office:value-type="float" office:value="42472" calcext:value-type="float">
            <text:p>42472 ms</text:p>
          </table:table-cell>
          <table:table-cell office:value-type="float" office:value="4166" calcext:value-type="float">
            <text:p>4166 µs</text:p>
          </table:table-cell>
          <table:table-cell table:style-name="ce5" table:formula="of:=[.B8]*340/2000" office:value-type="float" office:value="708.22" calcext:value-type="float">
            <text:p>708,22 mm</text:p>
          </table:table-cell>
          <table:table-cell table:formula="of:=[.A8]-[.$A$3]" office:value-type="float" office:value="26013" calcext:value-type="float">
            <text:p>26013 ms</text:p>
          </table:table-cell>
          <table:table-cell table:formula="of:=[.D8]/1000*[.$E$330]" office:value-type="float" office:value="12.9181807225912" calcext:value-type="float">
            <text:p>12,9181807225912 l</text:p>
          </table:table-cell>
        </table:table-row>
        <table:table-row table:style-name="ro1">
          <table:table-cell office:value-type="float" office:value="47675" calcext:value-type="float">
            <text:p>47675 ms</text:p>
          </table:table-cell>
          <table:table-cell office:value-type="float" office:value="4132" calcext:value-type="float">
            <text:p>4132 µs</text:p>
          </table:table-cell>
          <table:table-cell table:style-name="ce5" table:formula="of:=[.B9]*340/2000" office:value-type="float" office:value="702.44" calcext:value-type="float">
            <text:p>702,44 mm</text:p>
          </table:table-cell>
          <table:table-cell table:formula="of:=[.A9]-[.$A$3]" office:value-type="float" office:value="31216" calcext:value-type="float">
            <text:p>31216 ms</text:p>
          </table:table-cell>
          <table:table-cell table:formula="of:=[.D9]/1000*[.$E$330]" office:value-type="float" office:value="15.5020155090303" calcext:value-type="float">
            <text:p>15,5020155090303 l</text:p>
          </table:table-cell>
        </table:table-row>
        <table:table-row table:style-name="ro1">
          <table:table-cell office:value-type="float" office:value="52875" calcext:value-type="float">
            <text:p>52875 ms</text:p>
          </table:table-cell>
          <table:table-cell office:value-type="float" office:value="4640" calcext:value-type="float">
            <text:p>4640 µs</text:p>
          </table:table-cell>
          <table:table-cell table:style-name="ce5" table:formula="of:=[.B10]*340/2000" office:value-type="float" office:value="788.8" calcext:value-type="float">
            <text:p>788,8 mm</text:p>
          </table:table-cell>
          <table:table-cell table:formula="of:=[.A10]-[.$A$3]" office:value-type="float" office:value="36416" calcext:value-type="float">
            <text:p>36416 ms</text:p>
          </table:table-cell>
          <table:table-cell table:formula="of:=[.D10]/1000*[.$E$330]" office:value-type="float" office:value="18.0843604810625" calcext:value-type="float">
            <text:p>18,0843604810625 l</text:p>
          </table:table-cell>
        </table:table-row>
        <table:table-row table:style-name="ro1">
          <table:table-cell office:value-type="float" office:value="58078" calcext:value-type="float">
            <text:p>58078 ms</text:p>
          </table:table-cell>
          <table:table-cell office:value-type="float" office:value="4073" calcext:value-type="float">
            <text:p>4073 µs</text:p>
          </table:table-cell>
          <table:table-cell table:style-name="ce5" table:formula="of:=[.B11]*340/2000" office:value-type="float" office:value="692.41" calcext:value-type="float">
            <text:p>692,41 mm</text:p>
          </table:table-cell>
          <table:table-cell table:formula="of:=[.A11]-[.$A$3]" office:value-type="float" office:value="41619" calcext:value-type="float">
            <text:p>41619 ms</text:p>
          </table:table-cell>
          <table:table-cell table:formula="of:=[.D11]/1000*[.$E$330]" office:value-type="float" office:value="20.6681952675017" calcext:value-type="float">
            <text:p>20,6681952675017 l</text:p>
          </table:table-cell>
        </table:table-row>
        <table:table-row table:style-name="ro1">
          <table:table-cell office:value-type="float" office:value="63280" calcext:value-type="float">
            <text:p>63280 ms</text:p>
          </table:table-cell>
          <table:table-cell office:value-type="float" office:value="4066" calcext:value-type="float">
            <text:p>4066 µs</text:p>
          </table:table-cell>
          <table:table-cell table:style-name="ce5" table:formula="of:=[.B12]*340/2000" office:value-type="float" office:value="691.22" calcext:value-type="float">
            <text:p>691,22 mm</text:p>
          </table:table-cell>
          <table:table-cell table:formula="of:=[.A12]-[.$A$3]" office:value-type="float" office:value="46821" calcext:value-type="float">
            <text:p>46821 ms</text:p>
          </table:table-cell>
          <table:table-cell table:formula="of:=[.D12]/1000*[.$E$330]" office:value-type="float" office:value="23.2515334491385" calcext:value-type="float">
            <text:p>23,2515334491385 l</text:p>
          </table:table-cell>
        </table:table-row>
        <table:table-row table:style-name="ro1">
          <table:table-cell office:value-type="float" office:value="68480" calcext:value-type="float">
            <text:p>68480 ms</text:p>
          </table:table-cell>
          <table:table-cell office:value-type="float" office:value="3995" calcext:value-type="float">
            <text:p>3995 µs</text:p>
          </table:table-cell>
          <table:table-cell table:style-name="ce5" table:formula="of:=[.B13]*340/2000" office:value-type="float" office:value="679.15" calcext:value-type="float">
            <text:p>679,15 mm</text:p>
          </table:table-cell>
          <table:table-cell table:formula="of:=[.A13]-[.$A$3]" office:value-type="float" office:value="52021" calcext:value-type="float">
            <text:p>52021 ms</text:p>
          </table:table-cell>
          <table:table-cell table:formula="of:=[.D13]/1000*[.$E$330]" office:value-type="float" office:value="25.8338784211707" calcext:value-type="float">
            <text:p>25,8338784211707 l</text:p>
          </table:table-cell>
        </table:table-row>
        <table:table-row table:style-name="ro1">
          <table:table-cell office:value-type="float" office:value="73678" calcext:value-type="float">
            <text:p>73678 ms</text:p>
          </table:table-cell>
          <table:table-cell office:value-type="float" office:value="4340" calcext:value-type="float">
            <text:p>4340 µs</text:p>
          </table:table-cell>
          <table:table-cell table:style-name="ce5" table:formula="of:=[.B14]*340/2000" office:value-type="float" office:value="737.8" calcext:value-type="float">
            <text:p>737,8 mm</text:p>
          </table:table-cell>
          <table:table-cell table:formula="of:=[.A14]-[.$A$3]" office:value-type="float" office:value="57219" calcext:value-type="float">
            <text:p>57219 ms</text:p>
          </table:table-cell>
          <table:table-cell table:formula="of:=[.D14]/1000*[.$E$330]" office:value-type="float" office:value="28.4152301835983" calcext:value-type="float">
            <text:p>28,4152301835983 l</text:p>
          </table:table-cell>
        </table:table-row>
        <table:table-row table:style-name="ro1">
          <table:table-cell office:value-type="float" office:value="78879" calcext:value-type="float">
            <text:p>78879 ms</text:p>
          </table:table-cell>
          <table:table-cell office:value-type="float" office:value="4236" calcext:value-type="float">
            <text:p>4236 µs</text:p>
          </table:table-cell>
          <table:table-cell table:style-name="ce5" table:formula="of:=[.B15]*340/2000" office:value-type="float" office:value="720.12" calcext:value-type="float">
            <text:p>720,12 mm</text:p>
          </table:table-cell>
          <table:table-cell table:formula="of:=[.A15]-[.$A$3]" office:value-type="float" office:value="62420" calcext:value-type="float">
            <text:p>62420 ms</text:p>
          </table:table-cell>
          <table:table-cell table:formula="of:=[.D15]/1000*[.$E$330]" office:value-type="float" office:value="30.9980717604329" calcext:value-type="float">
            <text:p>30,9980717604329 l</text:p>
          </table:table-cell>
        </table:table-row>
        <table:table-row table:style-name="ro1">
          <table:table-cell office:value-type="float" office:value="84079" calcext:value-type="float">
            <text:p>84079 ms</text:p>
          </table:table-cell>
          <table:table-cell office:value-type="float" office:value="4307" calcext:value-type="float">
            <text:p>4307 µs</text:p>
          </table:table-cell>
          <table:table-cell table:style-name="ce5" table:formula="of:=[.B16]*340/2000" office:value-type="float" office:value="732.19" calcext:value-type="float">
            <text:p>732,19 mm</text:p>
          </table:table-cell>
          <table:table-cell table:formula="of:=[.A16]-[.$A$3]" office:value-type="float" office:value="67620" calcext:value-type="float">
            <text:p>67620 ms</text:p>
          </table:table-cell>
          <table:table-cell table:formula="of:=[.D16]/1000*[.$E$330]" office:value-type="float" office:value="33.5804167324651" calcext:value-type="float">
            <text:p>33,5804167324651 l</text:p>
          </table:table-cell>
        </table:table-row>
        <table:table-row table:style-name="ro1">
          <table:table-cell office:value-type="float" office:value="89281" calcext:value-type="float">
            <text:p>89281 ms</text:p>
          </table:table-cell>
          <table:table-cell office:value-type="float" office:value="3998" calcext:value-type="float">
            <text:p>3998 µs</text:p>
          </table:table-cell>
          <table:table-cell table:style-name="ce5" table:formula="of:=[.B17]*340/2000" office:value-type="float" office:value="679.66" calcext:value-type="float">
            <text:p>679,66 mm</text:p>
          </table:table-cell>
          <table:table-cell table:formula="of:=[.A17]-[.$A$3]" office:value-type="float" office:value="72822" calcext:value-type="float">
            <text:p>72822 ms</text:p>
          </table:table-cell>
          <table:table-cell table:formula="of:=[.D17]/1000*[.$E$330]" office:value-type="float" office:value="36.1637549141019" calcext:value-type="float">
            <text:p>36,1637549141019 l</text:p>
          </table:table-cell>
        </table:table-row>
        <table:table-row table:style-name="ro1">
          <table:table-cell office:value-type="float" office:value="94481" calcext:value-type="float">
            <text:p>94481 ms</text:p>
          </table:table-cell>
          <table:table-cell office:value-type="float" office:value="3891" calcext:value-type="float">
            <text:p>3891 µs</text:p>
          </table:table-cell>
          <table:table-cell table:style-name="ce5" table:formula="of:=[.B18]*340/2000" office:value-type="float" office:value="661.47" calcext:value-type="float">
            <text:p>661,47 mm</text:p>
          </table:table-cell>
          <table:table-cell table:formula="of:=[.A18]-[.$A$3]" office:value-type="float" office:value="78022" calcext:value-type="float">
            <text:p>78022 ms</text:p>
          </table:table-cell>
          <table:table-cell table:formula="of:=[.D18]/1000*[.$E$330]" office:value-type="float" office:value="38.7460998861341" calcext:value-type="float">
            <text:p>38,7460998861341 l</text:p>
          </table:table-cell>
        </table:table-row>
        <table:table-row table:style-name="ro1">
          <table:table-cell office:value-type="float" office:value="99679" calcext:value-type="float">
            <text:p>99679 ms</text:p>
          </table:table-cell>
          <table:table-cell office:value-type="float" office:value="4251" calcext:value-type="float">
            <text:p>4251 µs</text:p>
          </table:table-cell>
          <table:table-cell table:style-name="ce5" table:formula="of:=[.B19]*340/2000" office:value-type="float" office:value="722.67" calcext:value-type="float">
            <text:p>722,67 mm</text:p>
          </table:table-cell>
          <table:table-cell table:formula="of:=[.A19]-[.$A$3]" office:value-type="float" office:value="83220" calcext:value-type="float">
            <text:p>83220 ms</text:p>
          </table:table-cell>
          <table:table-cell table:formula="of:=[.D19]/1000*[.$E$330]" office:value-type="float" office:value="41.3274516485617" calcext:value-type="float">
            <text:p>41,3274516485617 l</text:p>
          </table:table-cell>
        </table:table-row>
        <table:table-row table:style-name="ro1">
          <table:table-cell office:value-type="float" office:value="104880" calcext:value-type="float">
            <text:p>104880 ms</text:p>
          </table:table-cell>
          <table:table-cell office:value-type="float" office:value="3881" calcext:value-type="float">
            <text:p>3881 µs</text:p>
          </table:table-cell>
          <table:table-cell table:style-name="ce5" table:formula="of:=[.B20]*340/2000" office:value-type="float" office:value="659.77" calcext:value-type="float">
            <text:p>659,77 mm</text:p>
          </table:table-cell>
          <table:table-cell table:formula="of:=[.A20]-[.$A$3]" office:value-type="float" office:value="88421" calcext:value-type="float">
            <text:p>88421 ms</text:p>
          </table:table-cell>
          <table:table-cell table:formula="of:=[.D20]/1000*[.$E$330]" office:value-type="float" office:value="43.9102932253963" calcext:value-type="float">
            <text:p>43,9102932253963 l</text:p>
          </table:table-cell>
        </table:table-row>
        <table:table-row table:style-name="ro1">
          <table:table-cell office:value-type="float" office:value="110077" calcext:value-type="float">
            <text:p>110077 ms</text:p>
          </table:table-cell>
          <table:table-cell office:value-type="float" office:value="4206" calcext:value-type="float">
            <text:p>4206 µs</text:p>
          </table:table-cell>
          <table:table-cell table:style-name="ce5" table:formula="of:=[.B21]*340/2000" office:value-type="float" office:value="715.02" calcext:value-type="float">
            <text:p>715,02 mm</text:p>
          </table:table-cell>
          <table:table-cell table:formula="of:=[.A21]-[.$A$3]" office:value-type="float" office:value="93618" calcext:value-type="float">
            <text:p>93618 ms</text:p>
          </table:table-cell>
          <table:table-cell table:formula="of:=[.D21]/1000*[.$E$330]" office:value-type="float" office:value="46.4911483830215" calcext:value-type="float">
            <text:p>46,4911483830215 l</text:p>
          </table:table-cell>
        </table:table-row>
        <table:table-row table:style-name="ro1">
          <table:table-cell office:value-type="float" office:value="115278" calcext:value-type="float">
            <text:p>115278 ms</text:p>
          </table:table-cell>
          <table:table-cell office:value-type="float" office:value="4027" calcext:value-type="float">
            <text:p>4027 µs</text:p>
          </table:table-cell>
          <table:table-cell table:style-name="ce5" table:formula="of:=[.B22]*340/2000" office:value-type="float" office:value="684.59" calcext:value-type="float">
            <text:p>684,59 mm</text:p>
          </table:table-cell>
          <table:table-cell table:formula="of:=[.A22]-[.$A$3]" office:value-type="float" office:value="98819" calcext:value-type="float">
            <text:p>98819 ms</text:p>
          </table:table-cell>
          <table:table-cell table:formula="of:=[.D22]/1000*[.$E$330]" office:value-type="float" office:value="49.073989959856" calcext:value-type="float">
            <text:p>49,073989959856 l</text:p>
          </table:table-cell>
        </table:table-row>
        <table:table-row table:style-name="ro1">
          <table:table-cell office:value-type="float" office:value="120477" calcext:value-type="float">
            <text:p>120477 ms</text:p>
          </table:table-cell>
          <table:table-cell office:value-type="float" office:value="3827" calcext:value-type="float">
            <text:p>3827 µs</text:p>
          </table:table-cell>
          <table:table-cell table:style-name="ce5" table:formula="of:=[.B23]*340/2000" office:value-type="float" office:value="650.59" calcext:value-type="float">
            <text:p>650,59 mm</text:p>
          </table:table-cell>
          <table:table-cell table:formula="of:=[.A23]-[.$A$3]" office:value-type="float" office:value="104018" calcext:value-type="float">
            <text:p>104018 ms</text:p>
          </table:table-cell>
          <table:table-cell table:formula="of:=[.D23]/1000*[.$E$330]" office:value-type="float" office:value="51.6558383270859" calcext:value-type="float">
            <text:p>51,6558383270859 l</text:p>
          </table:table-cell>
        </table:table-row>
        <table:table-row table:style-name="ro1">
          <table:table-cell office:value-type="float" office:value="125676" calcext:value-type="float">
            <text:p>125676 ms</text:p>
          </table:table-cell>
          <table:table-cell office:value-type="float" office:value="3812" calcext:value-type="float">
            <text:p>3812 µs</text:p>
          </table:table-cell>
          <table:table-cell table:style-name="ce5" table:formula="of:=[.B24]*340/2000" office:value-type="float" office:value="648.04" calcext:value-type="float">
            <text:p>648,04 mm</text:p>
          </table:table-cell>
          <table:table-cell table:formula="of:=[.A24]-[.$A$3]" office:value-type="float" office:value="109217" calcext:value-type="float">
            <text:p>109217 ms</text:p>
          </table:table-cell>
          <table:table-cell table:formula="of:=[.D24]/1000*[.$E$330]" office:value-type="float" office:value="54.2376866943158" calcext:value-type="float">
            <text:p>54,2376866943158 l</text:p>
          </table:table-cell>
        </table:table-row>
        <table:table-row table:style-name="ro1">
          <table:table-cell office:value-type="float" office:value="130875" calcext:value-type="float">
            <text:p>130875 ms</text:p>
          </table:table-cell>
          <table:table-cell office:value-type="float" office:value="4137" calcext:value-type="float">
            <text:p>4137 µs</text:p>
          </table:table-cell>
          <table:table-cell table:style-name="ce5" table:formula="of:=[.B25]*340/2000" office:value-type="float" office:value="703.29" calcext:value-type="float">
            <text:p>703,29 mm</text:p>
          </table:table-cell>
          <table:table-cell table:formula="of:=[.A25]-[.$A$3]" office:value-type="float" office:value="114416" calcext:value-type="float">
            <text:p>114416 ms</text:p>
          </table:table-cell>
          <table:table-cell table:formula="of:=[.D25]/1000*[.$E$330]" office:value-type="float" office:value="56.8195350615457" calcext:value-type="float">
            <text:p>56,8195350615457 l</text:p>
          </table:table-cell>
        </table:table-row>
        <table:table-row table:style-name="ro1">
          <table:table-cell office:value-type="float" office:value="136074" calcext:value-type="float">
            <text:p>136074 ms</text:p>
          </table:table-cell>
          <table:table-cell office:value-type="float" office:value="3766" calcext:value-type="float">
            <text:p>3766 µs</text:p>
          </table:table-cell>
          <table:table-cell table:style-name="ce5" table:formula="of:=[.B26]*340/2000" office:value-type="float" office:value="640.22" calcext:value-type="float">
            <text:p>640,22 mm</text:p>
          </table:table-cell>
          <table:table-cell table:formula="of:=[.A26]-[.$A$3]" office:value-type="float" office:value="119615" calcext:value-type="float">
            <text:p>119615 ms</text:p>
          </table:table-cell>
          <table:table-cell table:formula="of:=[.D26]/1000*[.$E$330]" office:value-type="float" office:value="59.4013834287757" calcext:value-type="float">
            <text:p>59,4013834287757 l</text:p>
          </table:table-cell>
        </table:table-row>
        <table:table-row table:style-name="ro1">
          <table:table-cell office:value-type="float" office:value="141274" calcext:value-type="float">
            <text:p>141274 ms</text:p>
          </table:table-cell>
          <table:table-cell office:value-type="float" office:value="3763" calcext:value-type="float">
            <text:p>3763 µs</text:p>
          </table:table-cell>
          <table:table-cell table:style-name="ce5" table:formula="of:=[.B27]*340/2000" office:value-type="float" office:value="639.71" calcext:value-type="float">
            <text:p>639,71 mm</text:p>
          </table:table-cell>
          <table:table-cell table:formula="of:=[.A27]-[.$A$3]" office:value-type="float" office:value="124815" calcext:value-type="float">
            <text:p>124815 ms</text:p>
          </table:table-cell>
          <table:table-cell table:formula="of:=[.D27]/1000*[.$E$330]" office:value-type="float" office:value="61.9837284008079" calcext:value-type="float">
            <text:p>61,9837284008079 l</text:p>
          </table:table-cell>
        </table:table-row>
        <table:table-row table:style-name="ro1">
          <table:table-cell office:value-type="float" office:value="146469" calcext:value-type="float">
            <text:p>146469 ms</text:p>
          </table:table-cell>
          <table:table-cell office:value-type="float" office:value="4011" calcext:value-type="float">
            <text:p>4011 µs</text:p>
          </table:table-cell>
          <table:table-cell table:style-name="ce5" table:formula="of:=[.B28]*340/2000" office:value-type="float" office:value="681.87" calcext:value-type="float">
            <text:p>681,87 mm</text:p>
          </table:table-cell>
          <table:table-cell table:formula="of:=[.A28]-[.$A$3]" office:value-type="float" office:value="130010" calcext:value-type="float">
            <text:p>130010 ms</text:p>
          </table:table-cell>
          <table:table-cell table:formula="of:=[.D28]/1000*[.$E$330]" office:value-type="float" office:value="64.5635903488285" calcext:value-type="float">
            <text:p>64,5635903488285 l</text:p>
          </table:table-cell>
        </table:table-row>
        <table:table-row table:style-name="ro1">
          <table:table-cell office:value-type="float" office:value="151667" calcext:value-type="float">
            <text:p>151667 ms</text:p>
          </table:table-cell>
          <table:table-cell office:value-type="float" office:value="3996" calcext:value-type="float">
            <text:p>3996 µs</text:p>
          </table:table-cell>
          <table:table-cell table:style-name="ce5" table:formula="of:=[.B29]*340/2000" office:value-type="float" office:value="679.32" calcext:value-type="float">
            <text:p>679,32 mm</text:p>
          </table:table-cell>
          <table:table-cell table:formula="of:=[.A29]-[.$A$3]" office:value-type="float" office:value="135208" calcext:value-type="float">
            <text:p>135208 ms</text:p>
          </table:table-cell>
          <table:table-cell table:formula="of:=[.D29]/1000*[.$E$330]" office:value-type="float" office:value="67.1449421112561" calcext:value-type="float">
            <text:p>67,1449421112561 l</text:p>
          </table:table-cell>
        </table:table-row>
        <table:table-row table:style-name="ro1">
          <table:table-cell office:value-type="float" office:value="156866" calcext:value-type="float">
            <text:p>156866 ms</text:p>
          </table:table-cell>
          <table:table-cell office:value-type="float" office:value="3720" calcext:value-type="float">
            <text:p>3720 µs</text:p>
          </table:table-cell>
          <table:table-cell table:style-name="ce5" table:formula="of:=[.B30]*340/2000" office:value-type="float" office:value="632.4" calcext:value-type="float">
            <text:p>632,4 mm</text:p>
          </table:table-cell>
          <table:table-cell table:formula="of:=[.A30]-[.$A$3]" office:value-type="float" office:value="140407" calcext:value-type="float">
            <text:p>140407 ms</text:p>
          </table:table-cell>
          <table:table-cell table:formula="of:=[.D30]/1000*[.$E$330]" office:value-type="float" office:value="69.726790478486" calcext:value-type="float">
            <text:p>69,726790478486 l</text:p>
          </table:table-cell>
        </table:table-row>
        <table:table-row table:style-name="ro1">
          <table:table-cell office:value-type="float" office:value="162063" calcext:value-type="float">
            <text:p>162063 ms</text:p>
          </table:table-cell>
          <table:table-cell office:value-type="float" office:value="4300" calcext:value-type="float">
            <text:p>4300 µs</text:p>
          </table:table-cell>
          <table:table-cell table:style-name="ce5" table:formula="of:=[.B31]*340/2000" office:value-type="float" office:value="731" calcext:value-type="float">
            <text:p>731 mm</text:p>
          </table:table-cell>
          <table:table-cell table:formula="of:=[.A31]-[.$A$3]" office:value-type="float" office:value="145604" calcext:value-type="float">
            <text:p>145604 ms</text:p>
          </table:table-cell>
          <table:table-cell table:formula="of:=[.D31]/1000*[.$E$330]" office:value-type="float" office:value="72.3076456361113" calcext:value-type="float">
            <text:p>72,3076456361113 l</text:p>
          </table:table-cell>
        </table:table-row>
        <table:table-row table:style-name="ro1">
          <table:table-cell office:value-type="float" office:value="167264" calcext:value-type="float">
            <text:p>167264 ms</text:p>
          </table:table-cell>
          <table:table-cell office:value-type="float" office:value="4079" calcext:value-type="float">
            <text:p>4079 µs</text:p>
          </table:table-cell>
          <table:table-cell table:style-name="ce5" table:formula="of:=[.B32]*340/2000" office:value-type="float" office:value="693.43" calcext:value-type="float">
            <text:p>693,43 mm</text:p>
          </table:table-cell>
          <table:table-cell table:formula="of:=[.A32]-[.$A$3]" office:value-type="float" office:value="150805" calcext:value-type="float">
            <text:p>150805 ms</text:p>
          </table:table-cell>
          <table:table-cell table:formula="of:=[.D32]/1000*[.$E$330]" office:value-type="float" office:value="74.8904872129458" calcext:value-type="float">
            <text:p>74,8904872129458 l</text:p>
          </table:table-cell>
        </table:table-row>
        <table:table-row table:style-name="ro1">
          <table:table-cell office:value-type="float" office:value="172462" calcext:value-type="float">
            <text:p>172462 ms</text:p>
          </table:table-cell>
          <table:table-cell office:value-type="float" office:value="4080" calcext:value-type="float">
            <text:p>4080 µs</text:p>
          </table:table-cell>
          <table:table-cell table:style-name="ce5" table:formula="of:=[.B33]*340/2000" office:value-type="float" office:value="693.6" calcext:value-type="float">
            <text:p>693,6 mm</text:p>
          </table:table-cell>
          <table:table-cell table:formula="of:=[.A33]-[.$A$3]" office:value-type="float" office:value="156003" calcext:value-type="float">
            <text:p>156003 ms</text:p>
          </table:table-cell>
          <table:table-cell table:formula="of:=[.D33]/1000*[.$E$330]" office:value-type="float" office:value="77.4718389753734" calcext:value-type="float">
            <text:p>77,4718389753734 l</text:p>
          </table:table-cell>
        </table:table-row>
        <table:table-row table:style-name="ro1">
          <table:table-cell office:value-type="float" office:value="177659" calcext:value-type="float">
            <text:p>177659 ms</text:p>
          </table:table-cell>
          <table:table-cell office:value-type="float" office:value="3648" calcext:value-type="float">
            <text:p>3648 µs</text:p>
          </table:table-cell>
          <table:table-cell table:style-name="ce5" table:formula="of:=[.B34]*340/2000" office:value-type="float" office:value="620.16" calcext:value-type="float">
            <text:p>620,16 mm</text:p>
          </table:table-cell>
          <table:table-cell table:formula="of:=[.A34]-[.$A$3]" office:value-type="float" office:value="161200" calcext:value-type="float">
            <text:p>161200 ms</text:p>
          </table:table-cell>
          <table:table-cell table:formula="of:=[.D34]/1000*[.$E$330]" office:value-type="float" office:value="80.0526941329987" calcext:value-type="float">
            <text:p>80,0526941329987 l</text:p>
          </table:table-cell>
        </table:table-row>
        <table:table-row table:style-name="ro1">
          <table:table-cell office:value-type="float" office:value="182855" calcext:value-type="float">
            <text:p>182855 ms</text:p>
          </table:table-cell>
          <table:table-cell office:value-type="float" office:value="3618" calcext:value-type="float">
            <text:p>3618 µs</text:p>
          </table:table-cell>
          <table:table-cell table:style-name="ce5" table:formula="of:=[.B35]*340/2000" office:value-type="float" office:value="615.06" calcext:value-type="float">
            <text:p>615,06 mm</text:p>
          </table:table-cell>
          <table:table-cell table:formula="of:=[.A35]-[.$A$3]" office:value-type="float" office:value="166396" calcext:value-type="float">
            <text:p>166396 ms</text:p>
          </table:table-cell>
          <table:table-cell table:formula="of:=[.D35]/1000*[.$E$330]" office:value-type="float" office:value="82.6330526858216" calcext:value-type="float">
            <text:p>82,6330526858216 l</text:p>
          </table:table-cell>
        </table:table-row>
        <table:table-row table:style-name="ro1">
          <table:table-cell office:value-type="float" office:value="188053" calcext:value-type="float">
            <text:p>188053 ms</text:p>
          </table:table-cell>
          <table:table-cell office:value-type="float" office:value="3605" calcext:value-type="float">
            <text:p>3605 µs</text:p>
          </table:table-cell>
          <table:table-cell table:style-name="ce5" table:formula="of:=[.B36]*340/2000" office:value-type="float" office:value="612.85" calcext:value-type="float">
            <text:p>612,85 mm</text:p>
          </table:table-cell>
          <table:table-cell table:formula="of:=[.A36]-[.$A$3]" office:value-type="float" office:value="171594" calcext:value-type="float">
            <text:p>171594 ms</text:p>
          </table:table-cell>
          <table:table-cell table:formula="of:=[.D36]/1000*[.$E$330]" office:value-type="float" office:value="85.2144044482492" calcext:value-type="float">
            <text:p>85,2144044482492 l</text:p>
          </table:table-cell>
        </table:table-row>
        <table:table-row table:style-name="ro1">
          <table:table-cell office:value-type="float" office:value="193251" calcext:value-type="float">
            <text:p>193251 ms</text:p>
          </table:table-cell>
          <table:table-cell office:value-type="float" office:value="3598" calcext:value-type="float">
            <text:p>3598 µs</text:p>
          </table:table-cell>
          <table:table-cell table:style-name="ce5" table:formula="of:=[.B37]*340/2000" office:value-type="float" office:value="611.66" calcext:value-type="float">
            <text:p>611,66 mm</text:p>
          </table:table-cell>
          <table:table-cell table:formula="of:=[.A37]-[.$A$3]" office:value-type="float" office:value="176792" calcext:value-type="float">
            <text:p>176792 ms</text:p>
          </table:table-cell>
          <table:table-cell table:formula="of:=[.D37]/1000*[.$E$330]" office:value-type="float" office:value="87.7957562106768" calcext:value-type="float">
            <text:p>87,7957562106768 l</text:p>
          </table:table-cell>
        </table:table-row>
        <table:table-row table:style-name="ro1">
          <table:table-cell office:value-type="float" office:value="198446" calcext:value-type="float">
            <text:p>198446 ms</text:p>
          </table:table-cell>
          <table:table-cell office:value-type="float" office:value="3621" calcext:value-type="float">
            <text:p>3621 µs</text:p>
          </table:table-cell>
          <table:table-cell table:style-name="ce5" table:formula="of:=[.B38]*340/2000" office:value-type="float" office:value="615.57" calcext:value-type="float">
            <text:p>615,57 mm</text:p>
          </table:table-cell>
          <table:table-cell table:formula="of:=[.A38]-[.$A$3]" office:value-type="float" office:value="181987" calcext:value-type="float">
            <text:p>181987 ms</text:p>
          </table:table-cell>
          <table:table-cell table:formula="of:=[.D38]/1000*[.$E$330]" office:value-type="float" office:value="90.3756181586974" calcext:value-type="float">
            <text:p>90,3756181586974 l</text:p>
          </table:table-cell>
        </table:table-row>
        <table:table-row table:style-name="ro1">
          <table:table-cell office:value-type="float" office:value="203640" calcext:value-type="float">
            <text:p>203640 ms</text:p>
          </table:table-cell>
          <table:table-cell office:value-type="float" office:value="3563" calcext:value-type="float">
            <text:p>3563 µs</text:p>
          </table:table-cell>
          <table:table-cell table:style-name="ce5" table:formula="of:=[.B39]*340/2000" office:value-type="float" office:value="605.71" calcext:value-type="float">
            <text:p>605,71 mm</text:p>
          </table:table-cell>
          <table:table-cell table:formula="of:=[.A39]-[.$A$3]" office:value-type="float" office:value="187181" calcext:value-type="float">
            <text:p>187181 ms</text:p>
          </table:table-cell>
          <table:table-cell table:formula="of:=[.D39]/1000*[.$E$330]" office:value-type="float" office:value="92.9549835019158" calcext:value-type="float">
            <text:p>92,9549835019158 l</text:p>
          </table:table-cell>
        </table:table-row>
        <table:table-row table:style-name="ro1">
          <table:table-cell office:value-type="float" office:value="208835" calcext:value-type="float">
            <text:p>208835 ms</text:p>
          </table:table-cell>
          <table:table-cell office:value-type="float" office:value="3856" calcext:value-type="float">
            <text:p>3856 µs</text:p>
          </table:table-cell>
          <table:table-cell table:style-name="ce5" table:formula="of:=[.B40]*340/2000" office:value-type="float" office:value="655.52" calcext:value-type="float">
            <text:p>655,52 mm</text:p>
          </table:table-cell>
          <table:table-cell table:formula="of:=[.A40]-[.$A$3]" office:value-type="float" office:value="192376" calcext:value-type="float">
            <text:p>192376 ms</text:p>
          </table:table-cell>
          <table:table-cell table:formula="of:=[.D40]/1000*[.$E$330]" office:value-type="float" office:value="95.5348454499364" calcext:value-type="float">
            <text:p>95,5348454499364 l</text:p>
          </table:table-cell>
        </table:table-row>
        <table:table-row table:style-name="ro1">
          <table:table-cell office:value-type="float" office:value="214032" calcext:value-type="float">
            <text:p>214032 ms</text:p>
          </table:table-cell>
          <table:table-cell office:value-type="float" office:value="3528" calcext:value-type="float">
            <text:p>3528 µs</text:p>
          </table:table-cell>
          <table:table-cell table:style-name="ce5" table:formula="of:=[.B41]*340/2000" office:value-type="float" office:value="599.76" calcext:value-type="float">
            <text:p>599,76 mm</text:p>
          </table:table-cell>
          <table:table-cell table:formula="of:=[.A41]-[.$A$3]" office:value-type="float" office:value="197573" calcext:value-type="float">
            <text:p>197573 ms</text:p>
          </table:table-cell>
          <table:table-cell table:formula="of:=[.D41]/1000*[.$E$330]" office:value-type="float" office:value="98.1157006075617" calcext:value-type="float">
            <text:p>98,1157006075617 l</text:p>
          </table:table-cell>
        </table:table-row>
        <table:table-row table:style-name="ro1">
          <table:table-cell office:value-type="float" office:value="219226" calcext:value-type="float">
            <text:p>219226 ms</text:p>
          </table:table-cell>
          <table:table-cell office:value-type="float" office:value="4154" calcext:value-type="float">
            <text:p>4154 µs</text:p>
          </table:table-cell>
          <table:table-cell table:style-name="ce5" table:formula="of:=[.B42]*340/2000" office:value-type="float" office:value="706.18" calcext:value-type="float">
            <text:p>706,18 mm</text:p>
          </table:table-cell>
          <table:table-cell table:formula="of:=[.A42]-[.$A$3]" office:value-type="float" office:value="202767" calcext:value-type="float">
            <text:p>202767 ms</text:p>
          </table:table-cell>
          <table:table-cell table:formula="of:=[.D42]/1000*[.$E$330]" office:value-type="float" office:value="100.69506595078" calcext:value-type="float">
            <text:p>100,69506595078 l</text:p>
          </table:table-cell>
        </table:table-row>
        <table:table-row table:style-name="ro1">
          <table:table-cell office:value-type="float" office:value="224423" calcext:value-type="float">
            <text:p>224423 ms</text:p>
          </table:table-cell>
          <table:table-cell office:value-type="float" office:value="3535" calcext:value-type="float">
            <text:p>3535 µs</text:p>
          </table:table-cell>
          <table:table-cell table:style-name="ce5" table:formula="of:=[.B43]*340/2000" office:value-type="float" office:value="600.95" calcext:value-type="float">
            <text:p>600,95 mm</text:p>
          </table:table-cell>
          <table:table-cell table:formula="of:=[.A43]-[.$A$3]" office:value-type="float" office:value="207964" calcext:value-type="float">
            <text:p>207964 ms</text:p>
          </table:table-cell>
          <table:table-cell table:formula="of:=[.D43]/1000*[.$E$330]" office:value-type="float" office:value="103.275921108405" calcext:value-type="float">
            <text:p>103,275921108405 l</text:p>
          </table:table-cell>
        </table:table-row>
        <table:table-row table:style-name="ro1">
          <table:table-cell office:value-type="float" office:value="229617" calcext:value-type="float">
            <text:p>229617 ms</text:p>
          </table:table-cell>
          <table:table-cell office:value-type="float" office:value="3449" calcext:value-type="float">
            <text:p>3449 µs</text:p>
          </table:table-cell>
          <table:table-cell table:style-name="ce5" table:formula="of:=[.B44]*340/2000" office:value-type="float" office:value="586.33" calcext:value-type="float">
            <text:p>586,33 mm</text:p>
          </table:table-cell>
          <table:table-cell table:formula="of:=[.A44]-[.$A$3]" office:value-type="float" office:value="213158" calcext:value-type="float">
            <text:p>213158 ms</text:p>
          </table:table-cell>
          <table:table-cell table:formula="of:=[.D44]/1000*[.$E$330]" office:value-type="float" office:value="105.855286451624" calcext:value-type="float">
            <text:p>105,855286451624 l</text:p>
          </table:table-cell>
        </table:table-row>
        <table:table-row table:style-name="ro1">
          <table:table-cell office:value-type="float" office:value="234812" calcext:value-type="float">
            <text:p>234812 ms</text:p>
          </table:table-cell>
          <table:table-cell office:value-type="float" office:value="3512" calcext:value-type="float">
            <text:p>3512 µs</text:p>
          </table:table-cell>
          <table:table-cell table:style-name="ce5" table:formula="of:=[.B45]*340/2000" office:value-type="float" office:value="597.04" calcext:value-type="float">
            <text:p>597,04 mm</text:p>
          </table:table-cell>
          <table:table-cell table:formula="of:=[.A45]-[.$A$3]" office:value-type="float" office:value="218353" calcext:value-type="float">
            <text:p>218353 ms</text:p>
          </table:table-cell>
          <table:table-cell table:formula="of:=[.D45]/1000*[.$E$330]" office:value-type="float" office:value="108.435148399644" calcext:value-type="float">
            <text:p>108,435148399644 l</text:p>
          </table:table-cell>
        </table:table-row>
        <table:table-row table:style-name="ro1">
          <table:table-cell office:value-type="float" office:value="240006" calcext:value-type="float">
            <text:p>240006 ms</text:p>
          </table:table-cell>
          <table:table-cell office:value-type="float" office:value="3463" calcext:value-type="float">
            <text:p>3463 µs</text:p>
          </table:table-cell>
          <table:table-cell table:style-name="ce5" table:formula="of:=[.B46]*340/2000" office:value-type="float" office:value="588.71" calcext:value-type="float">
            <text:p>588,71 mm</text:p>
          </table:table-cell>
          <table:table-cell table:formula="of:=[.A46]-[.$A$3]" office:value-type="float" office:value="223547" calcext:value-type="float">
            <text:p>223547 ms</text:p>
          </table:table-cell>
          <table:table-cell table:formula="of:=[.D46]/1000*[.$E$330]" office:value-type="float" office:value="111.014513742863" calcext:value-type="float">
            <text:p>111,014513742863 l</text:p>
          </table:table-cell>
        </table:table-row>
        <table:table-row table:style-name="ro1">
          <table:table-cell office:value-type="float" office:value="245199" calcext:value-type="float">
            <text:p>245199 ms</text:p>
          </table:table-cell>
          <table:table-cell office:value-type="float" office:value="3461" calcext:value-type="float">
            <text:p>3461 µs</text:p>
          </table:table-cell>
          <table:table-cell table:style-name="ce5" table:formula="of:=[.B47]*340/2000" office:value-type="float" office:value="588.37" calcext:value-type="float">
            <text:p>588,37 mm</text:p>
          </table:table-cell>
          <table:table-cell table:formula="of:=[.A47]-[.$A$3]" office:value-type="float" office:value="228740" calcext:value-type="float">
            <text:p>228740 ms</text:p>
          </table:table-cell>
          <table:table-cell table:formula="of:=[.D47]/1000*[.$E$330]" office:value-type="float" office:value="113.593382481279" calcext:value-type="float">
            <text:p>113,593382481279 l</text:p>
          </table:table-cell>
        </table:table-row>
        <table:table-row table:style-name="ro1">
          <table:table-cell office:value-type="float" office:value="250393" calcext:value-type="float">
            <text:p>250393 ms</text:p>
          </table:table-cell>
          <table:table-cell office:value-type="float" office:value="4093" calcext:value-type="float">
            <text:p>4093 µs</text:p>
          </table:table-cell>
          <table:table-cell table:style-name="ce5" table:formula="of:=[.B48]*340/2000" office:value-type="float" office:value="695.81" calcext:value-type="float">
            <text:p>695,81 mm</text:p>
          </table:table-cell>
          <table:table-cell table:formula="of:=[.A48]-[.$A$3]" office:value-type="float" office:value="233934" calcext:value-type="float">
            <text:p>233934 ms</text:p>
          </table:table-cell>
          <table:table-cell table:formula="of:=[.D48]/1000*[.$E$330]" office:value-type="float" office:value="116.172747824497" calcext:value-type="float">
            <text:p>116,172747824497 l</text:p>
          </table:table-cell>
        </table:table-row>
        <table:table-row table:style-name="ro1">
          <table:table-cell office:value-type="float" office:value="255591" calcext:value-type="float">
            <text:p>255591 ms</text:p>
          </table:table-cell>
          <table:table-cell office:value-type="float" office:value="3410" calcext:value-type="float">
            <text:p>3410 µs</text:p>
          </table:table-cell>
          <table:table-cell table:style-name="ce5" table:formula="of:=[.B49]*340/2000" office:value-type="float" office:value="579.7" calcext:value-type="float">
            <text:p>579,7 mm</text:p>
          </table:table-cell>
          <table:table-cell table:formula="of:=[.A49]-[.$A$3]" office:value-type="float" office:value="239132" calcext:value-type="float">
            <text:p>239132 ms</text:p>
          </table:table-cell>
          <table:table-cell table:formula="of:=[.D49]/1000*[.$E$330]" office:value-type="float" office:value="118.754099586925" calcext:value-type="float">
            <text:p>118,754099586925 l</text:p>
          </table:table-cell>
        </table:table-row>
        <table:table-row table:style-name="ro1">
          <table:table-cell office:value-type="float" office:value="260785" calcext:value-type="float">
            <text:p>260785 ms</text:p>
          </table:table-cell>
          <table:table-cell office:value-type="float" office:value="3409" calcext:value-type="float">
            <text:p>3409 µs</text:p>
          </table:table-cell>
          <table:table-cell table:style-name="ce5" table:formula="of:=[.B50]*340/2000" office:value-type="float" office:value="579.53" calcext:value-type="float">
            <text:p>579,53 mm</text:p>
          </table:table-cell>
          <table:table-cell table:formula="of:=[.A50]-[.$A$3]" office:value-type="float" office:value="244326" calcext:value-type="float">
            <text:p>244326 ms</text:p>
          </table:table-cell>
          <table:table-cell table:formula="of:=[.D50]/1000*[.$E$330]" office:value-type="float" office:value="121.333464930143" calcext:value-type="float">
            <text:p>121,333464930143 l</text:p>
          </table:table-cell>
        </table:table-row>
        <table:table-row table:style-name="ro1">
          <table:table-cell office:value-type="float" office:value="265978" calcext:value-type="float">
            <text:p>265978 ms</text:p>
          </table:table-cell>
          <table:table-cell office:value-type="float" office:value="3680" calcext:value-type="float">
            <text:p>3680 µs</text:p>
          </table:table-cell>
          <table:table-cell table:style-name="ce5" table:formula="of:=[.B51]*340/2000" office:value-type="float" office:value="625.6" calcext:value-type="float">
            <text:p>625,6 mm</text:p>
          </table:table-cell>
          <table:table-cell table:formula="of:=[.A51]-[.$A$3]" office:value-type="float" office:value="249519" calcext:value-type="float">
            <text:p>249519 ms</text:p>
          </table:table-cell>
          <table:table-cell table:formula="of:=[.D51]/1000*[.$E$330]" office:value-type="float" office:value="123.912333668559" calcext:value-type="float">
            <text:p>123,912333668559 l</text:p>
          </table:table-cell>
        </table:table-row>
        <table:table-row table:style-name="ro1">
          <table:table-cell office:value-type="float" office:value="271172" calcext:value-type="float">
            <text:p>271172 ms</text:p>
          </table:table-cell>
          <table:table-cell office:value-type="float" office:value="3376" calcext:value-type="float">
            <text:p>3376 µs</text:p>
          </table:table-cell>
          <table:table-cell table:style-name="ce5" table:formula="of:=[.B52]*340/2000" office:value-type="float" office:value="573.92" calcext:value-type="float">
            <text:p>573,92 mm</text:p>
          </table:table-cell>
          <table:table-cell table:formula="of:=[.A52]-[.$A$3]" office:value-type="float" office:value="254713" calcext:value-type="float">
            <text:p>254713 ms</text:p>
          </table:table-cell>
          <table:table-cell table:formula="of:=[.D52]/1000*[.$E$330]" office:value-type="float" office:value="126.491699011777" calcext:value-type="float">
            <text:p>126,491699011777 l</text:p>
          </table:table-cell>
        </table:table-row>
        <table:table-row table:style-name="ro1">
          <table:table-cell office:value-type="float" office:value="276366" calcext:value-type="float">
            <text:p>276366 ms</text:p>
          </table:table-cell>
          <table:table-cell office:value-type="float" office:value="3358" calcext:value-type="float">
            <text:p>3358 µs</text:p>
          </table:table-cell>
          <table:table-cell table:style-name="ce5" table:formula="of:=[.B53]*340/2000" office:value-type="float" office:value="570.86" calcext:value-type="float">
            <text:p>570,86 mm</text:p>
          </table:table-cell>
          <table:table-cell table:formula="of:=[.A53]-[.$A$3]" office:value-type="float" office:value="259907" calcext:value-type="float">
            <text:p>259907 ms</text:p>
          </table:table-cell>
          <table:table-cell table:formula="of:=[.D53]/1000*[.$E$330]" office:value-type="float" office:value="129.071064354996" calcext:value-type="float">
            <text:p>129,071064354996 l</text:p>
          </table:table-cell>
        </table:table-row>
        <table:table-row table:style-name="ro1">
          <table:table-cell office:value-type="float" office:value="281562" calcext:value-type="float">
            <text:p>281562 ms</text:p>
          </table:table-cell>
          <table:table-cell office:value-type="float" office:value="3354" calcext:value-type="float">
            <text:p>3354 µs</text:p>
          </table:table-cell>
          <table:table-cell table:style-name="ce5" table:formula="of:=[.B54]*340/2000" office:value-type="float" office:value="570.18" calcext:value-type="float">
            <text:p>570,18 mm</text:p>
          </table:table-cell>
          <table:table-cell table:formula="of:=[.A54]-[.$A$3]" office:value-type="float" office:value="265103" calcext:value-type="float">
            <text:p>265103 ms</text:p>
          </table:table-cell>
          <table:table-cell table:formula="of:=[.D54]/1000*[.$E$330]" office:value-type="float" office:value="131.651422907819" calcext:value-type="float">
            <text:p>131,651422907819 l</text:p>
          </table:table-cell>
        </table:table-row>
        <table:table-row table:style-name="ro1">
          <table:table-cell office:value-type="float" office:value="286758" calcext:value-type="float">
            <text:p>286758 ms</text:p>
          </table:table-cell>
          <table:table-cell office:value-type="float" office:value="3336" calcext:value-type="float">
            <text:p>3336 µs</text:p>
          </table:table-cell>
          <table:table-cell table:style-name="ce5" table:formula="of:=[.B55]*340/2000" office:value-type="float" office:value="567.12" calcext:value-type="float">
            <text:p>567,12 mm</text:p>
          </table:table-cell>
          <table:table-cell table:formula="of:=[.A55]-[.$A$3]" office:value-type="float" office:value="270299" calcext:value-type="float">
            <text:p>270299 ms</text:p>
          </table:table-cell>
          <table:table-cell table:formula="of:=[.D55]/1000*[.$E$330]" office:value-type="float" office:value="134.231781460641" calcext:value-type="float">
            <text:p>134,231781460641 l</text:p>
          </table:table-cell>
        </table:table-row>
        <table:table-row table:style-name="ro1">
          <table:table-cell office:value-type="float" office:value="291950" calcext:value-type="float">
            <text:p>291950 ms</text:p>
          </table:table-cell>
          <table:table-cell office:value-type="float" office:value="3343" calcext:value-type="float">
            <text:p>3343 µs</text:p>
          </table:table-cell>
          <table:table-cell table:style-name="ce5" table:formula="of:=[.B56]*340/2000" office:value-type="float" office:value="568.31" calcext:value-type="float">
            <text:p>568,31 mm</text:p>
          </table:table-cell>
          <table:table-cell table:formula="of:=[.A56]-[.$A$3]" office:value-type="float" office:value="275491" calcext:value-type="float">
            <text:p>275491 ms</text:p>
          </table:table-cell>
          <table:table-cell table:formula="of:=[.D56]/1000*[.$E$330]" office:value-type="float" office:value="136.810153594255" calcext:value-type="float">
            <text:p>136,810153594255 l</text:p>
          </table:table-cell>
        </table:table-row>
        <table:table-row table:style-name="ro1">
          <table:table-cell office:value-type="float" office:value="297148" calcext:value-type="float">
            <text:p>297148 ms</text:p>
          </table:table-cell>
          <table:table-cell office:value-type="float" office:value="3347" calcext:value-type="float">
            <text:p>3347 µs</text:p>
          </table:table-cell>
          <table:table-cell table:style-name="ce5" table:formula="of:=[.B57]*340/2000" office:value-type="float" office:value="568.99" calcext:value-type="float">
            <text:p>568,99 mm</text:p>
          </table:table-cell>
          <table:table-cell table:formula="of:=[.A57]-[.$A$3]" office:value-type="float" office:value="280689" calcext:value-type="float">
            <text:p>280689 ms</text:p>
          </table:table-cell>
          <table:table-cell table:formula="of:=[.D57]/1000*[.$E$330]" office:value-type="float" office:value="139.391505356683" calcext:value-type="float">
            <text:p>139,391505356683 l</text:p>
          </table:table-cell>
        </table:table-row>
        <table:table-row table:style-name="ro1">
          <table:table-cell office:value-type="float" office:value="302340" calcext:value-type="float">
            <text:p>302340 ms</text:p>
          </table:table-cell>
          <table:table-cell office:value-type="float" office:value="4603" calcext:value-type="float">
            <text:p>4603 µs</text:p>
          </table:table-cell>
          <table:table-cell table:style-name="ce5" table:formula="of:=[.B58]*340/2000" office:value-type="float" office:value="782.51" calcext:value-type="float">
            <text:p>782,51 mm</text:p>
          </table:table-cell>
          <table:table-cell table:formula="of:=[.A58]-[.$A$3]" office:value-type="float" office:value="285881" calcext:value-type="float">
            <text:p>285881 ms</text:p>
          </table:table-cell>
          <table:table-cell table:formula="of:=[.D58]/1000*[.$E$330]" office:value-type="float" office:value="141.969877490296" calcext:value-type="float">
            <text:p>141,969877490296 l</text:p>
          </table:table-cell>
        </table:table-row>
        <table:table-row table:style-name="ro1">
          <table:table-cell office:value-type="float" office:value="307538" calcext:value-type="float">
            <text:p>307538 ms</text:p>
          </table:table-cell>
          <table:table-cell office:value-type="float" office:value="3949" calcext:value-type="float">
            <text:p>3949 µs</text:p>
          </table:table-cell>
          <table:table-cell table:style-name="ce5" table:formula="of:=[.B59]*340/2000" office:value-type="float" office:value="671.33" calcext:value-type="float">
            <text:p>671,33 mm</text:p>
          </table:table-cell>
          <table:table-cell table:formula="of:=[.A59]-[.$A$3]" office:value-type="float" office:value="291079" calcext:value-type="float">
            <text:p>291079 ms</text:p>
          </table:table-cell>
          <table:table-cell table:formula="of:=[.D59]/1000*[.$E$330]" office:value-type="float" office:value="144.551229252724" calcext:value-type="float">
            <text:p>144,551229252724 l</text:p>
          </table:table-cell>
        </table:table-row>
        <table:table-row table:style-name="ro1">
          <table:table-cell office:value-type="float" office:value="312734" calcext:value-type="float">
            <text:p>312734 ms</text:p>
          </table:table-cell>
          <table:table-cell office:value-type="float" office:value="3324" calcext:value-type="float">
            <text:p>3324 µs</text:p>
          </table:table-cell>
          <table:table-cell table:style-name="ce5" table:formula="of:=[.B60]*340/2000" office:value-type="float" office:value="565.08" calcext:value-type="float">
            <text:p>565,08 mm</text:p>
          </table:table-cell>
          <table:table-cell table:formula="of:=[.A60]-[.$A$3]" office:value-type="float" office:value="296275" calcext:value-type="float">
            <text:p>296275 ms</text:p>
          </table:table-cell>
          <table:table-cell table:formula="of:=[.D60]/1000*[.$E$330]" office:value-type="float" office:value="147.131587805547" calcext:value-type="float">
            <text:p>147,131587805547 l</text:p>
          </table:table-cell>
        </table:table-row>
        <table:table-row table:style-name="ro1">
          <table:table-cell office:value-type="float" office:value="317928" calcext:value-type="float">
            <text:p>317928 ms</text:p>
          </table:table-cell>
          <table:table-cell office:value-type="float" office:value="3285" calcext:value-type="float">
            <text:p>3285 µs</text:p>
          </table:table-cell>
          <table:table-cell table:style-name="ce5" table:formula="of:=[.B61]*340/2000" office:value-type="float" office:value="558.45" calcext:value-type="float">
            <text:p>558,45 mm</text:p>
          </table:table-cell>
          <table:table-cell table:formula="of:=[.A61]-[.$A$3]" office:value-type="float" office:value="301469" calcext:value-type="float">
            <text:p>301469 ms</text:p>
          </table:table-cell>
          <table:table-cell table:formula="of:=[.D61]/1000*[.$E$330]" office:value-type="float" office:value="149.710953148765" calcext:value-type="float">
            <text:p>149,710953148765 l</text:p>
          </table:table-cell>
        </table:table-row>
        <table:table-row table:style-name="ro1">
          <table:table-cell office:value-type="float" office:value="323120" calcext:value-type="float">
            <text:p>323120 ms</text:p>
          </table:table-cell>
          <table:table-cell office:value-type="float" office:value="3945" calcext:value-type="float">
            <text:p>3945 µs</text:p>
          </table:table-cell>
          <table:table-cell table:style-name="ce5" table:formula="of:=[.B62]*340/2000" office:value-type="float" office:value="670.65" calcext:value-type="float">
            <text:p>670,65 mm</text:p>
          </table:table-cell>
          <table:table-cell table:formula="of:=[.A62]-[.$A$3]" office:value-type="float" office:value="306661" calcext:value-type="float">
            <text:p>306661 ms</text:p>
          </table:table-cell>
          <table:table-cell table:formula="of:=[.D62]/1000*[.$E$330]" office:value-type="float" office:value="152.289325282379" calcext:value-type="float">
            <text:p>152,289325282379 l</text:p>
          </table:table-cell>
        </table:table-row>
        <table:table-row table:style-name="ro1">
          <table:table-cell office:value-type="float" office:value="328314" calcext:value-type="float">
            <text:p>328314 ms</text:p>
          </table:table-cell>
          <table:table-cell office:value-type="float" office:value="3903" calcext:value-type="float">
            <text:p>3903 µs</text:p>
          </table:table-cell>
          <table:table-cell table:style-name="ce5" table:formula="of:=[.B63]*340/2000" office:value-type="float" office:value="663.51" calcext:value-type="float">
            <text:p>663,51 mm</text:p>
          </table:table-cell>
          <table:table-cell table:formula="of:=[.A63]-[.$A$3]" office:value-type="float" office:value="311855" calcext:value-type="float">
            <text:p>311855 ms</text:p>
          </table:table-cell>
          <table:table-cell table:formula="of:=[.D63]/1000*[.$E$330]" office:value-type="float" office:value="154.868690625597" calcext:value-type="float">
            <text:p>154,868690625597 l</text:p>
          </table:table-cell>
        </table:table-row>
        <table:table-row table:style-name="ro1">
          <table:table-cell office:value-type="float" office:value="333509" calcext:value-type="float">
            <text:p>333509 ms</text:p>
          </table:table-cell>
          <table:table-cell office:value-type="float" office:value="3217" calcext:value-type="float">
            <text:p>3217 µs</text:p>
          </table:table-cell>
          <table:table-cell table:style-name="ce5" table:formula="of:=[.B64]*340/2000" office:value-type="float" office:value="546.89" calcext:value-type="float">
            <text:p>546,89 mm</text:p>
          </table:table-cell>
          <table:table-cell table:formula="of:=[.A64]-[.$A$3]" office:value-type="float" office:value="317050" calcext:value-type="float">
            <text:p>317050 ms</text:p>
          </table:table-cell>
          <table:table-cell table:formula="of:=[.D64]/1000*[.$E$330]" office:value-type="float" office:value="157.448552573618" calcext:value-type="float">
            <text:p>157,448552573618 l</text:p>
          </table:table-cell>
        </table:table-row>
        <table:table-row table:style-name="ro1">
          <table:table-cell office:value-type="float" office:value="338702" calcext:value-type="float">
            <text:p>338702 ms</text:p>
          </table:table-cell>
          <table:table-cell office:value-type="float" office:value="4481" calcext:value-type="float">
            <text:p>4481 µs</text:p>
          </table:table-cell>
          <table:table-cell table:style-name="ce5" table:formula="of:=[.B65]*340/2000" office:value-type="float" office:value="761.77" calcext:value-type="float">
            <text:p>761,77 mm</text:p>
          </table:table-cell>
          <table:table-cell table:formula="of:=[.A65]-[.$A$3]" office:value-type="float" office:value="322243" calcext:value-type="float">
            <text:p>322243 ms</text:p>
          </table:table-cell>
          <table:table-cell table:formula="of:=[.D65]/1000*[.$E$330]" office:value-type="float" office:value="160.027421312034" calcext:value-type="float">
            <text:p>160,027421312034 l</text:p>
          </table:table-cell>
        </table:table-row>
        <table:table-row table:style-name="ro1">
          <table:table-cell office:value-type="float" office:value="343900" calcext:value-type="float">
            <text:p>343900 ms</text:p>
          </table:table-cell>
          <table:table-cell office:value-type="float" office:value="3870" calcext:value-type="float">
            <text:p>3870 µs</text:p>
          </table:table-cell>
          <table:table-cell table:style-name="ce5" table:formula="of:=[.B66]*340/2000" office:value-type="float" office:value="657.9" calcext:value-type="float">
            <text:p>657,9 mm</text:p>
          </table:table-cell>
          <table:table-cell table:formula="of:=[.A66]-[.$A$3]" office:value-type="float" office:value="327441" calcext:value-type="float">
            <text:p>327441 ms</text:p>
          </table:table-cell>
          <table:table-cell table:formula="of:=[.D66]/1000*[.$E$330]" office:value-type="float" office:value="162.608773074462" calcext:value-type="float">
            <text:p>162,608773074462 l</text:p>
          </table:table-cell>
        </table:table-row>
        <table:table-row table:style-name="ro1">
          <table:table-cell office:value-type="float" office:value="349097" calcext:value-type="float">
            <text:p>349097 ms</text:p>
          </table:table-cell>
          <table:table-cell office:value-type="float" office:value="3204" calcext:value-type="float">
            <text:p>3204 µs</text:p>
          </table:table-cell>
          <table:table-cell table:style-name="ce5" table:formula="of:=[.B67]*340/2000" office:value-type="float" office:value="544.68" calcext:value-type="float">
            <text:p>544,68 mm</text:p>
          </table:table-cell>
          <table:table-cell table:formula="of:=[.A67]-[.$A$3]" office:value-type="float" office:value="332638" calcext:value-type="float">
            <text:p>332638 ms</text:p>
          </table:table-cell>
          <table:table-cell table:formula="of:=[.D67]/1000*[.$E$330]" office:value-type="float" office:value="165.189628232087" calcext:value-type="float">
            <text:p>165,189628232087 l</text:p>
          </table:table-cell>
        </table:table-row>
        <table:table-row table:style-name="ro1">
          <table:table-cell office:value-type="float" office:value="354288" calcext:value-type="float">
            <text:p>354288 ms</text:p>
          </table:table-cell>
          <table:table-cell office:value-type="float" office:value="3808" calcext:value-type="float">
            <text:p>3808 µs</text:p>
          </table:table-cell>
          <table:table-cell table:style-name="ce5" table:formula="of:=[.B68]*340/2000" office:value-type="float" office:value="647.36" calcext:value-type="float">
            <text:p>647,36 mm</text:p>
          </table:table-cell>
          <table:table-cell table:formula="of:=[.A68]-[.$A$3]" office:value-type="float" office:value="337829" calcext:value-type="float">
            <text:p>337829 ms</text:p>
          </table:table-cell>
          <table:table-cell table:formula="of:=[.D68]/1000*[.$E$330]" office:value-type="float" office:value="167.767503760898" calcext:value-type="float">
            <text:p>167,767503760898 l</text:p>
          </table:table-cell>
        </table:table-row>
        <table:table-row table:style-name="ro1">
          <table:table-cell office:value-type="float" office:value="359483" calcext:value-type="float">
            <text:p>359483 ms</text:p>
          </table:table-cell>
          <table:table-cell office:value-type="float" office:value="3898" calcext:value-type="float">
            <text:p>3898 µs</text:p>
          </table:table-cell>
          <table:table-cell table:style-name="ce5" table:formula="of:=[.B69]*340/2000" office:value-type="float" office:value="662.66" calcext:value-type="float">
            <text:p>662,66 mm</text:p>
          </table:table-cell>
          <table:table-cell table:formula="of:=[.A69]-[.$A$3]" office:value-type="float" office:value="343024" calcext:value-type="float">
            <text:p>343024 ms</text:p>
          </table:table-cell>
          <table:table-cell table:formula="of:=[.D69]/1000*[.$E$330]" office:value-type="float" office:value="170.347365708919" calcext:value-type="float">
            <text:p>170,347365708919 l</text:p>
          </table:table-cell>
        </table:table-row>
        <table:table-row table:style-name="ro1">
          <table:table-cell office:value-type="float" office:value="364681" calcext:value-type="float">
            <text:p>364681 ms</text:p>
          </table:table-cell>
          <table:table-cell office:value-type="float" office:value="3172" calcext:value-type="float">
            <text:p>3172 µs</text:p>
          </table:table-cell>
          <table:table-cell table:style-name="ce5" table:formula="of:=[.B70]*340/2000" office:value-type="float" office:value="539.24" calcext:value-type="float">
            <text:p>539,24 mm</text:p>
          </table:table-cell>
          <table:table-cell table:formula="of:=[.A70]-[.$A$3]" office:value-type="float" office:value="348222" calcext:value-type="float">
            <text:p>348222 ms</text:p>
          </table:table-cell>
          <table:table-cell table:formula="of:=[.D70]/1000*[.$E$330]" office:value-type="float" office:value="172.928717471346" calcext:value-type="float">
            <text:p>172,928717471346 l</text:p>
          </table:table-cell>
        </table:table-row>
        <table:table-row table:style-name="ro1">
          <table:table-cell office:value-type="float" office:value="369876" calcext:value-type="float">
            <text:p>369876 ms</text:p>
          </table:table-cell>
          <table:table-cell office:value-type="float" office:value="3136" calcext:value-type="float">
            <text:p>3136 µs</text:p>
          </table:table-cell>
          <table:table-cell table:style-name="ce5" table:formula="of:=[.B71]*340/2000" office:value-type="float" office:value="533.12" calcext:value-type="float">
            <text:p>533,12 mm</text:p>
          </table:table-cell>
          <table:table-cell table:formula="of:=[.A71]-[.$A$3]" office:value-type="float" office:value="353417" calcext:value-type="float">
            <text:p>353417 ms</text:p>
          </table:table-cell>
          <table:table-cell table:formula="of:=[.D71]/1000*[.$E$330]" office:value-type="float" office:value="175.508579419367" calcext:value-type="float">
            <text:p>175,508579419367 l</text:p>
          </table:table-cell>
        </table:table-row>
        <table:table-row table:style-name="ro1">
          <table:table-cell office:value-type="float" office:value="375067" calcext:value-type="float">
            <text:p>375067 ms</text:p>
          </table:table-cell>
          <table:table-cell office:value-type="float" office:value="3114" calcext:value-type="float">
            <text:p>3114 µs</text:p>
          </table:table-cell>
          <table:table-cell table:style-name="ce5" table:formula="of:=[.B72]*340/2000" office:value-type="float" office:value="529.38" calcext:value-type="float">
            <text:p>529,38 mm</text:p>
          </table:table-cell>
          <table:table-cell table:formula="of:=[.A72]-[.$A$3]" office:value-type="float" office:value="358608" calcext:value-type="float">
            <text:p>358608 ms</text:p>
          </table:table-cell>
          <table:table-cell table:formula="of:=[.D72]/1000*[.$E$330]" office:value-type="float" office:value="178.086454948179" calcext:value-type="float">
            <text:p>178,086454948179 l</text:p>
          </table:table-cell>
        </table:table-row>
        <table:table-row table:style-name="ro1">
          <table:table-cell office:value-type="float" office:value="380261" calcext:value-type="float">
            <text:p>380261 ms</text:p>
          </table:table-cell>
          <table:table-cell office:value-type="float" office:value="3159" calcext:value-type="float">
            <text:p>3159 µs</text:p>
          </table:table-cell>
          <table:table-cell table:style-name="ce5" table:formula="of:=[.B73]*340/2000" office:value-type="float" office:value="537.03" calcext:value-type="float">
            <text:p>537,03 mm</text:p>
          </table:table-cell>
          <table:table-cell table:formula="of:=[.A73]-[.$A$3]" office:value-type="float" office:value="363802" calcext:value-type="float">
            <text:p>363802 ms</text:p>
          </table:table-cell>
          <table:table-cell table:formula="of:=[.D73]/1000*[.$E$330]" office:value-type="float" office:value="180.665820291397" calcext:value-type="float">
            <text:p>180,665820291397 l</text:p>
          </table:table-cell>
        </table:table-row>
        <table:table-row table:style-name="ro1">
          <table:table-cell office:value-type="float" office:value="385457" calcext:value-type="float">
            <text:p>385457 ms</text:p>
          </table:table-cell>
          <table:table-cell office:value-type="float" office:value="3121" calcext:value-type="float">
            <text:p>3121 µs</text:p>
          </table:table-cell>
          <table:table-cell table:style-name="ce5" table:formula="of:=[.B74]*340/2000" office:value-type="float" office:value="530.57" calcext:value-type="float">
            <text:p>530,57 mm</text:p>
          </table:table-cell>
          <table:table-cell table:formula="of:=[.A74]-[.$A$3]" office:value-type="float" office:value="368998" calcext:value-type="float">
            <text:p>368998 ms</text:p>
          </table:table-cell>
          <table:table-cell table:formula="of:=[.D74]/1000*[.$E$330]" office:value-type="float" office:value="183.24617884422" calcext:value-type="float">
            <text:p>183,24617884422 l</text:p>
          </table:table-cell>
        </table:table-row>
        <table:table-row table:style-name="ro1">
          <table:table-cell office:value-type="float" office:value="390646" calcext:value-type="float">
            <text:p>390646 ms</text:p>
          </table:table-cell>
          <table:table-cell office:value-type="float" office:value="3669" calcext:value-type="float">
            <text:p>3669 µs</text:p>
          </table:table-cell>
          <table:table-cell table:style-name="ce5" table:formula="of:=[.B75]*340/2000" office:value-type="float" office:value="623.73" calcext:value-type="float">
            <text:p>623,73 mm</text:p>
          </table:table-cell>
          <table:table-cell table:formula="of:=[.A75]-[.$A$3]" office:value-type="float" office:value="374187" calcext:value-type="float">
            <text:p>374187 ms</text:p>
          </table:table-cell>
          <table:table-cell table:formula="of:=[.D75]/1000*[.$E$330]" office:value-type="float" office:value="185.823061163427" calcext:value-type="float">
            <text:p>185,823061163427 l</text:p>
          </table:table-cell>
        </table:table-row>
        <table:table-row table:style-name="ro1">
          <table:table-cell office:value-type="float" office:value="395843" calcext:value-type="float">
            <text:p>395843 ms</text:p>
          </table:table-cell>
          <table:table-cell office:value-type="float" office:value="3725" calcext:value-type="float">
            <text:p>3725 µs</text:p>
          </table:table-cell>
          <table:table-cell table:style-name="ce5" table:formula="of:=[.B76]*340/2000" office:value-type="float" office:value="633.25" calcext:value-type="float">
            <text:p>633,25 mm</text:p>
          </table:table-cell>
          <table:table-cell table:formula="of:=[.A76]-[.$A$3]" office:value-type="float" office:value="379384" calcext:value-type="float">
            <text:p>379384 ms</text:p>
          </table:table-cell>
          <table:table-cell table:formula="of:=[.D76]/1000*[.$E$330]" office:value-type="float" office:value="188.403916321052" calcext:value-type="float">
            <text:p>188,403916321052 l</text:p>
          </table:table-cell>
        </table:table-row>
        <table:table-row table:style-name="ro1">
          <table:table-cell office:value-type="float" office:value="401040" calcext:value-type="float">
            <text:p>401040 ms</text:p>
          </table:table-cell>
          <table:table-cell office:value-type="float" office:value="3068" calcext:value-type="float">
            <text:p>3068 µs</text:p>
          </table:table-cell>
          <table:table-cell table:style-name="ce5" table:formula="of:=[.B77]*340/2000" office:value-type="float" office:value="521.56" calcext:value-type="float">
            <text:p>521,56 mm</text:p>
          </table:table-cell>
          <table:table-cell table:formula="of:=[.A77]-[.$A$3]" office:value-type="float" office:value="384581" calcext:value-type="float">
            <text:p>384581 ms</text:p>
          </table:table-cell>
          <table:table-cell table:formula="of:=[.D77]/1000*[.$E$330]" office:value-type="float" office:value="190.984771478677" calcext:value-type="float">
            <text:p>190,984771478677 l</text:p>
          </table:table-cell>
        </table:table-row>
        <table:table-row table:style-name="ro1">
          <table:table-cell office:value-type="float" office:value="406230" calcext:value-type="float">
            <text:p>406230 ms</text:p>
          </table:table-cell>
          <table:table-cell office:value-type="float" office:value="3085" calcext:value-type="float">
            <text:p>3085 µs</text:p>
          </table:table-cell>
          <table:table-cell table:style-name="ce5" table:formula="of:=[.B78]*340/2000" office:value-type="float" office:value="524.45" calcext:value-type="float">
            <text:p>524,45 mm</text:p>
          </table:table-cell>
          <table:table-cell table:formula="of:=[.A78]-[.$A$3]" office:value-type="float" office:value="389771" calcext:value-type="float">
            <text:p>389771 ms</text:p>
          </table:table-cell>
          <table:table-cell table:formula="of:=[.D78]/1000*[.$E$330]" office:value-type="float" office:value="193.562150402686" calcext:value-type="float">
            <text:p>193,562150402686 l</text:p>
          </table:table-cell>
        </table:table-row>
        <table:table-row table:style-name="ro1">
          <table:table-cell office:value-type="float" office:value="411422" calcext:value-type="float">
            <text:p>411422 ms</text:p>
          </table:table-cell>
          <table:table-cell office:value-type="float" office:value="3618" calcext:value-type="float">
            <text:p>3618 µs</text:p>
          </table:table-cell>
          <table:table-cell table:style-name="ce5" table:formula="of:=[.B79]*340/2000" office:value-type="float" office:value="615.06" calcext:value-type="float">
            <text:p>615,06 mm</text:p>
          </table:table-cell>
          <table:table-cell table:formula="of:=[.A79]-[.$A$3]" office:value-type="float" office:value="394963" calcext:value-type="float">
            <text:p>394963 ms</text:p>
          </table:table-cell>
          <table:table-cell table:formula="of:=[.D79]/1000*[.$E$330]" office:value-type="float" office:value="196.1405225363" calcext:value-type="float">
            <text:p>196,1405225363 l</text:p>
          </table:table-cell>
        </table:table-row>
        <table:table-row table:style-name="ro1">
          <table:table-cell office:value-type="float" office:value="416618" calcext:value-type="float">
            <text:p>416618 ms</text:p>
          </table:table-cell>
          <table:table-cell office:value-type="float" office:value="3116" calcext:value-type="float">
            <text:p>3116 µs</text:p>
          </table:table-cell>
          <table:table-cell table:style-name="ce5" table:formula="of:=[.B80]*340/2000" office:value-type="float" office:value="529.72" calcext:value-type="float">
            <text:p>529,72 mm</text:p>
          </table:table-cell>
          <table:table-cell table:formula="of:=[.A80]-[.$A$3]" office:value-type="float" office:value="400159" calcext:value-type="float">
            <text:p>400159 ms</text:p>
          </table:table-cell>
          <table:table-cell table:formula="of:=[.D80]/1000*[.$E$330]" office:value-type="float" office:value="198.720881089123" calcext:value-type="float">
            <text:p>198,720881089123 l</text:p>
          </table:table-cell>
        </table:table-row>
        <table:table-row table:style-name="ro1">
          <table:table-cell office:value-type="float" office:value="421808" calcext:value-type="float">
            <text:p>421808 ms</text:p>
          </table:table-cell>
          <table:table-cell office:value-type="float" office:value="3050" calcext:value-type="float">
            <text:p>3050 µs</text:p>
          </table:table-cell>
          <table:table-cell table:style-name="ce5" table:formula="of:=[.B81]*340/2000" office:value-type="float" office:value="518.5" calcext:value-type="float">
            <text:p>518,5 mm</text:p>
          </table:table-cell>
          <table:table-cell table:formula="of:=[.A81]-[.$A$3]" office:value-type="float" office:value="405349" calcext:value-type="float">
            <text:p>405349 ms</text:p>
          </table:table-cell>
          <table:table-cell table:formula="of:=[.D81]/1000*[.$E$330]" office:value-type="float" office:value="201.298260013132" calcext:value-type="float">
            <text:p>201,298260013132 l</text:p>
          </table:table-cell>
        </table:table-row>
        <table:table-row table:style-name="ro1">
          <table:table-cell office:value-type="float" office:value="426997" calcext:value-type="float">
            <text:p>426997 ms</text:p>
          </table:table-cell>
          <table:table-cell office:value-type="float" office:value="3022" calcext:value-type="float">
            <text:p>3022 µs</text:p>
          </table:table-cell>
          <table:table-cell table:style-name="ce5" table:formula="of:=[.B82]*340/2000" office:value-type="float" office:value="513.74" calcext:value-type="float">
            <text:p>513,74 mm</text:p>
          </table:table-cell>
          <table:table-cell table:formula="of:=[.A82]-[.$A$3]" office:value-type="float" office:value="410538" calcext:value-type="float">
            <text:p>410538 ms</text:p>
          </table:table-cell>
          <table:table-cell table:formula="of:=[.D82]/1000*[.$E$330]" office:value-type="float" office:value="203.875142332339" calcext:value-type="float">
            <text:p>203,875142332339 l</text:p>
          </table:table-cell>
        </table:table-row>
        <table:table-row table:style-name="ro1">
          <table:table-cell office:value-type="float" office:value="432187" calcext:value-type="float">
            <text:p>432187 ms</text:p>
          </table:table-cell>
          <table:table-cell office:value-type="float" office:value="3583" calcext:value-type="float">
            <text:p>3583 µs</text:p>
          </table:table-cell>
          <table:table-cell table:style-name="ce5" table:formula="of:=[.B83]*340/2000" office:value-type="float" office:value="609.11" calcext:value-type="float">
            <text:p>609,11 mm</text:p>
          </table:table-cell>
          <table:table-cell table:formula="of:=[.A83]-[.$A$3]" office:value-type="float" office:value="415728" calcext:value-type="float">
            <text:p>415728 ms</text:p>
          </table:table-cell>
          <table:table-cell table:formula="of:=[.D83]/1000*[.$E$330]" office:value-type="float" office:value="206.452521256348" calcext:value-type="float">
            <text:p>206,452521256348 l</text:p>
          </table:table-cell>
        </table:table-row>
        <table:table-row table:style-name="ro1">
          <table:table-cell office:value-type="float" office:value="437384" calcext:value-type="float">
            <text:p>437384 ms</text:p>
          </table:table-cell>
          <table:table-cell office:value-type="float" office:value="3612" calcext:value-type="float">
            <text:p>3612 µs</text:p>
          </table:table-cell>
          <table:table-cell table:style-name="ce5" table:formula="of:=[.B84]*340/2000" office:value-type="float" office:value="614.04" calcext:value-type="float">
            <text:p>614,04 mm</text:p>
          </table:table-cell>
          <table:table-cell table:formula="of:=[.A84]-[.$A$3]" office:value-type="float" office:value="420925" calcext:value-type="float">
            <text:p>420925 ms</text:p>
          </table:table-cell>
          <table:table-cell table:formula="of:=[.D84]/1000*[.$E$330]" office:value-type="float" office:value="209.033376413973" calcext:value-type="float">
            <text:p>209,033376413973 l</text:p>
          </table:table-cell>
        </table:table-row>
        <table:table-row table:style-name="ro1">
          <table:table-cell office:value-type="float" office:value="442579" calcext:value-type="float">
            <text:p>442579 ms</text:p>
          </table:table-cell>
          <table:table-cell office:value-type="float" office:value="3017" calcext:value-type="float">
            <text:p>3017 µs</text:p>
          </table:table-cell>
          <table:table-cell table:style-name="ce5" table:formula="of:=[.B85]*340/2000" office:value-type="float" office:value="512.89" calcext:value-type="float">
            <text:p>512,89 mm</text:p>
          </table:table-cell>
          <table:table-cell table:formula="of:=[.A85]-[.$A$3]" office:value-type="float" office:value="426120" calcext:value-type="float">
            <text:p>426120 ms</text:p>
          </table:table-cell>
          <table:table-cell table:formula="of:=[.D85]/1000*[.$E$330]" office:value-type="float" office:value="211.613238361994" calcext:value-type="float">
            <text:p>211,613238361994 l</text:p>
          </table:table-cell>
        </table:table-row>
        <table:table-row table:style-name="ro1">
          <table:table-cell office:value-type="float" office:value="447770" calcext:value-type="float">
            <text:p>447770 ms</text:p>
          </table:table-cell>
          <table:table-cell office:value-type="float" office:value="3530" calcext:value-type="float">
            <text:p>3530 µs</text:p>
          </table:table-cell>
          <table:table-cell table:style-name="ce5" table:formula="of:=[.B86]*340/2000" office:value-type="float" office:value="600.1" calcext:value-type="float">
            <text:p>600,1 mm</text:p>
          </table:table-cell>
          <table:table-cell table:formula="of:=[.A86]-[.$A$3]" office:value-type="float" office:value="431311" calcext:value-type="float">
            <text:p>431311 ms</text:p>
          </table:table-cell>
          <table:table-cell table:formula="of:=[.D86]/1000*[.$E$330]" office:value-type="float" office:value="214.191113890805" calcext:value-type="float">
            <text:p>214,191113890805 l</text:p>
          </table:table-cell>
        </table:table-row>
        <table:table-row table:style-name="ro1">
          <table:table-cell office:value-type="float" office:value="452967" calcext:value-type="float">
            <text:p>452967 ms</text:p>
          </table:table-cell>
          <table:table-cell office:value-type="float" office:value="2930" calcext:value-type="float">
            <text:p>2930 µs</text:p>
          </table:table-cell>
          <table:table-cell table:style-name="ce5" table:formula="of:=[.B87]*340/2000" office:value-type="float" office:value="498.1" calcext:value-type="float">
            <text:p>498,1 mm</text:p>
          </table:table-cell>
          <table:table-cell table:formula="of:=[.A87]-[.$A$3]" office:value-type="float" office:value="436508" calcext:value-type="float">
            <text:p>436508 ms</text:p>
          </table:table-cell>
          <table:table-cell table:formula="of:=[.D87]/1000*[.$E$330]" office:value-type="float" office:value="216.77196904843" calcext:value-type="float">
            <text:p>216,77196904843 l</text:p>
          </table:table-cell>
        </table:table-row>
        <table:table-row table:style-name="ro1">
          <table:table-cell office:value-type="float" office:value="458161" calcext:value-type="float">
            <text:p>458161 ms</text:p>
          </table:table-cell>
          <table:table-cell office:value-type="float" office:value="3518" calcext:value-type="float">
            <text:p>3518 µs</text:p>
          </table:table-cell>
          <table:table-cell table:style-name="ce5" table:formula="of:=[.B88]*340/2000" office:value-type="float" office:value="598.06" calcext:value-type="float">
            <text:p>598,06 mm</text:p>
          </table:table-cell>
          <table:table-cell table:formula="of:=[.A88]-[.$A$3]" office:value-type="float" office:value="441702" calcext:value-type="float">
            <text:p>441702 ms</text:p>
          </table:table-cell>
          <table:table-cell table:formula="of:=[.D88]/1000*[.$E$330]" office:value-type="float" office:value="219.351334391649" calcext:value-type="float">
            <text:p>219,351334391649 l</text:p>
          </table:table-cell>
        </table:table-row>
        <table:table-row table:style-name="ro1">
          <table:table-cell office:value-type="float" office:value="463356" calcext:value-type="float">
            <text:p>463356 ms</text:p>
          </table:table-cell>
          <table:table-cell office:value-type="float" office:value="2982" calcext:value-type="float">
            <text:p>2982 µs</text:p>
          </table:table-cell>
          <table:table-cell table:style-name="ce5" table:formula="of:=[.B89]*340/2000" office:value-type="float" office:value="506.94" calcext:value-type="float">
            <text:p>506,94 mm</text:p>
          </table:table-cell>
          <table:table-cell table:formula="of:=[.A89]-[.$A$3]" office:value-type="float" office:value="446897" calcext:value-type="float">
            <text:p>446897 ms</text:p>
          </table:table-cell>
          <table:table-cell table:formula="of:=[.D89]/1000*[.$E$330]" office:value-type="float" office:value="221.931196339669" calcext:value-type="float">
            <text:p>221,931196339669 l</text:p>
          </table:table-cell>
        </table:table-row>
        <table:table-row table:style-name="ro1">
          <table:table-cell office:value-type="float" office:value="468545" calcext:value-type="float">
            <text:p>468545 ms</text:p>
          </table:table-cell>
          <table:table-cell office:value-type="float" office:value="3530" calcext:value-type="float">
            <text:p>3530 µs</text:p>
          </table:table-cell>
          <table:table-cell table:style-name="ce5" table:formula="of:=[.B90]*340/2000" office:value-type="float" office:value="600.1" calcext:value-type="float">
            <text:p>600,1 mm</text:p>
          </table:table-cell>
          <table:table-cell table:formula="of:=[.A90]-[.$A$3]" office:value-type="float" office:value="452086" calcext:value-type="float">
            <text:p>452086 ms</text:p>
          </table:table-cell>
          <table:table-cell table:formula="of:=[.D90]/1000*[.$E$330]" office:value-type="float" office:value="224.508078658876" calcext:value-type="float">
            <text:p>224,508078658876 l</text:p>
          </table:table-cell>
        </table:table-row>
        <table:table-row table:style-name="ro1">
          <table:table-cell office:value-type="float" office:value="473738" calcext:value-type="float">
            <text:p>473738 ms</text:p>
          </table:table-cell>
          <table:table-cell office:value-type="float" office:value="3530" calcext:value-type="float">
            <text:p>3530 µs</text:p>
          </table:table-cell>
          <table:table-cell table:style-name="ce5" table:formula="of:=[.B91]*340/2000" office:value-type="float" office:value="600.1" calcext:value-type="float">
            <text:p>600,1 mm</text:p>
          </table:table-cell>
          <table:table-cell table:formula="of:=[.A91]-[.$A$3]" office:value-type="float" office:value="457279" calcext:value-type="float">
            <text:p>457279 ms</text:p>
          </table:table-cell>
          <table:table-cell table:formula="of:=[.D91]/1000*[.$E$330]" office:value-type="float" office:value="227.086947397292" calcext:value-type="float">
            <text:p>227,086947397292 l</text:p>
          </table:table-cell>
        </table:table-row>
        <table:table-row table:style-name="ro1">
          <table:table-cell office:value-type="float" office:value="478928" calcext:value-type="float">
            <text:p>478928 ms</text:p>
          </table:table-cell>
          <table:table-cell office:value-type="float" office:value="2911" calcext:value-type="float">
            <text:p>2911 µs</text:p>
          </table:table-cell>
          <table:table-cell table:style-name="ce5" table:formula="of:=[.B92]*340/2000" office:value-type="float" office:value="494.87" calcext:value-type="float">
            <text:p>494,87 mm</text:p>
          </table:table-cell>
          <table:table-cell table:formula="of:=[.A92]-[.$A$3]" office:value-type="float" office:value="462469" calcext:value-type="float">
            <text:p>462469 ms</text:p>
          </table:table-cell>
          <table:table-cell table:formula="of:=[.D92]/1000*[.$E$330]" office:value-type="float" office:value="229.664326321301" calcext:value-type="float">
            <text:p>229,664326321301 l</text:p>
          </table:table-cell>
        </table:table-row>
        <table:table-row table:style-name="ro1">
          <table:table-cell office:value-type="float" office:value="484122" calcext:value-type="float">
            <text:p>484122 ms</text:p>
          </table:table-cell>
          <table:table-cell office:value-type="float" office:value="3477" calcext:value-type="float">
            <text:p>3477 µs</text:p>
          </table:table-cell>
          <table:table-cell table:style-name="ce5" table:formula="of:=[.B93]*340/2000" office:value-type="float" office:value="591.09" calcext:value-type="float">
            <text:p>591,09 mm</text:p>
          </table:table-cell>
          <table:table-cell table:formula="of:=[.A93]-[.$A$3]" office:value-type="float" office:value="467663" calcext:value-type="float">
            <text:p>467663 ms</text:p>
          </table:table-cell>
          <table:table-cell table:formula="of:=[.D93]/1000*[.$E$330]" office:value-type="float" office:value="232.24369166452" calcext:value-type="float">
            <text:p>232,24369166452 l</text:p>
          </table:table-cell>
        </table:table-row>
        <table:table-row table:style-name="ro1">
          <table:table-cell office:value-type="float" office:value="489314" calcext:value-type="float">
            <text:p>489314 ms</text:p>
          </table:table-cell>
          <table:table-cell office:value-type="float" office:value="3433" calcext:value-type="float">
            <text:p>3433 µs</text:p>
          </table:table-cell>
          <table:table-cell table:style-name="ce5" table:formula="of:=[.B94]*340/2000" office:value-type="float" office:value="583.61" calcext:value-type="float">
            <text:p>583,61 mm</text:p>
          </table:table-cell>
          <table:table-cell table:formula="of:=[.A94]-[.$A$3]" office:value-type="float" office:value="472855" calcext:value-type="float">
            <text:p>472855 ms</text:p>
          </table:table-cell>
          <table:table-cell table:formula="of:=[.D94]/1000*[.$E$330]" office:value-type="float" office:value="234.822063798133" calcext:value-type="float">
            <text:p>234,822063798133 l</text:p>
          </table:table-cell>
        </table:table-row>
        <table:table-row table:style-name="ro1">
          <table:table-cell office:value-type="float" office:value="494509" calcext:value-type="float">
            <text:p>494509 ms</text:p>
          </table:table-cell>
          <table:table-cell office:value-type="float" office:value="3404" calcext:value-type="float">
            <text:p>3404 µs</text:p>
          </table:table-cell>
          <table:table-cell table:style-name="ce5" table:formula="of:=[.B95]*340/2000" office:value-type="float" office:value="578.68" calcext:value-type="float">
            <text:p>578,68 mm</text:p>
          </table:table-cell>
          <table:table-cell table:formula="of:=[.A95]-[.$A$3]" office:value-type="float" office:value="478050" calcext:value-type="float">
            <text:p>478050 ms</text:p>
          </table:table-cell>
          <table:table-cell table:formula="of:=[.D95]/1000*[.$E$330]" office:value-type="float" office:value="237.401925746154" calcext:value-type="float">
            <text:p>237,401925746154 l</text:p>
          </table:table-cell>
        </table:table-row>
        <table:table-row table:style-name="ro1">
          <table:table-cell office:value-type="float" office:value="499702" calcext:value-type="float">
            <text:p>499702 ms</text:p>
          </table:table-cell>
          <table:table-cell office:value-type="float" office:value="3456" calcext:value-type="float">
            <text:p>3456 µs</text:p>
          </table:table-cell>
          <table:table-cell table:style-name="ce5" table:formula="of:=[.B96]*340/2000" office:value-type="float" office:value="587.52" calcext:value-type="float">
            <text:p>587,52 mm</text:p>
          </table:table-cell>
          <table:table-cell table:formula="of:=[.A96]-[.$A$3]" office:value-type="float" office:value="483243" calcext:value-type="float">
            <text:p>483243 ms</text:p>
          </table:table-cell>
          <table:table-cell table:formula="of:=[.D96]/1000*[.$E$330]" office:value-type="float" office:value="239.98079448457" calcext:value-type="float">
            <text:p>239,98079448457 l</text:p>
          </table:table-cell>
        </table:table-row>
        <table:table-row table:style-name="ro1">
          <table:table-cell office:value-type="float" office:value="504894" calcext:value-type="float">
            <text:p>504894 ms</text:p>
          </table:table-cell>
          <table:table-cell office:value-type="float" office:value="2836" calcext:value-type="float">
            <text:p>2836 µs</text:p>
          </table:table-cell>
          <table:table-cell table:style-name="ce5" table:formula="of:=[.B97]*340/2000" office:value-type="float" office:value="482.12" calcext:value-type="float">
            <text:p>482,12 mm</text:p>
          </table:table-cell>
          <table:table-cell table:formula="of:=[.A97]-[.$A$3]" office:value-type="float" office:value="488435" calcext:value-type="float">
            <text:p>488435 ms</text:p>
          </table:table-cell>
          <table:table-cell table:formula="of:=[.D97]/1000*[.$E$330]" office:value-type="float" office:value="242.559166618184" calcext:value-type="float">
            <text:p>242,559166618184 l</text:p>
          </table:table-cell>
        </table:table-row>
        <table:table-row table:style-name="ro1">
          <table:table-cell office:value-type="float" office:value="510084" calcext:value-type="float">
            <text:p>510084 ms</text:p>
          </table:table-cell>
          <table:table-cell office:value-type="float" office:value="3383" calcext:value-type="float">
            <text:p>3383 µs</text:p>
          </table:table-cell>
          <table:table-cell table:style-name="ce5" table:formula="of:=[.B98]*340/2000" office:value-type="float" office:value="575.11" calcext:value-type="float">
            <text:p>575,11 mm</text:p>
          </table:table-cell>
          <table:table-cell table:formula="of:=[.A98]-[.$A$3]" office:value-type="float" office:value="493625" calcext:value-type="float">
            <text:p>493625 ms</text:p>
          </table:table-cell>
          <table:table-cell table:formula="of:=[.D98]/1000*[.$E$330]" office:value-type="float" office:value="245.136545542193" calcext:value-type="float">
            <text:p>245,136545542193 l</text:p>
          </table:table-cell>
        </table:table-row>
        <table:table-row table:style-name="ro1">
          <table:table-cell office:value-type="float" office:value="515276" calcext:value-type="float">
            <text:p>515276 ms</text:p>
          </table:table-cell>
          <table:table-cell office:value-type="float" office:value="3949" calcext:value-type="float">
            <text:p>3949 µs</text:p>
          </table:table-cell>
          <table:table-cell table:style-name="ce5" table:formula="of:=[.B99]*340/2000" office:value-type="float" office:value="671.33" calcext:value-type="float">
            <text:p>671,33 mm</text:p>
          </table:table-cell>
          <table:table-cell table:formula="of:=[.A99]-[.$A$3]" office:value-type="float" office:value="498817" calcext:value-type="float">
            <text:p>498817 ms</text:p>
          </table:table-cell>
          <table:table-cell table:formula="of:=[.D99]/1000*[.$E$330]" office:value-type="float" office:value="247.714917675806" calcext:value-type="float">
            <text:p>247,714917675806 l</text:p>
          </table:table-cell>
        </table:table-row>
        <table:table-row table:style-name="ro1">
          <table:table-cell office:value-type="float" office:value="520470" calcext:value-type="float">
            <text:p>520470 ms</text:p>
          </table:table-cell>
          <table:table-cell office:value-type="float" office:value="3375" calcext:value-type="float">
            <text:p>3375 µs</text:p>
          </table:table-cell>
          <table:table-cell table:style-name="ce5" table:formula="of:=[.B100]*340/2000" office:value-type="float" office:value="573.75" calcext:value-type="float">
            <text:p>573,75 mm</text:p>
          </table:table-cell>
          <table:table-cell table:formula="of:=[.A100]-[.$A$3]" office:value-type="float" office:value="504011" calcext:value-type="float">
            <text:p>504011 ms</text:p>
          </table:table-cell>
          <table:table-cell table:formula="of:=[.D100]/1000*[.$E$330]" office:value-type="float" office:value="250.294283019025" calcext:value-type="float">
            <text:p>250,294283019025 l</text:p>
          </table:table-cell>
        </table:table-row>
        <table:table-row table:style-name="ro1">
          <table:table-cell office:value-type="float" office:value="525665" calcext:value-type="float">
            <text:p>525665 ms</text:p>
          </table:table-cell>
          <table:table-cell office:value-type="float" office:value="2830" calcext:value-type="float">
            <text:p>2830 µs</text:p>
          </table:table-cell>
          <table:table-cell table:style-name="ce5" table:formula="of:=[.B101]*340/2000" office:value-type="float" office:value="481.1" calcext:value-type="float">
            <text:p>481,1 mm</text:p>
          </table:table-cell>
          <table:table-cell table:formula="of:=[.A101]-[.$A$3]" office:value-type="float" office:value="509206" calcext:value-type="float">
            <text:p>509206 ms</text:p>
          </table:table-cell>
          <table:table-cell table:formula="of:=[.D101]/1000*[.$E$330]" office:value-type="float" office:value="252.874144967045" calcext:value-type="float">
            <text:p>252,874144967045 l</text:p>
          </table:table-cell>
        </table:table-row>
        <table:table-row table:style-name="ro1">
          <table:table-cell office:value-type="float" office:value="530857" calcext:value-type="float">
            <text:p>530857 ms</text:p>
          </table:table-cell>
          <table:table-cell office:value-type="float" office:value="3422" calcext:value-type="float">
            <text:p>3422 µs</text:p>
          </table:table-cell>
          <table:table-cell table:style-name="ce5" table:formula="of:=[.B102]*340/2000" office:value-type="float" office:value="581.74" calcext:value-type="float">
            <text:p>581,74 mm</text:p>
          </table:table-cell>
          <table:table-cell table:formula="of:=[.A102]-[.$A$3]" office:value-type="float" office:value="514398" calcext:value-type="float">
            <text:p>514398 ms</text:p>
          </table:table-cell>
          <table:table-cell table:formula="of:=[.D102]/1000*[.$E$330]" office:value-type="float" office:value="255.452517100659" calcext:value-type="float">
            <text:p>255,452517100659 l</text:p>
          </table:table-cell>
        </table:table-row>
        <table:table-row table:style-name="ro1">
          <table:table-cell office:value-type="float" office:value="536047" calcext:value-type="float">
            <text:p>536047 ms</text:p>
          </table:table-cell>
          <table:table-cell office:value-type="float" office:value="2865" calcext:value-type="float">
            <text:p>2865 µs</text:p>
          </table:table-cell>
          <table:table-cell table:style-name="ce5" table:formula="of:=[.B103]*340/2000" office:value-type="float" office:value="487.05" calcext:value-type="float">
            <text:p>487,05 mm</text:p>
          </table:table-cell>
          <table:table-cell table:formula="of:=[.A103]-[.$A$3]" office:value-type="float" office:value="519588" calcext:value-type="float">
            <text:p>519588 ms</text:p>
          </table:table-cell>
          <table:table-cell table:formula="of:=[.D103]/1000*[.$E$330]" office:value-type="float" office:value="258.029896024668" calcext:value-type="float">
            <text:p>258,029896024668 l</text:p>
          </table:table-cell>
        </table:table-row>
        <table:table-row table:style-name="ro1">
          <table:table-cell office:value-type="float" office:value="541236" calcext:value-type="float">
            <text:p>541236 ms</text:p>
          </table:table-cell>
          <table:table-cell office:value-type="float" office:value="3312" calcext:value-type="float">
            <text:p>3312 µs</text:p>
          </table:table-cell>
          <table:table-cell table:style-name="ce5" table:formula="of:=[.B104]*340/2000" office:value-type="float" office:value="563.04" calcext:value-type="float">
            <text:p>563,04 mm</text:p>
          </table:table-cell>
          <table:table-cell table:formula="of:=[.A104]-[.$A$3]" office:value-type="float" office:value="524777" calcext:value-type="float">
            <text:p>524777 ms</text:p>
          </table:table-cell>
          <table:table-cell table:formula="of:=[.D104]/1000*[.$E$330]" office:value-type="float" office:value="260.606778343875" calcext:value-type="float">
            <text:p>260,606778343875 l</text:p>
          </table:table-cell>
        </table:table-row>
        <table:table-row table:style-name="ro1">
          <table:table-cell office:value-type="float" office:value="546425" calcext:value-type="float">
            <text:p>546425 ms</text:p>
          </table:table-cell>
          <table:table-cell office:value-type="float" office:value="2756" calcext:value-type="float">
            <text:p>2756 µs</text:p>
          </table:table-cell>
          <table:table-cell table:style-name="ce5" table:formula="of:=[.B105]*340/2000" office:value-type="float" office:value="468.52" calcext:value-type="float">
            <text:p>468,52 mm</text:p>
          </table:table-cell>
          <table:table-cell table:formula="of:=[.A105]-[.$A$3]" office:value-type="float" office:value="529966" calcext:value-type="float">
            <text:p>529966 ms</text:p>
          </table:table-cell>
          <table:table-cell table:formula="of:=[.D105]/1000*[.$E$330]" office:value-type="float" office:value="263.183660663082" calcext:value-type="float">
            <text:p>263,183660663082 l</text:p>
          </table:table-cell>
        </table:table-row>
        <table:table-row table:style-name="ro1">
          <table:table-cell office:value-type="float" office:value="551616" calcext:value-type="float">
            <text:p>551616 ms</text:p>
          </table:table-cell>
          <table:table-cell office:value-type="float" office:value="2761" calcext:value-type="float">
            <text:p>2761 µs</text:p>
          </table:table-cell>
          <table:table-cell table:style-name="ce5" table:formula="of:=[.B106]*340/2000" office:value-type="float" office:value="469.37" calcext:value-type="float">
            <text:p>469,37 mm</text:p>
          </table:table-cell>
          <table:table-cell table:formula="of:=[.A106]-[.$A$3]" office:value-type="float" office:value="535157" calcext:value-type="float">
            <text:p>535157 ms</text:p>
          </table:table-cell>
          <table:table-cell table:formula="of:=[.D106]/1000*[.$E$330]" office:value-type="float" office:value="265.761536191893" calcext:value-type="float">
            <text:p>265,761536191893 l</text:p>
          </table:table-cell>
        </table:table-row>
        <table:table-row table:style-name="ro1">
          <table:table-cell office:value-type="float" office:value="556803" calcext:value-type="float">
            <text:p>556803 ms</text:p>
          </table:table-cell>
          <table:table-cell office:value-type="float" office:value="3767" calcext:value-type="float">
            <text:p>3767 µs</text:p>
          </table:table-cell>
          <table:table-cell table:style-name="ce5" table:formula="of:=[.B107]*340/2000" office:value-type="float" office:value="640.39" calcext:value-type="float">
            <text:p>640,39 mm</text:p>
          </table:table-cell>
          <table:table-cell table:formula="of:=[.A107]-[.$A$3]" office:value-type="float" office:value="540344" calcext:value-type="float">
            <text:p>540344 ms</text:p>
          </table:table-cell>
          <table:table-cell table:formula="of:=[.D107]/1000*[.$E$330]" office:value-type="float" office:value="268.337425301495" calcext:value-type="float">
            <text:p>268,337425301495 l</text:p>
          </table:table-cell>
        </table:table-row>
        <table:table-row table:style-name="ro1">
          <table:table-cell office:value-type="float" office:value="562000" calcext:value-type="float">
            <text:p>562000 ms</text:p>
          </table:table-cell>
          <table:table-cell office:value-type="float" office:value="2746" calcext:value-type="float">
            <text:p>2746 µs</text:p>
          </table:table-cell>
          <table:table-cell table:style-name="ce5" table:formula="of:=[.B108]*340/2000" office:value-type="float" office:value="466.82" calcext:value-type="float">
            <text:p>466,82 mm</text:p>
          </table:table-cell>
          <table:table-cell table:formula="of:=[.A108]-[.$A$3]" office:value-type="float" office:value="545541" calcext:value-type="float">
            <text:p>545541 ms</text:p>
          </table:table-cell>
          <table:table-cell table:formula="of:=[.D108]/1000*[.$E$330]" office:value-type="float" office:value="270.91828045912" calcext:value-type="float">
            <text:p>270,91828045912 l</text:p>
          </table:table-cell>
        </table:table-row>
        <table:table-row table:style-name="ro1">
          <table:table-cell office:value-type="float" office:value="567187" calcext:value-type="float">
            <text:p>567187 ms</text:p>
          </table:table-cell>
          <table:table-cell office:value-type="float" office:value="2729" calcext:value-type="float">
            <text:p>2729 µs</text:p>
          </table:table-cell>
          <table:table-cell table:style-name="ce5" table:formula="of:=[.B109]*340/2000" office:value-type="float" office:value="463.93" calcext:value-type="float">
            <text:p>463,93 mm</text:p>
          </table:table-cell>
          <table:table-cell table:formula="of:=[.A109]-[.$A$3]" office:value-type="float" office:value="550728" calcext:value-type="float">
            <text:p>550728 ms</text:p>
          </table:table-cell>
          <table:table-cell table:formula="of:=[.D109]/1000*[.$E$330]" office:value-type="float" office:value="273.494169568723" calcext:value-type="float">
            <text:p>273,494169568723 l</text:p>
          </table:table-cell>
        </table:table-row>
        <table:table-row table:style-name="ro1">
          <table:table-cell office:value-type="float" office:value="572377" calcext:value-type="float">
            <text:p>572377 ms</text:p>
          </table:table-cell>
          <table:table-cell office:value-type="float" office:value="3221" calcext:value-type="float">
            <text:p>3221 µs</text:p>
          </table:table-cell>
          <table:table-cell table:style-name="ce5" table:formula="of:=[.B110]*340/2000" office:value-type="float" office:value="547.57" calcext:value-type="float">
            <text:p>547,57 mm</text:p>
          </table:table-cell>
          <table:table-cell table:formula="of:=[.A110]-[.$A$3]" office:value-type="float" office:value="555918" calcext:value-type="float">
            <text:p>555918 ms</text:p>
          </table:table-cell>
          <table:table-cell table:formula="of:=[.D110]/1000*[.$E$330]" office:value-type="float" office:value="276.071548492732" calcext:value-type="float">
            <text:p>276,071548492732 l</text:p>
          </table:table-cell>
        </table:table-row>
        <table:table-row table:style-name="ro1">
          <table:table-cell office:value-type="float" office:value="577571" calcext:value-type="float">
            <text:p>577571 ms</text:p>
          </table:table-cell>
          <table:table-cell office:value-type="float" office:value="3188" calcext:value-type="float">
            <text:p>3188 µs</text:p>
          </table:table-cell>
          <table:table-cell table:style-name="ce5" table:formula="of:=[.B111]*340/2000" office:value-type="float" office:value="541.96" calcext:value-type="float">
            <text:p>541,96 mm</text:p>
          </table:table-cell>
          <table:table-cell table:formula="of:=[.A111]-[.$A$3]" office:value-type="float" office:value="561112" calcext:value-type="float">
            <text:p>561112 ms</text:p>
          </table:table-cell>
          <table:table-cell table:formula="of:=[.D111]/1000*[.$E$330]" office:value-type="float" office:value="278.65091383595" calcext:value-type="float">
            <text:p>278,65091383595 l</text:p>
          </table:table-cell>
        </table:table-row>
        <table:table-row table:style-name="ro1">
          <table:table-cell office:value-type="float" office:value="582763" calcext:value-type="float">
            <text:p>582763 ms</text:p>
          </table:table-cell>
          <table:table-cell office:value-type="float" office:value="2667" calcext:value-type="float">
            <text:p>2667 µs</text:p>
          </table:table-cell>
          <table:table-cell table:style-name="ce5" table:formula="of:=[.B112]*340/2000" office:value-type="float" office:value="453.39" calcext:value-type="float">
            <text:p>453,39 mm</text:p>
          </table:table-cell>
          <table:table-cell table:formula="of:=[.A112]-[.$A$3]" office:value-type="float" office:value="566304" calcext:value-type="float">
            <text:p>566304 ms</text:p>
          </table:table-cell>
          <table:table-cell table:formula="of:=[.D112]/1000*[.$E$330]" office:value-type="float" office:value="281.229285969564" calcext:value-type="float">
            <text:p>281,229285969564 l</text:p>
          </table:table-cell>
        </table:table-row>
        <table:table-row table:style-name="ro1">
          <table:table-cell office:value-type="float" office:value="587953" calcext:value-type="float">
            <text:p>587953 ms</text:p>
          </table:table-cell>
          <table:table-cell office:value-type="float" office:value="2669" calcext:value-type="float">
            <text:p>2669 µs</text:p>
          </table:table-cell>
          <table:table-cell table:style-name="ce5" table:formula="of:=[.B113]*340/2000" office:value-type="float" office:value="453.73" calcext:value-type="float">
            <text:p>453,73 mm</text:p>
          </table:table-cell>
          <table:table-cell table:formula="of:=[.A113]-[.$A$3]" office:value-type="float" office:value="571494" calcext:value-type="float">
            <text:p>571494 ms</text:p>
          </table:table-cell>
          <table:table-cell table:formula="of:=[.D113]/1000*[.$E$330]" office:value-type="float" office:value="283.806664893573" calcext:value-type="float">
            <text:p>283,806664893573 l</text:p>
          </table:table-cell>
        </table:table-row>
        <table:table-row table:style-name="ro1">
          <table:table-cell office:value-type="float" office:value="593138" calcext:value-type="float">
            <text:p>593138 ms</text:p>
          </table:table-cell>
          <table:table-cell office:value-type="float" office:value="2681" calcext:value-type="float">
            <text:p>2681 µs</text:p>
          </table:table-cell>
          <table:table-cell table:style-name="ce5" table:formula="of:=[.B114]*340/2000" office:value-type="float" office:value="455.77" calcext:value-type="float">
            <text:p>455,77 mm</text:p>
          </table:table-cell>
          <table:table-cell table:formula="of:=[.A114]-[.$A$3]" office:value-type="float" office:value="576679" calcext:value-type="float">
            <text:p>576679 ms</text:p>
          </table:table-cell>
          <table:table-cell table:formula="of:=[.D114]/1000*[.$E$330]" office:value-type="float" office:value="286.38156079357" calcext:value-type="float">
            <text:p>286,38156079357 l</text:p>
          </table:table-cell>
        </table:table-row>
        <table:table-row table:style-name="ro1">
          <table:table-cell office:value-type="float" office:value="598325" calcext:value-type="float">
            <text:p>598325 ms</text:p>
          </table:table-cell>
          <table:table-cell office:value-type="float" office:value="3167" calcext:value-type="float">
            <text:p>3167 µs</text:p>
          </table:table-cell>
          <table:table-cell table:style-name="ce5" table:formula="of:=[.B115]*340/2000" office:value-type="float" office:value="538.39" calcext:value-type="float">
            <text:p>538,39 mm</text:p>
          </table:table-cell>
          <table:table-cell table:formula="of:=[.A115]-[.$A$3]" office:value-type="float" office:value="581866" calcext:value-type="float">
            <text:p>581866 ms</text:p>
          </table:table-cell>
          <table:table-cell table:formula="of:=[.D115]/1000*[.$E$330]" office:value-type="float" office:value="288.957449903172" calcext:value-type="float">
            <text:p>288,957449903172 l</text:p>
          </table:table-cell>
        </table:table-row>
        <table:table-row table:style-name="ro1">
          <table:table-cell office:value-type="float" office:value="603513" calcext:value-type="float">
            <text:p>603513 ms</text:p>
          </table:table-cell>
          <table:table-cell office:value-type="float" office:value="3146" calcext:value-type="float">
            <text:p>3146 µs</text:p>
          </table:table-cell>
          <table:table-cell table:style-name="ce5" table:formula="of:=[.B116]*340/2000" office:value-type="float" office:value="534.82" calcext:value-type="float">
            <text:p>534,82 mm</text:p>
          </table:table-cell>
          <table:table-cell table:formula="of:=[.A116]-[.$A$3]" office:value-type="float" office:value="587054" calcext:value-type="float">
            <text:p>587054 ms</text:p>
          </table:table-cell>
          <table:table-cell table:formula="of:=[.D116]/1000*[.$E$330]" office:value-type="float" office:value="291.533835617577" calcext:value-type="float">
            <text:p>291,533835617577 l</text:p>
          </table:table-cell>
        </table:table-row>
        <table:table-row table:style-name="ro1">
          <table:table-cell office:value-type="float" office:value="608702" calcext:value-type="float">
            <text:p>608702 ms</text:p>
          </table:table-cell>
          <table:table-cell office:value-type="float" office:value="3187" calcext:value-type="float">
            <text:p>3187 µs</text:p>
          </table:table-cell>
          <table:table-cell table:style-name="ce5" table:formula="of:=[.B117]*340/2000" office:value-type="float" office:value="541.79" calcext:value-type="float">
            <text:p>541,79 mm</text:p>
          </table:table-cell>
          <table:table-cell table:formula="of:=[.A117]-[.$A$3]" office:value-type="float" office:value="592243" calcext:value-type="float">
            <text:p>592243 ms</text:p>
          </table:table-cell>
          <table:table-cell table:formula="of:=[.D117]/1000*[.$E$330]" office:value-type="float" office:value="294.110717936784" calcext:value-type="float">
            <text:p>294,110717936784 l</text:p>
          </table:table-cell>
        </table:table-row>
        <table:table-row table:style-name="ro1">
          <table:table-cell office:value-type="float" office:value="613890" calcext:value-type="float">
            <text:p>613890 ms</text:p>
          </table:table-cell>
          <table:table-cell office:value-type="float" office:value="2645" calcext:value-type="float">
            <text:p>2645 µs</text:p>
          </table:table-cell>
          <table:table-cell table:style-name="ce5" table:formula="of:=[.B118]*340/2000" office:value-type="float" office:value="449.65" calcext:value-type="float">
            <text:p>449,65 mm</text:p>
          </table:table-cell>
          <table:table-cell table:formula="of:=[.A118]-[.$A$3]" office:value-type="float" office:value="597431" calcext:value-type="float">
            <text:p>597431 ms</text:p>
          </table:table-cell>
          <table:table-cell table:formula="of:=[.D118]/1000*[.$E$330]" office:value-type="float" office:value="296.687103651188" calcext:value-type="float">
            <text:p>296,687103651188 l</text:p>
          </table:table-cell>
        </table:table-row>
        <table:table-row table:style-name="ro1">
          <table:table-cell office:value-type="float" office:value="619080" calcext:value-type="float">
            <text:p>619080 ms</text:p>
          </table:table-cell>
          <table:table-cell office:value-type="float" office:value="2602" calcext:value-type="float">
            <text:p>2602 µs</text:p>
          </table:table-cell>
          <table:table-cell table:style-name="ce5" table:formula="of:=[.B119]*340/2000" office:value-type="float" office:value="442.34" calcext:value-type="float">
            <text:p>442,34 mm</text:p>
          </table:table-cell>
          <table:table-cell table:formula="of:=[.A119]-[.$A$3]" office:value-type="float" office:value="602621" calcext:value-type="float">
            <text:p>602621 ms</text:p>
          </table:table-cell>
          <table:table-cell table:formula="of:=[.D119]/1000*[.$E$330]" office:value-type="float" office:value="299.264482575197" calcext:value-type="float">
            <text:p>299,264482575197 l</text:p>
          </table:table-cell>
        </table:table-row>
        <table:table-row table:style-name="ro1">
          <table:table-cell office:value-type="float" office:value="624268" calcext:value-type="float">
            <text:p>624268 ms</text:p>
          </table:table-cell>
          <table:table-cell office:value-type="float" office:value="2593" calcext:value-type="float">
            <text:p>2593 µs</text:p>
          </table:table-cell>
          <table:table-cell table:style-name="ce5" table:formula="of:=[.B120]*340/2000" office:value-type="float" office:value="440.81" calcext:value-type="float">
            <text:p>440,81 mm</text:p>
          </table:table-cell>
          <table:table-cell table:formula="of:=[.A120]-[.$A$3]" office:value-type="float" office:value="607809" calcext:value-type="float">
            <text:p>607809 ms</text:p>
          </table:table-cell>
          <table:table-cell table:formula="of:=[.D120]/1000*[.$E$330]" office:value-type="float" office:value="301.840868289602" calcext:value-type="float">
            <text:p>301,840868289602 l</text:p>
          </table:table-cell>
        </table:table-row>
        <table:table-row table:style-name="ro1">
          <table:table-cell office:value-type="float" office:value="629455" calcext:value-type="float">
            <text:p>629455 ms</text:p>
          </table:table-cell>
          <table:table-cell office:value-type="float" office:value="2621" calcext:value-type="float">
            <text:p>2621 µs</text:p>
          </table:table-cell>
          <table:table-cell table:style-name="ce5" table:formula="of:=[.B121]*340/2000" office:value-type="float" office:value="445.57" calcext:value-type="float">
            <text:p>445,57 mm</text:p>
          </table:table-cell>
          <table:table-cell table:formula="of:=[.A121]-[.$A$3]" office:value-type="float" office:value="612996" calcext:value-type="float">
            <text:p>612996 ms</text:p>
          </table:table-cell>
          <table:table-cell table:formula="of:=[.D121]/1000*[.$E$330]" office:value-type="float" office:value="304.416757399204" calcext:value-type="float">
            <text:p>304,416757399204 l</text:p>
          </table:table-cell>
        </table:table-row>
        <table:table-row table:style-name="ro1">
          <table:table-cell office:value-type="float" office:value="634642" calcext:value-type="float">
            <text:p>634642 ms</text:p>
          </table:table-cell>
          <table:table-cell office:value-type="float" office:value="3104" calcext:value-type="float">
            <text:p>3104 µs</text:p>
          </table:table-cell>
          <table:table-cell table:style-name="ce5" table:formula="of:=[.B122]*340/2000" office:value-type="float" office:value="527.68" calcext:value-type="float">
            <text:p>527,68 mm</text:p>
          </table:table-cell>
          <table:table-cell table:formula="of:=[.A122]-[.$A$3]" office:value-type="float" office:value="618183" calcext:value-type="float">
            <text:p>618183 ms</text:p>
          </table:table-cell>
          <table:table-cell table:formula="of:=[.D122]/1000*[.$E$330]" office:value-type="float" office:value="306.992646508806" calcext:value-type="float">
            <text:p>306,992646508806 l</text:p>
          </table:table-cell>
        </table:table-row>
        <table:table-row table:style-name="ro1">
          <table:table-cell office:value-type="float" office:value="639831" calcext:value-type="float">
            <text:p>639831 ms</text:p>
          </table:table-cell>
          <table:table-cell office:value-type="float" office:value="2572" calcext:value-type="float">
            <text:p>2572 µs</text:p>
          </table:table-cell>
          <table:table-cell table:style-name="ce5" table:formula="of:=[.B123]*340/2000" office:value-type="float" office:value="437.24" calcext:value-type="float">
            <text:p>437,24 mm</text:p>
          </table:table-cell>
          <table:table-cell table:formula="of:=[.A123]-[.$A$3]" office:value-type="float" office:value="623372" calcext:value-type="float">
            <text:p>623372 ms</text:p>
          </table:table-cell>
          <table:table-cell table:formula="of:=[.D123]/1000*[.$E$330]" office:value-type="float" office:value="309.569528828013" calcext:value-type="float">
            <text:p>309,569528828013 l</text:p>
          </table:table-cell>
        </table:table-row>
        <table:table-row table:style-name="ro1">
          <table:table-cell office:value-type="float" office:value="645017" calcext:value-type="float">
            <text:p>645017 ms</text:p>
          </table:table-cell>
          <table:table-cell office:value-type="float" office:value="2554" calcext:value-type="float">
            <text:p>2554 µs</text:p>
          </table:table-cell>
          <table:table-cell table:style-name="ce5" table:formula="of:=[.B124]*340/2000" office:value-type="float" office:value="434.18" calcext:value-type="float">
            <text:p>434,18 mm</text:p>
          </table:table-cell>
          <table:table-cell table:formula="of:=[.A124]-[.$A$3]" office:value-type="float" office:value="628558" calcext:value-type="float">
            <text:p>628558 ms</text:p>
          </table:table-cell>
          <table:table-cell table:formula="of:=[.D124]/1000*[.$E$330]" office:value-type="float" office:value="312.144921332812" calcext:value-type="float">
            <text:p>312,144921332812 l</text:p>
          </table:table-cell>
        </table:table-row>
        <table:table-row table:style-name="ro1">
          <table:table-cell office:value-type="float" office:value="650205" calcext:value-type="float">
            <text:p>650205 ms</text:p>
          </table:table-cell>
          <table:table-cell office:value-type="float" office:value="2609" calcext:value-type="float">
            <text:p>2609 µs</text:p>
          </table:table-cell>
          <table:table-cell table:style-name="ce5" table:formula="of:=[.B125]*340/2000" office:value-type="float" office:value="443.53" calcext:value-type="float">
            <text:p>443,53 mm</text:p>
          </table:table-cell>
          <table:table-cell table:formula="of:=[.A125]-[.$A$3]" office:value-type="float" office:value="633746" calcext:value-type="float">
            <text:p>633746 ms</text:p>
          </table:table-cell>
          <table:table-cell table:formula="of:=[.D125]/1000*[.$E$330]" office:value-type="float" office:value="314.721307047217" calcext:value-type="float">
            <text:p>314,721307047217 l</text:p>
          </table:table-cell>
        </table:table-row>
        <table:table-row table:style-name="ro1">
          <table:table-cell office:value-type="float" office:value="655391" calcext:value-type="float">
            <text:p>655391 ms</text:p>
          </table:table-cell>
          <table:table-cell office:value-type="float" office:value="3068" calcext:value-type="float">
            <text:p>3068 µs</text:p>
          </table:table-cell>
          <table:table-cell table:style-name="ce5" table:formula="of:=[.B126]*340/2000" office:value-type="float" office:value="521.56" calcext:value-type="float">
            <text:p>521,56 mm</text:p>
          </table:table-cell>
          <table:table-cell table:formula="of:=[.A126]-[.$A$3]" office:value-type="float" office:value="638932" calcext:value-type="float">
            <text:p>638932 ms</text:p>
          </table:table-cell>
          <table:table-cell table:formula="of:=[.D126]/1000*[.$E$330]" office:value-type="float" office:value="317.296699552017" calcext:value-type="float">
            <text:p>317,296699552017 l</text:p>
          </table:table-cell>
        </table:table-row>
        <table:table-row table:style-name="ro1">
          <table:table-cell office:value-type="float" office:value="660582" calcext:value-type="float">
            <text:p>660582 ms</text:p>
          </table:table-cell>
          <table:table-cell office:value-type="float" office:value="3041" calcext:value-type="float">
            <text:p>3041 µs</text:p>
          </table:table-cell>
          <table:table-cell table:style-name="ce5" table:formula="of:=[.B127]*340/2000" office:value-type="float" office:value="516.97" calcext:value-type="float">
            <text:p>516,97 mm</text:p>
          </table:table-cell>
          <table:table-cell table:formula="of:=[.A127]-[.$A$3]" office:value-type="float" office:value="644123" calcext:value-type="float">
            <text:p>644123 ms</text:p>
          </table:table-cell>
          <table:table-cell table:formula="of:=[.D127]/1000*[.$E$330]" office:value-type="float" office:value="319.874575080828" calcext:value-type="float">
            <text:p>319,874575080828 l</text:p>
          </table:table-cell>
        </table:table-row>
        <table:table-row table:style-name="ro1">
          <table:table-cell office:value-type="float" office:value="665772" calcext:value-type="float">
            <text:p>665772 ms</text:p>
          </table:table-cell>
          <table:table-cell office:value-type="float" office:value="2552" calcext:value-type="float">
            <text:p>2552 µs</text:p>
          </table:table-cell>
          <table:table-cell table:style-name="ce5" table:formula="of:=[.B128]*340/2000" office:value-type="float" office:value="433.84" calcext:value-type="float">
            <text:p>433,84 mm</text:p>
          </table:table-cell>
          <table:table-cell table:formula="of:=[.A128]-[.$A$3]" office:value-type="float" office:value="649313" calcext:value-type="float">
            <text:p>649313 ms</text:p>
          </table:table-cell>
          <table:table-cell table:formula="of:=[.D128]/1000*[.$E$330]" office:value-type="float" office:value="322.451954004837" calcext:value-type="float">
            <text:p>322,451954004837 l</text:p>
          </table:table-cell>
        </table:table-row>
        <table:table-row table:style-name="ro1">
          <table:table-cell office:value-type="float" office:value="670955" calcext:value-type="float">
            <text:p>670955 ms</text:p>
          </table:table-cell>
          <table:table-cell office:value-type="float" office:value="2503" calcext:value-type="float">
            <text:p>2503 µs</text:p>
          </table:table-cell>
          <table:table-cell table:style-name="ce5" table:formula="of:=[.B129]*340/2000" office:value-type="float" office:value="425.51" calcext:value-type="float">
            <text:p>425,51 mm</text:p>
          </table:table-cell>
          <table:table-cell table:formula="of:=[.A129]-[.$A$3]" office:value-type="float" office:value="654496" calcext:value-type="float">
            <text:p>654496 ms</text:p>
          </table:table-cell>
          <table:table-cell table:formula="of:=[.D129]/1000*[.$E$330]" office:value-type="float" office:value="325.02585669523" calcext:value-type="float">
            <text:p>325,02585669523 l</text:p>
          </table:table-cell>
        </table:table-row>
        <table:table-row table:style-name="ro1">
          <table:table-cell office:value-type="float" office:value="676140" calcext:value-type="float">
            <text:p>676140 ms</text:p>
          </table:table-cell>
          <table:table-cell office:value-type="float" office:value="2539" calcext:value-type="float">
            <text:p>2539 µs</text:p>
          </table:table-cell>
          <table:table-cell table:style-name="ce5" table:formula="of:=[.B130]*340/2000" office:value-type="float" office:value="431.63" calcext:value-type="float">
            <text:p>431,63 mm</text:p>
          </table:table-cell>
          <table:table-cell table:formula="of:=[.A130]-[.$A$3]" office:value-type="float" office:value="659681" calcext:value-type="float">
            <text:p>659681 ms</text:p>
          </table:table-cell>
          <table:table-cell table:formula="of:=[.D130]/1000*[.$E$330]" office:value-type="float" office:value="327.600752595228" calcext:value-type="float">
            <text:p>327,600752595228 l</text:p>
          </table:table-cell>
        </table:table-row>
        <table:table-row table:style-name="ro1">
          <table:table-cell office:value-type="float" office:value="681324" calcext:value-type="float">
            <text:p>681324 ms</text:p>
          </table:table-cell>
          <table:table-cell office:value-type="float" office:value="2948" calcext:value-type="float">
            <text:p>2948 µs</text:p>
          </table:table-cell>
          <table:table-cell table:style-name="ce5" table:formula="of:=[.B131]*340/2000" office:value-type="float" office:value="501.16" calcext:value-type="float">
            <text:p>501,16 mm</text:p>
          </table:table-cell>
          <table:table-cell table:formula="of:=[.A131]-[.$A$3]" office:value-type="float" office:value="664865" calcext:value-type="float">
            <text:p>664865 ms</text:p>
          </table:table-cell>
          <table:table-cell table:formula="of:=[.D131]/1000*[.$E$330]" office:value-type="float" office:value="330.175151890423" calcext:value-type="float">
            <text:p>330,175151890423 l</text:p>
          </table:table-cell>
        </table:table-row>
        <table:table-row table:style-name="ro1">
          <table:table-cell office:value-type="float" office:value="686513" calcext:value-type="float">
            <text:p>686513 ms</text:p>
          </table:table-cell>
          <table:table-cell office:value-type="float" office:value="2930" calcext:value-type="float">
            <text:p>2930 µs</text:p>
          </table:table-cell>
          <table:table-cell table:style-name="ce5" table:formula="of:=[.B132]*340/2000" office:value-type="float" office:value="498.1" calcext:value-type="float">
            <text:p>498,1 mm</text:p>
          </table:table-cell>
          <table:table-cell table:formula="of:=[.A132]-[.$A$3]" office:value-type="float" office:value="670054" calcext:value-type="float">
            <text:p>670054 ms</text:p>
          </table:table-cell>
          <table:table-cell table:formula="of:=[.D132]/1000*[.$E$330]" office:value-type="float" office:value="332.752034209629" calcext:value-type="float">
            <text:p>332,752034209629 l</text:p>
          </table:table-cell>
        </table:table-row>
        <table:table-row table:style-name="ro1">
          <table:table-cell office:value-type="float" office:value="691698" calcext:value-type="float">
            <text:p>691698 ms</text:p>
          </table:table-cell>
          <table:table-cell office:value-type="float" office:value="2478" calcext:value-type="float">
            <text:p>2478 µs</text:p>
          </table:table-cell>
          <table:table-cell table:style-name="ce5" table:formula="of:=[.B133]*340/2000" office:value-type="float" office:value="421.26" calcext:value-type="float">
            <text:p>421,26 mm</text:p>
          </table:table-cell>
          <table:table-cell table:formula="of:=[.A133]-[.$A$3]" office:value-type="float" office:value="675239" calcext:value-type="float">
            <text:p>675239 ms</text:p>
          </table:table-cell>
          <table:table-cell table:formula="of:=[.D133]/1000*[.$E$330]" office:value-type="float" office:value="335.326930109627" calcext:value-type="float">
            <text:p>335,326930109627 l</text:p>
          </table:table-cell>
        </table:table-row>
        <table:table-row table:style-name="ro1">
          <table:table-cell office:value-type="float" office:value="696891" calcext:value-type="float">
            <text:p>696891 ms</text:p>
          </table:table-cell>
          <table:table-cell office:value-type="float" office:value="2971" calcext:value-type="float">
            <text:p>2971 µs</text:p>
          </table:table-cell>
          <table:table-cell table:style-name="ce5" table:formula="of:=[.B134]*340/2000" office:value-type="float" office:value="505.07" calcext:value-type="float">
            <text:p>505,07 mm</text:p>
          </table:table-cell>
          <table:table-cell table:formula="of:=[.A134]-[.$A$3]" office:value-type="float" office:value="680432" calcext:value-type="float">
            <text:p>680432 ms</text:p>
          </table:table-cell>
          <table:table-cell table:formula="of:=[.D134]/1000*[.$E$330]" office:value-type="float" office:value="337.905798848043" calcext:value-type="float">
            <text:p>337,905798848043 l</text:p>
          </table:table-cell>
        </table:table-row>
        <table:table-row table:style-name="ro1">
          <table:table-cell office:value-type="float" office:value="702080" calcext:value-type="float">
            <text:p>702080 ms</text:p>
          </table:table-cell>
          <table:table-cell office:value-type="float" office:value="2428" calcext:value-type="float">
            <text:p>2428 µs</text:p>
          </table:table-cell>
          <table:table-cell table:style-name="ce5" table:formula="of:=[.B135]*340/2000" office:value-type="float" office:value="412.76" calcext:value-type="float">
            <text:p>412,76 mm</text:p>
          </table:table-cell>
          <table:table-cell table:formula="of:=[.A135]-[.$A$3]" office:value-type="float" office:value="685621" calcext:value-type="float">
            <text:p>685621 ms</text:p>
          </table:table-cell>
          <table:table-cell table:formula="of:=[.D135]/1000*[.$E$330]" office:value-type="float" office:value="340.48268116725" calcext:value-type="float">
            <text:p>340,48268116725 l</text:p>
          </table:table-cell>
        </table:table-row>
        <table:table-row table:style-name="ro1">
          <table:table-cell office:value-type="float" office:value="707268" calcext:value-type="float">
            <text:p>707268 ms</text:p>
          </table:table-cell>
          <table:table-cell office:value-type="float" office:value="2470" calcext:value-type="float">
            <text:p>2470 µs</text:p>
          </table:table-cell>
          <table:table-cell table:style-name="ce5" table:formula="of:=[.B136]*340/2000" office:value-type="float" office:value="419.9" calcext:value-type="float">
            <text:p>419,9 mm</text:p>
          </table:table-cell>
          <table:table-cell table:formula="of:=[.A136]-[.$A$3]" office:value-type="float" office:value="690809" calcext:value-type="float">
            <text:p>690809 ms</text:p>
          </table:table-cell>
          <table:table-cell table:formula="of:=[.D136]/1000*[.$E$330]" office:value-type="float" office:value="343.059066881654" calcext:value-type="float">
            <text:p>343,059066881654 l</text:p>
          </table:table-cell>
        </table:table-row>
        <table:table-row table:style-name="ro1">
          <table:table-cell office:value-type="float" office:value="712455" calcext:value-type="float">
            <text:p>712455 ms</text:p>
          </table:table-cell>
          <table:table-cell office:value-type="float" office:value="2430" calcext:value-type="float">
            <text:p>2430 µs</text:p>
          </table:table-cell>
          <table:table-cell table:style-name="ce5" table:formula="of:=[.B137]*340/2000" office:value-type="float" office:value="413.1" calcext:value-type="float">
            <text:p>413,1 mm</text:p>
          </table:table-cell>
          <table:table-cell table:formula="of:=[.A137]-[.$A$3]" office:value-type="float" office:value="695996" calcext:value-type="float">
            <text:p>695996 ms</text:p>
          </table:table-cell>
          <table:table-cell table:formula="of:=[.D137]/1000*[.$E$330]" office:value-type="float" office:value="345.634955991256" calcext:value-type="float">
            <text:p>345,634955991256 l</text:p>
          </table:table-cell>
        </table:table-row>
        <table:table-row table:style-name="ro1">
          <table:table-cell office:value-type="float" office:value="717640" calcext:value-type="float">
            <text:p>717640 ms</text:p>
          </table:table-cell>
          <table:table-cell office:value-type="float" office:value="2908" calcext:value-type="float">
            <text:p>2908 µs</text:p>
          </table:table-cell>
          <table:table-cell table:style-name="ce5" table:formula="of:=[.B138]*340/2000" office:value-type="float" office:value="494.36" calcext:value-type="float">
            <text:p>494,36 mm</text:p>
          </table:table-cell>
          <table:table-cell table:formula="of:=[.A138]-[.$A$3]" office:value-type="float" office:value="701181" calcext:value-type="float">
            <text:p>701181 ms</text:p>
          </table:table-cell>
          <table:table-cell table:formula="of:=[.D138]/1000*[.$E$330]" office:value-type="float" office:value="348.209851891254" calcext:value-type="float">
            <text:p>348,209851891254 l</text:p>
          </table:table-cell>
        </table:table-row>
        <table:table-row table:style-name="ro1">
          <table:table-cell office:value-type="float" office:value="722829" calcext:value-type="float">
            <text:p>722829 ms</text:p>
          </table:table-cell>
          <table:table-cell office:value-type="float" office:value="2856" calcext:value-type="float">
            <text:p>2856 µs</text:p>
          </table:table-cell>
          <table:table-cell table:style-name="ce5" table:formula="of:=[.B139]*340/2000" office:value-type="float" office:value="485.52" calcext:value-type="float">
            <text:p>485,52 mm</text:p>
          </table:table-cell>
          <table:table-cell table:formula="of:=[.A139]-[.$A$3]" office:value-type="float" office:value="706370" calcext:value-type="float">
            <text:p>706370 ms</text:p>
          </table:table-cell>
          <table:table-cell table:formula="of:=[.D139]/1000*[.$E$330]" office:value-type="float" office:value="350.786734210461" calcext:value-type="float">
            <text:p>350,786734210461 l</text:p>
          </table:table-cell>
        </table:table-row>
        <table:table-row table:style-name="ro1">
          <table:table-cell office:value-type="float" office:value="728016" calcext:value-type="float">
            <text:p>728016 ms</text:p>
          </table:table-cell>
          <table:table-cell office:value-type="float" office:value="3315" calcext:value-type="float">
            <text:p>3315 µs</text:p>
          </table:table-cell>
          <table:table-cell table:style-name="ce5" table:formula="of:=[.B140]*340/2000" office:value-type="float" office:value="563.55" calcext:value-type="float">
            <text:p>563,55 mm</text:p>
          </table:table-cell>
          <table:table-cell table:formula="of:=[.A140]-[.$A$3]" office:value-type="float" office:value="711557" calcext:value-type="float">
            <text:p>711557 ms</text:p>
          </table:table-cell>
          <table:table-cell table:formula="of:=[.D140]/1000*[.$E$330]" office:value-type="float" office:value="353.362623320063" calcext:value-type="float">
            <text:p>353,362623320063 l</text:p>
          </table:table-cell>
        </table:table-row>
        <table:table-row table:style-name="ro1">
          <table:table-cell office:value-type="float" office:value="733204" calcext:value-type="float">
            <text:p>733204 ms</text:p>
          </table:table-cell>
          <table:table-cell office:value-type="float" office:value="2397" calcext:value-type="float">
            <text:p>2397 µs</text:p>
          </table:table-cell>
          <table:table-cell table:style-name="ce5" table:formula="of:=[.B141]*340/2000" office:value-type="float" office:value="407.49" calcext:value-type="float">
            <text:p>407,49 mm</text:p>
          </table:table-cell>
          <table:table-cell table:formula="of:=[.A141]-[.$A$3]" office:value-type="float" office:value="716745" calcext:value-type="float">
            <text:p>716745 ms</text:p>
          </table:table-cell>
          <table:table-cell table:formula="of:=[.D141]/1000*[.$E$330]" office:value-type="float" office:value="355.939009034467" calcext:value-type="float">
            <text:p>355,939009034467 l</text:p>
          </table:table-cell>
        </table:table-row>
        <table:table-row table:style-name="ro1">
          <table:table-cell office:value-type="float" office:value="738386" calcext:value-type="float">
            <text:p>738386 ms</text:p>
          </table:table-cell>
          <table:table-cell office:value-type="float" office:value="2978" calcext:value-type="float">
            <text:p>2978 µs</text:p>
          </table:table-cell>
          <table:table-cell table:style-name="ce5" table:formula="of:=[.B142]*340/2000" office:value-type="float" office:value="506.26" calcext:value-type="float">
            <text:p>506,26 mm</text:p>
          </table:table-cell>
          <table:table-cell table:formula="of:=[.A142]-[.$A$3]" office:value-type="float" office:value="721927" calcext:value-type="float">
            <text:p>721927 ms</text:p>
          </table:table-cell>
          <table:table-cell table:formula="of:=[.D142]/1000*[.$E$330]" office:value-type="float" office:value="358.512415120058" calcext:value-type="float">
            <text:p>358,512415120058 l</text:p>
          </table:table-cell>
        </table:table-row>
        <table:table-row table:style-name="ro1">
          <table:table-cell office:value-type="float" office:value="743574" calcext:value-type="float">
            <text:p>743574 ms</text:p>
          </table:table-cell>
          <table:table-cell office:value-type="float" office:value="2851" calcext:value-type="float">
            <text:p>2851 µs</text:p>
          </table:table-cell>
          <table:table-cell table:style-name="ce5" table:formula="of:=[.B143]*340/2000" office:value-type="float" office:value="484.67" calcext:value-type="float">
            <text:p>484,67 mm</text:p>
          </table:table-cell>
          <table:table-cell table:formula="of:=[.A143]-[.$A$3]" office:value-type="float" office:value="727115" calcext:value-type="float">
            <text:p>727115 ms</text:p>
          </table:table-cell>
          <table:table-cell table:formula="of:=[.D143]/1000*[.$E$330]" office:value-type="float" office:value="361.088800834462" calcext:value-type="float">
            <text:p>361,088800834462 l</text:p>
          </table:table-cell>
        </table:table-row>
        <table:table-row table:style-name="ro1">
          <table:table-cell office:value-type="float" office:value="748760" calcext:value-type="float">
            <text:p>748760 ms</text:p>
          </table:table-cell>
          <table:table-cell office:value-type="float" office:value="3436" calcext:value-type="float">
            <text:p>3436 µs</text:p>
          </table:table-cell>
          <table:table-cell table:style-name="ce5" table:formula="of:=[.B144]*340/2000" office:value-type="float" office:value="584.12" calcext:value-type="float">
            <text:p>584,12 mm</text:p>
          </table:table-cell>
          <table:table-cell table:formula="of:=[.A144]-[.$A$3]" office:value-type="float" office:value="732301" calcext:value-type="float">
            <text:p>732301 ms</text:p>
          </table:table-cell>
          <table:table-cell table:formula="of:=[.D144]/1000*[.$E$330]" office:value-type="float" office:value="363.664193339262" calcext:value-type="float">
            <text:p>363,664193339262 l</text:p>
          </table:table-cell>
        </table:table-row>
        <table:table-row table:style-name="ro1">
          <table:table-cell office:value-type="float" office:value="753950" calcext:value-type="float">
            <text:p>753950 ms</text:p>
          </table:table-cell>
          <table:table-cell office:value-type="float" office:value="2812" calcext:value-type="float">
            <text:p>2812 µs</text:p>
          </table:table-cell>
          <table:table-cell table:style-name="ce5" table:formula="of:=[.B145]*340/2000" office:value-type="float" office:value="478.04" calcext:value-type="float">
            <text:p>478,04 mm</text:p>
          </table:table-cell>
          <table:table-cell table:formula="of:=[.A145]-[.$A$3]" office:value-type="float" office:value="737491" calcext:value-type="float">
            <text:p>737491 ms</text:p>
          </table:table-cell>
          <table:table-cell table:formula="of:=[.D145]/1000*[.$E$330]" office:value-type="float" office:value="366.241572263271" calcext:value-type="float">
            <text:p>366,241572263271 l</text:p>
          </table:table-cell>
        </table:table-row>
        <table:table-row table:style-name="ro1">
          <table:table-cell office:value-type="float" office:value="759141" calcext:value-type="float">
            <text:p>759141 ms</text:p>
          </table:table-cell>
          <table:table-cell office:value-type="float" office:value="3397" calcext:value-type="float">
            <text:p>3397 µs</text:p>
          </table:table-cell>
          <table:table-cell table:style-name="ce5" table:formula="of:=[.B146]*340/2000" office:value-type="float" office:value="577.49" calcext:value-type="float">
            <text:p>577,49 mm</text:p>
          </table:table-cell>
          <table:table-cell table:formula="of:=[.A146]-[.$A$3]" office:value-type="float" office:value="742682" calcext:value-type="float">
            <text:p>742682 ms</text:p>
          </table:table-cell>
          <table:table-cell table:formula="of:=[.D146]/1000*[.$E$330]" office:value-type="float" office:value="368.819447792083" calcext:value-type="float">
            <text:p>368,819447792083 l</text:p>
          </table:table-cell>
        </table:table-row>
        <table:table-row table:style-name="ro1">
          <table:table-cell office:value-type="float" office:value="764331" calcext:value-type="float">
            <text:p>764331 ms</text:p>
          </table:table-cell>
          <table:table-cell office:value-type="float" office:value="2275" calcext:value-type="float">
            <text:p>2275 µs</text:p>
          </table:table-cell>
          <table:table-cell table:style-name="ce5" table:formula="of:=[.B147]*340/2000" office:value-type="float" office:value="386.75" calcext:value-type="float">
            <text:p>386,75 mm</text:p>
          </table:table-cell>
          <table:table-cell table:formula="of:=[.A147]-[.$A$3]" office:value-type="float" office:value="747872" calcext:value-type="float">
            <text:p>747872 ms</text:p>
          </table:table-cell>
          <table:table-cell table:formula="of:=[.D147]/1000*[.$E$330]" office:value-type="float" office:value="371.396826716092" calcext:value-type="float">
            <text:p>371,396826716092 l</text:p>
          </table:table-cell>
        </table:table-row>
        <table:table-row table:style-name="ro1">
          <table:table-cell office:value-type="float" office:value="769517" calcext:value-type="float">
            <text:p>769517 ms</text:p>
          </table:table-cell>
          <table:table-cell office:value-type="float" office:value="3244" calcext:value-type="float">
            <text:p>3244 µs</text:p>
          </table:table-cell>
          <table:table-cell table:style-name="ce5" table:formula="of:=[.B148]*340/2000" office:value-type="float" office:value="551.48" calcext:value-type="float">
            <text:p>551,48 mm</text:p>
          </table:table-cell>
          <table:table-cell table:formula="of:=[.A148]-[.$A$3]" office:value-type="float" office:value="753058" calcext:value-type="float">
            <text:p>753058 ms</text:p>
          </table:table-cell>
          <table:table-cell table:formula="of:=[.D148]/1000*[.$E$330]" office:value-type="float" office:value="373.972219220891" calcext:value-type="float">
            <text:p>373,972219220891 l</text:p>
          </table:table-cell>
        </table:table-row>
        <table:table-row table:style-name="ro1">
          <table:table-cell office:value-type="float" office:value="774706" calcext:value-type="float">
            <text:p>774706 ms</text:p>
          </table:table-cell>
          <table:table-cell office:value-type="float" office:value="2311" calcext:value-type="float">
            <text:p>2311 µs</text:p>
          </table:table-cell>
          <table:table-cell table:style-name="ce5" table:formula="of:=[.B149]*340/2000" office:value-type="float" office:value="392.87" calcext:value-type="float">
            <text:p>392,87 mm</text:p>
          </table:table-cell>
          <table:table-cell table:formula="of:=[.A149]-[.$A$3]" office:value-type="float" office:value="758247" calcext:value-type="float">
            <text:p>758247 ms</text:p>
          </table:table-cell>
          <table:table-cell table:formula="of:=[.D149]/1000*[.$E$330]" office:value-type="float" office:value="376.549101540098" calcext:value-type="float">
            <text:p>376,549101540098 l</text:p>
          </table:table-cell>
        </table:table-row>
        <table:table-row table:style-name="ro1">
          <table:table-cell office:value-type="float" office:value="779888" calcext:value-type="float">
            <text:p>779888 ms</text:p>
          </table:table-cell>
          <table:table-cell office:value-type="float" office:value="2733" calcext:value-type="float">
            <text:p>2733 µs</text:p>
          </table:table-cell>
          <table:table-cell table:style-name="ce5" table:formula="of:=[.B150]*340/2000" office:value-type="float" office:value="464.61" calcext:value-type="float">
            <text:p>464,61 mm</text:p>
          </table:table-cell>
          <table:table-cell table:formula="of:=[.A150]-[.$A$3]" office:value-type="float" office:value="763429" calcext:value-type="float">
            <text:p>763429 ms</text:p>
          </table:table-cell>
          <table:table-cell table:formula="of:=[.D150]/1000*[.$E$330]" office:value-type="float" office:value="379.122507625689" calcext:value-type="float">
            <text:p>379,122507625689 l</text:p>
          </table:table-cell>
        </table:table-row>
        <table:table-row table:style-name="ro1">
          <table:table-cell office:value-type="float" office:value="785074" calcext:value-type="float">
            <text:p>785074 ms</text:p>
          </table:table-cell>
          <table:table-cell office:value-type="float" office:value="2282" calcext:value-type="float">
            <text:p>2282 µs</text:p>
          </table:table-cell>
          <table:table-cell table:style-name="ce5" table:formula="of:=[.B151]*340/2000" office:value-type="float" office:value="387.94" calcext:value-type="float">
            <text:p>387,94 mm</text:p>
          </table:table-cell>
          <table:table-cell table:formula="of:=[.A151]-[.$A$3]" office:value-type="float" office:value="768615" calcext:value-type="float">
            <text:p>768615 ms</text:p>
          </table:table-cell>
          <table:table-cell table:formula="of:=[.D151]/1000*[.$E$330]" office:value-type="float" office:value="381.697900130489" calcext:value-type="float">
            <text:p>381,697900130489 l</text:p>
          </table:table-cell>
        </table:table-row>
        <table:table-row table:style-name="ro1">
          <table:table-cell office:value-type="float" office:value="790261" calcext:value-type="float">
            <text:p>790261 ms</text:p>
          </table:table-cell>
          <table:table-cell office:value-type="float" office:value="2697" calcext:value-type="float">
            <text:p>2697 µs</text:p>
          </table:table-cell>
          <table:table-cell table:style-name="ce5" table:formula="of:=[.B152]*340/2000" office:value-type="float" office:value="458.49" calcext:value-type="float">
            <text:p>458,49 mm</text:p>
          </table:table-cell>
          <table:table-cell table:formula="of:=[.A152]-[.$A$3]" office:value-type="float" office:value="773802" calcext:value-type="float">
            <text:p>773802 ms</text:p>
          </table:table-cell>
          <table:table-cell table:formula="of:=[.D152]/1000*[.$E$330]" office:value-type="float" office:value="384.273789240091" calcext:value-type="float">
            <text:p>384,273789240091 l</text:p>
          </table:table-cell>
        </table:table-row>
        <table:table-row table:style-name="ro1">
          <table:table-cell office:value-type="float" office:value="795446" calcext:value-type="float">
            <text:p>795446 ms</text:p>
          </table:table-cell>
          <table:table-cell office:value-type="float" office:value="2707" calcext:value-type="float">
            <text:p>2707 µs</text:p>
          </table:table-cell>
          <table:table-cell table:style-name="ce5" table:formula="of:=[.B153]*340/2000" office:value-type="float" office:value="460.19" calcext:value-type="float">
            <text:p>460,19 mm</text:p>
          </table:table-cell>
          <table:table-cell table:formula="of:=[.A153]-[.$A$3]" office:value-type="float" office:value="778987" calcext:value-type="float">
            <text:p>778987 ms</text:p>
          </table:table-cell>
          <table:table-cell table:formula="of:=[.D153]/1000*[.$E$330]" office:value-type="float" office:value="386.848685140088" calcext:value-type="float">
            <text:p>386,848685140088 l</text:p>
          </table:table-cell>
        </table:table-row>
        <table:table-row table:style-name="ro1">
          <table:table-cell office:value-type="float" office:value="800629" calcext:value-type="float">
            <text:p>800629 ms</text:p>
          </table:table-cell>
          <table:table-cell office:value-type="float" office:value="2228" calcext:value-type="float">
            <text:p>2228 µs</text:p>
          </table:table-cell>
          <table:table-cell table:style-name="ce5" table:formula="of:=[.B154]*340/2000" office:value-type="float" office:value="378.76" calcext:value-type="float">
            <text:p>378,76 mm</text:p>
          </table:table-cell>
          <table:table-cell table:formula="of:=[.A154]-[.$A$3]" office:value-type="float" office:value="784170" calcext:value-type="float">
            <text:p>784170 ms</text:p>
          </table:table-cell>
          <table:table-cell table:formula="of:=[.D154]/1000*[.$E$330]" office:value-type="float" office:value="389.422587830481" calcext:value-type="float">
            <text:p>389,422587830481 l</text:p>
          </table:table-cell>
        </table:table-row>
        <table:table-row table:style-name="ro1">
          <table:table-cell office:value-type="float" office:value="805812" calcext:value-type="float">
            <text:p>805812 ms</text:p>
          </table:table-cell>
          <table:table-cell office:value-type="float" office:value="2246" calcext:value-type="float">
            <text:p>2246 µs</text:p>
          </table:table-cell>
          <table:table-cell table:style-name="ce5" table:formula="of:=[.B155]*340/2000" office:value-type="float" office:value="381.82" calcext:value-type="float">
            <text:p>381,82 mm</text:p>
          </table:table-cell>
          <table:table-cell table:formula="of:=[.A155]-[.$A$3]" office:value-type="float" office:value="789353" calcext:value-type="float">
            <text:p>789353 ms</text:p>
          </table:table-cell>
          <table:table-cell table:formula="of:=[.D155]/1000*[.$E$330]" office:value-type="float" office:value="391.996490520874" calcext:value-type="float">
            <text:p>391,996490520874 l</text:p>
          </table:table-cell>
        </table:table-row>
        <table:table-row table:style-name="ro1">
          <table:table-cell office:value-type="float" office:value="810993" calcext:value-type="float">
            <text:p>810993 ms</text:p>
          </table:table-cell>
          <table:table-cell office:value-type="float" office:value="2225" calcext:value-type="float">
            <text:p>2225 µs</text:p>
          </table:table-cell>
          <table:table-cell table:style-name="ce5" table:formula="of:=[.B156]*340/2000" office:value-type="float" office:value="378.25" calcext:value-type="float">
            <text:p>378,25 mm</text:p>
          </table:table-cell>
          <table:table-cell table:formula="of:=[.A156]-[.$A$3]" office:value-type="float" office:value="794534" calcext:value-type="float">
            <text:p>794534 ms</text:p>
          </table:table-cell>
          <table:table-cell table:formula="of:=[.D156]/1000*[.$E$330]" office:value-type="float" office:value="394.569400001662" calcext:value-type="float">
            <text:p>394,569400001662 l</text:p>
          </table:table-cell>
        </table:table-row>
        <table:table-row table:style-name="ro1">
          <table:table-cell office:value-type="float" office:value="816178" calcext:value-type="float">
            <text:p>816178 ms</text:p>
          </table:table-cell>
          <table:table-cell office:value-type="float" office:value="2225" calcext:value-type="float">
            <text:p>2225 µs</text:p>
          </table:table-cell>
          <table:table-cell table:style-name="ce5" table:formula="of:=[.B157]*340/2000" office:value-type="float" office:value="378.25" calcext:value-type="float">
            <text:p>378,25 mm</text:p>
          </table:table-cell>
          <table:table-cell table:formula="of:=[.A157]-[.$A$3]" office:value-type="float" office:value="799719" calcext:value-type="float">
            <text:p>799719 ms</text:p>
          </table:table-cell>
          <table:table-cell table:formula="of:=[.D157]/1000*[.$E$330]" office:value-type="float" office:value="397.14429590166" calcext:value-type="float">
            <text:p>397,14429590166 l</text:p>
          </table:table-cell>
        </table:table-row>
        <table:table-row table:style-name="ro1">
          <table:table-cell office:value-type="float" office:value="821362" calcext:value-type="float">
            <text:p>821362 ms</text:p>
          </table:table-cell>
          <table:table-cell office:value-type="float" office:value="2225" calcext:value-type="float">
            <text:p>2225 µs</text:p>
          </table:table-cell>
          <table:table-cell table:style-name="ce5" table:formula="of:=[.B158]*340/2000" office:value-type="float" office:value="378.25" calcext:value-type="float">
            <text:p>378,25 mm</text:p>
          </table:table-cell>
          <table:table-cell table:formula="of:=[.A158]-[.$A$3]" office:value-type="float" office:value="804903" calcext:value-type="float">
            <text:p>804903 ms</text:p>
          </table:table-cell>
          <table:table-cell table:formula="of:=[.D158]/1000*[.$E$330]" office:value-type="float" office:value="399.718695196855" calcext:value-type="float">
            <text:p>399,718695196855 l</text:p>
          </table:table-cell>
        </table:table-row>
        <table:table-row table:style-name="ro1">
          <table:table-cell office:value-type="float" office:value="826545" calcext:value-type="float">
            <text:p>826545 ms</text:p>
          </table:table-cell>
          <table:table-cell office:value-type="float" office:value="2666" calcext:value-type="float">
            <text:p>2666 µs</text:p>
          </table:table-cell>
          <table:table-cell table:style-name="ce5" table:formula="of:=[.B159]*340/2000" office:value-type="float" office:value="453.22" calcext:value-type="float">
            <text:p>453,22 mm</text:p>
          </table:table-cell>
          <table:table-cell table:formula="of:=[.A159]-[.$A$3]" office:value-type="float" office:value="810086" calcext:value-type="float">
            <text:p>810086 ms</text:p>
          </table:table-cell>
          <table:table-cell table:formula="of:=[.D159]/1000*[.$E$330]" office:value-type="float" office:value="402.292597887248" calcext:value-type="float">
            <text:p>402,292597887248 l</text:p>
          </table:table-cell>
        </table:table-row>
        <table:table-row table:style-name="ro1">
          <table:table-cell office:value-type="float" office:value="831730" calcext:value-type="float">
            <text:p>831730 ms</text:p>
          </table:table-cell>
          <table:table-cell office:value-type="float" office:value="2204" calcext:value-type="float">
            <text:p>2204 µs</text:p>
          </table:table-cell>
          <table:table-cell table:style-name="ce5" table:formula="of:=[.B160]*340/2000" office:value-type="float" office:value="374.68" calcext:value-type="float">
            <text:p>374,68 mm</text:p>
          </table:table-cell>
          <table:table-cell table:formula="of:=[.A160]-[.$A$3]" office:value-type="float" office:value="815271" calcext:value-type="float">
            <text:p>815271 ms</text:p>
          </table:table-cell>
          <table:table-cell table:formula="of:=[.D160]/1000*[.$E$330]" office:value-type="float" office:value="404.867493787245" calcext:value-type="float">
            <text:p>404,867493787245 l</text:p>
          </table:table-cell>
        </table:table-row>
        <table:table-row table:style-name="ro1">
          <table:table-cell office:value-type="float" office:value="836912" calcext:value-type="float">
            <text:p>836912 ms</text:p>
          </table:table-cell>
          <table:table-cell office:value-type="float" office:value="2162" calcext:value-type="float">
            <text:p>2162 µs</text:p>
          </table:table-cell>
          <table:table-cell table:style-name="ce5" table:formula="of:=[.B161]*340/2000" office:value-type="float" office:value="367.54" calcext:value-type="float">
            <text:p>367,54 mm</text:p>
          </table:table-cell>
          <table:table-cell table:formula="of:=[.A161]-[.$A$3]" office:value-type="float" office:value="820453" calcext:value-type="float">
            <text:p>820453 ms</text:p>
          </table:table-cell>
          <table:table-cell table:formula="of:=[.D161]/1000*[.$E$330]" office:value-type="float" office:value="407.440899872836" calcext:value-type="float">
            <text:p>407,440899872836 l</text:p>
          </table:table-cell>
        </table:table-row>
        <table:table-row table:style-name="ro1">
          <table:table-cell office:value-type="float" office:value="842093" calcext:value-type="float">
            <text:p>842093 ms</text:p>
          </table:table-cell>
          <table:table-cell office:value-type="float" office:value="2772" calcext:value-type="float">
            <text:p>2772 µs</text:p>
          </table:table-cell>
          <table:table-cell table:style-name="ce5" table:formula="of:=[.B162]*340/2000" office:value-type="float" office:value="471.24" calcext:value-type="float">
            <text:p>471,24 mm</text:p>
          </table:table-cell>
          <table:table-cell table:formula="of:=[.A162]-[.$A$3]" office:value-type="float" office:value="825634" calcext:value-type="float">
            <text:p>825634 ms</text:p>
          </table:table-cell>
          <table:table-cell table:formula="of:=[.D162]/1000*[.$E$330]" office:value-type="float" office:value="410.013809353624" calcext:value-type="float">
            <text:p>410,013809353624 l</text:p>
          </table:table-cell>
        </table:table-row>
        <table:table-row table:style-name="ro1">
          <table:table-cell office:value-type="float" office:value="847281" calcext:value-type="float">
            <text:p>847281 ms</text:p>
          </table:table-cell>
          <table:table-cell office:value-type="float" office:value="2140" calcext:value-type="float">
            <text:p>2140 µs</text:p>
          </table:table-cell>
          <table:table-cell table:style-name="ce5" table:formula="of:=[.B163]*340/2000" office:value-type="float" office:value="363.8" calcext:value-type="float">
            <text:p>363,8 mm</text:p>
          </table:table-cell>
          <table:table-cell table:formula="of:=[.A163]-[.$A$3]" office:value-type="float" office:value="830822" calcext:value-type="float">
            <text:p>830822 ms</text:p>
          </table:table-cell>
          <table:table-cell table:formula="of:=[.D163]/1000*[.$E$330]" office:value-type="float" office:value="412.590195068029" calcext:value-type="float">
            <text:p>412,590195068029 l</text:p>
          </table:table-cell>
        </table:table-row>
        <table:table-row table:style-name="ro1">
          <table:table-cell office:value-type="float" office:value="852466" calcext:value-type="float">
            <text:p>852466 ms</text:p>
          </table:table-cell>
          <table:table-cell office:value-type="float" office:value="2149" calcext:value-type="float">
            <text:p>2149 µs</text:p>
          </table:table-cell>
          <table:table-cell table:style-name="ce5" table:formula="of:=[.B164]*340/2000" office:value-type="float" office:value="365.33" calcext:value-type="float">
            <text:p>365,33 mm</text:p>
          </table:table-cell>
          <table:table-cell table:formula="of:=[.A164]-[.$A$3]" office:value-type="float" office:value="836007" calcext:value-type="float">
            <text:p>836007 ms</text:p>
          </table:table-cell>
          <table:table-cell table:formula="of:=[.D164]/1000*[.$E$330]" office:value-type="float" office:value="415.165090968026" calcext:value-type="float">
            <text:p>415,165090968026 l</text:p>
          </table:table-cell>
        </table:table-row>
        <table:table-row table:style-name="ro1">
          <table:table-cell office:value-type="float" office:value="857648" calcext:value-type="float">
            <text:p>857648 ms</text:p>
          </table:table-cell>
          <table:table-cell office:value-type="float" office:value="2201" calcext:value-type="float">
            <text:p>2201 µs</text:p>
          </table:table-cell>
          <table:table-cell table:style-name="ce5" table:formula="of:=[.B165]*340/2000" office:value-type="float" office:value="374.17" calcext:value-type="float">
            <text:p>374,17 mm</text:p>
          </table:table-cell>
          <table:table-cell table:formula="of:=[.A165]-[.$A$3]" office:value-type="float" office:value="841189" calcext:value-type="float">
            <text:p>841189 ms</text:p>
          </table:table-cell>
          <table:table-cell table:formula="of:=[.D165]/1000*[.$E$330]" office:value-type="float" office:value="417.738497053617" calcext:value-type="float">
            <text:p>417,738497053617 l</text:p>
          </table:table-cell>
        </table:table-row>
        <table:table-row table:style-name="ro1">
          <table:table-cell office:value-type="float" office:value="862827" calcext:value-type="float">
            <text:p>862827 ms</text:p>
          </table:table-cell>
          <table:table-cell office:value-type="float" office:value="2088" calcext:value-type="float">
            <text:p>2088 µs</text:p>
          </table:table-cell>
          <table:table-cell table:style-name="ce5" table:formula="of:=[.B166]*340/2000" office:value-type="float" office:value="354.96" calcext:value-type="float">
            <text:p>354,96 mm</text:p>
          </table:table-cell>
          <table:table-cell table:formula="of:=[.A166]-[.$A$3]" office:value-type="float" office:value="846368" calcext:value-type="float">
            <text:p>846368 ms</text:p>
          </table:table-cell>
          <table:table-cell table:formula="of:=[.D166]/1000*[.$E$330]" office:value-type="float" office:value="420.3104133248" calcext:value-type="float">
            <text:p>420,3104133248 l</text:p>
          </table:table-cell>
        </table:table-row>
        <table:table-row table:style-name="ro1">
          <table:table-cell office:value-type="float" office:value="868007" calcext:value-type="float">
            <text:p>868007 ms</text:p>
          </table:table-cell>
          <table:table-cell office:value-type="float" office:value="2140" calcext:value-type="float">
            <text:p>2140 µs</text:p>
          </table:table-cell>
          <table:table-cell table:style-name="ce5" table:formula="of:=[.B167]*340/2000" office:value-type="float" office:value="363.8" calcext:value-type="float">
            <text:p>363,8 mm</text:p>
          </table:table-cell>
          <table:table-cell table:formula="of:=[.A167]-[.$A$3]" office:value-type="float" office:value="851548" calcext:value-type="float">
            <text:p>851548 ms</text:p>
          </table:table-cell>
          <table:table-cell table:formula="of:=[.D167]/1000*[.$E$330]" office:value-type="float" office:value="422.882826200786" calcext:value-type="float">
            <text:p>422,882826200786 l</text:p>
          </table:table-cell>
        </table:table-row>
        <table:table-row table:style-name="ro1">
          <table:table-cell office:value-type="float" office:value="873189" calcext:value-type="float">
            <text:p>873189 ms</text:p>
          </table:table-cell>
          <table:table-cell office:value-type="float" office:value="2113" calcext:value-type="float">
            <text:p>2113 µs</text:p>
          </table:table-cell>
          <table:table-cell table:style-name="ce5" table:formula="of:=[.B168]*340/2000" office:value-type="float" office:value="359.21" calcext:value-type="float">
            <text:p>359,21 mm</text:p>
          </table:table-cell>
          <table:table-cell table:formula="of:=[.A168]-[.$A$3]" office:value-type="float" office:value="856730" calcext:value-type="float">
            <text:p>856730 ms</text:p>
          </table:table-cell>
          <table:table-cell table:formula="of:=[.D168]/1000*[.$E$330]" office:value-type="float" office:value="425.456232286377" calcext:value-type="float">
            <text:p>425,456232286377 l</text:p>
          </table:table-cell>
        </table:table-row>
        <table:table-row table:style-name="ro1">
          <table:table-cell office:value-type="float" office:value="878369" calcext:value-type="float">
            <text:p>878369 ms</text:p>
          </table:table-cell>
          <table:table-cell office:value-type="float" office:value="2069" calcext:value-type="float">
            <text:p>2069 µs</text:p>
          </table:table-cell>
          <table:table-cell table:style-name="ce5" table:formula="of:=[.B169]*340/2000" office:value-type="float" office:value="351.73" calcext:value-type="float">
            <text:p>351,73 mm</text:p>
          </table:table-cell>
          <table:table-cell table:formula="of:=[.A169]-[.$A$3]" office:value-type="float" office:value="861910" calcext:value-type="float">
            <text:p>861910 ms</text:p>
          </table:table-cell>
          <table:table-cell table:formula="of:=[.D169]/1000*[.$E$330]" office:value-type="float" office:value="428.028645162363" calcext:value-type="float">
            <text:p>428,028645162363 l</text:p>
          </table:table-cell>
        </table:table-row>
        <table:table-row table:style-name="ro1">
          <table:table-cell office:value-type="float" office:value="883553" calcext:value-type="float">
            <text:p>883553 ms</text:p>
          </table:table-cell>
          <table:table-cell office:value-type="float" office:value="2143" calcext:value-type="float">
            <text:p>2143 µs</text:p>
          </table:table-cell>
          <table:table-cell table:style-name="ce5" table:formula="of:=[.B170]*340/2000" office:value-type="float" office:value="364.31" calcext:value-type="float">
            <text:p>364,31 mm</text:p>
          </table:table-cell>
          <table:table-cell table:formula="of:=[.A170]-[.$A$3]" office:value-type="float" office:value="867094" calcext:value-type="float">
            <text:p>867094 ms</text:p>
          </table:table-cell>
          <table:table-cell table:formula="of:=[.D170]/1000*[.$E$330]" office:value-type="float" office:value="430.603044457558" calcext:value-type="float">
            <text:p>430,603044457558 l</text:p>
          </table:table-cell>
        </table:table-row>
        <table:table-row table:style-name="ro1">
          <table:table-cell office:value-type="float" office:value="888732" calcext:value-type="float">
            <text:p>888732 ms</text:p>
          </table:table-cell>
          <table:table-cell office:value-type="float" office:value="2082" calcext:value-type="float">
            <text:p>2082 µs</text:p>
          </table:table-cell>
          <table:table-cell table:style-name="ce5" table:formula="of:=[.B171]*340/2000" office:value-type="float" office:value="353.94" calcext:value-type="float">
            <text:p>353,94 mm</text:p>
          </table:table-cell>
          <table:table-cell table:formula="of:=[.A171]-[.$A$3]" office:value-type="float" office:value="872273" calcext:value-type="float">
            <text:p>872273 ms</text:p>
          </table:table-cell>
          <table:table-cell table:formula="of:=[.D171]/1000*[.$E$330]" office:value-type="float" office:value="433.174960728742" calcext:value-type="float">
            <text:p>433,174960728742 l</text:p>
          </table:table-cell>
        </table:table-row>
        <table:table-row table:style-name="ro1">
          <table:table-cell office:value-type="float" office:value="893915" calcext:value-type="float">
            <text:p>893915 ms</text:p>
          </table:table-cell>
          <table:table-cell office:value-type="float" office:value="2090" calcext:value-type="float">
            <text:p>2090 µs</text:p>
          </table:table-cell>
          <table:table-cell table:style-name="ce5" table:formula="of:=[.B172]*340/2000" office:value-type="float" office:value="355.3" calcext:value-type="float">
            <text:p>355,3 mm</text:p>
          </table:table-cell>
          <table:table-cell table:formula="of:=[.A172]-[.$A$3]" office:value-type="float" office:value="877456" calcext:value-type="float">
            <text:p>877456 ms</text:p>
          </table:table-cell>
          <table:table-cell table:formula="of:=[.D172]/1000*[.$E$330]" office:value-type="float" office:value="435.748863419134" calcext:value-type="float">
            <text:p>435,748863419134 l</text:p>
          </table:table-cell>
        </table:table-row>
        <table:table-row table:style-name="ro1">
          <table:table-cell office:value-type="float" office:value="899096" calcext:value-type="float">
            <text:p>899096 ms</text:p>
          </table:table-cell>
          <table:table-cell office:value-type="float" office:value="2497" calcext:value-type="float">
            <text:p>2497 µs</text:p>
          </table:table-cell>
          <table:table-cell table:style-name="ce5" table:formula="of:=[.B173]*340/2000" office:value-type="float" office:value="424.49" calcext:value-type="float">
            <text:p>424,49 mm</text:p>
          </table:table-cell>
          <table:table-cell table:formula="of:=[.A173]-[.$A$3]" office:value-type="float" office:value="882637" calcext:value-type="float">
            <text:p>882637 ms</text:p>
          </table:table-cell>
          <table:table-cell table:formula="of:=[.D173]/1000*[.$E$330]" office:value-type="float" office:value="438.321772899923" calcext:value-type="float">
            <text:p>438,321772899923 l</text:p>
          </table:table-cell>
        </table:table-row>
        <table:table-row table:style-name="ro1">
          <table:table-cell office:value-type="float" office:value="904278" calcext:value-type="float">
            <text:p>904278 ms</text:p>
          </table:table-cell>
          <table:table-cell office:value-type="float" office:value="2067" calcext:value-type="float">
            <text:p>2067 µs</text:p>
          </table:table-cell>
          <table:table-cell table:style-name="ce5" table:formula="of:=[.B174]*340/2000" office:value-type="float" office:value="351.39" calcext:value-type="float">
            <text:p>351,39 mm</text:p>
          </table:table-cell>
          <table:table-cell table:formula="of:=[.A174]-[.$A$3]" office:value-type="float" office:value="887819" calcext:value-type="float">
            <text:p>887819 ms</text:p>
          </table:table-cell>
          <table:table-cell table:formula="of:=[.D174]/1000*[.$E$330]" office:value-type="float" office:value="440.895178985513" calcext:value-type="float">
            <text:p>440,895178985513 l</text:p>
          </table:table-cell>
        </table:table-row>
        <table:table-row table:style-name="ro1">
          <table:table-cell office:value-type="float" office:value="909459" calcext:value-type="float">
            <text:p>909459 ms</text:p>
          </table:table-cell>
          <table:table-cell office:value-type="float" office:value="2043" calcext:value-type="float">
            <text:p>2043 µs</text:p>
          </table:table-cell>
          <table:table-cell table:style-name="ce5" table:formula="of:=[.B175]*340/2000" office:value-type="float" office:value="347.31" calcext:value-type="float">
            <text:p>347,31 mm</text:p>
          </table:table-cell>
          <table:table-cell table:formula="of:=[.A175]-[.$A$3]" office:value-type="float" office:value="893000" calcext:value-type="float">
            <text:p>893000 ms</text:p>
          </table:table-cell>
          <table:table-cell table:formula="of:=[.D175]/1000*[.$E$330]" office:value-type="float" office:value="443.468088466302" calcext:value-type="float">
            <text:p>443,468088466302 l</text:p>
          </table:table-cell>
        </table:table-row>
        <table:table-row table:style-name="ro1">
          <table:table-cell office:value-type="float" office:value="914639" calcext:value-type="float">
            <text:p>914639 ms</text:p>
          </table:table-cell>
          <table:table-cell office:value-type="float" office:value="2450" calcext:value-type="float">
            <text:p>2450 µs</text:p>
          </table:table-cell>
          <table:table-cell table:style-name="ce5" table:formula="of:=[.B176]*340/2000" office:value-type="float" office:value="416.5" calcext:value-type="float">
            <text:p>416,5 mm</text:p>
          </table:table-cell>
          <table:table-cell table:formula="of:=[.A176]-[.$A$3]" office:value-type="float" office:value="898180" calcext:value-type="float">
            <text:p>898180 ms</text:p>
          </table:table-cell>
          <table:table-cell table:formula="of:=[.D176]/1000*[.$E$330]" office:value-type="float" office:value="446.040501342287" calcext:value-type="float">
            <text:p>446,040501342287 l</text:p>
          </table:table-cell>
        </table:table-row>
        <table:table-row table:style-name="ro1">
          <table:table-cell office:value-type="float" office:value="919822" calcext:value-type="float">
            <text:p>919822 ms</text:p>
          </table:table-cell>
          <table:table-cell office:value-type="float" office:value="2084" calcext:value-type="float">
            <text:p>2084 µs</text:p>
          </table:table-cell>
          <table:table-cell table:style-name="ce5" table:formula="of:=[.B177]*340/2000" office:value-type="float" office:value="354.28" calcext:value-type="float">
            <text:p>354,28 mm</text:p>
          </table:table-cell>
          <table:table-cell table:formula="of:=[.A177]-[.$A$3]" office:value-type="float" office:value="903363" calcext:value-type="float">
            <text:p>903363 ms</text:p>
          </table:table-cell>
          <table:table-cell table:formula="of:=[.D177]/1000*[.$E$330]" office:value-type="float" office:value="448.61440403268" calcext:value-type="float">
            <text:p>448,61440403268 l</text:p>
          </table:table-cell>
        </table:table-row>
        <table:table-row table:style-name="ro1">
          <table:table-cell office:value-type="float" office:value="925001" calcext:value-type="float">
            <text:p>925001 ms</text:p>
          </table:table-cell>
          <table:table-cell office:value-type="float" office:value="2070" calcext:value-type="float">
            <text:p>2070 µs</text:p>
          </table:table-cell>
          <table:table-cell table:style-name="ce5" table:formula="of:=[.B178]*340/2000" office:value-type="float" office:value="351.9" calcext:value-type="float">
            <text:p>351,9 mm</text:p>
          </table:table-cell>
          <table:table-cell table:formula="of:=[.A178]-[.$A$3]" office:value-type="float" office:value="908542" calcext:value-type="float">
            <text:p>908542 ms</text:p>
          </table:table-cell>
          <table:table-cell table:formula="of:=[.D178]/1000*[.$E$330]" office:value-type="float" office:value="451.186320303864" calcext:value-type="float">
            <text:p>451,186320303864 l</text:p>
          </table:table-cell>
        </table:table-row>
        <table:table-row table:style-name="ro1">
          <table:table-cell office:value-type="float" office:value="930182" calcext:value-type="float">
            <text:p>930182 ms</text:p>
          </table:table-cell>
          <table:table-cell office:value-type="float" office:value="1991" calcext:value-type="float">
            <text:p>1991 µs</text:p>
          </table:table-cell>
          <table:table-cell table:style-name="ce5" table:formula="of:=[.B179]*340/2000" office:value-type="float" office:value="338.47" calcext:value-type="float">
            <text:p>338,47 mm</text:p>
          </table:table-cell>
          <table:table-cell table:formula="of:=[.A179]-[.$A$3]" office:value-type="float" office:value="913723" calcext:value-type="float">
            <text:p>913723 ms</text:p>
          </table:table-cell>
          <table:table-cell table:formula="of:=[.D179]/1000*[.$E$330]" office:value-type="float" office:value="453.759229784652" calcext:value-type="float">
            <text:p>453,759229784652 l</text:p>
          </table:table-cell>
        </table:table-row>
        <table:table-row table:style-name="ro1">
          <table:table-cell office:value-type="float" office:value="935363" calcext:value-type="float">
            <text:p>935363 ms</text:p>
          </table:table-cell>
          <table:table-cell office:value-type="float" office:value="2405" calcext:value-type="float">
            <text:p>2405 µs</text:p>
          </table:table-cell>
          <table:table-cell table:style-name="ce5" table:formula="of:=[.B180]*340/2000" office:value-type="float" office:value="408.85" calcext:value-type="float">
            <text:p>408,85 mm</text:p>
          </table:table-cell>
          <table:table-cell table:formula="of:=[.A180]-[.$A$3]" office:value-type="float" office:value="918904" calcext:value-type="float">
            <text:p>918904 ms</text:p>
          </table:table-cell>
          <table:table-cell table:formula="of:=[.D180]/1000*[.$E$330]" office:value-type="float" office:value="456.33213926544" calcext:value-type="float">
            <text:p>456,33213926544 l</text:p>
          </table:table-cell>
        </table:table-row>
        <table:table-row table:style-name="ro1">
          <table:table-cell office:value-type="float" office:value="940545" calcext:value-type="float">
            <text:p>940545 ms</text:p>
          </table:table-cell>
          <table:table-cell office:value-type="float" office:value="2038" calcext:value-type="float">
            <text:p>2038 µs</text:p>
          </table:table-cell>
          <table:table-cell table:style-name="ce5" table:formula="of:=[.B181]*340/2000" office:value-type="float" office:value="346.46" calcext:value-type="float">
            <text:p>346,46 mm</text:p>
          </table:table-cell>
          <table:table-cell table:formula="of:=[.A181]-[.$A$3]" office:value-type="float" office:value="924086" calcext:value-type="float">
            <text:p>924086 ms</text:p>
          </table:table-cell>
          <table:table-cell table:formula="of:=[.D181]/1000*[.$E$330]" office:value-type="float" office:value="458.905545351031" calcext:value-type="float">
            <text:p>458,905545351031 l</text:p>
          </table:table-cell>
        </table:table-row>
        <table:table-row table:style-name="ro1">
          <table:table-cell office:value-type="float" office:value="945723" calcext:value-type="float">
            <text:p>945723 ms</text:p>
          </table:table-cell>
          <table:table-cell office:value-type="float" office:value="1970" calcext:value-type="float">
            <text:p>1970 µs</text:p>
          </table:table-cell>
          <table:table-cell table:style-name="ce5" table:formula="of:=[.B182]*340/2000" office:value-type="float" office:value="334.9" calcext:value-type="float">
            <text:p>334,9 mm</text:p>
          </table:table-cell>
          <table:table-cell table:formula="of:=[.A182]-[.$A$3]" office:value-type="float" office:value="929264" calcext:value-type="float">
            <text:p>929264 ms</text:p>
          </table:table-cell>
          <table:table-cell table:formula="of:=[.D182]/1000*[.$E$330]" office:value-type="float" office:value="461.476965017412" calcext:value-type="float">
            <text:p>461,476965017412 l</text:p>
          </table:table-cell>
        </table:table-row>
        <table:table-row table:style-name="ro1">
          <table:table-cell office:value-type="float" office:value="950902" calcext:value-type="float">
            <text:p>950902 ms</text:p>
          </table:table-cell>
          <table:table-cell office:value-type="float" office:value="2731" calcext:value-type="float">
            <text:p>2731 µs</text:p>
          </table:table-cell>
          <table:table-cell table:style-name="ce5" table:formula="of:=[.B183]*340/2000" office:value-type="float" office:value="464.27" calcext:value-type="float">
            <text:p>464,27 mm</text:p>
          </table:table-cell>
          <table:table-cell table:formula="of:=[.A183]-[.$A$3]" office:value-type="float" office:value="934443" calcext:value-type="float">
            <text:p>934443 ms</text:p>
          </table:table-cell>
          <table:table-cell table:formula="of:=[.D183]/1000*[.$E$330]" office:value-type="float" office:value="464.048881288596" calcext:value-type="float">
            <text:p>464,048881288596 l</text:p>
          </table:table-cell>
        </table:table-row>
        <table:table-row table:style-name="ro1">
          <table:table-cell office:value-type="float" office:value="956086" calcext:value-type="float">
            <text:p>956086 ms</text:p>
          </table:table-cell>
          <table:table-cell office:value-type="float" office:value="1978" calcext:value-type="float">
            <text:p>1978 µs</text:p>
          </table:table-cell>
          <table:table-cell table:style-name="ce5" table:formula="of:=[.B184]*340/2000" office:value-type="float" office:value="336.26" calcext:value-type="float">
            <text:p>336,26 mm</text:p>
          </table:table-cell>
          <table:table-cell table:formula="of:=[.A184]-[.$A$3]" office:value-type="float" office:value="939627" calcext:value-type="float">
            <text:p>939627 ms</text:p>
          </table:table-cell>
          <table:table-cell table:formula="of:=[.D184]/1000*[.$E$330]" office:value-type="float" office:value="466.623280583791" calcext:value-type="float">
            <text:p>466,623280583791 l</text:p>
          </table:table-cell>
        </table:table-row>
        <table:table-row table:style-name="ro1">
          <table:table-cell office:value-type="float" office:value="961263" calcext:value-type="float">
            <text:p>961263 ms</text:p>
          </table:table-cell>
          <table:table-cell office:value-type="float" office:value="1934" calcext:value-type="float">
            <text:p>1934 µs</text:p>
          </table:table-cell>
          <table:table-cell table:style-name="ce5" table:formula="of:=[.B185]*340/2000" office:value-type="float" office:value="328.78" calcext:value-type="float">
            <text:p>328,78 mm</text:p>
          </table:table-cell>
          <table:table-cell table:formula="of:=[.A185]-[.$A$3]" office:value-type="float" office:value="944804" calcext:value-type="float">
            <text:p>944804 ms</text:p>
          </table:table-cell>
          <table:table-cell table:formula="of:=[.D185]/1000*[.$E$330]" office:value-type="float" office:value="469.19420364537" calcext:value-type="float">
            <text:p>469,19420364537 l</text:p>
          </table:table-cell>
        </table:table-row>
        <table:table-row table:style-name="ro1">
          <table:table-cell office:value-type="float" office:value="966443" calcext:value-type="float">
            <text:p>966443 ms</text:p>
          </table:table-cell>
          <table:table-cell office:value-type="float" office:value="2656" calcext:value-type="float">
            <text:p>2656 µs</text:p>
          </table:table-cell>
          <table:table-cell table:style-name="ce5" table:formula="of:=[.B186]*340/2000" office:value-type="float" office:value="451.52" calcext:value-type="float">
            <text:p>451,52 mm</text:p>
          </table:table-cell>
          <table:table-cell table:formula="of:=[.A186]-[.$A$3]" office:value-type="float" office:value="949984" calcext:value-type="float">
            <text:p>949984 ms</text:p>
          </table:table-cell>
          <table:table-cell table:formula="of:=[.D186]/1000*[.$E$330]" office:value-type="float" office:value="471.766616521356" calcext:value-type="float">
            <text:p>471,766616521356 l</text:p>
          </table:table-cell>
        </table:table-row>
        <table:table-row table:style-name="ro1">
          <table:table-cell office:value-type="float" office:value="971625" calcext:value-type="float">
            <text:p>971625 ms</text:p>
          </table:table-cell>
          <table:table-cell office:value-type="float" office:value="1914" calcext:value-type="float">
            <text:p>1914 µs</text:p>
          </table:table-cell>
          <table:table-cell table:style-name="ce5" table:formula="of:=[.B187]*340/2000" office:value-type="float" office:value="325.38" calcext:value-type="float">
            <text:p>325,38 mm</text:p>
          </table:table-cell>
          <table:table-cell table:formula="of:=[.A187]-[.$A$3]" office:value-type="float" office:value="955166" calcext:value-type="float">
            <text:p>955166 ms</text:p>
          </table:table-cell>
          <table:table-cell table:formula="of:=[.D187]/1000*[.$E$330]" office:value-type="float" office:value="474.340022606947" calcext:value-type="float">
            <text:p>474,340022606947 l</text:p>
          </table:table-cell>
        </table:table-row>
        <table:table-row table:style-name="ro1">
          <table:table-cell office:value-type="float" office:value="976804" calcext:value-type="float">
            <text:p>976804 ms</text:p>
          </table:table-cell>
          <table:table-cell office:value-type="float" office:value="2355" calcext:value-type="float">
            <text:p>2355 µs</text:p>
          </table:table-cell>
          <table:table-cell table:style-name="ce5" table:formula="of:=[.B188]*340/2000" office:value-type="float" office:value="400.35" calcext:value-type="float">
            <text:p>400,35 mm</text:p>
          </table:table-cell>
          <table:table-cell table:formula="of:=[.A188]-[.$A$3]" office:value-type="float" office:value="960345" calcext:value-type="float">
            <text:p>960345 ms</text:p>
          </table:table-cell>
          <table:table-cell table:formula="of:=[.D188]/1000*[.$E$330]" office:value-type="float" office:value="476.91193887813" calcext:value-type="float">
            <text:p>476,91193887813 l</text:p>
          </table:table-cell>
        </table:table-row>
        <table:table-row table:style-name="ro1">
          <table:table-cell office:value-type="float" office:value="981991" calcext:value-type="float">
            <text:p>981991 ms</text:p>
          </table:table-cell>
          <table:table-cell office:value-type="float" office:value="1938" calcext:value-type="float">
            <text:p>1938 µs</text:p>
          </table:table-cell>
          <table:table-cell table:style-name="ce5" table:formula="of:=[.B189]*340/2000" office:value-type="float" office:value="329.46" calcext:value-type="float">
            <text:p>329,46 mm</text:p>
          </table:table-cell>
          <table:table-cell table:formula="of:=[.A189]-[.$A$3]" office:value-type="float" office:value="965532" calcext:value-type="float">
            <text:p>965532 ms</text:p>
          </table:table-cell>
          <table:table-cell table:formula="of:=[.D189]/1000*[.$E$330]" office:value-type="float" office:value="479.487827987732" calcext:value-type="float">
            <text:p>479,487827987732 l</text:p>
          </table:table-cell>
        </table:table-row>
        <table:table-row table:style-name="ro1">
          <table:table-cell office:value-type="float" office:value="987170" calcext:value-type="float">
            <text:p>987170 ms</text:p>
          </table:table-cell>
          <table:table-cell office:value-type="float" office:value="2683" calcext:value-type="float">
            <text:p>2683 µs</text:p>
          </table:table-cell>
          <table:table-cell table:style-name="ce5" table:formula="of:=[.B190]*340/2000" office:value-type="float" office:value="456.11" calcext:value-type="float">
            <text:p>456,11 mm</text:p>
          </table:table-cell>
          <table:table-cell table:formula="of:=[.A190]-[.$A$3]" office:value-type="float" office:value="970711" calcext:value-type="float">
            <text:p>970711 ms</text:p>
          </table:table-cell>
          <table:table-cell table:formula="of:=[.D190]/1000*[.$E$330]" office:value-type="float" office:value="482.059744258916" calcext:value-type="float">
            <text:p>482,059744258916 l</text:p>
          </table:table-cell>
        </table:table-row>
        <table:table-row table:style-name="ro1">
          <table:table-cell office:value-type="float" office:value="992353" calcext:value-type="float">
            <text:p>992353 ms</text:p>
          </table:table-cell>
          <table:table-cell office:value-type="float" office:value="1942" calcext:value-type="float">
            <text:p>1942 µs</text:p>
          </table:table-cell>
          <table:table-cell table:style-name="ce5" table:formula="of:=[.B191]*340/2000" office:value-type="float" office:value="330.14" calcext:value-type="float">
            <text:p>330,14 mm</text:p>
          </table:table-cell>
          <table:table-cell table:formula="of:=[.A191]-[.$A$3]" office:value-type="float" office:value="975894" calcext:value-type="float">
            <text:p>975894 ms</text:p>
          </table:table-cell>
          <table:table-cell table:formula="of:=[.D191]/1000*[.$E$330]" office:value-type="float" office:value="484.633646949309" calcext:value-type="float">
            <text:p>484,633646949309 l</text:p>
          </table:table-cell>
        </table:table-row>
        <table:table-row table:style-name="ro1">
          <table:table-cell office:value-type="float" office:value="997531" calcext:value-type="float">
            <text:p>997531 ms</text:p>
          </table:table-cell>
          <table:table-cell office:value-type="float" office:value="1871" calcext:value-type="float">
            <text:p>1871 µs</text:p>
          </table:table-cell>
          <table:table-cell table:style-name="ce5" table:formula="of:=[.B192]*340/2000" office:value-type="float" office:value="318.07" calcext:value-type="float">
            <text:p>318,07 mm</text:p>
          </table:table-cell>
          <table:table-cell table:formula="of:=[.A192]-[.$A$3]" office:value-type="float" office:value="981072" calcext:value-type="float">
            <text:p>981072 ms</text:p>
          </table:table-cell>
          <table:table-cell table:formula="of:=[.D192]/1000*[.$E$330]" office:value-type="float" office:value="487.20506661569" calcext:value-type="float">
            <text:p>487,20506661569 l</text:p>
          </table:table-cell>
        </table:table-row>
        <table:table-row table:style-name="ro1">
          <table:table-cell office:value-type="float" office:value="1002715" calcext:value-type="float">
            <text:p>1002715 ms</text:p>
          </table:table-cell>
          <table:table-cell office:value-type="float" office:value="1914" calcext:value-type="float">
            <text:p>1914 µs</text:p>
          </table:table-cell>
          <table:table-cell table:style-name="ce5" table:formula="of:=[.B193]*340/2000" office:value-type="float" office:value="325.38" calcext:value-type="float">
            <text:p>325,38 mm</text:p>
          </table:table-cell>
          <table:table-cell table:formula="of:=[.A193]-[.$A$3]" office:value-type="float" office:value="986256" calcext:value-type="float">
            <text:p>986256 ms</text:p>
          </table:table-cell>
          <table:table-cell table:formula="of:=[.D193]/1000*[.$E$330]" office:value-type="float" office:value="489.779465910885" calcext:value-type="float">
            <text:p>489,779465910885 l</text:p>
          </table:table-cell>
        </table:table-row>
        <table:table-row table:style-name="ro1">
          <table:table-cell office:value-type="float" office:value="1007892" calcext:value-type="float">
            <text:p>1007892 ms</text:p>
          </table:table-cell>
          <table:table-cell office:value-type="float" office:value="1886" calcext:value-type="float">
            <text:p>1886 µs</text:p>
          </table:table-cell>
          <table:table-cell table:style-name="ce5" table:formula="of:=[.B194]*340/2000" office:value-type="float" office:value="320.62" calcext:value-type="float">
            <text:p>320,62 mm</text:p>
          </table:table-cell>
          <table:table-cell table:formula="of:=[.A194]-[.$A$3]" office:value-type="float" office:value="991433" calcext:value-type="float">
            <text:p>991433 ms</text:p>
          </table:table-cell>
          <table:table-cell table:formula="of:=[.D194]/1000*[.$E$330]" office:value-type="float" office:value="492.350388972464" calcext:value-type="float">
            <text:p>492,350388972464 l</text:p>
          </table:table-cell>
        </table:table-row>
        <table:table-row table:style-name="ro1">
          <table:table-cell office:value-type="float" office:value="1013074" calcext:value-type="float">
            <text:p>1013074 ms</text:p>
          </table:table-cell>
          <table:table-cell office:value-type="float" office:value="1846" calcext:value-type="float">
            <text:p>1846 µs</text:p>
          </table:table-cell>
          <table:table-cell table:style-name="ce5" table:formula="of:=[.B195]*340/2000" office:value-type="float" office:value="313.82" calcext:value-type="float">
            <text:p>313,82 mm</text:p>
          </table:table-cell>
          <table:table-cell table:formula="of:=[.A195]-[.$A$3]" office:value-type="float" office:value="996615" calcext:value-type="float">
            <text:p>996615 ms</text:p>
          </table:table-cell>
          <table:table-cell table:formula="of:=[.D195]/1000*[.$E$330]" office:value-type="float" office:value="494.923795058055" calcext:value-type="float">
            <text:p>494,923795058055 l</text:p>
          </table:table-cell>
        </table:table-row>
        <table:table-row table:style-name="ro1">
          <table:table-cell office:value-type="float" office:value="1018253" calcext:value-type="float">
            <text:p>1018253 ms</text:p>
          </table:table-cell>
          <table:table-cell office:value-type="float" office:value="2215" calcext:value-type="float">
            <text:p>2215 µs</text:p>
          </table:table-cell>
          <table:table-cell table:style-name="ce5" table:formula="of:=[.B196]*340/2000" office:value-type="float" office:value="376.55" calcext:value-type="float">
            <text:p>376,55 mm</text:p>
          </table:table-cell>
          <table:table-cell table:formula="of:=[.A196]-[.$A$3]" office:value-type="float" office:value="1001794" calcext:value-type="float">
            <text:p>1001794 ms</text:p>
          </table:table-cell>
          <table:table-cell table:formula="of:=[.D196]/1000*[.$E$330]" office:value-type="float" office:value="497.495711329239" calcext:value-type="float">
            <text:p>497,495711329239 l</text:p>
          </table:table-cell>
        </table:table-row>
        <table:table-row table:style-name="ro1">
          <table:table-cell office:value-type="float" office:value="1023432" calcext:value-type="float">
            <text:p>1023432 ms</text:p>
          </table:table-cell>
          <table:table-cell office:value-type="float" office:value="1854" calcext:value-type="float">
            <text:p>1854 µs</text:p>
          </table:table-cell>
          <table:table-cell table:style-name="ce5" table:formula="of:=[.B197]*340/2000" office:value-type="float" office:value="315.18" calcext:value-type="float">
            <text:p>315,18 mm</text:p>
          </table:table-cell>
          <table:table-cell table:formula="of:=[.A197]-[.$A$3]" office:value-type="float" office:value="1006973" calcext:value-type="float">
            <text:p>1006973 ms</text:p>
          </table:table-cell>
          <table:table-cell table:formula="of:=[.D197]/1000*[.$E$330]" office:value-type="float" office:value="500.067627600422" calcext:value-type="float">
            <text:p>500,067627600422 l</text:p>
          </table:table-cell>
        </table:table-row>
        <table:table-row table:style-name="ro1">
          <table:table-cell office:value-type="float" office:value="1028613" calcext:value-type="float">
            <text:p>1028613 ms</text:p>
          </table:table-cell>
          <table:table-cell office:value-type="float" office:value="2192" calcext:value-type="float">
            <text:p>2192 µs</text:p>
          </table:table-cell>
          <table:table-cell table:style-name="ce5" table:formula="of:=[.B198]*340/2000" office:value-type="float" office:value="372.64" calcext:value-type="float">
            <text:p>372,64 mm</text:p>
          </table:table-cell>
          <table:table-cell table:formula="of:=[.A198]-[.$A$3]" office:value-type="float" office:value="1012154" calcext:value-type="float">
            <text:p>1012154 ms</text:p>
          </table:table-cell>
          <table:table-cell table:formula="of:=[.D198]/1000*[.$E$330]" office:value-type="float" office:value="502.64053708121" calcext:value-type="float">
            <text:p>502,64053708121 l</text:p>
          </table:table-cell>
        </table:table-row>
        <table:table-row table:style-name="ro1">
          <table:table-cell office:value-type="float" office:value="1033791" calcext:value-type="float">
            <text:p>1033791 ms</text:p>
          </table:table-cell>
          <table:table-cell office:value-type="float" office:value="1815" calcext:value-type="float">
            <text:p>1815 µs</text:p>
          </table:table-cell>
          <table:table-cell table:style-name="ce5" table:formula="of:=[.B199]*340/2000" office:value-type="float" office:value="308.55" calcext:value-type="float">
            <text:p>308,55 mm</text:p>
          </table:table-cell>
          <table:table-cell table:formula="of:=[.A199]-[.$A$3]" office:value-type="float" office:value="1017332" calcext:value-type="float">
            <text:p>1017332 ms</text:p>
          </table:table-cell>
          <table:table-cell table:formula="of:=[.D199]/1000*[.$E$330]" office:value-type="float" office:value="505.211956747592" calcext:value-type="float">
            <text:p>505,211956747592 l</text:p>
          </table:table-cell>
        </table:table-row>
        <table:table-row table:style-name="ro1">
          <table:table-cell office:value-type="float" office:value="1038969" calcext:value-type="float">
            <text:p>1038969 ms</text:p>
          </table:table-cell>
          <table:table-cell office:value-type="float" office:value="2187" calcext:value-type="float">
            <text:p>2187 µs</text:p>
          </table:table-cell>
          <table:table-cell table:style-name="ce5" table:formula="of:=[.B200]*340/2000" office:value-type="float" office:value="371.79" calcext:value-type="float">
            <text:p>371,79 mm</text:p>
          </table:table-cell>
          <table:table-cell table:formula="of:=[.A200]-[.$A$3]" office:value-type="float" office:value="1022510" calcext:value-type="float">
            <text:p>1022510 ms</text:p>
          </table:table-cell>
          <table:table-cell table:formula="of:=[.D200]/1000*[.$E$330]" office:value-type="float" office:value="507.783376413973" calcext:value-type="float">
            <text:p>507,783376413973 l</text:p>
          </table:table-cell>
        </table:table-row>
        <table:table-row table:style-name="ro1">
          <table:table-cell office:value-type="float" office:value="1044149" calcext:value-type="float">
            <text:p>1044149 ms</text:p>
          </table:table-cell>
          <table:table-cell office:value-type="float" office:value="1800" calcext:value-type="float">
            <text:p>1800 µs</text:p>
          </table:table-cell>
          <table:table-cell table:style-name="ce5" table:formula="of:=[.B201]*340/2000" office:value-type="float" office:value="306" calcext:value-type="float">
            <text:p>306 mm</text:p>
          </table:table-cell>
          <table:table-cell table:formula="of:=[.A201]-[.$A$3]" office:value-type="float" office:value="1027690" calcext:value-type="float">
            <text:p>1027690 ms</text:p>
          </table:table-cell>
          <table:table-cell table:formula="of:=[.D201]/1000*[.$E$330]" office:value-type="float" office:value="510.355789289959" calcext:value-type="float">
            <text:p>510,355789289959 l</text:p>
          </table:table-cell>
        </table:table-row>
        <table:table-row table:style-name="ro1">
          <table:table-cell office:value-type="float" office:value="1049326" calcext:value-type="float">
            <text:p>1049326 ms</text:p>
          </table:table-cell>
          <table:table-cell office:value-type="float" office:value="1791" calcext:value-type="float">
            <text:p>1791 µs</text:p>
          </table:table-cell>
          <table:table-cell table:style-name="ce5" table:formula="of:=[.B202]*340/2000" office:value-type="float" office:value="304.47" calcext:value-type="float">
            <text:p>304,47 mm</text:p>
          </table:table-cell>
          <table:table-cell table:formula="of:=[.A202]-[.$A$3]" office:value-type="float" office:value="1032867" calcext:value-type="float">
            <text:p>1032867 ms</text:p>
          </table:table-cell>
          <table:table-cell table:formula="of:=[.D202]/1000*[.$E$330]" office:value-type="float" office:value="512.926712351538" calcext:value-type="float">
            <text:p>512,926712351538 l</text:p>
          </table:table-cell>
        </table:table-row>
        <table:table-row table:style-name="ro1">
          <table:table-cell office:value-type="float" office:value="1054502" calcext:value-type="float">
            <text:p>1054502 ms</text:p>
          </table:table-cell>
          <table:table-cell office:value-type="float" office:value="1799" calcext:value-type="float">
            <text:p>1799 µs</text:p>
          </table:table-cell>
          <table:table-cell table:style-name="ce5" table:formula="of:=[.B203]*340/2000" office:value-type="float" office:value="305.83" calcext:value-type="float">
            <text:p>305,83 mm</text:p>
          </table:table-cell>
          <table:table-cell table:formula="of:=[.A203]-[.$A$3]" office:value-type="float" office:value="1038043" calcext:value-type="float">
            <text:p>1038043 ms</text:p>
          </table:table-cell>
          <table:table-cell table:formula="of:=[.D203]/1000*[.$E$330]" office:value-type="float" office:value="515.497138808315" calcext:value-type="float">
            <text:p>515,497138808315 l</text:p>
          </table:table-cell>
        </table:table-row>
        <table:table-row table:style-name="ro1">
          <table:table-cell office:value-type="float" office:value="1059680" calcext:value-type="float">
            <text:p>1059680 ms</text:p>
          </table:table-cell>
          <table:table-cell office:value-type="float" office:value="1778" calcext:value-type="float">
            <text:p>1778 µs</text:p>
          </table:table-cell>
          <table:table-cell table:style-name="ce5" table:formula="of:=[.B204]*340/2000" office:value-type="float" office:value="302.26" calcext:value-type="float">
            <text:p>302,26 mm</text:p>
          </table:table-cell>
          <table:table-cell table:formula="of:=[.A204]-[.$A$3]" office:value-type="float" office:value="1043221" calcext:value-type="float">
            <text:p>1043221 ms</text:p>
          </table:table-cell>
          <table:table-cell table:formula="of:=[.D204]/1000*[.$E$330]" office:value-type="float" office:value="518.068558474696" calcext:value-type="float">
            <text:p>518,068558474696 l</text:p>
          </table:table-cell>
        </table:table-row>
        <table:table-row table:style-name="ro1">
          <table:table-cell office:value-type="float" office:value="1064857" calcext:value-type="float">
            <text:p>1064857 ms</text:p>
          </table:table-cell>
          <table:table-cell office:value-type="float" office:value="2411" calcext:value-type="float">
            <text:p>2411 µs</text:p>
          </table:table-cell>
          <table:table-cell table:style-name="ce5" table:formula="of:=[.B205]*340/2000" office:value-type="float" office:value="409.87" calcext:value-type="float">
            <text:p>409,87 mm</text:p>
          </table:table-cell>
          <table:table-cell table:formula="of:=[.A205]-[.$A$3]" office:value-type="float" office:value="1048398" calcext:value-type="float">
            <text:p>1048398 ms</text:p>
          </table:table-cell>
          <table:table-cell table:formula="of:=[.D205]/1000*[.$E$330]" office:value-type="float" office:value="520.639481536275" calcext:value-type="float">
            <text:p>520,639481536275 l</text:p>
          </table:table-cell>
        </table:table-row>
        <table:table-row table:style-name="ro1">
          <table:table-cell office:value-type="float" office:value="1070038" calcext:value-type="float">
            <text:p>1070038 ms</text:p>
          </table:table-cell>
          <table:table-cell office:value-type="float" office:value="1751" calcext:value-type="float">
            <text:p>1751 µs</text:p>
          </table:table-cell>
          <table:table-cell table:style-name="ce5" table:formula="of:=[.B206]*340/2000" office:value-type="float" office:value="297.67" calcext:value-type="float">
            <text:p>297,67 mm</text:p>
          </table:table-cell>
          <table:table-cell table:formula="of:=[.A206]-[.$A$3]" office:value-type="float" office:value="1053579" calcext:value-type="float">
            <text:p>1053579 ms</text:p>
          </table:table-cell>
          <table:table-cell table:formula="of:=[.D206]/1000*[.$E$330]" office:value-type="float" office:value="523.212391017063" calcext:value-type="float">
            <text:p>523,212391017063 l</text:p>
          </table:table-cell>
        </table:table-row>
        <table:table-row table:style-name="ro1">
          <table:table-cell office:value-type="float" office:value="1075215" calcext:value-type="float">
            <text:p>1075215 ms</text:p>
          </table:table-cell>
          <table:table-cell office:value-type="float" office:value="1746" calcext:value-type="float">
            <text:p>1746 µs</text:p>
          </table:table-cell>
          <table:table-cell table:style-name="ce5" table:formula="of:=[.B207]*340/2000" office:value-type="float" office:value="296.82" calcext:value-type="float">
            <text:p>296,82 mm</text:p>
          </table:table-cell>
          <table:table-cell table:formula="of:=[.A207]-[.$A$3]" office:value-type="float" office:value="1058756" calcext:value-type="float">
            <text:p>1058756 ms</text:p>
          </table:table-cell>
          <table:table-cell table:formula="of:=[.D207]/1000*[.$E$330]" office:value-type="float" office:value="525.783314078642" calcext:value-type="float">
            <text:p>525,783314078642 l</text:p>
          </table:table-cell>
        </table:table-row>
        <table:table-row table:style-name="ro1">
          <table:table-cell office:value-type="float" office:value="1080392" calcext:value-type="float">
            <text:p>1080392 ms</text:p>
          </table:table-cell>
          <table:table-cell office:value-type="float" office:value="1768" calcext:value-type="float">
            <text:p>1768 µs</text:p>
          </table:table-cell>
          <table:table-cell table:style-name="ce5" table:formula="of:=[.B208]*340/2000" office:value-type="float" office:value="300.56" calcext:value-type="float">
            <text:p>300,56 mm</text:p>
          </table:table-cell>
          <table:table-cell table:formula="of:=[.A208]-[.$A$3]" office:value-type="float" office:value="1063933" calcext:value-type="float">
            <text:p>1063933 ms</text:p>
          </table:table-cell>
          <table:table-cell table:formula="of:=[.D208]/1000*[.$E$330]" office:value-type="float" office:value="528.354237140221" calcext:value-type="float">
            <text:p>528,354237140221 l</text:p>
          </table:table-cell>
        </table:table-row>
        <table:table-row table:style-name="ro1">
          <table:table-cell office:value-type="float" office:value="1085572" calcext:value-type="float">
            <text:p>1085572 ms</text:p>
          </table:table-cell>
          <table:table-cell office:value-type="float" office:value="1702" calcext:value-type="float">
            <text:p>1702 µs</text:p>
          </table:table-cell>
          <table:table-cell table:style-name="ce5" table:formula="of:=[.B209]*340/2000" office:value-type="float" office:value="289.34" calcext:value-type="float">
            <text:p>289,34 mm</text:p>
          </table:table-cell>
          <table:table-cell table:formula="of:=[.A209]-[.$A$3]" office:value-type="float" office:value="1069113" calcext:value-type="float">
            <text:p>1069113 ms</text:p>
          </table:table-cell>
          <table:table-cell table:formula="of:=[.D209]/1000*[.$E$330]" office:value-type="float" office:value="530.926650016207" calcext:value-type="float">
            <text:p>530,926650016207 l</text:p>
          </table:table-cell>
        </table:table-row>
        <table:table-row table:style-name="ro1">
          <table:table-cell office:value-type="float" office:value="1090749" calcext:value-type="float">
            <text:p>1090749 ms</text:p>
          </table:table-cell>
          <table:table-cell office:value-type="float" office:value="2070" calcext:value-type="float">
            <text:p>2070 µs</text:p>
          </table:table-cell>
          <table:table-cell table:style-name="ce5" table:formula="of:=[.B210]*340/2000" office:value-type="float" office:value="351.9" calcext:value-type="float">
            <text:p>351,9 mm</text:p>
          </table:table-cell>
          <table:table-cell table:formula="of:=[.A210]-[.$A$3]" office:value-type="float" office:value="1074290" calcext:value-type="float">
            <text:p>1074290 ms</text:p>
          </table:table-cell>
          <table:table-cell table:formula="of:=[.D210]/1000*[.$E$330]" office:value-type="float" office:value="533.497573077786" calcext:value-type="float">
            <text:p>533,497573077786 l</text:p>
          </table:table-cell>
        </table:table-row>
        <table:table-row table:style-name="ro1">
          <table:table-cell office:value-type="float" office:value="1095929" calcext:value-type="float">
            <text:p>1095929 ms</text:p>
          </table:table-cell>
          <table:table-cell office:value-type="float" office:value="1732" calcext:value-type="float">
            <text:p>1732 µs</text:p>
          </table:table-cell>
          <table:table-cell table:style-name="ce5" table:formula="of:=[.B211]*340/2000" office:value-type="float" office:value="294.44" calcext:value-type="float">
            <text:p>294,44 mm</text:p>
          </table:table-cell>
          <table:table-cell table:formula="of:=[.A211]-[.$A$3]" office:value-type="float" office:value="1079470" calcext:value-type="float">
            <text:p>1079470 ms</text:p>
          </table:table-cell>
          <table:table-cell table:formula="of:=[.D211]/1000*[.$E$330]" office:value-type="float" office:value="536.069985953772" calcext:value-type="float">
            <text:p>536,069985953772 l</text:p>
          </table:table-cell>
        </table:table-row>
        <table:table-row table:style-name="ro1">
          <table:table-cell office:value-type="float" office:value="1101106" calcext:value-type="float">
            <text:p>1101106 ms</text:p>
          </table:table-cell>
          <table:table-cell office:value-type="float" office:value="1712" calcext:value-type="float">
            <text:p>1712 µs</text:p>
          </table:table-cell>
          <table:table-cell table:style-name="ce5" table:formula="of:=[.B212]*340/2000" office:value-type="float" office:value="291.04" calcext:value-type="float">
            <text:p>291,04 mm</text:p>
          </table:table-cell>
          <table:table-cell table:formula="of:=[.A212]-[.$A$3]" office:value-type="float" office:value="1084647" calcext:value-type="float">
            <text:p>1084647 ms</text:p>
          </table:table-cell>
          <table:table-cell table:formula="of:=[.D212]/1000*[.$E$330]" office:value-type="float" office:value="538.640909015351" calcext:value-type="float">
            <text:p>538,640909015351 l</text:p>
          </table:table-cell>
        </table:table-row>
        <table:table-row table:style-name="ro1">
          <table:table-cell office:value-type="float" office:value="1106284" calcext:value-type="float">
            <text:p>1106284 ms</text:p>
          </table:table-cell>
          <table:table-cell office:value-type="float" office:value="2370" calcext:value-type="float">
            <text:p>2370 µs</text:p>
          </table:table-cell>
          <table:table-cell table:style-name="ce5" table:formula="of:=[.B213]*340/2000" office:value-type="float" office:value="402.9" calcext:value-type="float">
            <text:p>402,9 mm</text:p>
          </table:table-cell>
          <table:table-cell table:formula="of:=[.A213]-[.$A$3]" office:value-type="float" office:value="1089825" calcext:value-type="float">
            <text:p>1089825 ms</text:p>
          </table:table-cell>
          <table:table-cell table:formula="of:=[.D213]/1000*[.$E$330]" office:value-type="float" office:value="541.212328681732" calcext:value-type="float">
            <text:p>541,212328681732 l</text:p>
          </table:table-cell>
        </table:table-row>
        <table:table-row table:style-name="ro1">
          <table:table-cell office:value-type="float" office:value="1111462" calcext:value-type="float">
            <text:p>1111462 ms</text:p>
          </table:table-cell>
          <table:table-cell office:value-type="float" office:value="1674" calcext:value-type="float">
            <text:p>1674 µs</text:p>
          </table:table-cell>
          <table:table-cell table:style-name="ce5" table:formula="of:=[.B214]*340/2000" office:value-type="float" office:value="284.58" calcext:value-type="float">
            <text:p>284,58 mm</text:p>
          </table:table-cell>
          <table:table-cell table:formula="of:=[.A214]-[.$A$3]" office:value-type="float" office:value="1095003" calcext:value-type="float">
            <text:p>1095003 ms</text:p>
          </table:table-cell>
          <table:table-cell table:formula="of:=[.D214]/1000*[.$E$330]" office:value-type="float" office:value="543.783748348114" calcext:value-type="float">
            <text:p>543,783748348114 l</text:p>
          </table:table-cell>
        </table:table-row>
        <table:table-row table:style-name="ro1">
          <table:table-cell office:value-type="float" office:value="1116639" calcext:value-type="float">
            <text:p>1116639 ms</text:p>
          </table:table-cell>
          <table:table-cell office:value-type="float" office:value="1685" calcext:value-type="float">
            <text:p>1685 µs</text:p>
          </table:table-cell>
          <table:table-cell table:style-name="ce5" table:formula="of:=[.B215]*340/2000" office:value-type="float" office:value="286.45" calcext:value-type="float">
            <text:p>286,45 mm</text:p>
          </table:table-cell>
          <table:table-cell table:formula="of:=[.A215]-[.$A$3]" office:value-type="float" office:value="1100180" calcext:value-type="float">
            <text:p>1100180 ms</text:p>
          </table:table-cell>
          <table:table-cell table:formula="of:=[.D215]/1000*[.$E$330]" office:value-type="float" office:value="546.354671409693" calcext:value-type="float">
            <text:p>546,354671409693 l</text:p>
          </table:table-cell>
        </table:table-row>
        <table:table-row table:style-name="ro1">
          <table:table-cell office:value-type="float" office:value="1121814" calcext:value-type="float">
            <text:p>1121814 ms</text:p>
          </table:table-cell>
          <table:table-cell office:value-type="float" office:value="1656" calcext:value-type="float">
            <text:p>1656 µs</text:p>
          </table:table-cell>
          <table:table-cell table:style-name="ce5" table:formula="of:=[.B216]*340/2000" office:value-type="float" office:value="281.52" calcext:value-type="float">
            <text:p>281,52 mm</text:p>
          </table:table-cell>
          <table:table-cell table:formula="of:=[.A216]-[.$A$3]" office:value-type="float" office:value="1105355" calcext:value-type="float">
            <text:p>1105355 ms</text:p>
          </table:table-cell>
          <table:table-cell table:formula="of:=[.D216]/1000*[.$E$330]" office:value-type="float" office:value="548.924601261667" calcext:value-type="float">
            <text:p>548,924601261667 l</text:p>
          </table:table-cell>
        </table:table-row>
        <table:table-row table:style-name="ro1">
          <table:table-cell office:value-type="float" office:value="1126989" calcext:value-type="float">
            <text:p>1126989 ms</text:p>
          </table:table-cell>
          <table:table-cell office:value-type="float" office:value="1637" calcext:value-type="float">
            <text:p>1637 µs</text:p>
          </table:table-cell>
          <table:table-cell table:style-name="ce5" table:formula="of:=[.B217]*340/2000" office:value-type="float" office:value="278.29" calcext:value-type="float">
            <text:p>278,29 mm</text:p>
          </table:table-cell>
          <table:table-cell table:formula="of:=[.A217]-[.$A$3]" office:value-type="float" office:value="1110530" calcext:value-type="float">
            <text:p>1110530 ms</text:p>
          </table:table-cell>
          <table:table-cell table:formula="of:=[.D217]/1000*[.$E$330]" office:value-type="float" office:value="551.494531113641" calcext:value-type="float">
            <text:p>551,494531113641 l</text:p>
          </table:table-cell>
        </table:table-row>
        <table:table-row table:style-name="ro1">
          <table:table-cell office:value-type="float" office:value="1132168" calcext:value-type="float">
            <text:p>1132168 ms</text:p>
          </table:table-cell>
          <table:table-cell office:value-type="float" office:value="1967" calcext:value-type="float">
            <text:p>1967 µs</text:p>
          </table:table-cell>
          <table:table-cell table:style-name="ce5" table:formula="of:=[.B218]*340/2000" office:value-type="float" office:value="334.39" calcext:value-type="float">
            <text:p>334,39 mm</text:p>
          </table:table-cell>
          <table:table-cell table:formula="of:=[.A218]-[.$A$3]" office:value-type="float" office:value="1115709" calcext:value-type="float">
            <text:p>1115709 ms</text:p>
          </table:table-cell>
          <table:table-cell table:formula="of:=[.D218]/1000*[.$E$330]" office:value-type="float" office:value="554.066447384825" calcext:value-type="float">
            <text:p>554,066447384825 l</text:p>
          </table:table-cell>
        </table:table-row>
        <table:table-row table:style-name="ro1">
          <table:table-cell office:value-type="float" office:value="1137346" calcext:value-type="float">
            <text:p>1137346 ms</text:p>
          </table:table-cell>
          <table:table-cell office:value-type="float" office:value="1611" calcext:value-type="float">
            <text:p>1611 µs</text:p>
          </table:table-cell>
          <table:table-cell table:style-name="ce5" table:formula="of:=[.B219]*340/2000" office:value-type="float" office:value="273.87" calcext:value-type="float">
            <text:p>273,87 mm</text:p>
          </table:table-cell>
          <table:table-cell table:formula="of:=[.A219]-[.$A$3]" office:value-type="float" office:value="1120887" calcext:value-type="float">
            <text:p>1120887 ms</text:p>
          </table:table-cell>
          <table:table-cell table:formula="of:=[.D219]/1000*[.$E$330]" office:value-type="float" office:value="556.637867051206" calcext:value-type="float">
            <text:p>556,637867051206 l</text:p>
          </table:table-cell>
        </table:table-row>
        <table:table-row table:style-name="ro1">
          <table:table-cell office:value-type="float" office:value="1142521" calcext:value-type="float">
            <text:p>1142521 ms</text:p>
          </table:table-cell>
          <table:table-cell office:value-type="float" office:value="1662" calcext:value-type="float">
            <text:p>1662 µs</text:p>
          </table:table-cell>
          <table:table-cell table:style-name="ce5" table:formula="of:=[.B220]*340/2000" office:value-type="float" office:value="282.54" calcext:value-type="float">
            <text:p>282,54 mm</text:p>
          </table:table-cell>
          <table:table-cell table:formula="of:=[.A220]-[.$A$3]" office:value-type="float" office:value="1126062" calcext:value-type="float">
            <text:p>1126062 ms</text:p>
          </table:table-cell>
          <table:table-cell table:formula="of:=[.D220]/1000*[.$E$330]" office:value-type="float" office:value="559.207796903181" calcext:value-type="float">
            <text:p>559,207796903181 l</text:p>
          </table:table-cell>
        </table:table-row>
        <table:table-row table:style-name="ro1">
          <table:table-cell office:value-type="float" office:value="1147698" calcext:value-type="float">
            <text:p>1147698 ms</text:p>
          </table:table-cell>
          <table:table-cell office:value-type="float" office:value="1622" calcext:value-type="float">
            <text:p>1622 µs</text:p>
          </table:table-cell>
          <table:table-cell table:style-name="ce5" table:formula="of:=[.B221]*340/2000" office:value-type="float" office:value="275.74" calcext:value-type="float">
            <text:p>275,74 mm</text:p>
          </table:table-cell>
          <table:table-cell table:formula="of:=[.A221]-[.$A$3]" office:value-type="float" office:value="1131239" calcext:value-type="float">
            <text:p>1131239 ms</text:p>
          </table:table-cell>
          <table:table-cell table:formula="of:=[.D221]/1000*[.$E$330]" office:value-type="float" office:value="561.77871996476" calcext:value-type="float">
            <text:p>561,77871996476 l</text:p>
          </table:table-cell>
        </table:table-row>
        <table:table-row table:style-name="ro1">
          <table:table-cell office:value-type="float" office:value="1152872" calcext:value-type="float">
            <text:p>1152872 ms</text:p>
          </table:table-cell>
          <table:table-cell office:value-type="float" office:value="1595" calcext:value-type="float">
            <text:p>1595 µs</text:p>
          </table:table-cell>
          <table:table-cell table:style-name="ce5" table:formula="of:=[.B222]*340/2000" office:value-type="float" office:value="271.15" calcext:value-type="float">
            <text:p>271,15 mm</text:p>
          </table:table-cell>
          <table:table-cell table:formula="of:=[.A222]-[.$A$3]" office:value-type="float" office:value="1136413" calcext:value-type="float">
            <text:p>1136413 ms</text:p>
          </table:table-cell>
          <table:table-cell table:formula="of:=[.D222]/1000*[.$E$330]" office:value-type="float" office:value="564.348153211932" calcext:value-type="float">
            <text:p>564,348153211932 l</text:p>
          </table:table-cell>
        </table:table-row>
        <table:table-row table:style-name="ro1">
          <table:table-cell office:value-type="float" office:value="1158047" calcext:value-type="float">
            <text:p>1158047 ms</text:p>
          </table:table-cell>
          <table:table-cell office:value-type="float" office:value="1922" calcext:value-type="float">
            <text:p>1922 µs</text:p>
          </table:table-cell>
          <table:table-cell table:style-name="ce5" table:formula="of:=[.B223]*340/2000" office:value-type="float" office:value="326.74" calcext:value-type="float">
            <text:p>326,74 mm</text:p>
          </table:table-cell>
          <table:table-cell table:formula="of:=[.A223]-[.$A$3]" office:value-type="float" office:value="1141588" calcext:value-type="float">
            <text:p>1141588 ms</text:p>
          </table:table-cell>
          <table:table-cell table:formula="of:=[.D223]/1000*[.$E$330]" office:value-type="float" office:value="566.918083063906" calcext:value-type="float">
            <text:p>566,918083063906 l</text:p>
          </table:table-cell>
        </table:table-row>
        <table:table-row table:style-name="ro1">
          <table:table-cell office:value-type="float" office:value="1163225" calcext:value-type="float">
            <text:p>1163225 ms</text:p>
          </table:table-cell>
          <table:table-cell office:value-type="float" office:value="1573" calcext:value-type="float">
            <text:p>1573 µs</text:p>
          </table:table-cell>
          <table:table-cell table:style-name="ce5" table:formula="of:=[.B224]*340/2000" office:value-type="float" office:value="267.41" calcext:value-type="float">
            <text:p>267,41 mm</text:p>
          </table:table-cell>
          <table:table-cell table:formula="of:=[.A224]-[.$A$3]" office:value-type="float" office:value="1146766" calcext:value-type="float">
            <text:p>1146766 ms</text:p>
          </table:table-cell>
          <table:table-cell table:formula="of:=[.D224]/1000*[.$E$330]" office:value-type="float" office:value="569.489502730287" calcext:value-type="float">
            <text:p>569,489502730287 l</text:p>
          </table:table-cell>
        </table:table-row>
        <table:table-row table:style-name="ro1">
          <table:table-cell office:value-type="float" office:value="1168399" calcext:value-type="float">
            <text:p>1168399 ms</text:p>
          </table:table-cell>
          <table:table-cell office:value-type="float" office:value="1599" calcext:value-type="float">
            <text:p>1599 µs</text:p>
          </table:table-cell>
          <table:table-cell table:style-name="ce5" table:formula="of:=[.B225]*340/2000" office:value-type="float" office:value="271.83" calcext:value-type="float">
            <text:p>271,83 mm</text:p>
          </table:table-cell>
          <table:table-cell table:formula="of:=[.A225]-[.$A$3]" office:value-type="float" office:value="1151940" calcext:value-type="float">
            <text:p>1151940 ms</text:p>
          </table:table-cell>
          <table:table-cell table:formula="of:=[.D225]/1000*[.$E$330]" office:value-type="float" office:value="572.05893597746" calcext:value-type="float">
            <text:p>572,05893597746 l</text:p>
          </table:table-cell>
        </table:table-row>
        <table:table-row table:style-name="ro1">
          <table:table-cell office:value-type="float" office:value="1173574" calcext:value-type="float">
            <text:p>1173574 ms</text:p>
          </table:table-cell>
          <table:table-cell office:value-type="float" office:value="1559" calcext:value-type="float">
            <text:p>1559 µs</text:p>
          </table:table-cell>
          <table:table-cell table:style-name="ce5" table:formula="of:=[.B226]*340/2000" office:value-type="float" office:value="265.03" calcext:value-type="float">
            <text:p>265,03 mm</text:p>
          </table:table-cell>
          <table:table-cell table:formula="of:=[.A226]-[.$A$3]" office:value-type="float" office:value="1157115" calcext:value-type="float">
            <text:p>1157115 ms</text:p>
          </table:table-cell>
          <table:table-cell table:formula="of:=[.D226]/1000*[.$E$330]" office:value-type="float" office:value="574.628865829434" calcext:value-type="float">
            <text:p>574,628865829434 l</text:p>
          </table:table-cell>
        </table:table-row>
        <table:table-row table:style-name="ro1">
          <table:table-cell office:value-type="float" office:value="1178748" calcext:value-type="float">
            <text:p>1178748 ms</text:p>
          </table:table-cell>
          <table:table-cell office:value-type="float" office:value="1546" calcext:value-type="float">
            <text:p>1546 µs</text:p>
          </table:table-cell>
          <table:table-cell table:style-name="ce5" table:formula="of:=[.B227]*340/2000" office:value-type="float" office:value="262.82" calcext:value-type="float">
            <text:p>262,82 mm</text:p>
          </table:table-cell>
          <table:table-cell table:formula="of:=[.A227]-[.$A$3]" office:value-type="float" office:value="1162289" calcext:value-type="float">
            <text:p>1162289 ms</text:p>
          </table:table-cell>
          <table:table-cell table:formula="of:=[.D227]/1000*[.$E$330]" office:value-type="float" office:value="577.198299076606" calcext:value-type="float">
            <text:p>577,198299076606 l</text:p>
          </table:table-cell>
        </table:table-row>
        <table:table-row table:style-name="ro1">
          <table:table-cell office:value-type="float" office:value="1183925" calcext:value-type="float">
            <text:p>1183925 ms</text:p>
          </table:table-cell>
          <table:table-cell office:value-type="float" office:value="1840" calcext:value-type="float">
            <text:p>1840 µs</text:p>
          </table:table-cell>
          <table:table-cell table:style-name="ce5" table:formula="of:=[.B228]*340/2000" office:value-type="float" office:value="312.8" calcext:value-type="float">
            <text:p>312,8 mm</text:p>
          </table:table-cell>
          <table:table-cell table:formula="of:=[.A228]-[.$A$3]" office:value-type="float" office:value="1167466" calcext:value-type="float">
            <text:p>1167466 ms</text:p>
          </table:table-cell>
          <table:table-cell table:formula="of:=[.D228]/1000*[.$E$330]" office:value-type="float" office:value="579.769222138185" calcext:value-type="float">
            <text:p>579,769222138185 l</text:p>
          </table:table-cell>
        </table:table-row>
        <table:table-row table:style-name="ro1">
          <table:table-cell office:value-type="float" office:value="1189100" calcext:value-type="float">
            <text:p>1189100 ms</text:p>
          </table:table-cell>
          <table:table-cell office:value-type="float" office:value="1529" calcext:value-type="float">
            <text:p>1529 µs</text:p>
          </table:table-cell>
          <table:table-cell table:style-name="ce5" table:formula="of:=[.B229]*340/2000" office:value-type="float" office:value="259.93" calcext:value-type="float">
            <text:p>259,93 mm</text:p>
          </table:table-cell>
          <table:table-cell table:formula="of:=[.A229]-[.$A$3]" office:value-type="float" office:value="1172641" calcext:value-type="float">
            <text:p>1172641 ms</text:p>
          </table:table-cell>
          <table:table-cell table:formula="of:=[.D229]/1000*[.$E$330]" office:value-type="float" office:value="582.339151990159" calcext:value-type="float">
            <text:p>582,339151990159 l</text:p>
          </table:table-cell>
        </table:table-row>
        <table:table-row table:style-name="ro1">
          <table:table-cell office:value-type="float" office:value="1194275" calcext:value-type="float">
            <text:p>1194275 ms</text:p>
          </table:table-cell>
          <table:table-cell office:value-type="float" office:value="1557" calcext:value-type="float">
            <text:p>1557 µs</text:p>
          </table:table-cell>
          <table:table-cell table:style-name="ce5" table:formula="of:=[.B230]*340/2000" office:value-type="float" office:value="264.69" calcext:value-type="float">
            <text:p>264,69 mm</text:p>
          </table:table-cell>
          <table:table-cell table:formula="of:=[.A230]-[.$A$3]" office:value-type="float" office:value="1177816" calcext:value-type="float">
            <text:p>1177816 ms</text:p>
          </table:table-cell>
          <table:table-cell table:formula="of:=[.D230]/1000*[.$E$330]" office:value-type="float" office:value="584.909081842134" calcext:value-type="float">
            <text:p>584,909081842134 l</text:p>
          </table:table-cell>
        </table:table-row>
        <table:table-row table:style-name="ro1">
          <table:table-cell office:value-type="float" office:value="1199450" calcext:value-type="float">
            <text:p>1199450 ms</text:p>
          </table:table-cell>
          <table:table-cell office:value-type="float" office:value="1514" calcext:value-type="float">
            <text:p>1514 µs</text:p>
          </table:table-cell>
          <table:table-cell table:style-name="ce5" table:formula="of:=[.B231]*340/2000" office:value-type="float" office:value="257.38" calcext:value-type="float">
            <text:p>257,38 mm</text:p>
          </table:table-cell>
          <table:table-cell table:formula="of:=[.A231]-[.$A$3]" office:value-type="float" office:value="1182991" calcext:value-type="float">
            <text:p>1182991 ms</text:p>
          </table:table-cell>
          <table:table-cell table:formula="of:=[.D231]/1000*[.$E$330]" office:value-type="float" office:value="587.479011694108" calcext:value-type="float">
            <text:p>587,479011694108 l</text:p>
          </table:table-cell>
        </table:table-row>
        <table:table-row table:style-name="ro1">
          <table:table-cell office:value-type="float" office:value="1204624" calcext:value-type="float">
            <text:p>1204624 ms</text:p>
          </table:table-cell>
          <table:table-cell office:value-type="float" office:value="1504" calcext:value-type="float">
            <text:p>1504 µs</text:p>
          </table:table-cell>
          <table:table-cell table:style-name="ce5" table:formula="of:=[.B232]*340/2000" office:value-type="float" office:value="255.68" calcext:value-type="float">
            <text:p>255,68 mm</text:p>
          </table:table-cell>
          <table:table-cell table:formula="of:=[.A232]-[.$A$3]" office:value-type="float" office:value="1188165" calcext:value-type="float">
            <text:p>1188165 ms</text:p>
          </table:table-cell>
          <table:table-cell table:formula="of:=[.D232]/1000*[.$E$330]" office:value-type="float" office:value="590.04844494128" calcext:value-type="float">
            <text:p>590,04844494128 l</text:p>
          </table:table-cell>
        </table:table-row>
        <table:table-row table:style-name="ro1">
          <table:table-cell office:value-type="float" office:value="1209798" calcext:value-type="float">
            <text:p>1209798 ms</text:p>
          </table:table-cell>
          <table:table-cell office:value-type="float" office:value="1508" calcext:value-type="float">
            <text:p>1508 µs</text:p>
          </table:table-cell>
          <table:table-cell table:style-name="ce5" table:formula="of:=[.B233]*340/2000" office:value-type="float" office:value="256.36" calcext:value-type="float">
            <text:p>256,36 mm</text:p>
          </table:table-cell>
          <table:table-cell table:formula="of:=[.A233]-[.$A$3]" office:value-type="float" office:value="1193339" calcext:value-type="float">
            <text:p>1193339 ms</text:p>
          </table:table-cell>
          <table:table-cell table:formula="of:=[.D233]/1000*[.$E$330]" office:value-type="float" office:value="592.617878188452" calcext:value-type="float">
            <text:p>592,617878188452 l</text:p>
          </table:table-cell>
        </table:table-row>
        <table:table-row table:style-name="ro1">
          <table:table-cell office:value-type="float" office:value="1214973" calcext:value-type="float">
            <text:p>1214973 ms</text:p>
          </table:table-cell>
          <table:table-cell office:value-type="float" office:value="1477" calcext:value-type="float">
            <text:p>1477 µs</text:p>
          </table:table-cell>
          <table:table-cell table:style-name="ce5" table:formula="of:=[.B234]*340/2000" office:value-type="float" office:value="251.09" calcext:value-type="float">
            <text:p>251,09 mm</text:p>
          </table:table-cell>
          <table:table-cell table:formula="of:=[.A234]-[.$A$3]" office:value-type="float" office:value="1198514" calcext:value-type="float">
            <text:p>1198514 ms</text:p>
          </table:table-cell>
          <table:table-cell table:formula="of:=[.D234]/1000*[.$E$330]" office:value-type="float" office:value="595.187808040426" calcext:value-type="float">
            <text:p>595,187808040426 l</text:p>
          </table:table-cell>
        </table:table-row>
        <table:table-row table:style-name="ro1">
          <table:table-cell office:value-type="float" office:value="1220148" calcext:value-type="float">
            <text:p>1220148 ms</text:p>
          </table:table-cell>
          <table:table-cell office:value-type="float" office:value="1491" calcext:value-type="float">
            <text:p>1491 µs</text:p>
          </table:table-cell>
          <table:table-cell table:style-name="ce5" table:formula="of:=[.B235]*340/2000" office:value-type="float" office:value="253.47" calcext:value-type="float">
            <text:p>253,47 mm</text:p>
          </table:table-cell>
          <table:table-cell table:formula="of:=[.A235]-[.$A$3]" office:value-type="float" office:value="1203689" calcext:value-type="float">
            <text:p>1203689 ms</text:p>
          </table:table-cell>
          <table:table-cell table:formula="of:=[.D235]/1000*[.$E$330]" office:value-type="float" office:value="597.757737892401" calcext:value-type="float">
            <text:p>597,757737892401 l</text:p>
          </table:table-cell>
        </table:table-row>
        <table:table-row table:style-name="ro1">
          <table:table-cell table:style-name="ce2" office:value-type="float" office:value="1225324" calcext:value-type="float">
            <text:p>1225324 ms</text:p>
          </table:table-cell>
          <table:table-cell table:style-name="ce4" office:value-type="float" office:value="1450" calcext:value-type="float">
            <text:p>1450 µs</text:p>
          </table:table-cell>
          <table:table-cell table:style-name="ce6" table:formula="of:=[.B236]*340/2000" office:value-type="float" office:value="246.5" calcext:value-type="float">
            <text:p>246,5 mm</text:p>
          </table:table-cell>
          <table:table-cell table:style-name="ce2" table:formula="of:=[.A236]-[.$A$3]" office:value-type="float" office:value="1208865" calcext:value-type="float">
            <text:p>1208865 ms</text:p>
          </table:table-cell>
          <table:table-cell table:style-name="ce8" table:formula="of:=[.D236]/1000*[.$E$330]" office:value-type="float" office:value="600.328164349178" calcext:value-type="float">
            <text:p>600,328164349178 l</text:p>
          </table:table-cell>
        </table:table-row>
        <table:table-row table:style-name="ro1">
          <table:table-cell office:value-type="float" office:value="1230498" calcext:value-type="float">
            <text:p>1230498 ms</text:p>
          </table:table-cell>
          <table:table-cell office:value-type="float" office:value="1457" calcext:value-type="float">
            <text:p>1457 µs</text:p>
          </table:table-cell>
          <table:table-cell table:style-name="ce5" table:formula="of:=[.B237]*340/2000" office:value-type="float" office:value="247.69" calcext:value-type="float">
            <text:p>247,69 mm</text:p>
          </table:table-cell>
          <table:table-cell table:formula="of:=[.A237]-[.$A$3]" office:value-type="float" office:value="1214039" calcext:value-type="float">
            <text:p>1214039 ms</text:p>
          </table:table-cell>
          <table:table-cell table:formula="of:=[.D237]/1000*[.$E$330]" office:value-type="float" office:value="602.89759759635" calcext:value-type="float">
            <text:p>602,89759759635 l</text:p>
          </table:table-cell>
        </table:table-row>
        <table:table-row table:style-name="ro1">
          <table:table-cell office:value-type="float" office:value="1235673" calcext:value-type="float">
            <text:p>1235673 ms</text:p>
          </table:table-cell>
          <table:table-cell office:value-type="float" office:value="1459" calcext:value-type="float">
            <text:p>1459 µs</text:p>
          </table:table-cell>
          <table:table-cell table:style-name="ce5" table:formula="of:=[.B238]*340/2000" office:value-type="float" office:value="248.03" calcext:value-type="float">
            <text:p>248,03 mm</text:p>
          </table:table-cell>
          <table:table-cell table:formula="of:=[.A238]-[.$A$3]" office:value-type="float" office:value="1219214" calcext:value-type="float">
            <text:p>1219214 ms</text:p>
          </table:table-cell>
          <table:table-cell table:formula="of:=[.D238]/1000*[.$E$330]" office:value-type="float" office:value="605.467527448324" calcext:value-type="float">
            <text:p>605,467527448324 l</text:p>
          </table:table-cell>
        </table:table-row>
        <table:table-row table:style-name="ro1">
          <table:table-cell office:value-type="float" office:value="1240846" calcext:value-type="float">
            <text:p>1240846 ms</text:p>
          </table:table-cell>
          <table:table-cell office:value-type="float" office:value="1438" calcext:value-type="float">
            <text:p>1438 µs</text:p>
          </table:table-cell>
          <table:table-cell table:style-name="ce5" table:formula="of:=[.B239]*340/2000" office:value-type="float" office:value="244.46" calcext:value-type="float">
            <text:p>244,46 mm</text:p>
          </table:table-cell>
          <table:table-cell table:formula="of:=[.A239]-[.$A$3]" office:value-type="float" office:value="1224387" calcext:value-type="float">
            <text:p>1224387 ms</text:p>
          </table:table-cell>
          <table:table-cell table:formula="of:=[.D239]/1000*[.$E$330]" office:value-type="float" office:value="608.036464090694" calcext:value-type="float">
            <text:p>608,036464090694 l</text:p>
          </table:table-cell>
        </table:table-row>
        <table:table-row table:style-name="ro1">
          <table:table-cell office:value-type="float" office:value="1246019" calcext:value-type="float">
            <text:p>1246019 ms</text:p>
          </table:table-cell>
          <table:table-cell office:value-type="float" office:value="1455" calcext:value-type="float">
            <text:p>1455 µs</text:p>
          </table:table-cell>
          <table:table-cell table:style-name="ce5" table:formula="of:=[.B240]*340/2000" office:value-type="float" office:value="247.35" calcext:value-type="float">
            <text:p>247,35 mm</text:p>
          </table:table-cell>
          <table:table-cell table:formula="of:=[.A240]-[.$A$3]" office:value-type="float" office:value="1229560" calcext:value-type="float">
            <text:p>1229560 ms</text:p>
          </table:table-cell>
          <table:table-cell table:formula="of:=[.D240]/1000*[.$E$330]" office:value-type="float" office:value="610.605400733063" calcext:value-type="float">
            <text:p>610,605400733063 l</text:p>
          </table:table-cell>
        </table:table-row>
        <table:table-row table:style-name="ro1">
          <table:table-cell office:value-type="float" office:value="1251192" calcext:value-type="float">
            <text:p>1251192 ms</text:p>
          </table:table-cell>
          <table:table-cell office:value-type="float" office:value="1404" calcext:value-type="float">
            <text:p>1404 µs</text:p>
          </table:table-cell>
          <table:table-cell table:style-name="ce5" table:formula="of:=[.B241]*340/2000" office:value-type="float" office:value="238.68" calcext:value-type="float">
            <text:p>238,68 mm</text:p>
          </table:table-cell>
          <table:table-cell table:formula="of:=[.A241]-[.$A$3]" office:value-type="float" office:value="1234733" calcext:value-type="float">
            <text:p>1234733 ms</text:p>
          </table:table-cell>
          <table:table-cell table:formula="of:=[.D241]/1000*[.$E$330]" office:value-type="float" office:value="613.174337375433" calcext:value-type="float">
            <text:p>613,174337375433 l</text:p>
          </table:table-cell>
        </table:table-row>
        <table:table-row table:style-name="ro1">
          <table:table-cell office:value-type="float" office:value="1256367" calcext:value-type="float">
            <text:p>1256367 ms</text:p>
          </table:table-cell>
          <table:table-cell office:value-type="float" office:value="1419" calcext:value-type="float">
            <text:p>1419 µs</text:p>
          </table:table-cell>
          <table:table-cell table:style-name="ce5" table:formula="of:=[.B242]*340/2000" office:value-type="float" office:value="241.23" calcext:value-type="float">
            <text:p>241,23 mm</text:p>
          </table:table-cell>
          <table:table-cell table:formula="of:=[.A242]-[.$A$3]" office:value-type="float" office:value="1239908" calcext:value-type="float">
            <text:p>1239908 ms</text:p>
          </table:table-cell>
          <table:table-cell table:formula="of:=[.D242]/1000*[.$E$330]" office:value-type="float" office:value="615.744267227408" calcext:value-type="float">
            <text:p>615,744267227408 l</text:p>
          </table:table-cell>
        </table:table-row>
        <table:table-row table:style-name="ro1">
          <table:table-cell office:value-type="float" office:value="1261540" calcext:value-type="float">
            <text:p>1261540 ms</text:p>
          </table:table-cell>
          <table:table-cell office:value-type="float" office:value="1389" calcext:value-type="float">
            <text:p>1389 µs</text:p>
          </table:table-cell>
          <table:table-cell table:style-name="ce5" table:formula="of:=[.B243]*340/2000" office:value-type="float" office:value="236.13" calcext:value-type="float">
            <text:p>236,13 mm</text:p>
          </table:table-cell>
          <table:table-cell table:formula="of:=[.A243]-[.$A$3]" office:value-type="float" office:value="1245081" calcext:value-type="float">
            <text:p>1245081 ms</text:p>
          </table:table-cell>
          <table:table-cell table:formula="of:=[.D243]/1000*[.$E$330]" office:value-type="float" office:value="618.313203869777" calcext:value-type="float">
            <text:p>618,313203869777 l</text:p>
          </table:table-cell>
        </table:table-row>
        <table:table-row table:style-name="ro1">
          <table:table-cell office:value-type="float" office:value="1266712" calcext:value-type="float">
            <text:p>1266712 ms</text:p>
          </table:table-cell>
          <table:table-cell office:value-type="float" office:value="1383" calcext:value-type="float">
            <text:p>1383 µs</text:p>
          </table:table-cell>
          <table:table-cell table:style-name="ce5" table:formula="of:=[.B244]*340/2000" office:value-type="float" office:value="235.11" calcext:value-type="float">
            <text:p>235,11 mm</text:p>
          </table:table-cell>
          <table:table-cell table:formula="of:=[.A244]-[.$A$3]" office:value-type="float" office:value="1250253" calcext:value-type="float">
            <text:p>1250253 ms</text:p>
          </table:table-cell>
          <table:table-cell table:formula="of:=[.D244]/1000*[.$E$330]" office:value-type="float" office:value="620.881643907345" calcext:value-type="float">
            <text:p>620,881643907345 l</text:p>
          </table:table-cell>
        </table:table-row>
        <table:table-row table:style-name="ro1">
          <table:table-cell office:value-type="float" office:value="1271884" calcext:value-type="float">
            <text:p>1271884 ms</text:p>
          </table:table-cell>
          <table:table-cell office:value-type="float" office:value="1402" calcext:value-type="float">
            <text:p>1402 µs</text:p>
          </table:table-cell>
          <table:table-cell table:style-name="ce5" table:formula="of:=[.B245]*340/2000" office:value-type="float" office:value="238.34" calcext:value-type="float">
            <text:p>238,34 mm</text:p>
          </table:table-cell>
          <table:table-cell table:formula="of:=[.A245]-[.$A$3]" office:value-type="float" office:value="1255425" calcext:value-type="float">
            <text:p>1255425 ms</text:p>
          </table:table-cell>
          <table:table-cell table:formula="of:=[.D245]/1000*[.$E$330]" office:value-type="float" office:value="623.450083944912" calcext:value-type="float">
            <text:p>623,450083944912 l</text:p>
          </table:table-cell>
        </table:table-row>
        <table:table-row table:style-name="ro1">
          <table:table-cell office:value-type="float" office:value="1277059" calcext:value-type="float">
            <text:p>1277059 ms</text:p>
          </table:table-cell>
          <table:table-cell office:value-type="float" office:value="1358" calcext:value-type="float">
            <text:p>1358 µs</text:p>
          </table:table-cell>
          <table:table-cell table:style-name="ce5" table:formula="of:=[.B246]*340/2000" office:value-type="float" office:value="230.86" calcext:value-type="float">
            <text:p>230,86 mm</text:p>
          </table:table-cell>
          <table:table-cell table:formula="of:=[.A246]-[.$A$3]" office:value-type="float" office:value="1260600" calcext:value-type="float">
            <text:p>1260600 ms</text:p>
          </table:table-cell>
          <table:table-cell table:formula="of:=[.D246]/1000*[.$E$330]" office:value-type="float" office:value="626.020013796887" calcext:value-type="float">
            <text:p>626,020013796887 l</text:p>
          </table:table-cell>
        </table:table-row>
        <table:table-row table:style-name="ro1">
          <table:table-cell office:value-type="float" office:value="1282232" calcext:value-type="float">
            <text:p>1282232 ms</text:p>
          </table:table-cell>
          <table:table-cell office:value-type="float" office:value="1382" calcext:value-type="float">
            <text:p>1382 µs</text:p>
          </table:table-cell>
          <table:table-cell table:style-name="ce5" table:formula="of:=[.B247]*340/2000" office:value-type="float" office:value="234.94" calcext:value-type="float">
            <text:p>234,94 mm</text:p>
          </table:table-cell>
          <table:table-cell table:formula="of:=[.A247]-[.$A$3]" office:value-type="float" office:value="1265773" calcext:value-type="float">
            <text:p>1265773 ms</text:p>
          </table:table-cell>
          <table:table-cell table:formula="of:=[.D247]/1000*[.$E$330]" office:value-type="float" office:value="628.588950439256" calcext:value-type="float">
            <text:p>628,588950439256 l</text:p>
          </table:table-cell>
        </table:table-row>
        <table:table-row table:style-name="ro1">
          <table:table-cell office:value-type="float" office:value="1287404" calcext:value-type="float">
            <text:p>1287404 ms</text:p>
          </table:table-cell>
          <table:table-cell office:value-type="float" office:value="1348" calcext:value-type="float">
            <text:p>1348 µs</text:p>
          </table:table-cell>
          <table:table-cell table:style-name="ce5" table:formula="of:=[.B248]*340/2000" office:value-type="float" office:value="229.16" calcext:value-type="float">
            <text:p>229,16 mm</text:p>
          </table:table-cell>
          <table:table-cell table:formula="of:=[.A248]-[.$A$3]" office:value-type="float" office:value="1270945" calcext:value-type="float">
            <text:p>1270945 ms</text:p>
          </table:table-cell>
          <table:table-cell table:formula="of:=[.D248]/1000*[.$E$330]" office:value-type="float" office:value="631.157390476824" calcext:value-type="float">
            <text:p>631,157390476824 l</text:p>
          </table:table-cell>
        </table:table-row>
        <table:table-row table:style-name="ro1">
          <table:table-cell office:value-type="float" office:value="1292576" calcext:value-type="float">
            <text:p>1292576 ms</text:p>
          </table:table-cell>
          <table:table-cell office:value-type="float" office:value="1340" calcext:value-type="float">
            <text:p>1340 µs</text:p>
          </table:table-cell>
          <table:table-cell table:style-name="ce5" table:formula="of:=[.B249]*340/2000" office:value-type="float" office:value="227.8" calcext:value-type="float">
            <text:p>227,8 mm</text:p>
          </table:table-cell>
          <table:table-cell table:formula="of:=[.A249]-[.$A$3]" office:value-type="float" office:value="1276117" calcext:value-type="float">
            <text:p>1276117 ms</text:p>
          </table:table-cell>
          <table:table-cell table:formula="of:=[.D249]/1000*[.$E$330]" office:value-type="float" office:value="633.725830514391" calcext:value-type="float">
            <text:p>633,725830514391 l</text:p>
          </table:table-cell>
        </table:table-row>
        <table:table-row table:style-name="ro1">
          <table:table-cell office:value-type="float" office:value="1297752" calcext:value-type="float">
            <text:p>1297752 ms</text:p>
          </table:table-cell>
          <table:table-cell office:value-type="float" office:value="1342" calcext:value-type="float">
            <text:p>1342 µs</text:p>
          </table:table-cell>
          <table:table-cell table:style-name="ce5" table:formula="of:=[.B250]*340/2000" office:value-type="float" office:value="228.14" calcext:value-type="float">
            <text:p>228,14 mm</text:p>
          </table:table-cell>
          <table:table-cell table:formula="of:=[.A250]-[.$A$3]" office:value-type="float" office:value="1281293" calcext:value-type="float">
            <text:p>1281293 ms</text:p>
          </table:table-cell>
          <table:table-cell table:formula="of:=[.D250]/1000*[.$E$330]" office:value-type="float" office:value="636.296256971168" calcext:value-type="float">
            <text:p>636,296256971168 l</text:p>
          </table:table-cell>
        </table:table-row>
        <table:table-row table:style-name="ro1">
          <table:table-cell office:value-type="float" office:value="1302924" calcext:value-type="float">
            <text:p>1302924 ms</text:p>
          </table:table-cell>
          <table:table-cell office:value-type="float" office:value="1308" calcext:value-type="float">
            <text:p>1308 µs</text:p>
          </table:table-cell>
          <table:table-cell table:style-name="ce5" table:formula="of:=[.B251]*340/2000" office:value-type="float" office:value="222.36" calcext:value-type="float">
            <text:p>222,36 mm</text:p>
          </table:table-cell>
          <table:table-cell table:formula="of:=[.A251]-[.$A$3]" office:value-type="float" office:value="1286465" calcext:value-type="float">
            <text:p>1286465 ms</text:p>
          </table:table-cell>
          <table:table-cell table:formula="of:=[.D251]/1000*[.$E$330]" office:value-type="float" office:value="638.864697008735" calcext:value-type="float">
            <text:p>638,864697008735 l</text:p>
          </table:table-cell>
        </table:table-row>
        <table:table-row table:style-name="ro1">
          <table:table-cell office:value-type="float" office:value="1308096" calcext:value-type="float">
            <text:p>1308096 ms</text:p>
          </table:table-cell>
          <table:table-cell office:value-type="float" office:value="1327" calcext:value-type="float">
            <text:p>1327 µs</text:p>
          </table:table-cell>
          <table:table-cell table:style-name="ce5" table:formula="of:=[.B252]*340/2000" office:value-type="float" office:value="225.59" calcext:value-type="float">
            <text:p>225,59 mm</text:p>
          </table:table-cell>
          <table:table-cell table:formula="of:=[.A252]-[.$A$3]" office:value-type="float" office:value="1291637" calcext:value-type="float">
            <text:p>1291637 ms</text:p>
          </table:table-cell>
          <table:table-cell table:formula="of:=[.D252]/1000*[.$E$330]" office:value-type="float" office:value="641.433137046303" calcext:value-type="float">
            <text:p>641,433137046303 l</text:p>
          </table:table-cell>
        </table:table-row>
        <table:table-row table:style-name="ro1">
          <table:table-cell office:value-type="float" office:value="1313270" calcext:value-type="float">
            <text:p>1313270 ms</text:p>
          </table:table-cell>
          <table:table-cell office:value-type="float" office:value="1277" calcext:value-type="float">
            <text:p>1277 µs</text:p>
          </table:table-cell>
          <table:table-cell table:style-name="ce5" table:formula="of:=[.B253]*340/2000" office:value-type="float" office:value="217.09" calcext:value-type="float">
            <text:p>217,09 mm</text:p>
          </table:table-cell>
          <table:table-cell table:formula="of:=[.A253]-[.$A$3]" office:value-type="float" office:value="1296811" calcext:value-type="float">
            <text:p>1296811 ms</text:p>
          </table:table-cell>
          <table:table-cell table:formula="of:=[.D253]/1000*[.$E$330]" office:value-type="float" office:value="644.002570293475" calcext:value-type="float">
            <text:p>644,002570293475 l</text:p>
          </table:table-cell>
        </table:table-row>
        <table:table-row table:style-name="ro1">
          <table:table-cell office:value-type="float" office:value="1318443" calcext:value-type="float">
            <text:p>1318443 ms</text:p>
          </table:table-cell>
          <table:table-cell office:value-type="float" office:value="1297" calcext:value-type="float">
            <text:p>1297 µs</text:p>
          </table:table-cell>
          <table:table-cell table:style-name="ce5" table:formula="of:=[.B254]*340/2000" office:value-type="float" office:value="220.49" calcext:value-type="float">
            <text:p>220,49 mm</text:p>
          </table:table-cell>
          <table:table-cell table:formula="of:=[.A254]-[.$A$3]" office:value-type="float" office:value="1301984" calcext:value-type="float">
            <text:p>1301984 ms</text:p>
          </table:table-cell>
          <table:table-cell table:formula="of:=[.D254]/1000*[.$E$330]" office:value-type="float" office:value="646.571506935844" calcext:value-type="float">
            <text:p>646,571506935844 l</text:p>
          </table:table-cell>
        </table:table-row>
        <table:table-row table:style-name="ro1">
          <table:table-cell office:value-type="float" office:value="1323617" calcext:value-type="float">
            <text:p>1323617 ms</text:p>
          </table:table-cell>
          <table:table-cell office:value-type="float" office:value="1304" calcext:value-type="float">
            <text:p>1304 µs</text:p>
          </table:table-cell>
          <table:table-cell table:style-name="ce5" table:formula="of:=[.B255]*340/2000" office:value-type="float" office:value="221.68" calcext:value-type="float">
            <text:p>221,68 mm</text:p>
          </table:table-cell>
          <table:table-cell table:formula="of:=[.A255]-[.$A$3]" office:value-type="float" office:value="1307158" calcext:value-type="float">
            <text:p>1307158 ms</text:p>
          </table:table-cell>
          <table:table-cell table:formula="of:=[.D255]/1000*[.$E$330]" office:value-type="float" office:value="649.140940183016" calcext:value-type="float">
            <text:p>649,140940183016 l</text:p>
          </table:table-cell>
        </table:table-row>
        <table:table-row table:style-name="ro1">
          <table:table-cell office:value-type="float" office:value="1328788" calcext:value-type="float">
            <text:p>1328788 ms</text:p>
          </table:table-cell>
          <table:table-cell office:value-type="float" office:value="1260" calcext:value-type="float">
            <text:p>1260 µs</text:p>
          </table:table-cell>
          <table:table-cell table:style-name="ce5" table:formula="of:=[.B256]*340/2000" office:value-type="float" office:value="214.2" calcext:value-type="float">
            <text:p>214,2 mm</text:p>
          </table:table-cell>
          <table:table-cell table:formula="of:=[.A256]-[.$A$3]" office:value-type="float" office:value="1312329" calcext:value-type="float">
            <text:p>1312329 ms</text:p>
          </table:table-cell>
          <table:table-cell table:formula="of:=[.D256]/1000*[.$E$330]" office:value-type="float" office:value="651.708883615782" calcext:value-type="float">
            <text:p>651,708883615782 l</text:p>
          </table:table-cell>
        </table:table-row>
        <table:table-row table:style-name="ro1">
          <table:table-cell office:value-type="float" office:value="1333959" calcext:value-type="float">
            <text:p>1333959 ms</text:p>
          </table:table-cell>
          <table:table-cell office:value-type="float" office:value="1272" calcext:value-type="float">
            <text:p>1272 µs</text:p>
          </table:table-cell>
          <table:table-cell table:style-name="ce5" table:formula="of:=[.B257]*340/2000" office:value-type="float" office:value="216.24" calcext:value-type="float">
            <text:p>216,24 mm</text:p>
          </table:table-cell>
          <table:table-cell table:formula="of:=[.A257]-[.$A$3]" office:value-type="float" office:value="1317500" calcext:value-type="float">
            <text:p>1317500 ms</text:p>
          </table:table-cell>
          <table:table-cell table:formula="of:=[.D257]/1000*[.$E$330]" office:value-type="float" office:value="654.276827048547" calcext:value-type="float">
            <text:p>654,276827048547 l</text:p>
          </table:table-cell>
        </table:table-row>
        <table:table-row table:style-name="ro1">
          <table:table-cell office:value-type="float" office:value="1339130" calcext:value-type="float">
            <text:p>1339130 ms</text:p>
          </table:table-cell>
          <table:table-cell office:value-type="float" office:value="1231" calcext:value-type="float">
            <text:p>1231 µs</text:p>
          </table:table-cell>
          <table:table-cell table:style-name="ce5" table:formula="of:=[.B258]*340/2000" office:value-type="float" office:value="209.27" calcext:value-type="float">
            <text:p>209,27 mm</text:p>
          </table:table-cell>
          <table:table-cell table:formula="of:=[.A258]-[.$A$3]" office:value-type="float" office:value="1322671" calcext:value-type="float">
            <text:p>1322671 ms</text:p>
          </table:table-cell>
          <table:table-cell table:formula="of:=[.D258]/1000*[.$E$330]" office:value-type="float" office:value="656.844770481312" calcext:value-type="float">
            <text:p>656,844770481312 l</text:p>
          </table:table-cell>
        </table:table-row>
        <table:table-row table:style-name="ro1">
          <table:table-cell office:value-type="float" office:value="1344303" calcext:value-type="float">
            <text:p>1344303 ms</text:p>
          </table:table-cell>
          <table:table-cell office:value-type="float" office:value="1245" calcext:value-type="float">
            <text:p>1245 µs</text:p>
          </table:table-cell>
          <table:table-cell table:style-name="ce5" table:formula="of:=[.B259]*340/2000" office:value-type="float" office:value="211.65" calcext:value-type="float">
            <text:p>211,65 mm</text:p>
          </table:table-cell>
          <table:table-cell table:formula="of:=[.A259]-[.$A$3]" office:value-type="float" office:value="1327844" calcext:value-type="float">
            <text:p>1327844 ms</text:p>
          </table:table-cell>
          <table:table-cell table:formula="of:=[.D259]/1000*[.$E$330]" office:value-type="float" office:value="659.413707123682" calcext:value-type="float">
            <text:p>659,413707123682 l</text:p>
          </table:table-cell>
        </table:table-row>
        <table:table-row table:style-name="ro1">
          <table:table-cell office:value-type="float" office:value="1349474" calcext:value-type="float">
            <text:p>1349474 ms</text:p>
          </table:table-cell>
          <table:table-cell office:value-type="float" office:value="1240" calcext:value-type="float">
            <text:p>1240 µs</text:p>
          </table:table-cell>
          <table:table-cell table:style-name="ce5" table:formula="of:=[.B260]*340/2000" office:value-type="float" office:value="210.8" calcext:value-type="float">
            <text:p>210,8 mm</text:p>
          </table:table-cell>
          <table:table-cell table:formula="of:=[.A260]-[.$A$3]" office:value-type="float" office:value="1333015" calcext:value-type="float">
            <text:p>1333015 ms</text:p>
          </table:table-cell>
          <table:table-cell table:formula="of:=[.D260]/1000*[.$E$330]" office:value-type="float" office:value="661.981650556447" calcext:value-type="float">
            <text:p>661,981650556447 l</text:p>
          </table:table-cell>
        </table:table-row>
        <table:table-row table:style-name="ro1">
          <table:table-cell office:value-type="float" office:value="1354646" calcext:value-type="float">
            <text:p>1354646 ms</text:p>
          </table:table-cell>
          <table:table-cell office:value-type="float" office:value="1210" calcext:value-type="float">
            <text:p>1210 µs</text:p>
          </table:table-cell>
          <table:table-cell table:style-name="ce5" table:formula="of:=[.B261]*340/2000" office:value-type="float" office:value="205.7" calcext:value-type="float">
            <text:p>205,7 mm</text:p>
          </table:table-cell>
          <table:table-cell table:formula="of:=[.A261]-[.$A$3]" office:value-type="float" office:value="1338187" calcext:value-type="float">
            <text:p>1338187 ms</text:p>
          </table:table-cell>
          <table:table-cell table:formula="of:=[.D261]/1000*[.$E$330]" office:value-type="float" office:value="664.550090594014" calcext:value-type="float">
            <text:p>664,550090594014 l</text:p>
          </table:table-cell>
        </table:table-row>
        <table:table-row table:style-name="ro1">
          <table:table-cell office:value-type="float" office:value="1359819" calcext:value-type="float">
            <text:p>1359819 ms</text:p>
          </table:table-cell>
          <table:table-cell office:value-type="float" office:value="1228" calcext:value-type="float">
            <text:p>1228 µs</text:p>
          </table:table-cell>
          <table:table-cell table:style-name="ce5" table:formula="of:=[.B262]*340/2000" office:value-type="float" office:value="208.76" calcext:value-type="float">
            <text:p>208,76 mm</text:p>
          </table:table-cell>
          <table:table-cell table:formula="of:=[.A262]-[.$A$3]" office:value-type="float" office:value="1343360" calcext:value-type="float">
            <text:p>1343360 ms</text:p>
          </table:table-cell>
          <table:table-cell table:formula="of:=[.D262]/1000*[.$E$330]" office:value-type="float" office:value="667.119027236384" calcext:value-type="float">
            <text:p>667,119027236384 l</text:p>
          </table:table-cell>
        </table:table-row>
        <table:table-row table:style-name="ro1">
          <table:table-cell office:value-type="float" office:value="1364994" calcext:value-type="float">
            <text:p>1364994 ms</text:p>
          </table:table-cell>
          <table:table-cell office:value-type="float" office:value="1175" calcext:value-type="float">
            <text:p>1175 µs</text:p>
          </table:table-cell>
          <table:table-cell table:style-name="ce5" table:formula="of:=[.B263]*340/2000" office:value-type="float" office:value="199.75" calcext:value-type="float">
            <text:p>199,75 mm</text:p>
          </table:table-cell>
          <table:table-cell table:formula="of:=[.A263]-[.$A$3]" office:value-type="float" office:value="1348535" calcext:value-type="float">
            <text:p>1348535 ms</text:p>
          </table:table-cell>
          <table:table-cell table:formula="of:=[.D263]/1000*[.$E$330]" office:value-type="float" office:value="669.688957088358" calcext:value-type="float">
            <text:p>669,688957088358 l</text:p>
          </table:table-cell>
        </table:table-row>
        <table:table-row table:style-name="ro1">
          <table:table-cell office:value-type="float" office:value="1370166" calcext:value-type="float">
            <text:p>1370166 ms</text:p>
          </table:table-cell>
          <table:table-cell office:value-type="float" office:value="1221" calcext:value-type="float">
            <text:p>1221 µs</text:p>
          </table:table-cell>
          <table:table-cell table:style-name="ce5" table:formula="of:=[.B264]*340/2000" office:value-type="float" office:value="207.57" calcext:value-type="float">
            <text:p>207,57 mm</text:p>
          </table:table-cell>
          <table:table-cell table:formula="of:=[.A264]-[.$A$3]" office:value-type="float" office:value="1353707" calcext:value-type="float">
            <text:p>1353707 ms</text:p>
          </table:table-cell>
          <table:table-cell table:formula="of:=[.D264]/1000*[.$E$330]" office:value-type="float" office:value="672.257397125926" calcext:value-type="float">
            <text:p>672,257397125926 l</text:p>
          </table:table-cell>
        </table:table-row>
        <table:table-row table:style-name="ro1">
          <table:table-cell office:value-type="float" office:value="1375339" calcext:value-type="float">
            <text:p>1375339 ms</text:p>
          </table:table-cell>
          <table:table-cell office:value-type="float" office:value="1178" calcext:value-type="float">
            <text:p>1178 µs</text:p>
          </table:table-cell>
          <table:table-cell table:style-name="ce5" table:formula="of:=[.B265]*340/2000" office:value-type="float" office:value="200.26" calcext:value-type="float">
            <text:p>200,26 mm</text:p>
          </table:table-cell>
          <table:table-cell table:formula="of:=[.A265]-[.$A$3]" office:value-type="float" office:value="1358880" calcext:value-type="float">
            <text:p>1358880 ms</text:p>
          </table:table-cell>
          <table:table-cell table:formula="of:=[.D265]/1000*[.$E$330]" office:value-type="float" office:value="674.826333768295" calcext:value-type="float">
            <text:p>674,826333768295 l</text:p>
          </table:table-cell>
        </table:table-row>
        <table:table-row table:style-name="ro1">
          <table:table-cell office:value-type="float" office:value="1380510" calcext:value-type="float">
            <text:p>1380510 ms</text:p>
          </table:table-cell>
          <table:table-cell office:value-type="float" office:value="1174" calcext:value-type="float">
            <text:p>1174 µs</text:p>
          </table:table-cell>
          <table:table-cell table:style-name="ce5" table:formula="of:=[.B266]*340/2000" office:value-type="float" office:value="199.58" calcext:value-type="float">
            <text:p>199,58 mm</text:p>
          </table:table-cell>
          <table:table-cell table:formula="of:=[.A266]-[.$A$3]" office:value-type="float" office:value="1364051" calcext:value-type="float">
            <text:p>1364051 ms</text:p>
          </table:table-cell>
          <table:table-cell table:formula="of:=[.D266]/1000*[.$E$330]" office:value-type="float" office:value="677.39427720106" calcext:value-type="float">
            <text:p>677,39427720106 l</text:p>
          </table:table-cell>
        </table:table-row>
        <table:table-row table:style-name="ro1">
          <table:table-cell office:value-type="float" office:value="1385681" calcext:value-type="float">
            <text:p>1385681 ms</text:p>
          </table:table-cell>
          <table:table-cell office:value-type="float" office:value="1168" calcext:value-type="float">
            <text:p>1168 µs</text:p>
          </table:table-cell>
          <table:table-cell table:style-name="ce5" table:formula="of:=[.B267]*340/2000" office:value-type="float" office:value="198.56" calcext:value-type="float">
            <text:p>198,56 mm</text:p>
          </table:table-cell>
          <table:table-cell table:formula="of:=[.A267]-[.$A$3]" office:value-type="float" office:value="1369222" calcext:value-type="float">
            <text:p>1369222 ms</text:p>
          </table:table-cell>
          <table:table-cell table:formula="of:=[.D267]/1000*[.$E$330]" office:value-type="float" office:value="679.962220633826" calcext:value-type="float">
            <text:p>679,962220633826 l</text:p>
          </table:table-cell>
        </table:table-row>
        <table:table-row table:style-name="ro1">
          <table:table-cell office:value-type="float" office:value="1390852" calcext:value-type="float">
            <text:p>1390852 ms</text:p>
          </table:table-cell>
          <table:table-cell office:value-type="float" office:value="1145" calcext:value-type="float">
            <text:p>1145 µs</text:p>
          </table:table-cell>
          <table:table-cell table:style-name="ce5" table:formula="of:=[.B268]*340/2000" office:value-type="float" office:value="194.65" calcext:value-type="float">
            <text:p>194,65 mm</text:p>
          </table:table-cell>
          <table:table-cell table:formula="of:=[.A268]-[.$A$3]" office:value-type="float" office:value="1374393" calcext:value-type="float">
            <text:p>1374393 ms</text:p>
          </table:table-cell>
          <table:table-cell table:formula="of:=[.D268]/1000*[.$E$330]" office:value-type="float" office:value="682.530164066591" calcext:value-type="float">
            <text:p>682,530164066591 l</text:p>
          </table:table-cell>
        </table:table-row>
        <table:table-row table:style-name="ro1">
          <table:table-cell office:value-type="float" office:value="1396023" calcext:value-type="float">
            <text:p>1396023 ms</text:p>
          </table:table-cell>
          <table:table-cell office:value-type="float" office:value="1168" calcext:value-type="float">
            <text:p>1168 µs</text:p>
          </table:table-cell>
          <table:table-cell table:style-name="ce5" table:formula="of:=[.B269]*340/2000" office:value-type="float" office:value="198.56" calcext:value-type="float">
            <text:p>198,56 mm</text:p>
          </table:table-cell>
          <table:table-cell table:formula="of:=[.A269]-[.$A$3]" office:value-type="float" office:value="1379564" calcext:value-type="float">
            <text:p>1379564 ms</text:p>
          </table:table-cell>
          <table:table-cell table:formula="of:=[.D269]/1000*[.$E$330]" office:value-type="float" office:value="685.098107499356" calcext:value-type="float">
            <text:p>685,098107499356 l</text:p>
          </table:table-cell>
        </table:table-row>
        <table:table-row table:style-name="ro1">
          <table:table-cell office:value-type="float" office:value="1401194" calcext:value-type="float">
            <text:p>1401194 ms</text:p>
          </table:table-cell>
          <table:table-cell office:value-type="float" office:value="1110" calcext:value-type="float">
            <text:p>1110 µs</text:p>
          </table:table-cell>
          <table:table-cell table:style-name="ce5" table:formula="of:=[.B270]*340/2000" office:value-type="float" office:value="188.7" calcext:value-type="float">
            <text:p>188,7 mm</text:p>
          </table:table-cell>
          <table:table-cell table:formula="of:=[.A270]-[.$A$3]" office:value-type="float" office:value="1384735" calcext:value-type="float">
            <text:p>1384735 ms</text:p>
          </table:table-cell>
          <table:table-cell table:formula="of:=[.D270]/1000*[.$E$330]" office:value-type="float" office:value="687.666050932121" calcext:value-type="float">
            <text:p>687,666050932121 l</text:p>
          </table:table-cell>
        </table:table-row>
        <table:table-row table:style-name="ro1">
          <table:table-cell office:value-type="float" office:value="1406364" calcext:value-type="float">
            <text:p>1406364 ms</text:p>
          </table:table-cell>
          <table:table-cell office:value-type="float" office:value="1129" calcext:value-type="float">
            <text:p>1129 µs</text:p>
          </table:table-cell>
          <table:table-cell table:style-name="ce5" table:formula="of:=[.B271]*340/2000" office:value-type="float" office:value="191.93" calcext:value-type="float">
            <text:p>191,93 mm</text:p>
          </table:table-cell>
          <table:table-cell table:formula="of:=[.A271]-[.$A$3]" office:value-type="float" office:value="1389905" calcext:value-type="float">
            <text:p>1389905 ms</text:p>
          </table:table-cell>
          <table:table-cell table:formula="of:=[.D271]/1000*[.$E$330]" office:value-type="float" office:value="690.233497760084" calcext:value-type="float">
            <text:p>690,233497760084 l</text:p>
          </table:table-cell>
        </table:table-row>
        <table:table-row table:style-name="ro1">
          <table:table-cell office:value-type="float" office:value="1411534" calcext:value-type="float">
            <text:p>1411534 ms</text:p>
          </table:table-cell>
          <table:table-cell office:value-type="float" office:value="1109" calcext:value-type="float">
            <text:p>1109 µs</text:p>
          </table:table-cell>
          <table:table-cell table:style-name="ce5" table:formula="of:=[.B272]*340/2000" office:value-type="float" office:value="188.53" calcext:value-type="float">
            <text:p>188,53 mm</text:p>
          </table:table-cell>
          <table:table-cell table:formula="of:=[.A272]-[.$A$3]" office:value-type="float" office:value="1395075" calcext:value-type="float">
            <text:p>1395075 ms</text:p>
          </table:table-cell>
          <table:table-cell table:formula="of:=[.D272]/1000*[.$E$330]" office:value-type="float" office:value="692.800944588047" calcext:value-type="float">
            <text:p>692,800944588047 l</text:p>
          </table:table-cell>
        </table:table-row>
        <table:table-row table:style-name="ro1">
          <table:table-cell office:value-type="float" office:value="1416706" calcext:value-type="float">
            <text:p>1416706 ms</text:p>
          </table:table-cell>
          <table:table-cell office:value-type="float" office:value="1099" calcext:value-type="float">
            <text:p>1099 µs</text:p>
          </table:table-cell>
          <table:table-cell table:style-name="ce5" table:formula="of:=[.B273]*340/2000" office:value-type="float" office:value="186.83" calcext:value-type="float">
            <text:p>186,83 mm</text:p>
          </table:table-cell>
          <table:table-cell table:formula="of:=[.A273]-[.$A$3]" office:value-type="float" office:value="1400247" calcext:value-type="float">
            <text:p>1400247 ms</text:p>
          </table:table-cell>
          <table:table-cell table:formula="of:=[.D273]/1000*[.$E$330]" office:value-type="float" office:value="695.369384625614" calcext:value-type="float">
            <text:p>695,369384625614 l</text:p>
          </table:table-cell>
        </table:table-row>
        <table:table-row table:style-name="ro1">
          <table:table-cell office:value-type="float" office:value="1421877" calcext:value-type="float">
            <text:p>1421877 ms</text:p>
          </table:table-cell>
          <table:table-cell office:value-type="float" office:value="1098" calcext:value-type="float">
            <text:p>1098 µs</text:p>
          </table:table-cell>
          <table:table-cell table:style-name="ce5" table:formula="of:=[.B274]*340/2000" office:value-type="float" office:value="186.66" calcext:value-type="float">
            <text:p>186,66 mm</text:p>
          </table:table-cell>
          <table:table-cell table:formula="of:=[.A274]-[.$A$3]" office:value-type="float" office:value="1405418" calcext:value-type="float">
            <text:p>1405418 ms</text:p>
          </table:table-cell>
          <table:table-cell table:formula="of:=[.D274]/1000*[.$E$330]" office:value-type="float" office:value="697.937328058379" calcext:value-type="float">
            <text:p>697,937328058379 l</text:p>
          </table:table-cell>
        </table:table-row>
        <table:table-row table:style-name="ro1">
          <table:table-cell office:value-type="float" office:value="1427047" calcext:value-type="float">
            <text:p>1427047 ms</text:p>
          </table:table-cell>
          <table:table-cell office:value-type="float" office:value="1040" calcext:value-type="float">
            <text:p>1040 µs</text:p>
          </table:table-cell>
          <table:table-cell table:style-name="ce5" table:formula="of:=[.B275]*340/2000" office:value-type="float" office:value="176.8" calcext:value-type="float">
            <text:p>176,8 mm</text:p>
          </table:table-cell>
          <table:table-cell table:formula="of:=[.A275]-[.$A$3]" office:value-type="float" office:value="1410588" calcext:value-type="float">
            <text:p>1410588 ms</text:p>
          </table:table-cell>
          <table:table-cell table:formula="of:=[.D275]/1000*[.$E$330]" office:value-type="float" office:value="700.504774886342" calcext:value-type="float">
            <text:p>700,504774886342 l</text:p>
          </table:table-cell>
        </table:table-row>
        <table:table-row table:style-name="ro1">
          <table:table-cell office:value-type="float" office:value="1432216" calcext:value-type="float">
            <text:p>1432216 ms</text:p>
          </table:table-cell>
          <table:table-cell office:value-type="float" office:value="1091" calcext:value-type="float">
            <text:p>1091 µs</text:p>
          </table:table-cell>
          <table:table-cell table:style-name="ce5" table:formula="of:=[.B276]*340/2000" office:value-type="float" office:value="185.47" calcext:value-type="float">
            <text:p>185,47 mm</text:p>
          </table:table-cell>
          <table:table-cell table:formula="of:=[.A276]-[.$A$3]" office:value-type="float" office:value="1415757" calcext:value-type="float">
            <text:p>1415757 ms</text:p>
          </table:table-cell>
          <table:table-cell table:formula="of:=[.D276]/1000*[.$E$330]" office:value-type="float" office:value="703.071725109502" calcext:value-type="float">
            <text:p>703,071725109502 l</text:p>
          </table:table-cell>
        </table:table-row>
        <table:table-row table:style-name="ro1">
          <table:table-cell office:value-type="float" office:value="1437386" calcext:value-type="float">
            <text:p>1437386 ms</text:p>
          </table:table-cell>
          <table:table-cell office:value-type="float" office:value="1024" calcext:value-type="float">
            <text:p>1024 µs</text:p>
          </table:table-cell>
          <table:table-cell table:style-name="ce5" table:formula="of:=[.B277]*340/2000" office:value-type="float" office:value="174.08" calcext:value-type="float">
            <text:p>174,08 mm</text:p>
          </table:table-cell>
          <table:table-cell table:formula="of:=[.A277]-[.$A$3]" office:value-type="float" office:value="1420927" calcext:value-type="float">
            <text:p>1420927 ms</text:p>
          </table:table-cell>
          <table:table-cell table:formula="of:=[.D277]/1000*[.$E$330]" office:value-type="float" office:value="705.639171937465" calcext:value-type="float">
            <text:p>705,639171937465 l</text:p>
          </table:table-cell>
        </table:table-row>
        <table:table-row table:style-name="ro1">
          <table:table-cell office:value-type="float" office:value="1442555" calcext:value-type="float">
            <text:p>1442555 ms</text:p>
          </table:table-cell>
          <table:table-cell office:value-type="float" office:value="1039" calcext:value-type="float">
            <text:p>1039 µs</text:p>
          </table:table-cell>
          <table:table-cell table:style-name="ce5" table:formula="of:=[.B278]*340/2000" office:value-type="float" office:value="176.63" calcext:value-type="float">
            <text:p>176,63 mm</text:p>
          </table:table-cell>
          <table:table-cell table:formula="of:=[.A278]-[.$A$3]" office:value-type="float" office:value="1426096" calcext:value-type="float">
            <text:p>1426096 ms</text:p>
          </table:table-cell>
          <table:table-cell table:formula="of:=[.D278]/1000*[.$E$330]" office:value-type="float" office:value="708.206122160626" calcext:value-type="float">
            <text:p>708,206122160626 l</text:p>
          </table:table-cell>
        </table:table-row>
        <table:table-row table:style-name="ro1">
          <table:table-cell office:value-type="float" office:value="1447726" calcext:value-type="float">
            <text:p>1447726 ms</text:p>
          </table:table-cell>
          <table:table-cell office:value-type="float" office:value="1048" calcext:value-type="float">
            <text:p>1048 µs</text:p>
          </table:table-cell>
          <table:table-cell table:style-name="ce5" table:formula="of:=[.B279]*340/2000" office:value-type="float" office:value="178.16" calcext:value-type="float">
            <text:p>178,16 mm</text:p>
          </table:table-cell>
          <table:table-cell table:formula="of:=[.A279]-[.$A$3]" office:value-type="float" office:value="1431267" calcext:value-type="float">
            <text:p>1431267 ms</text:p>
          </table:table-cell>
          <table:table-cell table:formula="of:=[.D279]/1000*[.$E$330]" office:value-type="float" office:value="710.774065593391" calcext:value-type="float">
            <text:p>710,774065593391 l</text:p>
          </table:table-cell>
        </table:table-row>
        <table:table-row table:style-name="ro1">
          <table:table-cell office:value-type="float" office:value="1452896" calcext:value-type="float">
            <text:p>1452896 ms</text:p>
          </table:table-cell>
          <table:table-cell office:value-type="float" office:value="996" calcext:value-type="float">
            <text:p>996 µs</text:p>
          </table:table-cell>
          <table:table-cell table:style-name="ce5" table:formula="of:=[.B280]*340/2000" office:value-type="float" office:value="169.32" calcext:value-type="float">
            <text:p>169,32 mm</text:p>
          </table:table-cell>
          <table:table-cell table:formula="of:=[.A280]-[.$A$3]" office:value-type="float" office:value="1436437" calcext:value-type="float">
            <text:p>1436437 ms</text:p>
          </table:table-cell>
          <table:table-cell table:formula="of:=[.D280]/1000*[.$E$330]" office:value-type="float" office:value="713.341512421354" calcext:value-type="float">
            <text:p>713,341512421354 l</text:p>
          </table:table-cell>
        </table:table-row>
        <table:table-row table:style-name="ro1">
          <table:table-cell office:value-type="float" office:value="1458065" calcext:value-type="float">
            <text:p>1458065 ms</text:p>
          </table:table-cell>
          <table:table-cell office:value-type="float" office:value="1044" calcext:value-type="float">
            <text:p>1044 µs</text:p>
          </table:table-cell>
          <table:table-cell table:style-name="ce5" table:formula="of:=[.B281]*340/2000" office:value-type="float" office:value="177.48" calcext:value-type="float">
            <text:p>177,48 mm</text:p>
          </table:table-cell>
          <table:table-cell table:formula="of:=[.A281]-[.$A$3]" office:value-type="float" office:value="1441606" calcext:value-type="float">
            <text:p>1441606 ms</text:p>
          </table:table-cell>
          <table:table-cell table:formula="of:=[.D281]/1000*[.$E$330]" office:value-type="float" office:value="715.908462644514" calcext:value-type="float">
            <text:p>715,908462644514 l</text:p>
          </table:table-cell>
        </table:table-row>
        <table:table-row table:style-name="ro1">
          <table:table-cell office:value-type="float" office:value="1463233" calcext:value-type="float">
            <text:p>1463233 ms</text:p>
          </table:table-cell>
          <table:table-cell office:value-type="float" office:value="969" calcext:value-type="float">
            <text:p>969 µs</text:p>
          </table:table-cell>
          <table:table-cell table:style-name="ce5" table:formula="of:=[.B282]*340/2000" office:value-type="float" office:value="164.73" calcext:value-type="float">
            <text:p>164,73 mm</text:p>
          </table:table-cell>
          <table:table-cell table:formula="of:=[.A282]-[.$A$3]" office:value-type="float" office:value="1446774" calcext:value-type="float">
            <text:p>1446774 ms</text:p>
          </table:table-cell>
          <table:table-cell table:formula="of:=[.D282]/1000*[.$E$330]" office:value-type="float" office:value="718.474916262872" calcext:value-type="float">
            <text:p>718,474916262872 l</text:p>
          </table:table-cell>
        </table:table-row>
        <table:table-row table:style-name="ro1">
          <table:table-cell office:value-type="float" office:value="1468401" calcext:value-type="float">
            <text:p>1468401 ms</text:p>
          </table:table-cell>
          <table:table-cell office:value-type="float" office:value="1010" calcext:value-type="float">
            <text:p>1010 µs</text:p>
          </table:table-cell>
          <table:table-cell table:style-name="ce5" table:formula="of:=[.B283]*340/2000" office:value-type="float" office:value="171.7" calcext:value-type="float">
            <text:p>171,7 mm</text:p>
          </table:table-cell>
          <table:table-cell table:formula="of:=[.A283]-[.$A$3]" office:value-type="float" office:value="1451942" calcext:value-type="float">
            <text:p>1451942 ms</text:p>
          </table:table-cell>
          <table:table-cell table:formula="of:=[.D283]/1000*[.$E$330]" office:value-type="float" office:value="721.04136988123" calcext:value-type="float">
            <text:p>721,04136988123 l</text:p>
          </table:table-cell>
        </table:table-row>
        <table:table-row table:style-name="ro1">
          <table:table-cell office:value-type="float" office:value="1473570" calcext:value-type="float">
            <text:p>1473570 ms</text:p>
          </table:table-cell>
          <table:table-cell office:value-type="float" office:value="994" calcext:value-type="float">
            <text:p>994 µs</text:p>
          </table:table-cell>
          <table:table-cell table:style-name="ce5" table:formula="of:=[.B284]*340/2000" office:value-type="float" office:value="168.98" calcext:value-type="float">
            <text:p>168,98 mm</text:p>
          </table:table-cell>
          <table:table-cell table:formula="of:=[.A284]-[.$A$3]" office:value-type="float" office:value="1457111" calcext:value-type="float">
            <text:p>1457111 ms</text:p>
          </table:table-cell>
          <table:table-cell table:formula="of:=[.D284]/1000*[.$E$330]" office:value-type="float" office:value="723.608320104391" calcext:value-type="float">
            <text:p>723,608320104391 l</text:p>
          </table:table-cell>
        </table:table-row>
        <table:table-row table:style-name="ro1">
          <table:table-cell office:value-type="float" office:value="1478740" calcext:value-type="float">
            <text:p>1478740 ms</text:p>
          </table:table-cell>
          <table:table-cell office:value-type="float" office:value="952" calcext:value-type="float">
            <text:p>952 µs</text:p>
          </table:table-cell>
          <table:table-cell table:style-name="ce5" table:formula="of:=[.B285]*340/2000" office:value-type="float" office:value="161.84" calcext:value-type="float">
            <text:p>161,84 mm</text:p>
          </table:table-cell>
          <table:table-cell table:formula="of:=[.A285]-[.$A$3]" office:value-type="float" office:value="1462281" calcext:value-type="float">
            <text:p>1462281 ms</text:p>
          </table:table-cell>
          <table:table-cell table:formula="of:=[.D285]/1000*[.$E$330]" office:value-type="float" office:value="726.175766932354" calcext:value-type="float">
            <text:p>726,175766932354 l</text:p>
          </table:table-cell>
        </table:table-row>
        <table:table-row table:style-name="ro1">
          <table:table-cell office:value-type="float" office:value="1483910" calcext:value-type="float">
            <text:p>1483910 ms</text:p>
          </table:table-cell>
          <table:table-cell office:value-type="float" office:value="989" calcext:value-type="float">
            <text:p>989 µs</text:p>
          </table:table-cell>
          <table:table-cell table:style-name="ce5" table:formula="of:=[.B286]*340/2000" office:value-type="float" office:value="168.13" calcext:value-type="float">
            <text:p>168,13 mm</text:p>
          </table:table-cell>
          <table:table-cell table:formula="of:=[.A286]-[.$A$3]" office:value-type="float" office:value="1467451" calcext:value-type="float">
            <text:p>1467451 ms</text:p>
          </table:table-cell>
          <table:table-cell table:formula="of:=[.D286]/1000*[.$E$330]" office:value-type="float" office:value="728.743213760316" calcext:value-type="float">
            <text:p>728,743213760316 l</text:p>
          </table:table-cell>
        </table:table-row>
        <table:table-row table:style-name="ro1">
          <table:table-cell office:value-type="float" office:value="1489078" calcext:value-type="float">
            <text:p>1489078 ms</text:p>
          </table:table-cell>
          <table:table-cell office:value-type="float" office:value="920" calcext:value-type="float">
            <text:p>920 µs</text:p>
          </table:table-cell>
          <table:table-cell table:style-name="ce5" table:formula="of:=[.B287]*340/2000" office:value-type="float" office:value="156.4" calcext:value-type="float">
            <text:p>156,4 mm</text:p>
          </table:table-cell>
          <table:table-cell table:formula="of:=[.A287]-[.$A$3]" office:value-type="float" office:value="1472619" calcext:value-type="float">
            <text:p>1472619 ms</text:p>
          </table:table-cell>
          <table:table-cell table:formula="of:=[.D287]/1000*[.$E$330]" office:value-type="float" office:value="731.309667378675" calcext:value-type="float">
            <text:p>731,309667378675 l</text:p>
          </table:table-cell>
        </table:table-row>
        <table:table-row table:style-name="ro1">
          <table:table-cell office:value-type="float" office:value="1494247" calcext:value-type="float">
            <text:p>1494247 ms</text:p>
          </table:table-cell>
          <table:table-cell office:value-type="float" office:value="964" calcext:value-type="float">
            <text:p>964 µs</text:p>
          </table:table-cell>
          <table:table-cell table:style-name="ce5" table:formula="of:=[.B288]*340/2000" office:value-type="float" office:value="163.88" calcext:value-type="float">
            <text:p>163,88 mm</text:p>
          </table:table-cell>
          <table:table-cell table:formula="of:=[.A288]-[.$A$3]" office:value-type="float" office:value="1477788" calcext:value-type="float">
            <text:p>1477788 ms</text:p>
          </table:table-cell>
          <table:table-cell table:formula="of:=[.D288]/1000*[.$E$330]" office:value-type="float" office:value="733.876617601835" calcext:value-type="float">
            <text:p>733,876617601835 l</text:p>
          </table:table-cell>
        </table:table-row>
        <table:table-row table:style-name="ro1">
          <table:table-cell office:value-type="float" office:value="1499414" calcext:value-type="float">
            <text:p>1499414 ms</text:p>
          </table:table-cell>
          <table:table-cell office:value-type="float" office:value="904" calcext:value-type="float">
            <text:p>904 µs</text:p>
          </table:table-cell>
          <table:table-cell table:style-name="ce5" table:formula="of:=[.B289]*340/2000" office:value-type="float" office:value="153.68" calcext:value-type="float">
            <text:p>153,68 mm</text:p>
          </table:table-cell>
          <table:table-cell table:formula="of:=[.A289]-[.$A$3]" office:value-type="float" office:value="1482955" calcext:value-type="float">
            <text:p>1482955 ms</text:p>
          </table:table-cell>
          <table:table-cell table:formula="of:=[.D289]/1000*[.$E$330]" office:value-type="float" office:value="736.442574615391" calcext:value-type="float">
            <text:p>736,442574615391 l</text:p>
          </table:table-cell>
        </table:table-row>
        <table:table-row table:style-name="ro1">
          <table:table-cell office:value-type="float" office:value="1504582" calcext:value-type="float">
            <text:p>1504582 ms</text:p>
          </table:table-cell>
          <table:table-cell office:value-type="float" office:value="915" calcext:value-type="float">
            <text:p>915 µs</text:p>
          </table:table-cell>
          <table:table-cell table:style-name="ce5" table:formula="of:=[.B290]*340/2000" office:value-type="float" office:value="155.55" calcext:value-type="float">
            <text:p>155,55 mm</text:p>
          </table:table-cell>
          <table:table-cell table:formula="of:=[.A290]-[.$A$3]" office:value-type="float" office:value="1488123" calcext:value-type="float">
            <text:p>1488123 ms</text:p>
          </table:table-cell>
          <table:table-cell table:formula="of:=[.D290]/1000*[.$E$330]" office:value-type="float" office:value="739.009028233749" calcext:value-type="float">
            <text:p>739,009028233749 l</text:p>
          </table:table-cell>
        </table:table-row>
        <table:table-row table:style-name="ro1">
          <table:table-cell office:value-type="float" office:value="1509750" calcext:value-type="float">
            <text:p>1509750 ms</text:p>
          </table:table-cell>
          <table:table-cell office:value-type="float" office:value="949" calcext:value-type="float">
            <text:p>949 µs</text:p>
          </table:table-cell>
          <table:table-cell table:style-name="ce5" table:formula="of:=[.B291]*340/2000" office:value-type="float" office:value="161.33" calcext:value-type="float">
            <text:p>161,33 mm</text:p>
          </table:table-cell>
          <table:table-cell table:formula="of:=[.A291]-[.$A$3]" office:value-type="float" office:value="1493291" calcext:value-type="float">
            <text:p>1493291 ms</text:p>
          </table:table-cell>
          <table:table-cell table:formula="of:=[.D291]/1000*[.$E$330]" office:value-type="float" office:value="741.575481852107" calcext:value-type="float">
            <text:p>741,575481852107 l</text:p>
          </table:table-cell>
        </table:table-row>
        <table:table-row table:style-name="ro1">
          <table:table-cell office:value-type="float" office:value="1514920" calcext:value-type="float">
            <text:p>1514920 ms</text:p>
          </table:table-cell>
          <table:table-cell office:value-type="float" office:value="868" calcext:value-type="float">
            <text:p>868 µs</text:p>
          </table:table-cell>
          <table:table-cell table:style-name="ce5" table:formula="of:=[.B292]*340/2000" office:value-type="float" office:value="147.56" calcext:value-type="float">
            <text:p>147,56 mm</text:p>
          </table:table-cell>
          <table:table-cell table:formula="of:=[.A292]-[.$A$3]" office:value-type="float" office:value="1498461" calcext:value-type="float">
            <text:p>1498461 ms</text:p>
          </table:table-cell>
          <table:table-cell table:formula="of:=[.D292]/1000*[.$E$330]" office:value-type="float" office:value="744.14292868007" calcext:value-type="float">
            <text:p>744,14292868007 l</text:p>
          </table:table-cell>
        </table:table-row>
        <table:table-row table:style-name="ro1">
          <table:table-cell office:value-type="float" office:value="1520089" calcext:value-type="float">
            <text:p>1520089 ms</text:p>
          </table:table-cell>
          <table:table-cell office:value-type="float" office:value="916" calcext:value-type="float">
            <text:p>916 µs</text:p>
          </table:table-cell>
          <table:table-cell table:style-name="ce5" table:formula="of:=[.B293]*340/2000" office:value-type="float" office:value="155.72" calcext:value-type="float">
            <text:p>155,72 mm</text:p>
          </table:table-cell>
          <table:table-cell table:formula="of:=[.A293]-[.$A$3]" office:value-type="float" office:value="1503630" calcext:value-type="float">
            <text:p>1503630 ms</text:p>
          </table:table-cell>
          <table:table-cell table:formula="of:=[.D293]/1000*[.$E$330]" office:value-type="float" office:value="746.709878903231" calcext:value-type="float">
            <text:p>746,709878903231 l</text:p>
          </table:table-cell>
        </table:table-row>
        <table:table-row table:style-name="ro1">
          <table:table-cell office:value-type="float" office:value="1525258" calcext:value-type="float">
            <text:p>1525258 ms</text:p>
          </table:table-cell>
          <table:table-cell office:value-type="float" office:value="836" calcext:value-type="float">
            <text:p>836 µs</text:p>
          </table:table-cell>
          <table:table-cell table:style-name="ce5" table:formula="of:=[.B294]*340/2000" office:value-type="float" office:value="142.12" calcext:value-type="float">
            <text:p>142,12 mm</text:p>
          </table:table-cell>
          <table:table-cell table:formula="of:=[.A294]-[.$A$3]" office:value-type="float" office:value="1508799" calcext:value-type="float">
            <text:p>1508799 ms</text:p>
          </table:table-cell>
          <table:table-cell table:formula="of:=[.D294]/1000*[.$E$330]" office:value-type="float" office:value="749.276829126391" calcext:value-type="float">
            <text:p>749,276829126391 l</text:p>
          </table:table-cell>
        </table:table-row>
        <table:table-row table:style-name="ro1">
          <table:table-cell office:value-type="float" office:value="1530425" calcext:value-type="float">
            <text:p>1530425 ms</text:p>
          </table:table-cell>
          <table:table-cell office:value-type="float" office:value="888" calcext:value-type="float">
            <text:p>888 µs</text:p>
          </table:table-cell>
          <table:table-cell table:style-name="ce5" table:formula="of:=[.B295]*340/2000" office:value-type="float" office:value="150.96" calcext:value-type="float">
            <text:p>150,96 mm</text:p>
          </table:table-cell>
          <table:table-cell table:formula="of:=[.A295]-[.$A$3]" office:value-type="float" office:value="1513966" calcext:value-type="float">
            <text:p>1513966 ms</text:p>
          </table:table-cell>
          <table:table-cell table:formula="of:=[.D295]/1000*[.$E$330]" office:value-type="float" office:value="751.842786139947" calcext:value-type="float">
            <text:p>751,842786139947 l</text:p>
          </table:table-cell>
        </table:table-row>
        <table:table-row table:style-name="ro1">
          <table:table-cell office:value-type="float" office:value="1535593" calcext:value-type="float">
            <text:p>1535593 ms</text:p>
          </table:table-cell>
          <table:table-cell office:value-type="float" office:value="844" calcext:value-type="float">
            <text:p>844 µs</text:p>
          </table:table-cell>
          <table:table-cell table:style-name="ce5" table:formula="of:=[.B296]*340/2000" office:value-type="float" office:value="143.48" calcext:value-type="float">
            <text:p>143,48 mm</text:p>
          </table:table-cell>
          <table:table-cell table:formula="of:=[.A296]-[.$A$3]" office:value-type="float" office:value="1519134" calcext:value-type="float">
            <text:p>1519134 ms</text:p>
          </table:table-cell>
          <table:table-cell table:formula="of:=[.D296]/1000*[.$E$330]" office:value-type="float" office:value="754.409239758305" calcext:value-type="float">
            <text:p>754,409239758305 l</text:p>
          </table:table-cell>
        </table:table-row>
        <table:table-row table:style-name="ro1">
          <table:table-cell office:value-type="float" office:value="1540760" calcext:value-type="float">
            <text:p>1540760 ms</text:p>
          </table:table-cell>
          <table:table-cell office:value-type="float" office:value="817" calcext:value-type="float">
            <text:p>817 µs</text:p>
          </table:table-cell>
          <table:table-cell table:style-name="ce5" table:formula="of:=[.B297]*340/2000" office:value-type="float" office:value="138.89" calcext:value-type="float">
            <text:p>138,89 mm</text:p>
          </table:table-cell>
          <table:table-cell table:formula="of:=[.A297]-[.$A$3]" office:value-type="float" office:value="1524301" calcext:value-type="float">
            <text:p>1524301 ms</text:p>
          </table:table-cell>
          <table:table-cell table:formula="of:=[.D297]/1000*[.$E$330]" office:value-type="float" office:value="756.975196771861" calcext:value-type="float">
            <text:p>756,975196771861 l</text:p>
          </table:table-cell>
        </table:table-row>
        <table:table-row table:style-name="ro1">
          <table:table-cell office:value-type="float" office:value="1545929" calcext:value-type="float">
            <text:p>1545929 ms</text:p>
          </table:table-cell>
          <table:table-cell office:value-type="float" office:value="871" calcext:value-type="float">
            <text:p>871 µs</text:p>
          </table:table-cell>
          <table:table-cell table:style-name="ce5" table:formula="of:=[.B298]*340/2000" office:value-type="float" office:value="148.07" calcext:value-type="float">
            <text:p>148,07 mm</text:p>
          </table:table-cell>
          <table:table-cell table:formula="of:=[.A298]-[.$A$3]" office:value-type="float" office:value="1529470" calcext:value-type="float">
            <text:p>1529470 ms</text:p>
          </table:table-cell>
          <table:table-cell table:formula="of:=[.D298]/1000*[.$E$330]" office:value-type="float" office:value="759.542146995021" calcext:value-type="float">
            <text:p>759,542146995021 l</text:p>
          </table:table-cell>
        </table:table-row>
        <table:table-row table:style-name="ro1">
          <table:table-cell office:value-type="float" office:value="1551096" calcext:value-type="float">
            <text:p>1551096 ms</text:p>
          </table:table-cell>
          <table:table-cell office:value-type="float" office:value="783" calcext:value-type="float">
            <text:p>783 µs</text:p>
          </table:table-cell>
          <table:table-cell table:style-name="ce5" table:formula="of:=[.B299]*340/2000" office:value-type="float" office:value="133.11" calcext:value-type="float">
            <text:p>133,11 mm</text:p>
          </table:table-cell>
          <table:table-cell table:formula="of:=[.A299]-[.$A$3]" office:value-type="float" office:value="1534637" calcext:value-type="float">
            <text:p>1534637 ms</text:p>
          </table:table-cell>
          <table:table-cell table:formula="of:=[.D299]/1000*[.$E$330]" office:value-type="float" office:value="762.108104008577" calcext:value-type="float">
            <text:p>762,108104008577 l</text:p>
          </table:table-cell>
        </table:table-row>
        <table:table-row table:style-name="ro1">
          <table:table-cell office:value-type="float" office:value="1556264" calcext:value-type="float">
            <text:p>1556264 ms</text:p>
          </table:table-cell>
          <table:table-cell office:value-type="float" office:value="832" calcext:value-type="float">
            <text:p>832 µs</text:p>
          </table:table-cell>
          <table:table-cell table:style-name="ce5" table:formula="of:=[.B300]*340/2000" office:value-type="float" office:value="141.44" calcext:value-type="float">
            <text:p>141,44 mm</text:p>
          </table:table-cell>
          <table:table-cell table:formula="of:=[.A300]-[.$A$3]" office:value-type="float" office:value="1539805" calcext:value-type="float">
            <text:p>1539805 ms</text:p>
          </table:table-cell>
          <table:table-cell table:formula="of:=[.D300]/1000*[.$E$330]" office:value-type="float" office:value="764.674557626935" calcext:value-type="float">
            <text:p>764,674557626935 l</text:p>
          </table:table-cell>
        </table:table-row>
        <table:table-row table:style-name="ro1">
          <table:table-cell office:value-type="float" office:value="1561433" calcext:value-type="float">
            <text:p>1561433 ms</text:p>
          </table:table-cell>
          <table:table-cell office:value-type="float" office:value="768" calcext:value-type="float">
            <text:p>768 µs</text:p>
          </table:table-cell>
          <table:table-cell table:style-name="ce5" table:formula="of:=[.B301]*340/2000" office:value-type="float" office:value="130.56" calcext:value-type="float">
            <text:p>130,56 mm</text:p>
          </table:table-cell>
          <table:table-cell table:formula="of:=[.A301]-[.$A$3]" office:value-type="float" office:value="1544974" calcext:value-type="float">
            <text:p>1544974 ms</text:p>
          </table:table-cell>
          <table:table-cell table:formula="of:=[.D301]/1000*[.$E$330]" office:value-type="float" office:value="767.241507850096" calcext:value-type="float">
            <text:p>767,241507850096 l</text:p>
          </table:table-cell>
        </table:table-row>
        <table:table-row table:style-name="ro1">
          <table:table-cell office:value-type="float" office:value="1566600" calcext:value-type="float">
            <text:p>1566600 ms</text:p>
          </table:table-cell>
          <table:table-cell office:value-type="float" office:value="827" calcext:value-type="float">
            <text:p>827 µs</text:p>
          </table:table-cell>
          <table:table-cell table:style-name="ce5" table:formula="of:=[.B302]*340/2000" office:value-type="float" office:value="140.59" calcext:value-type="float">
            <text:p>140,59 mm</text:p>
          </table:table-cell>
          <table:table-cell table:formula="of:=[.A302]-[.$A$3]" office:value-type="float" office:value="1550141" calcext:value-type="float">
            <text:p>1550141 ms</text:p>
          </table:table-cell>
          <table:table-cell table:formula="of:=[.D302]/1000*[.$E$330]" office:value-type="float" office:value="769.807464863652" calcext:value-type="float">
            <text:p>769,807464863652 l</text:p>
          </table:table-cell>
        </table:table-row>
        <table:table-row table:style-name="ro1">
          <table:table-cell office:value-type="float" office:value="1571766" calcext:value-type="float">
            <text:p>1571766 ms</text:p>
          </table:table-cell>
          <table:table-cell office:value-type="float" office:value="745" calcext:value-type="float">
            <text:p>745 µs</text:p>
          </table:table-cell>
          <table:table-cell table:style-name="ce5" table:formula="of:=[.B303]*340/2000" office:value-type="float" office:value="126.65" calcext:value-type="float">
            <text:p>126,65 mm</text:p>
          </table:table-cell>
          <table:table-cell table:formula="of:=[.A303]-[.$A$3]" office:value-type="float" office:value="1555307" calcext:value-type="float">
            <text:p>1555307 ms</text:p>
          </table:table-cell>
          <table:table-cell table:formula="of:=[.D303]/1000*[.$E$330]" office:value-type="float" office:value="772.372925272405" calcext:value-type="float">
            <text:p>772,372925272405 l</text:p>
          </table:table-cell>
        </table:table-row>
        <table:table-row table:style-name="ro1">
          <table:table-cell office:value-type="float" office:value="1576933" calcext:value-type="float">
            <text:p>1576933 ms</text:p>
          </table:table-cell>
          <table:table-cell office:value-type="float" office:value="780" calcext:value-type="float">
            <text:p>780 µs</text:p>
          </table:table-cell>
          <table:table-cell table:style-name="ce5" table:formula="of:=[.B304]*340/2000" office:value-type="float" office:value="132.6" calcext:value-type="float">
            <text:p>132,6 mm</text:p>
          </table:table-cell>
          <table:table-cell table:formula="of:=[.A304]-[.$A$3]" office:value-type="float" office:value="1560474" calcext:value-type="float">
            <text:p>1560474 ms</text:p>
          </table:table-cell>
          <table:table-cell table:formula="of:=[.D304]/1000*[.$E$330]" office:value-type="float" office:value="774.938882285961" calcext:value-type="float">
            <text:p>774,938882285961 l</text:p>
          </table:table-cell>
        </table:table-row>
        <table:table-row table:style-name="ro1">
          <table:table-cell office:value-type="float" office:value="1582099" calcext:value-type="float">
            <text:p>1582099 ms</text:p>
          </table:table-cell>
          <table:table-cell office:value-type="float" office:value="748" calcext:value-type="float">
            <text:p>748 µs</text:p>
          </table:table-cell>
          <table:table-cell table:style-name="ce5" table:formula="of:=[.B305]*340/2000" office:value-type="float" office:value="127.16" calcext:value-type="float">
            <text:p>127,16 mm</text:p>
          </table:table-cell>
          <table:table-cell table:formula="of:=[.A305]-[.$A$3]" office:value-type="float" office:value="1565640" calcext:value-type="float">
            <text:p>1565640 ms</text:p>
          </table:table-cell>
          <table:table-cell table:formula="of:=[.D305]/1000*[.$E$330]" office:value-type="float" office:value="777.504342694715" calcext:value-type="float">
            <text:p>777,504342694715 l</text:p>
          </table:table-cell>
        </table:table-row>
        <table:table-row table:style-name="ro1">
          <table:table-cell office:value-type="float" office:value="1587265" calcext:value-type="float">
            <text:p>1587265 ms</text:p>
          </table:table-cell>
          <table:table-cell office:value-type="float" office:value="738" calcext:value-type="float">
            <text:p>738 µs</text:p>
          </table:table-cell>
          <table:table-cell table:style-name="ce5" table:formula="of:=[.B306]*340/2000" office:value-type="float" office:value="125.46" calcext:value-type="float">
            <text:p>125,46 mm</text:p>
          </table:table-cell>
          <table:table-cell table:formula="of:=[.A306]-[.$A$3]" office:value-type="float" office:value="1570806" calcext:value-type="float">
            <text:p>1570806 ms</text:p>
          </table:table-cell>
          <table:table-cell table:formula="of:=[.D306]/1000*[.$E$330]" office:value-type="float" office:value="780.069803103468" calcext:value-type="float">
            <text:p>780,069803103468 l</text:p>
          </table:table-cell>
        </table:table-row>
        <table:table-row table:style-name="ro1">
          <table:table-cell office:value-type="float" office:value="1592432" calcext:value-type="float">
            <text:p>1592432 ms</text:p>
          </table:table-cell>
          <table:table-cell office:value-type="float" office:value="754" calcext:value-type="float">
            <text:p>754 µs</text:p>
          </table:table-cell>
          <table:table-cell table:style-name="ce5" table:formula="of:=[.B307]*340/2000" office:value-type="float" office:value="128.18" calcext:value-type="float">
            <text:p>128,18 mm</text:p>
          </table:table-cell>
          <table:table-cell table:formula="of:=[.A307]-[.$A$3]" office:value-type="float" office:value="1575973" calcext:value-type="float">
            <text:p>1575973 ms</text:p>
          </table:table-cell>
          <table:table-cell table:formula="of:=[.D307]/1000*[.$E$330]" office:value-type="float" office:value="782.635760117024" calcext:value-type="float">
            <text:p>782,635760117024 l</text:p>
          </table:table-cell>
        </table:table-row>
        <table:table-row table:style-name="ro1">
          <table:table-cell office:value-type="float" office:value="1597598" calcext:value-type="float">
            <text:p>1597598 ms</text:p>
          </table:table-cell>
          <table:table-cell office:value-type="float" office:value="687" calcext:value-type="float">
            <text:p>687 µs</text:p>
          </table:table-cell>
          <table:table-cell table:style-name="ce5" table:formula="of:=[.B308]*340/2000" office:value-type="float" office:value="116.79" calcext:value-type="float">
            <text:p>116,79 mm</text:p>
          </table:table-cell>
          <table:table-cell table:formula="of:=[.A308]-[.$A$3]" office:value-type="float" office:value="1581139" calcext:value-type="float">
            <text:p>1581139 ms</text:p>
          </table:table-cell>
          <table:table-cell table:formula="of:=[.D308]/1000*[.$E$330]" office:value-type="float" office:value="785.201220525778" calcext:value-type="float">
            <text:p>785,201220525778 l</text:p>
          </table:table-cell>
        </table:table-row>
        <table:table-row table:style-name="ro1">
          <table:table-cell office:value-type="float" office:value="1602763" calcext:value-type="float">
            <text:p>1602763 ms</text:p>
          </table:table-cell>
          <table:table-cell office:value-type="float" office:value="753" calcext:value-type="float">
            <text:p>753 µs</text:p>
          </table:table-cell>
          <table:table-cell table:style-name="ce5" table:formula="of:=[.B309]*340/2000" office:value-type="float" office:value="128.01" calcext:value-type="float">
            <text:p>128,01 mm</text:p>
          </table:table-cell>
          <table:table-cell table:formula="of:=[.A309]-[.$A$3]" office:value-type="float" office:value="1586304" calcext:value-type="float">
            <text:p>1586304 ms</text:p>
          </table:table-cell>
          <table:table-cell table:formula="of:=[.D309]/1000*[.$E$330]" office:value-type="float" office:value="787.766184329729" calcext:value-type="float">
            <text:p>787,766184329729 l</text:p>
          </table:table-cell>
        </table:table-row>
        <table:table-row table:style-name="ro1">
          <table:table-cell office:value-type="float" office:value="1607929" calcext:value-type="float">
            <text:p>1607929 ms</text:p>
          </table:table-cell>
          <table:table-cell office:value-type="float" office:value="671" calcext:value-type="float">
            <text:p>671 µs</text:p>
          </table:table-cell>
          <table:table-cell table:style-name="ce5" table:formula="of:=[.B310]*340/2000" office:value-type="float" office:value="114.07" calcext:value-type="float">
            <text:p>114,07 mm</text:p>
          </table:table-cell>
          <table:table-cell table:formula="of:=[.A310]-[.$A$3]" office:value-type="float" office:value="1591470" calcext:value-type="float">
            <text:p>1591470 ms</text:p>
          </table:table-cell>
          <table:table-cell table:formula="of:=[.D310]/1000*[.$E$330]" office:value-type="float" office:value="790.331644738482" calcext:value-type="float">
            <text:p>790,331644738482 l</text:p>
          </table:table-cell>
        </table:table-row>
        <table:table-row table:style-name="ro1">
          <table:table-cell office:value-type="float" office:value="1613095" calcext:value-type="float">
            <text:p>1613095 ms</text:p>
          </table:table-cell>
          <table:table-cell office:value-type="float" office:value="696" calcext:value-type="float">
            <text:p>696 µs</text:p>
          </table:table-cell>
          <table:table-cell table:style-name="ce5" table:formula="of:=[.B311]*340/2000" office:value-type="float" office:value="118.32" calcext:value-type="float">
            <text:p>118,32 mm</text:p>
          </table:table-cell>
          <table:table-cell table:formula="of:=[.A311]-[.$A$3]" office:value-type="float" office:value="1596636" calcext:value-type="float">
            <text:p>1596636 ms</text:p>
          </table:table-cell>
          <table:table-cell table:formula="of:=[.D311]/1000*[.$E$330]" office:value-type="float" office:value="792.897105147236" calcext:value-type="float">
            <text:p>792,897105147236 l</text:p>
          </table:table-cell>
        </table:table-row>
        <table:table-row table:style-name="ro1">
          <table:table-cell office:value-type="float" office:value="1618262" calcext:value-type="float">
            <text:p>1618262 ms</text:p>
          </table:table-cell>
          <table:table-cell office:value-type="float" office:value="675" calcext:value-type="float">
            <text:p>675 µs</text:p>
          </table:table-cell>
          <table:table-cell table:style-name="ce5" table:formula="of:=[.B312]*340/2000" office:value-type="float" office:value="114.75" calcext:value-type="float">
            <text:p>114,75 mm</text:p>
          </table:table-cell>
          <table:table-cell table:formula="of:=[.A312]-[.$A$3]" office:value-type="float" office:value="1601803" calcext:value-type="float">
            <text:p>1601803 ms</text:p>
          </table:table-cell>
          <table:table-cell table:formula="of:=[.D312]/1000*[.$E$330]" office:value-type="float" office:value="795.463062160792" calcext:value-type="float">
            <text:p>795,463062160792 l</text:p>
          </table:table-cell>
        </table:table-row>
        <table:table-row table:style-name="ro1">
          <table:table-cell office:value-type="float" office:value="1623428" calcext:value-type="float">
            <text:p>1623428 ms</text:p>
          </table:table-cell>
          <table:table-cell office:value-type="float" office:value="646" calcext:value-type="float">
            <text:p>646 µs</text:p>
          </table:table-cell>
          <table:table-cell table:style-name="ce5" table:formula="of:=[.B313]*340/2000" office:value-type="float" office:value="109.82" calcext:value-type="float">
            <text:p>109,82 mm</text:p>
          </table:table-cell>
          <table:table-cell table:formula="of:=[.A313]-[.$A$3]" office:value-type="float" office:value="1606969" calcext:value-type="float">
            <text:p>1606969 ms</text:p>
          </table:table-cell>
          <table:table-cell table:formula="of:=[.D313]/1000*[.$E$330]" office:value-type="float" office:value="798.028522569545" calcext:value-type="float">
            <text:p>798,028522569545 l</text:p>
          </table:table-cell>
        </table:table-row>
        <table:table-row table:style-name="ro1">
          <table:table-cell office:value-type="float" office:value="1628595" calcext:value-type="float">
            <text:p>1628595 ms</text:p>
          </table:table-cell>
          <table:table-cell office:value-type="float" office:value="691" calcext:value-type="float">
            <text:p>691 µs</text:p>
          </table:table-cell>
          <table:table-cell table:style-name="ce5" table:formula="of:=[.B314]*340/2000" office:value-type="float" office:value="117.47" calcext:value-type="float">
            <text:p>117,47 mm</text:p>
          </table:table-cell>
          <table:table-cell table:formula="of:=[.A314]-[.$A$3]" office:value-type="float" office:value="1612136" calcext:value-type="float">
            <text:p>1612136 ms</text:p>
          </table:table-cell>
          <table:table-cell table:formula="of:=[.D314]/1000*[.$E$330]" office:value-type="float" office:value="800.594479583101" calcext:value-type="float">
            <text:p>800,594479583101 l</text:p>
          </table:table-cell>
        </table:table-row>
        <table:table-row table:style-name="ro1">
          <table:table-cell office:value-type="float" office:value="1633760" calcext:value-type="float">
            <text:p>1633760 ms</text:p>
          </table:table-cell>
          <table:table-cell office:value-type="float" office:value="625" calcext:value-type="float">
            <text:p>625 µs</text:p>
          </table:table-cell>
          <table:table-cell table:style-name="ce5" table:formula="of:=[.B315]*340/2000" office:value-type="float" office:value="106.25" calcext:value-type="float">
            <text:p>106,25 mm</text:p>
          </table:table-cell>
          <table:table-cell table:formula="of:=[.A315]-[.$A$3]" office:value-type="float" office:value="1617301" calcext:value-type="float">
            <text:p>1617301 ms</text:p>
          </table:table-cell>
          <table:table-cell table:formula="of:=[.D315]/1000*[.$E$330]" office:value-type="float" office:value="803.159443387052" calcext:value-type="float">
            <text:p>803,159443387052 l</text:p>
          </table:table-cell>
        </table:table-row>
        <table:table-row table:style-name="ro1">
          <table:table-cell office:value-type="float" office:value="1638925" calcext:value-type="float">
            <text:p>1638925 ms</text:p>
          </table:table-cell>
          <table:table-cell office:value-type="float" office:value="658" calcext:value-type="float">
            <text:p>658 µs</text:p>
          </table:table-cell>
          <table:table-cell table:style-name="ce5" table:formula="of:=[.B316]*340/2000" office:value-type="float" office:value="111.86" calcext:value-type="float">
            <text:p>111,86 mm</text:p>
          </table:table-cell>
          <table:table-cell table:formula="of:=[.A316]-[.$A$3]" office:value-type="float" office:value="1622466" calcext:value-type="float">
            <text:p>1622466 ms</text:p>
          </table:table-cell>
          <table:table-cell table:formula="of:=[.D316]/1000*[.$E$330]" office:value-type="float" office:value="805.724407191004" calcext:value-type="float">
            <text:p>805,724407191004 l</text:p>
          </table:table-cell>
        </table:table-row>
        <table:table-row table:style-name="ro1">
          <table:table-cell office:value-type="float" office:value="1644090" calcext:value-type="float">
            <text:p>1644090 ms</text:p>
          </table:table-cell>
          <table:table-cell office:value-type="float" office:value="606" calcext:value-type="float">
            <text:p>606 µs</text:p>
          </table:table-cell>
          <table:table-cell table:style-name="ce5" table:formula="of:=[.B317]*340/2000" office:value-type="float" office:value="103.02" calcext:value-type="float">
            <text:p>103,02 mm</text:p>
          </table:table-cell>
          <table:table-cell table:formula="of:=[.A317]-[.$A$3]" office:value-type="float" office:value="1627631" calcext:value-type="float">
            <text:p>1627631 ms</text:p>
          </table:table-cell>
          <table:table-cell table:formula="of:=[.D317]/1000*[.$E$330]" office:value-type="float" office:value="808.289370994955" calcext:value-type="float">
            <text:p>808,289370994955 l</text:p>
          </table:table-cell>
        </table:table-row>
        <table:table-row table:style-name="ro1">
          <table:table-cell office:value-type="float" office:value="1649256" calcext:value-type="float">
            <text:p>1649256 ms</text:p>
          </table:table-cell>
          <table:table-cell office:value-type="float" office:value="591" calcext:value-type="float">
            <text:p>591 µs</text:p>
          </table:table-cell>
          <table:table-cell table:style-name="ce5" table:formula="of:=[.B318]*340/2000" office:value-type="float" office:value="100.47" calcext:value-type="float">
            <text:p>100,47 mm</text:p>
          </table:table-cell>
          <table:table-cell table:formula="of:=[.A318]-[.$A$3]" office:value-type="float" office:value="1632797" calcext:value-type="float">
            <text:p>1632797 ms</text:p>
          </table:table-cell>
          <table:table-cell table:formula="of:=[.D318]/1000*[.$E$330]" office:value-type="float" office:value="810.854831403709" calcext:value-type="float">
            <text:p>810,854831403709 l</text:p>
          </table:table-cell>
        </table:table-row>
        <table:table-row table:style-name="ro1">
          <table:table-cell office:value-type="float" office:value="1654421" calcext:value-type="float">
            <text:p>1654421 ms</text:p>
          </table:table-cell>
          <table:table-cell office:value-type="float" office:value="629" calcext:value-type="float">
            <text:p>629 µs</text:p>
          </table:table-cell>
          <table:table-cell table:style-name="ce5" table:formula="of:=[.B319]*340/2000" office:value-type="float" office:value="106.93" calcext:value-type="float">
            <text:p>106,93 mm</text:p>
          </table:table-cell>
          <table:table-cell table:formula="of:=[.A319]-[.$A$3]" office:value-type="float" office:value="1637962" calcext:value-type="float">
            <text:p>1637962 ms</text:p>
          </table:table-cell>
          <table:table-cell table:formula="of:=[.D319]/1000*[.$E$330]" office:value-type="float" office:value="813.41979520766" calcext:value-type="float">
            <text:p>813,41979520766 l</text:p>
          </table:table-cell>
        </table:table-row>
        <table:table-row table:style-name="ro1">
          <table:table-cell office:value-type="float" office:value="1659585" calcext:value-type="float">
            <text:p>1659585 ms</text:p>
          </table:table-cell>
          <table:table-cell office:value-type="float" office:value="564" calcext:value-type="float">
            <text:p>564 µs</text:p>
          </table:table-cell>
          <table:table-cell table:style-name="ce5" table:formula="of:=[.B320]*340/2000" office:value-type="float" office:value="95.88" calcext:value-type="float">
            <text:p>95,88 mm</text:p>
          </table:table-cell>
          <table:table-cell table:formula="of:=[.A320]-[.$A$3]" office:value-type="float" office:value="1643126" calcext:value-type="float">
            <text:p>1643126 ms</text:p>
          </table:table-cell>
          <table:table-cell table:formula="of:=[.D320]/1000*[.$E$330]" office:value-type="float" office:value="815.984262406809" calcext:value-type="float">
            <text:p>815,984262406809 l</text:p>
          </table:table-cell>
        </table:table-row>
        <table:table-row table:style-name="ro1">
          <table:table-cell office:value-type="float" office:value="1664750" calcext:value-type="float">
            <text:p>1664750 ms</text:p>
          </table:table-cell>
          <table:table-cell office:value-type="float" office:value="600" calcext:value-type="float">
            <text:p>600 µs</text:p>
          </table:table-cell>
          <table:table-cell table:style-name="ce5" table:formula="of:=[.B321]*340/2000" office:value-type="float" office:value="102" calcext:value-type="float">
            <text:p>102 mm</text:p>
          </table:table-cell>
          <table:table-cell table:formula="of:=[.A321]-[.$A$3]" office:value-type="float" office:value="1648291" calcext:value-type="float">
            <text:p>1648291 ms</text:p>
          </table:table-cell>
          <table:table-cell table:formula="of:=[.D321]/1000*[.$E$330]" office:value-type="float" office:value="818.54922621076" calcext:value-type="float">
            <text:p>818,54922621076 l</text:p>
          </table:table-cell>
        </table:table-row>
        <table:table-row table:style-name="ro1">
          <table:table-cell office:value-type="float" office:value="1669915" calcext:value-type="float">
            <text:p>1669915 ms</text:p>
          </table:table-cell>
          <table:table-cell office:value-type="float" office:value="533" calcext:value-type="float">
            <text:p>533 µs</text:p>
          </table:table-cell>
          <table:table-cell table:style-name="ce5" table:formula="of:=[.B322]*340/2000" office:value-type="float" office:value="90.61" calcext:value-type="float">
            <text:p>90,61 mm</text:p>
          </table:table-cell>
          <table:table-cell table:formula="of:=[.A322]-[.$A$3]" office:value-type="float" office:value="1653456" calcext:value-type="float">
            <text:p>1653456 ms</text:p>
          </table:table-cell>
          <table:table-cell table:formula="of:=[.D322]/1000*[.$E$330]" office:value-type="float" office:value="821.114190014711" calcext:value-type="float">
            <text:p>821,114190014711 l</text:p>
          </table:table-cell>
        </table:table-row>
        <table:table-row table:style-name="ro1">
          <table:table-cell office:value-type="float" office:value="1675079" calcext:value-type="float">
            <text:p>1675079 ms</text:p>
          </table:table-cell>
          <table:table-cell office:value-type="float" office:value="560" calcext:value-type="float">
            <text:p>560 µs</text:p>
          </table:table-cell>
          <table:table-cell table:style-name="ce5" table:formula="of:=[.B323]*340/2000" office:value-type="float" office:value="95.2" calcext:value-type="float">
            <text:p>95,2 mm</text:p>
          </table:table-cell>
          <table:table-cell table:formula="of:=[.A323]-[.$A$3]" office:value-type="float" office:value="1658620" calcext:value-type="float">
            <text:p>1658620 ms</text:p>
          </table:table-cell>
          <table:table-cell table:formula="of:=[.D323]/1000*[.$E$330]" office:value-type="float" office:value="823.67865721386" calcext:value-type="float">
            <text:p>823,67865721386 l</text:p>
          </table:table-cell>
        </table:table-row>
        <table:table-row table:style-name="ro1">
          <table:table-cell office:value-type="float" office:value="1680243" calcext:value-type="float">
            <text:p>1680243 ms</text:p>
          </table:table-cell>
          <table:table-cell office:value-type="float" office:value="540" calcext:value-type="float">
            <text:p>540 µs</text:p>
          </table:table-cell>
          <table:table-cell table:style-name="ce5" table:formula="of:=[.B324]*340/2000" office:value-type="float" office:value="91.8" calcext:value-type="float">
            <text:p>91,8 mm</text:p>
          </table:table-cell>
          <table:table-cell table:formula="of:=[.A324]-[.$A$3]" office:value-type="float" office:value="1663784" calcext:value-type="float">
            <text:p>1663784 ms</text:p>
          </table:table-cell>
          <table:table-cell table:formula="of:=[.D324]/1000*[.$E$330]" office:value-type="float" office:value="826.243124413009" calcext:value-type="float">
            <text:p>826,243124413009 l</text:p>
          </table:table-cell>
        </table:table-row>
        <table:table-row table:style-name="ro1">
          <table:table-cell office:value-type="float" office:value="1685407" calcext:value-type="float">
            <text:p>1685407 ms</text:p>
          </table:table-cell>
          <table:table-cell office:value-type="float" office:value="530" calcext:value-type="float">
            <text:p>530 µs</text:p>
          </table:table-cell>
          <table:table-cell table:style-name="ce5" table:formula="of:=[.B325]*340/2000" office:value-type="float" office:value="90.1" calcext:value-type="float">
            <text:p>90,1 mm</text:p>
          </table:table-cell>
          <table:table-cell table:formula="of:=[.A325]-[.$A$3]" office:value-type="float" office:value="1668948" calcext:value-type="float">
            <text:p>1668948 ms</text:p>
          </table:table-cell>
          <table:table-cell table:formula="of:=[.D325]/1000*[.$E$330]" office:value-type="float" office:value="828.807591612158" calcext:value-type="float">
            <text:p>828,807591612158 l</text:p>
          </table:table-cell>
        </table:table-row>
        <table:table-row table:style-name="ro1">
          <table:table-cell office:value-type="float" office:value="1690570" calcext:value-type="float">
            <text:p>1690570 ms</text:p>
          </table:table-cell>
          <table:table-cell office:value-type="float" office:value="529" calcext:value-type="float">
            <text:p>529 µs</text:p>
          </table:table-cell>
          <table:table-cell table:style-name="ce5" table:formula="of:=[.B326]*340/2000" office:value-type="float" office:value="89.93" calcext:value-type="float">
            <text:p>89,93 mm</text:p>
          </table:table-cell>
          <table:table-cell table:formula="of:=[.A326]-[.$A$3]" office:value-type="float" office:value="1674111" calcext:value-type="float">
            <text:p>1674111 ms</text:p>
          </table:table-cell>
          <table:table-cell table:formula="of:=[.D326]/1000*[.$E$330]" office:value-type="float" office:value="831.371562206505" calcext:value-type="float">
            <text:p>831,371562206505 l</text:p>
          </table:table-cell>
        </table:table-row>
        <table:table-row table:style-name="ro1">
          <table:table-cell office:value-type="float" office:value="1695734" calcext:value-type="float">
            <text:p>1695734 ms</text:p>
          </table:table-cell>
          <table:table-cell office:value-type="float" office:value="534" calcext:value-type="float">
            <text:p>534 µs</text:p>
          </table:table-cell>
          <table:table-cell table:style-name="ce5" table:formula="of:=[.B327]*340/2000" office:value-type="float" office:value="90.78" calcext:value-type="float">
            <text:p>90,78 mm</text:p>
          </table:table-cell>
          <table:table-cell table:formula="of:=[.A327]-[.$A$3]" office:value-type="float" office:value="1679275" calcext:value-type="float">
            <text:p>1679275 ms</text:p>
          </table:table-cell>
          <table:table-cell table:formula="of:=[.D327]/1000*[.$E$330]" office:value-type="float" office:value="833.936029405653" calcext:value-type="float">
            <text:p>833,936029405653 l</text:p>
          </table:table-cell>
        </table:table-row>
        <table:table-row table:style-name="ro1">
          <table:table-cell office:value-type="float" office:value="1700897" calcext:value-type="float">
            <text:p>1700897 ms</text:p>
          </table:table-cell>
          <table:table-cell office:value-type="float" office:value="536" calcext:value-type="float">
            <text:p>536 µs</text:p>
          </table:table-cell>
          <table:table-cell table:style-name="ce5" table:formula="of:=[.B328]*340/2000" office:value-type="float" office:value="91.12" calcext:value-type="float">
            <text:p>91,12 mm</text:p>
          </table:table-cell>
          <table:table-cell table:formula="of:=[.A328]-[.$A$3]" office:value-type="float" office:value="1684438" calcext:value-type="float">
            <text:p>1684438 ms</text:p>
          </table:table-cell>
          <table:table-cell office:value-type="float" office:value="836.5" calcext:value-type="float">
            <text:p>836,5 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9" table:formula="of:=[.E328]/([.D328]/1000)" office:value-type="float" office:value="0.496604802313887" calcext:value-type="float">
            <text:p>0,497l/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" calcext:value-type="float">
            <text:p>2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" calcext:value-type="float">
            <text:p>3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" calcext:value-type="float">
            <text:p>3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" calcext:value-type="float">
            <text:p>3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0" calcext:value-type="float">
            <text:p>3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0" calcext:value-type="float">
            <text:p>4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0" calcext:value-type="float">
            <text:p>4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0" calcext:value-type="float">
            <text:p>4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0" calcext:value-type="float">
            <text:p>4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0" calcext:value-type="float">
            <text:p>5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0" calcext:value-type="float">
            <text:p>5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0" calcext:value-type="float">
            <text:p>5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0" calcext:value-type="float">
            <text:p>5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" calcext:value-type="float">
            <text:p>6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0" calcext:value-type="float">
            <text:p>6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0" calcext:value-type="float">
            <text:p>6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0" calcext:value-type="float">
            <text:p>6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0" calcext:value-type="float">
            <text:p>6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0" calcext:value-type="float">
            <text:p>7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0" calcext:value-type="float">
            <text:p>7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0" calcext:value-type="float">
            <text:p>7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0" calcext:value-type="float">
            <text:p>7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0" calcext:value-type="float">
            <text:p>7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" calcext:value-type="float">
            <text:p>8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0" calcext:value-type="float">
            <text:p>8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0" calcext:value-type="float">
            <text:p>8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0" calcext:value-type="float">
            <text:p>8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0" calcext:value-type="float">
            <text:p>8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0" calcext:value-type="float">
            <text:p>9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0" calcext:value-type="float">
            <text:p>9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0" calcext:value-type="float">
            <text:p>9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0" calcext:value-type="float">
            <text:p>9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0" calcext:value-type="float">
            <text:p>9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0" calcext:value-type="float">
            <text:p>10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0" calcext:value-type="float">
            <text:p>10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0" calcext:value-type="float">
            <text:p>10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0" calcext:value-type="float">
            <text:p>10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0" calcext:value-type="float">
            <text:p>11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0" calcext:value-type="float">
            <text:p>11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0" calcext:value-type="float">
            <text:p>11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0" calcext:value-type="float">
            <text:p>11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0" calcext:value-type="float">
            <text:p>11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0" calcext:value-type="float">
            <text:p>12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20" calcext:value-type="float">
            <text:p>12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0" calcext:value-type="float">
            <text:p>12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0" calcext:value-type="float">
            <text:p>12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0" calcext:value-type="float">
            <text:p>12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0" calcext:value-type="float">
            <text:p>13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20" calcext:value-type="float">
            <text:p>13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0" calcext:value-type="float">
            <text:p>13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0" calcext:value-type="float">
            <text:p>13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0" calcext:value-type="float">
            <text:p>13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0" calcext:value-type="float">
            <text:p>14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0" calcext:value-type="float">
            <text:p>14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0" calcext:value-type="float">
            <text:p>14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60" calcext:value-type="float">
            <text:p>14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0" calcext:value-type="float">
            <text:p>14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0" calcext:value-type="float">
            <text:p>15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0" calcext:value-type="float">
            <text:p>15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40" calcext:value-type="float">
            <text:p>15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60" calcext:value-type="float">
            <text:p>15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0" calcext:value-type="float">
            <text:p>15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0" calcext:value-type="float">
            <text:p>16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20" calcext:value-type="float">
            <text:p>16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40" calcext:value-type="float">
            <text:p>16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60" calcext:value-type="float">
            <text:p>16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80" calcext:value-type="float">
            <text:p>16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0" calcext:value-type="float">
            <text:p>17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0" calcext:value-type="float">
            <text:p>17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40" calcext:value-type="float">
            <text:p>17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60" calcext:value-type="float">
            <text:p>17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0" calcext:value-type="float">
            <text:p>17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0" calcext:value-type="float">
            <text:p>18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0" calcext:value-type="float">
            <text:p>18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0" calcext:value-type="float">
            <text:p>18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0" calcext:value-type="float">
            <text:p>18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0" calcext:value-type="float">
            <text:p>18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0" calcext:value-type="float">
            <text:p>19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0" calcext:value-type="float">
            <text:p>19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0" calcext:value-type="float">
            <text:p>19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0" calcext:value-type="float">
            <text:p>19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0" calcext:value-type="float">
            <text:p>19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20" calcext:value-type="float">
            <text:p>20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0" calcext:value-type="float">
            <text:p>20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60" calcext:value-type="float">
            <text:p>20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80" calcext:value-type="float">
            <text:p>20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0" calcext:value-type="float">
            <text:p>21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0" calcext:value-type="float">
            <text:p>21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40" calcext:value-type="float">
            <text:p>21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60" calcext:value-type="float">
            <text:p>21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80" calcext:value-type="float">
            <text:p>21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0" calcext:value-type="float">
            <text:p>22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20" calcext:value-type="float">
            <text:p>22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40" calcext:value-type="float">
            <text:p>22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60" calcext:value-type="float">
            <text:p>22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80" calcext:value-type="float">
            <text:p>22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0" calcext:value-type="float">
            <text:p>23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0" calcext:value-type="float">
            <text:p>23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40" calcext:value-type="float">
            <text:p>23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0" calcext:value-type="float">
            <text:p>23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80" calcext:value-type="float">
            <text:p>23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0" calcext:value-type="float">
            <text:p>24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0" calcext:value-type="float">
            <text:p>24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40" calcext:value-type="float">
            <text:p>24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0" calcext:value-type="float">
            <text:p>24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80" calcext:value-type="float">
            <text:p>24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0" calcext:value-type="float">
            <text:p>25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" calcext:value-type="float">
            <text:p>25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40" calcext:value-type="float">
            <text:p>25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0" calcext:value-type="float">
            <text:p>25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80" calcext:value-type="float">
            <text:p>25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0" calcext:value-type="float">
            <text:p>26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0" calcext:value-type="float">
            <text:p>26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40" calcext:value-type="float">
            <text:p>26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60" calcext:value-type="float">
            <text:p>26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80" calcext:value-type="float">
            <text:p>26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0" calcext:value-type="float">
            <text:p>27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20" calcext:value-type="float">
            <text:p>27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40" calcext:value-type="float">
            <text:p>27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60" calcext:value-type="float">
            <text:p>27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80" calcext:value-type="float">
            <text:p>27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0" calcext:value-type="float">
            <text:p>28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20" calcext:value-type="float">
            <text:p>28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40" calcext:value-type="float">
            <text:p>28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60" calcext:value-type="float">
            <text:p>28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80" calcext:value-type="float">
            <text:p>28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0" calcext:value-type="float">
            <text:p>29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20" calcext:value-type="float">
            <text:p>29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40" calcext:value-type="float">
            <text:p>29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60" calcext:value-type="float">
            <text:p>29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80" calcext:value-type="float">
            <text:p>29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0" calcext:value-type="float">
            <text:p>30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20" calcext:value-type="float">
            <text:p>30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40" calcext:value-type="float">
            <text:p>30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60" calcext:value-type="float">
            <text:p>30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80" calcext:value-type="float">
            <text:p>30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00" calcext:value-type="float">
            <text:p>31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20" calcext:value-type="float">
            <text:p>31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40" calcext:value-type="float">
            <text:p>31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60" calcext:value-type="float">
            <text:p>31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80" calcext:value-type="float">
            <text:p>31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0" calcext:value-type="float">
            <text:p>32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20" calcext:value-type="float">
            <text:p>32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40" calcext:value-type="float">
            <text:p>32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60" calcext:value-type="float">
            <text:p>32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80" calcext:value-type="float">
            <text:p>32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00" calcext:value-type="float">
            <text:p>33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0" calcext:value-type="float">
            <text:p>33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40" calcext:value-type="float">
            <text:p>33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60" calcext:value-type="float">
            <text:p>33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80" calcext:value-type="float">
            <text:p>33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0" calcext:value-type="float">
            <text:p>34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20" calcext:value-type="float">
            <text:p>34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40" calcext:value-type="float">
            <text:p>34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60" calcext:value-type="float">
            <text:p>34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80" calcext:value-type="float">
            <text:p>34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00" calcext:value-type="float">
            <text:p>35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20" calcext:value-type="float">
            <text:p>35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40" calcext:value-type="float">
            <text:p>35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60" calcext:value-type="float">
            <text:p>35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80" calcext:value-type="float">
            <text:p>35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0" calcext:value-type="float">
            <text:p>36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20" calcext:value-type="float">
            <text:p>36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40" calcext:value-type="float">
            <text:p>36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60" calcext:value-type="float">
            <text:p>36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80" calcext:value-type="float">
            <text:p>36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00" calcext:value-type="float">
            <text:p>37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20" calcext:value-type="float">
            <text:p>37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40" calcext:value-type="float">
            <text:p>37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60" calcext:value-type="float">
            <text:p>37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80" calcext:value-type="float">
            <text:p>37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00" calcext:value-type="float">
            <text:p>38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20" calcext:value-type="float">
            <text:p>38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40" calcext:value-type="float">
            <text:p>38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60" calcext:value-type="float">
            <text:p>38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80" calcext:value-type="float">
            <text:p>38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00" calcext:value-type="float">
            <text:p>39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20" calcext:value-type="float">
            <text:p>39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0" calcext:value-type="float">
            <text:p>39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60" calcext:value-type="float">
            <text:p>39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80" calcext:value-type="float">
            <text:p>39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0" calcext:value-type="float">
            <text:p>40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20" calcext:value-type="float">
            <text:p>40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40" calcext:value-type="float">
            <text:p>40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60" calcext:value-type="float">
            <text:p>40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80" calcext:value-type="float">
            <text:p>40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00" calcext:value-type="float">
            <text:p>41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20" calcext:value-type="float">
            <text:p>41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40" calcext:value-type="float">
            <text:p>41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60" calcext:value-type="float">
            <text:p>41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80" calcext:value-type="float">
            <text:p>41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00" calcext:value-type="float">
            <text:p>42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20" calcext:value-type="float">
            <text:p>42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40" calcext:value-type="float">
            <text:p>42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60" calcext:value-type="float">
            <text:p>42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80" calcext:value-type="float">
            <text:p>42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00" calcext:value-type="float">
            <text:p>430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20" calcext:value-type="float">
            <text:p>432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40" calcext:value-type="float">
            <text:p>434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60" calcext:value-type="float">
            <text:p>436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80" calcext:value-type="float">
            <text:p>4380 µ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00" calcext:value-type="float">
            <text:p>4400 µs</text:p>
          </table:table-cell>
          <table:table-cell table:number-columns-repeated="3"/>
        </table:table-row>
        <table:table-row table:style-name="ro1" table:number-rows-repeated="104802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>
        <table:shapes>
          <draw:frame draw:z-index="0" draw:style-name="gr1" draw:text-style-name="P1" svg:width="394.71mm" svg:height="161.04mm" svg:x="136.69mm" svg:y="11.62mm">
            <loext:p draw:notify-on-update-of-ranges="Feuille2.C3:Feuille2.C3 Feuille2.E4:Feuille2.E140 Feuille2.E3:Feuille2.E3 Feuille2.B4:Feuille2.B1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94.71mm" svg:height="161.04mm" svg:x="217.1mm" svg:y="787.4mm">
            <loext:p draw:notify-on-update-of-ranges="Feuille2.B4:Feuille2.B46 Feuille2.E3:Feuille2.E3 Feuille2.E4:Feuille2.E4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394.71mm" svg:height="161.04mm" svg:x="178.51mm" svg:y="388.33mm">
            <loext:p draw:notify-on-update-of-ranges="Feuille2.E91:Feuille2.E140 Feuille2.E3:Feuille2.E3 Feuille2.B91:Feuille2.B14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1" table:default-cell-style-name="ce3"/>
        <table:table-column table:style-name="co1" table:default-cell-style-name="ce1"/>
        <table:table-column table:style-name="co3" table:default-cell-style-name="ce152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illis()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olume</text:p>
          </table:table-cell>
          <table:table-cell table:number-columns-repeated="4"/>
        </table:table-row>
        <table:table-row table:style-name="ro1">
          <table:table-cell office:value-type="float" office:value="1690570" calcext:value-type="float">
            <text:p>1690570 ms</text:p>
          </table:table-cell>
          <table:table-cell office:value-type="float" office:value="529" calcext:value-type="float">
            <text:p>529 µs</text:p>
          </table:table-cell>
          <table:table-cell table:style-name="ce5" table:formula="of:=[.B2]*340/2000" office:value-type="float" office:value="89.93" calcext:value-type="float">
            <text:p>89,93 mm</text:p>
          </table:table-cell>
          <table:table-cell table:formula="of:=[.A2]-[.$A$138]" office:value-type="float" office:value="1674111" calcext:value-type="float">
            <text:p>1674111 ms</text:p>
          </table:table-cell>
          <table:table-cell office:value-type="float" office:value="836.5" calcext:value-type="float">
            <text:p>836,500 l</text:p>
          </table:table-cell>
          <table:table-cell table:number-columns-repeated="4"/>
        </table:table-row>
        <table:table-row table:style-name="ro1">
          <table:table-cell office:value-type="float" office:value="1685407" calcext:value-type="float">
            <text:p>1685407 ms</text:p>
          </table:table-cell>
          <table:table-cell office:value-type="float" office:value="530" calcext:value-type="float">
            <text:p>530 µs</text:p>
          </table:table-cell>
          <table:table-cell table:style-name="ce5" table:formula="of:=[.B3]*340/2000" office:value-type="float" office:value="90.1" calcext:value-type="float">
            <text:p>90,1 mm</text:p>
          </table:table-cell>
          <table:table-cell table:style-name="ce14" table:formula="of:=[.A3]-[.$A$138]" office:value-type="float" office:value="1668948" calcext:value-type="float">
            <text:p>1668948 ms</text:p>
          </table:table-cell>
          <table:table-cell table:formula="of:=[.D3]/1000*[.$H$142]" office:value-type="float" office:value="833.920213175829" calcext:value-type="float">
            <text:p>833,920 l</text:p>
          </table:table-cell>
          <table:table-cell table:number-columns-repeated="4"/>
        </table:table-row>
        <table:table-row table:style-name="ro1">
          <table:table-cell office:value-type="float" office:value="1669915" calcext:value-type="float">
            <text:p>1669915 ms</text:p>
          </table:table-cell>
          <table:table-cell office:value-type="float" office:value="533" calcext:value-type="float">
            <text:p>533 µs</text:p>
          </table:table-cell>
          <table:table-cell table:style-name="ce5" table:formula="of:=[.B4]*340/2000" office:value-type="float" office:value="90.61" calcext:value-type="float">
            <text:p>90,61 mm</text:p>
          </table:table-cell>
          <table:table-cell table:style-name="ce15" table:formula="of:=[.A4]-[.$A$138]" office:value-type="float" office:value="1653456" calcext:value-type="float">
            <text:p>1653456 ms</text:p>
          </table:table-cell>
          <table:table-cell table:formula="of:=[.D4]/1000*[.$H$142]" office:value-type="float" office:value="826.179353698769" calcext:value-type="float">
            <text:p>826,179 l</text:p>
          </table:table-cell>
          <table:table-cell table:number-columns-repeated="4"/>
        </table:table-row>
        <table:table-row table:style-name="ro1">
          <table:table-cell office:value-type="float" office:value="1659585" calcext:value-type="float">
            <text:p>1659585 ms</text:p>
          </table:table-cell>
          <table:table-cell office:value-type="float" office:value="564" calcext:value-type="float">
            <text:p>564 µs</text:p>
          </table:table-cell>
          <table:table-cell table:style-name="ce5" table:formula="of:=[.B5]*340/2000" office:value-type="float" office:value="95.88" calcext:value-type="float">
            <text:p>95,88 mm</text:p>
          </table:table-cell>
          <table:table-cell table:style-name="ce16" table:formula="of:=[.A5]-[.$A$138]" office:value-type="float" office:value="1643126" calcext:value-type="float">
            <text:p>1643126 ms</text:p>
          </table:table-cell>
          <table:table-cell table:formula="of:=[.D5]/1000*[.$H$142]" office:value-type="float" office:value="821.017781377698" calcext:value-type="float">
            <text:p>821,018 l</text:p>
          </table:table-cell>
          <table:table-cell table:number-columns-repeated="4"/>
        </table:table-row>
        <table:table-row table:style-name="ro1">
          <table:table-cell office:value-type="float" office:value="1649256" calcext:value-type="float">
            <text:p>1649256 ms</text:p>
          </table:table-cell>
          <table:table-cell office:value-type="float" office:value="591" calcext:value-type="float">
            <text:p>591 µs</text:p>
          </table:table-cell>
          <table:table-cell table:style-name="ce5" table:formula="of:=[.B6]*340/2000" office:value-type="float" office:value="100.47" calcext:value-type="float">
            <text:p>100,47 mm</text:p>
          </table:table-cell>
          <table:table-cell table:style-name="ce17" table:formula="of:=[.A6]-[.$A$138]" office:value-type="float" office:value="1632797" calcext:value-type="float">
            <text:p>1632797 ms</text:p>
          </table:table-cell>
          <table:table-cell table:formula="of:=[.D6]/1000*[.$H$142]" office:value-type="float" office:value="815.85670872481" calcext:value-type="float">
            <text:p>815,857 l</text:p>
          </table:table-cell>
          <table:table-cell table:number-columns-repeated="4"/>
        </table:table-row>
        <table:table-row table:style-name="ro1">
          <table:table-cell office:value-type="float" office:value="1644090" calcext:value-type="float">
            <text:p>1644090 ms</text:p>
          </table:table-cell>
          <table:table-cell office:value-type="float" office:value="606" calcext:value-type="float">
            <text:p>606 µs</text:p>
          </table:table-cell>
          <table:table-cell table:style-name="ce5" table:formula="of:=[.B7]*340/2000" office:value-type="float" office:value="103.02" calcext:value-type="float">
            <text:p>103,02 mm</text:p>
          </table:table-cell>
          <table:table-cell table:style-name="ce18" table:formula="of:=[.A7]-[.$A$138]" office:value-type="float" office:value="1627631" calcext:value-type="float">
            <text:p>1627631 ms</text:p>
          </table:table-cell>
          <table:table-cell table:formula="of:=[.D7]/1000*[.$H$142]" office:value-type="float" office:value="813.275422896092" calcext:value-type="float">
            <text:p>813,275 l</text:p>
          </table:table-cell>
          <table:table-cell table:number-columns-repeated="4"/>
        </table:table-row>
        <table:table-row table:style-name="ro1">
          <table:table-cell office:value-type="float" office:value="1633760" calcext:value-type="float">
            <text:p>1633760 ms</text:p>
          </table:table-cell>
          <table:table-cell office:value-type="float" office:value="625" calcext:value-type="float">
            <text:p>625 µs</text:p>
          </table:table-cell>
          <table:table-cell table:style-name="ce5" table:formula="of:=[.B8]*340/2000" office:value-type="float" office:value="106.25" calcext:value-type="float">
            <text:p>106,25 mm</text:p>
          </table:table-cell>
          <table:table-cell table:style-name="ce19" table:formula="of:=[.A8]-[.$A$138]" office:value-type="float" office:value="1617301" calcext:value-type="float">
            <text:p>1617301 ms</text:p>
          </table:table-cell>
          <table:table-cell table:formula="of:=[.D8]/1000*[.$H$142]" office:value-type="float" office:value="808.113850575021" calcext:value-type="float">
            <text:p>808,114 l</text:p>
          </table:table-cell>
          <table:table-cell table:number-columns-repeated="4"/>
        </table:table-row>
        <table:table-row table:style-name="ro1">
          <table:table-cell office:value-type="float" office:value="1623428" calcext:value-type="float">
            <text:p>1623428 ms</text:p>
          </table:table-cell>
          <table:table-cell office:value-type="float" office:value="646" calcext:value-type="float">
            <text:p>646 µs</text:p>
          </table:table-cell>
          <table:table-cell table:style-name="ce5" table:formula="of:=[.B9]*340/2000" office:value-type="float" office:value="109.82" calcext:value-type="float">
            <text:p>109,82 mm</text:p>
          </table:table-cell>
          <table:table-cell table:style-name="ce20" table:formula="of:=[.A9]-[.$A$138]" office:value-type="float" office:value="1606969" calcext:value-type="float">
            <text:p>1606969 ms</text:p>
          </table:table-cell>
          <table:table-cell table:formula="of:=[.D9]/1000*[.$H$142]" office:value-type="float" office:value="802.951278917587" calcext:value-type="float">
            <text:p>802,951 l</text:p>
          </table:table-cell>
          <table:table-cell table:number-columns-repeated="4"/>
        </table:table-row>
        <table:table-row table:style-name="ro1">
          <table:table-cell office:value-type="float" office:value="1607929" calcext:value-type="float">
            <text:p>1607929 ms</text:p>
          </table:table-cell>
          <table:table-cell office:value-type="float" office:value="671" calcext:value-type="float">
            <text:p>671 µs</text:p>
          </table:table-cell>
          <table:table-cell table:style-name="ce5" table:formula="of:=[.B10]*340/2000" office:value-type="float" office:value="114.07" calcext:value-type="float">
            <text:p>114,07 mm</text:p>
          </table:table-cell>
          <table:table-cell table:style-name="ce21" table:formula="of:=[.A10]-[.$A$138]" office:value-type="float" office:value="1591470" calcext:value-type="float">
            <text:p>1591470 ms</text:p>
          </table:table-cell>
          <table:table-cell table:formula="of:=[.D10]/1000*[.$H$142]" office:value-type="float" office:value="795.206921763252" calcext:value-type="float">
            <text:p>795,207 l</text:p>
          </table:table-cell>
          <table:table-cell table:number-columns-repeated="4"/>
        </table:table-row>
        <table:table-row table:style-name="ro1">
          <table:table-cell office:value-type="float" office:value="1597598" calcext:value-type="float">
            <text:p>1597598 ms</text:p>
          </table:table-cell>
          <table:table-cell office:value-type="float" office:value="687" calcext:value-type="float">
            <text:p>687 µs</text:p>
          </table:table-cell>
          <table:table-cell table:style-name="ce5" table:formula="of:=[.B11]*340/2000" office:value-type="float" office:value="116.79" calcext:value-type="float">
            <text:p>116,79 mm</text:p>
          </table:table-cell>
          <table:table-cell table:style-name="ce22" table:formula="of:=[.A11]-[.$A$138]" office:value-type="float" office:value="1581139" calcext:value-type="float">
            <text:p>1581139 ms</text:p>
          </table:table-cell>
          <table:table-cell table:formula="of:=[.D11]/1000*[.$H$142]" office:value-type="float" office:value="790.044849773999" calcext:value-type="float">
            <text:p>790,045 l</text:p>
          </table:table-cell>
          <table:table-cell table:number-columns-repeated="4"/>
        </table:table-row>
        <table:table-row table:style-name="ro1">
          <table:table-cell office:value-type="float" office:value="1587265" calcext:value-type="float">
            <text:p>1587265 ms</text:p>
          </table:table-cell>
          <table:table-cell office:value-type="float" office:value="738" calcext:value-type="float">
            <text:p>738 µs</text:p>
          </table:table-cell>
          <table:table-cell table:style-name="ce5" table:formula="of:=[.B12]*340/2000" office:value-type="float" office:value="125.46" calcext:value-type="float">
            <text:p>125,46 mm</text:p>
          </table:table-cell>
          <table:table-cell table:style-name="ce23" table:formula="of:=[.A12]-[.$A$138]" office:value-type="float" office:value="1570806" calcext:value-type="float">
            <text:p>1570806 ms</text:p>
          </table:table-cell>
          <table:table-cell table:formula="of:=[.D12]/1000*[.$H$142]" office:value-type="float" office:value="784.881778448382" calcext:value-type="float">
            <text:p>784,882 l</text:p>
          </table:table-cell>
          <table:table-cell table:number-columns-repeated="4"/>
        </table:table-row>
        <table:table-row table:style-name="ro1">
          <table:table-cell office:value-type="float" office:value="1571766" calcext:value-type="float">
            <text:p>1571766 ms</text:p>
          </table:table-cell>
          <table:table-cell office:value-type="float" office:value="745" calcext:value-type="float">
            <text:p>745 µs</text:p>
          </table:table-cell>
          <table:table-cell table:style-name="ce5" table:formula="of:=[.B13]*340/2000" office:value-type="float" office:value="126.65" calcext:value-type="float">
            <text:p>126,65 mm</text:p>
          </table:table-cell>
          <table:table-cell table:style-name="ce24" table:formula="of:=[.A13]-[.$A$138]" office:value-type="float" office:value="1555307" calcext:value-type="float">
            <text:p>1555307 ms</text:p>
          </table:table-cell>
          <table:table-cell table:formula="of:=[.D13]/1000*[.$H$142]" office:value-type="float" office:value="777.137421294048" calcext:value-type="float">
            <text:p>777,137 l</text:p>
          </table:table-cell>
          <table:table-cell table:number-columns-repeated="4"/>
        </table:table-row>
        <table:table-row table:style-name="ro1">
          <table:table-cell office:value-type="float" office:value="1561433" calcext:value-type="float">
            <text:p>1561433 ms</text:p>
          </table:table-cell>
          <table:table-cell office:value-type="float" office:value="768" calcext:value-type="float">
            <text:p>768 µs</text:p>
          </table:table-cell>
          <table:table-cell table:style-name="ce5" table:formula="of:=[.B14]*340/2000" office:value-type="float" office:value="130.56" calcext:value-type="float">
            <text:p>130,56 mm</text:p>
          </table:table-cell>
          <table:table-cell table:style-name="ce25" table:formula="of:=[.A14]-[.$A$138]" office:value-type="float" office:value="1544974" calcext:value-type="float">
            <text:p>1544974 ms</text:p>
          </table:table-cell>
          <table:table-cell table:formula="of:=[.D14]/1000*[.$H$142]" office:value-type="float" office:value="771.974349968431" calcext:value-type="float">
            <text:p>771,974 l</text:p>
          </table:table-cell>
          <table:table-cell table:number-columns-repeated="4"/>
        </table:table-row>
        <table:table-row table:style-name="ro1">
          <table:table-cell office:value-type="float" office:value="1551096" calcext:value-type="float">
            <text:p>1551096 ms</text:p>
          </table:table-cell>
          <table:table-cell office:value-type="float" office:value="783" calcext:value-type="float">
            <text:p>783 µs</text:p>
          </table:table-cell>
          <table:table-cell table:style-name="ce5" table:formula="of:=[.B15]*340/2000" office:value-type="float" office:value="133.11" calcext:value-type="float">
            <text:p>133,11 mm</text:p>
          </table:table-cell>
          <table:table-cell table:style-name="ce26" table:formula="of:=[.A15]-[.$A$138]" office:value-type="float" office:value="1534637" calcext:value-type="float">
            <text:p>1534637 ms</text:p>
          </table:table-cell>
          <table:table-cell table:formula="of:=[.D15]/1000*[.$H$142]" office:value-type="float" office:value="766.809279970086" calcext:value-type="float">
            <text:p>766,809 l</text:p>
          </table:table-cell>
          <table:table-cell table:number-columns-repeated="4"/>
        </table:table-row>
        <table:table-row table:style-name="ro1">
          <table:table-cell office:value-type="float" office:value="1540760" calcext:value-type="float">
            <text:p>1540760 ms</text:p>
          </table:table-cell>
          <table:table-cell office:value-type="float" office:value="817" calcext:value-type="float">
            <text:p>817 µs</text:p>
          </table:table-cell>
          <table:table-cell table:style-name="ce5" table:formula="of:=[.B16]*340/2000" office:value-type="float" office:value="138.89" calcext:value-type="float">
            <text:p>138,89 mm</text:p>
          </table:table-cell>
          <table:table-cell table:style-name="ce27" table:formula="of:=[.A16]-[.$A$138]" office:value-type="float" office:value="1524301" calcext:value-type="float">
            <text:p>1524301 ms</text:p>
          </table:table-cell>
          <table:table-cell table:formula="of:=[.D16]/1000*[.$H$142]" office:value-type="float" office:value="761.644709639922" calcext:value-type="float">
            <text:p>761,645 l</text:p>
          </table:table-cell>
          <table:table-cell table:number-columns-repeated="4"/>
        </table:table-row>
        <table:table-row table:style-name="ro1">
          <table:table-cell office:value-type="float" office:value="1525258" calcext:value-type="float">
            <text:p>1525258 ms</text:p>
          </table:table-cell>
          <table:table-cell office:value-type="float" office:value="836" calcext:value-type="float">
            <text:p>836 µs</text:p>
          </table:table-cell>
          <table:table-cell table:style-name="ce5" table:formula="of:=[.B17]*340/2000" office:value-type="float" office:value="142.12" calcext:value-type="float">
            <text:p>142,12 mm</text:p>
          </table:table-cell>
          <table:table-cell table:style-name="ce28" table:formula="of:=[.A17]-[.$A$138]" office:value-type="float" office:value="1508799" calcext:value-type="float">
            <text:p>1508799 ms</text:p>
          </table:table-cell>
          <table:table-cell table:formula="of:=[.D17]/1000*[.$H$142]" office:value-type="float" office:value="753.898853481042" calcext:value-type="float">
            <text:p>753,899 l</text:p>
          </table:table-cell>
          <table:table-cell table:number-columns-repeated="4"/>
        </table:table-row>
        <table:table-row table:style-name="ro1">
          <table:table-cell office:value-type="float" office:value="1514920" calcext:value-type="float">
            <text:p>1514920 ms</text:p>
          </table:table-cell>
          <table:table-cell office:value-type="float" office:value="868" calcext:value-type="float">
            <text:p>868 µs</text:p>
          </table:table-cell>
          <table:table-cell table:style-name="ce5" table:formula="of:=[.B18]*340/2000" office:value-type="float" office:value="147.56" calcext:value-type="float">
            <text:p>147,56 mm</text:p>
          </table:table-cell>
          <table:table-cell table:style-name="ce29" table:formula="of:=[.A18]-[.$A$138]" office:value-type="float" office:value="1498461" calcext:value-type="float">
            <text:p>1498461 ms</text:p>
          </table:table-cell>
          <table:table-cell table:formula="of:=[.D18]/1000*[.$H$142]" office:value-type="float" office:value="748.733283814514" calcext:value-type="float">
            <text:p>748,733 l</text:p>
          </table:table-cell>
          <table:table-cell table:number-columns-repeated="4"/>
        </table:table-row>
        <table:table-row table:style-name="ro1">
          <table:table-cell office:value-type="float" office:value="1499414" calcext:value-type="float">
            <text:p>1499414 ms</text:p>
          </table:table-cell>
          <table:table-cell office:value-type="float" office:value="904" calcext:value-type="float">
            <text:p>904 µs</text:p>
          </table:table-cell>
          <table:table-cell table:style-name="ce5" table:formula="of:=[.B19]*340/2000" office:value-type="float" office:value="153.68" calcext:value-type="float">
            <text:p>153,68 mm</text:p>
          </table:table-cell>
          <table:table-cell table:style-name="ce30" table:formula="of:=[.A19]-[.$A$138]" office:value-type="float" office:value="1482955" calcext:value-type="float">
            <text:p>1482955 ms</text:p>
          </table:table-cell>
          <table:table-cell table:formula="of:=[.D19]/1000*[.$H$142]" office:value-type="float" office:value="740.985428982905" calcext:value-type="float">
            <text:p>740,985 l</text:p>
          </table:table-cell>
          <table:table-cell table:number-columns-repeated="4"/>
        </table:table-row>
        <table:table-row table:style-name="ro1">
          <table:table-cell office:value-type="float" office:value="1489078" calcext:value-type="float">
            <text:p>1489078 ms</text:p>
          </table:table-cell>
          <table:table-cell office:value-type="float" office:value="920" calcext:value-type="float">
            <text:p>920 µs</text:p>
          </table:table-cell>
          <table:table-cell table:style-name="ce5" table:formula="of:=[.B20]*340/2000" office:value-type="float" office:value="156.4" calcext:value-type="float">
            <text:p>156,4 mm</text:p>
          </table:table-cell>
          <table:table-cell table:style-name="ce31" table:formula="of:=[.A20]-[.$A$138]" office:value-type="float" office:value="1472619" calcext:value-type="float">
            <text:p>1472619 ms</text:p>
          </table:table-cell>
          <table:table-cell table:formula="of:=[.D20]/1000*[.$H$142]" office:value-type="float" office:value="735.820858652742" calcext:value-type="float">
            <text:p>735,821 l</text:p>
          </table:table-cell>
          <table:table-cell table:number-columns-repeated="4"/>
        </table:table-row>
        <table:table-row table:style-name="ro1">
          <table:table-cell office:value-type="float" office:value="1478740" calcext:value-type="float">
            <text:p>1478740 ms</text:p>
          </table:table-cell>
          <table:table-cell office:value-type="float" office:value="952" calcext:value-type="float">
            <text:p>952 µs</text:p>
          </table:table-cell>
          <table:table-cell table:style-name="ce5" table:formula="of:=[.B21]*340/2000" office:value-type="float" office:value="161.84" calcext:value-type="float">
            <text:p>161,84 mm</text:p>
          </table:table-cell>
          <table:table-cell table:style-name="ce32" table:formula="of:=[.A21]-[.$A$138]" office:value-type="float" office:value="1462281" calcext:value-type="float">
            <text:p>1462281 ms</text:p>
          </table:table-cell>
          <table:table-cell table:formula="of:=[.D21]/1000*[.$H$142]" office:value-type="float" office:value="730.655288986214" calcext:value-type="float">
            <text:p>730,655 l</text:p>
          </table:table-cell>
          <table:table-cell table:number-columns-repeated="4"/>
        </table:table-row>
        <table:table-row table:style-name="ro1">
          <table:table-cell office:value-type="float" office:value="1463233" calcext:value-type="float">
            <text:p>1463233 ms</text:p>
          </table:table-cell>
          <table:table-cell office:value-type="float" office:value="969" calcext:value-type="float">
            <text:p>969 µs</text:p>
          </table:table-cell>
          <table:table-cell table:style-name="ce5" table:formula="of:=[.B22]*340/2000" office:value-type="float" office:value="164.73" calcext:value-type="float">
            <text:p>164,73 mm</text:p>
          </table:table-cell>
          <table:table-cell table:style-name="ce33" table:formula="of:=[.A22]-[.$A$138]" office:value-type="float" office:value="1446774" calcext:value-type="float">
            <text:p>1446774 ms</text:p>
          </table:table-cell>
          <table:table-cell table:formula="of:=[.D22]/1000*[.$H$142]" office:value-type="float" office:value="722.906934486423" calcext:value-type="float">
            <text:p>722,907 l</text:p>
          </table:table-cell>
          <table:table-cell table:number-columns-repeated="4"/>
        </table:table-row>
        <table:table-row table:style-name="ro1">
          <table:table-cell office:value-type="float" office:value="1452896" calcext:value-type="float">
            <text:p>1452896 ms</text:p>
          </table:table-cell>
          <table:table-cell office:value-type="float" office:value="996" calcext:value-type="float">
            <text:p>996 µs</text:p>
          </table:table-cell>
          <table:table-cell table:style-name="ce5" table:formula="of:=[.B23]*340/2000" office:value-type="float" office:value="169.32" calcext:value-type="float">
            <text:p>169,32 mm</text:p>
          </table:table-cell>
          <table:table-cell table:style-name="ce34" table:formula="of:=[.A23]-[.$A$138]" office:value-type="float" office:value="1436437" calcext:value-type="float">
            <text:p>1436437 ms</text:p>
          </table:table-cell>
          <table:table-cell table:formula="of:=[.D23]/1000*[.$H$142]" office:value-type="float" office:value="717.741864488078" calcext:value-type="float">
            <text:p>717,742 l</text:p>
          </table:table-cell>
          <table:table-cell table:number-columns-repeated="4"/>
        </table:table-row>
        <table:table-row table:style-name="ro1">
          <table:table-cell office:value-type="float" office:value="1437386" calcext:value-type="float">
            <text:p>1437386 ms</text:p>
          </table:table-cell>
          <table:table-cell office:value-type="float" office:value="1024" calcext:value-type="float">
            <text:p>1024 µs</text:p>
          </table:table-cell>
          <table:table-cell table:style-name="ce5" table:formula="of:=[.B24]*340/2000" office:value-type="float" office:value="174.08" calcext:value-type="float">
            <text:p>174,08 mm</text:p>
          </table:table-cell>
          <table:table-cell table:style-name="ce35" table:formula="of:=[.A24]-[.$A$138]" office:value-type="float" office:value="1420927" calcext:value-type="float">
            <text:p>1420927 ms</text:p>
          </table:table-cell>
          <table:table-cell table:formula="of:=[.D24]/1000*[.$H$142]" office:value-type="float" office:value="709.99201098374" calcext:value-type="float">
            <text:p>709,992 l</text:p>
          </table:table-cell>
          <table:table-cell table:number-columns-repeated="4"/>
        </table:table-row>
        <table:table-row table:style-name="ro1">
          <table:table-cell office:value-type="float" office:value="1427047" calcext:value-type="float">
            <text:p>1427047 ms</text:p>
          </table:table-cell>
          <table:table-cell office:value-type="float" office:value="1040" calcext:value-type="float">
            <text:p>1040 µs</text:p>
          </table:table-cell>
          <table:table-cell table:style-name="ce5" table:formula="of:=[.B25]*340/2000" office:value-type="float" office:value="176.8" calcext:value-type="float">
            <text:p>176,8 mm</text:p>
          </table:table-cell>
          <table:table-cell table:style-name="ce36" table:formula="of:=[.A25]-[.$A$138]" office:value-type="float" office:value="1410588" calcext:value-type="float">
            <text:p>1410588 ms</text:p>
          </table:table-cell>
          <table:table-cell table:formula="of:=[.D25]/1000*[.$H$142]" office:value-type="float" office:value="704.82594164903" calcext:value-type="float">
            <text:p>704,826 l</text:p>
          </table:table-cell>
          <table:table-cell table:number-columns-repeated="4"/>
        </table:table-row>
        <table:table-row table:style-name="ro1">
          <table:table-cell office:value-type="float" office:value="1421877" calcext:value-type="float">
            <text:p>1421877 ms</text:p>
          </table:table-cell>
          <table:table-cell office:value-type="float" office:value="1098" calcext:value-type="float">
            <text:p>1098 µs</text:p>
          </table:table-cell>
          <table:table-cell table:style-name="ce5" table:formula="of:=[.B26]*340/2000" office:value-type="float" office:value="186.66" calcext:value-type="float">
            <text:p>186,66 mm</text:p>
          </table:table-cell>
          <table:table-cell table:style-name="ce37" table:formula="of:=[.A26]-[.$A$138]" office:value-type="float" office:value="1405418" calcext:value-type="float">
            <text:p>1405418 ms</text:p>
          </table:table-cell>
          <table:table-cell table:formula="of:=[.D26]/1000*[.$H$142]" office:value-type="float" office:value="702.242657147585" calcext:value-type="float">
            <text:p>702,243 l</text:p>
          </table:table-cell>
          <table:table-cell table:number-columns-repeated="4"/>
        </table:table-row>
        <table:table-row table:style-name="ro1">
          <table:table-cell office:value-type="float" office:value="1416706" calcext:value-type="float">
            <text:p>1416706 ms</text:p>
          </table:table-cell>
          <table:table-cell office:value-type="float" office:value="1099" calcext:value-type="float">
            <text:p>1099 µs</text:p>
          </table:table-cell>
          <table:table-cell table:style-name="ce5" table:formula="of:=[.B27]*340/2000" office:value-type="float" office:value="186.83" calcext:value-type="float">
            <text:p>186,83 mm</text:p>
          </table:table-cell>
          <table:table-cell table:style-name="ce38" table:formula="of:=[.A27]-[.$A$138]" office:value-type="float" office:value="1400247" calcext:value-type="float">
            <text:p>1400247 ms</text:p>
          </table:table-cell>
          <table:table-cell table:formula="of:=[.D27]/1000*[.$H$142]" office:value-type="float" office:value="699.658872977957" calcext:value-type="float">
            <text:p>699,659 l</text:p>
          </table:table-cell>
          <table:table-cell table:number-columns-repeated="4"/>
        </table:table-row>
        <table:table-row table:style-name="ro1">
          <table:table-cell office:value-type="float" office:value="1411534" calcext:value-type="float">
            <text:p>1411534 ms</text:p>
          </table:table-cell>
          <table:table-cell office:value-type="float" office:value="1109" calcext:value-type="float">
            <text:p>1109 µs</text:p>
          </table:table-cell>
          <table:table-cell table:style-name="ce5" table:formula="of:=[.B28]*340/2000" office:value-type="float" office:value="188.53" calcext:value-type="float">
            <text:p>188,53 mm</text:p>
          </table:table-cell>
          <table:table-cell table:style-name="ce39" table:formula="of:=[.A28]-[.$A$138]" office:value-type="float" office:value="1395075" calcext:value-type="float">
            <text:p>1395075 ms</text:p>
          </table:table-cell>
          <table:table-cell table:formula="of:=[.D28]/1000*[.$H$142]" office:value-type="float" office:value="697.074589140147" calcext:value-type="float">
            <text:p>697,075 l</text:p>
          </table:table-cell>
          <table:table-cell table:number-columns-repeated="4"/>
        </table:table-row>
        <table:table-row table:style-name="ro1">
          <table:table-cell office:value-type="float" office:value="1401194" calcext:value-type="float">
            <text:p>1401194 ms</text:p>
          </table:table-cell>
          <table:table-cell office:value-type="float" office:value="1110" calcext:value-type="float">
            <text:p>1110 µs</text:p>
          </table:table-cell>
          <table:table-cell table:style-name="ce5" table:formula="of:=[.B29]*340/2000" office:value-type="float" office:value="188.7" calcext:value-type="float">
            <text:p>188,7 mm</text:p>
          </table:table-cell>
          <table:table-cell table:style-name="ce40" table:formula="of:=[.A29]-[.$A$138]" office:value-type="float" office:value="1384735" calcext:value-type="float">
            <text:p>1384735 ms</text:p>
          </table:table-cell>
          <table:table-cell table:formula="of:=[.D29]/1000*[.$H$142]" office:value-type="float" office:value="691.908020137255" calcext:value-type="float">
            <text:p>691,908 l</text:p>
          </table:table-cell>
          <table:table-cell table:number-columns-repeated="4"/>
        </table:table-row>
        <table:table-row table:style-name="ro1">
          <table:table-cell office:value-type="float" office:value="1390852" calcext:value-type="float">
            <text:p>1390852 ms</text:p>
          </table:table-cell>
          <table:table-cell office:value-type="float" office:value="1145" calcext:value-type="float">
            <text:p>1145 µs</text:p>
          </table:table-cell>
          <table:table-cell table:style-name="ce5" table:formula="of:=[.B30]*340/2000" office:value-type="float" office:value="194.65" calcext:value-type="float">
            <text:p>194,65 mm</text:p>
          </table:table-cell>
          <table:table-cell table:style-name="ce41" table:formula="of:=[.A30]-[.$A$138]" office:value-type="float" office:value="1374393" calcext:value-type="float">
            <text:p>1374393 ms</text:p>
          </table:table-cell>
          <table:table-cell table:formula="of:=[.D30]/1000*[.$H$142]" office:value-type="float" office:value="686.740451797999" calcext:value-type="float">
            <text:p>686,740 l</text:p>
          </table:table-cell>
          <table:table-cell table:number-columns-repeated="4"/>
        </table:table-row>
        <table:table-row table:style-name="ro1">
          <table:table-cell office:value-type="float" office:value="1385681" calcext:value-type="float">
            <text:p>1385681 ms</text:p>
          </table:table-cell>
          <table:table-cell office:value-type="float" office:value="1168" calcext:value-type="float">
            <text:p>1168 µs</text:p>
          </table:table-cell>
          <table:table-cell table:style-name="ce5" table:formula="of:=[.B31]*340/2000" office:value-type="float" office:value="198.56" calcext:value-type="float">
            <text:p>198,56 mm</text:p>
          </table:table-cell>
          <table:table-cell table:style-name="ce42" table:formula="of:=[.A31]-[.$A$138]" office:value-type="float" office:value="1369222" calcext:value-type="float">
            <text:p>1369222 ms</text:p>
          </table:table-cell>
          <table:table-cell table:formula="of:=[.D31]/1000*[.$H$142]" office:value-type="float" office:value="684.156667628371" calcext:value-type="float">
            <text:p>684,157 l</text:p>
          </table:table-cell>
          <table:table-cell table:number-columns-repeated="4"/>
        </table:table-row>
        <table:table-row table:style-name="ro1">
          <table:table-cell office:value-type="float" office:value="1380510" calcext:value-type="float">
            <text:p>1380510 ms</text:p>
          </table:table-cell>
          <table:table-cell office:value-type="float" office:value="1174" calcext:value-type="float">
            <text:p>1174 µs</text:p>
          </table:table-cell>
          <table:table-cell table:style-name="ce5" table:formula="of:=[.B32]*340/2000" office:value-type="float" office:value="199.58" calcext:value-type="float">
            <text:p>199,58 mm</text:p>
          </table:table-cell>
          <table:table-cell table:style-name="ce43" table:formula="of:=[.A32]-[.$A$138]" office:value-type="float" office:value="1364051" calcext:value-type="float">
            <text:p>1364051 ms</text:p>
          </table:table-cell>
          <table:table-cell table:formula="of:=[.D32]/1000*[.$H$142]" office:value-type="float" office:value="681.572883458743" calcext:value-type="float">
            <text:p>681,573 l</text:p>
          </table:table-cell>
          <table:table-cell table:number-columns-repeated="4"/>
        </table:table-row>
        <table:table-row table:style-name="ro1">
          <table:table-cell office:value-type="float" office:value="1364994" calcext:value-type="float">
            <text:p>1364994 ms</text:p>
          </table:table-cell>
          <table:table-cell office:value-type="float" office:value="1175" calcext:value-type="float">
            <text:p>1175 µs</text:p>
          </table:table-cell>
          <table:table-cell table:style-name="ce5" table:formula="of:=[.B33]*340/2000" office:value-type="float" office:value="199.75" calcext:value-type="float">
            <text:p>199,75 mm</text:p>
          </table:table-cell>
          <table:table-cell table:style-name="ce44" table:formula="of:=[.A33]-[.$A$138]" office:value-type="float" office:value="1348535" calcext:value-type="float">
            <text:p>1348535 ms</text:p>
          </table:table-cell>
          <table:table-cell table:formula="of:=[.D33]/1000*[.$H$142]" office:value-type="float" office:value="673.820031945313" calcext:value-type="float">
            <text:p>673,820 l</text:p>
          </table:table-cell>
          <table:table-cell table:number-columns-repeated="4"/>
        </table:table-row>
        <table:table-row table:style-name="ro1">
          <table:table-cell office:value-type="float" office:value="1354646" calcext:value-type="float">
            <text:p>1354646 ms</text:p>
          </table:table-cell>
          <table:table-cell office:value-type="float" office:value="1210" calcext:value-type="float">
            <text:p>1210 µs</text:p>
          </table:table-cell>
          <table:table-cell table:style-name="ce5" table:formula="of:=[.B34]*340/2000" office:value-type="float" office:value="205.7" calcext:value-type="float">
            <text:p>205,7 mm</text:p>
          </table:table-cell>
          <table:table-cell table:style-name="ce45" table:formula="of:=[.A34]-[.$A$138]" office:value-type="float" office:value="1338187" calcext:value-type="float">
            <text:p>1338187 ms</text:p>
          </table:table-cell>
          <table:table-cell table:formula="of:=[.D34]/1000*[.$H$142]" office:value-type="float" office:value="668.649465596965" calcext:value-type="float">
            <text:p>668,649 l</text:p>
          </table:table-cell>
          <table:table-cell table:number-columns-repeated="4"/>
        </table:table-row>
        <table:table-row table:style-name="ro1">
          <table:table-cell office:value-type="float" office:value="1339130" calcext:value-type="float">
            <text:p>1339130 ms</text:p>
          </table:table-cell>
          <table:table-cell office:value-type="float" office:value="1231" calcext:value-type="float">
            <text:p>1231 µs</text:p>
          </table:table-cell>
          <table:table-cell table:style-name="ce5" table:formula="of:=[.B35]*340/2000" office:value-type="float" office:value="209.27" calcext:value-type="float">
            <text:p>209,27 mm</text:p>
          </table:table-cell>
          <table:table-cell table:style-name="ce46" table:formula="of:=[.A35]-[.$A$138]" office:value-type="float" office:value="1322671" calcext:value-type="float">
            <text:p>1322671 ms</text:p>
          </table:table-cell>
          <table:table-cell table:formula="of:=[.D35]/1000*[.$H$142]" office:value-type="float" office:value="660.896614083535" calcext:value-type="float">
            <text:p>660,897 l</text:p>
          </table:table-cell>
          <table:table-cell table:number-columns-repeated="4"/>
        </table:table-row>
        <table:table-row table:style-name="ro1">
          <table:table-cell office:value-type="float" office:value="1328788" calcext:value-type="float">
            <text:p>1328788 ms</text:p>
          </table:table-cell>
          <table:table-cell office:value-type="float" office:value="1260" calcext:value-type="float">
            <text:p>1260 µs</text:p>
          </table:table-cell>
          <table:table-cell table:style-name="ce5" table:formula="of:=[.B36]*340/2000" office:value-type="float" office:value="214.2" calcext:value-type="float">
            <text:p>214,2 mm</text:p>
          </table:table-cell>
          <table:table-cell table:style-name="ce47" table:formula="of:=[.A36]-[.$A$138]" office:value-type="float" office:value="1312329" calcext:value-type="float">
            <text:p>1312329 ms</text:p>
          </table:table-cell>
          <table:table-cell table:formula="of:=[.D36]/1000*[.$H$142]" office:value-type="float" office:value="655.729045744279" calcext:value-type="float">
            <text:p>655,729 l</text:p>
          </table:table-cell>
          <table:table-cell table:number-columns-repeated="4"/>
        </table:table-row>
        <table:table-row table:style-name="ro1">
          <table:table-cell office:value-type="float" office:value="1313270" calcext:value-type="float">
            <text:p>1313270 ms</text:p>
          </table:table-cell>
          <table:table-cell office:value-type="float" office:value="1277" calcext:value-type="float">
            <text:p>1277 µs</text:p>
          </table:table-cell>
          <table:table-cell table:style-name="ce5" table:formula="of:=[.B37]*340/2000" office:value-type="float" office:value="217.09" calcext:value-type="float">
            <text:p>217,09 mm</text:p>
          </table:table-cell>
          <table:table-cell table:style-name="ce48" table:formula="of:=[.A37]-[.$A$138]" office:value-type="float" office:value="1296811" calcext:value-type="float">
            <text:p>1296811 ms</text:p>
          </table:table-cell>
          <table:table-cell table:formula="of:=[.D37]/1000*[.$H$142]" office:value-type="float" office:value="647.975194894484" calcext:value-type="float">
            <text:p>647,975 l</text:p>
          </table:table-cell>
          <table:table-cell table:number-columns-repeated="4"/>
        </table:table-row>
        <table:table-row table:style-name="ro1">
          <table:table-cell office:value-type="float" office:value="1302924" calcext:value-type="float">
            <text:p>1302924 ms</text:p>
          </table:table-cell>
          <table:table-cell office:value-type="float" office:value="1308" calcext:value-type="float">
            <text:p>1308 µs</text:p>
          </table:table-cell>
          <table:table-cell table:style-name="ce5" table:formula="of:=[.B38]*340/2000" office:value-type="float" office:value="222.36" calcext:value-type="float">
            <text:p>222,36 mm</text:p>
          </table:table-cell>
          <table:table-cell table:style-name="ce49" table:formula="of:=[.A38]-[.$A$138]" office:value-type="float" office:value="1286465" calcext:value-type="float">
            <text:p>1286465 ms</text:p>
          </table:table-cell>
          <table:table-cell table:formula="of:=[.D38]/1000*[.$H$142]" office:value-type="float" office:value="642.8056278825" calcext:value-type="float">
            <text:p>642,806 l</text:p>
          </table:table-cell>
          <table:table-cell table:number-columns-repeated="4"/>
        </table:table-row>
        <table:table-row table:style-name="ro1">
          <table:table-cell office:value-type="float" office:value="1292576" calcext:value-type="float">
            <text:p>1292576 ms</text:p>
          </table:table-cell>
          <table:table-cell office:value-type="float" office:value="1340" calcext:value-type="float">
            <text:p>1340 µs</text:p>
          </table:table-cell>
          <table:table-cell table:style-name="ce5" table:formula="of:=[.B39]*340/2000" office:value-type="float" office:value="227.8" calcext:value-type="float">
            <text:p>227,8 mm</text:p>
          </table:table-cell>
          <table:table-cell table:style-name="ce50" table:formula="of:=[.A39]-[.$A$138]" office:value-type="float" office:value="1276117" calcext:value-type="float">
            <text:p>1276117 ms</text:p>
          </table:table-cell>
          <table:table-cell table:formula="of:=[.D39]/1000*[.$H$142]" office:value-type="float" office:value="637.635061534152" calcext:value-type="float">
            <text:p>637,635 l</text:p>
          </table:table-cell>
          <table:table-cell table:number-columns-repeated="4"/>
        </table:table-row>
        <table:table-row table:style-name="ro1">
          <table:table-cell office:value-type="float" office:value="1287404" calcext:value-type="float">
            <text:p>1287404 ms</text:p>
          </table:table-cell>
          <table:table-cell office:value-type="float" office:value="1348" calcext:value-type="float">
            <text:p>1348 µs</text:p>
          </table:table-cell>
          <table:table-cell table:style-name="ce5" table:formula="of:=[.B40]*340/2000" office:value-type="float" office:value="229.16" calcext:value-type="float">
            <text:p>229,16 mm</text:p>
          </table:table-cell>
          <table:table-cell table:style-name="ce51" table:formula="of:=[.A40]-[.$A$138]" office:value-type="float" office:value="1270945" calcext:value-type="float">
            <text:p>1270945 ms</text:p>
          </table:table-cell>
          <table:table-cell table:formula="of:=[.D40]/1000*[.$H$142]" office:value-type="float" office:value="635.050777696342" calcext:value-type="float">
            <text:p>635,051 l</text:p>
          </table:table-cell>
          <table:table-cell table:number-columns-repeated="4"/>
        </table:table-row>
        <table:table-row table:style-name="ro1">
          <table:table-cell office:value-type="float" office:value="1277059" calcext:value-type="float">
            <text:p>1277059 ms</text:p>
          </table:table-cell>
          <table:table-cell office:value-type="float" office:value="1358" calcext:value-type="float">
            <text:p>1358 µs</text:p>
          </table:table-cell>
          <table:table-cell table:style-name="ce5" table:formula="of:=[.B41]*340/2000" office:value-type="float" office:value="230.86" calcext:value-type="float">
            <text:p>230,86 mm</text:p>
          </table:table-cell>
          <table:table-cell table:style-name="ce52" table:formula="of:=[.A41]-[.$A$138]" office:value-type="float" office:value="1260600" calcext:value-type="float">
            <text:p>1260600 ms</text:p>
          </table:table-cell>
          <table:table-cell table:formula="of:=[.D41]/1000*[.$H$142]" office:value-type="float" office:value="629.881710352539" calcext:value-type="float">
            <text:p>629,882 l</text:p>
          </table:table-cell>
          <table:table-cell table:number-columns-repeated="4"/>
        </table:table-row>
        <table:table-row table:style-name="ro1">
          <table:table-cell office:value-type="float" office:value="1266712" calcext:value-type="float">
            <text:p>1266712 ms</text:p>
          </table:table-cell>
          <table:table-cell office:value-type="float" office:value="1383" calcext:value-type="float">
            <text:p>1383 µs</text:p>
          </table:table-cell>
          <table:table-cell table:style-name="ce5" table:formula="of:=[.B42]*340/2000" office:value-type="float" office:value="235.11" calcext:value-type="float">
            <text:p>235,11 mm</text:p>
          </table:table-cell>
          <table:table-cell table:style-name="ce53" table:formula="of:=[.A42]-[.$A$138]" office:value-type="float" office:value="1250253" calcext:value-type="float">
            <text:p>1250253 ms</text:p>
          </table:table-cell>
          <table:table-cell table:formula="of:=[.D42]/1000*[.$H$142]" office:value-type="float" office:value="624.711643672373" calcext:value-type="float">
            <text:p>624,712 l</text:p>
          </table:table-cell>
          <table:table-cell table:number-columns-repeated="4"/>
        </table:table-row>
        <table:table-row table:style-name="ro1">
          <table:table-cell office:value-type="float" office:value="1261540" calcext:value-type="float">
            <text:p>1261540 ms</text:p>
          </table:table-cell>
          <table:table-cell office:value-type="float" office:value="1389" calcext:value-type="float">
            <text:p>1389 µs</text:p>
          </table:table-cell>
          <table:table-cell table:style-name="ce5" table:formula="of:=[.B43]*340/2000" office:value-type="float" office:value="236.13" calcext:value-type="float">
            <text:p>236,13 mm</text:p>
          </table:table-cell>
          <table:table-cell table:style-name="ce54" table:formula="of:=[.A43]-[.$A$138]" office:value-type="float" office:value="1245081" calcext:value-type="float">
            <text:p>1245081 ms</text:p>
          </table:table-cell>
          <table:table-cell table:formula="of:=[.D43]/1000*[.$H$142]" office:value-type="float" office:value="622.127359834563" calcext:value-type="float">
            <text:p>622,127 l</text:p>
          </table:table-cell>
          <table:table-cell table:number-columns-repeated="4"/>
        </table:table-row>
        <table:table-row table:style-name="ro1">
          <table:table-cell office:value-type="float" office:value="1251192" calcext:value-type="float">
            <text:p>1251192 ms</text:p>
          </table:table-cell>
          <table:table-cell office:value-type="float" office:value="1404" calcext:value-type="float">
            <text:p>1404 µs</text:p>
          </table:table-cell>
          <table:table-cell table:style-name="ce5" table:formula="of:=[.B44]*340/2000" office:value-type="float" office:value="238.68" calcext:value-type="float">
            <text:p>238,68 mm</text:p>
          </table:table-cell>
          <table:table-cell table:style-name="ce55" table:formula="of:=[.A44]-[.$A$138]" office:value-type="float" office:value="1234733" calcext:value-type="float">
            <text:p>1234733 ms</text:p>
          </table:table-cell>
          <table:table-cell table:formula="of:=[.D44]/1000*[.$H$142]" office:value-type="float" office:value="616.956793486215" calcext:value-type="float">
            <text:p>616,957 l</text:p>
          </table:table-cell>
          <table:table-cell table:number-columns-repeated="4"/>
        </table:table-row>
        <table:table-row table:style-name="ro1">
          <table:table-cell office:value-type="float" office:value="1240846" calcext:value-type="float">
            <text:p>1240846 ms</text:p>
          </table:table-cell>
          <table:table-cell office:value-type="float" office:value="1438" calcext:value-type="float">
            <text:p>1438 µs</text:p>
          </table:table-cell>
          <table:table-cell table:style-name="ce5" table:formula="of:=[.B45]*340/2000" office:value-type="float" office:value="244.46" calcext:value-type="float">
            <text:p>244,46 mm</text:p>
          </table:table-cell>
          <table:table-cell table:style-name="ce56" table:formula="of:=[.A45]-[.$A$138]" office:value-type="float" office:value="1224387" calcext:value-type="float">
            <text:p>1224387 ms</text:p>
          </table:table-cell>
          <table:table-cell table:formula="of:=[.D45]/1000*[.$H$142]" office:value-type="float" office:value="611.78722647423" calcext:value-type="float">
            <text:p>611,787 l</text:p>
          </table:table-cell>
          <table:table-cell table:number-columns-repeated="4"/>
        </table:table-row>
        <table:table-row table:style-name="ro1">
          <table:table-cell table:style-name="ce2" office:value-type="float" office:value="1225324" calcext:value-type="float">
            <text:p>1225324 ms</text:p>
          </table:table-cell>
          <table:table-cell table:style-name="ce4" office:value-type="float" office:value="1450" calcext:value-type="float">
            <text:p>1450 µs</text:p>
          </table:table-cell>
          <table:table-cell table:style-name="ce6" table:formula="of:=[.B46]*340/2000" office:value-type="float" office:value="246.5" calcext:value-type="float">
            <text:p>246,5 mm</text:p>
          </table:table-cell>
          <table:table-cell table:style-name="ce57" table:formula="of:=[.A46]-[.$A$138]" office:value-type="float" office:value="1208865" calcext:value-type="float">
            <text:p>1208865 ms</text:p>
          </table:table-cell>
          <table:table-cell table:style-name="ce153" table:formula="of:=[.D46]/1000*[.$H$142]" office:value-type="float" office:value="604.031376951707" calcext:value-type="float">
            <text:p>604,031 l</text:p>
          </table:table-cell>
          <table:table-cell table:number-columns-repeated="4"/>
        </table:table-row>
        <table:table-row table:style-name="ro1">
          <table:table-cell office:value-type="float" office:value="1214973" calcext:value-type="float">
            <text:p>1214973 ms</text:p>
          </table:table-cell>
          <table:table-cell office:value-type="float" office:value="1477" calcext:value-type="float">
            <text:p>1477 µs</text:p>
          </table:table-cell>
          <table:table-cell table:style-name="ce5" table:formula="of:=[.B47]*340/2000" office:value-type="float" office:value="251.09" calcext:value-type="float">
            <text:p>251,09 mm</text:p>
          </table:table-cell>
          <table:table-cell table:style-name="ce58" table:formula="of:=[.A47]-[.$A$138]" office:value-type="float" office:value="1198514" calcext:value-type="float">
            <text:p>1198514 ms</text:p>
          </table:table-cell>
          <table:table-cell table:formula="of:=[.D47]/1000*[.$H$142]" office:value-type="float" office:value="598.859311598813" calcext:value-type="float">
            <text:p>598,859 l</text:p>
          </table:table-cell>
          <table:table-cell table:number-columns-repeated="4"/>
        </table:table-row>
        <table:table-row table:style-name="ro1">
          <table:table-cell office:value-type="float" office:value="1204624" calcext:value-type="float">
            <text:p>1204624 ms</text:p>
          </table:table-cell>
          <table:table-cell office:value-type="float" office:value="1504" calcext:value-type="float">
            <text:p>1504 µs</text:p>
          </table:table-cell>
          <table:table-cell table:style-name="ce5" table:formula="of:=[.B48]*340/2000" office:value-type="float" office:value="255.68" calcext:value-type="float">
            <text:p>255,68 mm</text:p>
          </table:table-cell>
          <table:table-cell table:style-name="ce59" table:formula="of:=[.A48]-[.$A$138]" office:value-type="float" office:value="1188165" calcext:value-type="float">
            <text:p>1188165 ms</text:p>
          </table:table-cell>
          <table:table-cell table:formula="of:=[.D48]/1000*[.$H$142]" office:value-type="float" office:value="593.688245582282" calcext:value-type="float">
            <text:p>593,688 l</text:p>
          </table:table-cell>
          <table:table-cell table:number-columns-repeated="4"/>
        </table:table-row>
        <table:table-row table:style-name="ro1">
          <table:table-cell office:value-type="float" office:value="1199450" calcext:value-type="float">
            <text:p>1199450 ms</text:p>
          </table:table-cell>
          <table:table-cell office:value-type="float" office:value="1514" calcext:value-type="float">
            <text:p>1514 µs</text:p>
          </table:table-cell>
          <table:table-cell table:style-name="ce5" table:formula="of:=[.B49]*340/2000" office:value-type="float" office:value="257.38" calcext:value-type="float">
            <text:p>257,38 mm</text:p>
          </table:table-cell>
          <table:table-cell table:style-name="ce60" table:formula="of:=[.A49]-[.$A$138]" office:value-type="float" office:value="1182991" calcext:value-type="float">
            <text:p>1182991 ms</text:p>
          </table:table-cell>
          <table:table-cell table:formula="of:=[.D49]/1000*[.$H$142]" office:value-type="float" office:value="591.102962408108" calcext:value-type="float">
            <text:p>591,103 l</text:p>
          </table:table-cell>
          <table:table-cell table:number-columns-repeated="4"/>
        </table:table-row>
        <table:table-row table:style-name="ro1">
          <table:table-cell office:value-type="float" office:value="1189100" calcext:value-type="float">
            <text:p>1189100 ms</text:p>
          </table:table-cell>
          <table:table-cell office:value-type="float" office:value="1529" calcext:value-type="float">
            <text:p>1529 µs</text:p>
          </table:table-cell>
          <table:table-cell table:style-name="ce5" table:formula="of:=[.B50]*340/2000" office:value-type="float" office:value="259.93" calcext:value-type="float">
            <text:p>259,93 mm</text:p>
          </table:table-cell>
          <table:table-cell table:style-name="ce61" table:formula="of:=[.A50]-[.$A$138]" office:value-type="float" office:value="1172641" calcext:value-type="float">
            <text:p>1172641 ms</text:p>
          </table:table-cell>
          <table:table-cell table:formula="of:=[.D50]/1000*[.$H$142]" office:value-type="float" office:value="585.931396723395" calcext:value-type="float">
            <text:p>585,931 l</text:p>
          </table:table-cell>
          <table:table-cell table:number-columns-repeated="4"/>
        </table:table-row>
        <table:table-row table:style-name="ro1">
          <table:table-cell office:value-type="float" office:value="1178748" calcext:value-type="float">
            <text:p>1178748 ms</text:p>
          </table:table-cell>
          <table:table-cell office:value-type="float" office:value="1546" calcext:value-type="float">
            <text:p>1546 µs</text:p>
          </table:table-cell>
          <table:table-cell table:style-name="ce5" table:formula="of:=[.B51]*340/2000" office:value-type="float" office:value="262.82" calcext:value-type="float">
            <text:p>262,82 mm</text:p>
          </table:table-cell>
          <table:table-cell table:style-name="ce62" table:formula="of:=[.A51]-[.$A$138]" office:value-type="float" office:value="1162289" calcext:value-type="float">
            <text:p>1162289 ms</text:p>
          </table:table-cell>
          <table:table-cell table:formula="of:=[.D51]/1000*[.$H$142]" office:value-type="float" office:value="580.758831702318" calcext:value-type="float">
            <text:p>580,759 l</text:p>
          </table:table-cell>
          <table:table-cell table:number-columns-repeated="4"/>
        </table:table-row>
        <table:table-row table:style-name="ro1">
          <table:table-cell office:value-type="float" office:value="1173574" calcext:value-type="float">
            <text:p>1173574 ms</text:p>
          </table:table-cell>
          <table:table-cell office:value-type="float" office:value="1559" calcext:value-type="float">
            <text:p>1559 µs</text:p>
          </table:table-cell>
          <table:table-cell table:style-name="ce5" table:formula="of:=[.B52]*340/2000" office:value-type="float" office:value="265.03" calcext:value-type="float">
            <text:p>265,03 mm</text:p>
          </table:table-cell>
          <table:table-cell table:style-name="ce63" table:formula="of:=[.A52]-[.$A$138]" office:value-type="float" office:value="1157115" calcext:value-type="float">
            <text:p>1157115 ms</text:p>
          </table:table-cell>
          <table:table-cell table:formula="of:=[.D52]/1000*[.$H$142]" office:value-type="float" office:value="578.173548528144" calcext:value-type="float">
            <text:p>578,174 l</text:p>
          </table:table-cell>
          <table:table-cell table:number-columns-repeated="4"/>
        </table:table-row>
        <table:table-row table:style-name="ro1">
          <table:table-cell office:value-type="float" office:value="1163225" calcext:value-type="float">
            <text:p>1163225 ms</text:p>
          </table:table-cell>
          <table:table-cell office:value-type="float" office:value="1573" calcext:value-type="float">
            <text:p>1573 µs</text:p>
          </table:table-cell>
          <table:table-cell table:style-name="ce5" table:formula="of:=[.B53]*340/2000" office:value-type="float" office:value="267.41" calcext:value-type="float">
            <text:p>267,41 mm</text:p>
          </table:table-cell>
          <table:table-cell table:style-name="ce64" table:formula="of:=[.A53]-[.$A$138]" office:value-type="float" office:value="1146766" calcext:value-type="float">
            <text:p>1146766 ms</text:p>
          </table:table-cell>
          <table:table-cell table:formula="of:=[.D53]/1000*[.$H$142]" office:value-type="float" office:value="573.002482511614" calcext:value-type="float">
            <text:p>573,002 l</text:p>
          </table:table-cell>
          <table:table-cell table:number-columns-repeated="4"/>
        </table:table-row>
        <table:table-row table:style-name="ro1">
          <table:table-cell office:value-type="float" office:value="1152872" calcext:value-type="float">
            <text:p>1152872 ms</text:p>
          </table:table-cell>
          <table:table-cell office:value-type="float" office:value="1595" calcext:value-type="float">
            <text:p>1595 µs</text:p>
          </table:table-cell>
          <table:table-cell table:style-name="ce5" table:formula="of:=[.B54]*340/2000" office:value-type="float" office:value="271.15" calcext:value-type="float">
            <text:p>271,15 mm</text:p>
          </table:table-cell>
          <table:table-cell table:style-name="ce65" table:formula="of:=[.A54]-[.$A$138]" office:value-type="float" office:value="1136413" calcext:value-type="float">
            <text:p>1136413 ms</text:p>
          </table:table-cell>
          <table:table-cell table:formula="of:=[.D54]/1000*[.$H$142]" office:value-type="float" office:value="567.829417822355" calcext:value-type="float">
            <text:p>567,829 l</text:p>
          </table:table-cell>
          <table:table-cell table:number-columns-repeated="4"/>
        </table:table-row>
        <table:table-row table:style-name="ro1">
          <table:table-cell office:value-type="float" office:value="1137346" calcext:value-type="float">
            <text:p>1137346 ms</text:p>
          </table:table-cell>
          <table:table-cell office:value-type="float" office:value="1611" calcext:value-type="float">
            <text:p>1611 µs</text:p>
          </table:table-cell>
          <table:table-cell table:style-name="ce5" table:formula="of:=[.B55]*340/2000" office:value-type="float" office:value="273.87" calcext:value-type="float">
            <text:p>273,87 mm</text:p>
          </table:table-cell>
          <table:table-cell table:style-name="ce66" table:formula="of:=[.A55]-[.$A$138]" office:value-type="float" office:value="1120887" calcext:value-type="float">
            <text:p>1120887 ms</text:p>
          </table:table-cell>
          <table:table-cell table:formula="of:=[.D55]/1000*[.$H$142]" office:value-type="float" office:value="560.071569627104" calcext:value-type="float">
            <text:p>560,072 l</text:p>
          </table:table-cell>
          <table:table-cell table:number-columns-repeated="4"/>
        </table:table-row>
        <table:table-row table:style-name="ro1">
          <table:table-cell office:value-type="float" office:value="1126989" calcext:value-type="float">
            <text:p>1126989 ms</text:p>
          </table:table-cell>
          <table:table-cell office:value-type="float" office:value="1637" calcext:value-type="float">
            <text:p>1637 µs</text:p>
          </table:table-cell>
          <table:table-cell table:style-name="ce5" table:formula="of:=[.B56]*340/2000" office:value-type="float" office:value="278.29" calcext:value-type="float">
            <text:p>278,29 mm</text:p>
          </table:table-cell>
          <table:table-cell table:style-name="ce67" table:formula="of:=[.A56]-[.$A$138]" office:value-type="float" office:value="1110530" calcext:value-type="float">
            <text:p>1110530 ms</text:p>
          </table:table-cell>
          <table:table-cell table:formula="of:=[.D56]/1000*[.$H$142]" office:value-type="float" office:value="554.896506265116" calcext:value-type="float">
            <text:p>554,897 l</text:p>
          </table:table-cell>
          <table:table-cell table:number-columns-repeated="4"/>
        </table:table-row>
        <table:table-row table:style-name="ro1">
          <table:table-cell office:value-type="float" office:value="1121814" calcext:value-type="float">
            <text:p>1121814 ms</text:p>
          </table:table-cell>
          <table:table-cell office:value-type="float" office:value="1656" calcext:value-type="float">
            <text:p>1656 µs</text:p>
          </table:table-cell>
          <table:table-cell table:style-name="ce5" table:formula="of:=[.B57]*340/2000" office:value-type="float" office:value="281.52" calcext:value-type="float">
            <text:p>281,52 mm</text:p>
          </table:table-cell>
          <table:table-cell table:style-name="ce68" table:formula="of:=[.A57]-[.$A$138]" office:value-type="float" office:value="1105355" calcext:value-type="float">
            <text:p>1105355 ms</text:p>
          </table:table-cell>
          <table:table-cell table:formula="of:=[.D57]/1000*[.$H$142]" office:value-type="float" office:value="552.31072342276" calcext:value-type="float">
            <text:p>552,311 l</text:p>
          </table:table-cell>
          <table:table-cell table:number-columns-repeated="4"/>
        </table:table-row>
        <table:table-row table:style-name="ro1">
          <table:table-cell office:value-type="float" office:value="1111462" calcext:value-type="float">
            <text:p>1111462 ms</text:p>
          </table:table-cell>
          <table:table-cell office:value-type="float" office:value="1674" calcext:value-type="float">
            <text:p>1674 µs</text:p>
          </table:table-cell>
          <table:table-cell table:style-name="ce5" table:formula="of:=[.B58]*340/2000" office:value-type="float" office:value="284.58" calcext:value-type="float">
            <text:p>284,58 mm</text:p>
          </table:table-cell>
          <table:table-cell table:style-name="ce69" table:formula="of:=[.A58]-[.$A$138]" office:value-type="float" office:value="1095003" calcext:value-type="float">
            <text:p>1095003 ms</text:p>
          </table:table-cell>
          <table:table-cell table:formula="of:=[.D58]/1000*[.$H$142]" office:value-type="float" office:value="547.138158401683" calcext:value-type="float">
            <text:p>547,138 l</text:p>
          </table:table-cell>
          <table:table-cell table:number-columns-repeated="4"/>
        </table:table-row>
        <table:table-row table:style-name="ro1">
          <table:table-cell office:value-type="float" office:value="1085572" calcext:value-type="float">
            <text:p>1085572 ms</text:p>
          </table:table-cell>
          <table:table-cell office:value-type="float" office:value="1702" calcext:value-type="float">
            <text:p>1702 µs</text:p>
          </table:table-cell>
          <table:table-cell table:style-name="ce5" table:formula="of:=[.B59]*340/2000" office:value-type="float" office:value="289.34" calcext:value-type="float">
            <text:p>289,34 mm</text:p>
          </table:table-cell>
          <table:table-cell table:style-name="ce70" table:formula="of:=[.A59]-[.$A$138]" office:value-type="float" office:value="1069113" calcext:value-type="float">
            <text:p>1069113 ms</text:p>
          </table:table-cell>
          <table:table-cell table:formula="of:=[.D59]/1000*[.$H$142]" office:value-type="float" office:value="534.20174916717" calcext:value-type="float">
            <text:p>534,202 l</text:p>
          </table:table-cell>
          <table:table-cell table:number-columns-repeated="4"/>
        </table:table-row>
        <table:table-row table:style-name="ro1">
          <table:table-cell office:value-type="float" office:value="1075215" calcext:value-type="float">
            <text:p>1075215 ms</text:p>
          </table:table-cell>
          <table:table-cell office:value-type="float" office:value="1746" calcext:value-type="float">
            <text:p>1746 µs</text:p>
          </table:table-cell>
          <table:table-cell table:style-name="ce5" table:formula="of:=[.B60]*340/2000" office:value-type="float" office:value="296.82" calcext:value-type="float">
            <text:p>296,82 mm</text:p>
          </table:table-cell>
          <table:table-cell table:style-name="ce71" table:formula="of:=[.A60]-[.$A$138]" office:value-type="float" office:value="1058756" calcext:value-type="float">
            <text:p>1058756 ms</text:p>
          </table:table-cell>
          <table:table-cell table:formula="of:=[.D60]/1000*[.$H$142]" office:value-type="float" office:value="529.026685805183" calcext:value-type="float">
            <text:p>529,027 l</text:p>
          </table:table-cell>
          <table:table-cell table:number-columns-repeated="4"/>
        </table:table-row>
        <table:table-row table:style-name="ro1">
          <table:table-cell office:value-type="float" office:value="1070038" calcext:value-type="float">
            <text:p>1070038 ms</text:p>
          </table:table-cell>
          <table:table-cell office:value-type="float" office:value="1751" calcext:value-type="float">
            <text:p>1751 µs</text:p>
          </table:table-cell>
          <table:table-cell table:style-name="ce5" table:formula="of:=[.B61]*340/2000" office:value-type="float" office:value="297.67" calcext:value-type="float">
            <text:p>297,67 mm</text:p>
          </table:table-cell>
          <table:table-cell table:style-name="ce72" table:formula="of:=[.A61]-[.$A$138]" office:value-type="float" office:value="1053579" calcext:value-type="float">
            <text:p>1053579 ms</text:p>
          </table:table-cell>
          <table:table-cell table:formula="of:=[.D61]/1000*[.$H$142]" office:value-type="float" office:value="526.439903626462" calcext:value-type="float">
            <text:p>526,440 l</text:p>
          </table:table-cell>
          <table:table-cell table:number-columns-repeated="4"/>
        </table:table-row>
        <table:table-row table:style-name="ro1">
          <table:table-cell office:value-type="float" office:value="1059680" calcext:value-type="float">
            <text:p>1059680 ms</text:p>
          </table:table-cell>
          <table:table-cell office:value-type="float" office:value="1778" calcext:value-type="float">
            <text:p>1778 µs</text:p>
          </table:table-cell>
          <table:table-cell table:style-name="ce5" table:formula="of:=[.B62]*340/2000" office:value-type="float" office:value="302.26" calcext:value-type="float">
            <text:p>302,26 mm</text:p>
          </table:table-cell>
          <table:table-cell table:style-name="ce73" table:formula="of:=[.A62]-[.$A$138]" office:value-type="float" office:value="1043221" calcext:value-type="float">
            <text:p>1043221 ms</text:p>
          </table:table-cell>
          <table:table-cell table:formula="of:=[.D62]/1000*[.$H$142]" office:value-type="float" office:value="521.264340596293" calcext:value-type="float">
            <text:p>521,264 l</text:p>
          </table:table-cell>
          <table:table-cell table:number-columns-repeated="4"/>
        </table:table-row>
        <table:table-row table:style-name="ro1">
          <table:table-cell office:value-type="float" office:value="1049326" calcext:value-type="float">
            <text:p>1049326 ms</text:p>
          </table:table-cell>
          <table:table-cell office:value-type="float" office:value="1791" calcext:value-type="float">
            <text:p>1791 µs</text:p>
          </table:table-cell>
          <table:table-cell table:style-name="ce5" table:formula="of:=[.B63]*340/2000" office:value-type="float" office:value="304.47" calcext:value-type="float">
            <text:p>304,47 mm</text:p>
          </table:table-cell>
          <table:table-cell table:style-name="ce74" table:formula="of:=[.A63]-[.$A$138]" office:value-type="float" office:value="1032867" calcext:value-type="float">
            <text:p>1032867 ms</text:p>
          </table:table-cell>
          <table:table-cell table:formula="of:=[.D63]/1000*[.$H$142]" office:value-type="float" office:value="516.090776238852" calcext:value-type="float">
            <text:p>516,091 l</text:p>
          </table:table-cell>
          <table:table-cell table:number-columns-repeated="4"/>
        </table:table-row>
        <table:table-row table:style-name="ro1">
          <table:table-cell office:value-type="float" office:value="1044149" calcext:value-type="float">
            <text:p>1044149 ms</text:p>
          </table:table-cell>
          <table:table-cell office:value-type="float" office:value="1800" calcext:value-type="float">
            <text:p>1800 µs</text:p>
          </table:table-cell>
          <table:table-cell table:style-name="ce5" table:formula="of:=[.B64]*340/2000" office:value-type="float" office:value="306" calcext:value-type="float">
            <text:p>306 mm</text:p>
          </table:table-cell>
          <table:table-cell table:style-name="ce75" table:formula="of:=[.A64]-[.$A$138]" office:value-type="float" office:value="1027690" calcext:value-type="float">
            <text:p>1027690 ms</text:p>
          </table:table-cell>
          <table:table-cell table:formula="of:=[.D64]/1000*[.$H$142]" office:value-type="float" office:value="513.503994060131" calcext:value-type="float">
            <text:p>513,504 l</text:p>
          </table:table-cell>
          <table:table-cell table:number-columns-repeated="4"/>
        </table:table-row>
        <table:table-row table:style-name="ro1">
          <table:table-cell office:value-type="float" office:value="1033791" calcext:value-type="float">
            <text:p>1033791 ms</text:p>
          </table:table-cell>
          <table:table-cell office:value-type="float" office:value="1815" calcext:value-type="float">
            <text:p>1815 µs</text:p>
          </table:table-cell>
          <table:table-cell table:style-name="ce5" table:formula="of:=[.B65]*340/2000" office:value-type="float" office:value="308.55" calcext:value-type="float">
            <text:p>308,55 mm</text:p>
          </table:table-cell>
          <table:table-cell table:style-name="ce76" table:formula="of:=[.A65]-[.$A$138]" office:value-type="float" office:value="1017332" calcext:value-type="float">
            <text:p>1017332 ms</text:p>
          </table:table-cell>
          <table:table-cell table:formula="of:=[.D65]/1000*[.$H$142]" office:value-type="float" office:value="508.328431029962" calcext:value-type="float">
            <text:p>508,328 l</text:p>
          </table:table-cell>
          <table:table-cell table:number-columns-repeated="4"/>
        </table:table-row>
        <table:table-row table:style-name="ro1">
          <table:table-cell office:value-type="float" office:value="1013074" calcext:value-type="float">
            <text:p>1013074 ms</text:p>
          </table:table-cell>
          <table:table-cell office:value-type="float" office:value="1846" calcext:value-type="float">
            <text:p>1846 µs</text:p>
          </table:table-cell>
          <table:table-cell table:style-name="ce5" table:formula="of:=[.B66]*340/2000" office:value-type="float" office:value="313.82" calcext:value-type="float">
            <text:p>313,82 mm</text:p>
          </table:table-cell>
          <table:table-cell table:style-name="ce77" table:formula="of:=[.A66]-[.$A$138]" office:value-type="float" office:value="996615" calcext:value-type="float">
            <text:p>996615 ms</text:p>
          </table:table-cell>
          <table:table-cell table:formula="of:=[.D66]/1000*[.$H$142]" office:value-type="float" office:value="497.976805301441" calcext:value-type="float">
            <text:p>497,977 l</text:p>
          </table:table-cell>
          <table:table-cell table:number-columns-repeated="4"/>
        </table:table-row>
        <table:table-row table:style-name="ro1">
          <table:table-cell office:value-type="float" office:value="997531" calcext:value-type="float">
            <text:p>997531 ms</text:p>
          </table:table-cell>
          <table:table-cell office:value-type="float" office:value="1871" calcext:value-type="float">
            <text:p>1871 µs</text:p>
          </table:table-cell>
          <table:table-cell table:style-name="ce5" table:formula="of:=[.B67]*340/2000" office:value-type="float" office:value="318.07" calcext:value-type="float">
            <text:p>318,07 mm</text:p>
          </table:table-cell>
          <table:table-cell table:style-name="ce78" table:formula="of:=[.A67]-[.$A$138]" office:value-type="float" office:value="981072" calcext:value-type="float">
            <text:p>981072 ms</text:p>
          </table:table-cell>
          <table:table-cell table:formula="of:=[.D67]/1000*[.$H$142]" office:value-type="float" office:value="490.210462747094" calcext:value-type="float">
            <text:p>490,210 l</text:p>
          </table:table-cell>
          <table:table-cell table:number-columns-repeated="4"/>
        </table:table-row>
        <table:table-row table:style-name="ro1">
          <table:table-cell office:value-type="float" office:value="971625" calcext:value-type="float">
            <text:p>971625 ms</text:p>
          </table:table-cell>
          <table:table-cell office:value-type="float" office:value="1914" calcext:value-type="float">
            <text:p>1914 µs</text:p>
          </table:table-cell>
          <table:table-cell table:style-name="ce5" table:formula="of:=[.B68]*340/2000" office:value-type="float" office:value="325.38" calcext:value-type="float">
            <text:p>325,38 mm</text:p>
          </table:table-cell>
          <table:table-cell table:style-name="ce79" table:formula="of:=[.A68]-[.$A$138]" office:value-type="float" office:value="955166" calcext:value-type="float">
            <text:p>955166 ms</text:p>
          </table:table-cell>
          <table:table-cell table:formula="of:=[.D68]/1000*[.$H$142]" office:value-type="float" office:value="477.266058821667" calcext:value-type="float">
            <text:p>477,266 l</text:p>
          </table:table-cell>
          <table:table-cell table:number-columns-repeated="4"/>
        </table:table-row>
        <table:table-row table:style-name="ro1">
          <table:table-cell office:value-type="float" office:value="961263" calcext:value-type="float">
            <text:p>961263 ms</text:p>
          </table:table-cell>
          <table:table-cell office:value-type="float" office:value="1934" calcext:value-type="float">
            <text:p>1934 µs</text:p>
          </table:table-cell>
          <table:table-cell table:style-name="ce5" table:formula="of:=[.B69]*340/2000" office:value-type="float" office:value="328.78" calcext:value-type="float">
            <text:p>328,78 mm</text:p>
          </table:table-cell>
          <table:table-cell table:style-name="ce80" table:formula="of:=[.A69]-[.$A$138]" office:value-type="float" office:value="944804" calcext:value-type="float">
            <text:p>944804 ms</text:p>
          </table:table-cell>
          <table:table-cell table:formula="of:=[.D69]/1000*[.$H$142]" office:value-type="float" office:value="472.088497118769" calcext:value-type="float">
            <text:p>472,088 l</text:p>
          </table:table-cell>
          <table:table-cell table:number-columns-repeated="4"/>
        </table:table-row>
        <table:table-row table:style-name="ro1">
          <table:table-cell office:value-type="float" office:value="945723" calcext:value-type="float">
            <text:p>945723 ms</text:p>
          </table:table-cell>
          <table:table-cell office:value-type="float" office:value="1970" calcext:value-type="float">
            <text:p>1970 µs</text:p>
          </table:table-cell>
          <table:table-cell table:style-name="ce5" table:formula="of:=[.B70]*340/2000" office:value-type="float" office:value="334.9" calcext:value-type="float">
            <text:p>334,9 mm</text:p>
          </table:table-cell>
          <table:table-cell table:style-name="ce81" table:formula="of:=[.A70]-[.$A$138]" office:value-type="float" office:value="929264" calcext:value-type="float">
            <text:p>929264 ms</text:p>
          </table:table-cell>
          <table:table-cell table:formula="of:=[.D70]/1000*[.$H$142]" office:value-type="float" office:value="464.323653568969" calcext:value-type="float">
            <text:p>464,324 l</text:p>
          </table:table-cell>
          <table:table-cell table:number-columns-repeated="4"/>
        </table:table-row>
        <table:table-row table:style-name="ro1">
          <table:table-cell office:value-type="float" office:value="930182" calcext:value-type="float">
            <text:p>930182 ms</text:p>
          </table:table-cell>
          <table:table-cell office:value-type="float" office:value="1991" calcext:value-type="float">
            <text:p>1991 µs</text:p>
          </table:table-cell>
          <table:table-cell table:style-name="ce5" table:formula="of:=[.B71]*340/2000" office:value-type="float" office:value="338.47" calcext:value-type="float">
            <text:p>338,47 mm</text:p>
          </table:table-cell>
          <table:table-cell table:style-name="ce82" table:formula="of:=[.A71]-[.$A$138]" office:value-type="float" office:value="913723" calcext:value-type="float">
            <text:p>913723 ms</text:p>
          </table:table-cell>
          <table:table-cell table:formula="of:=[.D71]/1000*[.$H$142]" office:value-type="float" office:value="456.558310350986" calcext:value-type="float">
            <text:p>456,558 l</text:p>
          </table:table-cell>
          <table:table-cell table:number-columns-repeated="4"/>
        </table:table-row>
        <table:table-row table:style-name="ro1">
          <table:table-cell office:value-type="float" office:value="909459" calcext:value-type="float">
            <text:p>909459 ms</text:p>
          </table:table-cell>
          <table:table-cell office:value-type="float" office:value="2043" calcext:value-type="float">
            <text:p>2043 µs</text:p>
          </table:table-cell>
          <table:table-cell table:style-name="ce5" table:formula="of:=[.B72]*340/2000" office:value-type="float" office:value="347.31" calcext:value-type="float">
            <text:p>347,31 mm</text:p>
          </table:table-cell>
          <table:table-cell table:style-name="ce83" table:formula="of:=[.A72]-[.$A$138]" office:value-type="float" office:value="893000" calcext:value-type="float">
            <text:p>893000 ms</text:p>
          </table:table-cell>
          <table:table-cell table:formula="of:=[.D72]/1000*[.$H$142]" office:value-type="float" office:value="446.203686613373" calcext:value-type="float">
            <text:p>446,204 l</text:p>
          </table:table-cell>
          <table:table-cell table:number-columns-repeated="4"/>
        </table:table-row>
        <table:table-row table:style-name="ro1">
          <table:table-cell office:value-type="float" office:value="904278" calcext:value-type="float">
            <text:p>904278 ms</text:p>
          </table:table-cell>
          <table:table-cell office:value-type="float" office:value="2067" calcext:value-type="float">
            <text:p>2067 µs</text:p>
          </table:table-cell>
          <table:table-cell table:style-name="ce5" table:formula="of:=[.B73]*340/2000" office:value-type="float" office:value="351.39" calcext:value-type="float">
            <text:p>351,39 mm</text:p>
          </table:table-cell>
          <table:table-cell table:style-name="ce84" table:formula="of:=[.A73]-[.$A$138]" office:value-type="float" office:value="887819" calcext:value-type="float">
            <text:p>887819 ms</text:p>
          </table:table-cell>
          <table:table-cell table:formula="of:=[.D73]/1000*[.$H$142]" office:value-type="float" office:value="443.614905761924" calcext:value-type="float">
            <text:p>443,615 l</text:p>
          </table:table-cell>
          <table:table-cell table:number-columns-repeated="4"/>
        </table:table-row>
        <table:table-row table:style-name="ro1">
          <table:table-cell office:value-type="float" office:value="878369" calcext:value-type="float">
            <text:p>878369 ms</text:p>
          </table:table-cell>
          <table:table-cell office:value-type="float" office:value="2069" calcext:value-type="float">
            <text:p>2069 µs</text:p>
          </table:table-cell>
          <table:table-cell table:style-name="ce5" table:formula="of:=[.B74]*340/2000" office:value-type="float" office:value="351.73" calcext:value-type="float">
            <text:p>351,73 mm</text:p>
          </table:table-cell>
          <table:table-cell table:style-name="ce85" table:formula="of:=[.A74]-[.$A$138]" office:value-type="float" office:value="861910" calcext:value-type="float">
            <text:p>861910 ms</text:p>
          </table:table-cell>
          <table:table-cell table:formula="of:=[.D74]/1000*[.$H$142]" office:value-type="float" office:value="430.669002831951" calcext:value-type="float">
            <text:p>430,669 l</text:p>
          </table:table-cell>
          <table:table-cell table:number-columns-repeated="4"/>
        </table:table-row>
        <table:table-row table:style-name="ro1">
          <table:table-cell office:value-type="float" office:value="862827" calcext:value-type="float">
            <text:p>862827 ms</text:p>
          </table:table-cell>
          <table:table-cell office:value-type="float" office:value="2088" calcext:value-type="float">
            <text:p>2088 µs</text:p>
          </table:table-cell>
          <table:table-cell table:style-name="ce5" table:formula="of:=[.B75]*340/2000" office:value-type="float" office:value="354.96" calcext:value-type="float">
            <text:p>354,96 mm</text:p>
          </table:table-cell>
          <table:table-cell table:style-name="ce86" table:formula="of:=[.A75]-[.$A$138]" office:value-type="float" office:value="846368" calcext:value-type="float">
            <text:p>846368 ms</text:p>
          </table:table-cell>
          <table:table-cell table:formula="of:=[.D75]/1000*[.$H$142]" office:value-type="float" office:value="422.903159945786" calcext:value-type="float">
            <text:p>422,903 l</text:p>
          </table:table-cell>
          <table:table-cell table:number-columns-repeated="4"/>
        </table:table-row>
        <table:table-row table:style-name="ro1">
          <table:table-cell office:value-type="float" office:value="847281" calcext:value-type="float">
            <text:p>847281 ms</text:p>
          </table:table-cell>
          <table:table-cell office:value-type="float" office:value="2140" calcext:value-type="float">
            <text:p>2140 µs</text:p>
          </table:table-cell>
          <table:table-cell table:style-name="ce5" table:formula="of:=[.B76]*340/2000" office:value-type="float" office:value="363.8" calcext:value-type="float">
            <text:p>363,8 mm</text:p>
          </table:table-cell>
          <table:table-cell table:style-name="ce87" table:formula="of:=[.A76]-[.$A$138]" office:value-type="float" office:value="830822" calcext:value-type="float">
            <text:p>830822 ms</text:p>
          </table:table-cell>
          <table:table-cell table:formula="of:=[.D76]/1000*[.$H$142]" office:value-type="float" office:value="415.135318386893" calcext:value-type="float">
            <text:p>415,135 l</text:p>
          </table:table-cell>
          <table:table-cell table:number-columns-repeated="4"/>
        </table:table-row>
        <table:table-row table:style-name="ro1">
          <table:table-cell office:value-type="float" office:value="836912" calcext:value-type="float">
            <text:p>836912 ms</text:p>
          </table:table-cell>
          <table:table-cell office:value-type="float" office:value="2162" calcext:value-type="float">
            <text:p>2162 µs</text:p>
          </table:table-cell>
          <table:table-cell table:style-name="ce5" table:formula="of:=[.B77]*340/2000" office:value-type="float" office:value="367.54" calcext:value-type="float">
            <text:p>367,54 mm</text:p>
          </table:table-cell>
          <table:table-cell table:style-name="ce88" table:formula="of:=[.A77]-[.$A$138]" office:value-type="float" office:value="820453" calcext:value-type="float">
            <text:p>820453 ms</text:p>
          </table:table-cell>
          <table:table-cell table:formula="of:=[.D77]/1000*[.$H$142]" office:value-type="float" office:value="409.954259006721" calcext:value-type="float">
            <text:p>409,954 l</text:p>
          </table:table-cell>
          <table:table-cell table:number-columns-repeated="4"/>
        </table:table-row>
        <table:table-row table:style-name="ro1">
          <table:table-cell office:value-type="float" office:value="831730" calcext:value-type="float">
            <text:p>831730 ms</text:p>
          </table:table-cell>
          <table:table-cell office:value-type="float" office:value="2204" calcext:value-type="float">
            <text:p>2204 µs</text:p>
          </table:table-cell>
          <table:table-cell table:style-name="ce5" table:formula="of:=[.B78]*340/2000" office:value-type="float" office:value="374.68" calcext:value-type="float">
            <text:p>374,68 mm</text:p>
          </table:table-cell>
          <table:table-cell table:style-name="ce89" table:formula="of:=[.A78]-[.$A$138]" office:value-type="float" office:value="815271" calcext:value-type="float">
            <text:p>815271 ms</text:p>
          </table:table-cell>
          <table:table-cell table:formula="of:=[.D78]/1000*[.$H$142]" office:value-type="float" office:value="407.36497848709" calcext:value-type="float">
            <text:p>407,365 l</text:p>
          </table:table-cell>
          <table:table-cell table:number-columns-repeated="4"/>
        </table:table-row>
        <table:table-row table:style-name="ro1">
          <table:table-cell office:value-type="float" office:value="810993" calcext:value-type="float">
            <text:p>810993 ms</text:p>
          </table:table-cell>
          <table:table-cell office:value-type="float" office:value="2225" calcext:value-type="float">
            <text:p>2225 µs</text:p>
          </table:table-cell>
          <table:table-cell table:style-name="ce5" table:formula="of:=[.B79]*340/2000" office:value-type="float" office:value="378.25" calcext:value-type="float">
            <text:p>378,25 mm</text:p>
          </table:table-cell>
          <table:table-cell table:style-name="ce90" table:formula="of:=[.A79]-[.$A$138]" office:value-type="float" office:value="794534" calcext:value-type="float">
            <text:p>794534 ms</text:p>
          </table:table-cell>
          <table:table-cell table:formula="of:=[.D79]/1000*[.$H$142]" office:value-type="float" office:value="397.003359394927" calcext:value-type="float">
            <text:p>397,003 l</text:p>
          </table:table-cell>
          <table:table-cell table:number-columns-repeated="4"/>
        </table:table-row>
        <table:table-row table:style-name="ro1">
          <table:table-cell office:value-type="float" office:value="800629" calcext:value-type="float">
            <text:p>800629 ms</text:p>
          </table:table-cell>
          <table:table-cell office:value-type="float" office:value="2228" calcext:value-type="float">
            <text:p>2228 µs</text:p>
          </table:table-cell>
          <table:table-cell table:style-name="ce5" table:formula="of:=[.B80]*340/2000" office:value-type="float" office:value="378.76" calcext:value-type="float">
            <text:p>378,76 mm</text:p>
          </table:table-cell>
          <table:table-cell table:style-name="ce91" table:formula="of:=[.A80]-[.$A$138]" office:value-type="float" office:value="784170" calcext:value-type="float">
            <text:p>784170 ms</text:p>
          </table:table-cell>
          <table:table-cell table:formula="of:=[.D80]/1000*[.$H$142]" office:value-type="float" office:value="391.824798355665" calcext:value-type="float">
            <text:p>391,825 l</text:p>
          </table:table-cell>
          <table:table-cell table:number-columns-repeated="4"/>
        </table:table-row>
        <table:table-row table:style-name="ro1">
          <table:table-cell office:value-type="float" office:value="785074" calcext:value-type="float">
            <text:p>785074 ms</text:p>
          </table:table-cell>
          <table:table-cell office:value-type="float" office:value="2282" calcext:value-type="float">
            <text:p>2282 µs</text:p>
          </table:table-cell>
          <table:table-cell table:style-name="ce5" table:formula="of:=[.B81]*340/2000" office:value-type="float" office:value="387.94" calcext:value-type="float">
            <text:p>387,94 mm</text:p>
          </table:table-cell>
          <table:table-cell table:style-name="ce92" table:formula="of:=[.A81]-[.$A$138]" office:value-type="float" office:value="768615" calcext:value-type="float">
            <text:p>768615 ms</text:p>
          </table:table-cell>
          <table:table-cell table:formula="of:=[.D81]/1000*[.$H$142]" office:value-type="float" office:value="384.052459783133" calcext:value-type="float">
            <text:p>384,052 l</text:p>
          </table:table-cell>
          <table:table-cell table:number-columns-repeated="4"/>
        </table:table-row>
        <table:table-row table:style-name="ro1">
          <table:table-cell office:value-type="float" office:value="774706" calcext:value-type="float">
            <text:p>774706 ms</text:p>
          </table:table-cell>
          <table:table-cell office:value-type="float" office:value="2311" calcext:value-type="float">
            <text:p>2311 µs</text:p>
          </table:table-cell>
          <table:table-cell table:style-name="ce5" table:formula="of:=[.B82]*340/2000" office:value-type="float" office:value="392.87" calcext:value-type="float">
            <text:p>392,87 mm</text:p>
          </table:table-cell>
          <table:table-cell table:style-name="ce93" table:formula="of:=[.A82]-[.$A$138]" office:value-type="float" office:value="758247" calcext:value-type="float">
            <text:p>758247 ms</text:p>
          </table:table-cell>
          <table:table-cell table:formula="of:=[.D82]/1000*[.$H$142]" office:value-type="float" office:value="378.871900071142" calcext:value-type="float">
            <text:p>378,872 l</text:p>
          </table:table-cell>
          <table:table-cell table:number-columns-repeated="4"/>
        </table:table-row>
        <table:table-row table:style-name="ro1">
          <table:table-cell office:value-type="float" office:value="733204" calcext:value-type="float">
            <text:p>733204 ms</text:p>
          </table:table-cell>
          <table:table-cell office:value-type="float" office:value="2397" calcext:value-type="float">
            <text:p>2397 µs</text:p>
          </table:table-cell>
          <table:table-cell table:style-name="ce5" table:formula="of:=[.B83]*340/2000" office:value-type="float" office:value="407.49" calcext:value-type="float">
            <text:p>407,49 mm</text:p>
          </table:table-cell>
          <table:table-cell table:style-name="ce94" table:formula="of:=[.A83]-[.$A$138]" office:value-type="float" office:value="716745" calcext:value-type="float">
            <text:p>716745 ms</text:p>
          </table:table-cell>
          <table:table-cell table:formula="of:=[.D83]/1000*[.$H$142]" office:value-type="float" office:value="358.134671177718" calcext:value-type="float">
            <text:p>358,135 l</text:p>
          </table:table-cell>
          <table:table-cell table:number-columns-repeated="4"/>
        </table:table-row>
        <table:table-row table:style-name="ro1">
          <table:table-cell office:value-type="float" office:value="702080" calcext:value-type="float">
            <text:p>702080 ms</text:p>
          </table:table-cell>
          <table:table-cell office:value-type="float" office:value="2428" calcext:value-type="float">
            <text:p>2428 µs</text:p>
          </table:table-cell>
          <table:table-cell table:style-name="ce5" table:formula="of:=[.B84]*340/2000" office:value-type="float" office:value="412.76" calcext:value-type="float">
            <text:p>412,76 mm</text:p>
          </table:table-cell>
          <table:table-cell table:style-name="ce95" table:formula="of:=[.A84]-[.$A$138]" office:value-type="float" office:value="685621" calcext:value-type="float">
            <text:p>685621 ms</text:p>
          </table:table-cell>
          <table:table-cell table:formula="of:=[.D84]/1000*[.$H$142]" office:value-type="float" office:value="342.582998678104" calcext:value-type="float">
            <text:p>342,583 l</text:p>
          </table:table-cell>
          <table:table-cell table:number-columns-repeated="4"/>
        </table:table-row>
        <table:table-row table:style-name="ro1">
          <table:table-cell office:value-type="float" office:value="691698" calcext:value-type="float">
            <text:p>691698 ms</text:p>
          </table:table-cell>
          <table:table-cell office:value-type="float" office:value="2478" calcext:value-type="float">
            <text:p>2478 µs</text:p>
          </table:table-cell>
          <table:table-cell table:style-name="ce5" table:formula="of:=[.B85]*340/2000" office:value-type="float" office:value="421.26" calcext:value-type="float">
            <text:p>421,26 mm</text:p>
          </table:table-cell>
          <table:table-cell table:style-name="ce96" table:formula="of:=[.A85]-[.$A$138]" office:value-type="float" office:value="675239" calcext:value-type="float">
            <text:p>675239 ms</text:p>
          </table:table-cell>
          <table:table-cell table:formula="of:=[.D85]/1000*[.$H$142]" office:value-type="float" office:value="337.395443611565" calcext:value-type="float">
            <text:p>337,395 l</text:p>
          </table:table-cell>
          <table:table-cell table:number-columns-repeated="4"/>
        </table:table-row>
        <table:table-row table:style-name="ro1">
          <table:table-cell office:value-type="float" office:value="670955" calcext:value-type="float">
            <text:p>670955 ms</text:p>
          </table:table-cell>
          <table:table-cell office:value-type="float" office:value="2503" calcext:value-type="float">
            <text:p>2503 µs</text:p>
          </table:table-cell>
          <table:table-cell table:style-name="ce5" table:formula="of:=[.B86]*340/2000" office:value-type="float" office:value="425.51" calcext:value-type="float">
            <text:p>425,51 mm</text:p>
          </table:table-cell>
          <table:table-cell table:style-name="ce97" table:formula="of:=[.A86]-[.$A$138]" office:value-type="float" office:value="654496" calcext:value-type="float">
            <text:p>654496 ms</text:p>
          </table:table-cell>
          <table:table-cell table:formula="of:=[.D86]/1000*[.$H$142]" office:value-type="float" office:value="327.030826510309" calcext:value-type="float">
            <text:p>327,031 l</text:p>
          </table:table-cell>
          <table:table-cell table:number-columns-repeated="4"/>
        </table:table-row>
        <table:table-row table:style-name="ro1">
          <table:table-cell office:value-type="float" office:value="665772" calcext:value-type="float">
            <text:p>665772 ms</text:p>
          </table:table-cell>
          <table:table-cell office:value-type="float" office:value="2552" calcext:value-type="float">
            <text:p>2552 µs</text:p>
          </table:table-cell>
          <table:table-cell table:style-name="ce5" table:formula="of:=[.B87]*340/2000" office:value-type="float" office:value="433.84" calcext:value-type="float">
            <text:p>433,84 mm</text:p>
          </table:table-cell>
          <table:table-cell table:style-name="ce98" table:formula="of:=[.A87]-[.$A$138]" office:value-type="float" office:value="649313" calcext:value-type="float">
            <text:p>649313 ms</text:p>
          </table:table-cell>
          <table:table-cell table:formula="of:=[.D87]/1000*[.$H$142]" office:value-type="float" office:value="324.441046322496" calcext:value-type="float">
            <text:p>324,441 l</text:p>
          </table:table-cell>
          <table:table-cell table:number-columns-repeated="4"/>
        </table:table-row>
        <table:table-row table:style-name="ro1">
          <table:table-cell office:value-type="float" office:value="645017" calcext:value-type="float">
            <text:p>645017 ms</text:p>
          </table:table-cell>
          <table:table-cell office:value-type="float" office:value="2554" calcext:value-type="float">
            <text:p>2554 µs</text:p>
          </table:table-cell>
          <table:table-cell table:style-name="ce5" table:formula="of:=[.B88]*340/2000" office:value-type="float" office:value="434.18" calcext:value-type="float">
            <text:p>434,18 mm</text:p>
          </table:table-cell>
          <table:table-cell table:style-name="ce99" table:formula="of:=[.A88]-[.$A$138]" office:value-type="float" office:value="628558" calcext:value-type="float">
            <text:p>628558 ms</text:p>
          </table:table-cell>
          <table:table-cell table:formula="of:=[.D88]/1000*[.$H$142]" office:value-type="float" office:value="314.070433203055" calcext:value-type="float">
            <text:p>314,070 l</text:p>
          </table:table-cell>
          <table:table-cell table:number-columns-repeated="4"/>
        </table:table-row>
        <table:table-row table:style-name="ro1">
          <table:table-cell office:value-type="float" office:value="639831" calcext:value-type="float">
            <text:p>639831 ms</text:p>
          </table:table-cell>
          <table:table-cell office:value-type="float" office:value="2572" calcext:value-type="float">
            <text:p>2572 µs</text:p>
          </table:table-cell>
          <table:table-cell table:style-name="ce5" table:formula="of:=[.B89]*340/2000" office:value-type="float" office:value="437.24" calcext:value-type="float">
            <text:p>437,24 mm</text:p>
          </table:table-cell>
          <table:table-cell table:style-name="ce100" table:formula="of:=[.A89]-[.$A$138]" office:value-type="float" office:value="623372" calcext:value-type="float">
            <text:p>623372 ms</text:p>
          </table:table-cell>
          <table:table-cell table:formula="of:=[.D89]/1000*[.$H$142]" office:value-type="float" office:value="311.479154010696" calcext:value-type="float">
            <text:p>311,479 l</text:p>
          </table:table-cell>
          <table:table-cell table:number-columns-repeated="4"/>
        </table:table-row>
        <table:table-row table:style-name="ro1">
          <table:table-cell office:value-type="float" office:value="624268" calcext:value-type="float">
            <text:p>624268 ms</text:p>
          </table:table-cell>
          <table:table-cell office:value-type="float" office:value="2593" calcext:value-type="float">
            <text:p>2593 µs</text:p>
          </table:table-cell>
          <table:table-cell table:style-name="ce5" table:formula="of:=[.B90]*340/2000" office:value-type="float" office:value="440.81" calcext:value-type="float">
            <text:p>440,81 mm</text:p>
          </table:table-cell>
          <table:table-cell table:style-name="ce101" table:formula="of:=[.A90]-[.$A$138]" office:value-type="float" office:value="607809" calcext:value-type="float">
            <text:p>607809 ms</text:p>
          </table:table-cell>
          <table:table-cell table:formula="of:=[.D90]/1000*[.$H$142]" office:value-type="float" office:value="303.702818092707" calcext:value-type="float">
            <text:p>303,703 l</text:p>
          </table:table-cell>
          <table:table-cell table:number-columns-repeated="4"/>
        </table:table-row>
        <table:table-row table:style-name="ro1">
          <table:table-cell office:value-type="float" office:value="619080" calcext:value-type="float">
            <text:p>619080 ms</text:p>
          </table:table-cell>
          <table:table-cell office:value-type="float" office:value="2602" calcext:value-type="float">
            <text:p>2602 µs</text:p>
          </table:table-cell>
          <table:table-cell table:style-name="ce5" table:formula="of:=[.B91]*340/2000" office:value-type="float" office:value="442.34" calcext:value-type="float">
            <text:p>442,34 mm</text:p>
          </table:table-cell>
          <table:table-cell table:style-name="ce102" table:formula="of:=[.A91]-[.$A$138]" office:value-type="float" office:value="602621" calcext:value-type="float">
            <text:p>602621 ms</text:p>
          </table:table-cell>
          <table:table-cell table:formula="of:=[.D91]/1000*[.$H$142]" office:value-type="float" office:value="301.110539563983" calcext:value-type="float">
            <text:p>301,111 l</text:p>
          </table:table-cell>
          <table:table-cell table:number-columns-repeated="4"/>
        </table:table-row>
        <table:table-row table:style-name="ro1">
          <table:table-cell office:value-type="float" office:value="613890" calcext:value-type="float">
            <text:p>613890 ms</text:p>
          </table:table-cell>
          <table:table-cell office:value-type="float" office:value="2645" calcext:value-type="float">
            <text:p>2645 µs</text:p>
          </table:table-cell>
          <table:table-cell table:style-name="ce5" table:formula="of:=[.B92]*340/2000" office:value-type="float" office:value="449.65" calcext:value-type="float">
            <text:p>449,65 mm</text:p>
          </table:table-cell>
          <table:table-cell table:style-name="ce103" table:formula="of:=[.A92]-[.$A$138]" office:value-type="float" office:value="597431" calcext:value-type="float">
            <text:p>597431 ms</text:p>
          </table:table-cell>
          <table:table-cell table:formula="of:=[.D92]/1000*[.$H$142]" office:value-type="float" office:value="298.517261698896" calcext:value-type="float">
            <text:p>298,517 l</text:p>
          </table:table-cell>
          <table:table-cell table:number-columns-repeated="4"/>
        </table:table-row>
        <table:table-row table:style-name="ro1">
          <table:table-cell office:value-type="float" office:value="582763" calcext:value-type="float">
            <text:p>582763 ms</text:p>
          </table:table-cell>
          <table:table-cell office:value-type="float" office:value="2667" calcext:value-type="float">
            <text:p>2667 µs</text:p>
          </table:table-cell>
          <table:table-cell table:style-name="ce5" table:formula="of:=[.B93]*340/2000" office:value-type="float" office:value="453.39" calcext:value-type="float">
            <text:p>453,39 mm</text:p>
          </table:table-cell>
          <table:table-cell table:style-name="ce104" table:formula="of:=[.A93]-[.$A$138]" office:value-type="float" office:value="566304" calcext:value-type="float">
            <text:p>566304 ms</text:p>
          </table:table-cell>
          <table:table-cell table:formula="of:=[.D93]/1000*[.$H$142]" office:value-type="float" office:value="282.964090194736" calcext:value-type="float">
            <text:p>282,964 l</text:p>
          </table:table-cell>
          <table:table-cell table:number-columns-repeated="4"/>
        </table:table-row>
        <table:table-row table:style-name="ro1">
          <table:table-cell office:value-type="float" office:value="567187" calcext:value-type="float">
            <text:p>567187 ms</text:p>
          </table:table-cell>
          <table:table-cell office:value-type="float" office:value="2729" calcext:value-type="float">
            <text:p>2729 µs</text:p>
          </table:table-cell>
          <table:table-cell table:style-name="ce5" table:formula="of:=[.B94]*340/2000" office:value-type="float" office:value="463.93" calcext:value-type="float">
            <text:p>463,93 mm</text:p>
          </table:table-cell>
          <table:table-cell table:style-name="ce105" table:formula="of:=[.A94]-[.$A$138]" office:value-type="float" office:value="550728" calcext:value-type="float">
            <text:p>550728 ms</text:p>
          </table:table-cell>
          <table:table-cell table:formula="of:=[.D94]/1000*[.$H$142]" office:value-type="float" office:value="275.18125859038" calcext:value-type="float">
            <text:p>275,181 l</text:p>
          </table:table-cell>
          <table:table-cell table:number-columns-repeated="4"/>
        </table:table-row>
        <table:table-row table:style-name="ro1">
          <table:table-cell office:value-type="float" office:value="562000" calcext:value-type="float">
            <text:p>562000 ms</text:p>
          </table:table-cell>
          <table:table-cell office:value-type="float" office:value="2746" calcext:value-type="float">
            <text:p>2746 µs</text:p>
          </table:table-cell>
          <table:table-cell table:style-name="ce5" table:formula="of:=[.B95]*340/2000" office:value-type="float" office:value="466.82" calcext:value-type="float">
            <text:p>466,82 mm</text:p>
          </table:table-cell>
          <table:table-cell table:style-name="ce106" table:formula="of:=[.A95]-[.$A$138]" office:value-type="float" office:value="545541" calcext:value-type="float">
            <text:p>545541 ms</text:p>
          </table:table-cell>
          <table:table-cell table:formula="of:=[.D95]/1000*[.$H$142]" office:value-type="float" office:value="272.589479729839" calcext:value-type="float">
            <text:p>272,589 l</text:p>
          </table:table-cell>
          <table:table-cell table:number-columns-repeated="4"/>
        </table:table-row>
        <table:table-row table:style-name="ro1">
          <table:table-cell office:value-type="float" office:value="546425" calcext:value-type="float">
            <text:p>546425 ms</text:p>
          </table:table-cell>
          <table:table-cell office:value-type="float" office:value="2756" calcext:value-type="float">
            <text:p>2756 µs</text:p>
          </table:table-cell>
          <table:table-cell table:style-name="ce5" table:formula="of:=[.B96]*340/2000" office:value-type="float" office:value="468.52" calcext:value-type="float">
            <text:p>468,52 mm</text:p>
          </table:table-cell>
          <table:table-cell table:style-name="ce107" table:formula="of:=[.A96]-[.$A$138]" office:value-type="float" office:value="529966" calcext:value-type="float">
            <text:p>529966 ms</text:p>
          </table:table-cell>
          <table:table-cell table:formula="of:=[.D96]/1000*[.$H$142]" office:value-type="float" office:value="264.807147793665" calcext:value-type="float">
            <text:p>264,807 l</text:p>
          </table:table-cell>
          <table:table-cell table:number-columns-repeated="4"/>
        </table:table-row>
        <table:table-row table:style-name="ro1">
          <table:table-cell office:value-type="float" office:value="525665" calcext:value-type="float">
            <text:p>525665 ms</text:p>
          </table:table-cell>
          <table:table-cell office:value-type="float" office:value="2830" calcext:value-type="float">
            <text:p>2830 µs</text:p>
          </table:table-cell>
          <table:table-cell table:style-name="ce5" table:formula="of:=[.B97]*340/2000" office:value-type="float" office:value="481.1" calcext:value-type="float">
            <text:p>481,1 mm</text:p>
          </table:table-cell>
          <table:table-cell table:style-name="ce108" table:formula="of:=[.A97]-[.$A$138]" office:value-type="float" office:value="509206" calcext:value-type="float">
            <text:p>509206 ms</text:p>
          </table:table-cell>
          <table:table-cell table:formula="of:=[.D97]/1000*[.$H$142]" office:value-type="float" office:value="254.434036333314" calcext:value-type="float">
            <text:p>254,434 l</text:p>
          </table:table-cell>
          <table:table-cell table:number-columns-repeated="4"/>
        </table:table-row>
        <table:table-row table:style-name="ro1">
          <table:table-cell office:value-type="float" office:value="504894" calcext:value-type="float">
            <text:p>504894 ms</text:p>
          </table:table-cell>
          <table:table-cell office:value-type="float" office:value="2836" calcext:value-type="float">
            <text:p>2836 µs</text:p>
          </table:table-cell>
          <table:table-cell table:style-name="ce5" table:formula="of:=[.B98]*340/2000" office:value-type="float" office:value="482.12" calcext:value-type="float">
            <text:p>482,12 mm</text:p>
          </table:table-cell>
          <table:table-cell table:style-name="ce109" table:formula="of:=[.A98]-[.$A$138]" office:value-type="float" office:value="488435" calcext:value-type="float">
            <text:p>488435 ms</text:p>
          </table:table-cell>
          <table:table-cell table:formula="of:=[.D98]/1000*[.$H$142]" office:value-type="float" office:value="244.055428522959" calcext:value-type="float">
            <text:p>244,055 l</text:p>
          </table:table-cell>
          <table:table-cell table:number-columns-repeated="4"/>
        </table:table-row>
        <table:table-row table:style-name="ro1">
          <table:table-cell office:value-type="float" office:value="478928" calcext:value-type="float">
            <text:p>478928 ms</text:p>
          </table:table-cell>
          <table:table-cell office:value-type="float" office:value="2911" calcext:value-type="float">
            <text:p>2911 µs</text:p>
          </table:table-cell>
          <table:table-cell table:style-name="ce5" table:formula="of:=[.B99]*340/2000" office:value-type="float" office:value="494.87" calcext:value-type="float">
            <text:p>494,87 mm</text:p>
          </table:table-cell>
          <table:table-cell table:style-name="ce110" table:formula="of:=[.A99]-[.$A$138]" office:value-type="float" office:value="462469" calcext:value-type="float">
            <text:p>462469 ms</text:p>
          </table:table-cell>
          <table:table-cell table:formula="of:=[.D99]/1000*[.$H$142]" office:value-type="float" office:value="231.081044506607" calcext:value-type="float">
            <text:p>231,081 l</text:p>
          </table:table-cell>
          <table:table-cell table:number-columns-repeated="4"/>
        </table:table-row>
        <table:table-row table:style-name="ro1">
          <table:table-cell office:value-type="float" office:value="452967" calcext:value-type="float">
            <text:p>452967 ms</text:p>
          </table:table-cell>
          <table:table-cell office:value-type="float" office:value="2930" calcext:value-type="float">
            <text:p>2930 µs</text:p>
          </table:table-cell>
          <table:table-cell table:style-name="ce5" table:formula="of:=[.B100]*340/2000" office:value-type="float" office:value="498.1" calcext:value-type="float">
            <text:p>498,1 mm</text:p>
          </table:table-cell>
          <table:table-cell table:style-name="ce111" table:formula="of:=[.A100]-[.$A$138]" office:value-type="float" office:value="436508" calcext:value-type="float">
            <text:p>436508 ms</text:p>
          </table:table-cell>
          <table:table-cell table:formula="of:=[.D100]/1000*[.$H$142]" office:value-type="float" office:value="218.109158831165" calcext:value-type="float">
            <text:p>218,109 l</text:p>
          </table:table-cell>
          <table:table-cell table:number-columns-repeated="4"/>
        </table:table-row>
        <table:table-row table:style-name="ro1">
          <table:table-cell office:value-type="float" office:value="442579" calcext:value-type="float">
            <text:p>442579 ms</text:p>
          </table:table-cell>
          <table:table-cell office:value-type="float" office:value="3017" calcext:value-type="float">
            <text:p>3017 µs</text:p>
          </table:table-cell>
          <table:table-cell table:style-name="ce5" table:formula="of:=[.B101]*340/2000" office:value-type="float" office:value="512.89" calcext:value-type="float">
            <text:p>512,89 mm</text:p>
          </table:table-cell>
          <table:table-cell table:style-name="ce112" table:formula="of:=[.A101]-[.$A$138]" office:value-type="float" office:value="426120" calcext:value-type="float">
            <text:p>426120 ms</text:p>
          </table:table-cell>
          <table:table-cell table:formula="of:=[.D101]/1000*[.$H$142]" office:value-type="float" office:value="212.918605755532" calcext:value-type="float">
            <text:p>212,919 l</text:p>
          </table:table-cell>
          <table:table-cell table:number-columns-repeated="4"/>
        </table:table-row>
        <table:table-row table:style-name="ro1">
          <table:table-cell office:value-type="float" office:value="426997" calcext:value-type="float">
            <text:p>426997 ms</text:p>
          </table:table-cell>
          <table:table-cell office:value-type="float" office:value="3022" calcext:value-type="float">
            <text:p>3022 µs</text:p>
          </table:table-cell>
          <table:table-cell table:style-name="ce5" table:formula="of:=[.B102]*340/2000" office:value-type="float" office:value="513.74" calcext:value-type="float">
            <text:p>513,74 mm</text:p>
          </table:table-cell>
          <table:table-cell table:style-name="ce113" table:formula="of:=[.A102]-[.$A$138]" office:value-type="float" office:value="410538" calcext:value-type="float">
            <text:p>410538 ms</text:p>
          </table:table-cell>
          <table:table-cell table:formula="of:=[.D102]/1000*[.$H$142]" office:value-type="float" office:value="205.132776142084" calcext:value-type="float">
            <text:p>205,133 l</text:p>
          </table:table-cell>
          <table:table-cell table:number-columns-repeated="4"/>
        </table:table-row>
        <table:table-row table:style-name="ro1">
          <table:table-cell office:value-type="float" office:value="421808" calcext:value-type="float">
            <text:p>421808 ms</text:p>
          </table:table-cell>
          <table:table-cell office:value-type="float" office:value="3050" calcext:value-type="float">
            <text:p>3050 µs</text:p>
          </table:table-cell>
          <table:table-cell table:style-name="ce5" table:formula="of:=[.B103]*340/2000" office:value-type="float" office:value="518.5" calcext:value-type="float">
            <text:p>518,5 mm</text:p>
          </table:table-cell>
          <table:table-cell table:style-name="ce114" table:formula="of:=[.A103]-[.$A$138]" office:value-type="float" office:value="405349" calcext:value-type="float">
            <text:p>405349 ms</text:p>
          </table:table-cell>
          <table:table-cell table:formula="of:=[.D103]/1000*[.$H$142]" office:value-type="float" office:value="202.539997945178" calcext:value-type="float">
            <text:p>202,540 l</text:p>
          </table:table-cell>
          <table:table-cell table:number-columns-repeated="4"/>
        </table:table-row>
        <table:table-row table:style-name="ro1">
          <table:table-cell office:value-type="float" office:value="401040" calcext:value-type="float">
            <text:p>401040 ms</text:p>
          </table:table-cell>
          <table:table-cell office:value-type="float" office:value="3068" calcext:value-type="float">
            <text:p>3068 µs</text:p>
          </table:table-cell>
          <table:table-cell table:style-name="ce5" table:formula="of:=[.B104]*340/2000" office:value-type="float" office:value="521.56" calcext:value-type="float">
            <text:p>521,56 mm</text:p>
          </table:table-cell>
          <table:table-cell table:style-name="ce115" table:formula="of:=[.A104]-[.$A$138]" office:value-type="float" office:value="384581" calcext:value-type="float">
            <text:p>384581 ms</text:p>
          </table:table-cell>
          <table:table-cell table:formula="of:=[.D104]/1000*[.$H$142]" office:value-type="float" office:value="192.16288913937" calcext:value-type="float">
            <text:p>192,163 l</text:p>
          </table:table-cell>
          <table:table-cell table:number-columns-repeated="4"/>
        </table:table-row>
        <table:table-row table:style-name="ro1">
          <table:table-cell office:value-type="float" office:value="375067" calcext:value-type="float">
            <text:p>375067 ms</text:p>
          </table:table-cell>
          <table:table-cell office:value-type="float" office:value="3114" calcext:value-type="float">
            <text:p>3114 µs</text:p>
          </table:table-cell>
          <table:table-cell table:style-name="ce5" table:formula="of:=[.B105]*340/2000" office:value-type="float" office:value="529.38" calcext:value-type="float">
            <text:p>529,38 mm</text:p>
          </table:table-cell>
          <table:table-cell table:style-name="ce116" table:formula="of:=[.A105]-[.$A$138]" office:value-type="float" office:value="358608" calcext:value-type="float">
            <text:p>358608 ms</text:p>
          </table:table-cell>
          <table:table-cell table:formula="of:=[.D105]/1000*[.$H$142]" office:value-type="float" office:value="179.185007445743" calcext:value-type="float">
            <text:p>179,185 l</text:p>
          </table:table-cell>
          <table:table-cell table:number-columns-repeated="4"/>
        </table:table-row>
        <table:table-row table:style-name="ro1">
          <table:table-cell office:value-type="float" office:value="369876" calcext:value-type="float">
            <text:p>369876 ms</text:p>
          </table:table-cell>
          <table:table-cell office:value-type="float" office:value="3136" calcext:value-type="float">
            <text:p>3136 µs</text:p>
          </table:table-cell>
          <table:table-cell table:style-name="ce5" table:formula="of:=[.B106]*340/2000" office:value-type="float" office:value="533.12" calcext:value-type="float">
            <text:p>533,12 mm</text:p>
          </table:table-cell>
          <table:table-cell table:style-name="ce117" table:formula="of:=[.A106]-[.$A$138]" office:value-type="float" office:value="353417" calcext:value-type="float">
            <text:p>353417 ms</text:p>
          </table:table-cell>
          <table:table-cell table:formula="of:=[.D106]/1000*[.$H$142]" office:value-type="float" office:value="176.591229912473" calcext:value-type="float">
            <text:p>176,591 l</text:p>
          </table:table-cell>
          <table:table-cell table:number-columns-repeated="4"/>
        </table:table-row>
        <table:table-row table:style-name="ro1">
          <table:table-cell office:value-type="float" office:value="364681" calcext:value-type="float">
            <text:p>364681 ms</text:p>
          </table:table-cell>
          <table:table-cell office:value-type="float" office:value="3172" calcext:value-type="float">
            <text:p>3172 µs</text:p>
          </table:table-cell>
          <table:table-cell table:style-name="ce5" table:formula="of:=[.B107]*340/2000" office:value-type="float" office:value="539.24" calcext:value-type="float">
            <text:p>539,24 mm</text:p>
          </table:table-cell>
          <table:table-cell table:style-name="ce118" table:formula="of:=[.A107]-[.$A$138]" office:value-type="float" office:value="348222" calcext:value-type="float">
            <text:p>348222 ms</text:p>
          </table:table-cell>
          <table:table-cell table:formula="of:=[.D107]/1000*[.$H$142]" office:value-type="float" office:value="173.995453706475" calcext:value-type="float">
            <text:p>173,995 l</text:p>
          </table:table-cell>
          <table:table-cell table:number-columns-repeated="4"/>
        </table:table-row>
        <table:table-row table:style-name="ro1">
          <table:table-cell office:value-type="float" office:value="349097" calcext:value-type="float">
            <text:p>349097 ms</text:p>
          </table:table-cell>
          <table:table-cell office:value-type="float" office:value="3204" calcext:value-type="float">
            <text:p>3204 µs</text:p>
          </table:table-cell>
          <table:table-cell table:style-name="ce5" table:formula="of:=[.B108]*340/2000" office:value-type="float" office:value="544.68" calcext:value-type="float">
            <text:p>544,68 mm</text:p>
          </table:table-cell>
          <table:table-cell table:style-name="ce119" table:formula="of:=[.A108]-[.$A$138]" office:value-type="float" office:value="332638" calcext:value-type="float">
            <text:p>332638 ms</text:p>
          </table:table-cell>
          <table:table-cell table:formula="of:=[.D108]/1000*[.$H$142]" office:value-type="float" office:value="166.208624756662" calcext:value-type="float">
            <text:p>166,209 l</text:p>
          </table:table-cell>
          <table:table-cell table:number-columns-repeated="4"/>
        </table:table-row>
        <table:table-row table:style-name="ro1">
          <table:table-cell office:value-type="float" office:value="333509" calcext:value-type="float">
            <text:p>333509 ms</text:p>
          </table:table-cell>
          <table:table-cell office:value-type="float" office:value="3217" calcext:value-type="float">
            <text:p>3217 µs</text:p>
          </table:table-cell>
          <table:table-cell table:style-name="ce5" table:formula="of:=[.B109]*340/2000" office:value-type="float" office:value="546.89" calcext:value-type="float">
            <text:p>546,89 mm</text:p>
          </table:table-cell>
          <table:table-cell table:style-name="ce120" table:formula="of:=[.A109]-[.$A$138]" office:value-type="float" office:value="317050" calcext:value-type="float">
            <text:p>317050 ms</text:p>
          </table:table-cell>
          <table:table-cell table:formula="of:=[.D109]/1000*[.$H$142]" office:value-type="float" office:value="158.419797134121" calcext:value-type="float">
            <text:p>158,420 l</text:p>
          </table:table-cell>
          <table:table-cell table:number-columns-repeated="4"/>
        </table:table-row>
        <table:table-row table:style-name="ro1">
          <table:table-cell office:value-type="float" office:value="317928" calcext:value-type="float">
            <text:p>317928 ms</text:p>
          </table:table-cell>
          <table:table-cell office:value-type="float" office:value="3285" calcext:value-type="float">
            <text:p>3285 µs</text:p>
          </table:table-cell>
          <table:table-cell table:style-name="ce5" table:formula="of:=[.B110]*340/2000" office:value-type="float" office:value="558.45" calcext:value-type="float">
            <text:p>558,45 mm</text:p>
          </table:table-cell>
          <table:table-cell table:style-name="ce121" table:formula="of:=[.A110]-[.$A$138]" office:value-type="float" office:value="301469" calcext:value-type="float">
            <text:p>301469 ms</text:p>
          </table:table-cell>
          <table:table-cell table:formula="of:=[.D110]/1000*[.$H$142]" office:value-type="float" office:value="150.634467188854" calcext:value-type="float">
            <text:p>150,634 l</text:p>
          </table:table-cell>
          <table:table-cell table:number-columns-repeated="4"/>
        </table:table-row>
        <table:table-row table:style-name="ro1">
          <table:table-cell office:value-type="float" office:value="312734" calcext:value-type="float">
            <text:p>312734 ms</text:p>
          </table:table-cell>
          <table:table-cell office:value-type="float" office:value="3324" calcext:value-type="float">
            <text:p>3324 µs</text:p>
          </table:table-cell>
          <table:table-cell table:style-name="ce5" table:formula="of:=[.B111]*340/2000" office:value-type="float" office:value="565.08" calcext:value-type="float">
            <text:p>565,08 mm</text:p>
          </table:table-cell>
          <table:table-cell table:style-name="ce122" table:formula="of:=[.A111]-[.$A$138]" office:value-type="float" office:value="296275" calcext:value-type="float">
            <text:p>296275 ms</text:p>
          </table:table-cell>
          <table:table-cell table:formula="of:=[.D111]/1000*[.$H$142]" office:value-type="float" office:value="148.039190651038" calcext:value-type="float">
            <text:p>148,039 l</text:p>
          </table:table-cell>
          <table:table-cell table:number-columns-repeated="4"/>
        </table:table-row>
        <table:table-row table:style-name="ro1">
          <table:table-cell office:value-type="float" office:value="286758" calcext:value-type="float">
            <text:p>286758 ms</text:p>
          </table:table-cell>
          <table:table-cell office:value-type="float" office:value="3336" calcext:value-type="float">
            <text:p>3336 µs</text:p>
          </table:table-cell>
          <table:table-cell table:style-name="ce5" table:formula="of:=[.B112]*340/2000" office:value-type="float" office:value="567.12" calcext:value-type="float">
            <text:p>567,12 mm</text:p>
          </table:table-cell>
          <table:table-cell table:style-name="ce123" table:formula="of:=[.A112]-[.$A$138]" office:value-type="float" office:value="270299" calcext:value-type="float">
            <text:p>270299 ms</text:p>
          </table:table-cell>
          <table:table-cell table:formula="of:=[.D112]/1000*[.$H$142]" office:value-type="float" office:value="135.059809952865" calcext:value-type="float">
            <text:p>135,060 l</text:p>
          </table:table-cell>
          <table:table-cell table:number-columns-repeated="4"/>
        </table:table-row>
        <table:table-row table:style-name="ro1">
          <table:table-cell office:value-type="float" office:value="281562" calcext:value-type="float">
            <text:p>281562 ms</text:p>
          </table:table-cell>
          <table:table-cell office:value-type="float" office:value="3354" calcext:value-type="float">
            <text:p>3354 µs</text:p>
          </table:table-cell>
          <table:table-cell table:style-name="ce5" table:formula="of:=[.B113]*340/2000" office:value-type="float" office:value="570.18" calcext:value-type="float">
            <text:p>570,18 mm</text:p>
          </table:table-cell>
          <table:table-cell table:style-name="ce124" table:formula="of:=[.A113]-[.$A$138]" office:value-type="float" office:value="265103" calcext:value-type="float">
            <text:p>265103 ms</text:p>
          </table:table-cell>
          <table:table-cell table:formula="of:=[.D113]/1000*[.$H$142]" office:value-type="float" office:value="132.463534078684" calcext:value-type="float">
            <text:p>132,464 l</text:p>
          </table:table-cell>
          <table:table-cell table:number-columns-repeated="4"/>
        </table:table-row>
        <table:table-row table:style-name="ro1">
          <table:table-cell office:value-type="float" office:value="276366" calcext:value-type="float">
            <text:p>276366 ms</text:p>
          </table:table-cell>
          <table:table-cell office:value-type="float" office:value="3358" calcext:value-type="float">
            <text:p>3358 µs</text:p>
          </table:table-cell>
          <table:table-cell table:style-name="ce5" table:formula="of:=[.B114]*340/2000" office:value-type="float" office:value="570.86" calcext:value-type="float">
            <text:p>570,86 mm</text:p>
          </table:table-cell>
          <table:table-cell table:style-name="ce125" table:formula="of:=[.A114]-[.$A$138]" office:value-type="float" office:value="259907" calcext:value-type="float">
            <text:p>259907 ms</text:p>
          </table:table-cell>
          <table:table-cell table:formula="of:=[.D114]/1000*[.$H$142]" office:value-type="float" office:value="129.867258204504" calcext:value-type="float">
            <text:p>129,867 l</text:p>
          </table:table-cell>
          <table:table-cell table:number-columns-repeated="4"/>
        </table:table-row>
        <table:table-row table:style-name="ro1">
          <table:table-cell office:value-type="float" office:value="271172" calcext:value-type="float">
            <text:p>271172 ms</text:p>
          </table:table-cell>
          <table:table-cell office:value-type="float" office:value="3376" calcext:value-type="float">
            <text:p>3376 µs</text:p>
          </table:table-cell>
          <table:table-cell table:style-name="ce5" table:formula="of:=[.B115]*340/2000" office:value-type="float" office:value="573.92" calcext:value-type="float">
            <text:p>573,92 mm</text:p>
          </table:table-cell>
          <table:table-cell table:style-name="ce126" table:formula="of:=[.A115]-[.$A$138]" office:value-type="float" office:value="254713" calcext:value-type="float">
            <text:p>254713 ms</text:p>
          </table:table-cell>
          <table:table-cell table:formula="of:=[.D115]/1000*[.$H$142]" office:value-type="float" office:value="127.271981666688" calcext:value-type="float">
            <text:p>127,272 l</text:p>
          </table:table-cell>
          <table:table-cell table:number-columns-repeated="4"/>
        </table:table-row>
        <table:table-row table:style-name="ro1">
          <table:table-cell office:value-type="float" office:value="260785" calcext:value-type="float">
            <text:p>260785 ms</text:p>
          </table:table-cell>
          <table:table-cell office:value-type="float" office:value="3409" calcext:value-type="float">
            <text:p>3409 µs</text:p>
          </table:table-cell>
          <table:table-cell table:style-name="ce5" table:formula="of:=[.B116]*340/2000" office:value-type="float" office:value="579.53" calcext:value-type="float">
            <text:p>579,53 mm</text:p>
          </table:table-cell>
          <table:table-cell table:style-name="ce127" table:formula="of:=[.A116]-[.$A$138]" office:value-type="float" office:value="244326" calcext:value-type="float">
            <text:p>244326 ms</text:p>
          </table:table-cell>
          <table:table-cell table:formula="of:=[.D116]/1000*[.$H$142]" office:value-type="float" office:value="122.081928259237" calcext:value-type="float">
            <text:p>122,082 l</text:p>
          </table:table-cell>
          <table:table-cell table:number-columns-repeated="4"/>
        </table:table-row>
        <table:table-row table:style-name="ro1">
          <table:table-cell office:value-type="float" office:value="255591" calcext:value-type="float">
            <text:p>255591 ms</text:p>
          </table:table-cell>
          <table:table-cell office:value-type="float" office:value="3410" calcext:value-type="float">
            <text:p>3410 µs</text:p>
          </table:table-cell>
          <table:table-cell table:style-name="ce5" table:formula="of:=[.B117]*340/2000" office:value-type="float" office:value="579.7" calcext:value-type="float">
            <text:p>579,7 mm</text:p>
          </table:table-cell>
          <table:table-cell table:style-name="ce128" table:formula="of:=[.A117]-[.$A$138]" office:value-type="float" office:value="239132" calcext:value-type="float">
            <text:p>239132 ms</text:p>
          </table:table-cell>
          <table:table-cell table:formula="of:=[.D117]/1000*[.$H$142]" office:value-type="float" office:value="119.486651721421" calcext:value-type="float">
            <text:p>119,487 l</text:p>
          </table:table-cell>
          <table:table-cell table:number-columns-repeated="4"/>
        </table:table-row>
        <table:table-row table:style-name="ro1">
          <table:table-cell office:value-type="float" office:value="229617" calcext:value-type="float">
            <text:p>229617 ms</text:p>
          </table:table-cell>
          <table:table-cell office:value-type="float" office:value="3449" calcext:value-type="float">
            <text:p>3449 µs</text:p>
          </table:table-cell>
          <table:table-cell table:style-name="ce5" table:formula="of:=[.B118]*340/2000" office:value-type="float" office:value="586.33" calcext:value-type="float">
            <text:p>586,33 mm</text:p>
          </table:table-cell>
          <table:table-cell table:style-name="ce129" table:formula="of:=[.A118]-[.$A$138]" office:value-type="float" office:value="213158" calcext:value-type="float">
            <text:p>213158 ms</text:p>
          </table:table-cell>
          <table:table-cell table:formula="of:=[.D118]/1000*[.$H$142]" office:value-type="float" office:value="106.508270359612" calcext:value-type="float">
            <text:p>106,508 l</text:p>
          </table:table-cell>
          <table:table-cell table:number-columns-repeated="4"/>
        </table:table-row>
        <table:table-row table:style-name="ro1">
          <table:table-cell office:value-type="float" office:value="214032" calcext:value-type="float">
            <text:p>214032 ms</text:p>
          </table:table-cell>
          <table:table-cell office:value-type="float" office:value="3528" calcext:value-type="float">
            <text:p>3528 µs</text:p>
          </table:table-cell>
          <table:table-cell table:style-name="ce5" table:formula="of:=[.B119]*340/2000" office:value-type="float" office:value="599.76" calcext:value-type="float">
            <text:p>599,76 mm</text:p>
          </table:table-cell>
          <table:table-cell table:style-name="ce130" table:formula="of:=[.A119]-[.$A$138]" office:value-type="float" office:value="197573" calcext:value-type="float">
            <text:p>197573 ms</text:p>
          </table:table-cell>
          <table:table-cell table:formula="of:=[.D119]/1000*[.$H$142]" office:value-type="float" office:value="98.7209417416169" calcext:value-type="float">
            <text:p>98,721 l</text:p>
          </table:table-cell>
          <table:table-cell table:number-columns-repeated="4"/>
        </table:table-row>
        <table:table-row table:style-name="ro1">
          <table:table-cell office:value-type="float" office:value="203640" calcext:value-type="float">
            <text:p>203640 ms</text:p>
          </table:table-cell>
          <table:table-cell office:value-type="float" office:value="3563" calcext:value-type="float">
            <text:p>3563 µs</text:p>
          </table:table-cell>
          <table:table-cell table:style-name="ce5" table:formula="of:=[.B120]*340/2000" office:value-type="float" office:value="605.71" calcext:value-type="float">
            <text:p>605,71 mm</text:p>
          </table:table-cell>
          <table:table-cell table:style-name="ce131" table:formula="of:=[.A120]-[.$A$138]" office:value-type="float" office:value="187181" calcext:value-type="float">
            <text:p>187181 ms</text:p>
          </table:table-cell>
          <table:table-cell table:formula="of:=[.D120]/1000*[.$H$142]" office:value-type="float" office:value="93.5283899932561" calcext:value-type="float">
            <text:p>93,528 l</text:p>
          </table:table-cell>
          <table:table-cell table:number-columns-repeated="4"/>
        </table:table-row>
        <table:table-row table:style-name="ro1">
          <table:table-cell office:value-type="float" office:value="193251" calcext:value-type="float">
            <text:p>193251 ms</text:p>
          </table:table-cell>
          <table:table-cell office:value-type="float" office:value="3598" calcext:value-type="float">
            <text:p>3598 µs</text:p>
          </table:table-cell>
          <table:table-cell table:style-name="ce5" table:formula="of:=[.B121]*340/2000" office:value-type="float" office:value="611.66" calcext:value-type="float">
            <text:p>611,66 mm</text:p>
          </table:table-cell>
          <table:table-cell table:style-name="ce132" table:formula="of:=[.A121]-[.$A$138]" office:value-type="float" office:value="176792" calcext:value-type="float">
            <text:p>176792 ms</text:p>
          </table:table-cell>
          <table:table-cell table:formula="of:=[.D121]/1000*[.$H$142]" office:value-type="float" office:value="88.3373372494416" calcext:value-type="float">
            <text:p>88,337 l</text:p>
          </table:table-cell>
          <table:table-cell table:number-columns-repeated="4"/>
        </table:table-row>
        <table:table-row table:style-name="ro1">
          <table:table-cell office:value-type="float" office:value="188053" calcext:value-type="float">
            <text:p>188053 ms</text:p>
          </table:table-cell>
          <table:table-cell office:value-type="float" office:value="3605" calcext:value-type="float">
            <text:p>3605 µs</text:p>
          </table:table-cell>
          <table:table-cell table:style-name="ce5" table:formula="of:=[.B122]*340/2000" office:value-type="float" office:value="612.85" calcext:value-type="float">
            <text:p>612,85 mm</text:p>
          </table:table-cell>
          <table:table-cell table:style-name="ce133" table:formula="of:=[.A122]-[.$A$138]" office:value-type="float" office:value="171594" calcext:value-type="float">
            <text:p>171594 ms</text:p>
          </table:table-cell>
          <table:table-cell table:formula="of:=[.D122]/1000*[.$H$142]" office:value-type="float" office:value="85.7400620388971" calcext:value-type="float">
            <text:p>85,740 l</text:p>
          </table:table-cell>
          <table:table-cell table:number-columns-repeated="4"/>
        </table:table-row>
        <table:table-row table:style-name="ro1">
          <table:table-cell office:value-type="float" office:value="182855" calcext:value-type="float">
            <text:p>182855 ms</text:p>
          </table:table-cell>
          <table:table-cell office:value-type="float" office:value="3618" calcext:value-type="float">
            <text:p>3618 µs</text:p>
          </table:table-cell>
          <table:table-cell table:style-name="ce5" table:formula="of:=[.B123]*340/2000" office:value-type="float" office:value="615.06" calcext:value-type="float">
            <text:p>615,06 mm</text:p>
          </table:table-cell>
          <table:table-cell table:style-name="ce134" table:formula="of:=[.A123]-[.$A$138]" office:value-type="float" office:value="166396" calcext:value-type="float">
            <text:p>166396 ms</text:p>
          </table:table-cell>
          <table:table-cell table:formula="of:=[.D123]/1000*[.$H$142]" office:value-type="float" office:value="83.1427868283525" calcext:value-type="float">
            <text:p>83,143 l</text:p>
          </table:table-cell>
          <table:table-cell table:number-columns-repeated="4"/>
        </table:table-row>
        <table:table-row table:style-name="ro1">
          <table:table-cell office:value-type="float" office:value="177659" calcext:value-type="float">
            <text:p>177659 ms</text:p>
          </table:table-cell>
          <table:table-cell office:value-type="float" office:value="3648" calcext:value-type="float">
            <text:p>3648 µs</text:p>
          </table:table-cell>
          <table:table-cell table:style-name="ce5" table:formula="of:=[.B124]*340/2000" office:value-type="float" office:value="620.16" calcext:value-type="float">
            <text:p>620,16 mm</text:p>
          </table:table-cell>
          <table:table-cell table:style-name="ce135" table:formula="of:=[.A124]-[.$A$138]" office:value-type="float" office:value="161200" calcext:value-type="float">
            <text:p>161200 ms</text:p>
          </table:table-cell>
          <table:table-cell table:formula="of:=[.D124]/1000*[.$H$142]" office:value-type="float" office:value="80.5465109541721" calcext:value-type="float">
            <text:p>80,547 l</text:p>
          </table:table-cell>
          <table:table-cell table:number-columns-repeated="4"/>
        </table:table-row>
        <table:table-row table:style-name="ro1">
          <table:table-cell office:value-type="float" office:value="156866" calcext:value-type="float">
            <text:p>156866 ms</text:p>
          </table:table-cell>
          <table:table-cell office:value-type="float" office:value="3720" calcext:value-type="float">
            <text:p>3720 µs</text:p>
          </table:table-cell>
          <table:table-cell table:style-name="ce5" table:formula="of:=[.B125]*340/2000" office:value-type="float" office:value="632.4" calcext:value-type="float">
            <text:p>632,4 mm</text:p>
          </table:table-cell>
          <table:table-cell table:style-name="ce136" table:formula="of:=[.A125]-[.$A$138]" office:value-type="float" office:value="140407" calcext:value-type="float">
            <text:p>140407 ms</text:p>
          </table:table-cell>
          <table:table-cell table:formula="of:=[.D125]/1000*[.$H$142]" office:value-type="float" office:value="70.1569104438117" calcext:value-type="float">
            <text:p>70,157 l</text:p>
          </table:table-cell>
          <table:table-cell table:number-columns-repeated="4"/>
        </table:table-row>
        <table:table-row table:style-name="ro1">
          <table:table-cell office:value-type="float" office:value="141274" calcext:value-type="float">
            <text:p>141274 ms</text:p>
          </table:table-cell>
          <table:table-cell office:value-type="float" office:value="3763" calcext:value-type="float">
            <text:p>3763 µs</text:p>
          </table:table-cell>
          <table:table-cell table:style-name="ce5" table:formula="of:=[.B126]*340/2000" office:value-type="float" office:value="639.71" calcext:value-type="float">
            <text:p>639,71 mm</text:p>
          </table:table-cell>
          <table:table-cell table:style-name="ce137" table:formula="of:=[.A126]-[.$A$138]" office:value-type="float" office:value="124815" calcext:value-type="float">
            <text:p>124815 ms</text:p>
          </table:table-cell>
          <table:table-cell table:formula="of:=[.D126]/1000*[.$H$142]" office:value-type="float" office:value="62.3660841485421" calcext:value-type="float">
            <text:p>62,366 l</text:p>
          </table:table-cell>
          <table:table-cell table:number-columns-repeated="4"/>
        </table:table-row>
        <table:table-row table:style-name="ro1">
          <table:table-cell office:value-type="float" office:value="136074" calcext:value-type="float">
            <text:p>136074 ms</text:p>
          </table:table-cell>
          <table:table-cell office:value-type="float" office:value="3766" calcext:value-type="float">
            <text:p>3766 µs</text:p>
          </table:table-cell>
          <table:table-cell table:style-name="ce5" table:formula="of:=[.B127]*340/2000" office:value-type="float" office:value="640.22" calcext:value-type="float">
            <text:p>640,22 mm</text:p>
          </table:table-cell>
          <table:table-cell table:style-name="ce138" table:formula="of:=[.A127]-[.$A$138]" office:value-type="float" office:value="119615" calcext:value-type="float">
            <text:p>119615 ms</text:p>
          </table:table-cell>
          <table:table-cell table:formula="of:=[.D127]/1000*[.$H$142]" office:value-type="float" office:value="59.7678096016333" calcext:value-type="float">
            <text:p>59,768 l</text:p>
          </table:table-cell>
          <table:table-cell table:number-columns-repeated="4"/>
        </table:table-row>
        <table:table-row table:style-name="ro1">
          <table:table-cell office:value-type="float" office:value="125676" calcext:value-type="float">
            <text:p>125676 ms</text:p>
          </table:table-cell>
          <table:table-cell office:value-type="float" office:value="3812" calcext:value-type="float">
            <text:p>3812 µs</text:p>
          </table:table-cell>
          <table:table-cell table:style-name="ce5" table:formula="of:=[.B128]*340/2000" office:value-type="float" office:value="648.04" calcext:value-type="float">
            <text:p>648,04 mm</text:p>
          </table:table-cell>
          <table:table-cell table:style-name="ce139" table:formula="of:=[.A128]-[.$A$138]" office:value-type="float" office:value="109217" calcext:value-type="float">
            <text:p>109217 ms</text:p>
          </table:table-cell>
          <table:table-cell table:formula="of:=[.D128]/1000*[.$H$142]" office:value-type="float" office:value="54.57225984418" calcext:value-type="float">
            <text:p>54,572 l</text:p>
          </table:table-cell>
          <table:table-cell table:number-columns-repeated="4"/>
        </table:table-row>
        <table:table-row table:style-name="ro1">
          <table:table-cell office:value-type="float" office:value="120477" calcext:value-type="float">
            <text:p>120477 ms</text:p>
          </table:table-cell>
          <table:table-cell office:value-type="float" office:value="3827" calcext:value-type="float">
            <text:p>3827 µs</text:p>
          </table:table-cell>
          <table:table-cell table:style-name="ce5" table:formula="of:=[.B129]*340/2000" office:value-type="float" office:value="650.59" calcext:value-type="float">
            <text:p>650,59 mm</text:p>
          </table:table-cell>
          <table:table-cell table:style-name="ce140" table:formula="of:=[.A129]-[.$A$138]" office:value-type="float" office:value="104018" calcext:value-type="float">
            <text:p>104018 ms</text:p>
          </table:table-cell>
          <table:table-cell table:formula="of:=[.D129]/1000*[.$H$142]" office:value-type="float" office:value="51.9744849654533" calcext:value-type="float">
            <text:p>51,974 l</text:p>
          </table:table-cell>
          <table:table-cell table:number-columns-repeated="4"/>
        </table:table-row>
        <table:table-row table:style-name="ro1">
          <table:table-cell office:value-type="float" office:value="104880" calcext:value-type="float">
            <text:p>104880 ms</text:p>
          </table:table-cell>
          <table:table-cell office:value-type="float" office:value="3881" calcext:value-type="float">
            <text:p>3881 µs</text:p>
          </table:table-cell>
          <table:table-cell table:style-name="ce5" table:formula="of:=[.B130]*340/2000" office:value-type="float" office:value="659.77" calcext:value-type="float">
            <text:p>659,77 mm</text:p>
          </table:table-cell>
          <table:table-cell table:style-name="ce141" table:formula="of:=[.A130]-[.$A$138]" office:value-type="float" office:value="88421" calcext:value-type="float">
            <text:p>88421 ms</text:p>
          </table:table-cell>
          <table:table-cell table:formula="of:=[.D130]/1000*[.$H$142]" office:value-type="float" office:value="44.1811603292733" calcext:value-type="float">
            <text:p>44,181 l</text:p>
          </table:table-cell>
          <table:table-cell table:number-columns-repeated="4"/>
        </table:table-row>
        <table:table-row table:style-name="ro1">
          <table:table-cell office:value-type="float" office:value="94481" calcext:value-type="float">
            <text:p>94481 ms</text:p>
          </table:table-cell>
          <table:table-cell office:value-type="float" office:value="3891" calcext:value-type="float">
            <text:p>3891 µs</text:p>
          </table:table-cell>
          <table:table-cell table:style-name="ce5" table:formula="of:=[.B131]*340/2000" office:value-type="float" office:value="661.47" calcext:value-type="float">
            <text:p>661,47 mm</text:p>
          </table:table-cell>
          <table:table-cell table:style-name="ce142" table:formula="of:=[.A131]-[.$A$138]" office:value-type="float" office:value="78022" calcext:value-type="float">
            <text:p>78022 ms</text:p>
          </table:table-cell>
          <table:table-cell table:formula="of:=[.D131]/1000*[.$H$142]" office:value-type="float" office:value="38.9851109036378" calcext:value-type="float">
            <text:p>38,985 l</text:p>
          </table:table-cell>
          <table:table-cell table:number-columns-repeated="4"/>
        </table:table-row>
        <table:table-row table:style-name="ro1">
          <table:table-cell office:value-type="float" office:value="68480" calcext:value-type="float">
            <text:p>68480 ms</text:p>
          </table:table-cell>
          <table:table-cell office:value-type="float" office:value="3995" calcext:value-type="float">
            <text:p>3995 µs</text:p>
          </table:table-cell>
          <table:table-cell table:style-name="ce5" table:formula="of:=[.B132]*340/2000" office:value-type="float" office:value="679.15" calcext:value-type="float">
            <text:p>679,15 mm</text:p>
          </table:table-cell>
          <table:table-cell table:style-name="ce143" table:formula="of:=[.A132]-[.$A$138]" office:value-type="float" office:value="52021" calcext:value-type="float">
            <text:p>52021 ms</text:p>
          </table:table-cell>
          <table:table-cell table:formula="of:=[.D132]/1000*[.$H$142]" office:value-type="float" office:value="25.9932385009118" calcext:value-type="float">
            <text:p>25,993 l</text:p>
          </table:table-cell>
          <table:table-cell table:number-columns-repeated="4"/>
        </table:table-row>
        <table:table-row table:style-name="ro1">
          <table:table-cell office:value-type="float" office:value="63280" calcext:value-type="float">
            <text:p>63280 ms</text:p>
          </table:table-cell>
          <table:table-cell office:value-type="float" office:value="4066" calcext:value-type="float">
            <text:p>4066 µs</text:p>
          </table:table-cell>
          <table:table-cell table:style-name="ce5" table:formula="of:=[.B133]*340/2000" office:value-type="float" office:value="691.22" calcext:value-type="float">
            <text:p>691,22 mm</text:p>
          </table:table-cell>
          <table:table-cell table:style-name="ce144" table:formula="of:=[.A133]-[.$A$138]" office:value-type="float" office:value="46821" calcext:value-type="float">
            <text:p>46821 ms</text:p>
          </table:table-cell>
          <table:table-cell table:formula="of:=[.D133]/1000*[.$H$142]" office:value-type="float" office:value="23.394963954003" calcext:value-type="float">
            <text:p>23,395 l</text:p>
          </table:table-cell>
          <table:table-cell table:number-columns-repeated="4"/>
        </table:table-row>
        <table:table-row table:style-name="ro1">
          <table:table-cell office:value-type="float" office:value="58078" calcext:value-type="float">
            <text:p>58078 ms</text:p>
          </table:table-cell>
          <table:table-cell office:value-type="float" office:value="4073" calcext:value-type="float">
            <text:p>4073 µs</text:p>
          </table:table-cell>
          <table:table-cell table:style-name="ce5" table:formula="of:=[.B134]*340/2000" office:value-type="float" office:value="692.41" calcext:value-type="float">
            <text:p>692,41 mm</text:p>
          </table:table-cell>
          <table:table-cell table:style-name="ce145" table:formula="of:=[.A134]-[.$A$138]" office:value-type="float" office:value="41619" calcext:value-type="float">
            <text:p>41619 ms</text:p>
          </table:table-cell>
          <table:table-cell table:formula="of:=[.D134]/1000*[.$H$142]" office:value-type="float" office:value="20.7956900707301" calcext:value-type="float">
            <text:p>20,796 l</text:p>
          </table:table-cell>
          <table:table-cell table:number-columns-repeated="4"/>
        </table:table-row>
        <table:table-row table:style-name="ro1">
          <table:table-cell office:value-type="float" office:value="47675" calcext:value-type="float">
            <text:p>47675 ms</text:p>
          </table:table-cell>
          <table:table-cell office:value-type="float" office:value="4132" calcext:value-type="float">
            <text:p>4132 µs</text:p>
          </table:table-cell>
          <table:table-cell table:style-name="ce5" table:formula="of:=[.B135]*340/2000" office:value-type="float" office:value="702.44" calcext:value-type="float">
            <text:p>702,44 mm</text:p>
          </table:table-cell>
          <table:table-cell table:style-name="ce146" table:formula="of:=[.A135]-[.$A$138]" office:value-type="float" office:value="31216" calcext:value-type="float">
            <text:p>31216 ms</text:p>
          </table:table-cell>
          <table:table-cell table:formula="of:=[.D135]/1000*[.$H$142]" office:value-type="float" office:value="15.5976419723662" calcext:value-type="float">
            <text:p>15,598 l</text:p>
          </table:table-cell>
          <table:table-cell table:number-columns-repeated="4"/>
        </table:table-row>
        <table:table-row table:style-name="ro1">
          <table:table-cell office:value-type="float" office:value="37271" calcext:value-type="float">
            <text:p>37271 ms</text:p>
          </table:table-cell>
          <table:table-cell office:value-type="float" office:value="4162" calcext:value-type="float">
            <text:p>4162 µs</text:p>
          </table:table-cell>
          <table:table-cell table:style-name="ce5" table:formula="of:=[.B136]*340/2000" office:value-type="float" office:value="707.54" calcext:value-type="float">
            <text:p>707,54 mm</text:p>
          </table:table-cell>
          <table:table-cell table:style-name="ce147" table:formula="of:=[.A136]-[.$A$138]" office:value-type="float" office:value="20812" calcext:value-type="float">
            <text:p>20812 ms</text:p>
          </table:table-cell>
          <table:table-cell table:formula="of:=[.D136]/1000*[.$H$142]" office:value-type="float" office:value="10.3990942058203" calcext:value-type="float">
            <text:p>10,399 l</text:p>
          </table:table-cell>
          <table:table-cell table:number-columns-repeated="4"/>
        </table:table-row>
        <table:table-row table:style-name="ro1">
          <table:table-cell office:value-type="float" office:value="32069" calcext:value-type="float">
            <text:p>32069 ms</text:p>
          </table:table-cell>
          <table:table-cell office:value-type="float" office:value="4164" calcext:value-type="float">
            <text:p>4164 µs</text:p>
          </table:table-cell>
          <table:table-cell table:style-name="ce5" table:formula="of:=[.B137]*340/2000" office:value-type="float" office:value="707.88" calcext:value-type="float">
            <text:p>707,88 mm</text:p>
          </table:table-cell>
          <table:table-cell table:style-name="ce148" table:formula="of:=[.A137]-[.$A$138]" office:value-type="float" office:value="15610" calcext:value-type="float">
            <text:p>15610 ms</text:p>
          </table:table-cell>
          <table:table-cell table:formula="of:=[.D137]/1000*[.$H$142]" office:value-type="float" office:value="7.79982032254731" calcext:value-type="float">
            <text:p>7,800 l</text:p>
          </table:table-cell>
          <table:table-cell table:number-columns-repeated="4"/>
        </table:table-row>
        <table:table-row table:style-name="ro1">
          <table:table-cell office:value-type="float" office:value="16459" calcext:value-type="float">
            <text:p>16459 ms</text:p>
          </table:table-cell>
          <table:table-cell office:value-type="float" office:value="4309" calcext:value-type="float">
            <text:p>4309 µs</text:p>
          </table:table-cell>
          <table:table-cell table:style-name="ce5" table:formula="of:=[.B138]*340/2000" office:value-type="float" office:value="732.53" calcext:value-type="float">
            <text:p>732,53 mm</text:p>
          </table:table-cell>
          <table:table-cell table:style-name="ce149" table:formula="of:=[.A138]-[.$A$138]" office:value-type="float" office:value="0" calcext:value-type="float">
            <text:p>0 ms</text:p>
          </table:table-cell>
          <table:table-cell table:formula="of:=[.D138]/1000*[.$H$142]" office:value-type="float" office:value="0" calcext:value-type="float">
            <text:p>0,000 l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9" table:formula="of:=[.E2]/([.D2]/1000)" office:value-type="float" office:value="0.499668182097842" calcext:value-type="float">
            <text:p>0,500l/s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Default" office:value-type="string" calcext:value-type="string">
            <text:p>position precedent</text:p>
          </table:table-cell>
          <table:table-cell office:value-type="string" calcext:value-type="string">
            <text:p>position suivant</text:p>
          </table:table-cell>
          <table:table-cell/>
          <table:table-cell office:value-type="string" calcext:value-type="string">
            <text:p>10<text:span text:style-name="T1">e</text:span> de litr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 ms</text:p>
          </table:table-cell>
          <table:table-cell office:value-type="float" office:value="0" calcext:value-type="float">
            <text:p>0 µs</text:p>
          </table:table-cell>
          <table:table-cell table:style-name="ce5" table:formula="of:=[.B147]*340/2000" office:value-type="float" office:value="0" calcext:value-type="float">
            <text:p>0 mm</text:p>
          </table:table-cell>
          <table:table-cell table:style-name="Default"/>
          <table:table-cell/>
          <table:table-cell table:formula="of:=-0.2395388728*[.B147]+957.1527604891" office:value-type="float" office:value="957.1527604891" calcext:value-type="float">
            <text:p>957,1527604891</text:p>
          </table:table-cell>
          <table:table-cell table:style-name="ce158" table:formula="of:=ROUND(IF([.F147]&lt;&gt;&quot;&quot;;[.F147];[.E147])*10)&amp;&quot;,&quot;" office:value-type="string" office:string-value="9572," calcext:value-type="string">
            <text:p>9572,</text:p>
          </table:table-cell>
          <table:table-cell table:style-name="ce158" office:value-type="string" calcext:value-type="string">
            <text:p>9572,</text:p>
          </table:table-cell>
          <table:table-cell/>
        </table:table-row>
        <table:table-row table:style-name="ro1">
          <table:table-cell office:value-type="float" office:value="1" calcext:value-type="float">
            <text:p>1 ms</text:p>
          </table:table-cell>
          <table:table-cell office:value-type="float" office:value="30" calcext:value-type="float">
            <text:p>30 µs</text:p>
          </table:table-cell>
          <table:table-cell table:style-name="ce5" table:formula="of:=[.B148]*340/2000" office:value-type="float" office:value="5.1" calcext:value-type="float">
            <text:p>5,1 mm</text:p>
          </table:table-cell>
          <table:table-cell table:style-name="Default"/>
          <table:table-cell/>
          <table:table-cell table:formula="of:=-0.2395388728*[.B148]+957.1527604891" office:value-type="float" office:value="949.9665943051" calcext:value-type="float">
            <text:p>949,9665943051</text:p>
          </table:table-cell>
          <table:table-cell table:style-name="ce158" table:formula="of:=ROUND(IF([.F148]&lt;&gt;&quot;&quot;;[.F148];[.E148])*10)&amp;&quot;,&quot;" office:value-type="string" office:string-value="9500," calcext:value-type="string">
            <text:p>9500,</text:p>
          </table:table-cell>
          <table:table-cell table:style-name="ce158" office:value-type="string" calcext:value-type="string">
            <text:p>9500,</text:p>
          </table:table-cell>
          <table:table-cell/>
        </table:table-row>
        <table:table-row table:style-name="ro1">
          <table:table-cell office:value-type="float" office:value="2" calcext:value-type="float">
            <text:p>2 ms</text:p>
          </table:table-cell>
          <table:table-cell office:value-type="float" office:value="60" calcext:value-type="float">
            <text:p>60 µs</text:p>
          </table:table-cell>
          <table:table-cell table:style-name="ce5" table:formula="of:=[.B149]*340/2000" office:value-type="float" office:value="10.2" calcext:value-type="float">
            <text:p>10,2 mm</text:p>
          </table:table-cell>
          <table:table-cell table:style-name="Default"/>
          <table:table-cell/>
          <table:table-cell table:formula="of:=-0.2395388728*[.B149]+957.1527604891" office:value-type="float" office:value="942.7804281211" calcext:value-type="float">
            <text:p>942,7804281211</text:p>
          </table:table-cell>
          <table:table-cell table:style-name="ce158" table:formula="of:=ROUND(IF([.F149]&lt;&gt;&quot;&quot;;[.F149];[.E149])*10)&amp;&quot;,&quot;" office:value-type="string" office:string-value="9428," calcext:value-type="string">
            <text:p>9428,</text:p>
          </table:table-cell>
          <table:table-cell table:style-name="ce158" office:value-type="string" calcext:value-type="string">
            <text:p>9428,</text:p>
          </table:table-cell>
          <table:table-cell/>
        </table:table-row>
        <table:table-row table:style-name="ro1">
          <table:table-cell office:value-type="float" office:value="3" calcext:value-type="float">
            <text:p>3 ms</text:p>
          </table:table-cell>
          <table:table-cell office:value-type="float" office:value="90" calcext:value-type="float">
            <text:p>90 µs</text:p>
          </table:table-cell>
          <table:table-cell table:style-name="ce5" table:formula="of:=[.B150]*340/2000" office:value-type="float" office:value="15.3" calcext:value-type="float">
            <text:p>15,3 mm</text:p>
          </table:table-cell>
          <table:table-cell table:number-columns-repeated="2"/>
          <table:table-cell table:formula="of:=-0.2395388728*[.B150]+957.1527604891" office:value-type="float" office:value="935.5942619371" calcext:value-type="float">
            <text:p>935,5942619371</text:p>
          </table:table-cell>
          <table:table-cell table:style-name="ce158" table:formula="of:=ROUND(IF([.F150]&lt;&gt;&quot;&quot;;[.F150];[.E150])*10)&amp;&quot;,&quot;" office:value-type="string" office:string-value="9356," calcext:value-type="string">
            <text:p>9356,</text:p>
          </table:table-cell>
          <table:table-cell table:style-name="ce158" office:value-type="string" calcext:value-type="string">
            <text:p>9356,</text:p>
          </table:table-cell>
          <table:table-cell/>
        </table:table-row>
        <table:table-row table:style-name="ro1">
          <table:table-cell office:value-type="float" office:value="4" calcext:value-type="float">
            <text:p>4 ms</text:p>
          </table:table-cell>
          <table:table-cell office:value-type="float" office:value="120" calcext:value-type="float">
            <text:p>120 µs</text:p>
          </table:table-cell>
          <table:table-cell table:style-name="ce5" table:formula="of:=[.B151]*340/2000" office:value-type="float" office:value="20.4" calcext:value-type="float">
            <text:p>20,4 mm</text:p>
          </table:table-cell>
          <table:table-cell table:number-columns-repeated="2"/>
          <table:table-cell table:formula="of:=-0.2395388728*[.B151]+957.1527604891" office:value-type="float" office:value="928.4080957531" calcext:value-type="float">
            <text:p>928,4080957531</text:p>
          </table:table-cell>
          <table:table-cell table:style-name="ce158" table:formula="of:=ROUND(IF([.F151]&lt;&gt;&quot;&quot;;[.F151];[.E151])*10)&amp;&quot;,&quot;" office:value-type="string" office:string-value="9284," calcext:value-type="string">
            <text:p>9284,</text:p>
          </table:table-cell>
          <table:table-cell table:style-name="ce158" office:value-type="string" calcext:value-type="string">
            <text:p>9284,</text:p>
          </table:table-cell>
          <table:table-cell/>
        </table:table-row>
        <table:table-row table:style-name="ro1">
          <table:table-cell office:value-type="float" office:value="5" calcext:value-type="float">
            <text:p>5 ms</text:p>
          </table:table-cell>
          <table:table-cell office:value-type="float" office:value="150" calcext:value-type="float">
            <text:p>150 µs</text:p>
          </table:table-cell>
          <table:table-cell table:style-name="ce5" table:formula="of:=[.B152]*340/2000" office:value-type="float" office:value="25.5" calcext:value-type="float">
            <text:p>25,5 mm</text:p>
          </table:table-cell>
          <table:table-cell table:number-columns-repeated="2"/>
          <table:table-cell table:formula="of:=-0.2395388728*[.B152]+957.1527604891" office:value-type="float" office:value="921.2219295691" calcext:value-type="float">
            <text:p>921,2219295691</text:p>
          </table:table-cell>
          <table:table-cell table:style-name="ce158" table:formula="of:=ROUND(IF([.F152]&lt;&gt;&quot;&quot;;[.F152];[.E152])*10)&amp;&quot;,&quot;" office:value-type="string" office:string-value="9212," calcext:value-type="string">
            <text:p>9212,</text:p>
          </table:table-cell>
          <table:table-cell table:style-name="ce158" office:value-type="string" calcext:value-type="string">
            <text:p>9212,</text:p>
          </table:table-cell>
          <table:table-cell/>
        </table:table-row>
        <table:table-row table:style-name="ro1">
          <table:table-cell office:value-type="float" office:value="6" calcext:value-type="float">
            <text:p>6 ms</text:p>
          </table:table-cell>
          <table:table-cell office:value-type="float" office:value="180" calcext:value-type="float">
            <text:p>180 µs</text:p>
          </table:table-cell>
          <table:table-cell table:style-name="ce5" table:formula="of:=[.B153]*340/2000" office:value-type="float" office:value="30.6" calcext:value-type="float">
            <text:p>30,6 mm</text:p>
          </table:table-cell>
          <table:table-cell table:number-columns-repeated="2"/>
          <table:table-cell table:formula="of:=-0.2395388728*[.B153]+957.1527604891" office:value-type="float" office:value="914.0357633851" calcext:value-type="float">
            <text:p>914,0357633851</text:p>
          </table:table-cell>
          <table:table-cell table:style-name="ce158" table:formula="of:=ROUND(IF([.F153]&lt;&gt;&quot;&quot;;[.F153];[.E153])*10)&amp;&quot;,&quot;" office:value-type="string" office:string-value="9140," calcext:value-type="string">
            <text:p>9140,</text:p>
          </table:table-cell>
          <table:table-cell table:style-name="ce158" office:value-type="string" calcext:value-type="string">
            <text:p>9140,</text:p>
          </table:table-cell>
          <table:table-cell/>
        </table:table-row>
        <table:table-row table:style-name="ro1">
          <table:table-cell office:value-type="float" office:value="7" calcext:value-type="float">
            <text:p>7 ms</text:p>
          </table:table-cell>
          <table:table-cell office:value-type="float" office:value="210" calcext:value-type="float">
            <text:p>210 µs</text:p>
          </table:table-cell>
          <table:table-cell table:style-name="ce5" table:formula="of:=[.B154]*340/2000" office:value-type="float" office:value="35.7" calcext:value-type="float">
            <text:p>35,7 mm</text:p>
          </table:table-cell>
          <table:table-cell table:number-columns-repeated="2"/>
          <table:table-cell table:formula="of:=-0.2395388728*[.B154]+957.1527604891" office:value-type="float" office:value="906.8495972011" calcext:value-type="float">
            <text:p>906,8495972011</text:p>
          </table:table-cell>
          <table:table-cell table:style-name="ce158" table:formula="of:=ROUND(IF([.F154]&lt;&gt;&quot;&quot;;[.F154];[.E154])*10)&amp;&quot;,&quot;" office:value-type="string" office:string-value="9068," calcext:value-type="string">
            <text:p>9068,</text:p>
          </table:table-cell>
          <table:table-cell table:style-name="ce158" office:value-type="string" calcext:value-type="string">
            <text:p>9068,</text:p>
          </table:table-cell>
          <table:table-cell/>
        </table:table-row>
        <table:table-row table:style-name="ro1">
          <table:table-cell office:value-type="float" office:value="8" calcext:value-type="float">
            <text:p>8 ms</text:p>
          </table:table-cell>
          <table:table-cell office:value-type="float" office:value="240" calcext:value-type="float">
            <text:p>240 µs</text:p>
          </table:table-cell>
          <table:table-cell table:style-name="ce5" table:formula="of:=[.B155]*340/2000" office:value-type="float" office:value="40.8" calcext:value-type="float">
            <text:p>40,8 mm</text:p>
          </table:table-cell>
          <table:table-cell table:number-columns-repeated="2"/>
          <table:table-cell table:formula="of:=-0.2395388728*[.B155]+957.1527604891" office:value-type="float" office:value="899.6634310171" calcext:value-type="float">
            <text:p>899,6634310171</text:p>
          </table:table-cell>
          <table:table-cell table:style-name="ce158" table:formula="of:=ROUND(IF([.F155]&lt;&gt;&quot;&quot;;[.F155];[.E155])*10)&amp;&quot;,&quot;" office:value-type="string" office:string-value="8997," calcext:value-type="string">
            <text:p>8997,</text:p>
          </table:table-cell>
          <table:table-cell table:style-name="ce158" office:value-type="string" calcext:value-type="string">
            <text:p>8997,</text:p>
          </table:table-cell>
          <table:table-cell/>
        </table:table-row>
        <table:table-row table:style-name="ro1">
          <table:table-cell office:value-type="float" office:value="9" calcext:value-type="float">
            <text:p>9 ms</text:p>
          </table:table-cell>
          <table:table-cell office:value-type="float" office:value="270" calcext:value-type="float">
            <text:p>270 µs</text:p>
          </table:table-cell>
          <table:table-cell table:style-name="ce5" table:formula="of:=[.B156]*340/2000" office:value-type="float" office:value="45.9" calcext:value-type="float">
            <text:p>45,9 mm</text:p>
          </table:table-cell>
          <table:table-cell table:number-columns-repeated="2"/>
          <table:table-cell table:formula="of:=-0.2395388728*[.B156]+957.1527604891" office:value-type="float" office:value="892.4772648331" calcext:value-type="float">
            <text:p>892,4772648331</text:p>
          </table:table-cell>
          <table:table-cell table:style-name="ce158" table:formula="of:=ROUND(IF([.F156]&lt;&gt;&quot;&quot;;[.F156];[.E156])*10)&amp;&quot;,&quot;" office:value-type="string" office:string-value="8925," calcext:value-type="string">
            <text:p>8925,</text:p>
          </table:table-cell>
          <table:table-cell table:style-name="ce158" office:value-type="string" calcext:value-type="string">
            <text:p>8925,</text:p>
          </table:table-cell>
          <table:table-cell/>
        </table:table-row>
        <table:table-row table:style-name="ro1">
          <table:table-cell office:value-type="float" office:value="10" calcext:value-type="float">
            <text:p>10 ms</text:p>
          </table:table-cell>
          <table:table-cell office:value-type="float" office:value="300" calcext:value-type="float">
            <text:p>300 µs</text:p>
          </table:table-cell>
          <table:table-cell table:style-name="ce5" table:formula="of:=[.B157]*340/2000" office:value-type="float" office:value="51" calcext:value-type="float">
            <text:p>51 mm</text:p>
          </table:table-cell>
          <table:table-cell table:number-columns-repeated="2"/>
          <table:table-cell table:formula="of:=-0.2395388728*[.B157]+957.1527604891" office:value-type="float" office:value="885.2910986491" calcext:value-type="float">
            <text:p>885,2910986491</text:p>
          </table:table-cell>
          <table:table-cell table:style-name="ce158" table:formula="of:=ROUND(IF([.F157]&lt;&gt;&quot;&quot;;[.F157];[.E157])*10)&amp;&quot;,&quot;" office:value-type="string" office:string-value="8853," calcext:value-type="string">
            <text:p>8853,</text:p>
          </table:table-cell>
          <table:table-cell table:style-name="ce158" office:value-type="string" calcext:value-type="string">
            <text:p>8853,</text:p>
          </table:table-cell>
          <table:table-cell/>
        </table:table-row>
        <table:table-row table:style-name="ro1">
          <table:table-cell office:value-type="float" office:value="11" calcext:value-type="float">
            <text:p>11 ms</text:p>
          </table:table-cell>
          <table:table-cell office:value-type="float" office:value="330" calcext:value-type="float">
            <text:p>330 µs</text:p>
          </table:table-cell>
          <table:table-cell table:style-name="ce5" table:formula="of:=[.B158]*340/2000" office:value-type="float" office:value="56.1" calcext:value-type="float">
            <text:p>56,1 mm</text:p>
          </table:table-cell>
          <table:table-cell table:number-columns-repeated="2"/>
          <table:table-cell table:formula="of:=-0.2395388728*[.B158]+957.1527604891" office:value-type="float" office:value="878.1049324651" calcext:value-type="float">
            <text:p>878,1049324651</text:p>
          </table:table-cell>
          <table:table-cell table:style-name="ce158" table:formula="of:=ROUND(IF([.F158]&lt;&gt;&quot;&quot;;[.F158];[.E158])*10)&amp;&quot;,&quot;" office:value-type="string" office:string-value="8781," calcext:value-type="string">
            <text:p>8781,</text:p>
          </table:table-cell>
          <table:table-cell table:style-name="ce158" office:value-type="string" calcext:value-type="string">
            <text:p>8781,</text:p>
          </table:table-cell>
          <table:table-cell/>
        </table:table-row>
        <table:table-row table:style-name="ro1">
          <table:table-cell office:value-type="float" office:value="12" calcext:value-type="float">
            <text:p>12 ms</text:p>
          </table:table-cell>
          <table:table-cell office:value-type="float" office:value="360" calcext:value-type="float">
            <text:p>360 µs</text:p>
          </table:table-cell>
          <table:table-cell table:style-name="ce5" table:formula="of:=[.B159]*340/2000" office:value-type="float" office:value="61.2" calcext:value-type="float">
            <text:p>61,2 mm</text:p>
          </table:table-cell>
          <table:table-cell table:number-columns-repeated="2"/>
          <table:table-cell table:formula="of:=-0.2395388728*[.B159]+957.1527604891" office:value-type="float" office:value="870.9187662811" calcext:value-type="float">
            <text:p>870,9187662811</text:p>
          </table:table-cell>
          <table:table-cell table:style-name="ce158" table:formula="of:=ROUND(IF([.F159]&lt;&gt;&quot;&quot;;[.F159];[.E159])*10)&amp;&quot;,&quot;" office:value-type="string" office:string-value="8709," calcext:value-type="string">
            <text:p>8709,</text:p>
          </table:table-cell>
          <table:table-cell table:style-name="ce158" office:value-type="string" calcext:value-type="string">
            <text:p>8709,</text:p>
          </table:table-cell>
          <table:table-cell/>
        </table:table-row>
        <table:table-row table:style-name="ro1">
          <table:table-cell office:value-type="float" office:value="13" calcext:value-type="float">
            <text:p>13 ms</text:p>
          </table:table-cell>
          <table:table-cell office:value-type="float" office:value="390" calcext:value-type="float">
            <text:p>390 µs</text:p>
          </table:table-cell>
          <table:table-cell table:style-name="ce5" table:formula="of:=[.B160]*340/2000" office:value-type="float" office:value="66.3" calcext:value-type="float">
            <text:p>66,3 mm</text:p>
          </table:table-cell>
          <table:table-cell table:number-columns-repeated="2"/>
          <table:table-cell table:formula="of:=-0.2395388728*[.B160]+957.1527604891" office:value-type="float" office:value="863.7326000971" calcext:value-type="float">
            <text:p>863,7326000971</text:p>
          </table:table-cell>
          <table:table-cell table:style-name="ce158" table:formula="of:=ROUND(IF([.F160]&lt;&gt;&quot;&quot;;[.F160];[.E160])*10)&amp;&quot;,&quot;" office:value-type="string" office:string-value="8637," calcext:value-type="string">
            <text:p>8637,</text:p>
          </table:table-cell>
          <table:table-cell table:style-name="ce158" office:value-type="string" calcext:value-type="string">
            <text:p>8637,</text:p>
          </table:table-cell>
          <table:table-cell/>
        </table:table-row>
        <table:table-row table:style-name="ro1">
          <table:table-cell office:value-type="float" office:value="14" calcext:value-type="float">
            <text:p>14 ms</text:p>
          </table:table-cell>
          <table:table-cell office:value-type="float" office:value="420" calcext:value-type="float">
            <text:p>420 µs</text:p>
          </table:table-cell>
          <table:table-cell table:style-name="ce5" table:formula="of:=[.B161]*340/2000" office:value-type="float" office:value="71.4" calcext:value-type="float">
            <text:p>71,4 mm</text:p>
          </table:table-cell>
          <table:table-cell table:number-columns-repeated="2"/>
          <table:table-cell table:formula="of:=-0.2395388728*[.B161]+957.1527604891" office:value-type="float" office:value="856.5464339131" calcext:value-type="float">
            <text:p>856,5464339131</text:p>
          </table:table-cell>
          <table:table-cell table:style-name="ce158" table:formula="of:=ROUND(IF([.F161]&lt;&gt;&quot;&quot;;[.F161];[.E161])*10)&amp;&quot;,&quot;" office:value-type="string" office:string-value="8565," calcext:value-type="string">
            <text:p>8565,</text:p>
          </table:table-cell>
          <table:table-cell table:style-name="ce158" office:value-type="string" calcext:value-type="string">
            <text:p>8565,</text:p>
          </table:table-cell>
          <table:table-cell/>
        </table:table-row>
        <table:table-row table:style-name="ro1">
          <table:table-cell office:value-type="float" office:value="15" calcext:value-type="float">
            <text:p>15 ms</text:p>
          </table:table-cell>
          <table:table-cell office:value-type="float" office:value="450" calcext:value-type="float">
            <text:p>450 µs</text:p>
          </table:table-cell>
          <table:table-cell table:style-name="ce5" table:formula="of:=[.B162]*340/2000" office:value-type="float" office:value="76.5" calcext:value-type="float">
            <text:p>76,5 mm</text:p>
          </table:table-cell>
          <table:table-cell table:number-columns-repeated="2"/>
          <table:table-cell table:formula="of:=-0.2395388728*[.B162]+957.1527604891" office:value-type="float" office:value="849.3602677291" calcext:value-type="float">
            <text:p>849,3602677291</text:p>
          </table:table-cell>
          <table:table-cell table:style-name="ce158" table:formula="of:=ROUND(IF([.F162]&lt;&gt;&quot;&quot;;[.F162];[.E162])*10)&amp;&quot;,&quot;" office:value-type="string" office:string-value="8494," calcext:value-type="string">
            <text:p>8494,</text:p>
          </table:table-cell>
          <table:table-cell table:style-name="ce158" office:value-type="string" calcext:value-type="string">
            <text:p>8494,</text:p>
          </table:table-cell>
          <table:table-cell/>
        </table:table-row>
        <table:table-row table:style-name="ro1">
          <table:table-cell office:value-type="float" office:value="16" calcext:value-type="float">
            <text:p>16 ms</text:p>
          </table:table-cell>
          <table:table-cell office:value-type="float" office:value="480" calcext:value-type="float">
            <text:p>480 µs</text:p>
          </table:table-cell>
          <table:table-cell table:style-name="ce5" table:formula="of:=[.B163]*340/2000" office:value-type="float" office:value="81.6" calcext:value-type="float">
            <text:p>81,6 mm</text:p>
          </table:table-cell>
          <table:table-cell table:number-columns-repeated="2"/>
          <table:table-cell table:formula="of:=-0.2395388728*[.B163]+957.1527604891" office:value-type="float" office:value="842.1741015451" calcext:value-type="float">
            <text:p>842,1741015451</text:p>
          </table:table-cell>
          <table:table-cell table:style-name="ce158" table:formula="of:=ROUND(IF([.F163]&lt;&gt;&quot;&quot;;[.F163];[.E163])*10)&amp;&quot;,&quot;" office:value-type="string" office:string-value="8422," calcext:value-type="string">
            <text:p>8422,</text:p>
          </table:table-cell>
          <table:table-cell table:style-name="ce158" office:value-type="string" calcext:value-type="string">
            <text:p>8422,</text:p>
          </table:table-cell>
          <table:table-cell/>
        </table:table-row>
        <table:table-row table:style-name="ro1">
          <table:table-cell office:value-type="float" office:value="17" calcext:value-type="float">
            <text:p>17 ms</text:p>
          </table:table-cell>
          <table:table-cell table:style-name="ce10" office:value-type="float" office:value="510" calcext:value-type="float">
            <text:p>510 µs</text:p>
          </table:table-cell>
          <table:table-cell table:style-name="ce12" table:formula="of:=[.B164]*340/2000" office:value-type="float" office:value="86.7" calcext:value-type="float">
            <text:p>86,7 mm</text:p>
          </table:table-cell>
          <table:table-cell table:style-name="ce150"/>
          <table:table-cell table:style-name="ce154"/>
          <table:table-cell table:style-name="ce156" table:formula="of:=-0.2395388728*[.B164]+957.1527604891" office:value-type="float" office:value="834.9879353611" calcext:value-type="float">
            <text:p>834,9879353611</text:p>
          </table:table-cell>
          <table:table-cell table:style-name="ce159" table:formula="of:=ROUND(IF([.F164]&lt;&gt;&quot;&quot;;[.F164];[.E164])*10)&amp;&quot;,&quot;" office:value-type="string" office:string-value="8350," calcext:value-type="string">
            <text:p>8350,</text:p>
          </table:table-cell>
          <table:table-cell table:style-name="ce159" office:value-type="string" calcext:value-type="string">
            <text:p>8350,</text:p>
          </table:table-cell>
          <table:table-cell/>
        </table:table-row>
        <table:table-row table:style-name="ro1">
          <table:table-cell office:value-type="float" office:value="18" calcext:value-type="float">
            <text:p>18 ms</text:p>
          </table:table-cell>
          <table:table-cell office:value-type="float" office:value="540" calcext:value-type="float">
            <text:p>540 µs</text:p>
          </table:table-cell>
          <table:table-cell table:style-name="ce5" table:formula="of:=[.B165]*340/2000" office:value-type="float" office:value="91.8" calcext:value-type="float">
            <text:p>91,8 mm</text:p>
          </table:table-cell>
          <table:table-cell/>
          <table:table-cell table:formula="of:=(ABS([.B165]-INDEX([.$B$2:.$E$138];MATCH([.B165];[.$B$2:.$B$138];1);1))*INDEX([.$B$2:.$E$138];MATCH([.B165];[.$B$2:.$B$138];1);4)+ABS([.B165]-INDEX([.$B$2:.$E$138];MATCH([.B165];[.$B$2:.$B$138];1)+1;1))*INDEX([.$B$2:.$E$138];MATCH([.B165];[.$B$2:.$B$138];1)+1;4))/ABS(INDEX([.$B$2:.$E$138];MATCH([.B165];[.$B$2:.$B$138];1);1)-INDEX([.$B$2:.$E$138];MATCH([.B165];[.$B$2:.$B$138];1)+1;1))" office:value-type="float" office:value="822.183297708263" calcext:value-type="float">
            <text:p>822,183 l</text:p>
          </table:table-cell>
          <table:table-cell table:formula="of:=-0.2395388728*[.B165]+957.1527604891" office:value-type="float" office:value="827.8017691771" calcext:value-type="float">
            <text:p>827,8017691771</text:p>
          </table:table-cell>
          <table:table-cell table:style-name="ce158" table:formula="of:=ROUND(IF([.F165]&lt;&gt;&quot;&quot;;[.F165];[.E165])*10)&amp;&quot;,&quot;" office:value-type="string" office:string-value="8278," calcext:value-type="string">
            <text:p>8278,</text:p>
          </table:table-cell>
          <table:table-cell table:style-name="ce158" office:value-type="string" calcext:value-type="string">
            <text:p>8278,</text:p>
          </table:table-cell>
          <table:table-cell table:style-name="ce152"/>
        </table:table-row>
        <table:table-row table:style-name="ro1">
          <table:table-cell office:value-type="float" office:value="19" calcext:value-type="float">
            <text:p>19 ms</text:p>
          </table:table-cell>
          <table:table-cell table:style-name="ce11" office:value-type="float" office:value="570" calcext:value-type="float">
            <text:p>570 µs</text:p>
          </table:table-cell>
          <table:table-cell table:style-name="ce13" table:formula="of:=[.B166]*340/2000" office:value-type="float" office:value="96.9" calcext:value-type="float">
            <text:p>96,9 mm</text:p>
          </table:table-cell>
          <table:table-cell table:style-name="ce151"/>
          <table:table-cell table:style-name="ce155" table:formula="of:=(ABS([.B166]-INDEX([.$B$2:.$E$138];MATCH([.B166];[.$B$2:.$B$138];1);1))*INDEX([.$B$2:.$E$138];MATCH([.B166];[.$B$2:.$B$138];1);4)+ABS([.B166]-INDEX([.$B$2:.$E$138];MATCH([.B166];[.$B$2:.$B$138];1)+1;1))*INDEX([.$B$2:.$E$138];MATCH([.B166];[.$B$2:.$B$138];1)+1;4))/ABS(INDEX([.$B$2:.$E$138];MATCH([.B166];[.$B$2:.$B$138];1);1)-INDEX([.$B$2:.$E$138];MATCH([.B166];[.$B$2:.$B$138];1)+1;1))" office:value-type="float" office:value="817.003613758785" calcext:value-type="float">
            <text:p>817,004 l</text:p>
          </table:table-cell>
          <table:table-cell table:style-name="ce157" table:formula="of:=-0.2395388728*[.B166]+957.1527604891" office:value-type="float" office:value="820.6156029931" calcext:value-type="float">
            <text:p>820,6156029931</text:p>
          </table:table-cell>
          <table:table-cell table:style-name="ce160" table:formula="of:=ROUND(IF([.F166]&lt;&gt;&quot;&quot;;[.F166];[.E166])*10)&amp;&quot;,&quot;" office:value-type="string" office:string-value="8206," calcext:value-type="string">
            <text:p>8206,</text:p>
          </table:table-cell>
          <table:table-cell table:style-name="ce160" office:value-type="string" calcext:value-type="string">
            <text:p>8206,</text:p>
          </table:table-cell>
          <table:table-cell/>
        </table:table-row>
        <table:table-row table:style-name="ro1">
          <table:table-cell office:value-type="float" office:value="20" calcext:value-type="float">
            <text:p>20 ms</text:p>
          </table:table-cell>
          <table:table-cell office:value-type="float" office:value="600" calcext:value-type="float">
            <text:p>600 µs</text:p>
          </table:table-cell>
          <table:table-cell table:style-name="ce5" table:formula="of:=[.B167]*340/2000" office:value-type="float" office:value="102" calcext:value-type="float">
            <text:p>102 mm</text:p>
          </table:table-cell>
          <table:table-cell/>
          <table:table-cell table:formula="of:=(ABS([.B167]-INDEX([.$B$2:.$E$138];MATCH([.B167];[.$B$2:.$B$138];1);1))*INDEX([.$B$2:.$E$138];MATCH([.B167];[.$B$2:.$B$138];1);4)+ABS([.B167]-INDEX([.$B$2:.$E$138];MATCH([.B167];[.$B$2:.$B$138];1)+1;1))*INDEX([.$B$2:.$E$138];MATCH([.B167];[.$B$2:.$B$138];1)+1;4))/ABS(INDEX([.$B$2:.$E$138];MATCH([.B167];[.$B$2:.$B$138];1);1)-INDEX([.$B$2:.$E$138];MATCH([.B167];[.$B$2:.$B$138];1)+1;1))" office:value-type="float" office:value="814.824194393323" calcext:value-type="float">
            <text:p>814,824 l</text:p>
          </table:table-cell>
          <table:table-cell table:formula="of:=-0.2395388728*[.B167]+957.1527604891" office:value-type="float" office:value="813.4294368091" calcext:value-type="float">
            <text:p>813,4294368091</text:p>
          </table:table-cell>
          <table:table-cell table:style-name="ce158" table:formula="of:=ROUND(IF([.F167]&lt;&gt;&quot;&quot;;[.F167];[.E167])*10)&amp;&quot;,&quot;" office:value-type="string" office:string-value="8134," calcext:value-type="string">
            <text:p>8134,</text:p>
          </table:table-cell>
          <table:table-cell table:style-name="ce158" office:value-type="string" calcext:value-type="string">
            <text:p>8134,</text:p>
          </table:table-cell>
          <table:table-cell/>
        </table:table-row>
        <table:table-row table:style-name="ro1">
          <table:table-cell office:value-type="float" office:value="21" calcext:value-type="float">
            <text:p>21 ms</text:p>
          </table:table-cell>
          <table:table-cell table:style-name="ce11" office:value-type="float" office:value="630" calcext:value-type="float">
            <text:p>630 µs</text:p>
          </table:table-cell>
          <table:table-cell table:style-name="ce13" table:formula="of:=[.B168]*340/2000" office:value-type="float" office:value="107.1" calcext:value-type="float">
            <text:p>107,1 mm</text:p>
          </table:table-cell>
          <table:table-cell table:style-name="ce151"/>
          <table:table-cell table:style-name="ce155" table:formula="of:=(ABS([.B168]-INDEX([.$B$2:.$E$138];MATCH([.B168];[.$B$2:.$B$138];1);1))*INDEX([.$B$2:.$E$138];MATCH([.B168];[.$B$2:.$B$138];1);4)+ABS([.B168]-INDEX([.$B$2:.$E$138];MATCH([.B168];[.$B$2:.$B$138];1)+1;1))*INDEX([.$B$2:.$E$138];MATCH([.B168];[.$B$2:.$B$138];1)+1;4))/ABS(INDEX([.$B$2:.$E$138];MATCH([.B168];[.$B$2:.$B$138];1);1)-INDEX([.$B$2:.$E$138];MATCH([.B168];[.$B$2:.$B$138];1)+1;1))" office:value-type="float" office:value="804.180462645547" calcext:value-type="float">
            <text:p>804,180 l</text:p>
          </table:table-cell>
          <table:table-cell table:style-name="ce157" table:formula="of:=-0.2395388728*[.B168]+957.1527604891" office:value-type="float" office:value="806.2432706251" calcext:value-type="float">
            <text:p>806,2432706251</text:p>
          </table:table-cell>
          <table:table-cell table:style-name="ce160" table:formula="of:=ROUND(IF([.F168]&lt;&gt;&quot;&quot;;[.F168];[.E168])*10)&amp;&quot;,&quot;" office:value-type="string" office:string-value="8062," calcext:value-type="string">
            <text:p>8062,</text:p>
          </table:table-cell>
          <table:table-cell table:style-name="ce160" office:value-type="string" calcext:value-type="string">
            <text:p>8062,</text:p>
          </table:table-cell>
          <table:table-cell/>
        </table:table-row>
        <table:table-row table:style-name="ro1">
          <table:table-cell office:value-type="float" office:value="22" calcext:value-type="float">
            <text:p>22 ms</text:p>
          </table:table-cell>
          <table:table-cell office:value-type="float" office:value="660" calcext:value-type="float">
            <text:p>660 µs</text:p>
          </table:table-cell>
          <table:table-cell table:style-name="ce5" table:formula="of:=[.B169]*340/2000" office:value-type="float" office:value="112.2" calcext:value-type="float">
            <text:p>112,2 mm</text:p>
          </table:table-cell>
          <table:table-cell/>
          <table:table-cell table:formula="of:=(ABS([.B169]-INDEX([.$B$2:.$E$138];MATCH([.B169];[.$B$2:.$B$138];1);1))*INDEX([.$B$2:.$E$138];MATCH([.B169];[.$B$2:.$B$138];1);4)+ABS([.B169]-INDEX([.$B$2:.$E$138];MATCH([.B169];[.$B$2:.$B$138];1)+1;1))*INDEX([.$B$2:.$E$138];MATCH([.B169];[.$B$2:.$B$138];1)+1;4))/ABS(INDEX([.$B$2:.$E$138];MATCH([.B169];[.$B$2:.$B$138];1);1)-INDEX([.$B$2:.$E$138];MATCH([.B169];[.$B$2:.$B$138];1)+1;1))" office:value-type="float" office:value="799.54376176968" calcext:value-type="float">
            <text:p>799,544 l</text:p>
          </table:table-cell>
          <table:table-cell table:formula="of:=-0.2395388728*[.B169]+957.1527604891" office:value-type="float" office:value="799.0571044411" calcext:value-type="float">
            <text:p>799,0571044411</text:p>
          </table:table-cell>
          <table:table-cell table:style-name="ce158" table:formula="of:=ROUND(IF([.F169]&lt;&gt;&quot;&quot;;[.F169];[.E169])*10)&amp;&quot;,&quot;" office:value-type="string" office:string-value="7991," calcext:value-type="string">
            <text:p>7991,</text:p>
          </table:table-cell>
          <table:table-cell table:style-name="ce158" office:value-type="string" calcext:value-type="string">
            <text:p>7991,</text:p>
          </table:table-cell>
          <table:table-cell/>
        </table:table-row>
        <table:table-row table:style-name="ro1">
          <table:table-cell office:value-type="float" office:value="23" calcext:value-type="float">
            <text:p>23 ms</text:p>
          </table:table-cell>
          <table:table-cell office:value-type="float" office:value="690" calcext:value-type="float">
            <text:p>690 µs</text:p>
          </table:table-cell>
          <table:table-cell table:style-name="ce5" table:formula="of:=[.B170]*340/2000" office:value-type="float" office:value="117.3" calcext:value-type="float">
            <text:p>117,3 mm</text:p>
          </table:table-cell>
          <table:table-cell/>
          <table:table-cell table:formula="of:=(ABS([.B170]-INDEX([.$B$2:.$E$138];MATCH([.B170];[.$B$2:.$B$138];1);1))*INDEX([.$B$2:.$E$138];MATCH([.B170];[.$B$2:.$B$138];1);4)+ABS([.B170]-INDEX([.$B$2:.$E$138];MATCH([.B170];[.$B$2:.$B$138];1)+1;1))*INDEX([.$B$2:.$E$138];MATCH([.B170];[.$B$2:.$B$138];1)+1;4))/ABS(INDEX([.$B$2:.$E$138];MATCH([.B170];[.$B$2:.$B$138];1);1)-INDEX([.$B$2:.$E$138];MATCH([.B170];[.$B$2:.$B$138];1)+1;1))" office:value-type="float" office:value="785.18548852636" calcext:value-type="float">
            <text:p>785,185 l</text:p>
          </table:table-cell>
          <table:table-cell table:formula="of:=-0.2395388728*[.B170]+957.1527604891" office:value-type="float" office:value="791.8709382571" calcext:value-type="float">
            <text:p>791,8709382571</text:p>
          </table:table-cell>
          <table:table-cell table:style-name="ce158" table:formula="of:=ROUND(IF([.F170]&lt;&gt;&quot;&quot;;[.F170];[.E170])*10)&amp;&quot;,&quot;" office:value-type="string" office:string-value="7919," calcext:value-type="string">
            <text:p>7919,</text:p>
          </table:table-cell>
          <table:table-cell table:style-name="ce158" office:value-type="string" calcext:value-type="string">
            <text:p>7919,</text:p>
          </table:table-cell>
          <table:table-cell/>
        </table:table-row>
        <table:table-row table:style-name="ro1">
          <table:table-cell office:value-type="float" office:value="24" calcext:value-type="float">
            <text:p>24 ms</text:p>
          </table:table-cell>
          <table:table-cell office:value-type="float" office:value="720" calcext:value-type="float">
            <text:p>720 µs</text:p>
          </table:table-cell>
          <table:table-cell table:style-name="ce5" table:formula="of:=[.B171]*340/2000" office:value-type="float" office:value="122.4" calcext:value-type="float">
            <text:p>122,4 mm</text:p>
          </table:table-cell>
          <table:table-cell/>
          <table:table-cell table:formula="of:=(ABS([.B171]-INDEX([.$B$2:.$E$138];MATCH([.B171];[.$B$2:.$B$138];1);1))*INDEX([.$B$2:.$E$138];MATCH([.B171];[.$B$2:.$B$138];1);4)+ABS([.B171]-INDEX([.$B$2:.$E$138];MATCH([.B171];[.$B$2:.$B$138];1)+1;1))*INDEX([.$B$2:.$E$138];MATCH([.B171];[.$B$2:.$B$138];1)+1;4))/ABS(INDEX([.$B$2:.$E$138];MATCH([.B171];[.$B$2:.$B$138];1);1)-INDEX([.$B$2:.$E$138];MATCH([.B171];[.$B$2:.$B$138];1)+1;1))" office:value-type="float" office:value="788.222589306135" calcext:value-type="float">
            <text:p>788,223 l</text:p>
          </table:table-cell>
          <table:table-cell table:formula="of:=-0.2395388728*[.B171]+957.1527604891" office:value-type="float" office:value="784.6847720731" calcext:value-type="float">
            <text:p>784,6847720731</text:p>
          </table:table-cell>
          <table:table-cell table:style-name="ce158" table:formula="of:=ROUND(IF([.F171]&lt;&gt;&quot;&quot;;[.F171];[.E171])*10)&amp;&quot;,&quot;" office:value-type="string" office:string-value="7847," calcext:value-type="string">
            <text:p>7847,</text:p>
          </table:table-cell>
          <table:table-cell table:style-name="ce158" office:value-type="string" calcext:value-type="string">
            <text:p>7847,</text:p>
          </table:table-cell>
          <table:table-cell/>
        </table:table-row>
        <table:table-row table:style-name="ro1">
          <table:table-cell office:value-type="float" office:value="25" calcext:value-type="float">
            <text:p>25 ms</text:p>
          </table:table-cell>
          <table:table-cell office:value-type="float" office:value="750" calcext:value-type="float">
            <text:p>750 µs</text:p>
          </table:table-cell>
          <table:table-cell table:style-name="ce5" table:formula="of:=[.B172]*340/2000" office:value-type="float" office:value="127.5" calcext:value-type="float">
            <text:p>127,5 mm</text:p>
          </table:table-cell>
          <table:table-cell/>
          <table:table-cell table:formula="of:=(ABS([.B172]-INDEX([.$B$2:.$E$138];MATCH([.B172];[.$B$2:.$B$138];1);1))*INDEX([.$B$2:.$E$138];MATCH([.B172];[.$B$2:.$B$138];1);4)+ABS([.B172]-INDEX([.$B$2:.$E$138];MATCH([.B172];[.$B$2:.$B$138];1)+1;1))*INDEX([.$B$2:.$E$138];MATCH([.B172];[.$B$2:.$B$138];1)+1;4))/ABS(INDEX([.$B$2:.$E$138];MATCH([.B172];[.$B$2:.$B$138];1);1)-INDEX([.$B$2:.$E$138];MATCH([.B172];[.$B$2:.$B$138];1)+1;1))" office:value-type="float" office:value="773.096756778348" calcext:value-type="float">
            <text:p>773,097 l</text:p>
          </table:table-cell>
          <table:table-cell table:formula="of:=-0.2395388728*[.B172]+957.1527604891" office:value-type="float" office:value="777.4986058891" calcext:value-type="float">
            <text:p>777,4986058891</text:p>
          </table:table-cell>
          <table:table-cell table:style-name="ce158" table:formula="of:=ROUND(IF([.F172]&lt;&gt;&quot;&quot;;[.F172];[.E172])*10)&amp;&quot;,&quot;" office:value-type="string" office:string-value="7775," calcext:value-type="string">
            <text:p>7775,</text:p>
          </table:table-cell>
          <table:table-cell table:style-name="ce158" office:value-type="string" calcext:value-type="string">
            <text:p>7775,</text:p>
          </table:table-cell>
          <table:table-cell/>
        </table:table-row>
        <table:table-row table:style-name="ro1">
          <table:table-cell office:value-type="float" office:value="26" calcext:value-type="float">
            <text:p>26 ms</text:p>
          </table:table-cell>
          <table:table-cell office:value-type="float" office:value="780" calcext:value-type="float">
            <text:p>780 µs</text:p>
          </table:table-cell>
          <table:table-cell table:style-name="ce5" table:formula="of:=[.B173]*340/2000" office:value-type="float" office:value="132.6" calcext:value-type="float">
            <text:p>132,6 mm</text:p>
          </table:table-cell>
          <table:table-cell/>
          <table:table-cell table:formula="of:=(ABS([.B173]-INDEX([.$B$2:.$E$138];MATCH([.B173];[.$B$2:.$B$138];1);1))*INDEX([.$B$2:.$E$138];MATCH([.B173];[.$B$2:.$B$138];1);4)+ABS([.B173]-INDEX([.$B$2:.$E$138];MATCH([.B173];[.$B$2:.$B$138];1)+1;1))*INDEX([.$B$2:.$E$138];MATCH([.B173];[.$B$2:.$B$138];1)+1;4))/ABS(INDEX([.$B$2:.$E$138];MATCH([.B173];[.$B$2:.$B$138];1);1)-INDEX([.$B$2:.$E$138];MATCH([.B173];[.$B$2:.$B$138];1)+1;1))" office:value-type="float" office:value="770.941335968762" calcext:value-type="float">
            <text:p>770,941 l</text:p>
          </table:table-cell>
          <table:table-cell table:formula="of:=-0.2395388728*[.B173]+957.1527604891" office:value-type="float" office:value="770.3124397051" calcext:value-type="float">
            <text:p>770,3124397051</text:p>
          </table:table-cell>
          <table:table-cell table:style-name="ce158" table:formula="of:=ROUND(IF([.F173]&lt;&gt;&quot;&quot;;[.F173];[.E173])*10)&amp;&quot;,&quot;" office:value-type="string" office:string-value="7703," calcext:value-type="string">
            <text:p>7703,</text:p>
          </table:table-cell>
          <table:table-cell table:style-name="ce158" office:value-type="string" calcext:value-type="string">
            <text:p>7703,</text:p>
          </table:table-cell>
          <table:table-cell/>
        </table:table-row>
        <table:table-row table:style-name="ro1">
          <table:table-cell office:value-type="float" office:value="27" calcext:value-type="float">
            <text:p>27 ms</text:p>
          </table:table-cell>
          <table:table-cell office:value-type="float" office:value="810" calcext:value-type="float">
            <text:p>810 µs</text:p>
          </table:table-cell>
          <table:table-cell table:style-name="ce5" table:formula="of:=[.B174]*340/2000" office:value-type="float" office:value="137.7" calcext:value-type="float">
            <text:p>137,7 mm</text:p>
          </table:table-cell>
          <table:table-cell/>
          <table:table-cell table:formula="of:=(ABS([.B174]-INDEX([.$B$2:.$E$138];MATCH([.B174];[.$B$2:.$B$138];1);1))*INDEX([.$B$2:.$E$138];MATCH([.B174];[.$B$2:.$B$138];1);4)+ABS([.B174]-INDEX([.$B$2:.$E$138];MATCH([.B174];[.$B$2:.$B$138];1)+1;1))*INDEX([.$B$2:.$E$138];MATCH([.B174];[.$B$2:.$B$138];1)+1;4))/ABS(INDEX([.$B$2:.$E$138];MATCH([.B174];[.$B$2:.$B$138];1);1)-INDEX([.$B$2:.$E$138];MATCH([.B174];[.$B$2:.$B$138];1)+1;1))" office:value-type="float" office:value="765.745986078581" calcext:value-type="float">
            <text:p>765,746 l</text:p>
          </table:table-cell>
          <table:table-cell table:formula="of:=-0.2395388728*[.B174]+957.1527604891" office:value-type="float" office:value="763.1262735211" calcext:value-type="float">
            <text:p>763,1262735211</text:p>
          </table:table-cell>
          <table:table-cell table:style-name="ce158" table:formula="of:=ROUND(IF([.F174]&lt;&gt;&quot;&quot;;[.F174];[.E174])*10)&amp;&quot;,&quot;" office:value-type="string" office:string-value="7631," calcext:value-type="string">
            <text:p>7631,</text:p>
          </table:table-cell>
          <table:table-cell table:style-name="ce158" office:value-type="string" calcext:value-type="string">
            <text:p>7631,</text:p>
          </table:table-cell>
          <table:table-cell/>
        </table:table-row>
        <table:table-row table:style-name="ro1">
          <table:table-cell office:value-type="float" office:value="28" calcext:value-type="float">
            <text:p>28 ms</text:p>
          </table:table-cell>
          <table:table-cell office:value-type="float" office:value="840" calcext:value-type="float">
            <text:p>840 µs</text:p>
          </table:table-cell>
          <table:table-cell table:style-name="ce5" table:formula="of:=[.B175]*340/2000" office:value-type="float" office:value="142.8" calcext:value-type="float">
            <text:p>142,8 mm</text:p>
          </table:table-cell>
          <table:table-cell/>
          <table:table-cell table:formula="of:=(ABS([.B175]-INDEX([.$B$2:.$E$138];MATCH([.B175];[.$B$2:.$B$138];1);1))*INDEX([.$B$2:.$E$138];MATCH([.B175];[.$B$2:.$B$138];1);4)+ABS([.B175]-INDEX([.$B$2:.$E$138];MATCH([.B175];[.$B$2:.$B$138];1)+1;1))*INDEX([.$B$2:.$E$138];MATCH([.B175];[.$B$2:.$B$138];1)+1;4))/ABS(INDEX([.$B$2:.$E$138];MATCH([.B175];[.$B$2:.$B$138];1);1)-INDEX([.$B$2:.$E$138];MATCH([.B175];[.$B$2:.$B$138];1)+1;1))" office:value-type="float" office:value="749.37898002283" calcext:value-type="float">
            <text:p>749,379 l</text:p>
          </table:table-cell>
          <table:table-cell table:formula="of:=-0.2395388728*[.B175]+957.1527604891" office:value-type="float" office:value="755.9401073371" calcext:value-type="float">
            <text:p>755,9401073371</text:p>
          </table:table-cell>
          <table:table-cell table:style-name="ce158" table:formula="of:=ROUND(IF([.F175]&lt;&gt;&quot;&quot;;[.F175];[.E175])*10)&amp;&quot;,&quot;" office:value-type="string" office:string-value="7559," calcext:value-type="string">
            <text:p>7559,</text:p>
          </table:table-cell>
          <table:table-cell table:style-name="ce158" office:value-type="string" calcext:value-type="string">
            <text:p>7559,</text:p>
          </table:table-cell>
          <table:table-cell/>
        </table:table-row>
        <table:table-row table:style-name="ro1">
          <table:table-cell office:value-type="float" office:value="29" calcext:value-type="float">
            <text:p>29 ms</text:p>
          </table:table-cell>
          <table:table-cell office:value-type="float" office:value="870" calcext:value-type="float">
            <text:p>870 µs</text:p>
          </table:table-cell>
          <table:table-cell table:style-name="ce5" table:formula="of:=[.B176]*340/2000" office:value-type="float" office:value="147.9" calcext:value-type="float">
            <text:p>147,9 mm</text:p>
          </table:table-cell>
          <table:table-cell/>
          <table:table-cell table:formula="of:=(ABS([.B176]-INDEX([.$B$2:.$E$138];MATCH([.B176];[.$B$2:.$B$138];1);1))*INDEX([.$B$2:.$E$138];MATCH([.B176];[.$B$2:.$B$138];1);4)+ABS([.B176]-INDEX([.$B$2:.$E$138];MATCH([.B176];[.$B$2:.$B$138];1)+1;1))*INDEX([.$B$2:.$E$138];MATCH([.B176];[.$B$2:.$B$138];1)+1;4))/ABS(INDEX([.$B$2:.$E$138];MATCH([.B176];[.$B$2:.$B$138];1);1)-INDEX([.$B$2:.$E$138];MATCH([.B176];[.$B$2:.$B$138];1)+1;1))" office:value-type="float" office:value="741.415865362439" calcext:value-type="float">
            <text:p>741,416 l</text:p>
          </table:table-cell>
          <table:table-cell table:formula="of:=-0.2395388728*[.B176]+957.1527604891" office:value-type="float" office:value="748.7539411531" calcext:value-type="float">
            <text:p>748,7539411531</text:p>
          </table:table-cell>
          <table:table-cell table:style-name="ce158" table:formula="of:=ROUND(IF([.F176]&lt;&gt;&quot;&quot;;[.F176];[.E176])*10)&amp;&quot;,&quot;" office:value-type="string" office:string-value="7488," calcext:value-type="string">
            <text:p>7488,</text:p>
          </table:table-cell>
          <table:table-cell table:style-name="ce158" office:value-type="string" calcext:value-type="string">
            <text:p>7488,</text:p>
          </table:table-cell>
          <table:table-cell/>
        </table:table-row>
        <table:table-row table:style-name="ro1">
          <table:table-cell office:value-type="float" office:value="30" calcext:value-type="float">
            <text:p>30 ms</text:p>
          </table:table-cell>
          <table:table-cell office:value-type="float" office:value="900" calcext:value-type="float">
            <text:p>900 µs</text:p>
          </table:table-cell>
          <table:table-cell table:style-name="ce5" table:formula="of:=[.B177]*340/2000" office:value-type="float" office:value="153" calcext:value-type="float">
            <text:p>153 mm</text:p>
          </table:table-cell>
          <table:table-cell/>
          <table:table-cell table:formula="of:=(ABS([.B177]-INDEX([.$B$2:.$E$138];MATCH([.B177];[.$B$2:.$B$138];1);1))*INDEX([.$B$2:.$E$138];MATCH([.B177];[.$B$2:.$B$138];1);4)+ABS([.B177]-INDEX([.$B$2:.$E$138];MATCH([.B177];[.$B$2:.$B$138];1)+1;1))*INDEX([.$B$2:.$E$138];MATCH([.B177];[.$B$2:.$B$138];1)+1;4))/ABS(INDEX([.$B$2:.$E$138];MATCH([.B177];[.$B$2:.$B$138];1);1)-INDEX([.$B$2:.$E$138];MATCH([.B177];[.$B$2:.$B$138];1)+1;1))" office:value-type="float" office:value="747.872411055446" calcext:value-type="float">
            <text:p>747,872 l</text:p>
          </table:table-cell>
          <table:table-cell table:formula="of:=-0.2395388728*[.B177]+957.1527604891" office:value-type="float" office:value="741.5677749691" calcext:value-type="float">
            <text:p>741,5677749691</text:p>
          </table:table-cell>
          <table:table-cell table:style-name="ce158" table:formula="of:=ROUND(IF([.F177]&lt;&gt;&quot;&quot;;[.F177];[.E177])*10)&amp;&quot;,&quot;" office:value-type="string" office:string-value="7416," calcext:value-type="string">
            <text:p>7416,</text:p>
          </table:table-cell>
          <table:table-cell table:style-name="ce158" office:value-type="string" calcext:value-type="string">
            <text:p>7416,</text:p>
          </table:table-cell>
          <table:table-cell/>
        </table:table-row>
        <table:table-row table:style-name="ro1">
          <table:table-cell office:value-type="float" office:value="31" calcext:value-type="float">
            <text:p>31 ms</text:p>
          </table:table-cell>
          <table:table-cell office:value-type="float" office:value="930" calcext:value-type="float">
            <text:p>930 µs</text:p>
          </table:table-cell>
          <table:table-cell table:style-name="ce5" table:formula="of:=[.B178]*340/2000" office:value-type="float" office:value="158.1" calcext:value-type="float">
            <text:p>158,1 mm</text:p>
          </table:table-cell>
          <table:table-cell/>
          <table:table-cell table:formula="of:=(ABS([.B178]-INDEX([.$B$2:.$E$138];MATCH([.B178];[.$B$2:.$B$138];1);1))*INDEX([.$B$2:.$E$138];MATCH([.B178];[.$B$2:.$B$138];1);4)+ABS([.B178]-INDEX([.$B$2:.$E$138];MATCH([.B178];[.$B$2:.$B$138];1)+1;1))*INDEX([.$B$2:.$E$138];MATCH([.B178];[.$B$2:.$B$138];1)+1;4))/ABS(INDEX([.$B$2:.$E$138];MATCH([.B178];[.$B$2:.$B$138];1);1)-INDEX([.$B$2:.$E$138];MATCH([.B178];[.$B$2:.$B$138];1)+1;1))" office:value-type="float" office:value="732.269529507004" calcext:value-type="float">
            <text:p>732,270 l</text:p>
          </table:table-cell>
          <table:table-cell table:formula="of:=-0.2395388728*[.B178]+957.1527604891" office:value-type="float" office:value="734.3816087851" calcext:value-type="float">
            <text:p>734,3816087851</text:p>
          </table:table-cell>
          <table:table-cell table:style-name="ce158" table:formula="of:=ROUND(IF([.F178]&lt;&gt;&quot;&quot;;[.F178];[.E178])*10)&amp;&quot;,&quot;" office:value-type="string" office:string-value="7344," calcext:value-type="string">
            <text:p>7344,</text:p>
          </table:table-cell>
          <table:table-cell table:style-name="ce158" office:value-type="string" calcext:value-type="string">
            <text:p>7344,</text:p>
          </table:table-cell>
          <table:table-cell/>
        </table:table-row>
        <table:table-row table:style-name="ro1">
          <table:table-cell office:value-type="float" office:value="32" calcext:value-type="float">
            <text:p>32 ms</text:p>
          </table:table-cell>
          <table:table-cell office:value-type="float" office:value="960" calcext:value-type="float">
            <text:p>960 µs</text:p>
          </table:table-cell>
          <table:table-cell table:style-name="ce5" table:formula="of:=[.B179]*340/2000" office:value-type="float" office:value="163.2" calcext:value-type="float">
            <text:p>163,2 mm</text:p>
          </table:table-cell>
          <table:table-cell/>
          <table:table-cell table:formula="of:=(ABS([.B179]-INDEX([.$B$2:.$E$138];MATCH([.B179];[.$B$2:.$B$138];1);1))*INDEX([.$B$2:.$E$138];MATCH([.B179];[.$B$2:.$B$138];1);4)+ABS([.B179]-INDEX([.$B$2:.$E$138];MATCH([.B179];[.$B$2:.$B$138];1)+1;1))*INDEX([.$B$2:.$E$138];MATCH([.B179];[.$B$2:.$B$138];1)+1;4))/ABS(INDEX([.$B$2:.$E$138];MATCH([.B179];[.$B$2:.$B$138];1);1)-INDEX([.$B$2:.$E$138];MATCH([.B179];[.$B$2:.$B$138];1)+1;1))" office:value-type="float" office:value="726.553218956913" calcext:value-type="float">
            <text:p>726,553 l</text:p>
          </table:table-cell>
          <table:table-cell table:formula="of:=-0.2395388728*[.B179]+957.1527604891" office:value-type="float" office:value="727.1954426011" calcext:value-type="float">
            <text:p>727,1954426011</text:p>
          </table:table-cell>
          <table:table-cell table:style-name="ce158" table:formula="of:=ROUND(IF([.F179]&lt;&gt;&quot;&quot;;[.F179];[.E179])*10)&amp;&quot;,&quot;" office:value-type="string" office:string-value="7272," calcext:value-type="string">
            <text:p>7272,</text:p>
          </table:table-cell>
          <table:table-cell table:style-name="ce158" office:value-type="string" calcext:value-type="string">
            <text:p>7272,</text:p>
          </table:table-cell>
          <table:table-cell/>
        </table:table-row>
        <table:table-row table:style-name="ro1">
          <table:table-cell office:value-type="float" office:value="33" calcext:value-type="float">
            <text:p>33 ms</text:p>
          </table:table-cell>
          <table:table-cell office:value-type="float" office:value="990" calcext:value-type="float">
            <text:p>990 µs</text:p>
          </table:table-cell>
          <table:table-cell table:style-name="ce5" table:formula="of:=[.B180]*340/2000" office:value-type="float" office:value="168.3" calcext:value-type="float">
            <text:p>168,3 mm</text:p>
          </table:table-cell>
          <table:table-cell/>
          <table:table-cell table:formula="of:=(ABS([.B180]-INDEX([.$B$2:.$E$138];MATCH([.B180];[.$B$2:.$B$138];1);1))*INDEX([.$B$2:.$E$138];MATCH([.B180];[.$B$2:.$B$138];1);4)+ABS([.B180]-INDEX([.$B$2:.$E$138];MATCH([.B180];[.$B$2:.$B$138];1)+1;1))*INDEX([.$B$2:.$E$138];MATCH([.B180];[.$B$2:.$B$138];1)+1;4))/ABS(INDEX([.$B$2:.$E$138];MATCH([.B180];[.$B$2:.$B$138];1);1)-INDEX([.$B$2:.$E$138];MATCH([.B180];[.$B$2:.$B$138];1)+1;1))" office:value-type="float" office:value="721.759141153457" calcext:value-type="float">
            <text:p>721,759 l</text:p>
          </table:table-cell>
          <table:table-cell table:formula="of:=-0.2395388728*[.B180]+957.1527604891" office:value-type="float" office:value="720.0092764171" calcext:value-type="float">
            <text:p>720,0092764171</text:p>
          </table:table-cell>
          <table:table-cell table:style-name="ce158" table:formula="of:=ROUND(IF([.F180]&lt;&gt;&quot;&quot;;[.F180];[.E180])*10)&amp;&quot;,&quot;" office:value-type="string" office:string-value="7200," calcext:value-type="string">
            <text:p>7200,</text:p>
          </table:table-cell>
          <table:table-cell table:style-name="ce158" office:value-type="string" calcext:value-type="string">
            <text:p>7200,</text:p>
          </table:table-cell>
          <table:table-cell/>
        </table:table-row>
        <table:table-row table:style-name="ro1">
          <table:table-cell office:value-type="float" office:value="34" calcext:value-type="float">
            <text:p>34 ms</text:p>
          </table:table-cell>
          <table:table-cell office:value-type="float" office:value="1020" calcext:value-type="float">
            <text:p>1020 µs</text:p>
          </table:table-cell>
          <table:table-cell table:style-name="ce5" table:formula="of:=[.B181]*340/2000" office:value-type="float" office:value="173.4" calcext:value-type="float">
            <text:p>173,4 mm</text:p>
          </table:table-cell>
          <table:table-cell/>
          <table:table-cell table:formula="of:=(ABS([.B181]-INDEX([.$B$2:.$E$138];MATCH([.B181];[.$B$2:.$B$138];1);1))*INDEX([.$B$2:.$E$138];MATCH([.B181];[.$B$2:.$B$138];1);4)+ABS([.B181]-INDEX([.$B$2:.$E$138];MATCH([.B181];[.$B$2:.$B$138];1)+1;1))*INDEX([.$B$2:.$E$138];MATCH([.B181];[.$B$2:.$B$138];1)+1;4))/ABS(INDEX([.$B$2:.$E$138];MATCH([.B181];[.$B$2:.$B$138];1);1)-INDEX([.$B$2:.$E$138];MATCH([.B181];[.$B$2:.$B$138];1)+1;1))" office:value-type="float" office:value="716.634742558886" calcext:value-type="float">
            <text:p>716,635 l</text:p>
          </table:table-cell>
          <table:table-cell table:formula="of:=-0.2395388728*[.B181]+957.1527604891" office:value-type="float" office:value="712.8231102331" calcext:value-type="float">
            <text:p>712,8231102331</text:p>
          </table:table-cell>
          <table:table-cell table:style-name="ce158" table:formula="of:=ROUND(IF([.F181]&lt;&gt;&quot;&quot;;[.F181];[.E181])*10)&amp;&quot;,&quot;" office:value-type="string" office:string-value="7128," calcext:value-type="string">
            <text:p>7128,</text:p>
          </table:table-cell>
          <table:table-cell table:style-name="ce158" office:value-type="string" calcext:value-type="string">
            <text:p>7128,</text:p>
          </table:table-cell>
          <table:table-cell/>
        </table:table-row>
        <table:table-row table:style-name="ro1">
          <table:table-cell office:value-type="float" office:value="35" calcext:value-type="float">
            <text:p>35 ms</text:p>
          </table:table-cell>
          <table:table-cell office:value-type="float" office:value="1050" calcext:value-type="float">
            <text:p>1050 µs</text:p>
          </table:table-cell>
          <table:table-cell table:style-name="ce5" table:formula="of:=[.B182]*340/2000" office:value-type="float" office:value="178.5" calcext:value-type="float">
            <text:p>178,5 mm</text:p>
          </table:table-cell>
          <table:table-cell/>
          <table:table-cell table:formula="of:=(ABS([.B182]-INDEX([.$B$2:.$E$138];MATCH([.B182];[.$B$2:.$B$138];1);1))*INDEX([.$B$2:.$E$138];MATCH([.B182];[.$B$2:.$B$138];1);4)+ABS([.B182]-INDEX([.$B$2:.$E$138];MATCH([.B182];[.$B$2:.$B$138];1)+1;1))*INDEX([.$B$2:.$E$138];MATCH([.B182];[.$B$2:.$B$138];1)+1;4))/ABS(INDEX([.$B$2:.$E$138];MATCH([.B182];[.$B$2:.$B$138];1);1)-INDEX([.$B$2:.$E$138];MATCH([.B182];[.$B$2:.$B$138];1)+1;1))" office:value-type="float" office:value="702.688051027144" calcext:value-type="float">
            <text:p>702,688 l</text:p>
          </table:table-cell>
          <table:table-cell table:formula="of:=-0.2395388728*[.B182]+957.1527604891" office:value-type="float" office:value="705.6369440491" calcext:value-type="float">
            <text:p>705,6369440491</text:p>
          </table:table-cell>
          <table:table-cell table:style-name="ce158" table:formula="of:=ROUND(IF([.F182]&lt;&gt;&quot;&quot;;[.F182];[.E182])*10)&amp;&quot;,&quot;" office:value-type="string" office:string-value="7056," calcext:value-type="string">
            <text:p>7056,</text:p>
          </table:table-cell>
          <table:table-cell table:style-name="ce158" office:value-type="string" calcext:value-type="string">
            <text:p>7056,</text:p>
          </table:table-cell>
          <table:table-cell/>
        </table:table-row>
        <table:table-row table:style-name="ro1">
          <table:table-cell office:value-type="float" office:value="36" calcext:value-type="float">
            <text:p>36 ms</text:p>
          </table:table-cell>
          <table:table-cell office:value-type="float" office:value="1080" calcext:value-type="float">
            <text:p>1080 µs</text:p>
          </table:table-cell>
          <table:table-cell table:style-name="ce5" table:formula="of:=[.B183]*340/2000" office:value-type="float" office:value="183.6" calcext:value-type="float">
            <text:p>183,6 mm</text:p>
          </table:table-cell>
          <table:table-cell/>
          <table:table-cell table:formula="of:=(ABS([.B183]-INDEX([.$B$2:.$E$138];MATCH([.B183];[.$B$2:.$B$138];1);1))*INDEX([.$B$2:.$E$138];MATCH([.B183];[.$B$2:.$B$138];1);4)+ABS([.B183]-INDEX([.$B$2:.$E$138];MATCH([.B183];[.$B$2:.$B$138];1)+1;1))*INDEX([.$B$2:.$E$138];MATCH([.B183];[.$B$2:.$B$138];1)+1;4))/ABS(INDEX([.$B$2:.$E$138];MATCH([.B183];[.$B$2:.$B$138];1);1)-INDEX([.$B$2:.$E$138];MATCH([.B183];[.$B$2:.$B$138];1)+1;1))" office:value-type="float" office:value="704.024232665823" calcext:value-type="float">
            <text:p>704,024 l</text:p>
          </table:table-cell>
          <table:table-cell table:formula="of:=-0.2395388728*[.B183]+957.1527604891" office:value-type="float" office:value="698.4507778651" calcext:value-type="float">
            <text:p>698,4507778651</text:p>
          </table:table-cell>
          <table:table-cell table:style-name="ce158" table:formula="of:=ROUND(IF([.F183]&lt;&gt;&quot;&quot;;[.F183];[.E183])*10)&amp;&quot;,&quot;" office:value-type="string" office:string-value="6985," calcext:value-type="string">
            <text:p>6985,</text:p>
          </table:table-cell>
          <table:table-cell table:style-name="ce158" office:value-type="string" calcext:value-type="string">
            <text:p>6985,</text:p>
          </table:table-cell>
          <table:table-cell/>
        </table:table-row>
        <table:table-row table:style-name="ro1">
          <table:table-cell office:value-type="float" office:value="37" calcext:value-type="float">
            <text:p>37 ms</text:p>
          </table:table-cell>
          <table:table-cell office:value-type="float" office:value="1110" calcext:value-type="float">
            <text:p>1110 µs</text:p>
          </table:table-cell>
          <table:table-cell table:style-name="ce5" table:formula="of:=[.B184]*340/2000" office:value-type="float" office:value="188.7" calcext:value-type="float">
            <text:p>188,7 mm</text:p>
          </table:table-cell>
          <table:table-cell/>
          <table:table-cell table:formula="of:=(ABS([.B184]-INDEX([.$B$2:.$E$138];MATCH([.B184];[.$B$2:.$B$138];1);1))*INDEX([.$B$2:.$E$138];MATCH([.B184];[.$B$2:.$B$138];1);4)+ABS([.B184]-INDEX([.$B$2:.$E$138];MATCH([.B184];[.$B$2:.$B$138];1)+1;1))*INDEX([.$B$2:.$E$138];MATCH([.B184];[.$B$2:.$B$138];1)+1;4))/ABS(INDEX([.$B$2:.$E$138];MATCH([.B184];[.$B$2:.$B$138];1);1)-INDEX([.$B$2:.$E$138];MATCH([.B184];[.$B$2:.$B$138];1)+1;1))" office:value-type="float" office:value="686.740451797999" calcext:value-type="float">
            <text:p>686,740 l</text:p>
          </table:table-cell>
          <table:table-cell table:formula="of:=-0.2395388728*[.B184]+957.1527604891" office:value-type="float" office:value="691.2646116811" calcext:value-type="float">
            <text:p>691,2646116811</text:p>
          </table:table-cell>
          <table:table-cell table:style-name="ce158" table:formula="of:=ROUND(IF([.F184]&lt;&gt;&quot;&quot;;[.F184];[.E184])*10)&amp;&quot;,&quot;" office:value-type="string" office:string-value="6913," calcext:value-type="string">
            <text:p>6913,</text:p>
          </table:table-cell>
          <table:table-cell table:style-name="ce158" office:value-type="string" calcext:value-type="string">
            <text:p>6913,</text:p>
          </table:table-cell>
          <table:table-cell/>
        </table:table-row>
        <table:table-row table:style-name="ro1">
          <table:table-cell office:value-type="float" office:value="38" calcext:value-type="float">
            <text:p>38 ms</text:p>
          </table:table-cell>
          <table:table-cell office:value-type="float" office:value="1140" calcext:value-type="float">
            <text:p>1140 µs</text:p>
          </table:table-cell>
          <table:table-cell table:style-name="ce5" table:formula="of:=[.B185]*340/2000" office:value-type="float" office:value="193.8" calcext:value-type="float">
            <text:p>193,8 mm</text:p>
          </table:table-cell>
          <table:table-cell/>
          <table:table-cell table:formula="of:=(ABS([.B185]-INDEX([.$B$2:.$E$138];MATCH([.B185];[.$B$2:.$B$138];1);1))*INDEX([.$B$2:.$E$138];MATCH([.B185];[.$B$2:.$B$138];1);4)+ABS([.B185]-INDEX([.$B$2:.$E$138];MATCH([.B185];[.$B$2:.$B$138];1)+1;1))*INDEX([.$B$2:.$E$138];MATCH([.B185];[.$B$2:.$B$138];1)+1;4))/ABS(INDEX([.$B$2:.$E$138];MATCH([.B185];[.$B$2:.$B$138];1);1)-INDEX([.$B$2:.$E$138];MATCH([.B185];[.$B$2:.$B$138];1)+1;1))" office:value-type="float" office:value="691.16979608879" calcext:value-type="float">
            <text:p>691,170 l</text:p>
          </table:table-cell>
          <table:table-cell table:formula="of:=-0.2395388728*[.B185]+957.1527604891" office:value-type="float" office:value="684.0784454971" calcext:value-type="float">
            <text:p>684,0784454971</text:p>
          </table:table-cell>
          <table:table-cell table:style-name="ce158" table:formula="of:=ROUND(IF([.F185]&lt;&gt;&quot;&quot;;[.F185];[.E185])*10)&amp;&quot;,&quot;" office:value-type="string" office:string-value="6841," calcext:value-type="string">
            <text:p>6841,</text:p>
          </table:table-cell>
          <table:table-cell table:style-name="ce158" office:value-type="string" calcext:value-type="string">
            <text:p>6841,</text:p>
          </table:table-cell>
          <table:table-cell/>
        </table:table-row>
        <table:table-row table:style-name="ro1">
          <table:table-cell office:value-type="float" office:value="39" calcext:value-type="float">
            <text:p>39 ms</text:p>
          </table:table-cell>
          <table:table-cell office:value-type="float" office:value="1170" calcext:value-type="float">
            <text:p>1170 µs</text:p>
          </table:table-cell>
          <table:table-cell table:style-name="ce5" table:formula="of:=[.B186]*340/2000" office:value-type="float" office:value="198.9" calcext:value-type="float">
            <text:p>198,9 mm</text:p>
          </table:table-cell>
          <table:table-cell/>
          <table:table-cell table:formula="of:=(ABS([.B186]-INDEX([.$B$2:.$E$138];MATCH([.B186];[.$B$2:.$B$138];1);1))*INDEX([.$B$2:.$E$138];MATCH([.B186];[.$B$2:.$B$138];1);4)+ABS([.B186]-INDEX([.$B$2:.$E$138];MATCH([.B186];[.$B$2:.$B$138];1)+1;1))*INDEX([.$B$2:.$E$138];MATCH([.B186];[.$B$2:.$B$138];1)+1;4))/ABS(INDEX([.$B$2:.$E$138];MATCH([.B186];[.$B$2:.$B$138];1);1)-INDEX([.$B$2:.$E$138];MATCH([.B186];[.$B$2:.$B$138];1)+1;1))" office:value-type="float" office:value="682.434144848619" calcext:value-type="float">
            <text:p>682,434 l</text:p>
          </table:table-cell>
          <table:table-cell table:formula="of:=-0.2395388728*[.B186]+957.1527604891" office:value-type="float" office:value="676.8922793131" calcext:value-type="float">
            <text:p>676,8922793131</text:p>
          </table:table-cell>
          <table:table-cell table:style-name="ce158" table:formula="of:=ROUND(IF([.F186]&lt;&gt;&quot;&quot;;[.F186];[.E186])*10)&amp;&quot;,&quot;" office:value-type="string" office:string-value="6769," calcext:value-type="string">
            <text:p>6769,</text:p>
          </table:table-cell>
          <table:table-cell table:style-name="ce158" office:value-type="string" calcext:value-type="string">
            <text:p>6769,</text:p>
          </table:table-cell>
          <table:table-cell/>
        </table:table-row>
        <table:table-row table:style-name="ro1">
          <table:table-cell office:value-type="float" office:value="40" calcext:value-type="float">
            <text:p>40 ms</text:p>
          </table:table-cell>
          <table:table-cell office:value-type="float" office:value="1200" calcext:value-type="float">
            <text:p>1200 µs</text:p>
          </table:table-cell>
          <table:table-cell table:style-name="ce5" table:formula="of:=[.B187]*340/2000" office:value-type="float" office:value="204" calcext:value-type="float">
            <text:p>204 mm</text:p>
          </table:table-cell>
          <table:table-cell/>
          <table:table-cell table:formula="of:=(ABS([.B187]-INDEX([.$B$2:.$E$138];MATCH([.B187];[.$B$2:.$B$138];1);1))*INDEX([.$B$2:.$E$138];MATCH([.B187];[.$B$2:.$B$138];1);4)+ABS([.B187]-INDEX([.$B$2:.$E$138];MATCH([.B187];[.$B$2:.$B$138];1)+1;1))*INDEX([.$B$2:.$E$138];MATCH([.B187];[.$B$2:.$B$138];1)+1;4))/ABS(INDEX([.$B$2:.$E$138];MATCH([.B187];[.$B$2:.$B$138];1);1)-INDEX([.$B$2:.$E$138];MATCH([.B187];[.$B$2:.$B$138];1)+1;1))" office:value-type="float" office:value="672.342727274356" calcext:value-type="float">
            <text:p>672,343 l</text:p>
          </table:table-cell>
          <table:table-cell table:formula="of:=-0.2395388728*[.B187]+957.1527604891" office:value-type="float" office:value="669.7061131291" calcext:value-type="float">
            <text:p>669,7061131291</text:p>
          </table:table-cell>
          <table:table-cell table:style-name="ce158" table:formula="of:=ROUND(IF([.F187]&lt;&gt;&quot;&quot;;[.F187];[.E187])*10)&amp;&quot;,&quot;" office:value-type="string" office:string-value="6697," calcext:value-type="string">
            <text:p>6697,</text:p>
          </table:table-cell>
          <table:table-cell table:style-name="ce158" office:value-type="string" calcext:value-type="string">
            <text:p>6697,</text:p>
          </table:table-cell>
          <table:table-cell/>
        </table:table-row>
        <table:table-row table:style-name="ro1">
          <table:table-cell office:value-type="float" office:value="41" calcext:value-type="float">
            <text:p>41 ms</text:p>
          </table:table-cell>
          <table:table-cell office:value-type="float" office:value="1230" calcext:value-type="float">
            <text:p>1230 µs</text:p>
          </table:table-cell>
          <table:table-cell table:style-name="ce5" table:formula="of:=[.B188]*340/2000" office:value-type="float" office:value="209.1" calcext:value-type="float">
            <text:p>209,1 mm</text:p>
          </table:table-cell>
          <table:table-cell/>
          <table:table-cell table:formula="of:=(ABS([.B188]-INDEX([.$B$2:.$E$138];MATCH([.B188];[.$B$2:.$B$138];1);1))*INDEX([.$B$2:.$E$138];MATCH([.B188];[.$B$2:.$B$138];1);4)+ABS([.B188]-INDEX([.$B$2:.$E$138];MATCH([.B188];[.$B$2:.$B$138];1)+1;1))*INDEX([.$B$2:.$E$138];MATCH([.B188];[.$B$2:.$B$138];1)+1;4))/ABS(INDEX([.$B$2:.$E$138];MATCH([.B188];[.$B$2:.$B$138];1);1)-INDEX([.$B$2:.$E$138];MATCH([.B188];[.$B$2:.$B$138];1)+1;1))" office:value-type="float" office:value="668.280282191563" calcext:value-type="float">
            <text:p>668,280 l</text:p>
          </table:table-cell>
          <table:table-cell table:formula="of:=-0.2395388728*[.B188]+957.1527604891" office:value-type="float" office:value="662.5199469451" calcext:value-type="float">
            <text:p>662,5199469451</text:p>
          </table:table-cell>
          <table:table-cell table:style-name="ce158" table:formula="of:=ROUND(IF([.F188]&lt;&gt;&quot;&quot;;[.F188];[.E188])*10)&amp;&quot;,&quot;" office:value-type="string" office:string-value="6625," calcext:value-type="string">
            <text:p>6625,</text:p>
          </table:table-cell>
          <table:table-cell table:style-name="ce158" office:value-type="string" calcext:value-type="string">
            <text:p>6625,</text:p>
          </table:table-cell>
          <table:table-cell/>
        </table:table-row>
        <table:table-row table:style-name="ro1">
          <table:table-cell office:value-type="float" office:value="42" calcext:value-type="float">
            <text:p>42 ms</text:p>
          </table:table-cell>
          <table:table-cell office:value-type="float" office:value="1260" calcext:value-type="float">
            <text:p>1260 µs</text:p>
          </table:table-cell>
          <table:table-cell table:style-name="ce5" table:formula="of:=[.B189]*340/2000" office:value-type="float" office:value="214.2" calcext:value-type="float">
            <text:p>214,2 mm</text:p>
          </table:table-cell>
          <table:table-cell/>
          <table:table-cell table:formula="of:=(ABS([.B189]-INDEX([.$B$2:.$E$138];MATCH([.B189];[.$B$2:.$B$138];1);1))*INDEX([.$B$2:.$E$138];MATCH([.B189];[.$B$2:.$B$138];1);4)+ABS([.B189]-INDEX([.$B$2:.$E$138];MATCH([.B189];[.$B$2:.$B$138];1)+1;1))*INDEX([.$B$2:.$E$138];MATCH([.B189];[.$B$2:.$B$138];1)+1;4))/ABS(INDEX([.$B$2:.$E$138];MATCH([.B189];[.$B$2:.$B$138];1);1)-INDEX([.$B$2:.$E$138];MATCH([.B189];[.$B$2:.$B$138];1)+1;1))" office:value-type="float" office:value="647.975194894484" calcext:value-type="float">
            <text:p>647,975 l</text:p>
          </table:table-cell>
          <table:table-cell table:formula="of:=-0.2395388728*[.B189]+957.1527604891" office:value-type="float" office:value="655.3337807611" calcext:value-type="float">
            <text:p>655,3337807611</text:p>
          </table:table-cell>
          <table:table-cell table:style-name="ce158" table:formula="of:=ROUND(IF([.F189]&lt;&gt;&quot;&quot;;[.F189];[.E189])*10)&amp;&quot;,&quot;" office:value-type="string" office:string-value="6553," calcext:value-type="string">
            <text:p>6553,</text:p>
          </table:table-cell>
          <table:table-cell table:style-name="ce158" office:value-type="string" calcext:value-type="string">
            <text:p>6553,</text:p>
          </table:table-cell>
          <table:table-cell/>
        </table:table-row>
        <table:table-row table:style-name="ro1">
          <table:table-cell office:value-type="float" office:value="43" calcext:value-type="float">
            <text:p>43 ms</text:p>
          </table:table-cell>
          <table:table-cell office:value-type="float" office:value="1290" calcext:value-type="float">
            <text:p>1290 µs</text:p>
          </table:table-cell>
          <table:table-cell table:style-name="ce5" table:formula="of:=[.B190]*340/2000" office:value-type="float" office:value="219.3" calcext:value-type="float">
            <text:p>219,3 mm</text:p>
          </table:table-cell>
          <table:table-cell/>
          <table:table-cell table:formula="of:=(ABS([.B190]-INDEX([.$B$2:.$E$138];MATCH([.B190];[.$B$2:.$B$138];1);1))*INDEX([.$B$2:.$E$138];MATCH([.B190];[.$B$2:.$B$138];1);4)+ABS([.B190]-INDEX([.$B$2:.$E$138];MATCH([.B190];[.$B$2:.$B$138];1)+1;1))*INDEX([.$B$2:.$E$138];MATCH([.B190];[.$B$2:.$B$138];1)+1;4))/ABS(INDEX([.$B$2:.$E$138];MATCH([.B190];[.$B$2:.$B$138];1);1)-INDEX([.$B$2:.$E$138];MATCH([.B190];[.$B$2:.$B$138];1)+1;1))" office:value-type="float" office:value="644.97351082301" calcext:value-type="float">
            <text:p>644,974 l</text:p>
          </table:table-cell>
          <table:table-cell table:formula="of:=-0.2395388728*[.B190]+957.1527604891" office:value-type="float" office:value="648.1476145771" calcext:value-type="float">
            <text:p>648,1476145771</text:p>
          </table:table-cell>
          <table:table-cell table:style-name="ce158" table:formula="of:=ROUND(IF([.F190]&lt;&gt;&quot;&quot;;[.F190];[.E190])*10)&amp;&quot;,&quot;" office:value-type="string" office:string-value="6481," calcext:value-type="string">
            <text:p>6481,</text:p>
          </table:table-cell>
          <table:table-cell table:style-name="ce158" office:value-type="string" calcext:value-type="string">
            <text:p>6481,</text:p>
          </table:table-cell>
          <table:table-cell/>
        </table:table-row>
        <table:table-row table:style-name="ro1">
          <table:table-cell office:value-type="float" office:value="44" calcext:value-type="float">
            <text:p>44 ms</text:p>
          </table:table-cell>
          <table:table-cell office:value-type="float" office:value="1320" calcext:value-type="float">
            <text:p>1320 µs</text:p>
          </table:table-cell>
          <table:table-cell table:style-name="ce5" table:formula="of:=[.B191]*340/2000" office:value-type="float" office:value="224.4" calcext:value-type="float">
            <text:p>224,4 mm</text:p>
          </table:table-cell>
          <table:table-cell/>
          <table:table-cell table:formula="of:=(ABS([.B191]-INDEX([.$B$2:.$E$138];MATCH([.B191];[.$B$2:.$B$138];1);1))*INDEX([.$B$2:.$E$138];MATCH([.B191];[.$B$2:.$B$138];1);4)+ABS([.B191]-INDEX([.$B$2:.$E$138];MATCH([.B191];[.$B$2:.$B$138];1)+1;1))*INDEX([.$B$2:.$E$138];MATCH([.B191];[.$B$2:.$B$138];1)+1;4))/ABS(INDEX([.$B$2:.$E$138];MATCH([.B191];[.$B$2:.$B$138];1);1)-INDEX([.$B$2:.$E$138];MATCH([.B191];[.$B$2:.$B$138];1)+1;1))" office:value-type="float" office:value="639.574023914782" calcext:value-type="float">
            <text:p>639,574 l</text:p>
          </table:table-cell>
          <table:table-cell table:formula="of:=-0.2395388728*[.B191]+957.1527604891" office:value-type="float" office:value="640.9614483931" calcext:value-type="float">
            <text:p>640,9614483931</text:p>
          </table:table-cell>
          <table:table-cell table:style-name="ce158" table:formula="of:=ROUND(IF([.F191]&lt;&gt;&quot;&quot;;[.F191];[.E191])*10)&amp;&quot;,&quot;" office:value-type="string" office:string-value="6410," calcext:value-type="string">
            <text:p>6410,</text:p>
          </table:table-cell>
          <table:table-cell table:style-name="ce158" office:value-type="string" calcext:value-type="string">
            <text:p>6410,</text:p>
          </table:table-cell>
          <table:table-cell/>
        </table:table-row>
        <table:table-row table:style-name="ro1">
          <table:table-cell office:value-type="float" office:value="45" calcext:value-type="float">
            <text:p>45 ms</text:p>
          </table:table-cell>
          <table:table-cell office:value-type="float" office:value="1350" calcext:value-type="float">
            <text:p>1350 µs</text:p>
          </table:table-cell>
          <table:table-cell table:style-name="ce5" table:formula="of:=[.B192]*340/2000" office:value-type="float" office:value="229.5" calcext:value-type="float">
            <text:p>229,5 mm</text:p>
          </table:table-cell>
          <table:table-cell/>
          <table:table-cell table:formula="of:=(ABS([.B192]-INDEX([.$B$2:.$E$138];MATCH([.B192];[.$B$2:.$B$138];1);1))*INDEX([.$B$2:.$E$138];MATCH([.B192];[.$B$2:.$B$138];1);4)+ABS([.B192]-INDEX([.$B$2:.$E$138];MATCH([.B192];[.$B$2:.$B$138];1)+1;1))*INDEX([.$B$2:.$E$138];MATCH([.B192];[.$B$2:.$B$138];1)+1;4))/ABS(INDEX([.$B$2:.$E$138];MATCH([.B192];[.$B$2:.$B$138];1);1)-INDEX([.$B$2:.$E$138];MATCH([.B192];[.$B$2:.$B$138];1)+1;1))" office:value-type="float" office:value="630.9155238213" calcext:value-type="float">
            <text:p>630,916 l</text:p>
          </table:table-cell>
          <table:table-cell table:formula="of:=-0.2395388728*[.B192]+957.1527604891" office:value-type="float" office:value="633.7752822091" calcext:value-type="float">
            <text:p>633,7752822091</text:p>
          </table:table-cell>
          <table:table-cell table:style-name="ce158" table:formula="of:=ROUND(IF([.F192]&lt;&gt;&quot;&quot;;[.F192];[.E192])*10)&amp;&quot;,&quot;" office:value-type="string" office:string-value="6338," calcext:value-type="string">
            <text:p>6338,</text:p>
          </table:table-cell>
          <table:table-cell table:style-name="ce158" office:value-type="string" calcext:value-type="string">
            <text:p>6338,</text:p>
          </table:table-cell>
          <table:table-cell/>
        </table:table-row>
        <table:table-row table:style-name="ro1">
          <table:table-cell office:value-type="float" office:value="46" calcext:value-type="float">
            <text:p>46 ms</text:p>
          </table:table-cell>
          <table:table-cell office:value-type="float" office:value="1380" calcext:value-type="float">
            <text:p>1380 µs</text:p>
          </table:table-cell>
          <table:table-cell table:style-name="ce5" table:formula="of:=[.B193]*340/2000" office:value-type="float" office:value="234.6" calcext:value-type="float">
            <text:p>234,6 mm</text:p>
          </table:table-cell>
          <table:table-cell/>
          <table:table-cell table:formula="of:=(ABS([.B193]-INDEX([.$B$2:.$E$138];MATCH([.B193];[.$B$2:.$B$138];1);1))*INDEX([.$B$2:.$E$138];MATCH([.B193];[.$B$2:.$B$138];1);4)+ABS([.B193]-INDEX([.$B$2:.$E$138];MATCH([.B193];[.$B$2:.$B$138];1)+1;1))*INDEX([.$B$2:.$E$138];MATCH([.B193];[.$B$2:.$B$138];1)+1;4))/ABS(INDEX([.$B$2:.$E$138];MATCH([.B193];[.$B$2:.$B$138];1);1)-INDEX([.$B$2:.$E$138];MATCH([.B193];[.$B$2:.$B$138];1)+1;1))" office:value-type="float" office:value="629.261302350919" calcext:value-type="float">
            <text:p>629,261 l</text:p>
          </table:table-cell>
          <table:table-cell table:formula="of:=-0.2395388728*[.B193]+957.1527604891" office:value-type="float" office:value="626.5891160251" calcext:value-type="float">
            <text:p>626,5891160251</text:p>
          </table:table-cell>
          <table:table-cell table:style-name="ce158" table:formula="of:=ROUND(IF([.F193]&lt;&gt;&quot;&quot;;[.F193];[.E193])*10)&amp;&quot;,&quot;" office:value-type="string" office:string-value="6266," calcext:value-type="string">
            <text:p>6266,</text:p>
          </table:table-cell>
          <table:table-cell table:style-name="ce158" office:value-type="string" calcext:value-type="string">
            <text:p>6266,</text:p>
          </table:table-cell>
          <table:table-cell/>
        </table:table-row>
        <table:table-row table:style-name="ro1">
          <table:table-cell office:value-type="float" office:value="47" calcext:value-type="float">
            <text:p>47 ms</text:p>
          </table:table-cell>
          <table:table-cell office:value-type="float" office:value="1410" calcext:value-type="float">
            <text:p>1410 µs</text:p>
          </table:table-cell>
          <table:table-cell table:style-name="ce5" table:formula="of:=[.B194]*340/2000" office:value-type="float" office:value="239.7" calcext:value-type="float">
            <text:p>239,7 mm</text:p>
          </table:table-cell>
          <table:table-cell/>
          <table:table-cell table:formula="of:=(ABS([.B194]-INDEX([.$B$2:.$E$138];MATCH([.B194];[.$B$2:.$B$138];1);1))*INDEX([.$B$2:.$E$138];MATCH([.B194];[.$B$2:.$B$138];1);4)+ABS([.B194]-INDEX([.$B$2:.$E$138];MATCH([.B194];[.$B$2:.$B$138];1)+1;1))*INDEX([.$B$2:.$E$138];MATCH([.B194];[.$B$2:.$B$138];1)+1;4))/ABS(INDEX([.$B$2:.$E$138];MATCH([.B194];[.$B$2:.$B$138];1);1)-INDEX([.$B$2:.$E$138];MATCH([.B194];[.$B$2:.$B$138];1)+1;1))" office:value-type="float" office:value="612.699503005757" calcext:value-type="float">
            <text:p>612,700 l</text:p>
          </table:table-cell>
          <table:table-cell table:formula="of:=-0.2395388728*[.B194]+957.1527604891" office:value-type="float" office:value="619.4029498411" calcext:value-type="float">
            <text:p>619,4029498411</text:p>
          </table:table-cell>
          <table:table-cell table:style-name="ce158" table:formula="of:=ROUND(IF([.F194]&lt;&gt;&quot;&quot;;[.F194];[.E194])*10)&amp;&quot;,&quot;" office:value-type="string" office:string-value="6194," calcext:value-type="string">
            <text:p>6194,</text:p>
          </table:table-cell>
          <table:table-cell table:style-name="ce158" office:value-type="string" calcext:value-type="string">
            <text:p>6194,</text:p>
          </table:table-cell>
          <table:table-cell/>
        </table:table-row>
        <table:table-row table:style-name="ro1">
          <table:table-cell office:value-type="float" office:value="48" calcext:value-type="float">
            <text:p>48 ms</text:p>
          </table:table-cell>
          <table:table-cell office:value-type="float" office:value="1440" calcext:value-type="float">
            <text:p>1440 µs</text:p>
          </table:table-cell>
          <table:table-cell table:style-name="ce5" table:formula="of:=[.B195]*340/2000" office:value-type="float" office:value="244.8" calcext:value-type="float">
            <text:p>244,8 mm</text:p>
          </table:table-cell>
          <table:table-cell/>
          <table:table-cell table:formula="of:=(ABS([.B195]-INDEX([.$B$2:.$E$138];MATCH([.B195];[.$B$2:.$B$138];1);1))*INDEX([.$B$2:.$E$138];MATCH([.B195];[.$B$2:.$B$138];1);4)+ABS([.B195]-INDEX([.$B$2:.$E$138];MATCH([.B195];[.$B$2:.$B$138];1)+1;1))*INDEX([.$B$2:.$E$138];MATCH([.B195];[.$B$2:.$B$138];1)+1;4))/ABS(INDEX([.$B$2:.$E$138];MATCH([.B195];[.$B$2:.$B$138];1);1)-INDEX([.$B$2:.$E$138];MATCH([.B195];[.$B$2:.$B$138];1)+1;1))" office:value-type="float" office:value="605.324018538795" calcext:value-type="float">
            <text:p>605,324 l</text:p>
          </table:table-cell>
          <table:table-cell table:formula="of:=-0.2395388728*[.B195]+957.1527604891" office:value-type="float" office:value="612.2167836571" calcext:value-type="float">
            <text:p>612,2167836571</text:p>
          </table:table-cell>
          <table:table-cell table:style-name="ce158" table:formula="of:=ROUND(IF([.F195]&lt;&gt;&quot;&quot;;[.F195];[.E195])*10)&amp;&quot;,&quot;" office:value-type="string" office:string-value="6122," calcext:value-type="string">
            <text:p>6122,</text:p>
          </table:table-cell>
          <table:table-cell table:style-name="ce158" office:value-type="string" calcext:value-type="string">
            <text:p>6122,</text:p>
          </table:table-cell>
          <table:table-cell/>
        </table:table-row>
        <table:table-row table:style-name="ro1">
          <table:table-cell office:value-type="float" office:value="49" calcext:value-type="float">
            <text:p>49 ms</text:p>
          </table:table-cell>
          <table:table-cell office:value-type="float" office:value="1470" calcext:value-type="float">
            <text:p>1470 µs</text:p>
          </table:table-cell>
          <table:table-cell table:style-name="ce5" table:formula="of:=[.B196]*340/2000" office:value-type="float" office:value="249.9" calcext:value-type="float">
            <text:p>249,9 mm</text:p>
          </table:table-cell>
          <table:table-cell/>
          <table:table-cell table:formula="of:=(ABS([.B196]-INDEX([.$B$2:.$E$138];MATCH([.B196];[.$B$2:.$B$138];1);1))*INDEX([.$B$2:.$E$138];MATCH([.B196];[.$B$2:.$B$138];1);4)+ABS([.B196]-INDEX([.$B$2:.$E$138];MATCH([.B196];[.$B$2:.$B$138];1)+1;1))*INDEX([.$B$2:.$E$138];MATCH([.B196];[.$B$2:.$B$138];1)+1;4))/ABS(INDEX([.$B$2:.$E$138];MATCH([.B196];[.$B$2:.$B$138];1);1)-INDEX([.$B$2:.$E$138];MATCH([.B196];[.$B$2:.$B$138];1)+1;1))" office:value-type="float" office:value="602.690471119476" calcext:value-type="float">
            <text:p>602,690 l</text:p>
          </table:table-cell>
          <table:table-cell table:formula="of:=-0.2395388728*[.B196]+957.1527604891" office:value-type="float" office:value="605.0306174731" calcext:value-type="float">
            <text:p>605,0306174731</text:p>
          </table:table-cell>
          <table:table-cell table:style-name="ce158" table:formula="of:=ROUND(IF([.F196]&lt;&gt;&quot;&quot;;[.F196];[.E196])*10)&amp;&quot;,&quot;" office:value-type="string" office:string-value="6050," calcext:value-type="string">
            <text:p>6050,</text:p>
          </table:table-cell>
          <table:table-cell table:style-name="ce158" office:value-type="string" calcext:value-type="string">
            <text:p>6050,</text:p>
          </table:table-cell>
          <table:table-cell/>
        </table:table-row>
        <table:table-row table:style-name="ro1">
          <table:table-cell office:value-type="float" office:value="50" calcext:value-type="float">
            <text:p>50 ms</text:p>
          </table:table-cell>
          <table:table-cell office:value-type="float" office:value="1500" calcext:value-type="float">
            <text:p>1500 µs</text:p>
          </table:table-cell>
          <table:table-cell table:style-name="ce5" table:formula="of:=[.B197]*340/2000" office:value-type="float" office:value="255" calcext:value-type="float">
            <text:p>255 mm</text:p>
          </table:table-cell>
          <table:table-cell/>
          <table:table-cell table:formula="of:=(ABS([.B197]-INDEX([.$B$2:.$E$138];MATCH([.B197];[.$B$2:.$B$138];1);1))*INDEX([.$B$2:.$E$138];MATCH([.B197];[.$B$2:.$B$138];1);4)+ABS([.B197]-INDEX([.$B$2:.$E$138];MATCH([.B197];[.$B$2:.$B$138];1)+1;1))*INDEX([.$B$2:.$E$138];MATCH([.B197];[.$B$2:.$B$138];1)+1;4))/ABS(INDEX([.$B$2:.$E$138];MATCH([.B197];[.$B$2:.$B$138];1);1)-INDEX([.$B$2:.$E$138];MATCH([.B197];[.$B$2:.$B$138];1)+1;1))" office:value-type="float" office:value="598.093227744512" calcext:value-type="float">
            <text:p>598,093 l</text:p>
          </table:table-cell>
          <table:table-cell table:formula="of:=-0.2395388728*[.B197]+957.1527604891" office:value-type="float" office:value="597.8444512891" calcext:value-type="float">
            <text:p>597,8444512891</text:p>
          </table:table-cell>
          <table:table-cell table:style-name="ce158" table:formula="of:=ROUND(IF([.F197]&lt;&gt;&quot;&quot;;[.F197];[.E197])*10)&amp;&quot;,&quot;" office:value-type="string" office:string-value="5978," calcext:value-type="string">
            <text:p>5978,</text:p>
          </table:table-cell>
          <table:table-cell table:style-name="ce158" office:value-type="string" calcext:value-type="string">
            <text:p>5978,</text:p>
          </table:table-cell>
          <table:table-cell/>
        </table:table-row>
        <table:table-row table:style-name="ro1">
          <table:table-cell office:value-type="float" office:value="51" calcext:value-type="float">
            <text:p>51 ms</text:p>
          </table:table-cell>
          <table:table-cell office:value-type="float" office:value="1530" calcext:value-type="float">
            <text:p>1530 µs</text:p>
          </table:table-cell>
          <table:table-cell table:style-name="ce5" table:formula="of:=[.B198]*340/2000" office:value-type="float" office:value="260.1" calcext:value-type="float">
            <text:p>260,1 mm</text:p>
          </table:table-cell>
          <table:table-cell/>
          <table:table-cell table:formula="of:=(ABS([.B198]-INDEX([.$B$2:.$E$138];MATCH([.B198];[.$B$2:.$B$138];1);1))*INDEX([.$B$2:.$E$138];MATCH([.B198];[.$B$2:.$B$138];1);4)+ABS([.B198]-INDEX([.$B$2:.$E$138];MATCH([.B198];[.$B$2:.$B$138];1)+1;1))*INDEX([.$B$2:.$E$138];MATCH([.B198];[.$B$2:.$B$138];1)+1;4))/ABS(INDEX([.$B$2:.$E$138];MATCH([.B198];[.$B$2:.$B$138];1);1)-INDEX([.$B$2:.$E$138];MATCH([.B198];[.$B$2:.$B$138];1)+1;1))" office:value-type="float" office:value="581.06310023297" calcext:value-type="float">
            <text:p>581,063 l</text:p>
          </table:table-cell>
          <table:table-cell table:formula="of:=-0.2395388728*[.B198]+957.1527604891" office:value-type="float" office:value="590.6582851051" calcext:value-type="float">
            <text:p>590,6582851051</text:p>
          </table:table-cell>
          <table:table-cell table:style-name="ce158" table:formula="of:=ROUND(IF([.F198]&lt;&gt;&quot;&quot;;[.F198];[.E198])*10)&amp;&quot;,&quot;" office:value-type="string" office:string-value="5907," calcext:value-type="string">
            <text:p>5907,</text:p>
          </table:table-cell>
          <table:table-cell table:style-name="ce158" office:value-type="string" calcext:value-type="string">
            <text:p>5907,</text:p>
          </table:table-cell>
          <table:table-cell/>
        </table:table-row>
        <table:table-row table:style-name="ro1">
          <table:table-cell office:value-type="float" office:value="52" calcext:value-type="float">
            <text:p>52 ms</text:p>
          </table:table-cell>
          <table:table-cell office:value-type="float" office:value="1560" calcext:value-type="float">
            <text:p>1560 µs</text:p>
          </table:table-cell>
          <table:table-cell table:style-name="ce5" table:formula="of:=[.B199]*340/2000" office:value-type="float" office:value="265.2" calcext:value-type="float">
            <text:p>265,2 mm</text:p>
          </table:table-cell>
          <table:table-cell/>
          <table:table-cell table:formula="of:=(ABS([.B199]-INDEX([.$B$2:.$E$138];MATCH([.B199];[.$B$2:.$B$138];1);1))*INDEX([.$B$2:.$E$138];MATCH([.B199];[.$B$2:.$B$138];1);4)+ABS([.B199]-INDEX([.$B$2:.$E$138];MATCH([.B199];[.$B$2:.$B$138];1)+1;1))*INDEX([.$B$2:.$E$138];MATCH([.B199];[.$B$2:.$B$138];1)+1;4))/ABS(INDEX([.$B$2:.$E$138];MATCH([.B199];[.$B$2:.$B$138];1);1)-INDEX([.$B$2:.$E$138];MATCH([.B199];[.$B$2:.$B$138];1)+1;1))" office:value-type="float" office:value="573.371844369937" calcext:value-type="float">
            <text:p>573,372 l</text:p>
          </table:table-cell>
          <table:table-cell table:formula="of:=-0.2395388728*[.B199]+957.1527604891" office:value-type="float" office:value="583.4721189211" calcext:value-type="float">
            <text:p>583,4721189211</text:p>
          </table:table-cell>
          <table:table-cell table:style-name="ce158" table:formula="of:=ROUND(IF([.F199]&lt;&gt;&quot;&quot;;[.F199];[.E199])*10)&amp;&quot;,&quot;" office:value-type="string" office:string-value="5835," calcext:value-type="string">
            <text:p>5835,</text:p>
          </table:table-cell>
          <table:table-cell table:style-name="ce158" office:value-type="string" calcext:value-type="string">
            <text:p>5835,</text:p>
          </table:table-cell>
          <table:table-cell/>
        </table:table-row>
        <table:table-row table:style-name="ro1">
          <table:table-cell office:value-type="float" office:value="53" calcext:value-type="float">
            <text:p>53 ms</text:p>
          </table:table-cell>
          <table:table-cell office:value-type="float" office:value="1590" calcext:value-type="float">
            <text:p>1590 µs</text:p>
          </table:table-cell>
          <table:table-cell table:style-name="ce5" table:formula="of:=[.B200]*340/2000" office:value-type="float" office:value="270.3" calcext:value-type="float">
            <text:p>270,3 mm</text:p>
          </table:table-cell>
          <table:table-cell/>
          <table:table-cell table:formula="of:=(ABS([.B200]-INDEX([.$B$2:.$E$138];MATCH([.B200];[.$B$2:.$B$138];1);1))*INDEX([.$B$2:.$E$138];MATCH([.B200];[.$B$2:.$B$138];1);4)+ABS([.B200]-INDEX([.$B$2:.$E$138];MATCH([.B200];[.$B$2:.$B$138];1)+1;1))*INDEX([.$B$2:.$E$138];MATCH([.B200];[.$B$2:.$B$138];1)+1;4))/ABS(INDEX([.$B$2:.$E$138];MATCH([.B200];[.$B$2:.$B$138];1);1)-INDEX([.$B$2:.$E$138];MATCH([.B200];[.$B$2:.$B$138];1)+1;1))" office:value-type="float" office:value="571.826785991328" calcext:value-type="float">
            <text:p>571,827 l</text:p>
          </table:table-cell>
          <table:table-cell table:formula="of:=-0.2395388728*[.B200]+957.1527604891" office:value-type="float" office:value="576.2859527371" calcext:value-type="float">
            <text:p>576,2859527371</text:p>
          </table:table-cell>
          <table:table-cell table:style-name="ce158" table:formula="of:=ROUND(IF([.F200]&lt;&gt;&quot;&quot;;[.F200];[.E200])*10)&amp;&quot;,&quot;" office:value-type="string" office:string-value="5763," calcext:value-type="string">
            <text:p>5763,</text:p>
          </table:table-cell>
          <table:table-cell table:style-name="ce158" office:value-type="string" calcext:value-type="string">
            <text:p>5763,</text:p>
          </table:table-cell>
          <table:table-cell/>
        </table:table-row>
        <table:table-row table:style-name="ro1">
          <table:table-cell office:value-type="float" office:value="54" calcext:value-type="float">
            <text:p>54 ms</text:p>
          </table:table-cell>
          <table:table-cell office:value-type="float" office:value="1620" calcext:value-type="float">
            <text:p>1620 µs</text:p>
          </table:table-cell>
          <table:table-cell table:style-name="ce5" table:formula="of:=[.B201]*340/2000" office:value-type="float" office:value="275.4" calcext:value-type="float">
            <text:p>275,4 mm</text:p>
          </table:table-cell>
          <table:table-cell/>
          <table:table-cell table:formula="of:=(ABS([.B201]-INDEX([.$B$2:.$E$138];MATCH([.B201];[.$B$2:.$B$138];1);1))*INDEX([.$B$2:.$E$138];MATCH([.B201];[.$B$2:.$B$138];1);4)+ABS([.B201]-INDEX([.$B$2:.$E$138];MATCH([.B201];[.$B$2:.$B$138];1)+1;1))*INDEX([.$B$2:.$E$138];MATCH([.B201];[.$B$2:.$B$138];1)+1;4))/ABS(INDEX([.$B$2:.$E$138];MATCH([.B201];[.$B$2:.$B$138];1);1)-INDEX([.$B$2:.$E$138];MATCH([.B201];[.$B$2:.$B$138];1)+1;1))" office:value-type="float" office:value="556.687874351958" calcext:value-type="float">
            <text:p>556,688 l</text:p>
          </table:table-cell>
          <table:table-cell table:formula="of:=-0.2395388728*[.B201]+957.1527604891" office:value-type="float" office:value="569.0997865531" calcext:value-type="float">
            <text:p>569,0997865531</text:p>
          </table:table-cell>
          <table:table-cell table:style-name="ce158" table:formula="of:=ROUND(IF([.F201]&lt;&gt;&quot;&quot;;[.F201];[.E201])*10)&amp;&quot;,&quot;" office:value-type="string" office:string-value="5691," calcext:value-type="string">
            <text:p>5691,</text:p>
          </table:table-cell>
          <table:table-cell table:style-name="ce158" office:value-type="string" calcext:value-type="string">
            <text:p>5691,</text:p>
          </table:table-cell>
          <table:table-cell/>
        </table:table-row>
        <table:table-row table:style-name="ro1">
          <table:table-cell office:value-type="float" office:value="55" calcext:value-type="float">
            <text:p>55 ms</text:p>
          </table:table-cell>
          <table:table-cell office:value-type="float" office:value="1650" calcext:value-type="float">
            <text:p>1650 µs</text:p>
          </table:table-cell>
          <table:table-cell table:style-name="ce5" table:formula="of:=[.B202]*340/2000" office:value-type="float" office:value="280.5" calcext:value-type="float">
            <text:p>280,5 mm</text:p>
          </table:table-cell>
          <table:table-cell/>
          <table:table-cell table:formula="of:=(ABS([.B202]-INDEX([.$B$2:.$E$138];MATCH([.B202];[.$B$2:.$B$138];1);1))*INDEX([.$B$2:.$E$138];MATCH([.B202];[.$B$2:.$B$138];1);4)+ABS([.B202]-INDEX([.$B$2:.$E$138];MATCH([.B202];[.$B$2:.$B$138];1)+1;1))*INDEX([.$B$2:.$E$138];MATCH([.B202];[.$B$2:.$B$138];1)+1;4))/ABS(INDEX([.$B$2:.$E$138];MATCH([.B202];[.$B$2:.$B$138];1);1)-INDEX([.$B$2:.$E$138];MATCH([.B202];[.$B$2:.$B$138];1)+1;1))" office:value-type="float" office:value="554.079943262267" calcext:value-type="float">
            <text:p>554,080 l</text:p>
          </table:table-cell>
          <table:table-cell table:formula="of:=-0.2395388728*[.B202]+957.1527604891" office:value-type="float" office:value="561.9136203691" calcext:value-type="float">
            <text:p>561,9136203691</text:p>
          </table:table-cell>
          <table:table-cell table:style-name="ce158" table:formula="of:=ROUND(IF([.F202]&lt;&gt;&quot;&quot;;[.F202];[.E202])*10)&amp;&quot;,&quot;" office:value-type="string" office:string-value="5619," calcext:value-type="string">
            <text:p>5619,</text:p>
          </table:table-cell>
          <table:table-cell table:style-name="ce158" office:value-type="string" calcext:value-type="string">
            <text:p>5619,</text:p>
          </table:table-cell>
          <table:table-cell/>
        </table:table-row>
        <table:table-row table:style-name="ro1">
          <table:table-cell office:value-type="float" office:value="56" calcext:value-type="float">
            <text:p>56 ms</text:p>
          </table:table-cell>
          <table:table-cell office:value-type="float" office:value="1680" calcext:value-type="float">
            <text:p>1680 µs</text:p>
          </table:table-cell>
          <table:table-cell table:style-name="ce5" table:formula="of:=[.B203]*340/2000" office:value-type="float" office:value="285.6" calcext:value-type="float">
            <text:p>285,6 mm</text:p>
          </table:table-cell>
          <table:table-cell/>
          <table:table-cell table:formula="of:=(ABS([.B203]-INDEX([.$B$2:.$E$138];MATCH([.B203];[.$B$2:.$B$138];1);1))*INDEX([.$B$2:.$E$138];MATCH([.B203];[.$B$2:.$B$138];1);4)+ABS([.B203]-INDEX([.$B$2:.$E$138];MATCH([.B203];[.$B$2:.$B$138];1)+1;1))*INDEX([.$B$2:.$E$138];MATCH([.B203];[.$B$2:.$B$138];1)+1;4))/ABS(INDEX([.$B$2:.$E$138];MATCH([.B203];[.$B$2:.$B$138];1);1)-INDEX([.$B$2:.$E$138];MATCH([.B203];[.$B$2:.$B$138];1)+1;1))" office:value-type="float" office:value="536.97383686028" calcext:value-type="float">
            <text:p>536,974 l</text:p>
          </table:table-cell>
          <table:table-cell table:formula="of:=-0.2395388728*[.B203]+957.1527604891" office:value-type="float" office:value="554.7274541851" calcext:value-type="float">
            <text:p>554,7274541851</text:p>
          </table:table-cell>
          <table:table-cell table:style-name="ce158" table:formula="of:=ROUND(IF([.F203]&lt;&gt;&quot;&quot;;[.F203];[.E203])*10)&amp;&quot;,&quot;" office:value-type="string" office:string-value="5547," calcext:value-type="string">
            <text:p>5547,</text:p>
          </table:table-cell>
          <table:table-cell table:style-name="ce158" office:value-type="string" calcext:value-type="string">
            <text:p>5547,</text:p>
          </table:table-cell>
          <table:table-cell/>
        </table:table-row>
        <table:table-row table:style-name="ro1">
          <table:table-cell office:value-type="float" office:value="57" calcext:value-type="float">
            <text:p>57 ms</text:p>
          </table:table-cell>
          <table:table-cell office:value-type="float" office:value="1710" calcext:value-type="float">
            <text:p>1710 µs</text:p>
          </table:table-cell>
          <table:table-cell table:style-name="ce5" table:formula="of:=[.B204]*340/2000" office:value-type="float" office:value="290.7" calcext:value-type="float">
            <text:p>290,7 mm</text:p>
          </table:table-cell>
          <table:table-cell/>
          <table:table-cell table:formula="of:=(ABS([.B204]-INDEX([.$B$2:.$E$138];MATCH([.B204];[.$B$2:.$B$138];1);1))*INDEX([.$B$2:.$E$138];MATCH([.B204];[.$B$2:.$B$138];1);4)+ABS([.B204]-INDEX([.$B$2:.$E$138];MATCH([.B204];[.$B$2:.$B$138];1)+1;1))*INDEX([.$B$2:.$E$138];MATCH([.B204];[.$B$2:.$B$138];1)+1;4))/ABS(INDEX([.$B$2:.$E$138];MATCH([.B204];[.$B$2:.$B$138];1);1)-INDEX([.$B$2:.$E$138];MATCH([.B204];[.$B$2:.$B$138];1)+1;1))" office:value-type="float" office:value="529.967606416453" calcext:value-type="float">
            <text:p>529,968 l</text:p>
          </table:table-cell>
          <table:table-cell table:formula="of:=-0.2395388728*[.B204]+957.1527604891" office:value-type="float" office:value="547.5412880011" calcext:value-type="float">
            <text:p>547,5412880011</text:p>
          </table:table-cell>
          <table:table-cell table:style-name="ce158" table:formula="of:=ROUND(IF([.F204]&lt;&gt;&quot;&quot;;[.F204];[.E204])*10)&amp;&quot;,&quot;" office:value-type="string" office:string-value="5475," calcext:value-type="string">
            <text:p>5475,</text:p>
          </table:table-cell>
          <table:table-cell table:style-name="ce158" office:value-type="string" calcext:value-type="string">
            <text:p>5475,</text:p>
          </table:table-cell>
          <table:table-cell/>
        </table:table-row>
        <table:table-row table:style-name="ro1">
          <table:table-cell office:value-type="float" office:value="58" calcext:value-type="float">
            <text:p>58 ms</text:p>
          </table:table-cell>
          <table:table-cell office:value-type="float" office:value="1740" calcext:value-type="float">
            <text:p>1740 µs</text:p>
          </table:table-cell>
          <table:table-cell table:style-name="ce5" table:formula="of:=[.B205]*340/2000" office:value-type="float" office:value="295.8" calcext:value-type="float">
            <text:p>295,8 mm</text:p>
          </table:table-cell>
          <table:table-cell/>
          <table:table-cell table:formula="of:=(ABS([.B205]-INDEX([.$B$2:.$E$138];MATCH([.B205];[.$B$2:.$B$138];1);1))*INDEX([.$B$2:.$E$138];MATCH([.B205];[.$B$2:.$B$138];1);4)+ABS([.B205]-INDEX([.$B$2:.$E$138];MATCH([.B205];[.$B$2:.$B$138];1)+1;1))*INDEX([.$B$2:.$E$138];MATCH([.B205];[.$B$2:.$B$138];1)+1;4))/ABS(INDEX([.$B$2:.$E$138];MATCH([.B205];[.$B$2:.$B$138];1);1)-INDEX([.$B$2:.$E$138];MATCH([.B205];[.$B$2:.$B$138];1)+1;1))" office:value-type="float" office:value="533.496058708717" calcext:value-type="float">
            <text:p>533,496 l</text:p>
          </table:table-cell>
          <table:table-cell table:formula="of:=-0.2395388728*[.B205]+957.1527604891" office:value-type="float" office:value="540.3551218171" calcext:value-type="float">
            <text:p>540,3551218171</text:p>
          </table:table-cell>
          <table:table-cell table:style-name="ce158" table:formula="of:=ROUND(IF([.F205]&lt;&gt;&quot;&quot;;[.F205];[.E205])*10)&amp;&quot;,&quot;" office:value-type="string" office:string-value="5404," calcext:value-type="string">
            <text:p>5404,</text:p>
          </table:table-cell>
          <table:table-cell table:style-name="ce158" office:value-type="string" calcext:value-type="string">
            <text:p>5404,</text:p>
          </table:table-cell>
          <table:table-cell/>
        </table:table-row>
        <table:table-row table:style-name="ro1">
          <table:table-cell office:value-type="float" office:value="59" calcext:value-type="float">
            <text:p>59 ms</text:p>
          </table:table-cell>
          <table:table-cell office:value-type="float" office:value="1770" calcext:value-type="float">
            <text:p>1770 µs</text:p>
          </table:table-cell>
          <table:table-cell table:style-name="ce5" table:formula="of:=[.B206]*340/2000" office:value-type="float" office:value="300.9" calcext:value-type="float">
            <text:p>300,9 mm</text:p>
          </table:table-cell>
          <table:table-cell/>
          <table:table-cell table:formula="of:=(ABS([.B206]-INDEX([.$B$2:.$E$138];MATCH([.B206];[.$B$2:.$B$138];1);1))*INDEX([.$B$2:.$E$138];MATCH([.B206];[.$B$2:.$B$138];1);4)+ABS([.B206]-INDEX([.$B$2:.$E$138];MATCH([.B206];[.$B$2:.$B$138];1)+1;1))*INDEX([.$B$2:.$E$138];MATCH([.B206];[.$B$2:.$B$138];1)+1;4))/ABS(INDEX([.$B$2:.$E$138];MATCH([.B206];[.$B$2:.$B$138];1);1)-INDEX([.$B$2:.$E$138];MATCH([.B206];[.$B$2:.$B$138];1)+1;1))" office:value-type="float" office:value="524.906403469375" calcext:value-type="float">
            <text:p>524,906 l</text:p>
          </table:table-cell>
          <table:table-cell table:formula="of:=-0.2395388728*[.B206]+957.1527604891" office:value-type="float" office:value="533.1689556331" calcext:value-type="float">
            <text:p>533,1689556331</text:p>
          </table:table-cell>
          <table:table-cell table:style-name="ce158" table:formula="of:=ROUND(IF([.F206]&lt;&gt;&quot;&quot;;[.F206];[.E206])*10)&amp;&quot;,&quot;" office:value-type="string" office:string-value="5332," calcext:value-type="string">
            <text:p>5332,</text:p>
          </table:table-cell>
          <table:table-cell table:style-name="ce158" office:value-type="string" calcext:value-type="string">
            <text:p>5332,</text:p>
          </table:table-cell>
          <table:table-cell/>
        </table:table-row>
        <table:table-row table:style-name="ro1">
          <table:table-cell office:value-type="float" office:value="60" calcext:value-type="float">
            <text:p>60 ms</text:p>
          </table:table-cell>
          <table:table-cell office:value-type="float" office:value="1800" calcext:value-type="float">
            <text:p>1800 µs</text:p>
          </table:table-cell>
          <table:table-cell table:style-name="ce5" table:formula="of:=[.B207]*340/2000" office:value-type="float" office:value="306" calcext:value-type="float">
            <text:p>306 mm</text:p>
          </table:table-cell>
          <table:table-cell/>
          <table:table-cell table:formula="of:=(ABS([.B207]-INDEX([.$B$2:.$E$138];MATCH([.B207];[.$B$2:.$B$138];1);1))*INDEX([.$B$2:.$E$138];MATCH([.B207];[.$B$2:.$B$138];1);4)+ABS([.B207]-INDEX([.$B$2:.$E$138];MATCH([.B207];[.$B$2:.$B$138];1)+1;1))*INDEX([.$B$2:.$E$138];MATCH([.B207];[.$B$2:.$B$138];1)+1;4))/ABS(INDEX([.$B$2:.$E$138];MATCH([.B207];[.$B$2:.$B$138];1);1)-INDEX([.$B$2:.$E$138];MATCH([.B207];[.$B$2:.$B$138];1)+1;1))" office:value-type="float" office:value="508.328431029962" calcext:value-type="float">
            <text:p>508,328 l</text:p>
          </table:table-cell>
          <table:table-cell table:formula="of:=-0.2395388728*[.B207]+957.1527604891" office:value-type="float" office:value="525.9827894491" calcext:value-type="float">
            <text:p>525,9827894491</text:p>
          </table:table-cell>
          <table:table-cell table:style-name="ce158" table:formula="of:=ROUND(IF([.F207]&lt;&gt;&quot;&quot;;[.F207];[.E207])*10)&amp;&quot;,&quot;" office:value-type="string" office:string-value="5260," calcext:value-type="string">
            <text:p>5260,</text:p>
          </table:table-cell>
          <table:table-cell table:style-name="ce158" office:value-type="string" calcext:value-type="string">
            <text:p>5260,</text:p>
          </table:table-cell>
          <table:table-cell/>
        </table:table-row>
        <table:table-row table:style-name="ro1">
          <table:table-cell office:value-type="float" office:value="61" calcext:value-type="float">
            <text:p>61 ms</text:p>
          </table:table-cell>
          <table:table-cell office:value-type="float" office:value="1830" calcext:value-type="float">
            <text:p>1830 µs</text:p>
          </table:table-cell>
          <table:table-cell table:style-name="ce5" table:formula="of:=[.B208]*340/2000" office:value-type="float" office:value="311.1" calcext:value-type="float">
            <text:p>311,1 mm</text:p>
          </table:table-cell>
          <table:table-cell/>
          <table:table-cell table:formula="of:=(ABS([.B208]-INDEX([.$B$2:.$E$138];MATCH([.B208];[.$B$2:.$B$138];1);1))*INDEX([.$B$2:.$E$138];MATCH([.B208];[.$B$2:.$B$138];1);4)+ABS([.B208]-INDEX([.$B$2:.$E$138];MATCH([.B208];[.$B$2:.$B$138];1)+1;1))*INDEX([.$B$2:.$E$138];MATCH([.B208];[.$B$2:.$B$138];1)+1;4))/ABS(INDEX([.$B$2:.$E$138];MATCH([.B208];[.$B$2:.$B$138];1);1)-INDEX([.$B$2:.$E$138];MATCH([.B208];[.$B$2:.$B$138];1)+1;1))" office:value-type="float" office:value="502.985656460402" calcext:value-type="float">
            <text:p>502,986 l</text:p>
          </table:table-cell>
          <table:table-cell table:formula="of:=-0.2395388728*[.B208]+957.1527604891" office:value-type="float" office:value="518.7966232651" calcext:value-type="float">
            <text:p>518,7966232651</text:p>
          </table:table-cell>
          <table:table-cell table:style-name="ce158" table:formula="of:=ROUND(IF([.F208]&lt;&gt;&quot;&quot;;[.F208];[.E208])*10)&amp;&quot;,&quot;" office:value-type="string" office:string-value="5188," calcext:value-type="string">
            <text:p>5188,</text:p>
          </table:table-cell>
          <table:table-cell table:style-name="ce158" office:value-type="string" calcext:value-type="string">
            <text:p>5188,</text:p>
          </table:table-cell>
          <table:table-cell/>
        </table:table-row>
        <table:table-row table:style-name="ro1">
          <table:table-cell office:value-type="float" office:value="62" calcext:value-type="float">
            <text:p>62 ms</text:p>
          </table:table-cell>
          <table:table-cell table:style-name="ce4" office:value-type="float" office:value="1860" calcext:value-type="float">
            <text:p>1860 µs</text:p>
          </table:table-cell>
          <table:table-cell table:style-name="ce6" table:formula="of:=[.B209]*340/2000" office:value-type="float" office:value="316.2" calcext:value-type="float">
            <text:p>316,2 mm</text:p>
          </table:table-cell>
          <table:table-cell table:style-name="ce2"/>
          <table:table-cell table:style-name="ce153" table:formula="of:=(ABS([.B209]-INDEX([.$B$2:.$E$138];MATCH([.B209];[.$B$2:.$B$138];1);1))*INDEX([.$B$2:.$E$138];MATCH([.B209];[.$B$2:.$B$138];1);4)+ABS([.B209]-INDEX([.$B$2:.$E$138];MATCH([.B209];[.$B$2:.$B$138];1)+1;1))*INDEX([.$B$2:.$E$138];MATCH([.B209];[.$B$2:.$B$138];1)+1;4))/ABS(INDEX([.$B$2:.$E$138];MATCH([.B209];[.$B$2:.$B$138];1);1)-INDEX([.$B$2:.$E$138];MATCH([.B209];[.$B$2:.$B$138];1)+1;1))" office:value-type="float" office:value="494.559614577528" calcext:value-type="float">
            <text:p>494,560 l</text:p>
          </table:table-cell>
          <table:table-cell/>
          <table:table-cell table:style-name="ce158" table:formula="of:=ROUND(IF([.F209]&lt;&gt;&quot;&quot;;[.F209];[.E209])*10)&amp;&quot;,&quot;" office:value-type="string" office:string-value="4946," calcext:value-type="string">
            <text:p>4946,</text:p>
          </table:table-cell>
          <table:table-cell table:style-name="ce158" office:value-type="string" calcext:value-type="string">
            <text:p>4946,</text:p>
          </table:table-cell>
          <table:table-cell/>
        </table:table-row>
        <table:table-row table:style-name="ro1">
          <table:table-cell office:value-type="float" office:value="63" calcext:value-type="float">
            <text:p>63 ms</text:p>
          </table:table-cell>
          <table:table-cell office:value-type="float" office:value="1890" calcext:value-type="float">
            <text:p>1890 µs</text:p>
          </table:table-cell>
          <table:table-cell table:style-name="ce5" table:formula="of:=[.B210]*340/2000" office:value-type="float" office:value="321.3" calcext:value-type="float">
            <text:p>321,3 mm</text:p>
          </table:table-cell>
          <table:table-cell/>
          <table:table-cell table:formula="of:=(ABS([.B210]-INDEX([.$B$2:.$E$138];MATCH([.B210];[.$B$2:.$B$138];1);1))*INDEX([.$B$2:.$E$138];MATCH([.B210];[.$B$2:.$B$138];1);4)+ABS([.B210]-INDEX([.$B$2:.$E$138];MATCH([.B210];[.$B$2:.$B$138];1)+1;1))*INDEX([.$B$2:.$E$138];MATCH([.B210];[.$B$2:.$B$138];1)+1;4))/ABS(INDEX([.$B$2:.$E$138];MATCH([.B210];[.$B$2:.$B$138];1);1)-INDEX([.$B$2:.$E$138];MATCH([.B210];[.$B$2:.$B$138];1)+1;1))" office:value-type="float" office:value="482.985679160809" calcext:value-type="float">
            <text:p>482,986 l</text:p>
          </table:table-cell>
          <table:table-cell/>
          <table:table-cell table:style-name="ce158" table:formula="of:=ROUND(IF([.F210]&lt;&gt;&quot;&quot;;[.F210];[.E210])*10)&amp;&quot;,&quot;" office:value-type="string" office:string-value="4830," calcext:value-type="string">
            <text:p>4830,</text:p>
          </table:table-cell>
          <table:table-cell table:style-name="ce158" office:value-type="string" calcext:value-type="string">
            <text:p>4830,</text:p>
          </table:table-cell>
          <table:table-cell/>
        </table:table-row>
        <table:table-row table:style-name="ro1">
          <table:table-cell office:value-type="float" office:value="64" calcext:value-type="float">
            <text:p>64 ms</text:p>
          </table:table-cell>
          <table:table-cell office:value-type="float" office:value="1920" calcext:value-type="float">
            <text:p>1920 µs</text:p>
          </table:table-cell>
          <table:table-cell table:style-name="ce5" table:formula="of:=[.B211]*340/2000" office:value-type="float" office:value="326.4" calcext:value-type="float">
            <text:p>326,4 mm</text:p>
          </table:table-cell>
          <table:table-cell/>
          <table:table-cell table:formula="of:=(ABS([.B211]-INDEX([.$B$2:.$E$138];MATCH([.B211];[.$B$2:.$B$138];1);1))*INDEX([.$B$2:.$E$138];MATCH([.B211];[.$B$2:.$B$138];1);4)+ABS([.B211]-INDEX([.$B$2:.$E$138];MATCH([.B211];[.$B$2:.$B$138];1)+1;1))*INDEX([.$B$2:.$E$138];MATCH([.B211];[.$B$2:.$B$138];1)+1;4))/ABS(INDEX([.$B$2:.$E$138];MATCH([.B211];[.$B$2:.$B$138];1);1)-INDEX([.$B$2:.$E$138];MATCH([.B211];[.$B$2:.$B$138];1)+1;1))" office:value-type="float" office:value="473.641765629639" calcext:value-type="float">
            <text:p>473,642 l</text:p>
          </table:table-cell>
          <table:table-cell/>
          <table:table-cell table:style-name="ce158" table:formula="of:=ROUND(IF([.F211]&lt;&gt;&quot;&quot;;[.F211];[.E211])*10)&amp;&quot;,&quot;" office:value-type="string" office:string-value="4736," calcext:value-type="string">
            <text:p>4736,</text:p>
          </table:table-cell>
          <table:table-cell table:style-name="ce158" office:value-type="string" calcext:value-type="string">
            <text:p>4736,</text:p>
          </table:table-cell>
          <table:table-cell/>
        </table:table-row>
        <table:table-row table:style-name="ro1">
          <table:table-cell office:value-type="float" office:value="65" calcext:value-type="float">
            <text:p>65 ms</text:p>
          </table:table-cell>
          <table:table-cell office:value-type="float" office:value="1950" calcext:value-type="float">
            <text:p>1950 µs</text:p>
          </table:table-cell>
          <table:table-cell table:style-name="ce5" table:formula="of:=[.B212]*340/2000" office:value-type="float" office:value="331.5" calcext:value-type="float">
            <text:p>331,5 mm</text:p>
          </table:table-cell>
          <table:table-cell/>
          <table:table-cell table:formula="of:=(ABS([.B212]-INDEX([.$B$2:.$E$138];MATCH([.B212];[.$B$2:.$B$138];1);1))*INDEX([.$B$2:.$E$138];MATCH([.B212];[.$B$2:.$B$138];1);4)+ABS([.B212]-INDEX([.$B$2:.$E$138];MATCH([.B212];[.$B$2:.$B$138];1)+1;1))*INDEX([.$B$2:.$E$138];MATCH([.B212];[.$B$2:.$B$138];1)+1;4))/ABS(INDEX([.$B$2:.$E$138];MATCH([.B212];[.$B$2:.$B$138];1);1)-INDEX([.$B$2:.$E$138];MATCH([.B212];[.$B$2:.$B$138];1)+1;1))" office:value-type="float" office:value="467.774695146658" calcext:value-type="float">
            <text:p>467,775 l</text:p>
          </table:table-cell>
          <table:table-cell/>
          <table:table-cell table:style-name="ce158" table:formula="of:=ROUND(IF([.F212]&lt;&gt;&quot;&quot;;[.F212];[.E212])*10)&amp;&quot;,&quot;" office:value-type="string" office:string-value="4678," calcext:value-type="string">
            <text:p>4678,</text:p>
          </table:table-cell>
          <table:table-cell table:style-name="ce158" office:value-type="string" calcext:value-type="string">
            <text:p>4678,</text:p>
          </table:table-cell>
          <table:table-cell/>
        </table:table-row>
        <table:table-row table:style-name="ro1">
          <table:table-cell office:value-type="float" office:value="66" calcext:value-type="float">
            <text:p>66 ms</text:p>
          </table:table-cell>
          <table:table-cell office:value-type="float" office:value="1980" calcext:value-type="float">
            <text:p>1980 µs</text:p>
          </table:table-cell>
          <table:table-cell table:style-name="ce5" table:formula="of:=[.B213]*340/2000" office:value-type="float" office:value="336.6" calcext:value-type="float">
            <text:p>336,6 mm</text:p>
          </table:table-cell>
          <table:table-cell/>
          <table:table-cell table:formula="of:=(ABS([.B213]-INDEX([.$B$2:.$E$138];MATCH([.B213];[.$B$2:.$B$138];1);1))*INDEX([.$B$2:.$E$138];MATCH([.B213];[.$B$2:.$B$138];1);4)+ABS([.B213]-INDEX([.$B$2:.$E$138];MATCH([.B213];[.$B$2:.$B$138];1)+1;1))*INDEX([.$B$2:.$E$138];MATCH([.B213];[.$B$2:.$B$138];1)+1;4))/ABS(INDEX([.$B$2:.$E$138];MATCH([.B213];[.$B$2:.$B$138];1);1)-INDEX([.$B$2:.$E$138];MATCH([.B213];[.$B$2:.$B$138];1)+1;1))" office:value-type="float" office:value="460.25609283574" calcext:value-type="float">
            <text:p>460,256 l</text:p>
          </table:table-cell>
          <table:table-cell/>
          <table:table-cell table:style-name="ce158" table:formula="of:=ROUND(IF([.F213]&lt;&gt;&quot;&quot;;[.F213];[.E213])*10)&amp;&quot;,&quot;" office:value-type="string" office:string-value="4603," calcext:value-type="string">
            <text:p>4603,</text:p>
          </table:table-cell>
          <table:table-cell table:style-name="ce158" office:value-type="string" calcext:value-type="string">
            <text:p>4603,</text:p>
          </table:table-cell>
          <table:table-cell/>
        </table:table-row>
        <table:table-row table:style-name="ro1">
          <table:table-cell office:value-type="float" office:value="67" calcext:value-type="float">
            <text:p>67 ms</text:p>
          </table:table-cell>
          <table:table-cell office:value-type="float" office:value="2010" calcext:value-type="float">
            <text:p>2010 µs</text:p>
          </table:table-cell>
          <table:table-cell table:style-name="ce5" table:formula="of:=[.B214]*340/2000" office:value-type="float" office:value="341.7" calcext:value-type="float">
            <text:p>341,7 mm</text:p>
          </table:table-cell>
          <table:table-cell/>
          <table:table-cell table:formula="of:=(ABS([.B214]-INDEX([.$B$2:.$E$138];MATCH([.B214];[.$B$2:.$B$138];1);1))*INDEX([.$B$2:.$E$138];MATCH([.B214];[.$B$2:.$B$138];1);4)+ABS([.B214]-INDEX([.$B$2:.$E$138];MATCH([.B214];[.$B$2:.$B$138];1)+1;1))*INDEX([.$B$2:.$E$138];MATCH([.B214];[.$B$2:.$B$138];1)+1;4))/ABS(INDEX([.$B$2:.$E$138];MATCH([.B214];[.$B$2:.$B$138];1);1)-INDEX([.$B$2:.$E$138];MATCH([.B214];[.$B$2:.$B$138];1)+1;1))" office:value-type="float" office:value="449.987106825193" calcext:value-type="float">
            <text:p>449,987 l</text:p>
          </table:table-cell>
          <table:table-cell/>
          <table:table-cell table:style-name="ce158" table:formula="of:=ROUND(IF([.F214]&lt;&gt;&quot;&quot;;[.F214];[.E214])*10)&amp;&quot;,&quot;" office:value-type="string" office:string-value="4500," calcext:value-type="string">
            <text:p>4500,</text:p>
          </table:table-cell>
          <table:table-cell table:style-name="ce158" office:value-type="string" calcext:value-type="string">
            <text:p>4500,</text:p>
          </table:table-cell>
          <table:table-cell/>
        </table:table-row>
        <table:table-row table:style-name="ro1">
          <table:table-cell office:value-type="float" office:value="68" calcext:value-type="float">
            <text:p>68 ms</text:p>
          </table:table-cell>
          <table:table-cell office:value-type="float" office:value="2040" calcext:value-type="float">
            <text:p>2040 µs</text:p>
          </table:table-cell>
          <table:table-cell table:style-name="ce5" table:formula="of:=[.B215]*340/2000" office:value-type="float" office:value="346.8" calcext:value-type="float">
            <text:p>346,8 mm</text:p>
          </table:table-cell>
          <table:table-cell/>
          <table:table-cell table:formula="of:=(ABS([.B215]-INDEX([.$B$2:.$E$138];MATCH([.B215];[.$B$2:.$B$138];1);1))*INDEX([.$B$2:.$E$138];MATCH([.B215];[.$B$2:.$B$138];1);4)+ABS([.B215]-INDEX([.$B$2:.$E$138];MATCH([.B215];[.$B$2:.$B$138];1)+1;1))*INDEX([.$B$2:.$E$138];MATCH([.B215];[.$B$2:.$B$138];1)+1;4))/ABS(INDEX([.$B$2:.$E$138];MATCH([.B215];[.$B$2:.$B$138];1);1)-INDEX([.$B$2:.$E$138];MATCH([.B215];[.$B$2:.$B$138];1)+1;1))" office:value-type="float" office:value="455.960928212278" calcext:value-type="float">
            <text:p>455,961 l</text:p>
          </table:table-cell>
          <table:table-cell/>
          <table:table-cell table:style-name="ce158" table:formula="of:=ROUND(IF([.F215]&lt;&gt;&quot;&quot;;[.F215];[.E215])*10)&amp;&quot;,&quot;" office:value-type="string" office:string-value="4560," calcext:value-type="string">
            <text:p>4560,</text:p>
          </table:table-cell>
          <table:table-cell table:style-name="ce158" office:value-type="string" calcext:value-type="string">
            <text:p>4560,</text:p>
          </table:table-cell>
          <table:table-cell/>
        </table:table-row>
        <table:table-row table:style-name="ro1">
          <table:table-cell office:value-type="float" office:value="69" calcext:value-type="float">
            <text:p>69 ms</text:p>
          </table:table-cell>
          <table:table-cell office:value-type="float" office:value="2070" calcext:value-type="float">
            <text:p>2070 µs</text:p>
          </table:table-cell>
          <table:table-cell table:style-name="ce5" table:formula="of:=[.B216]*340/2000" office:value-type="float" office:value="351.9" calcext:value-type="float">
            <text:p>351,9 mm</text:p>
          </table:table-cell>
          <table:table-cell/>
          <table:table-cell table:formula="of:=(ABS([.B216]-INDEX([.$B$2:.$E$138];MATCH([.B216];[.$B$2:.$B$138];1);1))*INDEX([.$B$2:.$E$138];MATCH([.B216];[.$B$2:.$B$138];1);4)+ABS([.B216]-INDEX([.$B$2:.$E$138];MATCH([.B216];[.$B$2:.$B$138];1)+1;1))*INDEX([.$B$2:.$E$138];MATCH([.B216];[.$B$2:.$B$138];1)+1;4))/ABS(INDEX([.$B$2:.$E$138];MATCH([.B216];[.$B$2:.$B$138];1);1)-INDEX([.$B$2:.$E$138];MATCH([.B216];[.$B$2:.$B$138];1)+1;1))" office:value-type="float" office:value="423.311888518742" calcext:value-type="float">
            <text:p>423,312 l</text:p>
          </table:table-cell>
          <table:table-cell/>
          <table:table-cell table:style-name="ce158" table:formula="of:=ROUND(IF([.F216]&lt;&gt;&quot;&quot;;[.F216];[.E216])*10)&amp;&quot;,&quot;" office:value-type="string" office:string-value="4233," calcext:value-type="string">
            <text:p>4233,</text:p>
          </table:table-cell>
          <table:table-cell table:style-name="ce158" office:value-type="string" calcext:value-type="string">
            <text:p>4233,</text:p>
          </table:table-cell>
          <table:table-cell/>
        </table:table-row>
        <table:table-row table:style-name="ro1">
          <table:table-cell office:value-type="float" office:value="70" calcext:value-type="float">
            <text:p>70 ms</text:p>
          </table:table-cell>
          <table:table-cell office:value-type="float" office:value="2100" calcext:value-type="float">
            <text:p>2100 µs</text:p>
          </table:table-cell>
          <table:table-cell table:style-name="ce5" table:formula="of:=[.B217]*340/2000" office:value-type="float" office:value="357" calcext:value-type="float">
            <text:p>357 mm</text:p>
          </table:table-cell>
          <table:table-cell/>
          <table:table-cell table:formula="of:=(ABS([.B217]-INDEX([.$B$2:.$E$138];MATCH([.B217];[.$B$2:.$B$138];1);1))*INDEX([.$B$2:.$E$138];MATCH([.B217];[.$B$2:.$B$138];1);4)+ABS([.B217]-INDEX([.$B$2:.$E$138];MATCH([.B217];[.$B$2:.$B$138];1)+1;1))*INDEX([.$B$2:.$E$138];MATCH([.B217];[.$B$2:.$B$138];1)+1;4))/ABS(INDEX([.$B$2:.$E$138];MATCH([.B217];[.$B$2:.$B$138];1);1)-INDEX([.$B$2:.$E$138];MATCH([.B217];[.$B$2:.$B$138];1)+1;1))" office:value-type="float" office:value="416.927897208176" calcext:value-type="float">
            <text:p>416,928 l</text:p>
          </table:table-cell>
          <table:table-cell/>
          <table:table-cell table:style-name="ce158" table:formula="of:=ROUND(IF([.F217]&lt;&gt;&quot;&quot;;[.F217];[.E217])*10)&amp;&quot;,&quot;" office:value-type="string" office:string-value="4169," calcext:value-type="string">
            <text:p>4169,</text:p>
          </table:table-cell>
          <table:table-cell table:style-name="ce158" office:value-type="string" calcext:value-type="string">
            <text:p>4169,</text:p>
          </table:table-cell>
          <table:table-cell/>
        </table:table-row>
        <table:table-row table:style-name="ro1">
          <table:table-cell office:value-type="float" office:value="71" calcext:value-type="float">
            <text:p>71 ms</text:p>
          </table:table-cell>
          <table:table-cell office:value-type="float" office:value="2130" calcext:value-type="float">
            <text:p>2130 µs</text:p>
          </table:table-cell>
          <table:table-cell table:style-name="ce5" table:formula="of:=[.B218]*340/2000" office:value-type="float" office:value="362.1" calcext:value-type="float">
            <text:p>362,1 mm</text:p>
          </table:table-cell>
          <table:table-cell/>
          <table:table-cell table:formula="of:=(ABS([.B218]-INDEX([.$B$2:.$E$138];MATCH([.B218];[.$B$2:.$B$138];1);1))*INDEX([.$B$2:.$E$138];MATCH([.B218];[.$B$2:.$B$138];1);4)+ABS([.B218]-INDEX([.$B$2:.$E$138];MATCH([.B218];[.$B$2:.$B$138];1)+1;1))*INDEX([.$B$2:.$E$138];MATCH([.B218];[.$B$2:.$B$138];1)+1;4))/ABS(INDEX([.$B$2:.$E$138];MATCH([.B218];[.$B$2:.$B$138];1);1)-INDEX([.$B$2:.$E$138];MATCH([.B218];[.$B$2:.$B$138];1)+1;1))" office:value-type="float" office:value="421.409344261384" calcext:value-type="float">
            <text:p>421,409 l</text:p>
          </table:table-cell>
          <table:table-cell/>
          <table:table-cell table:style-name="ce158" table:formula="of:=ROUND(IF([.F218]&lt;&gt;&quot;&quot;;[.F218];[.E218])*10)&amp;&quot;,&quot;" office:value-type="string" office:string-value="4214," calcext:value-type="string">
            <text:p>4214,</text:p>
          </table:table-cell>
          <table:table-cell table:style-name="ce158" office:value-type="string" calcext:value-type="string">
            <text:p>4214,</text:p>
          </table:table-cell>
          <table:table-cell/>
        </table:table-row>
        <table:table-row table:style-name="ro1">
          <table:table-cell office:value-type="float" office:value="72" calcext:value-type="float">
            <text:p>72 ms</text:p>
          </table:table-cell>
          <table:table-cell office:value-type="float" office:value="2160" calcext:value-type="float">
            <text:p>2160 µs</text:p>
          </table:table-cell>
          <table:table-cell table:style-name="ce5" table:formula="of:=[.B219]*340/2000" office:value-type="float" office:value="367.2" calcext:value-type="float">
            <text:p>367,2 mm</text:p>
          </table:table-cell>
          <table:table-cell/>
          <table:table-cell table:formula="of:=(ABS([.B219]-INDEX([.$B$2:.$E$138];MATCH([.B219];[.$B$2:.$B$138];1);1))*INDEX([.$B$2:.$E$138];MATCH([.B219];[.$B$2:.$B$138];1);4)+ABS([.B219]-INDEX([.$B$2:.$E$138];MATCH([.B219];[.$B$2:.$B$138];1)+1;1))*INDEX([.$B$2:.$E$138];MATCH([.B219];[.$B$2:.$B$138];1)+1;4))/ABS(INDEX([.$B$2:.$E$138];MATCH([.B219];[.$B$2:.$B$138];1);1)-INDEX([.$B$2:.$E$138];MATCH([.B219];[.$B$2:.$B$138];1)+1;1))" office:value-type="float" office:value="414.664312988696" calcext:value-type="float">
            <text:p>414,664 l</text:p>
          </table:table-cell>
          <table:table-cell/>
          <table:table-cell table:style-name="ce158" table:formula="of:=ROUND(IF([.F219]&lt;&gt;&quot;&quot;;[.F219];[.E219])*10)&amp;&quot;,&quot;" office:value-type="string" office:string-value="4147," calcext:value-type="string">
            <text:p>4147,</text:p>
          </table:table-cell>
          <table:table-cell table:style-name="ce158" office:value-type="string" calcext:value-type="string">
            <text:p>4147,</text:p>
          </table:table-cell>
          <table:table-cell/>
        </table:table-row>
        <table:table-row table:style-name="ro1">
          <table:table-cell office:value-type="float" office:value="73" calcext:value-type="float">
            <text:p>73 ms</text:p>
          </table:table-cell>
          <table:table-cell office:value-type="float" office:value="2190" calcext:value-type="float">
            <text:p>2190 µs</text:p>
          </table:table-cell>
          <table:table-cell table:style-name="ce5" table:formula="of:=[.B220]*340/2000" office:value-type="float" office:value="372.3" calcext:value-type="float">
            <text:p>372,3 mm</text:p>
          </table:table-cell>
          <table:table-cell/>
          <table:table-cell table:formula="of:=(ABS([.B220]-INDEX([.$B$2:.$E$138];MATCH([.B220];[.$B$2:.$B$138];1);1))*INDEX([.$B$2:.$E$138];MATCH([.B220];[.$B$2:.$B$138];1);4)+ABS([.B220]-INDEX([.$B$2:.$E$138];MATCH([.B220];[.$B$2:.$B$138];1)+1;1))*INDEX([.$B$2:.$E$138];MATCH([.B220];[.$B$2:.$B$138];1)+1;4))/ABS(INDEX([.$B$2:.$E$138];MATCH([.B220];[.$B$2:.$B$138];1);1)-INDEX([.$B$2:.$E$138];MATCH([.B220];[.$B$2:.$B$138];1)+1;1))" office:value-type="float" office:value="409.091165500177" calcext:value-type="float">
            <text:p>409,091 l</text:p>
          </table:table-cell>
          <table:table-cell/>
          <table:table-cell table:style-name="ce158" table:formula="of:=ROUND(IF([.F220]&lt;&gt;&quot;&quot;;[.F220];[.E220])*10)&amp;&quot;,&quot;" office:value-type="string" office:string-value="4091," calcext:value-type="string">
            <text:p>4091,</text:p>
          </table:table-cell>
          <table:table-cell table:style-name="ce158" office:value-type="string" calcext:value-type="string">
            <text:p>4091,</text:p>
          </table:table-cell>
          <table:table-cell/>
        </table:table-row>
        <table:table-row table:style-name="ro1">
          <table:table-cell office:value-type="float" office:value="74" calcext:value-type="float">
            <text:p>74 ms</text:p>
          </table:table-cell>
          <table:table-cell office:value-type="float" office:value="2220" calcext:value-type="float">
            <text:p>2220 µs</text:p>
          </table:table-cell>
          <table:table-cell table:style-name="ce5" table:formula="of:=[.B221]*340/2000" office:value-type="float" office:value="377.4" calcext:value-type="float">
            <text:p>377,4 mm</text:p>
          </table:table-cell>
          <table:table-cell/>
          <table:table-cell table:formula="of:=(ABS([.B221]-INDEX([.$B$2:.$E$138];MATCH([.B221];[.$B$2:.$B$138];1);1))*INDEX([.$B$2:.$E$138];MATCH([.B221];[.$B$2:.$B$138];1);4)+ABS([.B221]-INDEX([.$B$2:.$E$138];MATCH([.B221];[.$B$2:.$B$138];1)+1;1))*INDEX([.$B$2:.$E$138];MATCH([.B221];[.$B$2:.$B$138];1)+1;4))/ABS(INDEX([.$B$2:.$E$138];MATCH([.B221];[.$B$2:.$B$138];1);1)-INDEX([.$B$2:.$E$138];MATCH([.B221];[.$B$2:.$B$138];1)+1;1))" office:value-type="float" office:value="404.897926322289" calcext:value-type="float">
            <text:p>404,898 l</text:p>
          </table:table-cell>
          <table:table-cell/>
          <table:table-cell table:style-name="ce158" table:formula="of:=ROUND(IF([.F221]&lt;&gt;&quot;&quot;;[.F221];[.E221])*10)&amp;&quot;,&quot;" office:value-type="string" office:string-value="4049," calcext:value-type="string">
            <text:p>4049,</text:p>
          </table:table-cell>
          <table:table-cell table:style-name="ce158" office:value-type="string" calcext:value-type="string">
            <text:p>4049,</text:p>
          </table:table-cell>
          <table:table-cell/>
        </table:table-row>
        <table:table-row table:style-name="ro1">
          <table:table-cell office:value-type="float" office:value="75" calcext:value-type="float">
            <text:p>75 ms</text:p>
          </table:table-cell>
          <table:table-cell office:value-type="float" office:value="2250" calcext:value-type="float">
            <text:p>2250 µs</text:p>
          </table:table-cell>
          <table:table-cell table:style-name="ce5" table:formula="of:=[.B222]*340/2000" office:value-type="float" office:value="382.5" calcext:value-type="float">
            <text:p>382,5 mm</text:p>
          </table:table-cell>
          <table:table-cell/>
          <table:table-cell table:formula="of:=(ABS([.B222]-INDEX([.$B$2:.$E$138];MATCH([.B222];[.$B$2:.$B$138];1);1))*INDEX([.$B$2:.$E$138];MATCH([.B222];[.$B$2:.$B$138];1);4)+ABS([.B222]-INDEX([.$B$2:.$E$138];MATCH([.B222];[.$B$2:.$B$138];1)+1;1))*INDEX([.$B$2:.$E$138];MATCH([.B222];[.$B$2:.$B$138];1)+1;4))/ABS(INDEX([.$B$2:.$E$138];MATCH([.B222];[.$B$2:.$B$138];1);1)-INDEX([.$B$2:.$E$138];MATCH([.B222];[.$B$2:.$B$138];1)+1;1))" office:value-type="float" office:value="387.21896809046" calcext:value-type="float">
            <text:p>387,219 l</text:p>
          </table:table-cell>
          <table:table-cell/>
          <table:table-cell table:style-name="ce158" table:formula="of:=ROUND(IF([.F222]&lt;&gt;&quot;&quot;;[.F222];[.E222])*10)&amp;&quot;,&quot;" office:value-type="string" office:string-value="3872," calcext:value-type="string">
            <text:p>3872,</text:p>
          </table:table-cell>
          <table:table-cell table:style-name="ce158" office:value-type="string" calcext:value-type="string">
            <text:p>3872,</text:p>
          </table:table-cell>
          <table:table-cell/>
        </table:table-row>
        <table:table-row table:style-name="ro1">
          <table:table-cell office:value-type="float" office:value="76" calcext:value-type="float">
            <text:p>76 ms</text:p>
          </table:table-cell>
          <table:table-cell office:value-type="float" office:value="2280" calcext:value-type="float">
            <text:p>2280 µs</text:p>
          </table:table-cell>
          <table:table-cell table:style-name="ce5" table:formula="of:=[.B223]*340/2000" office:value-type="float" office:value="387.6" calcext:value-type="float">
            <text:p>387,6 mm</text:p>
          </table:table-cell>
          <table:table-cell/>
          <table:table-cell table:formula="of:=(ABS([.B223]-INDEX([.$B$2:.$E$138];MATCH([.B223];[.$B$2:.$B$138];1);1))*INDEX([.$B$2:.$E$138];MATCH([.B223];[.$B$2:.$B$138];1);4)+ABS([.B223]-INDEX([.$B$2:.$E$138];MATCH([.B223];[.$B$2:.$B$138];1)+1;1))*INDEX([.$B$2:.$E$138];MATCH([.B223];[.$B$2:.$B$138];1)+1;4))/ABS(INDEX([.$B$2:.$E$138];MATCH([.B223];[.$B$2:.$B$138];1);1)-INDEX([.$B$2:.$E$138];MATCH([.B223];[.$B$2:.$B$138];1)+1;1))" office:value-type="float" office:value="391.536933964089" calcext:value-type="float">
            <text:p>391,537 l</text:p>
          </table:table-cell>
          <table:table-cell/>
          <table:table-cell table:style-name="ce158" table:formula="of:=ROUND(IF([.F223]&lt;&gt;&quot;&quot;;[.F223];[.E223])*10)&amp;&quot;,&quot;" office:value-type="string" office:string-value="3915," calcext:value-type="string">
            <text:p>3915,</text:p>
          </table:table-cell>
          <table:table-cell table:style-name="ce158" office:value-type="string" calcext:value-type="string">
            <text:p>3915,</text:p>
          </table:table-cell>
          <table:table-cell/>
        </table:table-row>
        <table:table-row table:style-name="ro1">
          <table:table-cell office:value-type="float" office:value="77" calcext:value-type="float">
            <text:p>77 ms</text:p>
          </table:table-cell>
          <table:table-cell office:value-type="float" office:value="2310" calcext:value-type="float">
            <text:p>2310 µs</text:p>
          </table:table-cell>
          <table:table-cell table:style-name="ce5" table:formula="of:=[.B224]*340/2000" office:value-type="float" office:value="392.7" calcext:value-type="float">
            <text:p>392,7 mm</text:p>
          </table:table-cell>
          <table:table-cell/>
          <table:table-cell table:formula="of:=(ABS([.B224]-INDEX([.$B$2:.$E$138];MATCH([.B224];[.$B$2:.$B$138];1);1))*INDEX([.$B$2:.$E$138];MATCH([.B224];[.$B$2:.$B$138];1);4)+ABS([.B224]-INDEX([.$B$2:.$E$138];MATCH([.B224];[.$B$2:.$B$138];1)+1;1))*INDEX([.$B$2:.$E$138];MATCH([.B224];[.$B$2:.$B$138];1)+1;4))/ABS(INDEX([.$B$2:.$E$138];MATCH([.B224];[.$B$2:.$B$138];1);1)-INDEX([.$B$2:.$E$138];MATCH([.B224];[.$B$2:.$B$138];1)+1;1))" office:value-type="float" office:value="383.873819793064" calcext:value-type="float">
            <text:p>383,874 l</text:p>
          </table:table-cell>
          <table:table-cell/>
          <table:table-cell table:style-name="ce158" table:formula="of:=ROUND(IF([.F224]&lt;&gt;&quot;&quot;;[.F224];[.E224])*10)&amp;&quot;,&quot;" office:value-type="string" office:string-value="3839," calcext:value-type="string">
            <text:p>3839,</text:p>
          </table:table-cell>
          <table:table-cell table:style-name="ce158" office:value-type="string" calcext:value-type="string">
            <text:p>3839,</text:p>
          </table:table-cell>
          <table:table-cell/>
        </table:table-row>
        <table:table-row table:style-name="ro1">
          <table:table-cell office:value-type="float" office:value="78" calcext:value-type="float">
            <text:p>78 ms</text:p>
          </table:table-cell>
          <table:table-cell office:value-type="float" office:value="2340" calcext:value-type="float">
            <text:p>2340 µs</text:p>
          </table:table-cell>
          <table:table-cell table:style-name="ce5" table:formula="of:=[.B225]*340/2000" office:value-type="float" office:value="397.8" calcext:value-type="float">
            <text:p>397,8 mm</text:p>
          </table:table-cell>
          <table:table-cell/>
          <table:table-cell table:formula="of:=(ABS([.B225]-INDEX([.$B$2:.$E$138];MATCH([.B225];[.$B$2:.$B$138];1);1))*INDEX([.$B$2:.$E$138];MATCH([.B225];[.$B$2:.$B$138];1);4)+ABS([.B225]-INDEX([.$B$2:.$E$138];MATCH([.B225];[.$B$2:.$B$138];1)+1;1))*INDEX([.$B$2:.$E$138];MATCH([.B225];[.$B$2:.$B$138];1)+1;4))/ABS(INDEX([.$B$2:.$E$138];MATCH([.B225];[.$B$2:.$B$138];1);1)-INDEX([.$B$2:.$E$138];MATCH([.B225];[.$B$2:.$B$138];1)+1;1))" office:value-type="float" office:value="365.127457665035" calcext:value-type="float">
            <text:p>365,127 l</text:p>
          </table:table-cell>
          <table:table-cell/>
          <table:table-cell table:style-name="ce158" table:formula="of:=ROUND(IF([.F225]&lt;&gt;&quot;&quot;;[.F225];[.E225])*10)&amp;&quot;,&quot;" office:value-type="string" office:string-value="3651," calcext:value-type="string">
            <text:p>3651,</text:p>
          </table:table-cell>
          <table:table-cell table:style-name="ce158" office:value-type="string" calcext:value-type="string">
            <text:p>3651,</text:p>
          </table:table-cell>
          <table:table-cell/>
        </table:table-row>
        <table:table-row table:style-name="ro1">
          <table:table-cell office:value-type="float" office:value="79" calcext:value-type="float">
            <text:p>79 ms</text:p>
          </table:table-cell>
          <table:table-cell office:value-type="float" office:value="2370" calcext:value-type="float">
            <text:p>2370 µs</text:p>
          </table:table-cell>
          <table:table-cell table:style-name="ce5" table:formula="of:=[.B226]*340/2000" office:value-type="float" office:value="402.9" calcext:value-type="float">
            <text:p>402,9 mm</text:p>
          </table:table-cell>
          <table:table-cell/>
          <table:table-cell table:formula="of:=(ABS([.B226]-INDEX([.$B$2:.$E$138];MATCH([.B226];[.$B$2:.$B$138];1);1))*INDEX([.$B$2:.$E$138];MATCH([.B226];[.$B$2:.$B$138];1);4)+ABS([.B226]-INDEX([.$B$2:.$E$138];MATCH([.B226];[.$B$2:.$B$138];1)+1;1))*INDEX([.$B$2:.$E$138];MATCH([.B226];[.$B$2:.$B$138];1)+1;4))/ABS(INDEX([.$B$2:.$E$138];MATCH([.B226];[.$B$2:.$B$138];1);1)-INDEX([.$B$2:.$E$138];MATCH([.B226];[.$B$2:.$B$138];1)+1;1))" office:value-type="float" office:value="372.361374720881" calcext:value-type="float">
            <text:p>372,361 l</text:p>
          </table:table-cell>
          <table:table-cell/>
          <table:table-cell table:style-name="ce158" table:formula="of:=ROUND(IF([.F226]&lt;&gt;&quot;&quot;;[.F226];[.E226])*10)&amp;&quot;,&quot;" office:value-type="string" office:string-value="3724," calcext:value-type="string">
            <text:p>3724,</text:p>
          </table:table-cell>
          <table:table-cell table:style-name="ce158" office:value-type="string" calcext:value-type="string">
            <text:p>3724,</text:p>
          </table:table-cell>
          <table:table-cell/>
        </table:table-row>
        <table:table-row table:style-name="ro1">
          <table:table-cell office:value-type="float" office:value="80" calcext:value-type="float">
            <text:p>80 ms</text:p>
          </table:table-cell>
          <table:table-cell office:value-type="float" office:value="2400" calcext:value-type="float">
            <text:p>2400 µs</text:p>
          </table:table-cell>
          <table:table-cell table:style-name="ce5" table:formula="of:=[.B227]*340/2000" office:value-type="float" office:value="408" calcext:value-type="float">
            <text:p>408 mm</text:p>
          </table:table-cell>
          <table:table-cell/>
          <table:table-cell table:formula="of:=(ABS([.B227]-INDEX([.$B$2:.$E$138];MATCH([.B227];[.$B$2:.$B$138];1);1))*INDEX([.$B$2:.$E$138];MATCH([.B227];[.$B$2:.$B$138];1);4)+ABS([.B227]-INDEX([.$B$2:.$E$138];MATCH([.B227];[.$B$2:.$B$138];1)+1;1))*INDEX([.$B$2:.$E$138];MATCH([.B227];[.$B$2:.$B$138];1)+1;4))/ABS(INDEX([.$B$2:.$E$138];MATCH([.B227];[.$B$2:.$B$138];1);1)-INDEX([.$B$2:.$E$138];MATCH([.B227];[.$B$2:.$B$138];1)+1;1))" office:value-type="float" office:value="344.087999242583" calcext:value-type="float">
            <text:p>344,088 l</text:p>
          </table:table-cell>
          <table:table-cell/>
          <table:table-cell table:style-name="ce158" table:formula="of:=ROUND(IF([.F227]&lt;&gt;&quot;&quot;;[.F227];[.E227])*10)&amp;&quot;,&quot;" office:value-type="string" office:string-value="3441," calcext:value-type="string">
            <text:p>3441,</text:p>
          </table:table-cell>
          <table:table-cell table:style-name="ce158" office:value-type="string" calcext:value-type="string">
            <text:p>3441,</text:p>
          </table:table-cell>
          <table:table-cell/>
        </table:table-row>
        <table:table-row table:style-name="ro1">
          <table:table-cell office:value-type="float" office:value="81" calcext:value-type="float">
            <text:p>81 ms</text:p>
          </table:table-cell>
          <table:table-cell office:value-type="float" office:value="2430" calcext:value-type="float">
            <text:p>2430 µs</text:p>
          </table:table-cell>
          <table:table-cell table:style-name="ce5" table:formula="of:=[.B228]*340/2000" office:value-type="float" office:value="413.1" calcext:value-type="float">
            <text:p>413,1 mm</text:p>
          </table:table-cell>
          <table:table-cell/>
          <table:table-cell table:formula="of:=(ABS([.B228]-INDEX([.$B$2:.$E$138];MATCH([.B228];[.$B$2:.$B$138];1);1))*INDEX([.$B$2:.$E$138];MATCH([.B228];[.$B$2:.$B$138];1);4)+ABS([.B228]-INDEX([.$B$2:.$E$138];MATCH([.B228];[.$B$2:.$B$138];1)+1;1))*INDEX([.$B$2:.$E$138];MATCH([.B228];[.$B$2:.$B$138];1)+1;4))/ABS(INDEX([.$B$2:.$E$138];MATCH([.B228];[.$B$2:.$B$138];1);1)-INDEX([.$B$2:.$E$138];MATCH([.B228];[.$B$2:.$B$138];1)+1;1))" office:value-type="float" office:value="337.602945814226" calcext:value-type="float">
            <text:p>337,603 l</text:p>
          </table:table-cell>
          <table:table-cell/>
          <table:table-cell table:style-name="ce158" table:formula="of:=ROUND(IF([.F228]&lt;&gt;&quot;&quot;;[.F228];[.E228])*10)&amp;&quot;,&quot;" office:value-type="string" office:string-value="3376," calcext:value-type="string">
            <text:p>3376,</text:p>
          </table:table-cell>
          <table:table-cell table:style-name="ce158" office:value-type="string" calcext:value-type="string">
            <text:p>3376,</text:p>
          </table:table-cell>
          <table:table-cell/>
        </table:table-row>
        <table:table-row table:style-name="ro1">
          <table:table-cell office:value-type="float" office:value="82" calcext:value-type="float">
            <text:p>82 ms</text:p>
          </table:table-cell>
          <table:table-cell office:value-type="float" office:value="2460" calcext:value-type="float">
            <text:p>2460 µs</text:p>
          </table:table-cell>
          <table:table-cell table:style-name="ce5" table:formula="of:=[.B229]*340/2000" office:value-type="float" office:value="418.2" calcext:value-type="float">
            <text:p>418,2 mm</text:p>
          </table:table-cell>
          <table:table-cell/>
          <table:table-cell table:formula="of:=(ABS([.B229]-INDEX([.$B$2:.$E$138];MATCH([.B229];[.$B$2:.$B$138];1);1))*INDEX([.$B$2:.$E$138];MATCH([.B229];[.$B$2:.$B$138];1);4)+ABS([.B229]-INDEX([.$B$2:.$E$138];MATCH([.B229];[.$B$2:.$B$138];1)+1;1))*INDEX([.$B$2:.$E$138];MATCH([.B229];[.$B$2:.$B$138];1)+1;4))/ABS(INDEX([.$B$2:.$E$138];MATCH([.B229];[.$B$2:.$B$138];1);1)-INDEX([.$B$2:.$E$138];MATCH([.B229];[.$B$2:.$B$138];1)+1;1))" office:value-type="float" office:value="340.71547885415" calcext:value-type="float">
            <text:p>340,715 l</text:p>
          </table:table-cell>
          <table:table-cell/>
          <table:table-cell table:style-name="ce158" table:formula="of:=ROUND(IF([.F229]&lt;&gt;&quot;&quot;;[.F229];[.E229])*10)&amp;&quot;,&quot;" office:value-type="string" office:string-value="3407," calcext:value-type="string">
            <text:p>3407,</text:p>
          </table:table-cell>
          <table:table-cell table:style-name="ce158" office:value-type="string" calcext:value-type="string">
            <text:p>3407,</text:p>
          </table:table-cell>
          <table:table-cell/>
        </table:table-row>
        <table:table-row table:style-name="ro1">
          <table:table-cell office:value-type="float" office:value="83" calcext:value-type="float">
            <text:p>83 ms</text:p>
          </table:table-cell>
          <table:table-cell office:value-type="float" office:value="2490" calcext:value-type="float">
            <text:p>2490 µs</text:p>
          </table:table-cell>
          <table:table-cell table:style-name="ce5" table:formula="of:=[.B230]*340/2000" office:value-type="float" office:value="423.3" calcext:value-type="float">
            <text:p>423,3 mm</text:p>
          </table:table-cell>
          <table:table-cell/>
          <table:table-cell table:formula="of:=(ABS([.B230]-INDEX([.$B$2:.$E$138];MATCH([.B230];[.$B$2:.$B$138];1);1))*INDEX([.$B$2:.$E$138];MATCH([.B230];[.$B$2:.$B$138];1);4)+ABS([.B230]-INDEX([.$B$2:.$E$138];MATCH([.B230];[.$B$2:.$B$138];1)+1;1))*INDEX([.$B$2:.$E$138];MATCH([.B230];[.$B$2:.$B$138];1)+1;4))/ABS(INDEX([.$B$2:.$E$138];MATCH([.B230];[.$B$2:.$B$138];1);1)-INDEX([.$B$2:.$E$138];MATCH([.B230];[.$B$2:.$B$138];1)+1;1))" office:value-type="float" office:value="332.005842718912" calcext:value-type="float">
            <text:p>332,006 l</text:p>
          </table:table-cell>
          <table:table-cell/>
          <table:table-cell table:style-name="ce158" table:formula="of:=ROUND(IF([.F230]&lt;&gt;&quot;&quot;;[.F230];[.E230])*10)&amp;&quot;,&quot;" office:value-type="string" office:string-value="3320," calcext:value-type="string">
            <text:p>3320,</text:p>
          </table:table-cell>
          <table:table-cell table:style-name="ce158" office:value-type="string" calcext:value-type="string">
            <text:p>3320,</text:p>
          </table:table-cell>
          <table:table-cell/>
        </table:table-row>
        <table:table-row table:style-name="ro1">
          <table:table-cell office:value-type="float" office:value="84" calcext:value-type="float">
            <text:p>84 ms</text:p>
          </table:table-cell>
          <table:table-cell office:value-type="float" office:value="2520" calcext:value-type="float">
            <text:p>2520 µs</text:p>
          </table:table-cell>
          <table:table-cell table:style-name="ce5" table:formula="of:=[.B231]*340/2000" office:value-type="float" office:value="428.4" calcext:value-type="float">
            <text:p>428,4 mm</text:p>
          </table:table-cell>
          <table:table-cell/>
          <table:table-cell table:formula="of:=(ABS([.B231]-INDEX([.$B$2:.$E$138];MATCH([.B231];[.$B$2:.$B$138];1);1))*INDEX([.$B$2:.$E$138];MATCH([.B231];[.$B$2:.$B$138];1);4)+ABS([.B231]-INDEX([.$B$2:.$E$138];MATCH([.B231];[.$B$2:.$B$138];1)+1;1))*INDEX([.$B$2:.$E$138];MATCH([.B231];[.$B$2:.$B$138];1)+1;4))/ABS(INDEX([.$B$2:.$E$138];MATCH([.B231];[.$B$2:.$B$138];1);1)-INDEX([.$B$2:.$E$138];MATCH([.B231];[.$B$2:.$B$138];1)+1;1))" office:value-type="float" office:value="325.339541489696" calcext:value-type="float">
            <text:p>325,340 l</text:p>
          </table:table-cell>
          <table:table-cell/>
          <table:table-cell table:style-name="ce158" table:formula="of:=ROUND(IF([.F231]&lt;&gt;&quot;&quot;;[.F231];[.E231])*10)&amp;&quot;,&quot;" office:value-type="string" office:string-value="3253," calcext:value-type="string">
            <text:p>3253,</text:p>
          </table:table-cell>
          <table:table-cell table:style-name="ce158" office:value-type="string" calcext:value-type="string">
            <text:p>3253,</text:p>
          </table:table-cell>
          <table:table-cell/>
        </table:table-row>
        <table:table-row table:style-name="ro1">
          <table:table-cell office:value-type="float" office:value="85" calcext:value-type="float">
            <text:p>85 ms</text:p>
          </table:table-cell>
          <table:table-cell office:value-type="float" office:value="2550" calcext:value-type="float">
            <text:p>2550 µs</text:p>
          </table:table-cell>
          <table:table-cell table:style-name="ce5" table:formula="of:=[.B232]*340/2000" office:value-type="float" office:value="433.5" calcext:value-type="float">
            <text:p>433,5 mm</text:p>
          </table:table-cell>
          <table:table-cell/>
          <table:table-cell table:formula="of:=(ABS([.B232]-INDEX([.$B$2:.$E$138];MATCH([.B232];[.$B$2:.$B$138];1);1))*INDEX([.$B$2:.$E$138];MATCH([.B232];[.$B$2:.$B$138];1);4)+ABS([.B232]-INDEX([.$B$2:.$E$138];MATCH([.B232];[.$B$2:.$B$138];1)+1;1))*INDEX([.$B$2:.$E$138];MATCH([.B232];[.$B$2:.$B$138];1)+1;4))/ABS(INDEX([.$B$2:.$E$138];MATCH([.B232];[.$B$2:.$B$138];1);1)-INDEX([.$B$2:.$E$138];MATCH([.B232];[.$B$2:.$B$138];1)+1;1))" office:value-type="float" office:value="326.925121196521" calcext:value-type="float">
            <text:p>326,925 l</text:p>
          </table:table-cell>
          <table:table-cell/>
          <table:table-cell table:style-name="ce158" table:formula="of:=ROUND(IF([.F232]&lt;&gt;&quot;&quot;;[.F232];[.E232])*10)&amp;&quot;,&quot;" office:value-type="string" office:string-value="3269," calcext:value-type="string">
            <text:p>3269,</text:p>
          </table:table-cell>
          <table:table-cell table:style-name="ce158" office:value-type="string" calcext:value-type="string">
            <text:p>3269,</text:p>
          </table:table-cell>
          <table:table-cell/>
        </table:table-row>
        <table:table-row table:style-name="ro1">
          <table:table-cell office:value-type="float" office:value="86" calcext:value-type="float">
            <text:p>86 ms</text:p>
          </table:table-cell>
          <table:table-cell office:value-type="float" office:value="2580" calcext:value-type="float">
            <text:p>2580 µs</text:p>
          </table:table-cell>
          <table:table-cell table:style-name="ce5" table:formula="of:=[.B233]*340/2000" office:value-type="float" office:value="438.6" calcext:value-type="float">
            <text:p>438,6 mm</text:p>
          </table:table-cell>
          <table:table-cell/>
          <table:table-cell table:formula="of:=(ABS([.B233]-INDEX([.$B$2:.$E$138];MATCH([.B233];[.$B$2:.$B$138];1);1))*INDEX([.$B$2:.$E$138];MATCH([.B233];[.$B$2:.$B$138];1);4)+ABS([.B233]-INDEX([.$B$2:.$E$138];MATCH([.B233];[.$B$2:.$B$138];1)+1;1))*INDEX([.$B$2:.$E$138];MATCH([.B233];[.$B$2:.$B$138];1)+1;4))/ABS(INDEX([.$B$2:.$E$138];MATCH([.B233];[.$B$2:.$B$138];1);1)-INDEX([.$B$2:.$E$138];MATCH([.B233];[.$B$2:.$B$138];1)+1;1))" office:value-type="float" office:value="306.66523177575" calcext:value-type="float">
            <text:p>306,665 l</text:p>
          </table:table-cell>
          <table:table-cell/>
          <table:table-cell table:style-name="ce158" table:formula="of:=ROUND(IF([.F233]&lt;&gt;&quot;&quot;;[.F233];[.E233])*10)&amp;&quot;,&quot;" office:value-type="string" office:string-value="3067," calcext:value-type="string">
            <text:p>3067,</text:p>
          </table:table-cell>
          <table:table-cell table:style-name="ce158" office:value-type="string" calcext:value-type="string">
            <text:p>3067,</text:p>
          </table:table-cell>
          <table:table-cell/>
        </table:table-row>
        <table:table-row table:style-name="ro1">
          <table:table-cell office:value-type="float" office:value="87" calcext:value-type="float">
            <text:p>87 ms</text:p>
          </table:table-cell>
          <table:table-cell office:value-type="float" office:value="2610" calcext:value-type="float">
            <text:p>2610 µs</text:p>
          </table:table-cell>
          <table:table-cell table:style-name="ce5" table:formula="of:=[.B234]*340/2000" office:value-type="float" office:value="443.7" calcext:value-type="float">
            <text:p>443,7 mm</text:p>
          </table:table-cell>
          <table:table-cell/>
          <table:table-cell table:formula="of:=(ABS([.B234]-INDEX([.$B$2:.$E$138];MATCH([.B234];[.$B$2:.$B$138];1);1))*INDEX([.$B$2:.$E$138];MATCH([.B234];[.$B$2:.$B$138];1);4)+ABS([.B234]-INDEX([.$B$2:.$E$138];MATCH([.B234];[.$B$2:.$B$138];1)+1;1))*INDEX([.$B$2:.$E$138];MATCH([.B234];[.$B$2:.$B$138];1)+1;4))/ABS(INDEX([.$B$2:.$E$138];MATCH([.B234];[.$B$2:.$B$138];1);1)-INDEX([.$B$2:.$E$138];MATCH([.B234];[.$B$2:.$B$138];1)+1;1))" office:value-type="float" office:value="298.999731999377" calcext:value-type="float">
            <text:p>299,000 l</text:p>
          </table:table-cell>
          <table:table-cell/>
          <table:table-cell table:style-name="ce158" table:formula="of:=ROUND(IF([.F234]&lt;&gt;&quot;&quot;;[.F234];[.E234])*10)&amp;&quot;,&quot;" office:value-type="string" office:string-value="2990," calcext:value-type="string">
            <text:p>2990,</text:p>
          </table:table-cell>
          <table:table-cell table:style-name="ce158" office:value-type="string" calcext:value-type="string">
            <text:p>2990,</text:p>
          </table:table-cell>
          <table:table-cell/>
        </table:table-row>
        <table:table-row table:style-name="ro1">
          <table:table-cell office:value-type="float" office:value="88" calcext:value-type="float">
            <text:p>88 ms</text:p>
          </table:table-cell>
          <table:table-cell office:value-type="float" office:value="2640" calcext:value-type="float">
            <text:p>2640 µs</text:p>
          </table:table-cell>
          <table:table-cell table:style-name="ce5" table:formula="of:=[.B235]*340/2000" office:value-type="float" office:value="448.8" calcext:value-type="float">
            <text:p>448,8 mm</text:p>
          </table:table-cell>
          <table:table-cell/>
          <table:table-cell table:formula="of:=(ABS([.B235]-INDEX([.$B$2:.$E$138];MATCH([.B235];[.$B$2:.$B$138];1);1))*INDEX([.$B$2:.$E$138];MATCH([.B235];[.$B$2:.$B$138];1);4)+ABS([.B235]-INDEX([.$B$2:.$E$138];MATCH([.B235];[.$B$2:.$B$138];1)+1;1))*INDEX([.$B$2:.$E$138];MATCH([.B235];[.$B$2:.$B$138];1)+1;4))/ABS(INDEX([.$B$2:.$E$138];MATCH([.B235];[.$B$2:.$B$138];1);1)-INDEX([.$B$2:.$E$138];MATCH([.B235];[.$B$2:.$B$138];1)+1;1))" office:value-type="float" office:value="300.808995626183" calcext:value-type="float">
            <text:p>300,809 l</text:p>
          </table:table-cell>
          <table:table-cell/>
          <table:table-cell table:style-name="ce158" table:formula="of:=ROUND(IF([.F235]&lt;&gt;&quot;&quot;;[.F235];[.E235])*10)&amp;&quot;,&quot;" office:value-type="string" office:string-value="3008," calcext:value-type="string">
            <text:p>3008,</text:p>
          </table:table-cell>
          <table:table-cell table:style-name="ce158" office:value-type="string" calcext:value-type="string">
            <text:p>3008,</text:p>
          </table:table-cell>
          <table:table-cell/>
        </table:table-row>
        <table:table-row table:style-name="ro1">
          <table:table-cell office:value-type="float" office:value="89" calcext:value-type="float">
            <text:p>89 ms</text:p>
          </table:table-cell>
          <table:table-cell office:value-type="float" office:value="2670" calcext:value-type="float">
            <text:p>2670 µs</text:p>
          </table:table-cell>
          <table:table-cell table:style-name="ce5" table:formula="of:=[.B236]*340/2000" office:value-type="float" office:value="453.9" calcext:value-type="float">
            <text:p>453,9 mm</text:p>
          </table:table-cell>
          <table:table-cell/>
          <table:table-cell table:formula="of:=(ABS([.B236]-INDEX([.$B$2:.$E$138];MATCH([.B236];[.$B$2:.$B$138];1);1))*INDEX([.$B$2:.$E$138];MATCH([.B236];[.$B$2:.$B$138];1);4)+ABS([.B236]-INDEX([.$B$2:.$E$138];MATCH([.B236];[.$B$2:.$B$138];1)+1;1))*INDEX([.$B$2:.$E$138];MATCH([.B236];[.$B$2:.$B$138];1)+1;4))/ABS(INDEX([.$B$2:.$E$138];MATCH([.B236];[.$B$2:.$B$138];1);1)-INDEX([.$B$2:.$E$138];MATCH([.B236];[.$B$2:.$B$138];1)+1;1))" office:value-type="float" office:value="275.557847216397" calcext:value-type="float">
            <text:p>275,558 l</text:p>
          </table:table-cell>
          <table:table-cell/>
          <table:table-cell table:style-name="ce158" table:formula="of:=ROUND(IF([.F236]&lt;&gt;&quot;&quot;;[.F236];[.E236])*10)&amp;&quot;,&quot;" office:value-type="string" office:string-value="2756," calcext:value-type="string">
            <text:p>2756,</text:p>
          </table:table-cell>
          <table:table-cell table:style-name="ce158" office:value-type="string" calcext:value-type="string">
            <text:p>2756,</text:p>
          </table:table-cell>
          <table:table-cell/>
        </table:table-row>
        <table:table-row table:style-name="ro1">
          <table:table-cell office:value-type="float" office:value="90" calcext:value-type="float">
            <text:p>90 ms</text:p>
          </table:table-cell>
          <table:table-cell office:value-type="float" office:value="2700" calcext:value-type="float">
            <text:p>2700 µs</text:p>
          </table:table-cell>
          <table:table-cell table:style-name="ce5" table:formula="of:=[.B237]*340/2000" office:value-type="float" office:value="459" calcext:value-type="float">
            <text:p>459 mm</text:p>
          </table:table-cell>
          <table:table-cell/>
          <table:table-cell table:formula="of:=(ABS([.B237]-INDEX([.$B$2:.$E$138];MATCH([.B237];[.$B$2:.$B$138];1);1))*INDEX([.$B$2:.$E$138];MATCH([.B237];[.$B$2:.$B$138];1);4)+ABS([.B237]-INDEX([.$B$2:.$E$138];MATCH([.B237];[.$B$2:.$B$138];1)+1;1))*INDEX([.$B$2:.$E$138];MATCH([.B237];[.$B$2:.$B$138];1)+1;4))/ABS(INDEX([.$B$2:.$E$138];MATCH([.B237];[.$B$2:.$B$138];1);1)-INDEX([.$B$2:.$E$138];MATCH([.B237];[.$B$2:.$B$138];1)+1;1))" office:value-type="float" office:value="279.32373347657" calcext:value-type="float">
            <text:p>279,324 l</text:p>
          </table:table-cell>
          <table:table-cell/>
          <table:table-cell table:style-name="ce158" table:formula="of:=ROUND(IF([.F237]&lt;&gt;&quot;&quot;;[.F237];[.E237])*10)&amp;&quot;,&quot;" office:value-type="string" office:string-value="2793," calcext:value-type="string">
            <text:p>2793,</text:p>
          </table:table-cell>
          <table:table-cell table:style-name="ce158" office:value-type="string" calcext:value-type="string">
            <text:p>2793,</text:p>
          </table:table-cell>
          <table:table-cell/>
        </table:table-row>
        <table:table-row table:style-name="ro1">
          <table:table-cell office:value-type="float" office:value="91" calcext:value-type="float">
            <text:p>91 ms</text:p>
          </table:table-cell>
          <table:table-cell office:value-type="float" office:value="2730" calcext:value-type="float">
            <text:p>2730 µs</text:p>
          </table:table-cell>
          <table:table-cell table:style-name="ce5" table:formula="of:=[.B238]*340/2000" office:value-type="float" office:value="464.1" calcext:value-type="float">
            <text:p>464,1 mm</text:p>
          </table:table-cell>
          <table:table-cell/>
          <table:table-cell table:formula="of:=(ABS([.B238]-INDEX([.$B$2:.$E$138];MATCH([.B238];[.$B$2:.$B$138];1);1))*INDEX([.$B$2:.$E$138];MATCH([.B238];[.$B$2:.$B$138];1);4)+ABS([.B238]-INDEX([.$B$2:.$E$138];MATCH([.B238];[.$B$2:.$B$138];1)+1;1))*INDEX([.$B$2:.$E$138];MATCH([.B238];[.$B$2:.$B$138];1)+1;4))/ABS(INDEX([.$B$2:.$E$138];MATCH([.B238];[.$B$2:.$B$138];1);1)-INDEX([.$B$2:.$E$138];MATCH([.B238];[.$B$2:.$B$138];1)+1;1))" office:value-type="float" office:value="272.741937309871" calcext:value-type="float">
            <text:p>272,742 l</text:p>
          </table:table-cell>
          <table:table-cell/>
          <table:table-cell table:style-name="ce158" table:formula="of:=ROUND(IF([.F238]&lt;&gt;&quot;&quot;;[.F238];[.E238])*10)&amp;&quot;,&quot;" office:value-type="string" office:string-value="2727," calcext:value-type="string">
            <text:p>2727,</text:p>
          </table:table-cell>
          <table:table-cell table:style-name="ce158" office:value-type="string" calcext:value-type="string">
            <text:p>2727,</text:p>
          </table:table-cell>
          <table:table-cell/>
        </table:table-row>
        <table:table-row table:style-name="ro1">
          <table:table-cell office:value-type="float" office:value="92" calcext:value-type="float">
            <text:p>92 ms</text:p>
          </table:table-cell>
          <table:table-cell office:value-type="float" office:value="2760" calcext:value-type="float">
            <text:p>2760 µs</text:p>
          </table:table-cell>
          <table:table-cell table:style-name="ce5" table:formula="of:=[.B239]*340/2000" office:value-type="float" office:value="469.2" calcext:value-type="float">
            <text:p>469,2 mm</text:p>
          </table:table-cell>
          <table:table-cell/>
          <table:table-cell table:formula="of:=(ABS([.B239]-INDEX([.$B$2:.$E$138];MATCH([.B239];[.$B$2:.$B$138];1);1))*INDEX([.$B$2:.$E$138];MATCH([.B239];[.$B$2:.$B$138];1);4)+ABS([.B239]-INDEX([.$B$2:.$E$138];MATCH([.B239];[.$B$2:.$B$138];1)+1;1))*INDEX([.$B$2:.$E$138];MATCH([.B239];[.$B$2:.$B$138];1)+1;4))/ABS(INDEX([.$B$2:.$E$138];MATCH([.B239];[.$B$2:.$B$138];1);1)-INDEX([.$B$2:.$E$138];MATCH([.B239];[.$B$2:.$B$138];1)+1;1))" office:value-type="float" office:value="254.9947450609" calcext:value-type="float">
            <text:p>254,995 l</text:p>
          </table:table-cell>
          <table:table-cell/>
          <table:table-cell table:style-name="ce158" table:formula="of:=ROUND(IF([.F239]&lt;&gt;&quot;&quot;;[.F239];[.E239])*10)&amp;&quot;,&quot;" office:value-type="string" office:string-value="2550," calcext:value-type="string">
            <text:p>2550,</text:p>
          </table:table-cell>
          <table:table-cell table:style-name="ce158" office:value-type="string" calcext:value-type="string">
            <text:p>2550,</text:p>
          </table:table-cell>
          <table:table-cell/>
        </table:table-row>
        <table:table-row table:style-name="ro1">
          <table:table-cell office:value-type="float" office:value="93" calcext:value-type="float">
            <text:p>93 ms</text:p>
          </table:table-cell>
          <table:table-cell office:value-type="float" office:value="2790" calcext:value-type="float">
            <text:p>2790 µs</text:p>
          </table:table-cell>
          <table:table-cell table:style-name="ce5" table:formula="of:=[.B240]*340/2000" office:value-type="float" office:value="474.3" calcext:value-type="float">
            <text:p>474,3 mm</text:p>
          </table:table-cell>
          <table:table-cell/>
          <table:table-cell table:formula="of:=(ABS([.B240]-INDEX([.$B$2:.$E$138];MATCH([.B240];[.$B$2:.$B$138];1);1))*INDEX([.$B$2:.$E$138];MATCH([.B240];[.$B$2:.$B$138];1);4)+ABS([.B240]-INDEX([.$B$2:.$E$138];MATCH([.B240];[.$B$2:.$B$138];1)+1;1))*INDEX([.$B$2:.$E$138];MATCH([.B240];[.$B$2:.$B$138];1)+1;4))/ABS(INDEX([.$B$2:.$E$138];MATCH([.B240];[.$B$2:.$B$138];1);1)-INDEX([.$B$2:.$E$138];MATCH([.B240];[.$B$2:.$B$138];1)+1;1))" office:value-type="float" office:value="259.200060517799" calcext:value-type="float">
            <text:p>259,200 l</text:p>
          </table:table-cell>
          <table:table-cell/>
          <table:table-cell table:style-name="ce158" table:formula="of:=ROUND(IF([.F240]&lt;&gt;&quot;&quot;;[.F240];[.E240])*10)&amp;&quot;,&quot;" office:value-type="string" office:string-value="2592," calcext:value-type="string">
            <text:p>2592,</text:p>
          </table:table-cell>
          <table:table-cell table:style-name="ce158" office:value-type="string" calcext:value-type="string">
            <text:p>2592,</text:p>
          </table:table-cell>
          <table:table-cell/>
        </table:table-row>
        <table:table-row table:style-name="ro1">
          <table:table-cell office:value-type="float" office:value="94" calcext:value-type="float">
            <text:p>94 ms</text:p>
          </table:table-cell>
          <table:table-cell office:value-type="float" office:value="2820" calcext:value-type="float">
            <text:p>2820 µs</text:p>
          </table:table-cell>
          <table:table-cell table:style-name="ce5" table:formula="of:=[.B241]*340/2000" office:value-type="float" office:value="479.4" calcext:value-type="float">
            <text:p>479,4 mm</text:p>
          </table:table-cell>
          <table:table-cell/>
          <table:table-cell table:formula="of:=(ABS([.B241]-INDEX([.$B$2:.$E$138];MATCH([.B241];[.$B$2:.$B$138];1);1))*INDEX([.$B$2:.$E$138];MATCH([.B241];[.$B$2:.$B$138];1);4)+ABS([.B241]-INDEX([.$B$2:.$E$138];MATCH([.B241];[.$B$2:.$B$138];1)+1;1))*INDEX([.$B$2:.$E$138];MATCH([.B241];[.$B$2:.$B$138];1)+1;4))/ABS(INDEX([.$B$2:.$E$138];MATCH([.B241];[.$B$2:.$B$138];1);1)-INDEX([.$B$2:.$E$138];MATCH([.B241];[.$B$2:.$B$138];1)+1;1))" office:value-type="float" office:value="263.405375974698" calcext:value-type="float">
            <text:p>263,405 l</text:p>
          </table:table-cell>
          <table:table-cell/>
          <table:table-cell table:style-name="ce158" table:formula="of:=ROUND(IF([.F241]&lt;&gt;&quot;&quot;;[.F241];[.E241])*10)&amp;&quot;,&quot;" office:value-type="string" office:string-value="2634," calcext:value-type="string">
            <text:p>2634,</text:p>
          </table:table-cell>
          <table:table-cell table:style-name="ce158" office:value-type="string" calcext:value-type="string">
            <text:p>2634,</text:p>
          </table:table-cell>
          <table:table-cell/>
        </table:table-row>
        <table:table-row table:style-name="ro1">
          <table:table-cell office:value-type="float" office:value="95" calcext:value-type="float">
            <text:p>95 ms</text:p>
          </table:table-cell>
          <table:table-cell office:value-type="float" office:value="2850" calcext:value-type="float">
            <text:p>2850 µs</text:p>
          </table:table-cell>
          <table:table-cell table:style-name="ce5" table:formula="of:=[.B242]*340/2000" office:value-type="float" office:value="484.5" calcext:value-type="float">
            <text:p>484,5 mm</text:p>
          </table:table-cell>
          <table:table-cell/>
          <table:table-cell table:formula="of:=(ABS([.B242]-INDEX([.$B$2:.$E$138];MATCH([.B242];[.$B$2:.$B$138];1);1))*INDEX([.$B$2:.$E$138];MATCH([.B242];[.$B$2:.$B$138];1);4)+ABS([.B242]-INDEX([.$B$2:.$E$138];MATCH([.B242];[.$B$2:.$B$138];1)+1;1))*INDEX([.$B$2:.$E$138];MATCH([.B242];[.$B$2:.$B$138];1)+1;4))/ABS(INDEX([.$B$2:.$E$138];MATCH([.B242];[.$B$2:.$B$138];1);1)-INDEX([.$B$2:.$E$138];MATCH([.B242];[.$B$2:.$B$138];1)+1;1))" office:value-type="float" office:value="233.502929522993" calcext:value-type="float">
            <text:p>233,503 l</text:p>
          </table:table-cell>
          <table:table-cell/>
          <table:table-cell table:style-name="ce158" table:formula="of:=ROUND(IF([.F242]&lt;&gt;&quot;&quot;;[.F242];[.E242])*10)&amp;&quot;,&quot;" office:value-type="string" office:string-value="2335," calcext:value-type="string">
            <text:p>2335,</text:p>
          </table:table-cell>
          <table:table-cell table:style-name="ce158" office:value-type="string" calcext:value-type="string">
            <text:p>2335,</text:p>
          </table:table-cell>
          <table:table-cell/>
        </table:table-row>
        <table:table-row table:style-name="ro1">
          <table:table-cell office:value-type="float" office:value="96" calcext:value-type="float">
            <text:p>96 ms</text:p>
          </table:table-cell>
          <table:table-cell office:value-type="float" office:value="2880" calcext:value-type="float">
            <text:p>2880 µs</text:p>
          </table:table-cell>
          <table:table-cell table:style-name="ce5" table:formula="of:=[.B243]*340/2000" office:value-type="float" office:value="489.6" calcext:value-type="float">
            <text:p>489,6 mm</text:p>
          </table:table-cell>
          <table:table-cell/>
          <table:table-cell table:formula="of:=(ABS([.B243]-INDEX([.$B$2:.$E$138];MATCH([.B243];[.$B$2:.$B$138];1);1))*INDEX([.$B$2:.$E$138];MATCH([.B243];[.$B$2:.$B$138];1);4)+ABS([.B243]-INDEX([.$B$2:.$E$138];MATCH([.B243];[.$B$2:.$B$138];1)+1;1))*INDEX([.$B$2:.$E$138];MATCH([.B243];[.$B$2:.$B$138];1)+1;4))/ABS(INDEX([.$B$2:.$E$138];MATCH([.B243];[.$B$2:.$B$138];1);1)-INDEX([.$B$2:.$E$138];MATCH([.B243];[.$B$2:.$B$138];1)+1;1))" office:value-type="float" office:value="238.692683129534" calcext:value-type="float">
            <text:p>238,693 l</text:p>
          </table:table-cell>
          <table:table-cell/>
          <table:table-cell table:style-name="ce158" table:formula="of:=ROUND(IF([.F243]&lt;&gt;&quot;&quot;;[.F243];[.E243])*10)&amp;&quot;,&quot;" office:value-type="string" office:string-value="2387," calcext:value-type="string">
            <text:p>2387,</text:p>
          </table:table-cell>
          <table:table-cell table:style-name="ce158" office:value-type="string" calcext:value-type="string">
            <text:p>2387,</text:p>
          </table:table-cell>
          <table:table-cell/>
        </table:table-row>
        <table:table-row table:style-name="ro1">
          <table:table-cell office:value-type="float" office:value="97" calcext:value-type="float">
            <text:p>97 ms</text:p>
          </table:table-cell>
          <table:table-cell office:value-type="float" office:value="2910" calcext:value-type="float">
            <text:p>2910 µs</text:p>
          </table:table-cell>
          <table:table-cell table:style-name="ce5" table:formula="of:=[.B244]*340/2000" office:value-type="float" office:value="494.7" calcext:value-type="float">
            <text:p>494,7 mm</text:p>
          </table:table-cell>
          <table:table-cell/>
          <table:table-cell table:formula="of:=(ABS([.B244]-INDEX([.$B$2:.$E$138];MATCH([.B244];[.$B$2:.$B$138];1);1))*INDEX([.$B$2:.$E$138];MATCH([.B244];[.$B$2:.$B$138];1);4)+ABS([.B244]-INDEX([.$B$2:.$E$138];MATCH([.B244];[.$B$2:.$B$138];1)+1;1))*INDEX([.$B$2:.$E$138];MATCH([.B244];[.$B$2:.$B$138];1)+1;4))/ABS(INDEX([.$B$2:.$E$138];MATCH([.B244];[.$B$2:.$B$138];1);1)-INDEX([.$B$2:.$E$138];MATCH([.B244];[.$B$2:.$B$138];1)+1;1))" office:value-type="float" office:value="243.882436736075" calcext:value-type="float">
            <text:p>243,882 l</text:p>
          </table:table-cell>
          <table:table-cell/>
          <table:table-cell table:style-name="ce158" table:formula="of:=ROUND(IF([.F244]&lt;&gt;&quot;&quot;;[.F244];[.E244])*10)&amp;&quot;,&quot;" office:value-type="string" office:string-value="2439," calcext:value-type="string">
            <text:p>2439,</text:p>
          </table:table-cell>
          <table:table-cell table:style-name="ce158" office:value-type="string" calcext:value-type="string">
            <text:p>2439,</text:p>
          </table:table-cell>
          <table:table-cell/>
        </table:table-row>
        <table:table-row table:style-name="ro1">
          <table:table-cell office:value-type="float" office:value="98" calcext:value-type="float">
            <text:p>98 ms</text:p>
          </table:table-cell>
          <table:table-cell office:value-type="float" office:value="2940" calcext:value-type="float">
            <text:p>2940 µs</text:p>
          </table:table-cell>
          <table:table-cell table:style-name="ce5" table:formula="of:=[.B245]*340/2000" office:value-type="float" office:value="499.8" calcext:value-type="float">
            <text:p>499,8 mm</text:p>
          </table:table-cell>
          <table:table-cell/>
          <table:table-cell table:formula="of:=(ABS([.B245]-INDEX([.$B$2:.$E$138];MATCH([.B245];[.$B$2:.$B$138];1);1))*INDEX([.$B$2:.$E$138];MATCH([.B245];[.$B$2:.$B$138];1);4)+ABS([.B245]-INDEX([.$B$2:.$E$138];MATCH([.B245];[.$B$2:.$B$138];1)+1;1))*INDEX([.$B$2:.$E$138];MATCH([.B245];[.$B$2:.$B$138];1)+1;4))/ABS(INDEX([.$B$2:.$E$138];MATCH([.B245];[.$B$2:.$B$138];1);1)-INDEX([.$B$2:.$E$138];MATCH([.B245];[.$B$2:.$B$138];1)+1;1))" office:value-type="float" office:value="213.515221051582" calcext:value-type="float">
            <text:p>213,515 l</text:p>
          </table:table-cell>
          <table:table-cell/>
          <table:table-cell table:style-name="ce158" table:formula="of:=ROUND(IF([.F245]&lt;&gt;&quot;&quot;;[.F245];[.E245])*10)&amp;&quot;,&quot;" office:value-type="string" office:string-value="2135," calcext:value-type="string">
            <text:p>2135,</text:p>
          </table:table-cell>
          <table:table-cell table:style-name="ce158" office:value-type="string" calcext:value-type="string">
            <text:p>2135,</text:p>
          </table:table-cell>
          <table:table-cell/>
        </table:table-row>
        <table:table-row table:style-name="ro1">
          <table:table-cell office:value-type="float" office:value="99" calcext:value-type="float">
            <text:p>99 ms</text:p>
          </table:table-cell>
          <table:table-cell office:value-type="float" office:value="2970" calcext:value-type="float">
            <text:p>2970 µs</text:p>
          </table:table-cell>
          <table:table-cell table:style-name="ce5" table:formula="of:=[.B246]*340/2000" office:value-type="float" office:value="504.9" calcext:value-type="float">
            <text:p>504,9 mm</text:p>
          </table:table-cell>
          <table:table-cell/>
          <table:table-cell table:formula="of:=(ABS([.B246]-INDEX([.$B$2:.$E$138];MATCH([.B246];[.$B$2:.$B$138];1);1))*INDEX([.$B$2:.$E$138];MATCH([.B246];[.$B$2:.$B$138];1);4)+ABS([.B246]-INDEX([.$B$2:.$E$138];MATCH([.B246];[.$B$2:.$B$138];1)+1;1))*INDEX([.$B$2:.$E$138];MATCH([.B246];[.$B$2:.$B$138];1)+1;4))/ABS(INDEX([.$B$2:.$E$138];MATCH([.B246];[.$B$2:.$B$138];1);1)-INDEX([.$B$2:.$E$138];MATCH([.B246];[.$B$2:.$B$138];1)+1;1))" office:value-type="float" office:value="215.305066939731" calcext:value-type="float">
            <text:p>215,305 l</text:p>
          </table:table-cell>
          <table:table-cell/>
          <table:table-cell table:style-name="ce158" table:formula="of:=ROUND(IF([.F246]&lt;&gt;&quot;&quot;;[.F246];[.E246])*10)&amp;&quot;,&quot;" office:value-type="string" office:string-value="2153," calcext:value-type="string">
            <text:p>2153,</text:p>
          </table:table-cell>
          <table:table-cell table:style-name="ce158" office:value-type="string" calcext:value-type="string">
            <text:p>2153,</text:p>
          </table:table-cell>
          <table:table-cell/>
        </table:table-row>
        <table:table-row table:style-name="ro1">
          <table:table-cell office:value-type="float" office:value="100" calcext:value-type="float">
            <text:p>100 ms</text:p>
          </table:table-cell>
          <table:table-cell office:value-type="float" office:value="3000" calcext:value-type="float">
            <text:p>3000 µs</text:p>
          </table:table-cell>
          <table:table-cell table:style-name="ce5" table:formula="of:=[.B247]*340/2000" office:value-type="float" office:value="510" calcext:value-type="float">
            <text:p>510 mm</text:p>
          </table:table-cell>
          <table:table-cell/>
          <table:table-cell table:formula="of:=(ABS([.B247]-INDEX([.$B$2:.$E$138];MATCH([.B247];[.$B$2:.$B$138];1);1))*INDEX([.$B$2:.$E$138];MATCH([.B247];[.$B$2:.$B$138];1);4)+ABS([.B247]-INDEX([.$B$2:.$E$138];MATCH([.B247];[.$B$2:.$B$138];1)+1;1))*INDEX([.$B$2:.$E$138];MATCH([.B247];[.$B$2:.$B$138];1)+1;4))/ABS(INDEX([.$B$2:.$E$138];MATCH([.B247];[.$B$2:.$B$138];1);1)-INDEX([.$B$2:.$E$138];MATCH([.B247];[.$B$2:.$B$138];1)+1;1))" office:value-type="float" office:value="217.09491282788" calcext:value-type="float">
            <text:p>217,095 l</text:p>
          </table:table-cell>
          <table:table-cell/>
          <table:table-cell table:style-name="ce158" table:formula="of:=ROUND(IF([.F247]&lt;&gt;&quot;&quot;;[.F247];[.E247])*10)&amp;&quot;,&quot;" office:value-type="string" office:string-value="2171," calcext:value-type="string">
            <text:p>2171,</text:p>
          </table:table-cell>
          <table:table-cell table:style-name="ce158" office:value-type="string" calcext:value-type="string">
            <text:p>2171,</text:p>
          </table:table-cell>
          <table:table-cell/>
        </table:table-row>
        <table:table-row table:style-name="ro1">
          <table:table-cell office:value-type="float" office:value="101" calcext:value-type="float">
            <text:p>101 ms</text:p>
          </table:table-cell>
          <table:table-cell office:value-type="float" office:value="3030" calcext:value-type="float">
            <text:p>3030 µs</text:p>
          </table:table-cell>
          <table:table-cell table:style-name="ce5" table:formula="of:=[.B248]*340/2000" office:value-type="float" office:value="515.1" calcext:value-type="float">
            <text:p>515,1 mm</text:p>
          </table:table-cell>
          <table:table-cell/>
          <table:table-cell table:formula="of:=(ABS([.B248]-INDEX([.$B$2:.$E$138];MATCH([.B248];[.$B$2:.$B$138];1);1))*INDEX([.$B$2:.$E$138];MATCH([.B248];[.$B$2:.$B$138];1);4)+ABS([.B248]-INDEX([.$B$2:.$E$138];MATCH([.B248];[.$B$2:.$B$138];1)+1;1))*INDEX([.$B$2:.$E$138];MATCH([.B248];[.$B$2:.$B$138];1)+1;4))/ABS(INDEX([.$B$2:.$E$138];MATCH([.B248];[.$B$2:.$B$138];1);1)-INDEX([.$B$2:.$E$138];MATCH([.B248];[.$B$2:.$B$138];1)+1;1))" office:value-type="float" office:value="203.280791715723" calcext:value-type="float">
            <text:p>203,281 l</text:p>
          </table:table-cell>
          <table:table-cell/>
          <table:table-cell table:style-name="ce158" table:formula="of:=ROUND(IF([.F248]&lt;&gt;&quot;&quot;;[.F248];[.E248])*10)&amp;&quot;,&quot;" office:value-type="string" office:string-value="2033," calcext:value-type="string">
            <text:p>2033,</text:p>
          </table:table-cell>
          <table:table-cell table:style-name="ce158" office:value-type="string" calcext:value-type="string">
            <text:p>2033,</text:p>
          </table:table-cell>
          <table:table-cell/>
        </table:table-row>
        <table:table-row table:style-name="ro1">
          <table:table-cell office:value-type="float" office:value="102" calcext:value-type="float">
            <text:p>102 ms</text:p>
          </table:table-cell>
          <table:table-cell office:value-type="float" office:value="3060" calcext:value-type="float">
            <text:p>3060 µs</text:p>
          </table:table-cell>
          <table:table-cell table:style-name="ce5" table:formula="of:=[.B249]*340/2000" office:value-type="float" office:value="520.2" calcext:value-type="float">
            <text:p>520,2 mm</text:p>
          </table:table-cell>
          <table:table-cell/>
          <table:table-cell table:formula="of:=(ABS([.B249]-INDEX([.$B$2:.$E$138];MATCH([.B249];[.$B$2:.$B$138];1);1))*INDEX([.$B$2:.$E$138];MATCH([.B249];[.$B$2:.$B$138];1);4)+ABS([.B249]-INDEX([.$B$2:.$E$138];MATCH([.B249];[.$B$2:.$B$138];1)+1;1))*INDEX([.$B$2:.$E$138];MATCH([.B249];[.$B$2:.$B$138];1)+1;4))/ABS(INDEX([.$B$2:.$E$138];MATCH([.B249];[.$B$2:.$B$138];1);1)-INDEX([.$B$2:.$E$138];MATCH([.B249];[.$B$2:.$B$138];1)+1;1))" office:value-type="float" office:value="197.927949587041" calcext:value-type="float">
            <text:p>197,928 l</text:p>
          </table:table-cell>
          <table:table-cell/>
          <table:table-cell table:style-name="ce158" table:formula="of:=ROUND(IF([.F249]&lt;&gt;&quot;&quot;;[.F249];[.E249])*10)&amp;&quot;,&quot;" office:value-type="string" office:string-value="1979," calcext:value-type="string">
            <text:p>1979,</text:p>
          </table:table-cell>
          <table:table-cell table:style-name="ce158" office:value-type="string" calcext:value-type="string">
            <text:p>1979,</text:p>
          </table:table-cell>
          <table:table-cell/>
        </table:table-row>
        <table:table-row table:style-name="ro1">
          <table:table-cell office:value-type="float" office:value="103" calcext:value-type="float">
            <text:p>103 ms</text:p>
          </table:table-cell>
          <table:table-cell office:value-type="float" office:value="3090" calcext:value-type="float">
            <text:p>3090 µs</text:p>
          </table:table-cell>
          <table:table-cell table:style-name="ce5" table:formula="of:=[.B250]*340/2000" office:value-type="float" office:value="525.3" calcext:value-type="float">
            <text:p>525,3 mm</text:p>
          </table:table-cell>
          <table:table-cell/>
          <table:table-cell table:formula="of:=(ABS([.B250]-INDEX([.$B$2:.$E$138];MATCH([.B250];[.$B$2:.$B$138];1);1))*INDEX([.$B$2:.$E$138];MATCH([.B250];[.$B$2:.$B$138];1);4)+ABS([.B250]-INDEX([.$B$2:.$E$138];MATCH([.B250];[.$B$2:.$B$138];1)+1;1))*INDEX([.$B$2:.$E$138];MATCH([.B250];[.$B$2:.$B$138];1)+1;4))/ABS(INDEX([.$B$2:.$E$138];MATCH([.B250];[.$B$2:.$B$138];1);1)-INDEX([.$B$2:.$E$138];MATCH([.B250];[.$B$2:.$B$138];1)+1;1))" office:value-type="float" office:value="185.391820429652" calcext:value-type="float">
            <text:p>185,392 l</text:p>
          </table:table-cell>
          <table:table-cell/>
          <table:table-cell table:style-name="ce158" table:formula="of:=ROUND(IF([.F250]&lt;&gt;&quot;&quot;;[.F250];[.E250])*10)&amp;&quot;,&quot;" office:value-type="string" office:string-value="1854," calcext:value-type="string">
            <text:p>1854,</text:p>
          </table:table-cell>
          <table:table-cell table:style-name="ce158" office:value-type="string" calcext:value-type="string">
            <text:p>1854,</text:p>
          </table:table-cell>
          <table:table-cell/>
        </table:table-row>
        <table:table-row table:style-name="ro1">
          <table:table-cell office:value-type="float" office:value="104" calcext:value-type="float">
            <text:p>104 ms</text:p>
          </table:table-cell>
          <table:table-cell office:value-type="float" office:value="3120" calcext:value-type="float">
            <text:p>3120 µs</text:p>
          </table:table-cell>
          <table:table-cell table:style-name="ce5" table:formula="of:=[.B251]*340/2000" office:value-type="float" office:value="530.4" calcext:value-type="float">
            <text:p>530,4 mm</text:p>
          </table:table-cell>
          <table:table-cell/>
          <table:table-cell table:formula="of:=(ABS([.B251]-INDEX([.$B$2:.$E$138];MATCH([.B251];[.$B$2:.$B$138];1);1))*INDEX([.$B$2:.$E$138];MATCH([.B251];[.$B$2:.$B$138];1);4)+ABS([.B251]-INDEX([.$B$2:.$E$138];MATCH([.B251];[.$B$2:.$B$138];1)+1;1))*INDEX([.$B$2:.$E$138];MATCH([.B251];[.$B$2:.$B$138];1)+1;4))/ABS(INDEX([.$B$2:.$E$138];MATCH([.B251];[.$B$2:.$B$138];1);1)-INDEX([.$B$2:.$E$138];MATCH([.B251];[.$B$2:.$B$138];1)+1;1))" office:value-type="float" office:value="177.298623785183" calcext:value-type="float">
            <text:p>177,299 l</text:p>
          </table:table-cell>
          <table:table-cell/>
          <table:table-cell table:style-name="ce158" table:formula="of:=ROUND(IF([.F251]&lt;&gt;&quot;&quot;;[.F251];[.E251])*10)&amp;&quot;,&quot;" office:value-type="string" office:string-value="1773," calcext:value-type="string">
            <text:p>1773,</text:p>
          </table:table-cell>
          <table:table-cell table:style-name="ce158" office:value-type="string" calcext:value-type="string">
            <text:p>1773,</text:p>
          </table:table-cell>
          <table:table-cell/>
        </table:table-row>
        <table:table-row table:style-name="ro1">
          <table:table-cell office:value-type="float" office:value="105" calcext:value-type="float">
            <text:p>105 ms</text:p>
          </table:table-cell>
          <table:table-cell office:value-type="float" office:value="3150" calcext:value-type="float">
            <text:p>3150 µs</text:p>
          </table:table-cell>
          <table:table-cell table:style-name="ce5" table:formula="of:=[.B252]*340/2000" office:value-type="float" office:value="535.5" calcext:value-type="float">
            <text:p>535,5 mm</text:p>
          </table:table-cell>
          <table:table-cell/>
          <table:table-cell table:formula="of:=(ABS([.B252]-INDEX([.$B$2:.$E$138];MATCH([.B252];[.$B$2:.$B$138];1);1))*INDEX([.$B$2:.$E$138];MATCH([.B252];[.$B$2:.$B$138];1);4)+ABS([.B252]-INDEX([.$B$2:.$E$138];MATCH([.B252];[.$B$2:.$B$138];1)+1;1))*INDEX([.$B$2:.$E$138];MATCH([.B252];[.$B$2:.$B$138];1)+1;4))/ABS(INDEX([.$B$2:.$E$138];MATCH([.B252];[.$B$2:.$B$138];1);1)-INDEX([.$B$2:.$E$138];MATCH([.B252];[.$B$2:.$B$138];1)+1;1))" office:value-type="float" office:value="175.00492223103" calcext:value-type="float">
            <text:p>175,005 l</text:p>
          </table:table-cell>
          <table:table-cell/>
          <table:table-cell table:style-name="ce158" table:formula="of:=ROUND(IF([.F252]&lt;&gt;&quot;&quot;;[.F252];[.E252])*10)&amp;&quot;,&quot;" office:value-type="string" office:string-value="1750," calcext:value-type="string">
            <text:p>1750,</text:p>
          </table:table-cell>
          <table:table-cell table:style-name="ce158" office:value-type="string" calcext:value-type="string">
            <text:p>1750,</text:p>
          </table:table-cell>
          <table:table-cell/>
        </table:table-row>
        <table:table-row table:style-name="ro1">
          <table:table-cell office:value-type="float" office:value="106" calcext:value-type="float">
            <text:p>106 ms</text:p>
          </table:table-cell>
          <table:table-cell office:value-type="float" office:value="3180" calcext:value-type="float">
            <text:p>3180 µs</text:p>
          </table:table-cell>
          <table:table-cell table:style-name="ce5" table:formula="of:=[.B253]*340/2000" office:value-type="float" office:value="540.6" calcext:value-type="float">
            <text:p>540,6 mm</text:p>
          </table:table-cell>
          <table:table-cell/>
          <table:table-cell table:formula="of:=(ABS([.B253]-INDEX([.$B$2:.$E$138];MATCH([.B253];[.$B$2:.$B$138];1);1))*INDEX([.$B$2:.$E$138];MATCH([.B253];[.$B$2:.$B$138];1);4)+ABS([.B253]-INDEX([.$B$2:.$E$138];MATCH([.B253];[.$B$2:.$B$138];1)+1;1))*INDEX([.$B$2:.$E$138];MATCH([.B253];[.$B$2:.$B$138];1)+1;4))/ABS(INDEX([.$B$2:.$E$138];MATCH([.B253];[.$B$2:.$B$138];1);1)-INDEX([.$B$2:.$E$138];MATCH([.B253];[.$B$2:.$B$138];1)+1;1))" office:value-type="float" office:value="168.155331994115" calcext:value-type="float">
            <text:p>168,155 l</text:p>
          </table:table-cell>
          <table:table-cell/>
          <table:table-cell table:style-name="ce158" table:formula="of:=ROUND(IF([.F253]&lt;&gt;&quot;&quot;;[.F253];[.E253])*10)&amp;&quot;,&quot;" office:value-type="string" office:string-value="1682," calcext:value-type="string">
            <text:p>1682,</text:p>
          </table:table-cell>
          <table:table-cell table:style-name="ce158" office:value-type="string" calcext:value-type="string">
            <text:p>1682,</text:p>
          </table:table-cell>
          <table:table-cell/>
        </table:table-row>
        <table:table-row table:style-name="ro1">
          <table:table-cell office:value-type="float" office:value="107" calcext:value-type="float">
            <text:p>107 ms</text:p>
          </table:table-cell>
          <table:table-cell office:value-type="float" office:value="3210" calcext:value-type="float">
            <text:p>3210 µs</text:p>
          </table:table-cell>
          <table:table-cell table:style-name="ce5" table:formula="of:=[.B254]*340/2000" office:value-type="float" office:value="545.7" calcext:value-type="float">
            <text:p>545,7 mm</text:p>
          </table:table-cell>
          <table:table-cell/>
          <table:table-cell table:formula="of:=(ABS([.B254]-INDEX([.$B$2:.$E$138];MATCH([.B254];[.$B$2:.$B$138];1);1))*INDEX([.$B$2:.$E$138];MATCH([.B254];[.$B$2:.$B$138];1);4)+ABS([.B254]-INDEX([.$B$2:.$E$138];MATCH([.B254];[.$B$2:.$B$138];1)+1;1))*INDEX([.$B$2:.$E$138];MATCH([.B254];[.$B$2:.$B$138];1)+1;4))/ABS(INDEX([.$B$2:.$E$138];MATCH([.B254];[.$B$2:.$B$138];1);1)-INDEX([.$B$2:.$E$138];MATCH([.B254];[.$B$2:.$B$138];1)+1;1))" office:value-type="float" office:value="162.014640652217" calcext:value-type="float">
            <text:p>162,015 l</text:p>
          </table:table-cell>
          <table:table-cell/>
          <table:table-cell table:style-name="ce158" table:formula="of:=ROUND(IF([.F254]&lt;&gt;&quot;&quot;;[.F254];[.E254])*10)&amp;&quot;,&quot;" office:value-type="string" office:string-value="1620," calcext:value-type="string">
            <text:p>1620,</text:p>
          </table:table-cell>
          <table:table-cell table:style-name="ce158" office:value-type="string" calcext:value-type="string">
            <text:p>1620,</text:p>
          </table:table-cell>
          <table:table-cell/>
        </table:table-row>
        <table:table-row table:style-name="ro1">
          <table:table-cell office:value-type="float" office:value="108" calcext:value-type="float">
            <text:p>108 ms</text:p>
          </table:table-cell>
          <table:table-cell office:value-type="float" office:value="3240" calcext:value-type="float">
            <text:p>3240 µs</text:p>
          </table:table-cell>
          <table:table-cell table:style-name="ce5" table:formula="of:=[.B255]*340/2000" office:value-type="float" office:value="550.8" calcext:value-type="float">
            <text:p>550,8 mm</text:p>
          </table:table-cell>
          <table:table-cell/>
          <table:table-cell table:formula="of:=(ABS([.B255]-INDEX([.$B$2:.$E$138];MATCH([.B255];[.$B$2:.$B$138];1);1))*INDEX([.$B$2:.$E$138];MATCH([.B255];[.$B$2:.$B$138];1);4)+ABS([.B255]-INDEX([.$B$2:.$E$138];MATCH([.B255];[.$B$2:.$B$138];1)+1;1))*INDEX([.$B$2:.$E$138];MATCH([.B255];[.$B$2:.$B$138];1)+1;4))/ABS(INDEX([.$B$2:.$E$138];MATCH([.B255];[.$B$2:.$B$138];1);1)-INDEX([.$B$2:.$E$138];MATCH([.B255];[.$B$2:.$B$138];1)+1;1))" office:value-type="float" office:value="153.267740552694" calcext:value-type="float">
            <text:p>153,268 l</text:p>
          </table:table-cell>
          <table:table-cell/>
          <table:table-cell table:style-name="ce158" table:formula="of:=ROUND(IF([.F255]&lt;&gt;&quot;&quot;;[.F255];[.E255])*10)&amp;&quot;,&quot;" office:value-type="string" office:string-value="1533," calcext:value-type="string">
            <text:p>1533,</text:p>
          </table:table-cell>
          <table:table-cell table:style-name="ce158" office:value-type="string" calcext:value-type="string">
            <text:p>1533,</text:p>
          </table:table-cell>
          <table:table-cell/>
        </table:table-row>
        <table:table-row table:style-name="ro1">
          <table:table-cell office:value-type="float" office:value="109" calcext:value-type="float">
            <text:p>109 ms</text:p>
          </table:table-cell>
          <table:table-cell office:value-type="float" office:value="3270" calcext:value-type="float">
            <text:p>3270 µs</text:p>
          </table:table-cell>
          <table:table-cell table:style-name="ce5" table:formula="of:=[.B256]*340/2000" office:value-type="float" office:value="555.9" calcext:value-type="float">
            <text:p>555,9 mm</text:p>
          </table:table-cell>
          <table:table-cell/>
          <table:table-cell table:formula="of:=(ABS([.B256]-INDEX([.$B$2:.$E$138];MATCH([.B256];[.$B$2:.$B$138];1);1))*INDEX([.$B$2:.$E$138];MATCH([.B256];[.$B$2:.$B$138];1);4)+ABS([.B256]-INDEX([.$B$2:.$E$138];MATCH([.B256];[.$B$2:.$B$138];1)+1;1))*INDEX([.$B$2:.$E$138];MATCH([.B256];[.$B$2:.$B$138];1)+1;4))/ABS(INDEX([.$B$2:.$E$138];MATCH([.B256];[.$B$2:.$B$138];1);1)-INDEX([.$B$2:.$E$138];MATCH([.B256];[.$B$2:.$B$138];1)+1;1))" office:value-type="float" office:value="156.702444940312" calcext:value-type="float">
            <text:p>156,702 l</text:p>
          </table:table-cell>
          <table:table-cell/>
          <table:table-cell table:style-name="ce158" table:formula="of:=ROUND(IF([.F256]&lt;&gt;&quot;&quot;;[.F256];[.E256])*10)&amp;&quot;,&quot;" office:value-type="string" office:string-value="1567," calcext:value-type="string">
            <text:p>1567,</text:p>
          </table:table-cell>
          <table:table-cell table:style-name="ce158" office:value-type="string" calcext:value-type="string">
            <text:p>1567,</text:p>
          </table:table-cell>
          <table:table-cell/>
        </table:table-row>
        <table:table-row table:style-name="ro1">
          <table:table-cell office:value-type="float" office:value="110" calcext:value-type="float">
            <text:p>110 ms</text:p>
          </table:table-cell>
          <table:table-cell office:value-type="float" office:value="3300" calcext:value-type="float">
            <text:p>3300 µs</text:p>
          </table:table-cell>
          <table:table-cell table:style-name="ce5" table:formula="of:=[.B257]*340/2000" office:value-type="float" office:value="561" calcext:value-type="float">
            <text:p>561 mm</text:p>
          </table:table-cell>
          <table:table-cell/>
          <table:table-cell table:formula="of:=(ABS([.B257]-INDEX([.$B$2:.$E$138];MATCH([.B257];[.$B$2:.$B$138];1);1))*INDEX([.$B$2:.$E$138];MATCH([.B257];[.$B$2:.$B$138];1);4)+ABS([.B257]-INDEX([.$B$2:.$E$138];MATCH([.B257];[.$B$2:.$B$138];1)+1;1))*INDEX([.$B$2:.$E$138];MATCH([.B257];[.$B$2:.$B$138];1)+1;4))/ABS(INDEX([.$B$2:.$E$138];MATCH([.B257];[.$B$2:.$B$138];1);1)-INDEX([.$B$2:.$E$138];MATCH([.B257];[.$B$2:.$B$138];1)+1;1))" office:value-type="float" office:value="149.037373934814" calcext:value-type="float">
            <text:p>149,037 l</text:p>
          </table:table-cell>
          <table:table-cell/>
          <table:table-cell table:style-name="ce158" table:formula="of:=ROUND(IF([.F257]&lt;&gt;&quot;&quot;;[.F257];[.E257])*10)&amp;&quot;,&quot;" office:value-type="string" office:string-value="1490," calcext:value-type="string">
            <text:p>1490,</text:p>
          </table:table-cell>
          <table:table-cell table:style-name="ce158" office:value-type="string" calcext:value-type="string">
            <text:p>1490,</text:p>
          </table:table-cell>
          <table:table-cell/>
        </table:table-row>
        <table:table-row table:style-name="ro1">
          <table:table-cell office:value-type="float" office:value="111" calcext:value-type="float">
            <text:p>111 ms</text:p>
          </table:table-cell>
          <table:table-cell office:value-type="float" office:value="3330" calcext:value-type="float">
            <text:p>3330 µs</text:p>
          </table:table-cell>
          <table:table-cell table:style-name="ce5" table:formula="of:=[.B258]*340/2000" office:value-type="float" office:value="566.1" calcext:value-type="float">
            <text:p>566,1 mm</text:p>
          </table:table-cell>
          <table:table-cell/>
          <table:table-cell table:formula="of:=(ABS([.B258]-INDEX([.$B$2:.$E$138];MATCH([.B258];[.$B$2:.$B$138];1);1))*INDEX([.$B$2:.$E$138];MATCH([.B258];[.$B$2:.$B$138];1);4)+ABS([.B258]-INDEX([.$B$2:.$E$138];MATCH([.B258];[.$B$2:.$B$138];1)+1;1))*INDEX([.$B$2:.$E$138];MATCH([.B258];[.$B$2:.$B$138];1)+1;4))/ABS(INDEX([.$B$2:.$E$138];MATCH([.B258];[.$B$2:.$B$138];1);1)-INDEX([.$B$2:.$E$138];MATCH([.B258];[.$B$2:.$B$138];1)+1;1))" office:value-type="float" office:value="141.549500301951" calcext:value-type="float">
            <text:p>141,550 l</text:p>
          </table:table-cell>
          <table:table-cell/>
          <table:table-cell table:style-name="ce158" table:formula="of:=ROUND(IF([.F258]&lt;&gt;&quot;&quot;;[.F258];[.E258])*10)&amp;&quot;,&quot;" office:value-type="string" office:string-value="1415," calcext:value-type="string">
            <text:p>1415,</text:p>
          </table:table-cell>
          <table:table-cell table:style-name="ce158" office:value-type="string" calcext:value-type="string">
            <text:p>1415,</text:p>
          </table:table-cell>
          <table:table-cell/>
        </table:table-row>
        <table:table-row table:style-name="ro1">
          <table:table-cell office:value-type="float" office:value="112" calcext:value-type="float">
            <text:p>112 ms</text:p>
          </table:table-cell>
          <table:table-cell office:value-type="float" office:value="3360" calcext:value-type="float">
            <text:p>3360 µs</text:p>
          </table:table-cell>
          <table:table-cell table:style-name="ce5" table:formula="of:=[.B259]*340/2000" office:value-type="float" office:value="571.2" calcext:value-type="float">
            <text:p>571,2 mm</text:p>
          </table:table-cell>
          <table:table-cell/>
          <table:table-cell table:formula="of:=(ABS([.B259]-INDEX([.$B$2:.$E$138];MATCH([.B259];[.$B$2:.$B$138];1);1))*INDEX([.$B$2:.$E$138];MATCH([.B259];[.$B$2:.$B$138];1);4)+ABS([.B259]-INDEX([.$B$2:.$E$138];MATCH([.B259];[.$B$2:.$B$138];1)+1;1))*INDEX([.$B$2:.$E$138];MATCH([.B259];[.$B$2:.$B$138];1)+1;4))/ABS(INDEX([.$B$2:.$E$138];MATCH([.B259];[.$B$2:.$B$138];1);1)-INDEX([.$B$2:.$E$138];MATCH([.B259];[.$B$2:.$B$138];1)+1;1))" office:value-type="float" office:value="127.560345726445" calcext:value-type="float">
            <text:p>127,560 l</text:p>
          </table:table-cell>
          <table:table-cell/>
          <table:table-cell table:style-name="ce158" table:formula="of:=ROUND(IF([.F259]&lt;&gt;&quot;&quot;;[.F259];[.E259])*10)&amp;&quot;,&quot;" office:value-type="string" office:string-value="1276," calcext:value-type="string">
            <text:p>1276,</text:p>
          </table:table-cell>
          <table:table-cell table:style-name="ce158" office:value-type="string" calcext:value-type="string">
            <text:p>1276,</text:p>
          </table:table-cell>
          <table:table-cell/>
        </table:table-row>
        <table:table-row table:style-name="ro1">
          <table:table-cell office:value-type="float" office:value="113" calcext:value-type="float">
            <text:p>113 ms</text:p>
          </table:table-cell>
          <table:table-cell office:value-type="float" office:value="3390" calcext:value-type="float">
            <text:p>3390 µs</text:p>
          </table:table-cell>
          <table:table-cell table:style-name="ce5" table:formula="of:=[.B260]*340/2000" office:value-type="float" office:value="576.3" calcext:value-type="float">
            <text:p>576,3 mm</text:p>
          </table:table-cell>
          <table:table-cell/>
          <table:table-cell table:formula="of:=(ABS([.B260]-INDEX([.$B$2:.$E$138];MATCH([.B260];[.$B$2:.$B$138];1);1))*INDEX([.$B$2:.$E$138];MATCH([.B260];[.$B$2:.$B$138];1);4)+ABS([.B260]-INDEX([.$B$2:.$E$138];MATCH([.B260];[.$B$2:.$B$138];1)+1;1))*INDEX([.$B$2:.$E$138];MATCH([.B260];[.$B$2:.$B$138];1)+1;4))/ABS(INDEX([.$B$2:.$E$138];MATCH([.B260];[.$B$2:.$B$138];1);1)-INDEX([.$B$2:.$E$138];MATCH([.B260];[.$B$2:.$B$138];1)+1;1))" office:value-type="float" office:value="124.283769098762" calcext:value-type="float">
            <text:p>124,284 l</text:p>
          </table:table-cell>
          <table:table-cell/>
          <table:table-cell table:style-name="ce158" table:formula="of:=ROUND(IF([.F260]&lt;&gt;&quot;&quot;;[.F260];[.E260])*10)&amp;&quot;,&quot;" office:value-type="string" office:string-value="1243," calcext:value-type="string">
            <text:p>1243,</text:p>
          </table:table-cell>
          <table:table-cell table:style-name="ce158" office:value-type="string" calcext:value-type="string">
            <text:p>1243,</text:p>
          </table:table-cell>
          <table:table-cell/>
        </table:table-row>
        <table:table-row table:style-name="ro1">
          <table:table-cell office:value-type="float" office:value="114" calcext:value-type="float">
            <text:p>114 ms</text:p>
          </table:table-cell>
          <table:table-cell office:value-type="float" office:value="3420" calcext:value-type="float">
            <text:p>3420 µs</text:p>
          </table:table-cell>
          <table:table-cell table:style-name="ce5" table:formula="of:=[.B261]*340/2000" office:value-type="float" office:value="581.4" calcext:value-type="float">
            <text:p>581,4 mm</text:p>
          </table:table-cell>
          <table:table-cell/>
          <table:table-cell table:formula="of:=(ABS([.B261]-INDEX([.$B$2:.$E$138];MATCH([.B261];[.$B$2:.$B$138];1);1))*INDEX([.$B$2:.$E$138];MATCH([.B261];[.$B$2:.$B$138];1);4)+ABS([.B261]-INDEX([.$B$2:.$E$138];MATCH([.B261];[.$B$2:.$B$138];1)+1;1))*INDEX([.$B$2:.$E$138];MATCH([.B261];[.$B$2:.$B$138];1)+1;4))/ABS(INDEX([.$B$2:.$E$138];MATCH([.B261];[.$B$2:.$B$138];1);1)-INDEX([.$B$2:.$E$138];MATCH([.B261];[.$B$2:.$B$138];1)+1;1))" office:value-type="float" office:value="109.836060452383" calcext:value-type="float">
            <text:p>109,836 l</text:p>
          </table:table-cell>
          <table:table-cell/>
          <table:table-cell table:style-name="ce158" table:formula="of:=ROUND(IF([.F261]&lt;&gt;&quot;&quot;;[.F261];[.E261])*10)&amp;&quot;,&quot;" office:value-type="string" office:string-value="1098," calcext:value-type="string">
            <text:p>1098,</text:p>
          </table:table-cell>
          <table:table-cell table:style-name="ce158" office:value-type="string" calcext:value-type="string">
            <text:p>1098,</text:p>
          </table:table-cell>
          <table:table-cell/>
        </table:table-row>
        <table:table-row table:style-name="ro1">
          <table:table-cell office:value-type="float" office:value="115" calcext:value-type="float">
            <text:p>115 ms</text:p>
          </table:table-cell>
          <table:table-cell office:value-type="float" office:value="3450" calcext:value-type="float">
            <text:p>3450 µs</text:p>
          </table:table-cell>
          <table:table-cell table:style-name="ce5" table:formula="of:=[.B262]*340/2000" office:value-type="float" office:value="586.5" calcext:value-type="float">
            <text:p>586,5 mm</text:p>
          </table:table-cell>
          <table:table-cell/>
          <table:table-cell table:formula="of:=(ABS([.B262]-INDEX([.$B$2:.$E$138];MATCH([.B262];[.$B$2:.$B$138];1);1))*INDEX([.$B$2:.$E$138];MATCH([.B262];[.$B$2:.$B$138];1);4)+ABS([.B262]-INDEX([.$B$2:.$E$138];MATCH([.B262];[.$B$2:.$B$138];1)+1;1))*INDEX([.$B$2:.$E$138];MATCH([.B262];[.$B$2:.$B$138];1)+1;4))/ABS(INDEX([.$B$2:.$E$138];MATCH([.B262];[.$B$2:.$B$138];1);1)-INDEX([.$B$2:.$E$138];MATCH([.B262];[.$B$2:.$B$138];1)+1;1))" office:value-type="float" office:value="98.8195155215915" calcext:value-type="float">
            <text:p>98,820 l</text:p>
          </table:table-cell>
          <table:table-cell/>
          <table:table-cell table:style-name="ce158" table:formula="of:=ROUND(IF([.F262]&lt;&gt;&quot;&quot;;[.F262];[.E262])*10)&amp;&quot;,&quot;" office:value-type="string" office:string-value="988," calcext:value-type="string">
            <text:p>988,</text:p>
          </table:table-cell>
          <table:table-cell table:style-name="ce158" office:value-type="string" calcext:value-type="string">
            <text:p>988,</text:p>
          </table:table-cell>
          <table:table-cell/>
        </table:table-row>
        <table:table-row table:style-name="ro1">
          <table:table-cell office:value-type="float" office:value="116" calcext:value-type="float">
            <text:p>116 ms</text:p>
          </table:table-cell>
          <table:table-cell office:value-type="float" office:value="3480" calcext:value-type="float">
            <text:p>3480 µs</text:p>
          </table:table-cell>
          <table:table-cell table:style-name="ce5" table:formula="of:=[.B263]*340/2000" office:value-type="float" office:value="591.6" calcext:value-type="float">
            <text:p>591,6 mm</text:p>
          </table:table-cell>
          <table:table-cell/>
          <table:table-cell table:formula="of:=(ABS([.B263]-INDEX([.$B$2:.$E$138];MATCH([.B263];[.$B$2:.$B$138];1);1))*INDEX([.$B$2:.$E$138];MATCH([.B263];[.$B$2:.$B$138];1);4)+ABS([.B263]-INDEX([.$B$2:.$E$138];MATCH([.B263];[.$B$2:.$B$138];1)+1;1))*INDEX([.$B$2:.$E$138];MATCH([.B263];[.$B$2:.$B$138];1)+1;4))/ABS(INDEX([.$B$2:.$E$138];MATCH([.B263];[.$B$2:.$B$138];1);1)-INDEX([.$B$2:.$E$138];MATCH([.B263];[.$B$2:.$B$138];1)+1;1))" office:value-type="float" office:value="101.77672892083" calcext:value-type="float">
            <text:p>101,777 l</text:p>
          </table:table-cell>
          <table:table-cell/>
          <table:table-cell table:style-name="ce158" table:formula="of:=ROUND(IF([.F263]&lt;&gt;&quot;&quot;;[.F263];[.E263])*10)&amp;&quot;,&quot;" office:value-type="string" office:string-value="1018," calcext:value-type="string">
            <text:p>1018,</text:p>
          </table:table-cell>
          <table:table-cell table:style-name="ce158" office:value-type="string" calcext:value-type="string">
            <text:p>1018,</text:p>
          </table:table-cell>
          <table:table-cell/>
        </table:table-row>
        <table:table-row table:style-name="ro1">
          <table:table-cell office:value-type="float" office:value="117" calcext:value-type="float">
            <text:p>117 ms</text:p>
          </table:table-cell>
          <table:table-cell office:value-type="float" office:value="3510" calcext:value-type="float">
            <text:p>3510 µs</text:p>
          </table:table-cell>
          <table:table-cell table:style-name="ce5" table:formula="of:=[.B264]*340/2000" office:value-type="float" office:value="596.7" calcext:value-type="float">
            <text:p>596,7 mm</text:p>
          </table:table-cell>
          <table:table-cell/>
          <table:table-cell table:formula="of:=(ABS([.B264]-INDEX([.$B$2:.$E$138];MATCH([.B264];[.$B$2:.$B$138];1);1))*INDEX([.$B$2:.$E$138];MATCH([.B264];[.$B$2:.$B$138];1);4)+ABS([.B264]-INDEX([.$B$2:.$E$138];MATCH([.B264];[.$B$2:.$B$138];1)+1;1))*INDEX([.$B$2:.$E$138];MATCH([.B264];[.$B$2:.$B$138];1)+1;4))/ABS(INDEX([.$B$2:.$E$138];MATCH([.B264];[.$B$2:.$B$138];1);1)-INDEX([.$B$2:.$E$138];MATCH([.B264];[.$B$2:.$B$138];1)+1;1))" office:value-type="float" office:value="104.733942320069" calcext:value-type="float">
            <text:p>104,734 l</text:p>
          </table:table-cell>
          <table:table-cell/>
          <table:table-cell table:style-name="ce158" table:formula="of:=ROUND(IF([.F264]&lt;&gt;&quot;&quot;;[.F264];[.E264])*10)&amp;&quot;,&quot;" office:value-type="string" office:string-value="1047," calcext:value-type="string">
            <text:p>1047,</text:p>
          </table:table-cell>
          <table:table-cell table:style-name="ce158" office:value-type="string" calcext:value-type="string">
            <text:p>1047,</text:p>
          </table:table-cell>
          <table:table-cell/>
        </table:table-row>
        <table:table-row table:style-name="ro1">
          <table:table-cell office:value-type="float" office:value="118" calcext:value-type="float">
            <text:p>118 ms</text:p>
          </table:table-cell>
          <table:table-cell office:value-type="float" office:value="3540" calcext:value-type="float">
            <text:p>3540 µs</text:p>
          </table:table-cell>
          <table:table-cell table:style-name="ce5" table:formula="of:=[.B265]*340/2000" office:value-type="float" office:value="601.8" calcext:value-type="float">
            <text:p>601,8 mm</text:p>
          </table:table-cell>
          <table:table-cell/>
          <table:table-cell table:formula="of:=(ABS([.B265]-INDEX([.$B$2:.$E$138];MATCH([.B265];[.$B$2:.$B$138];1);1))*INDEX([.$B$2:.$E$138];MATCH([.B265];[.$B$2:.$B$138];1);4)+ABS([.B265]-INDEX([.$B$2:.$E$138];MATCH([.B265];[.$B$2:.$B$138];1)+1;1))*INDEX([.$B$2:.$E$138];MATCH([.B265];[.$B$2:.$B$138];1)+1;4))/ABS(INDEX([.$B$2:.$E$138];MATCH([.B265];[.$B$2:.$B$138];1);1)-INDEX([.$B$2:.$E$138];MATCH([.B265];[.$B$2:.$B$138];1)+1;1))" office:value-type="float" office:value="95.308693449837" calcext:value-type="float">
            <text:p>95,309 l</text:p>
          </table:table-cell>
          <table:table-cell/>
          <table:table-cell table:style-name="ce158" table:formula="of:=ROUND(IF([.F265]&lt;&gt;&quot;&quot;;[.F265];[.E265])*10)&amp;&quot;,&quot;" office:value-type="string" office:string-value="953," calcext:value-type="string">
            <text:p>953,</text:p>
          </table:table-cell>
          <table:table-cell table:style-name="ce158" office:value-type="string" calcext:value-type="string">
            <text:p>953,</text:p>
          </table:table-cell>
          <table:table-cell/>
        </table:table-row>
        <table:table-row table:style-name="ro1">
          <table:table-cell office:value-type="float" office:value="119" calcext:value-type="float">
            <text:p>119 ms</text:p>
          </table:table-cell>
          <table:table-cell office:value-type="float" office:value="3570" calcext:value-type="float">
            <text:p>3570 µs</text:p>
          </table:table-cell>
          <table:table-cell table:style-name="ce5" table:formula="of:=[.B266]*340/2000" office:value-type="float" office:value="606.9" calcext:value-type="float">
            <text:p>606,9 mm</text:p>
          </table:table-cell>
          <table:table-cell/>
          <table:table-cell table:formula="of:=(ABS([.B266]-INDEX([.$B$2:.$E$138];MATCH([.B266];[.$B$2:.$B$138];1);1))*INDEX([.$B$2:.$E$138];MATCH([.B266];[.$B$2:.$B$138];1);4)+ABS([.B266]-INDEX([.$B$2:.$E$138];MATCH([.B266];[.$B$2:.$B$138];1)+1;1))*INDEX([.$B$2:.$E$138];MATCH([.B266];[.$B$2:.$B$138];1)+1;4))/ABS(INDEX([.$B$2:.$E$138];MATCH([.B266];[.$B$2:.$B$138];1);1)-INDEX([.$B$2:.$E$138];MATCH([.B266];[.$B$2:.$B$138];1)+1;1))" office:value-type="float" office:value="89.3755477982046" calcext:value-type="float">
            <text:p>89,376 l</text:p>
          </table:table-cell>
          <table:table-cell/>
          <table:table-cell table:style-name="ce158" table:formula="of:=ROUND(IF([.F266]&lt;&gt;&quot;&quot;;[.F266];[.E266])*10)&amp;&quot;,&quot;" office:value-type="string" office:string-value="894," calcext:value-type="string">
            <text:p>894,</text:p>
          </table:table-cell>
          <table:table-cell table:style-name="ce158" office:value-type="string" calcext:value-type="string">
            <text:p>894,</text:p>
          </table:table-cell>
          <table:table-cell/>
        </table:table-row>
        <table:table-row table:style-name="ro1">
          <table:table-cell office:value-type="float" office:value="120" calcext:value-type="float">
            <text:p>120 ms</text:p>
          </table:table-cell>
          <table:table-cell office:value-type="float" office:value="3600" calcext:value-type="float">
            <text:p>3600 µs</text:p>
          </table:table-cell>
          <table:table-cell table:style-name="ce5" table:formula="of:=[.B267]*340/2000" office:value-type="float" office:value="612" calcext:value-type="float">
            <text:p>612 mm</text:p>
          </table:table-cell>
          <table:table-cell/>
          <table:table-cell table:formula="of:=(ABS([.B267]-INDEX([.$B$2:.$E$138];MATCH([.B267];[.$B$2:.$B$138];1);1))*INDEX([.$B$2:.$E$138];MATCH([.B267];[.$B$2:.$B$138];1);4)+ABS([.B267]-INDEX([.$B$2:.$E$138];MATCH([.B267];[.$B$2:.$B$138];1)+1;1))*INDEX([.$B$2:.$E$138];MATCH([.B267];[.$B$2:.$B$138];1)+1;4))/ABS(INDEX([.$B$2:.$E$138];MATCH([.B267];[.$B$2:.$B$138];1);1)-INDEX([.$B$2:.$E$138];MATCH([.B267];[.$B$2:.$B$138];1)+1;1))" office:value-type="float" office:value="86.4821406704812" calcext:value-type="float">
            <text:p>86,482 l</text:p>
          </table:table-cell>
          <table:table-cell/>
          <table:table-cell table:style-name="ce158" table:formula="of:=ROUND(IF([.F267]&lt;&gt;&quot;&quot;;[.F267];[.E267])*10)&amp;&quot;,&quot;" office:value-type="string" office:string-value="865," calcext:value-type="string">
            <text:p>865,</text:p>
          </table:table-cell>
          <table:table-cell table:style-name="ce158" office:value-type="string" calcext:value-type="string">
            <text:p>865,</text:p>
          </table:table-cell>
          <table:table-cell/>
        </table:table-row>
        <table:table-row table:style-name="ro1">
          <table:table-cell office:value-type="float" office:value="121" calcext:value-type="float">
            <text:p>121 ms</text:p>
          </table:table-cell>
          <table:table-cell office:value-type="float" office:value="3630" calcext:value-type="float">
            <text:p>3630 µs</text:p>
          </table:table-cell>
          <table:table-cell table:style-name="ce5" table:formula="of:=[.B268]*340/2000" office:value-type="float" office:value="617.1" calcext:value-type="float">
            <text:p>617,1 mm</text:p>
          </table:table-cell>
          <table:table-cell/>
          <table:table-cell table:formula="of:=(ABS([.B268]-INDEX([.$B$2:.$E$138];MATCH([.B268];[.$B$2:.$B$138];1);1))*INDEX([.$B$2:.$E$138];MATCH([.B268];[.$B$2:.$B$138];1);4)+ABS([.B268]-INDEX([.$B$2:.$E$138];MATCH([.B268];[.$B$2:.$B$138];1)+1;1))*INDEX([.$B$2:.$E$138];MATCH([.B268];[.$B$2:.$B$138];1)+1;4))/ABS(INDEX([.$B$2:.$E$138];MATCH([.B268];[.$B$2:.$B$138];1);1)-INDEX([.$B$2:.$E$138];MATCH([.B268];[.$B$2:.$B$138];1)+1;1))" office:value-type="float" office:value="81.5850213038442" calcext:value-type="float">
            <text:p>81,585 l</text:p>
          </table:table-cell>
          <table:table-cell/>
          <table:table-cell table:style-name="ce158" table:formula="of:=ROUND(IF([.F268]&lt;&gt;&quot;&quot;;[.F268];[.E268])*10)&amp;&quot;,&quot;" office:value-type="string" office:string-value="816," calcext:value-type="string">
            <text:p>816,</text:p>
          </table:table-cell>
          <table:table-cell table:style-name="ce158" office:value-type="string" calcext:value-type="string">
            <text:p>816,</text:p>
          </table:table-cell>
          <table:table-cell/>
        </table:table-row>
        <table:table-row table:style-name="ro1">
          <table:table-cell office:value-type="float" office:value="122" calcext:value-type="float">
            <text:p>122 ms</text:p>
          </table:table-cell>
          <table:table-cell office:value-type="float" office:value="3660" calcext:value-type="float">
            <text:p>3660 µs</text:p>
          </table:table-cell>
          <table:table-cell table:style-name="ce5" table:formula="of:=[.B269]*340/2000" office:value-type="float" office:value="622.2" calcext:value-type="float">
            <text:p>622,2 mm</text:p>
          </table:table-cell>
          <table:table-cell/>
          <table:table-cell table:formula="of:=(ABS([.B269]-INDEX([.$B$2:.$E$138];MATCH([.B269];[.$B$2:.$B$138];1);1))*INDEX([.$B$2:.$E$138];MATCH([.B269];[.$B$2:.$B$138];1);4)+ABS([.B269]-INDEX([.$B$2:.$E$138];MATCH([.B269];[.$B$2:.$B$138];1)+1;1))*INDEX([.$B$2:.$E$138];MATCH([.B269];[.$B$2:.$B$138];1)+1;4))/ABS(INDEX([.$B$2:.$E$138];MATCH([.B269];[.$B$2:.$B$138];1);1)-INDEX([.$B$2:.$E$138];MATCH([.B269];[.$B$2:.$B$138];1)+1;1))" office:value-type="float" office:value="71.8885105288717" calcext:value-type="float">
            <text:p>71,889 l</text:p>
          </table:table-cell>
          <table:table-cell/>
          <table:table-cell table:style-name="ce158" table:formula="of:=ROUND(IF([.F269]&lt;&gt;&quot;&quot;;[.F269];[.E269])*10)&amp;&quot;,&quot;" office:value-type="string" office:string-value="719," calcext:value-type="string">
            <text:p>719,</text:p>
          </table:table-cell>
          <table:table-cell table:style-name="ce158" office:value-type="string" calcext:value-type="string">
            <text:p>719,</text:p>
          </table:table-cell>
          <table:table-cell/>
        </table:table-row>
        <table:table-row table:style-name="ro1">
          <table:table-cell office:value-type="float" office:value="123" calcext:value-type="float">
            <text:p>123 ms</text:p>
          </table:table-cell>
          <table:table-cell office:value-type="float" office:value="3690" calcext:value-type="float">
            <text:p>3690 µs</text:p>
          </table:table-cell>
          <table:table-cell table:style-name="ce5" table:formula="of:=[.B270]*340/2000" office:value-type="float" office:value="627.3" calcext:value-type="float">
            <text:p>627,3 mm</text:p>
          </table:table-cell>
          <table:table-cell/>
          <table:table-cell table:formula="of:=(ABS([.B270]-INDEX([.$B$2:.$E$138];MATCH([.B270];[.$B$2:.$B$138];1);1))*INDEX([.$B$2:.$E$138];MATCH([.B270];[.$B$2:.$B$138];1);4)+ABS([.B270]-INDEX([.$B$2:.$E$138];MATCH([.B270];[.$B$2:.$B$138];1)+1;1))*INDEX([.$B$2:.$E$138];MATCH([.B270];[.$B$2:.$B$138];1)+1;4))/ABS(INDEX([.$B$2:.$E$138];MATCH([.B270];[.$B$2:.$B$138];1);1)-INDEX([.$B$2:.$E$138];MATCH([.B270];[.$B$2:.$B$138];1)+1;1))" office:value-type="float" office:value="76.2175107415219" calcext:value-type="float">
            <text:p>76,218 l</text:p>
          </table:table-cell>
          <table:table-cell/>
          <table:table-cell table:style-name="ce158" table:formula="of:=ROUND(IF([.F270]&lt;&gt;&quot;&quot;;[.F270];[.E270])*10)&amp;&quot;,&quot;" office:value-type="string" office:string-value="762," calcext:value-type="string">
            <text:p>762,</text:p>
          </table:table-cell>
          <table:table-cell table:style-name="ce158" office:value-type="string" calcext:value-type="string">
            <text:p>762,</text:p>
          </table:table-cell>
          <table:table-cell/>
        </table:table-row>
        <table:table-row table:style-name="ro1">
          <table:table-cell office:value-type="float" office:value="124" calcext:value-type="float">
            <text:p>124 ms</text:p>
          </table:table-cell>
          <table:table-cell office:value-type="float" office:value="3720" calcext:value-type="float">
            <text:p>3720 µs</text:p>
          </table:table-cell>
          <table:table-cell table:style-name="ce5" table:formula="of:=[.B271]*340/2000" office:value-type="float" office:value="632.4" calcext:value-type="float">
            <text:p>632,4 mm</text:p>
          </table:table-cell>
          <table:table-cell/>
          <table:table-cell table:formula="of:=(ABS([.B271]-INDEX([.$B$2:.$E$138];MATCH([.B271];[.$B$2:.$B$138];1);1))*INDEX([.$B$2:.$E$138];MATCH([.B271];[.$B$2:.$B$138];1);4)+ABS([.B271]-INDEX([.$B$2:.$E$138];MATCH([.B271];[.$B$2:.$B$138];1)+1;1))*INDEX([.$B$2:.$E$138];MATCH([.B271];[.$B$2:.$B$138];1)+1;4))/ABS(INDEX([.$B$2:.$E$138];MATCH([.B271];[.$B$2:.$B$138];1);1)-INDEX([.$B$2:.$E$138];MATCH([.B271];[.$B$2:.$B$138];1)+1;1))" office:value-type="float" office:value="62.3660841485421" calcext:value-type="float">
            <text:p>62,366 l</text:p>
          </table:table-cell>
          <table:table-cell/>
          <table:table-cell table:style-name="ce158" table:formula="of:=ROUND(IF([.F271]&lt;&gt;&quot;&quot;;[.F271];[.E271])*10)&amp;&quot;,&quot;" office:value-type="string" office:string-value="624," calcext:value-type="string">
            <text:p>624,</text:p>
          </table:table-cell>
          <table:table-cell table:style-name="ce158" office:value-type="string" calcext:value-type="string">
            <text:p>624,</text:p>
          </table:table-cell>
          <table:table-cell/>
        </table:table-row>
        <table:table-row table:style-name="ro1">
          <table:table-cell office:value-type="float" office:value="125" calcext:value-type="float">
            <text:p>125 ms</text:p>
          </table:table-cell>
          <table:table-cell office:value-type="float" office:value="3750" calcext:value-type="float">
            <text:p>3750 µs</text:p>
          </table:table-cell>
          <table:table-cell table:style-name="ce5" table:formula="of:=[.B272]*340/2000" office:value-type="float" office:value="637.5" calcext:value-type="float">
            <text:p>637,5 mm</text:p>
          </table:table-cell>
          <table:table-cell/>
          <table:table-cell table:formula="of:=(ABS([.B272]-INDEX([.$B$2:.$E$138];MATCH([.B272];[.$B$2:.$B$138];1);1))*INDEX([.$B$2:.$E$138];MATCH([.B272];[.$B$2:.$B$138];1);4)+ABS([.B272]-INDEX([.$B$2:.$E$138];MATCH([.B272];[.$B$2:.$B$138];1)+1;1))*INDEX([.$B$2:.$E$138];MATCH([.B272];[.$B$2:.$B$138];1)+1;4))/ABS(INDEX([.$B$2:.$E$138];MATCH([.B272];[.$B$2:.$B$138];1);1)-INDEX([.$B$2:.$E$138];MATCH([.B272];[.$B$2:.$B$138];1)+1;1))" office:value-type="float" office:value="67.8015443545441" calcext:value-type="float">
            <text:p>67,802 l</text:p>
          </table:table-cell>
          <table:table-cell/>
          <table:table-cell table:style-name="ce158" table:formula="of:=ROUND(IF([.F272]&lt;&gt;&quot;&quot;;[.F272];[.E272])*10)&amp;&quot;,&quot;" office:value-type="string" office:string-value="678," calcext:value-type="string">
            <text:p>678,</text:p>
          </table:table-cell>
          <table:table-cell table:style-name="ce158" office:value-type="string" calcext:value-type="string">
            <text:p>678,</text:p>
          </table:table-cell>
          <table:table-cell/>
        </table:table-row>
        <table:table-row table:style-name="ro1">
          <table:table-cell office:value-type="float" office:value="126" calcext:value-type="float">
            <text:p>126 ms</text:p>
          </table:table-cell>
          <table:table-cell office:value-type="float" office:value="3780" calcext:value-type="float">
            <text:p>3780 µs</text:p>
          </table:table-cell>
          <table:table-cell table:style-name="ce5" table:formula="of:=[.B273]*340/2000" office:value-type="float" office:value="642.6" calcext:value-type="float">
            <text:p>642,6 mm</text:p>
          </table:table-cell>
          <table:table-cell/>
          <table:table-cell table:formula="of:=(ABS([.B273]-INDEX([.$B$2:.$E$138];MATCH([.B273];[.$B$2:.$B$138];1);1))*INDEX([.$B$2:.$E$138];MATCH([.B273];[.$B$2:.$B$138];1);4)+ABS([.B273]-INDEX([.$B$2:.$E$138];MATCH([.B273];[.$B$2:.$B$138];1)+1;1))*INDEX([.$B$2:.$E$138];MATCH([.B273];[.$B$2:.$B$138];1)+1;4))/ABS(INDEX([.$B$2:.$E$138];MATCH([.B273];[.$B$2:.$B$138];1);1)-INDEX([.$B$2:.$E$138];MATCH([.B273];[.$B$2:.$B$138];1)+1;1))" office:value-type="float" office:value="56.1535141181875" calcext:value-type="float">
            <text:p>56,154 l</text:p>
          </table:table-cell>
          <table:table-cell/>
          <table:table-cell table:style-name="ce158" table:formula="of:=ROUND(IF([.F273]&lt;&gt;&quot;&quot;;[.F273];[.E273])*10)&amp;&quot;,&quot;" office:value-type="string" office:string-value="562," calcext:value-type="string">
            <text:p>562,</text:p>
          </table:table-cell>
          <table:table-cell table:style-name="ce158" office:value-type="string" calcext:value-type="string">
            <text:p>562,</text:p>
          </table:table-cell>
          <table:table-cell/>
        </table:table-row>
        <table:table-row table:style-name="ro1">
          <table:table-cell office:value-type="float" office:value="127" calcext:value-type="float">
            <text:p>127 ms</text:p>
          </table:table-cell>
          <table:table-cell office:value-type="float" office:value="3810" calcext:value-type="float">
            <text:p>3810 µs</text:p>
          </table:table-cell>
          <table:table-cell table:style-name="ce5" table:formula="of:=[.B274]*340/2000" office:value-type="float" office:value="647.7" calcext:value-type="float">
            <text:p>647,7 mm</text:p>
          </table:table-cell>
          <table:table-cell/>
          <table:table-cell table:formula="of:=(ABS([.B274]-INDEX([.$B$2:.$E$138];MATCH([.B274];[.$B$2:.$B$138];1);1))*INDEX([.$B$2:.$E$138];MATCH([.B274];[.$B$2:.$B$138];1);4)+ABS([.B274]-INDEX([.$B$2:.$E$138];MATCH([.B274];[.$B$2:.$B$138];1)+1;1))*INDEX([.$B$2:.$E$138];MATCH([.B274];[.$B$2:.$B$138];1)+1;4))/ABS(INDEX([.$B$2:.$E$138];MATCH([.B274];[.$B$2:.$B$138];1);1)-INDEX([.$B$2:.$E$138];MATCH([.B274];[.$B$2:.$B$138];1)+1;1))" office:value-type="float" office:value="59.541916133918" calcext:value-type="float">
            <text:p>59,542 l</text:p>
          </table:table-cell>
          <table:table-cell/>
          <table:table-cell table:style-name="ce158" table:formula="of:=ROUND(IF([.F274]&lt;&gt;&quot;&quot;;[.F274];[.E274])*10)&amp;&quot;,&quot;" office:value-type="string" office:string-value="595," calcext:value-type="string">
            <text:p>595,</text:p>
          </table:table-cell>
          <table:table-cell table:style-name="ce158" office:value-type="string" calcext:value-type="string">
            <text:p>595,</text:p>
          </table:table-cell>
          <table:table-cell/>
        </table:table-row>
        <table:table-row table:style-name="ro1">
          <table:table-cell office:value-type="float" office:value="128" calcext:value-type="float">
            <text:p>128 ms</text:p>
          </table:table-cell>
          <table:table-cell office:value-type="float" office:value="3840" calcext:value-type="float">
            <text:p>3840 µs</text:p>
          </table:table-cell>
          <table:table-cell table:style-name="ce5" table:formula="of:=[.B275]*340/2000" office:value-type="float" office:value="652.8" calcext:value-type="float">
            <text:p>652,8 mm</text:p>
          </table:table-cell>
          <table:table-cell/>
          <table:table-cell table:formula="of:=(ABS([.B275]-INDEX([.$B$2:.$E$138];MATCH([.B275];[.$B$2:.$B$138];1);1))*INDEX([.$B$2:.$E$138];MATCH([.B275];[.$B$2:.$B$138];1);4)+ABS([.B275]-INDEX([.$B$2:.$E$138];MATCH([.B275];[.$B$2:.$B$138];1)+1;1))*INDEX([.$B$2:.$E$138];MATCH([.B275];[.$B$2:.$B$138];1)+1;4))/ABS(INDEX([.$B$2:.$E$138];MATCH([.B275];[.$B$2:.$B$138];1);1)-INDEX([.$B$2:.$E$138];MATCH([.B275];[.$B$2:.$B$138];1)+1;1))" office:value-type="float" office:value="46.0573310750203" calcext:value-type="float">
            <text:p>46,057 l</text:p>
          </table:table-cell>
          <table:table-cell/>
          <table:table-cell table:style-name="ce158" table:formula="of:=ROUND(IF([.F275]&lt;&gt;&quot;&quot;;[.F275];[.E275])*10)&amp;&quot;,&quot;" office:value-type="string" office:string-value="461," calcext:value-type="string">
            <text:p>461,</text:p>
          </table:table-cell>
          <table:table-cell table:style-name="ce158" office:value-type="string" calcext:value-type="string">
            <text:p>461,</text:p>
          </table:table-cell>
          <table:table-cell/>
        </table:table-row>
        <table:table-row table:style-name="ro1">
          <table:table-cell office:value-type="float" office:value="129" calcext:value-type="float">
            <text:p>129 ms</text:p>
          </table:table-cell>
          <table:table-cell office:value-type="float" office:value="3870" calcext:value-type="float">
            <text:p>3870 µs</text:p>
          </table:table-cell>
          <table:table-cell table:style-name="ce5" table:formula="of:=[.B276]*340/2000" office:value-type="float" office:value="657.9" calcext:value-type="float">
            <text:p>657,9 mm</text:p>
          </table:table-cell>
          <table:table-cell/>
          <table:table-cell table:formula="of:=(ABS([.B276]-INDEX([.$B$2:.$E$138];MATCH([.B276];[.$B$2:.$B$138];1);1))*INDEX([.$B$2:.$E$138];MATCH([.B276];[.$B$2:.$B$138];1);4)+ABS([.B276]-INDEX([.$B$2:.$E$138];MATCH([.B276];[.$B$2:.$B$138];1)+1;1))*INDEX([.$B$2:.$E$138];MATCH([.B276];[.$B$2:.$B$138];1)+1;4))/ABS(INDEX([.$B$2:.$E$138];MATCH([.B276];[.$B$2:.$B$138];1);1)-INDEX([.$B$2:.$E$138];MATCH([.B276];[.$B$2:.$B$138];1)+1;1))" office:value-type="float" office:value="50.3869558728981" calcext:value-type="float">
            <text:p>50,387 l</text:p>
          </table:table-cell>
          <table:table-cell/>
          <table:table-cell table:style-name="ce158" table:formula="of:=ROUND(IF([.F276]&lt;&gt;&quot;&quot;;[.F276];[.E276])*10)&amp;&quot;,&quot;" office:value-type="string" office:string-value="504," calcext:value-type="string">
            <text:p>504,</text:p>
          </table:table-cell>
          <table:table-cell table:style-name="ce158" office:value-type="string" calcext:value-type="string">
            <text:p>504,</text:p>
          </table:table-cell>
          <table:table-cell/>
        </table:table-row>
        <table:table-row table:style-name="ro1">
          <table:table-cell office:value-type="float" office:value="130" calcext:value-type="float">
            <text:p>130 ms</text:p>
          </table:table-cell>
          <table:table-cell office:value-type="float" office:value="3900" calcext:value-type="float">
            <text:p>3900 µs</text:p>
          </table:table-cell>
          <table:table-cell table:style-name="ce5" table:formula="of:=[.B277]*340/2000" office:value-type="float" office:value="663" calcext:value-type="float">
            <text:p>663 mm</text:p>
          </table:table-cell>
          <table:table-cell/>
          <table:table-cell table:formula="of:=(ABS([.B277]-INDEX([.$B$2:.$E$138];MATCH([.B277];[.$B$2:.$B$138];1);1))*INDEX([.$B$2:.$E$138];MATCH([.B277];[.$B$2:.$B$138];1);4)+ABS([.B277]-INDEX([.$B$2:.$E$138];MATCH([.B277];[.$B$2:.$B$138];1)+1;1))*INDEX([.$B$2:.$E$138];MATCH([.B277];[.$B$2:.$B$138];1)+1;4))/ABS(INDEX([.$B$2:.$E$138];MATCH([.B277];[.$B$2:.$B$138];1);1)-INDEX([.$B$2:.$E$138];MATCH([.B277];[.$B$2:.$B$138];1)+1;1))" office:value-type="float" office:value="27.1175351511477" calcext:value-type="float">
            <text:p>27,118 l</text:p>
          </table:table-cell>
          <table:table-cell/>
          <table:table-cell table:style-name="ce158" table:formula="of:=ROUND(IF([.F277]&lt;&gt;&quot;&quot;;[.F277];[.E277])*10)&amp;&quot;,&quot;" office:value-type="string" office:string-value="271," calcext:value-type="string">
            <text:p>271,</text:p>
          </table:table-cell>
          <table:table-cell table:style-name="ce158" office:value-type="string" calcext:value-type="string">
            <text:p>271,</text:p>
          </table:table-cell>
          <table:table-cell/>
        </table:table-row>
        <table:table-row table:style-name="ro1">
          <table:table-cell office:value-type="float" office:value="131" calcext:value-type="float">
            <text:p>131 ms</text:p>
          </table:table-cell>
          <table:table-cell office:value-type="float" office:value="3930" calcext:value-type="float">
            <text:p>3930 µs</text:p>
          </table:table-cell>
          <table:table-cell table:style-name="ce5" table:formula="of:=[.B278]*340/2000" office:value-type="float" office:value="668.1" calcext:value-type="float">
            <text:p>668,1 mm</text:p>
          </table:table-cell>
          <table:table-cell/>
          <table:table-cell table:formula="of:=(ABS([.B278]-INDEX([.$B$2:.$E$138];MATCH([.B278];[.$B$2:.$B$138];1);1))*INDEX([.$B$2:.$E$138];MATCH([.B278];[.$B$2:.$B$138];1);4)+ABS([.B278]-INDEX([.$B$2:.$E$138];MATCH([.B278];[.$B$2:.$B$138];1)+1;1))*INDEX([.$B$2:.$E$138];MATCH([.B278];[.$B$2:.$B$138];1)+1;4))/ABS(INDEX([.$B$2:.$E$138];MATCH([.B278];[.$B$2:.$B$138];1);1)-INDEX([.$B$2:.$E$138];MATCH([.B278];[.$B$2:.$B$138];1)+1;1))" office:value-type="float" office:value="30.8651906519341" calcext:value-type="float">
            <text:p>30,865 l</text:p>
          </table:table-cell>
          <table:table-cell/>
          <table:table-cell table:style-name="ce158" table:formula="of:=ROUND(IF([.F278]&lt;&gt;&quot;&quot;;[.F278];[.E278])*10)&amp;&quot;,&quot;" office:value-type="string" office:string-value="309," calcext:value-type="string">
            <text:p>309,</text:p>
          </table:table-cell>
          <table:table-cell table:style-name="ce158" office:value-type="string" calcext:value-type="string">
            <text:p>309,</text:p>
          </table:table-cell>
          <table:table-cell/>
        </table:table-row>
        <table:table-row table:style-name="ro1">
          <table:table-cell office:value-type="float" office:value="132" calcext:value-type="float">
            <text:p>132 ms</text:p>
          </table:table-cell>
          <table:table-cell office:value-type="float" office:value="3960" calcext:value-type="float">
            <text:p>3960 µs</text:p>
          </table:table-cell>
          <table:table-cell table:style-name="ce5" table:formula="of:=[.B279]*340/2000" office:value-type="float" office:value="673.2" calcext:value-type="float">
            <text:p>673,2 mm</text:p>
          </table:table-cell>
          <table:table-cell/>
          <table:table-cell table:formula="of:=(ABS([.B279]-INDEX([.$B$2:.$E$138];MATCH([.B279];[.$B$2:.$B$138];1);1))*INDEX([.$B$2:.$E$138];MATCH([.B279];[.$B$2:.$B$138];1);4)+ABS([.B279]-INDEX([.$B$2:.$E$138];MATCH([.B279];[.$B$2:.$B$138];1)+1;1))*INDEX([.$B$2:.$E$138];MATCH([.B279];[.$B$2:.$B$138];1)+1;4))/ABS(INDEX([.$B$2:.$E$138];MATCH([.B279];[.$B$2:.$B$138];1);1)-INDEX([.$B$2:.$E$138];MATCH([.B279];[.$B$2:.$B$138];1)+1;1))" office:value-type="float" office:value="34.6128461527204" calcext:value-type="float">
            <text:p>34,613 l</text:p>
          </table:table-cell>
          <table:table-cell/>
          <table:table-cell table:style-name="ce158" table:formula="of:=ROUND(IF([.F279]&lt;&gt;&quot;&quot;;[.F279];[.E279])*10)&amp;&quot;,&quot;" office:value-type="string" office:string-value="346," calcext:value-type="string">
            <text:p>346,</text:p>
          </table:table-cell>
          <table:table-cell table:style-name="ce158" office:value-type="string" calcext:value-type="string">
            <text:p>346,</text:p>
          </table:table-cell>
          <table:table-cell/>
        </table:table-row>
        <table:table-row table:style-name="ro1">
          <table:table-cell office:value-type="float" office:value="133" calcext:value-type="float">
            <text:p>133 ms</text:p>
          </table:table-cell>
          <table:table-cell office:value-type="float" office:value="3990" calcext:value-type="float">
            <text:p>3990 µs</text:p>
          </table:table-cell>
          <table:table-cell table:style-name="ce5" table:formula="of:=[.B280]*340/2000" office:value-type="float" office:value="678.3" calcext:value-type="float">
            <text:p>678,3 mm</text:p>
          </table:table-cell>
          <table:table-cell/>
          <table:table-cell table:formula="of:=(ABS([.B280]-INDEX([.$B$2:.$E$138];MATCH([.B280];[.$B$2:.$B$138];1);1))*INDEX([.$B$2:.$E$138];MATCH([.B280];[.$B$2:.$B$138];1);4)+ABS([.B280]-INDEX([.$B$2:.$E$138];MATCH([.B280];[.$B$2:.$B$138];1)+1;1))*INDEX([.$B$2:.$E$138];MATCH([.B280];[.$B$2:.$B$138];1)+1;4))/ABS(INDEX([.$B$2:.$E$138];MATCH([.B280];[.$B$2:.$B$138];1);1)-INDEX([.$B$2:.$E$138];MATCH([.B280];[.$B$2:.$B$138];1)+1;1))" office:value-type="float" office:value="38.3605016535068" calcext:value-type="float">
            <text:p>38,361 l</text:p>
          </table:table-cell>
          <table:table-cell/>
          <table:table-cell table:style-name="ce158" table:formula="of:=ROUND(IF([.F280]&lt;&gt;&quot;&quot;;[.F280];[.E280])*10)&amp;&quot;,&quot;" office:value-type="string" office:string-value="384," calcext:value-type="string">
            <text:p>384,</text:p>
          </table:table-cell>
          <table:table-cell table:style-name="ce158" office:value-type="string" calcext:value-type="string">
            <text:p>384,</text:p>
          </table:table-cell>
          <table:table-cell/>
        </table:table-row>
        <table:table-row table:style-name="ro1">
          <table:table-cell office:value-type="float" office:value="134" calcext:value-type="float">
            <text:p>134 ms</text:p>
          </table:table-cell>
          <table:table-cell office:value-type="float" office:value="4020" calcext:value-type="float">
            <text:p>4020 µs</text:p>
          </table:table-cell>
          <table:table-cell table:style-name="ce5" table:formula="of:=[.B281]*340/2000" office:value-type="float" office:value="683.4" calcext:value-type="float">
            <text:p>683,4 mm</text:p>
          </table:table-cell>
          <table:table-cell/>
          <table:table-cell table:formula="of:=(ABS([.B281]-INDEX([.$B$2:.$E$138];MATCH([.B281];[.$B$2:.$B$138];1);1))*INDEX([.$B$2:.$E$138];MATCH([.B281];[.$B$2:.$B$138];1);4)+ABS([.B281]-INDEX([.$B$2:.$E$138];MATCH([.B281];[.$B$2:.$B$138];1)+1;1))*INDEX([.$B$2:.$E$138];MATCH([.B281];[.$B$2:.$B$138];1)+1;4))/ABS(INDEX([.$B$2:.$E$138];MATCH([.B281];[.$B$2:.$B$138];1);1)-INDEX([.$B$2:.$E$138];MATCH([.B281];[.$B$2:.$B$138];1)+1;1))" office:value-type="float" office:value="24.3098493578442" calcext:value-type="float">
            <text:p>24,310 l</text:p>
          </table:table-cell>
          <table:table-cell/>
          <table:table-cell table:style-name="ce158" table:formula="of:=ROUND(IF([.F281]&lt;&gt;&quot;&quot;;[.F281];[.E281])*10)&amp;&quot;,&quot;" office:value-type="string" office:string-value="243," calcext:value-type="string">
            <text:p>243,</text:p>
          </table:table-cell>
          <table:table-cell table:style-name="ce158" office:value-type="string" calcext:value-type="string">
            <text:p>243,</text:p>
          </table:table-cell>
          <table:table-cell/>
        </table:table-row>
        <table:table-row table:style-name="ro1">
          <table:table-cell office:value-type="float" office:value="135" calcext:value-type="float">
            <text:p>135 ms</text:p>
          </table:table-cell>
          <table:table-cell office:value-type="float" office:value="4050" calcext:value-type="float">
            <text:p>4050 µs</text:p>
          </table:table-cell>
          <table:table-cell table:style-name="ce5" table:formula="of:=[.B282]*340/2000" office:value-type="float" office:value="688.5" calcext:value-type="float">
            <text:p>688,5 mm</text:p>
          </table:table-cell>
          <table:table-cell/>
          <table:table-cell table:formula="of:=(ABS([.B282]-INDEX([.$B$2:.$E$138];MATCH([.B282];[.$B$2:.$B$138];1);1))*INDEX([.$B$2:.$E$138];MATCH([.B282];[.$B$2:.$B$138];1);4)+ABS([.B282]-INDEX([.$B$2:.$E$138];MATCH([.B282];[.$B$2:.$B$138];1)+1;1))*INDEX([.$B$2:.$E$138];MATCH([.B282];[.$B$2:.$B$138];1)+1;4))/ABS(INDEX([.$B$2:.$E$138];MATCH([.B282];[.$B$2:.$B$138];1);1)-INDEX([.$B$2:.$E$138];MATCH([.B282];[.$B$2:.$B$138];1)+1;1))" office:value-type="float" office:value="25.4077118424535" calcext:value-type="float">
            <text:p>25,408 l</text:p>
          </table:table-cell>
          <table:table-cell/>
          <table:table-cell table:style-name="ce158" table:formula="of:=ROUND(IF([.F282]&lt;&gt;&quot;&quot;;[.F282];[.E282])*10)&amp;&quot;,&quot;" office:value-type="string" office:string-value="254," calcext:value-type="string">
            <text:p>254,</text:p>
          </table:table-cell>
          <table:table-cell table:style-name="ce158" office:value-type="string" calcext:value-type="string">
            <text:p>254,</text:p>
          </table:table-cell>
          <table:table-cell/>
        </table:table-row>
        <table:table-row table:style-name="ro1">
          <table:table-cell office:value-type="float" office:value="136" calcext:value-type="float">
            <text:p>136 ms</text:p>
          </table:table-cell>
          <table:table-cell office:value-type="float" office:value="4080" calcext:value-type="float">
            <text:p>4080 µs</text:p>
          </table:table-cell>
          <table:table-cell table:style-name="ce5" table:formula="of:=[.B283]*340/2000" office:value-type="float" office:value="693.6" calcext:value-type="float">
            <text:p>693,6 mm</text:p>
          </table:table-cell>
          <table:table-cell/>
          <table:table-cell table:formula="of:=(ABS([.B283]-INDEX([.$B$2:.$E$138];MATCH([.B283];[.$B$2:.$B$138];1);1))*INDEX([.$B$2:.$E$138];MATCH([.B283];[.$B$2:.$B$138];1);4)+ABS([.B283]-INDEX([.$B$2:.$E$138];MATCH([.B283];[.$B$2:.$B$138];1)+1;1))*INDEX([.$B$2:.$E$138];MATCH([.B283];[.$B$2:.$B$138];1)+1;4))/ABS(INDEX([.$B$2:.$E$138];MATCH([.B283];[.$B$2:.$B$138];1);1)-INDEX([.$B$2:.$E$138];MATCH([.B283];[.$B$2:.$B$138];1)+1;1))" office:value-type="float" office:value="16.2143595433586" calcext:value-type="float">
            <text:p>16,214 l</text:p>
          </table:table-cell>
          <table:table-cell/>
          <table:table-cell table:style-name="ce158" table:formula="of:=ROUND(IF([.F283]&lt;&gt;&quot;&quot;;[.F283];[.E283])*10)&amp;&quot;,&quot;" office:value-type="string" office:string-value="162," calcext:value-type="string">
            <text:p>162,</text:p>
          </table:table-cell>
          <table:table-cell table:style-name="ce158" office:value-type="string" calcext:value-type="string">
            <text:p>162,</text:p>
          </table:table-cell>
          <table:table-cell/>
        </table:table-row>
        <table:table-row table:style-name="ro1">
          <table:table-cell office:value-type="float" office:value="137" calcext:value-type="float">
            <text:p>137 ms</text:p>
          </table:table-cell>
          <table:table-cell office:value-type="float" office:value="4110" calcext:value-type="float">
            <text:p>4110 µs</text:p>
          </table:table-cell>
          <table:table-cell table:style-name="ce5" table:formula="of:=[.B284]*340/2000" office:value-type="float" office:value="698.7" calcext:value-type="float">
            <text:p>698,7 mm</text:p>
          </table:table-cell>
          <table:table-cell/>
          <table:table-cell table:formula="of:=(ABS([.B284]-INDEX([.$B$2:.$E$138];MATCH([.B284];[.$B$2:.$B$138];1);1))*INDEX([.$B$2:.$E$138];MATCH([.B284];[.$B$2:.$B$138];1);4)+ABS([.B284]-INDEX([.$B$2:.$E$138];MATCH([.B284];[.$B$2:.$B$138];1)+1;1))*INDEX([.$B$2:.$E$138];MATCH([.B284];[.$B$2:.$B$138];1)+1;4))/ABS(INDEX([.$B$2:.$E$138];MATCH([.B284];[.$B$2:.$B$138];1);1)-INDEX([.$B$2:.$E$138];MATCH([.B284];[.$B$2:.$B$138];1)+1;1))" office:value-type="float" office:value="18.8574348476114" calcext:value-type="float">
            <text:p>18,857 l</text:p>
          </table:table-cell>
          <table:table-cell/>
          <table:table-cell table:style-name="ce158" table:formula="of:=ROUND(IF([.F284]&lt;&gt;&quot;&quot;;[.F284];[.E284])*10)&amp;&quot;,&quot;" office:value-type="string" office:string-value="189," calcext:value-type="string">
            <text:p>189,</text:p>
          </table:table-cell>
          <table:table-cell table:style-name="ce158" office:value-type="string" calcext:value-type="string">
            <text:p>189,</text:p>
          </table:table-cell>
          <table:table-cell/>
        </table:table-row>
        <table:table-row table:style-name="ro1">
          <table:table-cell office:value-type="float" office:value="138" calcext:value-type="float">
            <text:p>138 ms</text:p>
          </table:table-cell>
          <table:table-cell office:value-type="float" office:value="4140" calcext:value-type="float">
            <text:p>4140 µs</text:p>
          </table:table-cell>
          <table:table-cell table:style-name="ce5" table:formula="of:=[.B285]*340/2000" office:value-type="float" office:value="703.8" calcext:value-type="float">
            <text:p>703,8 mm</text:p>
          </table:table-cell>
          <table:table-cell/>
          <table:table-cell table:formula="of:=(ABS([.B285]-INDEX([.$B$2:.$E$138];MATCH([.B285];[.$B$2:.$B$138];1);1))*INDEX([.$B$2:.$E$138];MATCH([.B285];[.$B$2:.$B$138];1);4)+ABS([.B285]-INDEX([.$B$2:.$E$138];MATCH([.B285];[.$B$2:.$B$138];1)+1;1))*INDEX([.$B$2:.$E$138];MATCH([.B285];[.$B$2:.$B$138];1)+1;4))/ABS(INDEX([.$B$2:.$E$138];MATCH([.B285];[.$B$2:.$B$138];1);1)-INDEX([.$B$2:.$E$138];MATCH([.B285];[.$B$2:.$B$138];1)+1;1))" office:value-type="float" office:value="11.7853736102325" calcext:value-type="float">
            <text:p>11,785 l</text:p>
          </table:table-cell>
          <table:table-cell/>
          <table:table-cell table:style-name="ce158" table:formula="of:=ROUND(IF([.F285]&lt;&gt;&quot;&quot;;[.F285];[.E285])*10)&amp;&quot;,&quot;" office:value-type="string" office:string-value="118," calcext:value-type="string">
            <text:p>118,</text:p>
          </table:table-cell>
          <table:table-cell table:style-name="ce158" office:value-type="string" calcext:value-type="string">
            <text:p>118,</text:p>
          </table:table-cell>
          <table:table-cell/>
        </table:table-row>
        <table:table-row table:style-name="ro1">
          <table:table-cell office:value-type="float" office:value="139" calcext:value-type="float">
            <text:p>139 ms</text:p>
          </table:table-cell>
          <table:table-cell office:value-type="float" office:value="4170" calcext:value-type="float">
            <text:p>4170 µs</text:p>
          </table:table-cell>
          <table:table-cell table:style-name="ce5" table:formula="of:=[.B286]*340/2000" office:value-type="float" office:value="708.9" calcext:value-type="float">
            <text:p>708,9 mm</text:p>
          </table:table-cell>
          <table:table-cell/>
          <table:table-cell table:formula="of:=(ABS([.B286]-INDEX([.$B$2:.$E$138];MATCH([.B286];[.$B$2:.$B$138];1);1))*INDEX([.$B$2:.$E$138];MATCH([.B286];[.$B$2:.$B$138];1);4)+ABS([.B286]-INDEX([.$B$2:.$E$138];MATCH([.B286];[.$B$2:.$B$138];1)+1;1))*INDEX([.$B$2:.$E$138];MATCH([.B286];[.$B$2:.$B$138];1)+1;4))/ABS(INDEX([.$B$2:.$E$138];MATCH([.B286];[.$B$2:.$B$138];1);1)-INDEX([.$B$2:.$E$138];MATCH([.B286];[.$B$2:.$B$138];1)+1;1))" office:value-type="float" office:value="0.322751185760578" calcext:value-type="float">
            <text:p>0,323 l</text:p>
          </table:table-cell>
          <table:table-cell/>
          <table:table-cell table:style-name="ce158" table:formula="of:=ROUND(IF([.F286]&lt;&gt;&quot;&quot;;[.F286];[.E286])*10)&amp;&quot;,&quot;" office:value-type="string" office:string-value="3," calcext:value-type="string">
            <text:p>3,</text:p>
          </table:table-cell>
          <table:table-cell table:style-name="ce158" office:value-type="string" calcext:value-type="string">
            <text:p>3,</text:p>
          </table:table-cell>
          <table:table-cell/>
        </table:table-row>
        <table:table-row table:style-name="ro1">
          <table:table-cell office:value-type="float" office:value="140" calcext:value-type="float">
            <text:p>140 ms</text:p>
          </table:table-cell>
          <table:table-cell office:value-type="float" office:value="4200" calcext:value-type="float">
            <text:p>4200 µs</text:p>
          </table:table-cell>
          <table:table-cell table:style-name="ce5" table:formula="of:=[.B287]*340/2000" office:value-type="float" office:value="714" calcext:value-type="float">
            <text:p>714 mm</text:p>
          </table:table-cell>
          <table:table-cell/>
          <table:table-cell table:formula="of:=(ABS([.B287]-INDEX([.$B$2:.$E$138];MATCH([.B287];[.$B$2:.$B$138];1);1))*INDEX([.$B$2:.$E$138];MATCH([.B287];[.$B$2:.$B$138];1);4)+ABS([.B287]-INDEX([.$B$2:.$E$138];MATCH([.B287];[.$B$2:.$B$138];1)+1;1))*INDEX([.$B$2:.$E$138];MATCH([.B287];[.$B$2:.$B$138];1)+1;4))/ABS(INDEX([.$B$2:.$E$138];MATCH([.B287];[.$B$2:.$B$138];1);1)-INDEX([.$B$2:.$E$138];MATCH([.B287];[.$B$2:.$B$138];1)+1;1))" office:value-type="float" office:value="1.93650711456347" calcext:value-type="float">
            <text:p>1,937 l</text:p>
          </table:table-cell>
          <table:table-cell office:value-type="float" office:value="0" calcext:value-type="float">
            <text:p>0</text:p>
          </table:table-cell>
          <table:table-cell table:style-name="ce158" table:formula="of:=ROUND(IF([.F287]&lt;&gt;&quot;&quot;;[.F287];[.E287])*10)&amp;&quot;,&quot;" office:value-type="string" office:string-value="0," calcext:value-type="string">
            <text:p>0,</text:p>
          </table:table-cell>
          <table:table-cell table:style-name="ce158" office:value-type="string" calcext:value-type="string">
            <text:p>0,</text:p>
          </table:table-cell>
          <table:table-cell/>
        </table:table-row>
        <table:table-row table:style-name="ro1">
          <table:table-cell office:value-type="float" office:value="141" calcext:value-type="float">
            <text:p>141 ms</text:p>
          </table:table-cell>
          <table:table-cell office:value-type="float" office:value="4230" calcext:value-type="float">
            <text:p>4230 µs</text:p>
          </table:table-cell>
          <table:table-cell table:style-name="ce5" table:formula="of:=[.B288]*340/2000" office:value-type="float" office:value="719.1" calcext:value-type="float">
            <text:p>719,1 mm</text:p>
          </table:table-cell>
          <table:table-cell/>
          <table:table-cell table:formula="of:=(ABS([.B288]-INDEX([.$B$2:.$E$138];MATCH([.B288];[.$B$2:.$B$138];1);1))*INDEX([.$B$2:.$E$138];MATCH([.B288];[.$B$2:.$B$138];1);4)+ABS([.B288]-INDEX([.$B$2:.$E$138];MATCH([.B288];[.$B$2:.$B$138];1)+1;1))*INDEX([.$B$2:.$E$138];MATCH([.B288];[.$B$2:.$B$138];1)+1;4))/ABS(INDEX([.$B$2:.$E$138];MATCH([.B288];[.$B$2:.$B$138];1);1)-INDEX([.$B$2:.$E$138];MATCH([.B288];[.$B$2:.$B$138];1)+1;1))" office:value-type="float" office:value="3.55026304336636" calcext:value-type="float">
            <text:p>3,550 l</text:p>
          </table:table-cell>
          <table:table-cell office:value-type="float" office:value="0" calcext:value-type="float">
            <text:p>0</text:p>
          </table:table-cell>
          <table:table-cell table:style-name="ce158" table:formula="of:=ROUND(IF([.F288]&lt;&gt;&quot;&quot;;[.F288];[.E288])*10)&amp;&quot;,&quot;" office:value-type="string" office:string-value="0," calcext:value-type="string">
            <text:p>0,</text:p>
          </table:table-cell>
          <table:table-cell table:style-name="ce158" office:value-type="string" calcext:value-type="string">
            <text:p>0,</text:p>
          </table:table-cell>
          <table:table-cell/>
        </table:table-row>
        <table:table-row table:style-name="ro1">
          <table:table-cell office:value-type="float" office:value="142" calcext:value-type="float">
            <text:p>142 ms</text:p>
          </table:table-cell>
          <table:table-cell office:value-type="float" office:value="4260" calcext:value-type="float">
            <text:p>4260 µs</text:p>
          </table:table-cell>
          <table:table-cell table:style-name="ce5" table:formula="of:=[.B289]*340/2000" office:value-type="float" office:value="724.2" calcext:value-type="float">
            <text:p>724,2 mm</text:p>
          </table:table-cell>
          <table:table-cell/>
          <table:table-cell table:formula="of:=(ABS([.B289]-INDEX([.$B$2:.$E$138];MATCH([.B289];[.$B$2:.$B$138];1);1))*INDEX([.$B$2:.$E$138];MATCH([.B289];[.$B$2:.$B$138];1);4)+ABS([.B289]-INDEX([.$B$2:.$E$138];MATCH([.B289];[.$B$2:.$B$138];1)+1;1))*INDEX([.$B$2:.$E$138];MATCH([.B289];[.$B$2:.$B$138];1)+1;4))/ABS(INDEX([.$B$2:.$E$138];MATCH([.B289];[.$B$2:.$B$138];1);1)-INDEX([.$B$2:.$E$138];MATCH([.B289];[.$B$2:.$B$138];1)+1;1))" office:value-type="float" office:value="5.16401897216925" calcext:value-type="float">
            <text:p>5,164 l</text:p>
          </table:table-cell>
          <table:table-cell office:value-type="float" office:value="0" calcext:value-type="float">
            <text:p>0</text:p>
          </table:table-cell>
          <table:table-cell table:style-name="ce158" table:formula="of:=ROUND(IF([.F289]&lt;&gt;&quot;&quot;;[.F289];[.E289])*10)&amp;&quot;,&quot;" office:value-type="string" office:string-value="0," calcext:value-type="string">
            <text:p>0,</text:p>
          </table:table-cell>
          <table:table-cell table:style-name="ce158" office:value-type="string" calcext:value-type="string">
            <text:p>0,</text:p>
          </table:table-cell>
          <table:table-cell/>
        </table:table-row>
        <table:table-row table:style-name="ro1">
          <table:table-cell office:value-type="float" office:value="143" calcext:value-type="float">
            <text:p>143 ms</text:p>
          </table:table-cell>
          <table:table-cell office:value-type="float" office:value="4290" calcext:value-type="float">
            <text:p>4290 µs</text:p>
          </table:table-cell>
          <table:table-cell table:style-name="ce5" table:formula="of:=[.B290]*340/2000" office:value-type="float" office:value="729.3" calcext:value-type="float">
            <text:p>729,3 mm</text:p>
          </table:table-cell>
          <table:table-cell/>
          <table:table-cell table:formula="of:=(ABS([.B290]-INDEX([.$B$2:.$E$138];MATCH([.B290];[.$B$2:.$B$138];1);1))*INDEX([.$B$2:.$E$138];MATCH([.B290];[.$B$2:.$B$138];1);4)+ABS([.B290]-INDEX([.$B$2:.$E$138];MATCH([.B290];[.$B$2:.$B$138];1)+1;1))*INDEX([.$B$2:.$E$138];MATCH([.B290];[.$B$2:.$B$138];1)+1;4))/ABS(INDEX([.$B$2:.$E$138];MATCH([.B290];[.$B$2:.$B$138];1);1)-INDEX([.$B$2:.$E$138];MATCH([.B290];[.$B$2:.$B$138];1)+1;1))" office:value-type="float" office:value="6.77777490097215" calcext:value-type="float">
            <text:p>6,778 l</text:p>
          </table:table-cell>
          <table:table-cell office:value-type="float" office:value="0" calcext:value-type="float">
            <text:p>0</text:p>
          </table:table-cell>
          <table:table-cell table:style-name="ce158" table:formula="of:=ROUND(IF([.F290]&lt;&gt;&quot;&quot;;[.F290];[.E290])*10)&amp;&quot;,&quot;" office:value-type="string" office:string-value="0," calcext:value-type="string">
            <text:p>0,</text:p>
          </table:table-cell>
          <table:table-cell table:style-name="ce158" office:value-type="string" calcext:value-type="string">
            <text:p>0,</text:p>
          </table:table-cell>
          <table:table-cell/>
        </table:table-row>
        <table:table-row table:style-name="ro1">
          <table:table-cell office:value-type="float" office:value="144" calcext:value-type="float">
            <text:p>144 ms</text:p>
          </table:table-cell>
          <table:table-cell office:value-type="float" office:value="4320" calcext:value-type="float">
            <text:p>4320 µs</text:p>
          </table:table-cell>
          <table:table-cell table:style-name="ce5" table:formula="of:=[.B291]*340/2000" office:value-type="float" office:value="734.4" calcext:value-type="float">
            <text:p>734,4 mm</text:p>
          </table:table-cell>
          <table:table-cell/>
          <table:table-cell table:formula="of:=(ABS([.B291]-INDEX([.$B$2:.$E$138];MATCH([.B291];[.$B$2:.$B$138];1);1))*INDEX([.$B$2:.$E$138];MATCH([.B291];[.$B$2:.$B$138];1);4)+ABS([.B291]-INDEX([.$B$2:.$E$138];MATCH([.B291];[.$B$2:.$B$138];1)+1;1))*INDEX([.$B$2:.$E$138];MATCH([.B291];[.$B$2:.$B$138];1)+1;4))/ABS(INDEX([.$B$2:.$E$138];MATCH([.B291];[.$B$2:.$B$138];1);1)-INDEX([.$B$2:.$E$138];MATCH([.B291];[.$B$2:.$B$138];1)+1;1))" office:value-type="string" office:string-value="" calcext:value-type="error">
            <text:p>Err :502</text:p>
          </table:table-cell>
          <table:table-cell office:value-type="float" office:value="0" calcext:value-type="float">
            <text:p>0</text:p>
          </table:table-cell>
          <table:table-cell table:style-name="ce158" table:formula="of:=ROUND(IF([.F291]&lt;&gt;&quot;&quot;;[.F291];[.E291])*10)&amp;&quot;,&quot;" office:value-type="string" office:string-value="0," calcext:value-type="string">
            <text:p>0,</text:p>
          </table:table-cell>
          <table:table-cell table:style-name="ce158" office:value-type="string" calcext:value-type="string">
            <text:p>0,</text:p>
          </table:table-cell>
          <table:table-cell/>
        </table:table-row>
        <table:table-row table:style-name="ro1">
          <table:table-cell office:value-type="float" office:value="145" calcext:value-type="float">
            <text:p>145 ms</text:p>
          </table:table-cell>
          <table:table-cell office:value-type="float" office:value="4350" calcext:value-type="float">
            <text:p>4350 µs</text:p>
          </table:table-cell>
          <table:table-cell table:style-name="ce5" table:formula="of:=[.B292]*340/2000" office:value-type="float" office:value="739.5" calcext:value-type="float">
            <text:p>739,5 mm</text:p>
          </table:table-cell>
          <table:table-cell/>
          <table:table-cell table:formula="of:=(ABS([.B292]-INDEX([.$B$2:.$E$138];MATCH([.B292];[.$B$2:.$B$138];1);1))*INDEX([.$B$2:.$E$138];MATCH([.B292];[.$B$2:.$B$138];1);4)+ABS([.B292]-INDEX([.$B$2:.$E$138];MATCH([.B292];[.$B$2:.$B$138];1)+1;1))*INDEX([.$B$2:.$E$138];MATCH([.B292];[.$B$2:.$B$138];1)+1;4))/ABS(INDEX([.$B$2:.$E$138];MATCH([.B292];[.$B$2:.$B$138];1);1)-INDEX([.$B$2:.$E$138];MATCH([.B292];[.$B$2:.$B$138];1)+1;1))" office:value-type="string" office:string-value="" calcext:value-type="error">
            <text:p>Err :502</text:p>
          </table:table-cell>
          <table:table-cell office:value-type="float" office:value="0" calcext:value-type="float">
            <text:p>0</text:p>
          </table:table-cell>
          <table:table-cell table:style-name="ce158" table:formula="of:=ROUND(IF([.F292]&lt;&gt;&quot;&quot;;[.F292];[.E292])*10)&amp;&quot;,&quot;" office:value-type="string" office:string-value="0," calcext:value-type="string">
            <text:p>0,</text:p>
          </table:table-cell>
          <table:table-cell table:style-name="ce158" office:value-type="string" calcext:value-type="string">
            <text:p>0,</text:p>
          </table:table-cell>
          <table:table-cell/>
        </table:table-row>
        <table:table-row table:style-name="ro1" table:number-rows-repeated="1048283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Feuille2.D3:Feuille2.D3">
            <calcext:condition calcext:apply-style-name="Sans nom1" calcext:value="formula-is([.D3]&gt;[.D2])" calcext:base-cell-address="Feuille2.D3"/>
          </calcext:conditional-format>
          <calcext:conditional-format calcext:target-range-address="Feuille2.D4:Feuille2.D4">
            <calcext:condition calcext:apply-style-name="Sans nom1" calcext:value="formula-is([.D4]&gt;[.D3])" calcext:base-cell-address="Feuille2.D4"/>
          </calcext:conditional-format>
          <calcext:conditional-format calcext:target-range-address="Feuille2.D5:Feuille2.D5">
            <calcext:condition calcext:apply-style-name="Sans nom1" calcext:value="formula-is([.D5]&gt;[.D4])" calcext:base-cell-address="Feuille2.D5"/>
          </calcext:conditional-format>
          <calcext:conditional-format calcext:target-range-address="Feuille2.D6:Feuille2.D6">
            <calcext:condition calcext:apply-style-name="Sans nom1" calcext:value="formula-is([.D6]&gt;[.D5])" calcext:base-cell-address="Feuille2.D6"/>
          </calcext:conditional-format>
          <calcext:conditional-format calcext:target-range-address="Feuille2.D7:Feuille2.D7">
            <calcext:condition calcext:apply-style-name="Sans nom1" calcext:value="formula-is([.D7]&gt;[.D6])" calcext:base-cell-address="Feuille2.D7"/>
          </calcext:conditional-format>
          <calcext:conditional-format calcext:target-range-address="Feuille2.D8:Feuille2.D8">
            <calcext:condition calcext:apply-style-name="Sans nom1" calcext:value="formula-is([.D8]&gt;[.D7])" calcext:base-cell-address="Feuille2.D8"/>
          </calcext:conditional-format>
          <calcext:conditional-format calcext:target-range-address="Feuille2.D9:Feuille2.D9">
            <calcext:condition calcext:apply-style-name="Sans nom1" calcext:value="formula-is([.D9]&gt;[.D8])" calcext:base-cell-address="Feuille2.D9"/>
          </calcext:conditional-format>
          <calcext:conditional-format calcext:target-range-address="Feuille2.D10:Feuille2.D10">
            <calcext:condition calcext:apply-style-name="Sans nom1" calcext:value="formula-is([.D10]&gt;[.D9])" calcext:base-cell-address="Feuille2.D10"/>
          </calcext:conditional-format>
          <calcext:conditional-format calcext:target-range-address="Feuille2.D11:Feuille2.D11">
            <calcext:condition calcext:apply-style-name="Sans nom1" calcext:value="formula-is([.D11]&gt;[.D10])" calcext:base-cell-address="Feuille2.D11"/>
          </calcext:conditional-format>
          <calcext:conditional-format calcext:target-range-address="Feuille2.D12:Feuille2.D12">
            <calcext:condition calcext:apply-style-name="Sans nom1" calcext:value="formula-is([.D12]&gt;[.D11])" calcext:base-cell-address="Feuille2.D12"/>
          </calcext:conditional-format>
          <calcext:conditional-format calcext:target-range-address="Feuille2.D13:Feuille2.D13">
            <calcext:condition calcext:apply-style-name="Sans nom1" calcext:value="formula-is([.D13]&gt;[.D12])" calcext:base-cell-address="Feuille2.D13"/>
          </calcext:conditional-format>
          <calcext:conditional-format calcext:target-range-address="Feuille2.D14:Feuille2.D14">
            <calcext:condition calcext:apply-style-name="Sans nom1" calcext:value="formula-is([.D14]&gt;[.D13])" calcext:base-cell-address="Feuille2.D14"/>
          </calcext:conditional-format>
          <calcext:conditional-format calcext:target-range-address="Feuille2.D15:Feuille2.D15">
            <calcext:condition calcext:apply-style-name="Sans nom1" calcext:value="formula-is([.D15]&gt;[.D14])" calcext:base-cell-address="Feuille2.D15"/>
          </calcext:conditional-format>
          <calcext:conditional-format calcext:target-range-address="Feuille2.D16:Feuille2.D16">
            <calcext:condition calcext:apply-style-name="Sans nom1" calcext:value="formula-is([.D16]&gt;[.D15])" calcext:base-cell-address="Feuille2.D16"/>
          </calcext:conditional-format>
          <calcext:conditional-format calcext:target-range-address="Feuille2.D17:Feuille2.D17">
            <calcext:condition calcext:apply-style-name="Sans nom1" calcext:value="formula-is([.D17]&gt;[.D16])" calcext:base-cell-address="Feuille2.D17"/>
          </calcext:conditional-format>
          <calcext:conditional-format calcext:target-range-address="Feuille2.D18:Feuille2.D18">
            <calcext:condition calcext:apply-style-name="Sans nom1" calcext:value="formula-is([.D18]&gt;[.D17])" calcext:base-cell-address="Feuille2.D18"/>
          </calcext:conditional-format>
          <calcext:conditional-format calcext:target-range-address="Feuille2.D19:Feuille2.D19">
            <calcext:condition calcext:apply-style-name="Sans nom1" calcext:value="formula-is([.D19]&gt;[.D18])" calcext:base-cell-address="Feuille2.D19"/>
          </calcext:conditional-format>
          <calcext:conditional-format calcext:target-range-address="Feuille2.D20:Feuille2.D20">
            <calcext:condition calcext:apply-style-name="Sans nom1" calcext:value="formula-is([.D20]&gt;[.D19])" calcext:base-cell-address="Feuille2.D20"/>
          </calcext:conditional-format>
          <calcext:conditional-format calcext:target-range-address="Feuille2.D21:Feuille2.D21">
            <calcext:condition calcext:apply-style-name="Sans nom1" calcext:value="formula-is([.D21]&gt;[.D20])" calcext:base-cell-address="Feuille2.D21"/>
          </calcext:conditional-format>
          <calcext:conditional-format calcext:target-range-address="Feuille2.D22:Feuille2.D22">
            <calcext:condition calcext:apply-style-name="Sans nom1" calcext:value="formula-is([.D22]&gt;[.D21])" calcext:base-cell-address="Feuille2.D22"/>
          </calcext:conditional-format>
          <calcext:conditional-format calcext:target-range-address="Feuille2.D23:Feuille2.D23">
            <calcext:condition calcext:apply-style-name="Sans nom1" calcext:value="formula-is([.D23]&gt;[.D22])" calcext:base-cell-address="Feuille2.D23"/>
          </calcext:conditional-format>
          <calcext:conditional-format calcext:target-range-address="Feuille2.D24:Feuille2.D24">
            <calcext:condition calcext:apply-style-name="Sans nom1" calcext:value="formula-is([.D24]&gt;[.D23])" calcext:base-cell-address="Feuille2.D24"/>
          </calcext:conditional-format>
          <calcext:conditional-format calcext:target-range-address="Feuille2.D25:Feuille2.D25">
            <calcext:condition calcext:apply-style-name="Sans nom1" calcext:value="formula-is([.D25]&gt;[.D24])" calcext:base-cell-address="Feuille2.D25"/>
          </calcext:conditional-format>
          <calcext:conditional-format calcext:target-range-address="Feuille2.D26:Feuille2.D26">
            <calcext:condition calcext:apply-style-name="Sans nom1" calcext:value="formula-is([.D26]&gt;[.D25])" calcext:base-cell-address="Feuille2.D26"/>
          </calcext:conditional-format>
          <calcext:conditional-format calcext:target-range-address="Feuille2.D27:Feuille2.D27">
            <calcext:condition calcext:apply-style-name="Sans nom1" calcext:value="formula-is([.D27]&gt;[.D26])" calcext:base-cell-address="Feuille2.D27"/>
          </calcext:conditional-format>
          <calcext:conditional-format calcext:target-range-address="Feuille2.D28:Feuille2.D28">
            <calcext:condition calcext:apply-style-name="Sans nom1" calcext:value="formula-is([.D28]&gt;[.D27])" calcext:base-cell-address="Feuille2.D28"/>
          </calcext:conditional-format>
          <calcext:conditional-format calcext:target-range-address="Feuille2.D29:Feuille2.D29">
            <calcext:condition calcext:apply-style-name="Sans nom1" calcext:value="formula-is([.D29]&gt;[.D28])" calcext:base-cell-address="Feuille2.D29"/>
          </calcext:conditional-format>
          <calcext:conditional-format calcext:target-range-address="Feuille2.D30:Feuille2.D30">
            <calcext:condition calcext:apply-style-name="Sans nom1" calcext:value="formula-is([.D30]&gt;[.D29])" calcext:base-cell-address="Feuille2.D30"/>
          </calcext:conditional-format>
          <calcext:conditional-format calcext:target-range-address="Feuille2.D31:Feuille2.D31">
            <calcext:condition calcext:apply-style-name="Sans nom1" calcext:value="formula-is([.D31]&gt;[.D30])" calcext:base-cell-address="Feuille2.D31"/>
          </calcext:conditional-format>
          <calcext:conditional-format calcext:target-range-address="Feuille2.D32:Feuille2.D32">
            <calcext:condition calcext:apply-style-name="Sans nom1" calcext:value="formula-is([.D32]&gt;[.D31])" calcext:base-cell-address="Feuille2.D32"/>
          </calcext:conditional-format>
          <calcext:conditional-format calcext:target-range-address="Feuille2.D33:Feuille2.D33">
            <calcext:condition calcext:apply-style-name="Sans nom1" calcext:value="formula-is([.D33]&gt;[.D32])" calcext:base-cell-address="Feuille2.D33"/>
          </calcext:conditional-format>
          <calcext:conditional-format calcext:target-range-address="Feuille2.D34:Feuille2.D34">
            <calcext:condition calcext:apply-style-name="Sans nom1" calcext:value="formula-is([.D34]&gt;[.D33])" calcext:base-cell-address="Feuille2.D34"/>
          </calcext:conditional-format>
          <calcext:conditional-format calcext:target-range-address="Feuille2.D35:Feuille2.D35">
            <calcext:condition calcext:apply-style-name="Sans nom1" calcext:value="formula-is([.D35]&gt;[.D34])" calcext:base-cell-address="Feuille2.D35"/>
          </calcext:conditional-format>
          <calcext:conditional-format calcext:target-range-address="Feuille2.D36:Feuille2.D36">
            <calcext:condition calcext:apply-style-name="Sans nom1" calcext:value="formula-is([.D36]&gt;[.D35])" calcext:base-cell-address="Feuille2.D36"/>
          </calcext:conditional-format>
          <calcext:conditional-format calcext:target-range-address="Feuille2.D37:Feuille2.D37">
            <calcext:condition calcext:apply-style-name="Sans nom1" calcext:value="formula-is([.D37]&gt;[.D36])" calcext:base-cell-address="Feuille2.D37"/>
          </calcext:conditional-format>
          <calcext:conditional-format calcext:target-range-address="Feuille2.D38:Feuille2.D38">
            <calcext:condition calcext:apply-style-name="Sans nom1" calcext:value="formula-is([.D38]&gt;[.D37])" calcext:base-cell-address="Feuille2.D38"/>
          </calcext:conditional-format>
          <calcext:conditional-format calcext:target-range-address="Feuille2.D39:Feuille2.D39">
            <calcext:condition calcext:apply-style-name="Sans nom1" calcext:value="formula-is([.D39]&gt;[.D38])" calcext:base-cell-address="Feuille2.D39"/>
          </calcext:conditional-format>
          <calcext:conditional-format calcext:target-range-address="Feuille2.D40:Feuille2.D40">
            <calcext:condition calcext:apply-style-name="Sans nom1" calcext:value="formula-is([.D40]&gt;[.D39])" calcext:base-cell-address="Feuille2.D40"/>
          </calcext:conditional-format>
          <calcext:conditional-format calcext:target-range-address="Feuille2.D41:Feuille2.D41">
            <calcext:condition calcext:apply-style-name="Sans nom1" calcext:value="formula-is([.D41]&gt;[.D40])" calcext:base-cell-address="Feuille2.D41"/>
          </calcext:conditional-format>
          <calcext:conditional-format calcext:target-range-address="Feuille2.D42:Feuille2.D42">
            <calcext:condition calcext:apply-style-name="Sans nom1" calcext:value="formula-is([.D42]&gt;[.D41])" calcext:base-cell-address="Feuille2.D42"/>
          </calcext:conditional-format>
          <calcext:conditional-format calcext:target-range-address="Feuille2.D43:Feuille2.D43">
            <calcext:condition calcext:apply-style-name="Sans nom1" calcext:value="formula-is([.D43]&gt;[.D42])" calcext:base-cell-address="Feuille2.D43"/>
          </calcext:conditional-format>
          <calcext:conditional-format calcext:target-range-address="Feuille2.D44:Feuille2.D44">
            <calcext:condition calcext:apply-style-name="Sans nom1" calcext:value="formula-is([.D44]&gt;[.D43])" calcext:base-cell-address="Feuille2.D44"/>
          </calcext:conditional-format>
          <calcext:conditional-format calcext:target-range-address="Feuille2.D45:Feuille2.D45">
            <calcext:condition calcext:apply-style-name="Sans nom1" calcext:value="formula-is([.D45]&gt;[.D44])" calcext:base-cell-address="Feuille2.D45"/>
          </calcext:conditional-format>
          <calcext:conditional-format calcext:target-range-address="Feuille2.D46:Feuille2.D46">
            <calcext:condition calcext:apply-style-name="Sans nom1" calcext:value="formula-is([.D46]&gt;[.D45])" calcext:base-cell-address="Feuille2.D46"/>
          </calcext:conditional-format>
          <calcext:conditional-format calcext:target-range-address="Feuille2.D47:Feuille2.D47">
            <calcext:condition calcext:apply-style-name="Sans nom1" calcext:value="formula-is([.D47]&gt;[.D46])" calcext:base-cell-address="Feuille2.D47"/>
          </calcext:conditional-format>
          <calcext:conditional-format calcext:target-range-address="Feuille2.D48:Feuille2.D48">
            <calcext:condition calcext:apply-style-name="Sans nom1" calcext:value="formula-is([.D48]&gt;[.D47])" calcext:base-cell-address="Feuille2.D48"/>
          </calcext:conditional-format>
          <calcext:conditional-format calcext:target-range-address="Feuille2.D49:Feuille2.D49">
            <calcext:condition calcext:apply-style-name="Sans nom1" calcext:value="formula-is([.D49]&gt;[.D48])" calcext:base-cell-address="Feuille2.D49"/>
          </calcext:conditional-format>
          <calcext:conditional-format calcext:target-range-address="Feuille2.D50:Feuille2.D50">
            <calcext:condition calcext:apply-style-name="Sans nom1" calcext:value="formula-is([.D50]&gt;[.D49])" calcext:base-cell-address="Feuille2.D50"/>
          </calcext:conditional-format>
          <calcext:conditional-format calcext:target-range-address="Feuille2.D51:Feuille2.D51">
            <calcext:condition calcext:apply-style-name="Sans nom1" calcext:value="formula-is([.D51]&gt;[.D50])" calcext:base-cell-address="Feuille2.D51"/>
          </calcext:conditional-format>
          <calcext:conditional-format calcext:target-range-address="Feuille2.D52:Feuille2.D52">
            <calcext:condition calcext:apply-style-name="Sans nom1" calcext:value="formula-is([.D52]&gt;[.D51])" calcext:base-cell-address="Feuille2.D52"/>
          </calcext:conditional-format>
          <calcext:conditional-format calcext:target-range-address="Feuille2.D53:Feuille2.D53">
            <calcext:condition calcext:apply-style-name="Sans nom1" calcext:value="formula-is([.D53]&gt;[.D52])" calcext:base-cell-address="Feuille2.D53"/>
          </calcext:conditional-format>
          <calcext:conditional-format calcext:target-range-address="Feuille2.D54:Feuille2.D54">
            <calcext:condition calcext:apply-style-name="Sans nom1" calcext:value="formula-is([.D54]&gt;[.D53])" calcext:base-cell-address="Feuille2.D54"/>
          </calcext:conditional-format>
          <calcext:conditional-format calcext:target-range-address="Feuille2.D55:Feuille2.D55">
            <calcext:condition calcext:apply-style-name="Sans nom1" calcext:value="formula-is([.D55]&gt;[.D54])" calcext:base-cell-address="Feuille2.D55"/>
          </calcext:conditional-format>
          <calcext:conditional-format calcext:target-range-address="Feuille2.D56:Feuille2.D56">
            <calcext:condition calcext:apply-style-name="Sans nom1" calcext:value="formula-is([.D56]&gt;[.D55])" calcext:base-cell-address="Feuille2.D56"/>
          </calcext:conditional-format>
          <calcext:conditional-format calcext:target-range-address="Feuille2.D57:Feuille2.D57">
            <calcext:condition calcext:apply-style-name="Sans nom1" calcext:value="formula-is([.D57]&gt;[.D56])" calcext:base-cell-address="Feuille2.D57"/>
          </calcext:conditional-format>
          <calcext:conditional-format calcext:target-range-address="Feuille2.D58:Feuille2.D58">
            <calcext:condition calcext:apply-style-name="Sans nom1" calcext:value="formula-is([.D58]&gt;[.D57])" calcext:base-cell-address="Feuille2.D58"/>
          </calcext:conditional-format>
          <calcext:conditional-format calcext:target-range-address="Feuille2.D59:Feuille2.D59">
            <calcext:condition calcext:apply-style-name="Sans nom1" calcext:value="formula-is([.D59]&gt;[.D58])" calcext:base-cell-address="Feuille2.D59"/>
          </calcext:conditional-format>
          <calcext:conditional-format calcext:target-range-address="Feuille2.D60:Feuille2.D60">
            <calcext:condition calcext:apply-style-name="Sans nom1" calcext:value="formula-is([.D60]&gt;[.D59])" calcext:base-cell-address="Feuille2.D60"/>
          </calcext:conditional-format>
          <calcext:conditional-format calcext:target-range-address="Feuille2.D61:Feuille2.D61">
            <calcext:condition calcext:apply-style-name="Sans nom1" calcext:value="formula-is([.D61]&gt;[.D60])" calcext:base-cell-address="Feuille2.D61"/>
          </calcext:conditional-format>
          <calcext:conditional-format calcext:target-range-address="Feuille2.D62:Feuille2.D62">
            <calcext:condition calcext:apply-style-name="Sans nom1" calcext:value="formula-is([.D62]&gt;[.D61])" calcext:base-cell-address="Feuille2.D62"/>
          </calcext:conditional-format>
          <calcext:conditional-format calcext:target-range-address="Feuille2.D63:Feuille2.D63">
            <calcext:condition calcext:apply-style-name="Sans nom1" calcext:value="formula-is([.D63]&gt;[.D62])" calcext:base-cell-address="Feuille2.D63"/>
          </calcext:conditional-format>
          <calcext:conditional-format calcext:target-range-address="Feuille2.D64:Feuille2.D64">
            <calcext:condition calcext:apply-style-name="Sans nom1" calcext:value="formula-is([.D64]&gt;[.D63])" calcext:base-cell-address="Feuille2.D64"/>
          </calcext:conditional-format>
          <calcext:conditional-format calcext:target-range-address="Feuille2.D65:Feuille2.D65">
            <calcext:condition calcext:apply-style-name="Sans nom1" calcext:value="formula-is([.D65]&gt;[.D64])" calcext:base-cell-address="Feuille2.D65"/>
          </calcext:conditional-format>
          <calcext:conditional-format calcext:target-range-address="Feuille2.D66:Feuille2.D66">
            <calcext:condition calcext:apply-style-name="Sans nom1" calcext:value="formula-is([.D66]&gt;[.D65])" calcext:base-cell-address="Feuille2.D66"/>
          </calcext:conditional-format>
          <calcext:conditional-format calcext:target-range-address="Feuille2.D67:Feuille2.D67">
            <calcext:condition calcext:apply-style-name="Sans nom1" calcext:value="formula-is([.D67]&gt;[.D66])" calcext:base-cell-address="Feuille2.D67"/>
          </calcext:conditional-format>
          <calcext:conditional-format calcext:target-range-address="Feuille2.D68:Feuille2.D68">
            <calcext:condition calcext:apply-style-name="Sans nom1" calcext:value="formula-is([.D68]&gt;[.D67])" calcext:base-cell-address="Feuille2.D68"/>
          </calcext:conditional-format>
          <calcext:conditional-format calcext:target-range-address="Feuille2.D69:Feuille2.D69">
            <calcext:condition calcext:apply-style-name="Sans nom1" calcext:value="formula-is([.D69]&gt;[.D68])" calcext:base-cell-address="Feuille2.D69"/>
          </calcext:conditional-format>
          <calcext:conditional-format calcext:target-range-address="Feuille2.D70:Feuille2.D70">
            <calcext:condition calcext:apply-style-name="Sans nom1" calcext:value="formula-is([.D70]&gt;[.D69])" calcext:base-cell-address="Feuille2.D70"/>
          </calcext:conditional-format>
          <calcext:conditional-format calcext:target-range-address="Feuille2.D71:Feuille2.D71">
            <calcext:condition calcext:apply-style-name="Sans nom1" calcext:value="formula-is([.D71]&gt;[.D70])" calcext:base-cell-address="Feuille2.D71"/>
          </calcext:conditional-format>
          <calcext:conditional-format calcext:target-range-address="Feuille2.D72:Feuille2.D72">
            <calcext:condition calcext:apply-style-name="Sans nom1" calcext:value="formula-is([.D72]&gt;[.D71])" calcext:base-cell-address="Feuille2.D72"/>
          </calcext:conditional-format>
          <calcext:conditional-format calcext:target-range-address="Feuille2.D73:Feuille2.D73">
            <calcext:condition calcext:apply-style-name="Sans nom1" calcext:value="formula-is([.D73]&gt;[.D72])" calcext:base-cell-address="Feuille2.D73"/>
          </calcext:conditional-format>
          <calcext:conditional-format calcext:target-range-address="Feuille2.D74:Feuille2.D74">
            <calcext:condition calcext:apply-style-name="Sans nom1" calcext:value="formula-is([.D74]&gt;[.D73])" calcext:base-cell-address="Feuille2.D74"/>
          </calcext:conditional-format>
          <calcext:conditional-format calcext:target-range-address="Feuille2.D75:Feuille2.D75">
            <calcext:condition calcext:apply-style-name="Sans nom1" calcext:value="formula-is([.D75]&gt;[.D74])" calcext:base-cell-address="Feuille2.D75"/>
          </calcext:conditional-format>
          <calcext:conditional-format calcext:target-range-address="Feuille2.D76:Feuille2.D76">
            <calcext:condition calcext:apply-style-name="Sans nom1" calcext:value="formula-is([.D76]&gt;[.D75])" calcext:base-cell-address="Feuille2.D76"/>
          </calcext:conditional-format>
          <calcext:conditional-format calcext:target-range-address="Feuille2.D77:Feuille2.D77">
            <calcext:condition calcext:apply-style-name="Sans nom1" calcext:value="formula-is([.D77]&gt;[.D76])" calcext:base-cell-address="Feuille2.D77"/>
          </calcext:conditional-format>
          <calcext:conditional-format calcext:target-range-address="Feuille2.D78:Feuille2.D78">
            <calcext:condition calcext:apply-style-name="Sans nom1" calcext:value="formula-is([.D78]&gt;[.D77])" calcext:base-cell-address="Feuille2.D78"/>
          </calcext:conditional-format>
          <calcext:conditional-format calcext:target-range-address="Feuille2.D79:Feuille2.D79">
            <calcext:condition calcext:apply-style-name="Sans nom1" calcext:value="formula-is([.D79]&gt;[.D78])" calcext:base-cell-address="Feuille2.D79"/>
          </calcext:conditional-format>
          <calcext:conditional-format calcext:target-range-address="Feuille2.D80:Feuille2.D80">
            <calcext:condition calcext:apply-style-name="Sans nom1" calcext:value="formula-is([.D80]&gt;[.D79])" calcext:base-cell-address="Feuille2.D80"/>
          </calcext:conditional-format>
          <calcext:conditional-format calcext:target-range-address="Feuille2.D81:Feuille2.D81">
            <calcext:condition calcext:apply-style-name="Sans nom1" calcext:value="formula-is([.D81]&gt;[.D80])" calcext:base-cell-address="Feuille2.D81"/>
          </calcext:conditional-format>
          <calcext:conditional-format calcext:target-range-address="Feuille2.D82:Feuille2.D82">
            <calcext:condition calcext:apply-style-name="Sans nom1" calcext:value="formula-is([.D82]&gt;[.D81])" calcext:base-cell-address="Feuille2.D82"/>
          </calcext:conditional-format>
          <calcext:conditional-format calcext:target-range-address="Feuille2.D83:Feuille2.D83">
            <calcext:condition calcext:apply-style-name="Sans nom1" calcext:value="formula-is([.D83]&gt;[.D82])" calcext:base-cell-address="Feuille2.D83"/>
          </calcext:conditional-format>
          <calcext:conditional-format calcext:target-range-address="Feuille2.D84:Feuille2.D84">
            <calcext:condition calcext:apply-style-name="Sans nom1" calcext:value="formula-is([.D84]&gt;[.D83])" calcext:base-cell-address="Feuille2.D84"/>
          </calcext:conditional-format>
          <calcext:conditional-format calcext:target-range-address="Feuille2.D85:Feuille2.D85">
            <calcext:condition calcext:apply-style-name="Sans nom1" calcext:value="formula-is([.D85]&gt;[.D84])" calcext:base-cell-address="Feuille2.D85"/>
          </calcext:conditional-format>
          <calcext:conditional-format calcext:target-range-address="Feuille2.D86:Feuille2.D86">
            <calcext:condition calcext:apply-style-name="Sans nom1" calcext:value="formula-is([.D86]&gt;[.D85])" calcext:base-cell-address="Feuille2.D86"/>
          </calcext:conditional-format>
          <calcext:conditional-format calcext:target-range-address="Feuille2.D87:Feuille2.D87">
            <calcext:condition calcext:apply-style-name="Sans nom1" calcext:value="formula-is([.D87]&gt;[.D86])" calcext:base-cell-address="Feuille2.D87"/>
          </calcext:conditional-format>
          <calcext:conditional-format calcext:target-range-address="Feuille2.D88:Feuille2.D88">
            <calcext:condition calcext:apply-style-name="Sans nom1" calcext:value="formula-is([.D88]&gt;[.D87])" calcext:base-cell-address="Feuille2.D88"/>
          </calcext:conditional-format>
          <calcext:conditional-format calcext:target-range-address="Feuille2.D89:Feuille2.D89">
            <calcext:condition calcext:apply-style-name="Sans nom1" calcext:value="formula-is([.D89]&gt;[.D88])" calcext:base-cell-address="Feuille2.D89"/>
          </calcext:conditional-format>
          <calcext:conditional-format calcext:target-range-address="Feuille2.D90:Feuille2.D90">
            <calcext:condition calcext:apply-style-name="Sans nom1" calcext:value="formula-is([.D90]&gt;[.D89])" calcext:base-cell-address="Feuille2.D90"/>
          </calcext:conditional-format>
          <calcext:conditional-format calcext:target-range-address="Feuille2.D91:Feuille2.D91">
            <calcext:condition calcext:apply-style-name="Sans nom1" calcext:value="formula-is([.D91]&gt;[.D90])" calcext:base-cell-address="Feuille2.D91"/>
          </calcext:conditional-format>
          <calcext:conditional-format calcext:target-range-address="Feuille2.D92:Feuille2.D92">
            <calcext:condition calcext:apply-style-name="Sans nom1" calcext:value="formula-is([.D92]&gt;[.D91])" calcext:base-cell-address="Feuille2.D92"/>
          </calcext:conditional-format>
          <calcext:conditional-format calcext:target-range-address="Feuille2.D93:Feuille2.D93">
            <calcext:condition calcext:apply-style-name="Sans nom1" calcext:value="formula-is([.D93]&gt;[.D92])" calcext:base-cell-address="Feuille2.D93"/>
          </calcext:conditional-format>
          <calcext:conditional-format calcext:target-range-address="Feuille2.D94:Feuille2.D94">
            <calcext:condition calcext:apply-style-name="Sans nom1" calcext:value="formula-is([.D94]&gt;[.D93])" calcext:base-cell-address="Feuille2.D94"/>
          </calcext:conditional-format>
          <calcext:conditional-format calcext:target-range-address="Feuille2.D95:Feuille2.D95">
            <calcext:condition calcext:apply-style-name="Sans nom1" calcext:value="formula-is([.D95]&gt;[.D94])" calcext:base-cell-address="Feuille2.D95"/>
          </calcext:conditional-format>
          <calcext:conditional-format calcext:target-range-address="Feuille2.D96:Feuille2.D96">
            <calcext:condition calcext:apply-style-name="Sans nom1" calcext:value="formula-is([.D96]&gt;[.D95])" calcext:base-cell-address="Feuille2.D96"/>
          </calcext:conditional-format>
          <calcext:conditional-format calcext:target-range-address="Feuille2.D97:Feuille2.D97">
            <calcext:condition calcext:apply-style-name="Sans nom1" calcext:value="formula-is([.D97]&gt;[.D96])" calcext:base-cell-address="Feuille2.D97"/>
          </calcext:conditional-format>
          <calcext:conditional-format calcext:target-range-address="Feuille2.D98:Feuille2.D98">
            <calcext:condition calcext:apply-style-name="Sans nom1" calcext:value="formula-is([.D98]&gt;[.D97])" calcext:base-cell-address="Feuille2.D98"/>
          </calcext:conditional-format>
          <calcext:conditional-format calcext:target-range-address="Feuille2.D99:Feuille2.D99">
            <calcext:condition calcext:apply-style-name="Sans nom1" calcext:value="formula-is([.D99]&gt;[.D98])" calcext:base-cell-address="Feuille2.D99"/>
          </calcext:conditional-format>
          <calcext:conditional-format calcext:target-range-address="Feuille2.D100:Feuille2.D100">
            <calcext:condition calcext:apply-style-name="Sans nom1" calcext:value="formula-is([.D100]&gt;[.D99])" calcext:base-cell-address="Feuille2.D100"/>
          </calcext:conditional-format>
          <calcext:conditional-format calcext:target-range-address="Feuille2.D101:Feuille2.D101">
            <calcext:condition calcext:apply-style-name="Sans nom1" calcext:value="formula-is([.D101]&gt;[.D100])" calcext:base-cell-address="Feuille2.D101"/>
          </calcext:conditional-format>
          <calcext:conditional-format calcext:target-range-address="Feuille2.D102:Feuille2.D102">
            <calcext:condition calcext:apply-style-name="Sans nom1" calcext:value="formula-is([.D102]&gt;[.D101])" calcext:base-cell-address="Feuille2.D102"/>
          </calcext:conditional-format>
          <calcext:conditional-format calcext:target-range-address="Feuille2.D103:Feuille2.D103">
            <calcext:condition calcext:apply-style-name="Sans nom1" calcext:value="formula-is([.D103]&gt;[.D102])" calcext:base-cell-address="Feuille2.D103"/>
          </calcext:conditional-format>
          <calcext:conditional-format calcext:target-range-address="Feuille2.D104:Feuille2.D104">
            <calcext:condition calcext:apply-style-name="Sans nom1" calcext:value="formula-is([.D104]&gt;[.D103])" calcext:base-cell-address="Feuille2.D104"/>
          </calcext:conditional-format>
          <calcext:conditional-format calcext:target-range-address="Feuille2.D105:Feuille2.D105">
            <calcext:condition calcext:apply-style-name="Sans nom1" calcext:value="formula-is([.D105]&gt;[.D104])" calcext:base-cell-address="Feuille2.D105"/>
          </calcext:conditional-format>
          <calcext:conditional-format calcext:target-range-address="Feuille2.D106:Feuille2.D106">
            <calcext:condition calcext:apply-style-name="Sans nom1" calcext:value="formula-is([.D106]&gt;[.D105])" calcext:base-cell-address="Feuille2.D106"/>
          </calcext:conditional-format>
          <calcext:conditional-format calcext:target-range-address="Feuille2.D107:Feuille2.D107">
            <calcext:condition calcext:apply-style-name="Sans nom1" calcext:value="formula-is([.D107]&gt;[.D106])" calcext:base-cell-address="Feuille2.D107"/>
          </calcext:conditional-format>
          <calcext:conditional-format calcext:target-range-address="Feuille2.D108:Feuille2.D108">
            <calcext:condition calcext:apply-style-name="Sans nom1" calcext:value="formula-is([.D108]&gt;[.D107])" calcext:base-cell-address="Feuille2.D108"/>
          </calcext:conditional-format>
          <calcext:conditional-format calcext:target-range-address="Feuille2.D109:Feuille2.D109">
            <calcext:condition calcext:apply-style-name="Sans nom1" calcext:value="formula-is([.D109]&gt;[.D108])" calcext:base-cell-address="Feuille2.D109"/>
          </calcext:conditional-format>
          <calcext:conditional-format calcext:target-range-address="Feuille2.D110:Feuille2.D110">
            <calcext:condition calcext:apply-style-name="Sans nom1" calcext:value="formula-is([.D110]&gt;[.D109])" calcext:base-cell-address="Feuille2.D110"/>
          </calcext:conditional-format>
          <calcext:conditional-format calcext:target-range-address="Feuille2.D111:Feuille2.D111">
            <calcext:condition calcext:apply-style-name="Sans nom1" calcext:value="formula-is([.D111]&gt;[.D110])" calcext:base-cell-address="Feuille2.D111"/>
          </calcext:conditional-format>
          <calcext:conditional-format calcext:target-range-address="Feuille2.D112:Feuille2.D112">
            <calcext:condition calcext:apply-style-name="Sans nom1" calcext:value="formula-is([.D112]&gt;[.D111])" calcext:base-cell-address="Feuille2.D112"/>
          </calcext:conditional-format>
          <calcext:conditional-format calcext:target-range-address="Feuille2.D113:Feuille2.D113">
            <calcext:condition calcext:apply-style-name="Sans nom1" calcext:value="formula-is([.D113]&gt;[.D112])" calcext:base-cell-address="Feuille2.D113"/>
          </calcext:conditional-format>
          <calcext:conditional-format calcext:target-range-address="Feuille2.D114:Feuille2.D114">
            <calcext:condition calcext:apply-style-name="Sans nom1" calcext:value="formula-is([.D114]&gt;[.D113])" calcext:base-cell-address="Feuille2.D114"/>
          </calcext:conditional-format>
          <calcext:conditional-format calcext:target-range-address="Feuille2.D115:Feuille2.D115">
            <calcext:condition calcext:apply-style-name="Sans nom1" calcext:value="formula-is([.D115]&gt;[.D114])" calcext:base-cell-address="Feuille2.D115"/>
          </calcext:conditional-format>
          <calcext:conditional-format calcext:target-range-address="Feuille2.D116:Feuille2.D116">
            <calcext:condition calcext:apply-style-name="Sans nom1" calcext:value="formula-is([.D116]&gt;[.D115])" calcext:base-cell-address="Feuille2.D116"/>
          </calcext:conditional-format>
          <calcext:conditional-format calcext:target-range-address="Feuille2.D117:Feuille2.D117">
            <calcext:condition calcext:apply-style-name="Sans nom1" calcext:value="formula-is([.D117]&gt;[.D116])" calcext:base-cell-address="Feuille2.D117"/>
          </calcext:conditional-format>
          <calcext:conditional-format calcext:target-range-address="Feuille2.D118:Feuille2.D118">
            <calcext:condition calcext:apply-style-name="Sans nom1" calcext:value="formula-is([.D118]&gt;[.D117])" calcext:base-cell-address="Feuille2.D118"/>
          </calcext:conditional-format>
          <calcext:conditional-format calcext:target-range-address="Feuille2.D119:Feuille2.D119">
            <calcext:condition calcext:apply-style-name="Sans nom1" calcext:value="formula-is([.D119]&gt;[.D118])" calcext:base-cell-address="Feuille2.D119"/>
          </calcext:conditional-format>
          <calcext:conditional-format calcext:target-range-address="Feuille2.D120:Feuille2.D120">
            <calcext:condition calcext:apply-style-name="Sans nom1" calcext:value="formula-is([.D120]&gt;[.D119])" calcext:base-cell-address="Feuille2.D120"/>
          </calcext:conditional-format>
          <calcext:conditional-format calcext:target-range-address="Feuille2.D121:Feuille2.D121">
            <calcext:condition calcext:apply-style-name="Sans nom1" calcext:value="formula-is([.D121]&gt;[.D120])" calcext:base-cell-address="Feuille2.D121"/>
          </calcext:conditional-format>
          <calcext:conditional-format calcext:target-range-address="Feuille2.D122:Feuille2.D122">
            <calcext:condition calcext:apply-style-name="Sans nom1" calcext:value="formula-is([.D122]&gt;[.D121])" calcext:base-cell-address="Feuille2.D122"/>
          </calcext:conditional-format>
          <calcext:conditional-format calcext:target-range-address="Feuille2.D123:Feuille2.D123">
            <calcext:condition calcext:apply-style-name="Sans nom1" calcext:value="formula-is([.D123]&gt;[.D122])" calcext:base-cell-address="Feuille2.D123"/>
          </calcext:conditional-format>
          <calcext:conditional-format calcext:target-range-address="Feuille2.D124:Feuille2.D124">
            <calcext:condition calcext:apply-style-name="Sans nom1" calcext:value="formula-is([.D124]&gt;[.D123])" calcext:base-cell-address="Feuille2.D124"/>
          </calcext:conditional-format>
          <calcext:conditional-format calcext:target-range-address="Feuille2.D125:Feuille2.D125">
            <calcext:condition calcext:apply-style-name="Sans nom1" calcext:value="formula-is([.D125]&gt;[.D124])" calcext:base-cell-address="Feuille2.D125"/>
          </calcext:conditional-format>
          <calcext:conditional-format calcext:target-range-address="Feuille2.D126:Feuille2.D126">
            <calcext:condition calcext:apply-style-name="Sans nom1" calcext:value="formula-is([.D126]&gt;[.D125])" calcext:base-cell-address="Feuille2.D126"/>
          </calcext:conditional-format>
          <calcext:conditional-format calcext:target-range-address="Feuille2.D127:Feuille2.D127">
            <calcext:condition calcext:apply-style-name="Sans nom1" calcext:value="formula-is([.D127]&gt;[.D126])" calcext:base-cell-address="Feuille2.D127"/>
          </calcext:conditional-format>
          <calcext:conditional-format calcext:target-range-address="Feuille2.D128:Feuille2.D128">
            <calcext:condition calcext:apply-style-name="Sans nom1" calcext:value="formula-is([.D128]&gt;[.D127])" calcext:base-cell-address="Feuille2.D128"/>
          </calcext:conditional-format>
          <calcext:conditional-format calcext:target-range-address="Feuille2.D129:Feuille2.D129">
            <calcext:condition calcext:apply-style-name="Sans nom1" calcext:value="formula-is([.D129]&gt;[.D128])" calcext:base-cell-address="Feuille2.D129"/>
          </calcext:conditional-format>
          <calcext:conditional-format calcext:target-range-address="Feuille2.D130:Feuille2.D130">
            <calcext:condition calcext:apply-style-name="Sans nom1" calcext:value="formula-is([.D130]&gt;[.D129])" calcext:base-cell-address="Feuille2.D130"/>
          </calcext:conditional-format>
          <calcext:conditional-format calcext:target-range-address="Feuille2.D131:Feuille2.D131">
            <calcext:condition calcext:apply-style-name="Sans nom1" calcext:value="formula-is([.D131]&gt;[.D130])" calcext:base-cell-address="Feuille2.D131"/>
          </calcext:conditional-format>
          <calcext:conditional-format calcext:target-range-address="Feuille2.D132:Feuille2.D132">
            <calcext:condition calcext:apply-style-name="Sans nom1" calcext:value="formula-is([.D132]&gt;[.D131])" calcext:base-cell-address="Feuille2.D132"/>
          </calcext:conditional-format>
          <calcext:conditional-format calcext:target-range-address="Feuille2.D133:Feuille2.D133">
            <calcext:condition calcext:apply-style-name="Sans nom1" calcext:value="formula-is([.D133]&gt;[.D132])" calcext:base-cell-address="Feuille2.D133"/>
          </calcext:conditional-format>
          <calcext:conditional-format calcext:target-range-address="Feuille2.D134:Feuille2.D134">
            <calcext:condition calcext:apply-style-name="Sans nom1" calcext:value="formula-is([.D134]&gt;[.D133])" calcext:base-cell-address="Feuille2.D134"/>
          </calcext:conditional-format>
          <calcext:conditional-format calcext:target-range-address="Feuille2.D135:Feuille2.D135">
            <calcext:condition calcext:apply-style-name="Sans nom1" calcext:value="formula-is([.D135]&gt;[.D134])" calcext:base-cell-address="Feuille2.D135"/>
          </calcext:conditional-format>
          <calcext:conditional-format calcext:target-range-address="Feuille2.D136:Feuille2.D136">
            <calcext:condition calcext:apply-style-name="Sans nom1" calcext:value="formula-is([.D136]&gt;[.D135])" calcext:base-cell-address="Feuille2.D136"/>
          </calcext:conditional-format>
          <calcext:conditional-format calcext:target-range-address="Feuille2.D137:Feuille2.D137">
            <calcext:condition calcext:apply-style-name="Sans nom1" calcext:value="formula-is([.D137]&gt;[.D136])" calcext:base-cell-address="Feuille2.D137"/>
          </calcext:conditional-format>
          <calcext:conditional-format calcext:target-range-address="Feuille2.D138:Feuille2.D138">
            <calcext:condition calcext:apply-style-name="Sans nom1" calcext:value="formula-is([.D138]&gt;[.D137])" calcext:base-cell-address="Feuille2.D138"/>
          </calcext:conditional-format>
        </calcext:conditional-formats>
      </table:table>
      <table:named-expressions/>
      <table:database-ranges>
        <table:database-range table:name="__Anonymous_Sheet_DB__1" table:target-range-address="Feuille2.A1:Feuille2.E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7">
      <number:number number:min-integer-digits="1"/>
      <number:text> ms</number:text>
    </number:number-style>
    <number:number-style style:name="N108">
      <number:number number:min-integer-digits="1"/>
      <number:text> µs</number:text>
    </number:number-style>
    <number:number-style style:name="N109">
      <number:number number:min-integer-digits="1"/>
      <number:text> l</number:text>
    </number:number-style>
    <number:number-style style:name="N110">
      <number:number number:min-integer-digits="1"/>
      <number:text> l/s</number:text>
    </number:number-style>
    <number:number-style style:name="N111">
      <number:number number:decimal-places="0" loext:min-decimal-places="0" number:min-integer-digits="4">
        <number:embedded-text number:position="3">.</number:embedded-text>
      </number:number>
      <number:text> l/s</number:text>
    </number:number-style>
    <number:number-style style:name="N112">
      <number:number number:decimal-places="3" loext:min-decimal-places="3" number:min-integer-digits="0"/>
      <number:text>l/s</number:text>
    </number:number-style>
    <number:number-style style:name="N113">
      <number:number number:decimal-places="3" loext:min-decimal-places="3" number:min-integer-digits="1"/>
      <number:text>l/s</number:text>
    </number:number-style>
    <number:number-style style:name="N115">
      <number:number number:min-integer-digits="1"/>
      <number:text> mm</number:text>
    </number:number-style>
    <number:number-style style:name="N116">
      <number:number number:decimal-places="3" loext:min-decimal-places="3" number:min-integer-digits="1"/>
      <number:text> l</number:text>
    </number:number-style>
    <number:number-style style:name="N117">
      <number:number number:min-integer-digits="1"/>
      <number:text> 1/10e l</number:text>
    </number:number-style>
    <number:number-style style:name="N118">
      <number:number number:min-integer-digits="1"/>
      <number:text>/10 l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5:45:26.231324740</dc:date>
    <meta:editing-duration>PT2H36S</meta:editing-duration>
    <meta:editing-cycles>31</meta:editing-cycles>
    <meta:generator>LibreOffice/5.1.6.2$Linux_X86_64 LibreOffice_project/10m0$Build-2</meta:generator>
    <meta:document-statistic meta:table-count="2" meta:cell-count="347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min-integer-digits="1"/>
      <number:text> l</number:text>
    </number:number-style>
    <number:number-style style:name="N115">
      <number:number number:min-integer-digits="1"/>
      <number:text> mm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852cm" svg:height="14.69cm" xlink:href=".." xlink:type="simple" chart:class="chart:scatter" chart:style-name="ch1">
        <chart:legend chart:legend-position="end" svg:x="24.397cm" svg:y="7.046cm" style:legend-expansion="high" chart:style-name="ch2"/>
        <chart:plot-area chart:style-name="ch3" table:cell-range-address="data.C2:data.C328 data.E2:data.E328" chart:data-source-has-labels="row" svg:x="0.537cm" svg:y="0.293cm" svg:width="23.323cm" svg:height="14.104cm">
          <chartooo:coordinate-region svg:x="2.032cm" svg:y="0.492cm" svg:width="21.457cm" svg:height="13.2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C3:data.C328" chart:label-cell-address="data.E2:data.E2" chart:class="chart:scatter">
            <chart:domain table:cell-range-address="data.E3:data.E328"/>
            <chart:data-point chart:repeated="3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volume</text:p>
                <draw:g>
                  <svg:desc>data.E2:data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E3:data.E328</svg:desc>
                </draw:g>
              </table:table-cell>
              <table:table-cell office:value-type="float" office:value="732.53">
                <text:p>732.53</text:p>
                <draw:g>
                  <svg:desc>data.C3:data.C3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8333818163684">
                <text:p>2.58333818163684</text:p>
              </table:table-cell>
              <table:table-cell office:value-type="float" office:value="747.66">
                <text:p>747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67172968076">
                <text:p>5.167172968076</text:p>
              </table:table-cell>
              <table:table-cell office:value-type="float" office:value="734.23">
                <text:p>734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75200096411978">
                <text:p>7.75200096411978</text:p>
              </table:table-cell>
              <table:table-cell office:value-type="float" office:value="707.88">
                <text:p>707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353391457566">
                <text:p>10.3353391457566</text:p>
              </table:table-cell>
              <table:table-cell office:value-type="float" office:value="707.54">
                <text:p>707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9181807225912">
                <text:p>12.9181807225912</text:p>
              </table:table-cell>
              <table:table-cell office:value-type="float" office:value="708.22">
                <text:p>708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5020155090303">
                <text:p>15.5020155090303</text:p>
              </table:table-cell>
              <table:table-cell office:value-type="float" office:value="702.44">
                <text:p>702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0843604810625">
                <text:p>18.0843604810625</text:p>
              </table:table-cell>
              <table:table-cell office:value-type="float" office:value="788.8">
                <text:p>78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6681952675017">
                <text:p>20.6681952675017</text:p>
              </table:table-cell>
              <table:table-cell office:value-type="float" office:value="692.41">
                <text:p>692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2515334491385">
                <text:p>23.2515334491385</text:p>
              </table:table-cell>
              <table:table-cell office:value-type="float" office:value="691.22">
                <text:p>691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8338784211707">
                <text:p>25.8338784211707</text:p>
              </table:table-cell>
              <table:table-cell office:value-type="float" office:value="679.15">
                <text:p>679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4152301835983">
                <text:p>28.4152301835983</text:p>
              </table:table-cell>
              <table:table-cell office:value-type="float" office:value="737.8">
                <text:p>73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9980717604329">
                <text:p>30.9980717604329</text:p>
              </table:table-cell>
              <table:table-cell office:value-type="float" office:value="720.12">
                <text:p>72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5804167324651">
                <text:p>33.5804167324651</text:p>
              </table:table-cell>
              <table:table-cell office:value-type="float" office:value="732.19">
                <text:p>732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1637549141019">
                <text:p>36.1637549141019</text:p>
              </table:table-cell>
              <table:table-cell office:value-type="float" office:value="679.66">
                <text:p>679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7460998861341">
                <text:p>38.7460998861341</text:p>
              </table:table-cell>
              <table:table-cell office:value-type="float" office:value="661.47">
                <text:p>661.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3274516485617">
                <text:p>41.3274516485617</text:p>
              </table:table-cell>
              <table:table-cell office:value-type="float" office:value="722.67">
                <text:p>722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9102932253963">
                <text:p>43.9102932253963</text:p>
              </table:table-cell>
              <table:table-cell office:value-type="float" office:value="659.77">
                <text:p>659.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4911483830215">
                <text:p>46.4911483830215</text:p>
              </table:table-cell>
              <table:table-cell office:value-type="float" office:value="715.02">
                <text:p>715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073989959856">
                <text:p>49.073989959856</text:p>
              </table:table-cell>
              <table:table-cell office:value-type="float" office:value="684.59">
                <text:p>684.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.6558383270859">
                <text:p>51.6558383270859</text:p>
              </table:table-cell>
              <table:table-cell office:value-type="float" office:value="650.59">
                <text:p>65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2376866943158">
                <text:p>54.2376866943158</text:p>
              </table:table-cell>
              <table:table-cell office:value-type="float" office:value="648.04">
                <text:p>648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8195350615457">
                <text:p>56.8195350615457</text:p>
              </table:table-cell>
              <table:table-cell office:value-type="float" office:value="703.29">
                <text:p>703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.4013834287757">
                <text:p>59.4013834287757</text:p>
              </table:table-cell>
              <table:table-cell office:value-type="float" office:value="640.22">
                <text:p>640.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9837284008079">
                <text:p>61.9837284008079</text:p>
              </table:table-cell>
              <table:table-cell office:value-type="float" office:value="639.71">
                <text:p>639.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.5635903488285">
                <text:p>64.5635903488285</text:p>
              </table:table-cell>
              <table:table-cell office:value-type="float" office:value="681.87">
                <text:p>681.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.1449421112561">
                <text:p>67.1449421112561</text:p>
              </table:table-cell>
              <table:table-cell office:value-type="float" office:value="679.32">
                <text:p>679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.726790478486">
                <text:p>69.726790478486</text:p>
              </table:table-cell>
              <table:table-cell office:value-type="float" office:value="632.4">
                <text:p>63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.3076456361113">
                <text:p>72.3076456361113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.8904872129458">
                <text:p>74.8904872129458</text:p>
              </table:table-cell>
              <table:table-cell office:value-type="float" office:value="693.43">
                <text:p>693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.4718389753734">
                <text:p>77.4718389753734</text:p>
              </table:table-cell>
              <table:table-cell office:value-type="float" office:value="693.6">
                <text:p>693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.0526941329987">
                <text:p>80.0526941329987</text:p>
              </table:table-cell>
              <table:table-cell office:value-type="float" office:value="620.16">
                <text:p>620.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.6330526858216">
                <text:p>82.6330526858216</text:p>
              </table:table-cell>
              <table:table-cell office:value-type="float" office:value="615.06">
                <text:p>615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.2144044482492">
                <text:p>85.2144044482492</text:p>
              </table:table-cell>
              <table:table-cell office:value-type="float" office:value="612.85">
                <text:p>612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.7957562106768">
                <text:p>87.7957562106768</text:p>
              </table:table-cell>
              <table:table-cell office:value-type="float" office:value="611.66">
                <text:p>611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.3756181586974">
                <text:p>90.3756181586974</text:p>
              </table:table-cell>
              <table:table-cell office:value-type="float" office:value="615.57">
                <text:p>615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.9549835019158">
                <text:p>92.9549835019158</text:p>
              </table:table-cell>
              <table:table-cell office:value-type="float" office:value="605.71">
                <text:p>605.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348454499364">
                <text:p>95.5348454499364</text:p>
              </table:table-cell>
              <table:table-cell office:value-type="float" office:value="655.52">
                <text:p>655.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.1157006075617">
                <text:p>98.1157006075617</text:p>
              </table:table-cell>
              <table:table-cell office:value-type="float" office:value="599.76">
                <text:p>599.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.69506595078">
                <text:p>100.69506595078</text:p>
              </table:table-cell>
              <table:table-cell office:value-type="float" office:value="706.18">
                <text:p>706.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275921108405">
                <text:p>103.275921108405</text:p>
              </table:table-cell>
              <table:table-cell office:value-type="float" office:value="600.95">
                <text:p>600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.855286451624">
                <text:p>105.855286451624</text:p>
              </table:table-cell>
              <table:table-cell office:value-type="float" office:value="586.33">
                <text:p>586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8.435148399644">
                <text:p>108.435148399644</text:p>
              </table:table-cell>
              <table:table-cell office:value-type="float" office:value="597.04">
                <text:p>597.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1.014513742863">
                <text:p>111.014513742863</text:p>
              </table:table-cell>
              <table:table-cell office:value-type="float" office:value="588.71">
                <text:p>588.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3.593382481279">
                <text:p>113.593382481279</text:p>
              </table:table-cell>
              <table:table-cell office:value-type="float" office:value="588.37">
                <text:p>588.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6.172747824497">
                <text:p>116.172747824497</text:p>
              </table:table-cell>
              <table:table-cell office:value-type="float" office:value="695.81">
                <text:p>695.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.754099586925">
                <text:p>118.754099586925</text:p>
              </table:table-cell>
              <table:table-cell office:value-type="float" office:value="579.7">
                <text:p>579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1.333464930143">
                <text:p>121.333464930143</text:p>
              </table:table-cell>
              <table:table-cell office:value-type="float" office:value="579.53">
                <text:p>579.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.912333668559">
                <text:p>123.912333668559</text:p>
              </table:table-cell>
              <table:table-cell office:value-type="float" office:value="625.6">
                <text:p>625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6.491699011777">
                <text:p>126.491699011777</text:p>
              </table:table-cell>
              <table:table-cell office:value-type="float" office:value="573.92">
                <text:p>573.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9.071064354996">
                <text:p>129.071064354996</text:p>
              </table:table-cell>
              <table:table-cell office:value-type="float" office:value="570.86">
                <text:p>570.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.651422907819">
                <text:p>131.651422907819</text:p>
              </table:table-cell>
              <table:table-cell office:value-type="float" office:value="570.18">
                <text:p>570.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.231781460641">
                <text:p>134.231781460641</text:p>
              </table:table-cell>
              <table:table-cell office:value-type="float" office:value="567.12">
                <text:p>567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6.810153594255">
                <text:p>136.810153594255</text:p>
              </table:table-cell>
              <table:table-cell office:value-type="float" office:value="568.31">
                <text:p>568.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.391505356683">
                <text:p>139.391505356683</text:p>
              </table:table-cell>
              <table:table-cell office:value-type="float" office:value="568.99">
                <text:p>568.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.969877490296">
                <text:p>141.969877490296</text:p>
              </table:table-cell>
              <table:table-cell office:value-type="float" office:value="782.51">
                <text:p>782.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.551229252724">
                <text:p>144.551229252724</text:p>
              </table:table-cell>
              <table:table-cell office:value-type="float" office:value="671.33">
                <text:p>671.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.131587805547">
                <text:p>147.131587805547</text:p>
              </table:table-cell>
              <table:table-cell office:value-type="float" office:value="565.08">
                <text:p>565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.710953148765">
                <text:p>149.710953148765</text:p>
              </table:table-cell>
              <table:table-cell office:value-type="float" office:value="558.45">
                <text:p>558.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2.289325282379">
                <text:p>152.289325282379</text:p>
              </table:table-cell>
              <table:table-cell office:value-type="float" office:value="670.65">
                <text:p>670.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.868690625597">
                <text:p>154.868690625597</text:p>
              </table:table-cell>
              <table:table-cell office:value-type="float" office:value="663.51">
                <text:p>663.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.448552573618">
                <text:p>157.448552573618</text:p>
              </table:table-cell>
              <table:table-cell office:value-type="float" office:value="546.89">
                <text:p>546.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0.027421312034">
                <text:p>160.027421312034</text:p>
              </table:table-cell>
              <table:table-cell office:value-type="float" office:value="761.77">
                <text:p>761.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2.608773074462">
                <text:p>162.608773074462</text:p>
              </table:table-cell>
              <table:table-cell office:value-type="float" office:value="657.9">
                <text:p>657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5.189628232087">
                <text:p>165.189628232087</text:p>
              </table:table-cell>
              <table:table-cell office:value-type="float" office:value="544.68">
                <text:p>544.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7.767503760898">
                <text:p>167.767503760898</text:p>
              </table:table-cell>
              <table:table-cell office:value-type="float" office:value="647.36">
                <text:p>647.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0.347365708919">
                <text:p>170.347365708919</text:p>
              </table:table-cell>
              <table:table-cell office:value-type="float" office:value="662.66">
                <text:p>662.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2.928717471346">
                <text:p>172.928717471346</text:p>
              </table:table-cell>
              <table:table-cell office:value-type="float" office:value="539.24">
                <text:p>539.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5.508579419367">
                <text:p>175.508579419367</text:p>
              </table:table-cell>
              <table:table-cell office:value-type="float" office:value="533.12">
                <text:p>533.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8.086454948179">
                <text:p>178.086454948179</text:p>
              </table:table-cell>
              <table:table-cell office:value-type="float" office:value="529.38">
                <text:p>529.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0.665820291397">
                <text:p>180.665820291397</text:p>
              </table:table-cell>
              <table:table-cell office:value-type="float" office:value="537.03">
                <text:p>537.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3.24617884422">
                <text:p>183.24617884422</text:p>
              </table:table-cell>
              <table:table-cell office:value-type="float" office:value="530.57">
                <text:p>530.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5.823061163427">
                <text:p>185.823061163427</text:p>
              </table:table-cell>
              <table:table-cell office:value-type="float" office:value="623.73">
                <text:p>623.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8.403916321052">
                <text:p>188.403916321052</text:p>
              </table:table-cell>
              <table:table-cell office:value-type="float" office:value="633.25">
                <text:p>633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0.984771478677">
                <text:p>190.984771478677</text:p>
              </table:table-cell>
              <table:table-cell office:value-type="float" office:value="521.56">
                <text:p>521.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3.562150402686">
                <text:p>193.562150402686</text:p>
              </table:table-cell>
              <table:table-cell office:value-type="float" office:value="524.45">
                <text:p>524.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6.1405225363">
                <text:p>196.1405225363</text:p>
              </table:table-cell>
              <table:table-cell office:value-type="float" office:value="615.06">
                <text:p>615.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8.720881089123">
                <text:p>198.720881089123</text:p>
              </table:table-cell>
              <table:table-cell office:value-type="float" office:value="529.72">
                <text:p>529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1.298260013132">
                <text:p>201.298260013132</text:p>
              </table:table-cell>
              <table:table-cell office:value-type="float" office:value="518.5">
                <text:p>518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3.875142332339">
                <text:p>203.875142332339</text:p>
              </table:table-cell>
              <table:table-cell office:value-type="float" office:value="513.74">
                <text:p>513.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6.452521256348">
                <text:p>206.452521256348</text:p>
              </table:table-cell>
              <table:table-cell office:value-type="float" office:value="609.11">
                <text:p>609.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9.033376413973">
                <text:p>209.033376413973</text:p>
              </table:table-cell>
              <table:table-cell office:value-type="float" office:value="614.04">
                <text:p>614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1.613238361994">
                <text:p>211.613238361994</text:p>
              </table:table-cell>
              <table:table-cell office:value-type="float" office:value="512.89">
                <text:p>512.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4.191113890805">
                <text:p>214.191113890805</text:p>
              </table:table-cell>
              <table:table-cell office:value-type="float" office:value="600.1">
                <text:p>600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6.77196904843">
                <text:p>216.77196904843</text:p>
              </table:table-cell>
              <table:table-cell office:value-type="float" office:value="498.1">
                <text:p>498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9.351334391649">
                <text:p>219.351334391649</text:p>
              </table:table-cell>
              <table:table-cell office:value-type="float" office:value="598.06">
                <text:p>598.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1.931196339669">
                <text:p>221.931196339669</text:p>
              </table:table-cell>
              <table:table-cell office:value-type="float" office:value="506.94">
                <text:p>506.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4.508078658876">
                <text:p>224.508078658876</text:p>
              </table:table-cell>
              <table:table-cell office:value-type="float" office:value="600.1">
                <text:p>600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7.086947397292">
                <text:p>227.086947397292</text:p>
              </table:table-cell>
              <table:table-cell office:value-type="float" office:value="600.1">
                <text:p>600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9.664326321301">
                <text:p>229.664326321301</text:p>
              </table:table-cell>
              <table:table-cell office:value-type="float" office:value="494.87">
                <text:p>494.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.24369166452">
                <text:p>232.24369166452</text:p>
              </table:table-cell>
              <table:table-cell office:value-type="float" office:value="591.09">
                <text:p>591.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4.822063798133">
                <text:p>234.822063798133</text:p>
              </table:table-cell>
              <table:table-cell office:value-type="float" office:value="583.61">
                <text:p>583.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7.401925746154">
                <text:p>237.401925746154</text:p>
              </table:table-cell>
              <table:table-cell office:value-type="float" office:value="578.68">
                <text:p>578.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9.98079448457">
                <text:p>239.98079448457</text:p>
              </table:table-cell>
              <table:table-cell office:value-type="float" office:value="587.52">
                <text:p>587.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2.559166618184">
                <text:p>242.559166618184</text:p>
              </table:table-cell>
              <table:table-cell office:value-type="float" office:value="482.12">
                <text:p>482.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5.136545542193">
                <text:p>245.136545542193</text:p>
              </table:table-cell>
              <table:table-cell office:value-type="float" office:value="575.11">
                <text:p>575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7.714917675806">
                <text:p>247.714917675806</text:p>
              </table:table-cell>
              <table:table-cell office:value-type="float" office:value="671.33">
                <text:p>671.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0.294283019025">
                <text:p>250.294283019025</text:p>
              </table:table-cell>
              <table:table-cell office:value-type="float" office:value="573.75">
                <text:p>573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2.874144967045">
                <text:p>252.874144967045</text:p>
              </table:table-cell>
              <table:table-cell office:value-type="float" office:value="481.1">
                <text:p>481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5.452517100659">
                <text:p>255.452517100659</text:p>
              </table:table-cell>
              <table:table-cell office:value-type="float" office:value="581.74">
                <text:p>581.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8.029896024668">
                <text:p>258.029896024668</text:p>
              </table:table-cell>
              <table:table-cell office:value-type="float" office:value="487.05">
                <text:p>487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0.606778343875">
                <text:p>260.606778343875</text:p>
              </table:table-cell>
              <table:table-cell office:value-type="float" office:value="563.04">
                <text:p>563.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3.183660663082">
                <text:p>263.183660663082</text:p>
              </table:table-cell>
              <table:table-cell office:value-type="float" office:value="468.52">
                <text:p>468.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.761536191893">
                <text:p>265.761536191893</text:p>
              </table:table-cell>
              <table:table-cell office:value-type="float" office:value="469.37">
                <text:p>469.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8.337425301495">
                <text:p>268.337425301495</text:p>
              </table:table-cell>
              <table:table-cell office:value-type="float" office:value="640.39">
                <text:p>640.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0.91828045912">
                <text:p>270.91828045912</text:p>
              </table:table-cell>
              <table:table-cell office:value-type="float" office:value="466.82">
                <text:p>466.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3.494169568723">
                <text:p>273.494169568723</text:p>
              </table:table-cell>
              <table:table-cell office:value-type="float" office:value="463.93">
                <text:p>463.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6.071548492732">
                <text:p>276.071548492732</text:p>
              </table:table-cell>
              <table:table-cell office:value-type="float" office:value="547.57">
                <text:p>547.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8.65091383595">
                <text:p>278.65091383595</text:p>
              </table:table-cell>
              <table:table-cell office:value-type="float" office:value="541.96">
                <text:p>541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1.229285969564">
                <text:p>281.229285969564</text:p>
              </table:table-cell>
              <table:table-cell office:value-type="float" office:value="453.39">
                <text:p>453.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3.806664893573">
                <text:p>283.806664893573</text:p>
              </table:table-cell>
              <table:table-cell office:value-type="float" office:value="453.73">
                <text:p>453.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6.38156079357">
                <text:p>286.38156079357</text:p>
              </table:table-cell>
              <table:table-cell office:value-type="float" office:value="455.77">
                <text:p>455.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8.957449903172">
                <text:p>288.957449903172</text:p>
              </table:table-cell>
              <table:table-cell office:value-type="float" office:value="538.39">
                <text:p>538.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1.533835617577">
                <text:p>291.533835617577</text:p>
              </table:table-cell>
              <table:table-cell office:value-type="float" office:value="534.82">
                <text:p>534.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4.110717936784">
                <text:p>294.110717936784</text:p>
              </table:table-cell>
              <table:table-cell office:value-type="float" office:value="541.79">
                <text:p>541.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6.687103651188">
                <text:p>296.687103651188</text:p>
              </table:table-cell>
              <table:table-cell office:value-type="float" office:value="449.65">
                <text:p>449.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9.264482575197">
                <text:p>299.264482575197</text:p>
              </table:table-cell>
              <table:table-cell office:value-type="float" office:value="442.34">
                <text:p>442.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1.840868289602">
                <text:p>301.840868289602</text:p>
              </table:table-cell>
              <table:table-cell office:value-type="float" office:value="440.81">
                <text:p>440.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4.416757399204">
                <text:p>304.416757399204</text:p>
              </table:table-cell>
              <table:table-cell office:value-type="float" office:value="445.57">
                <text:p>445.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6.992646508806">
                <text:p>306.992646508806</text:p>
              </table:table-cell>
              <table:table-cell office:value-type="float" office:value="527.68">
                <text:p>527.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9.569528828013">
                <text:p>309.569528828013</text:p>
              </table:table-cell>
              <table:table-cell office:value-type="float" office:value="437.24">
                <text:p>437.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2.144921332812">
                <text:p>312.144921332812</text:p>
              </table:table-cell>
              <table:table-cell office:value-type="float" office:value="434.18">
                <text:p>434.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4.721307047217">
                <text:p>314.721307047217</text:p>
              </table:table-cell>
              <table:table-cell office:value-type="float" office:value="443.53">
                <text:p>443.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7.296699552017">
                <text:p>317.296699552017</text:p>
              </table:table-cell>
              <table:table-cell office:value-type="float" office:value="521.56">
                <text:p>521.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9.874575080828">
                <text:p>319.874575080828</text:p>
              </table:table-cell>
              <table:table-cell office:value-type="float" office:value="516.97">
                <text:p>516.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2.451954004837">
                <text:p>322.451954004837</text:p>
              </table:table-cell>
              <table:table-cell office:value-type="float" office:value="433.84">
                <text:p>433.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5.02585669523">
                <text:p>325.02585669523</text:p>
              </table:table-cell>
              <table:table-cell office:value-type="float" office:value="425.51">
                <text:p>425.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7.600752595228">
                <text:p>327.600752595228</text:p>
              </table:table-cell>
              <table:table-cell office:value-type="float" office:value="431.63">
                <text:p>431.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0.175151890423">
                <text:p>330.175151890423</text:p>
              </table:table-cell>
              <table:table-cell office:value-type="float" office:value="501.16">
                <text:p>501.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2.752034209629">
                <text:p>332.752034209629</text:p>
              </table:table-cell>
              <table:table-cell office:value-type="float" office:value="498.1">
                <text:p>498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5.326930109627">
                <text:p>335.326930109627</text:p>
              </table:table-cell>
              <table:table-cell office:value-type="float" office:value="421.26">
                <text:p>421.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7.905798848043">
                <text:p>337.905798848043</text:p>
              </table:table-cell>
              <table:table-cell office:value-type="float" office:value="505.07">
                <text:p>505.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0.48268116725">
                <text:p>340.48268116725</text:p>
              </table:table-cell>
              <table:table-cell office:value-type="float" office:value="412.76">
                <text:p>412.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3.059066881654">
                <text:p>343.059066881654</text:p>
              </table:table-cell>
              <table:table-cell office:value-type="float" office:value="419.9">
                <text:p>419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5.634955991256">
                <text:p>345.634955991256</text:p>
              </table:table-cell>
              <table:table-cell office:value-type="float" office:value="413.1">
                <text:p>413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8.209851891254">
                <text:p>348.209851891254</text:p>
              </table:table-cell>
              <table:table-cell office:value-type="float" office:value="494.36">
                <text:p>494.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0.786734210461">
                <text:p>350.786734210461</text:p>
              </table:table-cell>
              <table:table-cell office:value-type="float" office:value="485.52">
                <text:p>485.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3.362623320063">
                <text:p>353.362623320063</text:p>
              </table:table-cell>
              <table:table-cell office:value-type="float" office:value="563.55">
                <text:p>563.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5.939009034467">
                <text:p>355.939009034467</text:p>
              </table:table-cell>
              <table:table-cell office:value-type="float" office:value="407.49">
                <text:p>407.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8.512415120058">
                <text:p>358.512415120058</text:p>
              </table:table-cell>
              <table:table-cell office:value-type="float" office:value="506.26">
                <text:p>506.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1.088800834462">
                <text:p>361.088800834462</text:p>
              </table:table-cell>
              <table:table-cell office:value-type="float" office:value="484.67">
                <text:p>484.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3.664193339262">
                <text:p>363.664193339262</text:p>
              </table:table-cell>
              <table:table-cell office:value-type="float" office:value="584.12">
                <text:p>584.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6.241572263271">
                <text:p>366.241572263271</text:p>
              </table:table-cell>
              <table:table-cell office:value-type="float" office:value="478.04">
                <text:p>478.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8.819447792083">
                <text:p>368.819447792083</text:p>
              </table:table-cell>
              <table:table-cell office:value-type="float" office:value="577.49">
                <text:p>577.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1.396826716092">
                <text:p>371.396826716092</text:p>
              </table:table-cell>
              <table:table-cell office:value-type="float" office:value="386.75">
                <text:p>386.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.972219220891">
                <text:p>373.972219220891</text:p>
              </table:table-cell>
              <table:table-cell office:value-type="float" office:value="551.48">
                <text:p>551.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6.549101540098">
                <text:p>376.549101540098</text:p>
              </table:table-cell>
              <table:table-cell office:value-type="float" office:value="392.87">
                <text:p>392.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9.122507625689">
                <text:p>379.122507625689</text:p>
              </table:table-cell>
              <table:table-cell office:value-type="float" office:value="464.61">
                <text:p>464.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1.697900130489">
                <text:p>381.697900130489</text:p>
              </table:table-cell>
              <table:table-cell office:value-type="float" office:value="387.94">
                <text:p>387.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4.273789240091">
                <text:p>384.273789240091</text:p>
              </table:table-cell>
              <table:table-cell office:value-type="float" office:value="458.49">
                <text:p>458.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6.848685140088">
                <text:p>386.848685140088</text:p>
              </table:table-cell>
              <table:table-cell office:value-type="float" office:value="460.19">
                <text:p>460.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9.422587830481">
                <text:p>389.422587830481</text:p>
              </table:table-cell>
              <table:table-cell office:value-type="float" office:value="378.76">
                <text:p>378.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1.996490520874">
                <text:p>391.996490520874</text:p>
              </table:table-cell>
              <table:table-cell office:value-type="float" office:value="381.82">
                <text:p>381.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4.569400001662">
                <text:p>394.569400001662</text:p>
              </table:table-cell>
              <table:table-cell office:value-type="float" office:value="378.25">
                <text:p>378.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7.14429590166">
                <text:p>397.14429590166</text:p>
              </table:table-cell>
              <table:table-cell office:value-type="float" office:value="378.25">
                <text:p>378.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9.718695196855">
                <text:p>399.718695196855</text:p>
              </table:table-cell>
              <table:table-cell office:value-type="float" office:value="378.25">
                <text:p>378.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2.292597887248">
                <text:p>402.292597887248</text:p>
              </table:table-cell>
              <table:table-cell office:value-type="float" office:value="453.22">
                <text:p>453.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4.867493787245">
                <text:p>404.867493787245</text:p>
              </table:table-cell>
              <table:table-cell office:value-type="float" office:value="374.68">
                <text:p>374.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7.440899872836">
                <text:p>407.440899872836</text:p>
              </table:table-cell>
              <table:table-cell office:value-type="float" office:value="367.54">
                <text:p>367.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0.013809353624">
                <text:p>410.013809353624</text:p>
              </table:table-cell>
              <table:table-cell office:value-type="float" office:value="471.24">
                <text:p>471.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2.590195068029">
                <text:p>412.590195068029</text:p>
              </table:table-cell>
              <table:table-cell office:value-type="float" office:value="363.8">
                <text:p>363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5.165090968026">
                <text:p>415.165090968026</text:p>
              </table:table-cell>
              <table:table-cell office:value-type="float" office:value="365.33">
                <text:p>365.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7.738497053617">
                <text:p>417.738497053617</text:p>
              </table:table-cell>
              <table:table-cell office:value-type="float" office:value="374.17">
                <text:p>374.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0.3104133248">
                <text:p>420.3104133248</text:p>
              </table:table-cell>
              <table:table-cell office:value-type="float" office:value="354.96">
                <text:p>354.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2.882826200786">
                <text:p>422.882826200786</text:p>
              </table:table-cell>
              <table:table-cell office:value-type="float" office:value="363.8">
                <text:p>363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5.456232286377">
                <text:p>425.456232286377</text:p>
              </table:table-cell>
              <table:table-cell office:value-type="float" office:value="359.21">
                <text:p>359.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8.028645162363">
                <text:p>428.028645162363</text:p>
              </table:table-cell>
              <table:table-cell office:value-type="float" office:value="351.73">
                <text:p>351.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0.603044457558">
                <text:p>430.603044457558</text:p>
              </table:table-cell>
              <table:table-cell office:value-type="float" office:value="364.31">
                <text:p>364.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3.174960728742">
                <text:p>433.174960728742</text:p>
              </table:table-cell>
              <table:table-cell office:value-type="float" office:value="353.94">
                <text:p>353.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5.748863419134">
                <text:p>435.748863419134</text:p>
              </table:table-cell>
              <table:table-cell office:value-type="float" office:value="355.3">
                <text:p>355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8.321772899923">
                <text:p>438.321772899923</text:p>
              </table:table-cell>
              <table:table-cell office:value-type="float" office:value="424.49">
                <text:p>424.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0.895178985513">
                <text:p>440.895178985513</text:p>
              </table:table-cell>
              <table:table-cell office:value-type="float" office:value="351.39">
                <text:p>351.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3.468088466302">
                <text:p>443.468088466302</text:p>
              </table:table-cell>
              <table:table-cell office:value-type="float" office:value="347.31">
                <text:p>347.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6.040501342287">
                <text:p>446.040501342287</text:p>
              </table:table-cell>
              <table:table-cell office:value-type="float" office:value="416.5">
                <text:p>416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8.61440403268">
                <text:p>448.61440403268</text:p>
              </table:table-cell>
              <table:table-cell office:value-type="float" office:value="354.28">
                <text:p>354.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1.186320303864">
                <text:p>451.186320303864</text:p>
              </table:table-cell>
              <table:table-cell office:value-type="float" office:value="351.9">
                <text:p>351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3.759229784652">
                <text:p>453.759229784652</text:p>
              </table:table-cell>
              <table:table-cell office:value-type="float" office:value="338.47">
                <text:p>338.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56.33213926544">
                <text:p>456.33213926544</text:p>
              </table:table-cell>
              <table:table-cell office:value-type="float" office:value="408.85">
                <text:p>408.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8.905545351031">
                <text:p>458.905545351031</text:p>
              </table:table-cell>
              <table:table-cell office:value-type="float" office:value="346.46">
                <text:p>346.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1.476965017412">
                <text:p>461.476965017412</text:p>
              </table:table-cell>
              <table:table-cell office:value-type="float" office:value="334.9">
                <text:p>334.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4.048881288596">
                <text:p>464.048881288596</text:p>
              </table:table-cell>
              <table:table-cell office:value-type="float" office:value="464.27">
                <text:p>464.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6.623280583791">
                <text:p>466.623280583791</text:p>
              </table:table-cell>
              <table:table-cell office:value-type="float" office:value="336.26">
                <text:p>336.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9.19420364537">
                <text:p>469.19420364537</text:p>
              </table:table-cell>
              <table:table-cell office:value-type="float" office:value="328.78">
                <text:p>328.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1.766616521356">
                <text:p>471.766616521356</text:p>
              </table:table-cell>
              <table:table-cell office:value-type="float" office:value="451.52">
                <text:p>451.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4.340022606947">
                <text:p>474.340022606947</text:p>
              </table:table-cell>
              <table:table-cell office:value-type="float" office:value="325.38">
                <text:p>325.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76.91193887813">
                <text:p>476.91193887813</text:p>
              </table:table-cell>
              <table:table-cell office:value-type="float" office:value="400.35">
                <text:p>400.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9.487827987732">
                <text:p>479.487827987732</text:p>
              </table:table-cell>
              <table:table-cell office:value-type="float" office:value="329.46">
                <text:p>329.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2.059744258916">
                <text:p>482.059744258916</text:p>
              </table:table-cell>
              <table:table-cell office:value-type="float" office:value="456.11">
                <text:p>456.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4.633646949309">
                <text:p>484.633646949309</text:p>
              </table:table-cell>
              <table:table-cell office:value-type="float" office:value="330.14">
                <text:p>330.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7.20506661569">
                <text:p>487.20506661569</text:p>
              </table:table-cell>
              <table:table-cell office:value-type="float" office:value="318.07">
                <text:p>318.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9.779465910885">
                <text:p>489.779465910885</text:p>
              </table:table-cell>
              <table:table-cell office:value-type="float" office:value="325.38">
                <text:p>325.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2.350388972464">
                <text:p>492.350388972464</text:p>
              </table:table-cell>
              <table:table-cell office:value-type="float" office:value="320.62">
                <text:p>320.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4.923795058055">
                <text:p>494.923795058055</text:p>
              </table:table-cell>
              <table:table-cell office:value-type="float" office:value="313.82">
                <text:p>313.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7.495711329239">
                <text:p>497.495711329239</text:p>
              </table:table-cell>
              <table:table-cell office:value-type="float" office:value="376.55">
                <text:p>376.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0.067627600422">
                <text:p>500.067627600422</text:p>
              </table:table-cell>
              <table:table-cell office:value-type="float" office:value="315.18">
                <text:p>315.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2.64053708121">
                <text:p>502.64053708121</text:p>
              </table:table-cell>
              <table:table-cell office:value-type="float" office:value="372.64">
                <text:p>372.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5.211956747592">
                <text:p>505.211956747592</text:p>
              </table:table-cell>
              <table:table-cell office:value-type="float" office:value="308.55">
                <text:p>308.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7.783376413973">
                <text:p>507.783376413973</text:p>
              </table:table-cell>
              <table:table-cell office:value-type="float" office:value="371.79">
                <text:p>371.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0.355789289959">
                <text:p>510.35578928995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2.926712351538">
                <text:p>512.926712351538</text:p>
              </table:table-cell>
              <table:table-cell office:value-type="float" office:value="304.47">
                <text:p>304.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5.497138808315">
                <text:p>515.497138808315</text:p>
              </table:table-cell>
              <table:table-cell office:value-type="float" office:value="305.83">
                <text:p>305.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8.068558474696">
                <text:p>518.068558474696</text:p>
              </table:table-cell>
              <table:table-cell office:value-type="float" office:value="302.26">
                <text:p>302.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0.639481536275">
                <text:p>520.639481536275</text:p>
              </table:table-cell>
              <table:table-cell office:value-type="float" office:value="409.87">
                <text:p>409.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3.212391017063">
                <text:p>523.212391017063</text:p>
              </table:table-cell>
              <table:table-cell office:value-type="float" office:value="297.67">
                <text:p>297.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5.783314078642">
                <text:p>525.783314078642</text:p>
              </table:table-cell>
              <table:table-cell office:value-type="float" office:value="296.82">
                <text:p>296.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8.354237140221">
                <text:p>528.354237140221</text:p>
              </table:table-cell>
              <table:table-cell office:value-type="float" office:value="300.56">
                <text:p>300.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0.926650016207">
                <text:p>530.926650016207</text:p>
              </table:table-cell>
              <table:table-cell office:value-type="float" office:value="289.34">
                <text:p>289.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3.497573077786">
                <text:p>533.497573077786</text:p>
              </table:table-cell>
              <table:table-cell office:value-type="float" office:value="351.9">
                <text:p>351.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6.069985953772">
                <text:p>536.069985953772</text:p>
              </table:table-cell>
              <table:table-cell office:value-type="float" office:value="294.44">
                <text:p>294.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8.640909015351">
                <text:p>538.640909015351</text:p>
              </table:table-cell>
              <table:table-cell office:value-type="float" office:value="291.04">
                <text:p>291.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1.212328681732">
                <text:p>541.212328681732</text:p>
              </table:table-cell>
              <table:table-cell office:value-type="float" office:value="402.9">
                <text:p>402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3.783748348114">
                <text:p>543.783748348114</text:p>
              </table:table-cell>
              <table:table-cell office:value-type="float" office:value="284.58">
                <text:p>284.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6.354671409693">
                <text:p>546.354671409693</text:p>
              </table:table-cell>
              <table:table-cell office:value-type="float" office:value="286.45">
                <text:p>286.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48.924601261667">
                <text:p>548.924601261667</text:p>
              </table:table-cell>
              <table:table-cell office:value-type="float" office:value="281.52">
                <text:p>281.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1.494531113641">
                <text:p>551.494531113641</text:p>
              </table:table-cell>
              <table:table-cell office:value-type="float" office:value="278.29">
                <text:p>278.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4.066447384825">
                <text:p>554.066447384825</text:p>
              </table:table-cell>
              <table:table-cell office:value-type="float" office:value="334.39">
                <text:p>334.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56.637867051206">
                <text:p>556.637867051206</text:p>
              </table:table-cell>
              <table:table-cell office:value-type="float" office:value="273.87">
                <text:p>273.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9.207796903181">
                <text:p>559.207796903181</text:p>
              </table:table-cell>
              <table:table-cell office:value-type="float" office:value="282.54">
                <text:p>282.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1.77871996476">
                <text:p>561.77871996476</text:p>
              </table:table-cell>
              <table:table-cell office:value-type="float" office:value="275.74">
                <text:p>275.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4.348153211932">
                <text:p>564.348153211932</text:p>
              </table:table-cell>
              <table:table-cell office:value-type="float" office:value="271.15">
                <text:p>271.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6.918083063906">
                <text:p>566.918083063906</text:p>
              </table:table-cell>
              <table:table-cell office:value-type="float" office:value="326.74">
                <text:p>326.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69.489502730287">
                <text:p>569.489502730287</text:p>
              </table:table-cell>
              <table:table-cell office:value-type="float" office:value="267.41">
                <text:p>267.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2.05893597746">
                <text:p>572.05893597746</text:p>
              </table:table-cell>
              <table:table-cell office:value-type="float" office:value="271.83">
                <text:p>271.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4.628865829434">
                <text:p>574.628865829434</text:p>
              </table:table-cell>
              <table:table-cell office:value-type="float" office:value="265.03">
                <text:p>265.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7.198299076606">
                <text:p>577.198299076606</text:p>
              </table:table-cell>
              <table:table-cell office:value-type="float" office:value="262.82">
                <text:p>262.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79.769222138185">
                <text:p>579.769222138185</text:p>
              </table:table-cell>
              <table:table-cell office:value-type="float" office:value="312.8">
                <text:p>312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2.339151990159">
                <text:p>582.339151990159</text:p>
              </table:table-cell>
              <table:table-cell office:value-type="float" office:value="259.93">
                <text:p>259.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4.909081842134">
                <text:p>584.909081842134</text:p>
              </table:table-cell>
              <table:table-cell office:value-type="float" office:value="264.69">
                <text:p>264.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7.479011694108">
                <text:p>587.479011694108</text:p>
              </table:table-cell>
              <table:table-cell office:value-type="float" office:value="257.38">
                <text:p>257.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0.04844494128">
                <text:p>590.04844494128</text:p>
              </table:table-cell>
              <table:table-cell office:value-type="float" office:value="255.68">
                <text:p>255.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2.617878188452">
                <text:p>592.617878188452</text:p>
              </table:table-cell>
              <table:table-cell office:value-type="float" office:value="256.36">
                <text:p>256.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5.187808040426">
                <text:p>595.187808040426</text:p>
              </table:table-cell>
              <table:table-cell office:value-type="float" office:value="251.09">
                <text:p>251.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97.757737892401">
                <text:p>597.757737892401</text:p>
              </table:table-cell>
              <table:table-cell office:value-type="float" office:value="253.47">
                <text:p>253.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0.328164349178">
                <text:p>600.328164349178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2.89759759635">
                <text:p>602.89759759635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5.467527448324">
                <text:p>605.467527448324</text:p>
              </table:table-cell>
              <table:table-cell office:value-type="float" office:value="248.03">
                <text:p>248.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8.036464090694">
                <text:p>608.036464090694</text:p>
              </table:table-cell>
              <table:table-cell office:value-type="float" office:value="244.46">
                <text:p>244.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0.605400733063">
                <text:p>610.605400733063</text:p>
              </table:table-cell>
              <table:table-cell office:value-type="float" office:value="247.35">
                <text:p>247.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3.174337375433">
                <text:p>613.174337375433</text:p>
              </table:table-cell>
              <table:table-cell office:value-type="float" office:value="238.68">
                <text:p>238.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5.744267227408">
                <text:p>615.744267227408</text:p>
              </table:table-cell>
              <table:table-cell office:value-type="float" office:value="241.23">
                <text:p>241.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18.313203869777">
                <text:p>618.313203869777</text:p>
              </table:table-cell>
              <table:table-cell office:value-type="float" office:value="236.13">
                <text:p>236.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0.881643907345">
                <text:p>620.881643907345</text:p>
              </table:table-cell>
              <table:table-cell office:value-type="float" office:value="235.11">
                <text:p>235.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3.450083944912">
                <text:p>623.450083944912</text:p>
              </table:table-cell>
              <table:table-cell office:value-type="float" office:value="238.34">
                <text:p>238.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6.020013796887">
                <text:p>626.020013796887</text:p>
              </table:table-cell>
              <table:table-cell office:value-type="float" office:value="230.86">
                <text:p>230.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28.588950439256">
                <text:p>628.588950439256</text:p>
              </table:table-cell>
              <table:table-cell office:value-type="float" office:value="234.94">
                <text:p>234.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1.157390476824">
                <text:p>631.157390476824</text:p>
              </table:table-cell>
              <table:table-cell office:value-type="float" office:value="229.16">
                <text:p>229.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3.725830514391">
                <text:p>633.725830514391</text:p>
              </table:table-cell>
              <table:table-cell office:value-type="float" office:value="227.8">
                <text:p>227.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6.296256971168">
                <text:p>636.296256971168</text:p>
              </table:table-cell>
              <table:table-cell office:value-type="float" office:value="228.14">
                <text:p>228.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38.864697008735">
                <text:p>638.864697008735</text:p>
              </table:table-cell>
              <table:table-cell office:value-type="float" office:value="222.36">
                <text:p>222.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1.433137046303">
                <text:p>641.433137046303</text:p>
              </table:table-cell>
              <table:table-cell office:value-type="float" office:value="225.59">
                <text:p>225.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4.002570293475">
                <text:p>644.002570293475</text:p>
              </table:table-cell>
              <table:table-cell office:value-type="float" office:value="217.09">
                <text:p>217.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46.571506935844">
                <text:p>646.571506935844</text:p>
              </table:table-cell>
              <table:table-cell office:value-type="float" office:value="220.49">
                <text:p>220.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49.140940183016">
                <text:p>649.140940183016</text:p>
              </table:table-cell>
              <table:table-cell office:value-type="float" office:value="221.68">
                <text:p>221.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1.708883615782">
                <text:p>651.708883615782</text:p>
              </table:table-cell>
              <table:table-cell office:value-type="float" office:value="214.2">
                <text:p>214.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4.276827048547">
                <text:p>654.276827048547</text:p>
              </table:table-cell>
              <table:table-cell office:value-type="float" office:value="216.24">
                <text:p>216.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6.844770481312">
                <text:p>656.844770481312</text:p>
              </table:table-cell>
              <table:table-cell office:value-type="float" office:value="209.27">
                <text:p>209.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9.413707123682">
                <text:p>659.413707123682</text:p>
              </table:table-cell>
              <table:table-cell office:value-type="float" office:value="211.65">
                <text:p>211.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1.981650556447">
                <text:p>661.981650556447</text:p>
              </table:table-cell>
              <table:table-cell office:value-type="float" office:value="210.8">
                <text:p>210.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4.550090594014">
                <text:p>664.550090594014</text:p>
              </table:table-cell>
              <table:table-cell office:value-type="float" office:value="205.7">
                <text:p>205.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67.119027236384">
                <text:p>667.119027236384</text:p>
              </table:table-cell>
              <table:table-cell office:value-type="float" office:value="208.76">
                <text:p>208.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69.688957088358">
                <text:p>669.688957088358</text:p>
              </table:table-cell>
              <table:table-cell office:value-type="float" office:value="199.75">
                <text:p>199.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2.257397125926">
                <text:p>672.257397125926</text:p>
              </table:table-cell>
              <table:table-cell office:value-type="float" office:value="207.57">
                <text:p>207.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4.826333768295">
                <text:p>674.826333768295</text:p>
              </table:table-cell>
              <table:table-cell office:value-type="float" office:value="200.26">
                <text:p>200.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77.39427720106">
                <text:p>677.39427720106</text:p>
              </table:table-cell>
              <table:table-cell office:value-type="float" office:value="199.58">
                <text:p>199.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79.962220633826">
                <text:p>679.962220633826</text:p>
              </table:table-cell>
              <table:table-cell office:value-type="float" office:value="198.56">
                <text:p>198.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2.530164066591">
                <text:p>682.530164066591</text:p>
              </table:table-cell>
              <table:table-cell office:value-type="float" office:value="194.65">
                <text:p>194.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5.098107499356">
                <text:p>685.098107499356</text:p>
              </table:table-cell>
              <table:table-cell office:value-type="float" office:value="198.56">
                <text:p>198.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87.666050932121">
                <text:p>687.666050932121</text:p>
              </table:table-cell>
              <table:table-cell office:value-type="float" office:value="188.7">
                <text:p>188.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0.233497760084">
                <text:p>690.233497760084</text:p>
              </table:table-cell>
              <table:table-cell office:value-type="float" office:value="191.93">
                <text:p>191.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2.800944588047">
                <text:p>692.800944588047</text:p>
              </table:table-cell>
              <table:table-cell office:value-type="float" office:value="188.53">
                <text:p>188.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5.369384625614">
                <text:p>695.369384625614</text:p>
              </table:table-cell>
              <table:table-cell office:value-type="float" office:value="186.83">
                <text:p>186.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97.937328058379">
                <text:p>697.937328058379</text:p>
              </table:table-cell>
              <table:table-cell office:value-type="float" office:value="186.66">
                <text:p>186.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0.504774886342">
                <text:p>700.504774886342</text:p>
              </table:table-cell>
              <table:table-cell office:value-type="float" office:value="176.8">
                <text:p>176.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3.071725109502">
                <text:p>703.071725109502</text:p>
              </table:table-cell>
              <table:table-cell office:value-type="float" office:value="185.47">
                <text:p>185.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5.639171937465">
                <text:p>705.639171937465</text:p>
              </table:table-cell>
              <table:table-cell office:value-type="float" office:value="174.08">
                <text:p>174.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08.206122160626">
                <text:p>708.206122160626</text:p>
              </table:table-cell>
              <table:table-cell office:value-type="float" office:value="176.63">
                <text:p>176.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0.774065593391">
                <text:p>710.774065593391</text:p>
              </table:table-cell>
              <table:table-cell office:value-type="float" office:value="178.16">
                <text:p>178.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3.341512421354">
                <text:p>713.341512421354</text:p>
              </table:table-cell>
              <table:table-cell office:value-type="float" office:value="169.32">
                <text:p>169.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5.908462644514">
                <text:p>715.908462644514</text:p>
              </table:table-cell>
              <table:table-cell office:value-type="float" office:value="177.48">
                <text:p>177.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18.474916262872">
                <text:p>718.474916262872</text:p>
              </table:table-cell>
              <table:table-cell office:value-type="float" office:value="164.73">
                <text:p>164.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1.04136988123">
                <text:p>721.04136988123</text:p>
              </table:table-cell>
              <table:table-cell office:value-type="float" office:value="171.7">
                <text:p>171.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3.608320104391">
                <text:p>723.608320104391</text:p>
              </table:table-cell>
              <table:table-cell office:value-type="float" office:value="168.98">
                <text:p>168.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6.175766932354">
                <text:p>726.175766932354</text:p>
              </table:table-cell>
              <table:table-cell office:value-type="float" office:value="161.84">
                <text:p>161.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28.743213760316">
                <text:p>728.743213760316</text:p>
              </table:table-cell>
              <table:table-cell office:value-type="float" office:value="168.13">
                <text:p>168.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1.309667378675">
                <text:p>731.309667378675</text:p>
              </table:table-cell>
              <table:table-cell office:value-type="float" office:value="156.4">
                <text:p>156.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3.876617601835">
                <text:p>733.876617601835</text:p>
              </table:table-cell>
              <table:table-cell office:value-type="float" office:value="163.88">
                <text:p>163.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36.442574615391">
                <text:p>736.442574615391</text:p>
              </table:table-cell>
              <table:table-cell office:value-type="float" office:value="153.68">
                <text:p>153.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39.009028233749">
                <text:p>739.009028233749</text:p>
              </table:table-cell>
              <table:table-cell office:value-type="float" office:value="155.55">
                <text:p>155.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1.575481852107">
                <text:p>741.575481852107</text:p>
              </table:table-cell>
              <table:table-cell office:value-type="float" office:value="161.33">
                <text:p>161.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4.14292868007">
                <text:p>744.14292868007</text:p>
              </table:table-cell>
              <table:table-cell office:value-type="float" office:value="147.56">
                <text:p>147.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46.709878903231">
                <text:p>746.709878903231</text:p>
              </table:table-cell>
              <table:table-cell office:value-type="float" office:value="155.72">
                <text:p>155.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49.276829126391">
                <text:p>749.276829126391</text:p>
              </table:table-cell>
              <table:table-cell office:value-type="float" office:value="142.12">
                <text:p>142.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1.842786139947">
                <text:p>751.842786139947</text:p>
              </table:table-cell>
              <table:table-cell office:value-type="float" office:value="150.96">
                <text:p>150.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4.409239758305">
                <text:p>754.409239758305</text:p>
              </table:table-cell>
              <table:table-cell office:value-type="float" office:value="143.48">
                <text:p>143.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56.975196771861">
                <text:p>756.975196771861</text:p>
              </table:table-cell>
              <table:table-cell office:value-type="float" office:value="138.89">
                <text:p>138.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59.542146995021">
                <text:p>759.542146995021</text:p>
              </table:table-cell>
              <table:table-cell office:value-type="float" office:value="148.07">
                <text:p>148.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2.108104008577">
                <text:p>762.108104008577</text:p>
              </table:table-cell>
              <table:table-cell office:value-type="float" office:value="133.11">
                <text:p>133.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4.674557626935">
                <text:p>764.674557626935</text:p>
              </table:table-cell>
              <table:table-cell office:value-type="float" office:value="141.44">
                <text:p>141.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67.241507850096">
                <text:p>767.241507850096</text:p>
              </table:table-cell>
              <table:table-cell office:value-type="float" office:value="130.56">
                <text:p>130.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69.807464863652">
                <text:p>769.807464863652</text:p>
              </table:table-cell>
              <table:table-cell office:value-type="float" office:value="140.59">
                <text:p>140.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2.372925272405">
                <text:p>772.372925272405</text:p>
              </table:table-cell>
              <table:table-cell office:value-type="float" office:value="126.65">
                <text:p>126.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4.938882285961">
                <text:p>774.938882285961</text:p>
              </table:table-cell>
              <table:table-cell office:value-type="float" office:value="132.6">
                <text:p>132.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77.504342694715">
                <text:p>777.504342694715</text:p>
              </table:table-cell>
              <table:table-cell office:value-type="float" office:value="127.16">
                <text:p>127.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0.069803103468">
                <text:p>780.069803103468</text:p>
              </table:table-cell>
              <table:table-cell office:value-type="float" office:value="125.46">
                <text:p>125.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2.635760117024">
                <text:p>782.635760117024</text:p>
              </table:table-cell>
              <table:table-cell office:value-type="float" office:value="128.18">
                <text:p>128.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5.201220525778">
                <text:p>785.201220525778</text:p>
              </table:table-cell>
              <table:table-cell office:value-type="float" office:value="116.79">
                <text:p>116.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87.766184329729">
                <text:p>787.766184329729</text:p>
              </table:table-cell>
              <table:table-cell office:value-type="float" office:value="128.01">
                <text:p>128.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0.331644738482">
                <text:p>790.331644738482</text:p>
              </table:table-cell>
              <table:table-cell office:value-type="float" office:value="114.07">
                <text:p>114.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2.897105147236">
                <text:p>792.897105147236</text:p>
              </table:table-cell>
              <table:table-cell office:value-type="float" office:value="118.32">
                <text:p>118.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5.463062160792">
                <text:p>795.463062160792</text:p>
              </table:table-cell>
              <table:table-cell office:value-type="float" office:value="114.75">
                <text:p>114.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98.028522569545">
                <text:p>798.028522569545</text:p>
              </table:table-cell>
              <table:table-cell office:value-type="float" office:value="109.82">
                <text:p>109.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0.594479583101">
                <text:p>800.594479583101</text:p>
              </table:table-cell>
              <table:table-cell office:value-type="float" office:value="117.47">
                <text:p>117.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3.159443387052">
                <text:p>803.159443387052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5.724407191004">
                <text:p>805.724407191004</text:p>
              </table:table-cell>
              <table:table-cell office:value-type="float" office:value="111.86">
                <text:p>111.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08.289370994955">
                <text:p>808.289370994955</text:p>
              </table:table-cell>
              <table:table-cell office:value-type="float" office:value="103.02">
                <text:p>103.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0.854831403709">
                <text:p>810.854831403709</text:p>
              </table:table-cell>
              <table:table-cell office:value-type="float" office:value="100.47">
                <text:p>100.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3.41979520766">
                <text:p>813.41979520766</text:p>
              </table:table-cell>
              <table:table-cell office:value-type="float" office:value="106.93">
                <text:p>106.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5.984262406809">
                <text:p>815.984262406809</text:p>
              </table:table-cell>
              <table:table-cell office:value-type="float" office:value="95.88">
                <text:p>95.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18.54922621076">
                <text:p>818.5492262107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1.114190014711">
                <text:p>821.114190014711</text:p>
              </table:table-cell>
              <table:table-cell office:value-type="float" office:value="90.61">
                <text:p>90.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3.67865721386">
                <text:p>823.67865721386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26.243124413009">
                <text:p>826.243124413009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28.807591612158">
                <text:p>828.807591612158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1.371562206505">
                <text:p>831.371562206505</text:p>
              </table:table-cell>
              <table:table-cell office:value-type="float" office:value="89.93">
                <text:p>89.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3.936029405653">
                <text:p>833.936029405653</text:p>
              </table:table-cell>
              <table:table-cell office:value-type="float" office:value="90.78">
                <text:p>90.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36.5">
                <text:p>836.5</text:p>
              </table:table-cell>
              <table:table-cell office:value-type="float" office:value="91.12">
                <text:p>91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min-integer-digits="1"/>
      <number:text> l</number:text>
    </number:number-style>
    <number:number-style style:name="N115">
      <number:number number:min-integer-digits="1"/>
      <number:text> mm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52cm" svg:height="14.69cm" xlink:href=".." xlink:type="simple" chart:class="chart:scatter" chart:style-name="ch1">
        <chart:legend chart:legend-position="end" svg:x="22.889cm" svg:y="6.797cm" style:legend-expansion="high" chart:style-name="ch2"/>
        <chart:plot-area chart:style-name="ch3" table:cell-range-address="data.E236:data.E328 data.E2:data.E2 data.C236:data.C328" chart:data-source-has-labels="row" svg:x="0.537cm" svg:y="0.293cm" svg:width="21.815cm" svg:height="14.104cm">
          <chartooo:coordinate-region svg:x="2.032cm" svg:y="0.493cm" svg:width="19.948cm" svg:height="13.2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C236:data.C328" chart:label-cell-address="data.E2:data.E2" chart:class="chart:scatter">
            <chart:domain table:cell-range-address="data.E236:data.E328"/>
            <chart:regression-curve chart:style-name="ch8">
              <chart:equation chart:display-equation="true" chart:display-r-square="false"/>
            </chart:regression-curve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volume</text:p>
                <draw:g>
                  <svg:desc>data.E2:data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.328164349178">
                <text:p>600.328164349178</text:p>
                <draw:g>
                  <svg:desc>data.E236:data.E328</svg:desc>
                </draw:g>
              </table:table-cell>
              <table:table-cell office:value-type="float" office:value="246.5">
                <text:p>246.5</text:p>
                <draw:g>
                  <svg:desc>data.C236:data.C3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2.89759759635">
                <text:p>602.89759759635</text:p>
              </table:table-cell>
              <table:table-cell office:value-type="float" office:value="247.69">
                <text:p>247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5.467527448324">
                <text:p>605.467527448324</text:p>
              </table:table-cell>
              <table:table-cell office:value-type="float" office:value="248.03">
                <text:p>248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8.036464090694">
                <text:p>608.036464090694</text:p>
              </table:table-cell>
              <table:table-cell office:value-type="float" office:value="244.46">
                <text:p>244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0.605400733063">
                <text:p>610.605400733063</text:p>
              </table:table-cell>
              <table:table-cell office:value-type="float" office:value="247.35">
                <text:p>247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3.174337375433">
                <text:p>613.174337375433</text:p>
              </table:table-cell>
              <table:table-cell office:value-type="float" office:value="238.68">
                <text:p>238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5.744267227408">
                <text:p>615.744267227408</text:p>
              </table:table-cell>
              <table:table-cell office:value-type="float" office:value="241.23">
                <text:p>241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8.313203869777">
                <text:p>618.313203869777</text:p>
              </table:table-cell>
              <table:table-cell office:value-type="float" office:value="236.13">
                <text:p>236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0.881643907345">
                <text:p>620.881643907345</text:p>
              </table:table-cell>
              <table:table-cell office:value-type="float" office:value="235.11">
                <text:p>235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.450083944912">
                <text:p>623.450083944912</text:p>
              </table:table-cell>
              <table:table-cell office:value-type="float" office:value="238.34">
                <text:p>238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6.020013796887">
                <text:p>626.020013796887</text:p>
              </table:table-cell>
              <table:table-cell office:value-type="float" office:value="230.86">
                <text:p>230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8.588950439256">
                <text:p>628.588950439256</text:p>
              </table:table-cell>
              <table:table-cell office:value-type="float" office:value="234.94">
                <text:p>234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1.157390476824">
                <text:p>631.157390476824</text:p>
              </table:table-cell>
              <table:table-cell office:value-type="float" office:value="229.16">
                <text:p>229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3.725830514391">
                <text:p>633.725830514391</text:p>
              </table:table-cell>
              <table:table-cell office:value-type="float" office:value="227.8">
                <text:p>227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6.296256971168">
                <text:p>636.296256971168</text:p>
              </table:table-cell>
              <table:table-cell office:value-type="float" office:value="228.14">
                <text:p>228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8.864697008735">
                <text:p>638.864697008735</text:p>
              </table:table-cell>
              <table:table-cell office:value-type="float" office:value="222.36">
                <text:p>222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1.433137046303">
                <text:p>641.433137046303</text:p>
              </table:table-cell>
              <table:table-cell office:value-type="float" office:value="225.59">
                <text:p>225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4.002570293475">
                <text:p>644.002570293475</text:p>
              </table:table-cell>
              <table:table-cell office:value-type="float" office:value="217.09">
                <text:p>217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6.571506935844">
                <text:p>646.571506935844</text:p>
              </table:table-cell>
              <table:table-cell office:value-type="float" office:value="220.49">
                <text:p>220.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9.140940183016">
                <text:p>649.140940183016</text:p>
              </table:table-cell>
              <table:table-cell office:value-type="float" office:value="221.68">
                <text:p>221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1.708883615782">
                <text:p>651.708883615782</text:p>
              </table:table-cell>
              <table:table-cell office:value-type="float" office:value="214.2">
                <text:p>214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4.276827048547">
                <text:p>654.276827048547</text:p>
              </table:table-cell>
              <table:table-cell office:value-type="float" office:value="216.24">
                <text:p>216.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6.844770481312">
                <text:p>656.844770481312</text:p>
              </table:table-cell>
              <table:table-cell office:value-type="float" office:value="209.27">
                <text:p>209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9.413707123682">
                <text:p>659.413707123682</text:p>
              </table:table-cell>
              <table:table-cell office:value-type="float" office:value="211.65">
                <text:p>211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1.981650556447">
                <text:p>661.981650556447</text:p>
              </table:table-cell>
              <table:table-cell office:value-type="float" office:value="210.8">
                <text:p>21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4.550090594014">
                <text:p>664.550090594014</text:p>
              </table:table-cell>
              <table:table-cell office:value-type="float" office:value="205.7">
                <text:p>205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7.119027236384">
                <text:p>667.119027236384</text:p>
              </table:table-cell>
              <table:table-cell office:value-type="float" office:value="208.76">
                <text:p>208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9.688957088358">
                <text:p>669.688957088358</text:p>
              </table:table-cell>
              <table:table-cell office:value-type="float" office:value="199.75">
                <text:p>199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2.257397125926">
                <text:p>672.257397125926</text:p>
              </table:table-cell>
              <table:table-cell office:value-type="float" office:value="207.57">
                <text:p>207.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4.826333768295">
                <text:p>674.826333768295</text:p>
              </table:table-cell>
              <table:table-cell office:value-type="float" office:value="200.26">
                <text:p>200.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7.39427720106">
                <text:p>677.39427720106</text:p>
              </table:table-cell>
              <table:table-cell office:value-type="float" office:value="199.58">
                <text:p>199.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9.962220633826">
                <text:p>679.962220633826</text:p>
              </table:table-cell>
              <table:table-cell office:value-type="float" office:value="198.56">
                <text:p>198.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2.530164066591">
                <text:p>682.530164066591</text:p>
              </table:table-cell>
              <table:table-cell office:value-type="float" office:value="194.65">
                <text:p>194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5.098107499356">
                <text:p>685.098107499356</text:p>
              </table:table-cell>
              <table:table-cell office:value-type="float" office:value="198.56">
                <text:p>198.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7.666050932121">
                <text:p>687.666050932121</text:p>
              </table:table-cell>
              <table:table-cell office:value-type="float" office:value="188.7">
                <text:p>188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0.233497760084">
                <text:p>690.233497760084</text:p>
              </table:table-cell>
              <table:table-cell office:value-type="float" office:value="191.93">
                <text:p>191.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2.800944588047">
                <text:p>692.800944588047</text:p>
              </table:table-cell>
              <table:table-cell office:value-type="float" office:value="188.53">
                <text:p>188.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5.369384625614">
                <text:p>695.369384625614</text:p>
              </table:table-cell>
              <table:table-cell office:value-type="float" office:value="186.83">
                <text:p>186.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7.937328058379">
                <text:p>697.937328058379</text:p>
              </table:table-cell>
              <table:table-cell office:value-type="float" office:value="186.66">
                <text:p>186.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.504774886342">
                <text:p>700.504774886342</text:p>
              </table:table-cell>
              <table:table-cell office:value-type="float" office:value="176.8">
                <text:p>176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3.071725109502">
                <text:p>703.071725109502</text:p>
              </table:table-cell>
              <table:table-cell office:value-type="float" office:value="185.47">
                <text:p>185.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5.639171937465">
                <text:p>705.639171937465</text:p>
              </table:table-cell>
              <table:table-cell office:value-type="float" office:value="174.08">
                <text:p>174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8.206122160626">
                <text:p>708.206122160626</text:p>
              </table:table-cell>
              <table:table-cell office:value-type="float" office:value="176.63">
                <text:p>176.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0.774065593391">
                <text:p>710.774065593391</text:p>
              </table:table-cell>
              <table:table-cell office:value-type="float" office:value="178.16">
                <text:p>178.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3.341512421354">
                <text:p>713.341512421354</text:p>
              </table:table-cell>
              <table:table-cell office:value-type="float" office:value="169.32">
                <text:p>169.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5.908462644514">
                <text:p>715.908462644514</text:p>
              </table:table-cell>
              <table:table-cell office:value-type="float" office:value="177.48">
                <text:p>177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8.474916262872">
                <text:p>718.474916262872</text:p>
              </table:table-cell>
              <table:table-cell office:value-type="float" office:value="164.73">
                <text:p>164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1.04136988123">
                <text:p>721.04136988123</text:p>
              </table:table-cell>
              <table:table-cell office:value-type="float" office:value="171.7">
                <text:p>171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3.608320104391">
                <text:p>723.608320104391</text:p>
              </table:table-cell>
              <table:table-cell office:value-type="float" office:value="168.98">
                <text:p>168.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6.175766932354">
                <text:p>726.175766932354</text:p>
              </table:table-cell>
              <table:table-cell office:value-type="float" office:value="161.84">
                <text:p>161.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8.743213760316">
                <text:p>728.743213760316</text:p>
              </table:table-cell>
              <table:table-cell office:value-type="float" office:value="168.13">
                <text:p>168.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1.309667378675">
                <text:p>731.309667378675</text:p>
              </table:table-cell>
              <table:table-cell office:value-type="float" office:value="156.4">
                <text:p>156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3.876617601835">
                <text:p>733.876617601835</text:p>
              </table:table-cell>
              <table:table-cell office:value-type="float" office:value="163.88">
                <text:p>163.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6.442574615391">
                <text:p>736.442574615391</text:p>
              </table:table-cell>
              <table:table-cell office:value-type="float" office:value="153.68">
                <text:p>153.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9.009028233749">
                <text:p>739.009028233749</text:p>
              </table:table-cell>
              <table:table-cell office:value-type="float" office:value="155.55">
                <text:p>155.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1.575481852107">
                <text:p>741.575481852107</text:p>
              </table:table-cell>
              <table:table-cell office:value-type="float" office:value="161.33">
                <text:p>161.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4.14292868007">
                <text:p>744.14292868007</text:p>
              </table:table-cell>
              <table:table-cell office:value-type="float" office:value="147.56">
                <text:p>147.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6.709878903231">
                <text:p>746.709878903231</text:p>
              </table:table-cell>
              <table:table-cell office:value-type="float" office:value="155.72">
                <text:p>155.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9.276829126391">
                <text:p>749.276829126391</text:p>
              </table:table-cell>
              <table:table-cell office:value-type="float" office:value="142.12">
                <text:p>142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1.842786139947">
                <text:p>751.842786139947</text:p>
              </table:table-cell>
              <table:table-cell office:value-type="float" office:value="150.96">
                <text:p>150.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4.409239758305">
                <text:p>754.409239758305</text:p>
              </table:table-cell>
              <table:table-cell office:value-type="float" office:value="143.48">
                <text:p>143.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6.975196771861">
                <text:p>756.975196771861</text:p>
              </table:table-cell>
              <table:table-cell office:value-type="float" office:value="138.89">
                <text:p>138.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9.542146995021">
                <text:p>759.542146995021</text:p>
              </table:table-cell>
              <table:table-cell office:value-type="float" office:value="148.07">
                <text:p>148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2.108104008577">
                <text:p>762.108104008577</text:p>
              </table:table-cell>
              <table:table-cell office:value-type="float" office:value="133.11">
                <text:p>133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4.674557626935">
                <text:p>764.674557626935</text:p>
              </table:table-cell>
              <table:table-cell office:value-type="float" office:value="141.44">
                <text:p>141.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7.241507850096">
                <text:p>767.241507850096</text:p>
              </table:table-cell>
              <table:table-cell office:value-type="float" office:value="130.56">
                <text:p>130.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9.807464863652">
                <text:p>769.807464863652</text:p>
              </table:table-cell>
              <table:table-cell office:value-type="float" office:value="140.59">
                <text:p>140.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2.372925272405">
                <text:p>772.372925272405</text:p>
              </table:table-cell>
              <table:table-cell office:value-type="float" office:value="126.65">
                <text:p>126.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4.938882285961">
                <text:p>774.938882285961</text:p>
              </table:table-cell>
              <table:table-cell office:value-type="float" office:value="132.6">
                <text:p>132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7.504342694715">
                <text:p>777.504342694715</text:p>
              </table:table-cell>
              <table:table-cell office:value-type="float" office:value="127.16">
                <text:p>127.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0.069803103468">
                <text:p>780.069803103468</text:p>
              </table:table-cell>
              <table:table-cell office:value-type="float" office:value="125.46">
                <text:p>125.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2.635760117024">
                <text:p>782.635760117024</text:p>
              </table:table-cell>
              <table:table-cell office:value-type="float" office:value="128.18">
                <text:p>128.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5.201220525778">
                <text:p>785.201220525778</text:p>
              </table:table-cell>
              <table:table-cell office:value-type="float" office:value="116.79">
                <text:p>116.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7.766184329729">
                <text:p>787.766184329729</text:p>
              </table:table-cell>
              <table:table-cell office:value-type="float" office:value="128.01">
                <text:p>128.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0.331644738482">
                <text:p>790.331644738482</text:p>
              </table:table-cell>
              <table:table-cell office:value-type="float" office:value="114.07">
                <text:p>114.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2.897105147236">
                <text:p>792.897105147236</text:p>
              </table:table-cell>
              <table:table-cell office:value-type="float" office:value="118.32">
                <text:p>118.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5.463062160792">
                <text:p>795.463062160792</text:p>
              </table:table-cell>
              <table:table-cell office:value-type="float" office:value="114.75">
                <text:p>114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8.028522569545">
                <text:p>798.028522569545</text:p>
              </table:table-cell>
              <table:table-cell office:value-type="float" office:value="109.82">
                <text:p>109.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.594479583101">
                <text:p>800.594479583101</text:p>
              </table:table-cell>
              <table:table-cell office:value-type="float" office:value="117.47">
                <text:p>117.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3.159443387052">
                <text:p>803.159443387052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5.724407191004">
                <text:p>805.724407191004</text:p>
              </table:table-cell>
              <table:table-cell office:value-type="float" office:value="111.86">
                <text:p>111.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8.289370994955">
                <text:p>808.289370994955</text:p>
              </table:table-cell>
              <table:table-cell office:value-type="float" office:value="103.02">
                <text:p>103.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0.854831403709">
                <text:p>810.854831403709</text:p>
              </table:table-cell>
              <table:table-cell office:value-type="float" office:value="100.47">
                <text:p>100.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13.41979520766">
                <text:p>813.41979520766</text:p>
              </table:table-cell>
              <table:table-cell office:value-type="float" office:value="106.93">
                <text:p>106.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5.984262406809">
                <text:p>815.984262406809</text:p>
              </table:table-cell>
              <table:table-cell office:value-type="float" office:value="95.88">
                <text:p>95.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8.54922621076">
                <text:p>818.5492262107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1.114190014711">
                <text:p>821.114190014711</text:p>
              </table:table-cell>
              <table:table-cell office:value-type="float" office:value="90.61">
                <text:p>90.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3.67865721386">
                <text:p>823.67865721386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6.243124413009">
                <text:p>826.243124413009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8.807591612158">
                <text:p>828.807591612158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1.371562206505">
                <text:p>831.371562206505</text:p>
              </table:table-cell>
              <table:table-cell office:value-type="float" office:value="89.93">
                <text:p>89.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33.936029405653">
                <text:p>833.936029405653</text:p>
              </table:table-cell>
              <table:table-cell office:value-type="float" office:value="90.78">
                <text:p>90.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6.5">
                <text:p>836.5</text:p>
              </table:table-cell>
              <table:table-cell office:value-type="float" office:value="91.12">
                <text:p>91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min-integer-digits="1"/>
      <number:text> µs</number:text>
    </number:number-style>
    <number:number-style style:name="N115">
      <number:number number:min-integer-digits="1"/>
      <number:text> mm</number:text>
    </number:number-style>
    <number:number-style style:name="N116">
      <number:number number:decimal-places="3" loext:min-decimal-places="3" number:min-integer-digits="1"/>
      <number:text> l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472cm" svg:height="16.105cm" xlink:href=".." xlink:type="simple" chart:class="chart:scatter" chart:style-name="ch1">
        <chart:legend chart:legend-position="end" svg:x="35.059cm" svg:y="7.753cm" style:legend-expansion="high" chart:style-name="ch2"/>
        <chart:plot-area chart:style-name="ch3" table:cell-range-address="Feuille2.C3:Feuille2.C3 Feuille2.E3:Feuille2.E140 Feuille2.B4:Feuille2.B140" chart:data-source-has-labels="row" svg:x="0.789cm" svg:y="0.322cm" svg:width="33.481cm" svg:height="15.461cm">
          <chartooo:coordinate-region svg:x="2.257cm" svg:y="0.521cm" svg:width="31.311cm" svg:height="14.6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B4:Feuille2.B140" chart:label-cell-address="Feuille2.E3:Feuille2.E3" chart:class="chart:scatter">
            <chart:domain table:cell-range-address="Feuille2.E4:Feuille2.E140"/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833,920213175829 l</text:p>
                <draw:g>
                  <svg:desc>Feuille2.E3:Feuille2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6.179353698769">
                <text:p>826.179353698769</text:p>
                <draw:g>
                  <svg:desc>Feuille2.E4:Feuille2.E140</svg:desc>
                </draw:g>
              </table:table-cell>
              <table:table-cell office:value-type="float" office:value="533">
                <text:p>533</text:p>
                <draw:g>
                  <svg:desc>Feuille2.B4:Feuille2.B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1.017781377698">
                <text:p>821.017781377698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5.85670872481">
                <text:p>815.8567087248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3.275422896092">
                <text:p>813.27542289609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8.113850575021">
                <text:p>808.11385057502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2.951278917587">
                <text:p>802.95127891758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5.206921763252">
                <text:p>795.206921763252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0.044849773999">
                <text:p>790.044849773999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4.881778448382">
                <text:p>784.88177844838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7.137421294048">
                <text:p>777.13742129404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1.974349968431">
                <text:p>771.974349968431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6.809279970086">
                <text:p>766.809279970086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1.644709639922">
                <text:p>761.644709639922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3.898853481042">
                <text:p>753.89885348104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8.733283814514">
                <text:p>748.73328381451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0.985428982905">
                <text:p>740.98542898290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5.820858652742">
                <text:p>735.82085865274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0.655288986214">
                <text:p>730.65528898621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2.906934486423">
                <text:p>722.906934486423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7.741864488078">
                <text:p>717.74186448807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9.99201098374">
                <text:p>709.9920109837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4.82594164903">
                <text:p>704.8259416490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2.242657147585">
                <text:p>702.242657147585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9.658872977957">
                <text:p>699.658872977957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7.074589140147">
                <text:p>697.074589140147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1.908020137255">
                <text:p>691.90802013725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6.740451797999">
                <text:p>686.740451797999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4.156667628371">
                <text:p>684.156667628371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1.572883458743">
                <text:p>681.572883458743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3.820031945313">
                <text:p>673.820031945313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8.649465596965">
                <text:p>668.649465596965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.896614083535">
                <text:p>660.896614083535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5.729045744279">
                <text:p>655.729045744279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7.975194894484">
                <text:p>647.975194894484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2.8056278825">
                <text:p>642.8056278825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7.635061534152">
                <text:p>637.635061534152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.050777696342">
                <text:p>635.050777696342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9.881710352539">
                <text:p>629.881710352539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4.711643672373">
                <text:p>624.711643672373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2.127359834563">
                <text:p>622.127359834563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6.956793486215">
                <text:p>616.956793486215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1.78722647423">
                <text:p>611.78722647423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4.031376951707">
                <text:p>604.031376951707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8.859311598813">
                <text:p>598.859311598813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3.688245582282">
                <text:p>593.688245582282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1.102962408108">
                <text:p>591.102962408108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5.931396723395">
                <text:p>585.931396723395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0.758831702318">
                <text:p>580.75883170231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8.173548528144">
                <text:p>578.173548528144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3.002482511614">
                <text:p>573.00248251161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7.829417822355">
                <text:p>567.829417822355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0.071569627104">
                <text:p>560.071569627104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4.896506265116">
                <text:p>554.896506265116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2.31072342276">
                <text:p>552.31072342276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7.138158401683">
                <text:p>547.138158401683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4.20174916717">
                <text:p>534.20174916717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9.026685805183">
                <text:p>529.026685805183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6.439903626462">
                <text:p>526.439903626462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1.264340596293">
                <text:p>521.264340596293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6.090776238852">
                <text:p>516.090776238852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3.503994060131">
                <text:p>513.503994060131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.328431029962">
                <text:p>508.328431029962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7.976805301441">
                <text:p>497.976805301441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0.210462747094">
                <text:p>490.210462747094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7.266058821667">
                <text:p>477.266058821667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2.088497118769">
                <text:p>472.088497118769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4.323653568969">
                <text:p>464.323653568969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6.558310350986">
                <text:p>456.558310350986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6.203686613373">
                <text:p>446.20368661337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3.614905761924">
                <text:p>443.61490576192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.669002831951">
                <text:p>430.669002831951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2.903159945786">
                <text:p>422.903159945786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5.135318386893">
                <text:p>415.135318386893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9.954259006721">
                <text:p>409.954259006721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7.36497848709">
                <text:p>407.36497848709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7.003359394927">
                <text:p>397.003359394927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1.824798355665">
                <text:p>391.824798355665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4.052459783133">
                <text:p>384.052459783133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.871900071142">
                <text:p>378.871900071142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8.134671177718">
                <text:p>358.134671177718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2.582998678104">
                <text:p>342.582998678104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7.395443611565">
                <text:p>337.395443611565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7.030826510309">
                <text:p>327.030826510309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4.441046322496">
                <text:p>324.441046322496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4.070433203055">
                <text:p>314.070433203055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1.479154010696">
                <text:p>311.479154010696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3.702818092707">
                <text:p>303.702818092707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1.110539563983">
                <text:p>301.110539563983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8.517261698896">
                <text:p>298.517261698896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2.964090194736">
                <text:p>282.964090194736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5.18125859038">
                <text:p>275.18125859038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2.589479729839">
                <text:p>272.589479729839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4.807147793665">
                <text:p>264.807147793665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4.434036333314">
                <text:p>254.434036333314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4.055428522959">
                <text:p>244.055428522959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1.081044506607">
                <text:p>231.081044506607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8.109158831165">
                <text:p>218.109158831165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2.918605755532">
                <text:p>212.9186057555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5.132776142084">
                <text:p>205.132776142084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2.539997945178">
                <text:p>202.539997945178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2.16288913937">
                <text:p>192.16288913937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9.185007445743">
                <text:p>179.185007445743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6.591229912473">
                <text:p>176.591229912473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3.995453706475">
                <text:p>173.995453706475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6.208624756662">
                <text:p>166.208624756662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8.419797134121">
                <text:p>158.419797134121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0.634467188854">
                <text:p>150.63446718885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8.039190651038">
                <text:p>148.039190651038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5.059809952865">
                <text:p>135.059809952865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2.463534078684">
                <text:p>132.463534078684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9.867258204504">
                <text:p>129.867258204504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.271981666688">
                <text:p>127.271981666688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.081928259237">
                <text:p>122.081928259237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.486651721421">
                <text:p>119.486651721421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6.508270359612">
                <text:p>106.508270359612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8.7209417416169">
                <text:p>98.7209417416169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3.5283899932561">
                <text:p>93.5283899932561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.3373372494416">
                <text:p>88.3373372494416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5.7400620388971">
                <text:p>85.7400620388971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.1427868283525">
                <text:p>83.1427868283525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.5465109541721">
                <text:p>80.5465109541721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.1569104438117">
                <text:p>70.1569104438117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.3660841485421">
                <text:p>62.3660841485421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.7678096016333">
                <text:p>59.7678096016333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4.57225984418">
                <text:p>54.57225984418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.9744849654533">
                <text:p>51.9744849654533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.1811603292733">
                <text:p>44.1811603292733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.9851109036378">
                <text:p>38.9851109036378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9932385009118">
                <text:p>25.9932385009118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394963954003">
                <text:p>23.394963954003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7956900707301">
                <text:p>20.7956900707301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5976419723662">
                <text:p>15.5976419723662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3990942058203">
                <text:p>10.3990942058203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79982032254731">
                <text:p>7.79982032254731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min-integer-digits="1"/>
      <number:text> µs</number:text>
    </number:number-style>
    <number:number-style style:name="N115">
      <number:number number:min-integer-digits="1"/>
      <number:text> mm</number:text>
    </number:number-style>
    <number:number-style style:name="N116">
      <number:number number:decimal-places="3" loext:min-decimal-places="3" number:min-integer-digits="1"/>
      <number:text> l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472cm" svg:height="16.105cm" xlink:href=".." xlink:type="simple" chart:class="chart:scatter" chart:style-name="ch1">
        <chart:legend chart:legend-position="end" svg:x="35.218cm" svg:y="7.504cm" style:legend-expansion="high" chart:style-name="ch2"/>
        <chart:plot-area chart:style-name="ch3" table:cell-range-address="Feuille2.B4:Feuille2.B46 Feuille2.E3:Feuille2.E46" chart:data-source-has-labels="row" svg:x="0.789cm" svg:y="0.322cm" svg:width="33.64cm" svg:height="15.461cm">
          <chartooo:coordinate-region svg:x="2.442cm" svg:y="0.521cm" svg:width="31.377cm" svg:height="14.6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E4:Feuille2.E46" chart:label-cell-address="Feuille2.E3:Feuille2.E3" chart:class="chart:scatter">
            <chart:domain table:cell-range-address="Feuille2.B4:Feuille2.B46"/>
            <chart:regression-curve chart:style-name="ch8">
              <chart:equation chart:display-equation="true" chart:display-r-square="false"/>
            </chart:regression-curve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833,920 l</text:p>
                <draw:g>
                  <svg:desc>Feuille2.E3:Feuille2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3">
                <text:p>533</text:p>
                <draw:g>
                  <svg:desc>Feuille2.B4:Feuille2.B46</svg:desc>
                </draw:g>
              </table:table-cell>
              <table:table-cell office:value-type="float" office:value="826.179353698769">
                <text:p>826.179353698769</text:p>
                <draw:g>
                  <svg:desc>Feuille2.E4:Feuille2.E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4">
                <text:p>564</text:p>
              </table:table-cell>
              <table:table-cell office:value-type="float" office:value="821.017781377698">
                <text:p>821.017781377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1">
                <text:p>591</text:p>
              </table:table-cell>
              <table:table-cell office:value-type="float" office:value="815.85670872481">
                <text:p>815.85670872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6">
                <text:p>606</text:p>
              </table:table-cell>
              <table:table-cell office:value-type="float" office:value="813.275422896092">
                <text:p>813.275422896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">
                <text:p>625</text:p>
              </table:table-cell>
              <table:table-cell office:value-type="float" office:value="808.113850575021">
                <text:p>808.113850575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6">
                <text:p>646</text:p>
              </table:table-cell>
              <table:table-cell office:value-type="float" office:value="802.951278917587">
                <text:p>802.951278917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1">
                <text:p>671</text:p>
              </table:table-cell>
              <table:table-cell office:value-type="float" office:value="795.206921763252">
                <text:p>795.206921763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7">
                <text:p>687</text:p>
              </table:table-cell>
              <table:table-cell office:value-type="float" office:value="790.044849773999">
                <text:p>790.044849773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8">
                <text:p>738</text:p>
              </table:table-cell>
              <table:table-cell office:value-type="float" office:value="784.881778448382">
                <text:p>784.881778448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5">
                <text:p>745</text:p>
              </table:table-cell>
              <table:table-cell office:value-type="float" office:value="777.137421294048">
                <text:p>777.1374212940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8">
                <text:p>768</text:p>
              </table:table-cell>
              <table:table-cell office:value-type="float" office:value="771.974349968431">
                <text:p>771.9743499684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3">
                <text:p>783</text:p>
              </table:table-cell>
              <table:table-cell office:value-type="float" office:value="766.809279970086">
                <text:p>766.809279970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7">
                <text:p>817</text:p>
              </table:table-cell>
              <table:table-cell office:value-type="float" office:value="761.644709639922">
                <text:p>761.6447096399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6">
                <text:p>836</text:p>
              </table:table-cell>
              <table:table-cell office:value-type="float" office:value="753.898853481042">
                <text:p>753.898853481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8">
                <text:p>868</text:p>
              </table:table-cell>
              <table:table-cell office:value-type="float" office:value="748.733283814514">
                <text:p>748.7332838145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4">
                <text:p>904</text:p>
              </table:table-cell>
              <table:table-cell office:value-type="float" office:value="740.985428982905">
                <text:p>740.985428982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0">
                <text:p>920</text:p>
              </table:table-cell>
              <table:table-cell office:value-type="float" office:value="735.820858652742">
                <text:p>735.8208586527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2">
                <text:p>952</text:p>
              </table:table-cell>
              <table:table-cell office:value-type="float" office:value="730.655288986214">
                <text:p>730.655288986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9">
                <text:p>969</text:p>
              </table:table-cell>
              <table:table-cell office:value-type="float" office:value="722.906934486423">
                <text:p>722.906934486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6">
                <text:p>996</text:p>
              </table:table-cell>
              <table:table-cell office:value-type="float" office:value="717.741864488078">
                <text:p>717.7418644880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4">
                <text:p>1024</text:p>
              </table:table-cell>
              <table:table-cell office:value-type="float" office:value="709.99201098374">
                <text:p>709.992010983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0">
                <text:p>1040</text:p>
              </table:table-cell>
              <table:table-cell office:value-type="float" office:value="704.82594164903">
                <text:p>704.825941649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8">
                <text:p>1098</text:p>
              </table:table-cell>
              <table:table-cell office:value-type="float" office:value="702.242657147585">
                <text:p>702.2426571475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99">
                <text:p>1099</text:p>
              </table:table-cell>
              <table:table-cell office:value-type="float" office:value="699.658872977957">
                <text:p>699.6588729779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9">
                <text:p>1109</text:p>
              </table:table-cell>
              <table:table-cell office:value-type="float" office:value="697.074589140147">
                <text:p>697.07458914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0">
                <text:p>1110</text:p>
              </table:table-cell>
              <table:table-cell office:value-type="float" office:value="691.908020137255">
                <text:p>691.908020137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5">
                <text:p>1145</text:p>
              </table:table-cell>
              <table:table-cell office:value-type="float" office:value="686.740451797999">
                <text:p>686.740451797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8">
                <text:p>1168</text:p>
              </table:table-cell>
              <table:table-cell office:value-type="float" office:value="684.156667628371">
                <text:p>684.156667628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4">
                <text:p>1174</text:p>
              </table:table-cell>
              <table:table-cell office:value-type="float" office:value="681.572883458743">
                <text:p>681.5728834587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5">
                <text:p>1175</text:p>
              </table:table-cell>
              <table:table-cell office:value-type="float" office:value="673.820031945313">
                <text:p>673.820031945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10">
                <text:p>1210</text:p>
              </table:table-cell>
              <table:table-cell office:value-type="float" office:value="668.649465596965">
                <text:p>668.6494655969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1">
                <text:p>1231</text:p>
              </table:table-cell>
              <table:table-cell office:value-type="float" office:value="660.896614083535">
                <text:p>660.896614083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60">
                <text:p>1260</text:p>
              </table:table-cell>
              <table:table-cell office:value-type="float" office:value="655.729045744279">
                <text:p>655.7290457442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7">
                <text:p>1277</text:p>
              </table:table-cell>
              <table:table-cell office:value-type="float" office:value="647.975194894484">
                <text:p>647.9751948944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08">
                <text:p>1308</text:p>
              </table:table-cell>
              <table:table-cell office:value-type="float" office:value="642.8056278825">
                <text:p>642.8056278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40">
                <text:p>1340</text:p>
              </table:table-cell>
              <table:table-cell office:value-type="float" office:value="637.635061534152">
                <text:p>637.635061534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48">
                <text:p>1348</text:p>
              </table:table-cell>
              <table:table-cell office:value-type="float" office:value="635.050777696342">
                <text:p>635.0507776963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58">
                <text:p>1358</text:p>
              </table:table-cell>
              <table:table-cell office:value-type="float" office:value="629.881710352539">
                <text:p>629.881710352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83">
                <text:p>1383</text:p>
              </table:table-cell>
              <table:table-cell office:value-type="float" office:value="624.711643672373">
                <text:p>624.711643672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9">
                <text:p>1389</text:p>
              </table:table-cell>
              <table:table-cell office:value-type="float" office:value="622.127359834563">
                <text:p>622.127359834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4">
                <text:p>1404</text:p>
              </table:table-cell>
              <table:table-cell office:value-type="float" office:value="616.956793486215">
                <text:p>616.9567934862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38">
                <text:p>1438</text:p>
              </table:table-cell>
              <table:table-cell office:value-type="float" office:value="611.78722647423">
                <text:p>611.78722647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50">
                <text:p>1450</text:p>
              </table:table-cell>
              <table:table-cell office:value-type="float" office:value="604.031376951707">
                <text:p>604.0313769517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min-integer-digits="1"/>
      <number:text> µs</number:text>
    </number:number-style>
    <number:number-style style:name="N115">
      <number:number number:min-integer-digits="1"/>
      <number:text> mm</number:text>
    </number:number-style>
    <number:number-style style:name="N116">
      <number:number number:decimal-places="3" loext:min-decimal-places="3" number:min-integer-digits="1"/>
      <number:text> l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4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472cm" svg:height="16.105cm" xlink:href=".." xlink:type="simple" chart:class="chart:scatter" chart:style-name="ch1">
        <chart:legend chart:legend-position="end" svg:x="34.874cm" svg:y="7.504cm" style:legend-expansion="high" chart:style-name="ch2"/>
        <chart:plot-area chart:style-name="ch3" table:cell-range-address="Feuille2.E91:Feuille2.E140 Feuille2.E3:Feuille2.E3 Feuille2.B91:Feuille2.B140" chart:data-source-has-labels="row" svg:x="0.789cm" svg:y="0.322cm" svg:width="33.296cm" svg:height="15.461cm">
          <chartooo:coordinate-region svg:x="2.257cm" svg:y="0.521cm" svg:width="31.125cm" svg:height="14.6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B91:Feuille2.B140" chart:label-cell-address="Feuille2.E3:Feuille2.E3" chart:class="chart:scatter">
            <chart:domain table:cell-range-address="Feuille2.E91:Feuille2.E140"/>
            <chart:regression-curve chart:style-name="ch8">
              <chart:equation chart:display-equation="true" chart:display-r-square="false"/>
            </chart:regression-curve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833,920 l</text:p>
                <draw:g>
                  <svg:desc>Feuille2.E3:Feuille2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1.110539563983">
                <text:p>301.110539563983</text:p>
                <draw:g>
                  <svg:desc>Feuille2.E91:Feuille2.E140</svg:desc>
                </draw:g>
              </table:table-cell>
              <table:table-cell office:value-type="float" office:value="2602">
                <text:p>2602</text:p>
                <draw:g>
                  <svg:desc>Feuille2.B91:Feuille2.B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.517261698896">
                <text:p>298.517261698896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2.964090194736">
                <text:p>282.964090194736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5.18125859038">
                <text:p>275.18125859038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2.589479729839">
                <text:p>272.589479729839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4.807147793665">
                <text:p>264.807147793665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.434036333314">
                <text:p>254.434036333314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4.055428522959">
                <text:p>244.055428522959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1.081044506607">
                <text:p>231.081044506607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.109158831165">
                <text:p>218.109158831165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2.918605755532">
                <text:p>212.91860575553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.132776142084">
                <text:p>205.132776142084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.539997945178">
                <text:p>202.539997945178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2.16288913937">
                <text:p>192.16288913937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9.185007445743">
                <text:p>179.185007445743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.591229912473">
                <text:p>176.591229912473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3.995453706475">
                <text:p>173.995453706475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.208624756662">
                <text:p>166.208624756662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.419797134121">
                <text:p>158.419797134121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.634467188854">
                <text:p>150.63446718885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.039190651038">
                <text:p>148.039190651038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5.059809952865">
                <text:p>135.059809952865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2.463534078684">
                <text:p>132.463534078684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9.867258204504">
                <text:p>129.867258204504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7.271981666688">
                <text:p>127.271981666688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2.081928259237">
                <text:p>122.081928259237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.486651721421">
                <text:p>119.486651721421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.508270359612">
                <text:p>106.508270359612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7209417416169">
                <text:p>98.7209417416169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.5283899932561">
                <text:p>93.5283899932561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.3373372494416">
                <text:p>88.3373372494416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.7400620388971">
                <text:p>85.7400620388971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.1427868283525">
                <text:p>83.1427868283525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.5465109541721">
                <text:p>80.5465109541721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.1569104438117">
                <text:p>70.1569104438117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.3660841485421">
                <text:p>62.3660841485421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.7678096016333">
                <text:p>59.7678096016333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57225984418">
                <text:p>54.57225984418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.9744849654533">
                <text:p>51.9744849654533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1811603292733">
                <text:p>44.1811603292733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9851109036378">
                <text:p>38.9851109036378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9932385009118">
                <text:p>25.9932385009118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394963954003">
                <text:p>23.394963954003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7956900707301">
                <text:p>20.7956900707301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5976419723662">
                <text:p>15.5976419723662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3990942058203">
                <text:p>10.3990942058203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79982032254731">
                <text:p>7.79982032254731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